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1.4043in"/>
    </style:style>
    <style:style style:name="co4" style:family="table-column">
      <style:table-column-properties fo:break-before="auto" style:column-width="1.3189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/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/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/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/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/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/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/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/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/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/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/>
    <style:style style:name="ce53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/>
    <style:style style:name="ce56" style:family="table-cell" style:parent-style-name="Default"/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/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/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/>
    <style:style style:name="ce67" style:family="table-cell" style:parent-style-name="Default">
      <style:text-properties fo:font-weight="bold" style:font-weight-asian="bold" style:font-weight-complex="bold"/>
    </style:style>
    <style:style style:name="ce68" style:family="table-cell" style:parent-style-name="Default"/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/>
    <style:style style:name="ce72" style:family="table-cell" style:parent-style-name="Default"/>
    <style:style style:name="ce7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/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/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/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/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>
      <style:text-properties fo:font-weight="bold" style:font-weight-asian="bold" style:font-weight-complex="bold"/>
    </style:style>
    <style:style style:name="ce90" style:family="table-cell" style:parent-style-name="Default"/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/>
    <style:style style:name="ce93" style:family="table-cell" style:parent-style-name="Default">
      <style:text-properties fo:font-weight="bold" style:font-weight-asian="bold" style:font-weight-complex="bold"/>
    </style:style>
    <style:style style:name="ce94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/>
    <style:style style:name="ce96" style:family="table-cell" style:parent-style-name="Default"/>
    <style:style style:name="ce97" style:family="table-cell" style:parent-style-name="Default">
      <style:text-properties fo:font-weight="bold" style:font-weight-asian="bold" style:font-weight-complex="bold"/>
    </style:style>
    <style:style style:name="ce98" style:family="table-cell" style:parent-style-name="Default"/>
    <style:style style:name="ce99" style:family="table-cell" style:parent-style-name="Default">
      <style:text-properties fo:font-weight="bold" style:font-weight-asian="bold" style:font-weight-complex="bold"/>
    </style:style>
    <style:style style:name="ce100" style:family="table-cell" style:parent-style-name="Default"/>
    <style:style style:name="ce101" style:family="table-cell" style:parent-style-name="Default">
      <style:text-properties fo:font-weight="bold" style:font-weight-asian="bold" style:font-weight-complex="bold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03" style:family="table-cell" style:parent-style-name="Default"/>
    <style:style style:name="ce104" style:family="table-cell" style:parent-style-name="Default"/>
    <style:style style:name="ce105" style:family="table-cell" style:parent-style-name="Default">
      <style:text-properties fo:font-weight="bold" style:font-weight-asian="bold" style:font-weight-complex="bold"/>
    </style:style>
    <style:style style:name="ce106" style:family="table-cell" style:parent-style-name="Default"/>
    <style:style style:name="ce107" style:family="table-cell" style:parent-style-name="Default">
      <style:text-properties fo:font-weight="bold" style:font-weight-asian="bold" style:font-weight-complex="bold"/>
    </style:style>
    <style:style style:name="ce108" style:family="table-cell" style:parent-style-name="Default"/>
    <style:style style:name="ce109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111" style:family="table-cell" style:parent-style-name="Default"/>
    <style:style style:name="ce112" style:family="table-cell" style:parent-style-name="Default"/>
    <style:style style:name="ce113" style:family="table-cell" style:parent-style-name="Default">
      <style:text-properties fo:font-weight="bold" style:font-weight-asian="bold" style:font-weight-complex="bold"/>
    </style:style>
    <style:style style:name="ce114" style:family="table-cell" style:parent-style-name="Default"/>
    <style:style style:name="ce115" style:family="table-cell" style:parent-style-name="Default">
      <style:text-properties fo:font-weight="bold" style:font-weight-asian="bold" style:font-weight-complex="bold"/>
    </style:style>
    <style:style style:name="ce116" style:family="table-cell" style:parent-style-name="Default"/>
    <style:style style:name="ce117" style:family="table-cell" style:parent-style-name="Default">
      <style:text-properties fo:font-weight="bold" style:font-weight-asian="bold" style:font-weight-complex="bold"/>
    </style:style>
    <style:style style:name="ce118" style:family="table-cell" style:parent-style-name="Default">
      <style:text-properties fo:font-weight="bold" style:font-weight-asian="bold" style:font-weight-complex="bold"/>
    </style:style>
    <style:style style:name="ce119" style:family="table-cell" style:parent-style-name="Default"/>
    <style:style style:name="ce120" style:family="table-cell" style:parent-style-name="Default"/>
    <style:style style:name="ce121" style:family="table-cell" style:parent-style-name="Default">
      <style:text-properties fo:font-weight="bold" style:font-weight-asian="bold" style:font-weight-complex="bold"/>
    </style:style>
    <style:style style:name="ce122" style:family="table-cell" style:parent-style-name="Default"/>
    <style:style style:name="ce123" style:family="table-cell" style:parent-style-name="Default">
      <style:text-properties fo:font-weight="bold" style:font-weight-asian="bold" style:font-weight-complex="bold"/>
    </style:style>
    <style:style style:name="ce124" style:family="table-cell" style:parent-style-name="Default"/>
    <style:style style:name="ce125" style:family="table-cell" style:parent-style-name="Default">
      <style:text-properties fo:font-weight="bold" style:font-weight-asian="bold" style:font-weight-complex="bold"/>
    </style:style>
    <style:style style:name="ce126" style:family="table-cell" style:parent-style-name="Default">
      <style:text-properties fo:font-weight="bold" style:font-weight-asian="bold" style:font-weight-complex="bold"/>
    </style:style>
    <style:style style:name="ce127" style:family="table-cell" style:parent-style-name="Default"/>
    <style:style style:name="ce128" style:family="table-cell" style:parent-style-name="Default"/>
    <style:style style:name="ce129" style:family="table-cell" style:parent-style-name="Default">
      <style:text-properties fo:font-weight="bold" style:font-weight-asian="bold" style:font-weight-complex="bold"/>
    </style:style>
    <style:style style:name="ce130" style:family="table-cell" style:parent-style-name="Default"/>
    <style:style style:name="ce131" style:family="table-cell" style:parent-style-name="Default">
      <style:text-properties fo:font-weight="bold" style:font-weight-asian="bold" style:font-weight-complex="bold"/>
    </style:style>
    <style:style style:name="ce132" style:family="table-cell" style:parent-style-name="Default"/>
    <style:style style:name="ce133" style:family="table-cell" style:parent-style-name="Default">
      <style:text-properties fo:font-weight="bold" style:font-weight-asian="bold" style:font-weight-complex="bold"/>
    </style:style>
    <style:style style:name="ce134" style:family="table-cell" style:parent-style-name="Default">
      <style:text-properties fo:font-weight="bold" style:font-weight-asian="bold" style:font-weight-complex="bold"/>
    </style:style>
    <style:style style:name="ce135" style:family="table-cell" style:parent-style-name="Default"/>
    <style:style style:name="ce136" style:family="table-cell" style:parent-style-name="Default"/>
    <style:style style:name="ce137" style:family="table-cell" style:parent-style-name="Default">
      <style:text-properties fo:font-weight="bold" style:font-weight-asian="bold" style:font-weight-complex="bold"/>
    </style:style>
    <style:style style:name="ce138" style:family="table-cell" style:parent-style-name="Default"/>
    <style:style style:name="ce139" style:family="table-cell" style:parent-style-name="Default">
      <style:text-properties fo:font-weight="bold" style:font-weight-asian="bold" style:font-weight-complex="bold"/>
    </style:style>
    <style:style style:name="ce140" style:family="table-cell" style:parent-style-name="Default"/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ext-properties fo:font-weight="bold" style:font-weight-asian="bold" style:font-weight-complex="bold"/>
    </style:style>
    <style:style style:name="ce143" style:family="table-cell" style:parent-style-name="Default"/>
    <style:style style:name="ce144" style:family="table-cell" style:parent-style-name="Default"/>
    <style:style style:name="ce145" style:family="table-cell" style:parent-style-name="Default">
      <style:text-properties fo:font-weight="bold" style:font-weight-asian="bold" style:font-weight-complex="bold"/>
    </style:style>
    <style:style style:name="ce146" style:family="table-cell" style:parent-style-name="Default"/>
    <style:style style:name="ce147" style:family="table-cell" style:parent-style-name="Default">
      <style:text-properties fo:font-weight="bold" style:font-weight-asian="bold" style:font-weight-complex="bold"/>
    </style:style>
    <style:style style:name="ce148" style:family="table-cell" style:parent-style-name="Default"/>
    <style:style style:name="ce149" style:family="table-cell" style:parent-style-name="Default">
      <style:text-properties fo:font-weight="bold" style:font-weight-asian="bold" style:font-weight-complex="bold"/>
    </style:style>
    <style:style style:name="ce150" style:family="table-cell" style:parent-style-name="Default">
      <style:text-properties fo:font-weight="bold" style:font-weight-asian="bold" style:font-weight-complex="bold"/>
    </style:style>
    <style:style style:name="ce151" style:family="table-cell" style:parent-style-name="Default"/>
    <style:style style:name="ce152" style:family="table-cell" style:parent-style-name="Default"/>
    <style:style style:name="ce153" style:family="table-cell" style:parent-style-name="Default">
      <style:text-properties fo:font-weight="bold" style:font-weight-asian="bold" style:font-weight-complex="bold"/>
    </style:style>
    <style:style style:name="ce154" style:family="table-cell" style:parent-style-name="Default"/>
    <style:style style:name="ce155" style:family="table-cell" style:parent-style-name="Default">
      <style:text-properties fo:font-weight="bold" style:font-weight-asian="bold" style:font-weight-complex="bold"/>
    </style:style>
    <style:style style:name="ce156" style:family="table-cell" style:parent-style-name="Default"/>
    <style:style style:name="ce157" style:family="table-cell" style:parent-style-name="Default">
      <style:text-properties fo:font-weight="bold" style:font-weight-asian="bold" style:font-weight-complex="bold"/>
    </style:style>
    <style:style style:name="ce158" style:family="table-cell" style:parent-style-name="Default">
      <style:text-properties fo:font-weight="bold" style:font-weight-asian="bold" style:font-weight-complex="bold"/>
    </style:style>
    <style:style style:name="ce159" style:family="table-cell" style:parent-style-name="Default"/>
    <style:style style:name="ce160" style:family="table-cell" style:parent-style-name="Default"/>
    <style:style style:name="ce161" style:family="table-cell" style:parent-style-name="Default">
      <style:text-properties fo:font-weight="bold" style:font-weight-asian="bold" style:font-weight-complex="bold"/>
    </style:style>
    <style:style style:name="ce162" style:family="table-cell" style:parent-style-name="Default" style:data-style-name="N61"/>
    <style:style style:name="ce163" style:family="table-cell" style:parent-style-name="Default" style:data-style-name="N61">
      <style:text-properties fo:font-weight="bold" style:font-weight-asian="bold" style:font-weight-complex="bold"/>
    </style:style>
    <style:style style:name="ce327" style:family="table-cell" style:parent-style-name="Default"/>
    <style:style style:name="ce328" style:family="table-cell" style:parent-style-name="Default">
      <style:text-properties fo:font-weight="bold" style:font-weight-asian="bold" style:font-weight-complex="bold"/>
    </style:style>
    <style:style style:name="ce329" style:family="table-cell" style:parent-style-name="Default"/>
    <style:style style:name="ce330" style:family="table-cell" style:parent-style-name="Default"/>
    <style:style style:name="ce331" style:family="table-cell" style:parent-style-name="Default"/>
    <style:style style:name="ce332" style:family="table-cell" style:parent-style-name="Default"/>
    <style:style style:name="ce333" style:family="table-cell" style:parent-style-name="Default"/>
    <style:style style:name="ce334" style:family="table-cell" style:parent-style-name="Default"/>
    <style:style style:name="ce335" style:family="table-cell" style:parent-style-name="Default"/>
    <style:style style:name="ce336" style:family="table-cell" style:parent-style-name="Default"/>
    <style:style style:name="ce337" style:family="table-cell" style:parent-style-name="Default"/>
    <style:style style:name="ce338" style:family="table-cell" style:parent-style-name="Default"/>
    <style:style style:name="ce339" style:family="table-cell" style:parent-style-name="Default">
      <style:text-properties fo:font-weight="bold" style:font-weight-asian="bold" style:font-weight-complex="bold"/>
    </style:style>
    <style:style style:name="ce340" style:family="table-cell" style:parent-style-name="Default"/>
    <style:style style:name="ce341" style:family="table-cell" style:parent-style-name="Default"/>
    <style:style style:name="ce342" style:family="table-cell" style:parent-style-name="Default"/>
    <style:style style:name="ce343" style:family="table-cell" style:parent-style-name="Default"/>
    <style:style style:name="ce344" style:family="table-cell" style:parent-style-name="Default"/>
    <style:style style:name="ce345" style:family="table-cell" style:parent-style-name="Default"/>
    <style:style style:name="ce346" style:family="table-cell" style:parent-style-name="Default"/>
    <style:style style:name="ce347" style:family="table-cell" style:parent-style-name="Default"/>
    <style:style style:name="ce348" style:family="table-cell" style:parent-style-name="Default"/>
    <style:style style:name="ce349" style:family="table-cell" style:parent-style-name="Default"/>
    <style:style style:name="ce350" style:family="table-cell" style:parent-style-name="Default">
      <style:text-properties fo:font-weight="bold" style:font-weight-asian="bold" style:font-weight-complex="bold"/>
    </style:style>
    <style:style style:name="ce351" style:family="table-cell" style:parent-style-name="Default"/>
    <style:style style:name="ce352" style:family="table-cell" style:parent-style-name="Default"/>
    <style:style style:name="ce353" style:family="table-cell" style:parent-style-name="Default"/>
    <style:style style:name="ce354" style:family="table-cell" style:parent-style-name="Default"/>
    <style:style style:name="ce355" style:family="table-cell" style:parent-style-name="Default"/>
    <style:style style:name="ce356" style:family="table-cell" style:parent-style-name="Default"/>
    <style:style style:name="ce357" style:family="table-cell" style:parent-style-name="Default"/>
    <style:style style:name="ce358" style:family="table-cell" style:parent-style-name="Default"/>
    <style:style style:name="ce359" style:family="table-cell" style:parent-style-name="Default"/>
    <style:style style:name="ce360" style:family="table-cell" style:parent-style-name="Default"/>
    <style:style style:name="ce361" style:family="table-cell" style:parent-style-name="Default">
      <style:text-properties fo:font-weight="bold" style:font-weight-asian="bold" style:font-weight-complex="bold"/>
    </style:style>
    <style:style style:name="ce362" style:family="table-cell" style:parent-style-name="Default"/>
    <style:style style:name="ce363" style:family="table-cell" style:parent-style-name="Default"/>
    <style:style style:name="ce364" style:family="table-cell" style:parent-style-name="Default"/>
    <style:style style:name="ce365" style:family="table-cell" style:parent-style-name="Default"/>
    <style:style style:name="ce366" style:family="table-cell" style:parent-style-name="Default"/>
    <style:style style:name="ce367" style:family="table-cell" style:parent-style-name="Default"/>
    <style:style style:name="ce368" style:family="table-cell" style:parent-style-name="Default"/>
    <style:style style:name="ce369" style:family="table-cell" style:parent-style-name="Default"/>
    <style:style style:name="ce370" style:family="table-cell" style:parent-style-name="Default"/>
    <style:style style:name="ce371" style:family="table-cell" style:parent-style-name="Default"/>
    <style:style style:name="ce372" style:family="table-cell" style:parent-style-name="Default">
      <style:text-properties fo:font-weight="bold" style:font-weight-asian="bold" style:font-weight-complex="bold"/>
    </style:style>
    <style:style style:name="ce373" style:family="table-cell" style:parent-style-name="Default"/>
    <style:style style:name="ce374" style:family="table-cell" style:parent-style-name="Default"/>
    <style:style style:name="ce375" style:family="table-cell" style:parent-style-name="Default"/>
    <style:style style:name="ce376" style:family="table-cell" style:parent-style-name="Default"/>
    <style:style style:name="ce377" style:family="table-cell" style:parent-style-name="Default"/>
    <style:style style:name="ce378" style:family="table-cell" style:parent-style-name="Default"/>
    <style:style style:name="ce379" style:family="table-cell" style:parent-style-name="Default"/>
    <style:style style:name="ce380" style:family="table-cell" style:parent-style-name="Default"/>
    <style:style style:name="ce381" style:family="table-cell" style:parent-style-name="Default"/>
    <style:style style:name="ce382" style:family="table-cell" style:parent-style-name="Default"/>
    <style:style style:name="ce383" style:family="table-cell" style:parent-style-name="Default">
      <style:text-properties fo:font-weight="bold" style:font-weight-asian="bold" style:font-weight-complex="bold"/>
    </style:style>
    <style:style style:name="ce384" style:family="table-cell" style:parent-style-name="Default"/>
    <style:style style:name="ce385" style:family="table-cell" style:parent-style-name="Default"/>
    <style:style style:name="ce386" style:family="table-cell" style:parent-style-name="Default"/>
    <style:style style:name="ce387" style:family="table-cell" style:parent-style-name="Default"/>
    <style:style style:name="ce388" style:family="table-cell" style:parent-style-name="Default"/>
    <style:style style:name="ce389" style:family="table-cell" style:parent-style-name="Default"/>
    <style:style style:name="ce390" style:family="table-cell" style:parent-style-name="Default"/>
    <style:style style:name="ce391" style:family="table-cell" style:parent-style-name="Default"/>
    <style:style style:name="ce392" style:family="table-cell" style:parent-style-name="Default"/>
    <style:style style:name="ce393" style:family="table-cell" style:parent-style-name="Default"/>
    <style:style style:name="ce394" style:family="table-cell" style:parent-style-name="Default">
      <style:text-properties fo:font-weight="bold" style:font-weight-asian="bold" style:font-weight-complex="bold"/>
    </style:style>
    <style:style style:name="ce395" style:family="table-cell" style:parent-style-name="Default"/>
    <style:style style:name="ce396" style:family="table-cell" style:parent-style-name="Default"/>
    <style:style style:name="ce397" style:family="table-cell" style:parent-style-name="Default"/>
    <style:style style:name="ce398" style:family="table-cell" style:parent-style-name="Default"/>
    <style:style style:name="ce399" style:family="table-cell" style:parent-style-name="Default"/>
    <style:style style:name="ce400" style:family="table-cell" style:parent-style-name="Default"/>
    <style:style style:name="ce401" style:family="table-cell" style:parent-style-name="Default"/>
    <style:style style:name="ce402" style:family="table-cell" style:parent-style-name="Default"/>
    <style:style style:name="ce403" style:family="table-cell" style:parent-style-name="Default"/>
    <style:style style:name="ce404" style:family="table-cell" style:parent-style-name="Default"/>
    <style:style style:name="ce405" style:family="table-cell" style:parent-style-name="Default">
      <style:text-properties fo:font-weight="bold" style:font-weight-asian="bold" style:font-weight-complex="bold"/>
    </style:style>
    <style:style style:name="ce406" style:family="table-cell" style:parent-style-name="Default"/>
    <style:style style:name="ce407" style:family="table-cell" style:parent-style-name="Default"/>
    <style:style style:name="ce408" style:family="table-cell" style:parent-style-name="Default"/>
    <style:style style:name="ce409" style:family="table-cell" style:parent-style-name="Default"/>
    <style:style style:name="ce410" style:family="table-cell" style:parent-style-name="Default"/>
    <style:style style:name="ce411" style:family="table-cell" style:parent-style-name="Default"/>
    <style:style style:name="ce412" style:family="table-cell" style:parent-style-name="Default"/>
    <style:style style:name="ce413" style:family="table-cell" style:parent-style-name="Default"/>
    <style:style style:name="ce414" style:family="table-cell" style:parent-style-name="Default"/>
    <style:style style:name="ce415" style:family="table-cell" style:parent-style-name="Default"/>
    <style:style style:name="ce416" style:family="table-cell" style:parent-style-name="Default">
      <style:text-properties fo:font-weight="bold" style:font-weight-asian="bold" style:font-weight-complex="bold"/>
    </style:style>
    <style:style style:name="ce417" style:family="table-cell" style:parent-style-name="Default"/>
    <style:style style:name="ce418" style:family="table-cell" style:parent-style-name="Default"/>
    <style:style style:name="ce419" style:family="table-cell" style:parent-style-name="Default"/>
    <style:style style:name="ce420" style:family="table-cell" style:parent-style-name="Default"/>
    <style:style style:name="ce421" style:family="table-cell" style:parent-style-name="Default"/>
    <style:style style:name="ce422" style:family="table-cell" style:parent-style-name="Default"/>
    <style:style style:name="ce423" style:family="table-cell" style:parent-style-name="Default"/>
    <style:style style:name="ce424" style:family="table-cell" style:parent-style-name="Default"/>
    <style:style style:name="ce425" style:family="table-cell" style:parent-style-name="Default"/>
    <style:style style:name="ce426" style:family="table-cell" style:parent-style-name="Default"/>
    <style:style style:name="ce427" style:family="table-cell" style:parent-style-name="Default">
      <style:text-properties fo:font-weight="bold" style:font-weight-asian="bold" style:font-weight-complex="bold"/>
    </style:style>
    <style:style style:name="ce428" style:family="table-cell" style:parent-style-name="Default"/>
    <style:style style:name="ce429" style:family="table-cell" style:parent-style-name="Default"/>
    <style:style style:name="ce430" style:family="table-cell" style:parent-style-name="Default"/>
    <style:style style:name="ce431" style:family="table-cell" style:parent-style-name="Default"/>
    <style:style style:name="ce432" style:family="table-cell" style:parent-style-name="Default"/>
    <style:style style:name="ce433" style:family="table-cell" style:parent-style-name="Default"/>
    <style:style style:name="ce434" style:family="table-cell" style:parent-style-name="Default"/>
    <style:style style:name="ce435" style:family="table-cell" style:parent-style-name="Default"/>
    <style:style style:name="ce436" style:family="table-cell" style:parent-style-name="Default"/>
    <style:style style:name="ce437" style:family="table-cell" style:parent-style-name="Default"/>
    <style:style style:name="ce438" style:family="table-cell" style:parent-style-name="Default">
      <style:text-properties fo:font-weight="bold" style:font-weight-asian="bold" style:font-weight-complex="bold"/>
    </style:style>
    <style:style style:name="ce439" style:family="table-cell" style:parent-style-name="Default"/>
    <style:style style:name="ce440" style:family="table-cell" style:parent-style-name="Default"/>
    <style:style style:name="ce441" style:family="table-cell" style:parent-style-name="Default"/>
    <style:style style:name="ce442" style:family="table-cell" style:parent-style-name="Default"/>
    <style:style style:name="ce443" style:family="table-cell" style:parent-style-name="Default"/>
    <style:style style:name="ce444" style:family="table-cell" style:parent-style-name="Default"/>
    <style:style style:name="ce445" style:family="table-cell" style:parent-style-name="Default"/>
    <style:style style:name="ce446" style:family="table-cell" style:parent-style-name="Default"/>
    <style:style style:name="ce447" style:family="table-cell" style:parent-style-name="Default"/>
    <style:style style:name="ce448" style:family="table-cell" style:parent-style-name="Default"/>
    <style:style style:name="ce449" style:family="table-cell" style:parent-style-name="Default">
      <style:text-properties fo:font-weight="bold" style:font-weight-asian="bold" style:font-weight-complex="bold"/>
    </style:style>
    <style:style style:name="ce450" style:family="table-cell" style:parent-style-name="Default"/>
    <style:style style:name="ce451" style:family="table-cell" style:parent-style-name="Default"/>
    <style:style style:name="ce452" style:family="table-cell" style:parent-style-name="Default"/>
    <style:style style:name="ce453" style:family="table-cell" style:parent-style-name="Default"/>
    <style:style style:name="ce454" style:family="table-cell" style:parent-style-name="Default"/>
    <style:style style:name="ce455" style:family="table-cell" style:parent-style-name="Default"/>
    <style:style style:name="ce456" style:family="table-cell" style:parent-style-name="Default"/>
    <style:style style:name="ce457" style:family="table-cell" style:parent-style-name="Default"/>
    <style:style style:name="ce458" style:family="table-cell" style:parent-style-name="Default"/>
    <style:style style:name="ce459" style:family="table-cell" style:parent-style-name="Default"/>
    <style:style style:name="ce460" style:family="table-cell" style:parent-style-name="Default">
      <style:text-properties fo:font-weight="bold" style:font-weight-asian="bold" style:font-weight-complex="bold"/>
    </style:style>
    <style:style style:name="ce461" style:family="table-cell" style:parent-style-name="Default"/>
    <style:style style:name="ce462" style:family="table-cell" style:parent-style-name="Default"/>
    <style:style style:name="ce463" style:family="table-cell" style:parent-style-name="Default"/>
    <style:style style:name="ce464" style:family="table-cell" style:parent-style-name="Default"/>
    <style:style style:name="ce465" style:family="table-cell" style:parent-style-name="Default"/>
    <style:style style:name="ce466" style:family="table-cell" style:parent-style-name="Default"/>
    <style:style style:name="ce467" style:family="table-cell" style:parent-style-name="Default"/>
    <style:style style:name="ce468" style:family="table-cell" style:parent-style-name="Default"/>
    <style:style style:name="ce469" style:family="table-cell" style:parent-style-name="Default"/>
    <style:style style:name="ce470" style:family="table-cell" style:parent-style-name="Default"/>
    <style:style style:name="ce471" style:family="table-cell" style:parent-style-name="Default">
      <style:text-properties fo:font-weight="bold" style:font-weight-asian="bold" style:font-weight-complex="bold"/>
    </style:style>
    <style:style style:name="ce472" style:family="table-cell" style:parent-style-name="Default"/>
    <style:style style:name="ce473" style:family="table-cell" style:parent-style-name="Default"/>
    <style:style style:name="ce474" style:family="table-cell" style:parent-style-name="Default"/>
    <style:style style:name="ce475" style:family="table-cell" style:parent-style-name="Default"/>
    <style:style style:name="ce476" style:family="table-cell" style:parent-style-name="Default"/>
    <style:style style:name="ce477" style:family="table-cell" style:parent-style-name="Default"/>
    <style:style style:name="ce478" style:family="table-cell" style:parent-style-name="Default"/>
    <style:style style:name="ce479" style:family="table-cell" style:parent-style-name="Default"/>
    <style:style style:name="ce480" style:family="table-cell" style:parent-style-name="Default"/>
    <style:style style:name="ce481" style:family="table-cell" style:parent-style-name="Default"/>
    <style:style style:name="ce482" style:family="table-cell" style:parent-style-name="Default">
      <style:text-properties fo:font-weight="bold" style:font-weight-asian="bold" style:font-weight-complex="bold"/>
    </style:style>
    <style:style style:name="ce483" style:family="table-cell" style:parent-style-name="Default"/>
    <style:style style:name="ce484" style:family="table-cell" style:parent-style-name="Default"/>
    <style:style style:name="ce485" style:family="table-cell" style:parent-style-name="Default"/>
    <style:style style:name="ce486" style:family="table-cell" style:parent-style-name="Default"/>
    <style:style style:name="ce487" style:family="table-cell" style:parent-style-name="Default"/>
    <style:style style:name="ce488" style:family="table-cell" style:parent-style-name="Default"/>
    <style:style style:name="ce489" style:family="table-cell" style:parent-style-name="Default"/>
    <style:style style:name="ce490" style:family="table-cell" style:parent-style-name="Default"/>
    <style:style style:name="ce491" style:family="table-cell" style:parent-style-name="Default"/>
    <style:style style:name="ce492" style:family="table-cell" style:parent-style-name="Default"/>
    <style:style style:name="ce493" style:family="table-cell" style:parent-style-name="Default">
      <style:text-properties fo:font-weight="bold" style:font-weight-asian="bold" style:font-weight-complex="bold"/>
    </style:style>
    <style:style style:name="ce494" style:family="table-cell" style:parent-style-name="Default"/>
    <style:style style:name="ce495" style:family="table-cell" style:parent-style-name="Default"/>
    <style:style style:name="ce496" style:family="table-cell" style:parent-style-name="Default"/>
    <style:style style:name="ce497" style:family="table-cell" style:parent-style-name="Default"/>
    <style:style style:name="ce498" style:family="table-cell" style:parent-style-name="Default"/>
    <style:style style:name="ce499" style:family="table-cell" style:parent-style-name="Default"/>
    <style:style style:name="ce500" style:family="table-cell" style:parent-style-name="Default"/>
    <style:style style:name="ce501" style:family="table-cell" style:parent-style-name="Default"/>
    <style:style style:name="ce502" style:family="table-cell" style:parent-style-name="Default"/>
    <style:style style:name="ce503" style:family="table-cell" style:parent-style-name="Default"/>
    <style:style style:name="ce504" style:family="table-cell" style:parent-style-name="Default">
      <style:text-properties fo:font-weight="bold" style:font-weight-asian="bold" style:font-weight-complex="bold"/>
    </style:style>
    <style:style style:name="ce505" style:family="table-cell" style:parent-style-name="Default"/>
    <style:style style:name="ce506" style:family="table-cell" style:parent-style-name="Default"/>
    <style:style style:name="ce507" style:family="table-cell" style:parent-style-name="Default"/>
    <style:style style:name="ce508" style:family="table-cell" style:parent-style-name="Default"/>
    <style:style style:name="ce509" style:family="table-cell" style:parent-style-name="Default"/>
    <style:style style:name="ce510" style:family="table-cell" style:parent-style-name="Default"/>
    <style:style style:name="ce511" style:family="table-cell" style:parent-style-name="Default"/>
    <style:style style:name="ce512" style:family="table-cell" style:parent-style-name="Default"/>
    <style:style style:name="ce513" style:family="table-cell" style:parent-style-name="Default"/>
    <style:style style:name="ce514" style:family="table-cell" style:parent-style-name="Default"/>
    <style:style style:name="ce515" style:family="table-cell" style:parent-style-name="Default">
      <style:text-properties fo:font-weight="bold" style:font-weight-asian="bold" style:font-weight-complex="bold"/>
    </style:style>
    <style:style style:name="ce516" style:family="table-cell" style:parent-style-name="Default"/>
    <style:style style:name="ce517" style:family="table-cell" style:parent-style-name="Default"/>
    <style:style style:name="ce518" style:family="table-cell" style:parent-style-name="Default"/>
    <style:style style:name="ce519" style:family="table-cell" style:parent-style-name="Default"/>
    <style:style style:name="ce520" style:family="table-cell" style:parent-style-name="Default"/>
    <style:style style:name="ce521" style:family="table-cell" style:parent-style-name="Default"/>
    <style:style style:name="ce522" style:family="table-cell" style:parent-style-name="Default"/>
    <style:style style:name="ce523" style:family="table-cell" style:parent-style-name="Default"/>
    <style:style style:name="ce524" style:family="table-cell" style:parent-style-name="Default"/>
    <style:style style:name="ce525" style:family="table-cell" style:parent-style-name="Default"/>
    <style:style style:name="ce526" style:family="table-cell" style:parent-style-name="Default">
      <style:text-properties fo:font-weight="bold" style:font-weight-asian="bold" style:font-weight-complex="bold"/>
    </style:style>
    <style:style style:name="ce527" style:family="table-cell" style:parent-style-name="Default"/>
    <style:style style:name="ce528" style:family="table-cell" style:parent-style-name="Default"/>
    <style:style style:name="ce529" style:family="table-cell" style:parent-style-name="Default"/>
    <style:style style:name="ce530" style:family="table-cell" style:parent-style-name="Default"/>
    <style:style style:name="ce531" style:family="table-cell" style:parent-style-name="Default"/>
    <style:style style:name="ce532" style:family="table-cell" style:parent-style-name="Default"/>
    <style:style style:name="ce533" style:family="table-cell" style:parent-style-name="Default"/>
    <style:style style:name="ce534" style:family="table-cell" style:parent-style-name="Default"/>
    <style:style style:name="ce535" style:family="table-cell" style:parent-style-name="Default"/>
    <style:style style:name="ce536" style:family="table-cell" style:parent-style-name="Default"/>
    <style:style style:name="ce537" style:family="table-cell" style:parent-style-name="Default">
      <style:text-properties fo:font-weight="bold" style:font-weight-asian="bold" style:font-weight-complex="bold"/>
    </style:style>
    <style:style style:name="ce538" style:family="table-cell" style:parent-style-name="Default"/>
    <style:style style:name="ce539" style:family="table-cell" style:parent-style-name="Default"/>
    <style:style style:name="ce540" style:family="table-cell" style:parent-style-name="Default"/>
    <style:style style:name="ce541" style:family="table-cell" style:parent-style-name="Default"/>
    <style:style style:name="ce542" style:family="table-cell" style:parent-style-name="Default"/>
    <style:style style:name="ce543" style:family="table-cell" style:parent-style-name="Default"/>
    <style:style style:name="ce544" style:family="table-cell" style:parent-style-name="Default"/>
    <style:style style:name="ce545" style:family="table-cell" style:parent-style-name="Default"/>
    <style:style style:name="ce546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8"/>
        <table:table-column table:style-name="co1" table:default-cell-style-name="ce16"/>
        <table:table-column table:style-name="co1" table:default-cell-style-name="ce24"/>
        <table:table-column table:style-name="co1" table:default-cell-style-name="ce32"/>
        <table:table-column table:style-name="co1" table:default-cell-style-name="ce40"/>
        <table:table-column table:style-name="co1" table:default-cell-style-name="ce48"/>
        <table:table-column table:style-name="co1" table:default-cell-style-name="ce56"/>
        <table:table-column table:style-name="co1" table:default-cell-style-name="ce64"/>
        <table:table-column table:style-name="co1" table:default-cell-style-name="ce72"/>
        <table:table-column table:style-name="co1" table:default-cell-style-name="ce80"/>
        <table:table-column table:style-name="co1" table:default-cell-style-name="ce88"/>
        <table:table-column table:style-name="co1" table:default-cell-style-name="ce96"/>
        <table:table-column table:style-name="co1" table:default-cell-style-name="ce104"/>
        <table:table-column table:style-name="co1" table:default-cell-style-name="ce112"/>
        <table:table-column table:style-name="co1" table:default-cell-style-name="ce120"/>
        <table:table-column table:style-name="co1" table:default-cell-style-name="ce128"/>
        <table:table-column table:style-name="co2" table:default-cell-style-name="ce136"/>
        <table:table-column table:style-name="co3" table:default-cell-style-name="ce144"/>
        <table:table-column table:style-name="co4" table:default-cell-style-name="ce152"/>
        <table:table-column table:style-name="co5" table:default-cell-style-name="ce160"/>
        <table:table-column table:style-name="co6" table:default-cell-style-name="ce162"/>
        <table:table-column table:style-name="co1" table:number-columns-repeated="1000" table:default-cell-style-name="Default"/>
        <table:table-row table:style-name="ro1">
          <table:table-cell office:value-type="string" calcext:value-type="string">
            <text:p>tf_config</text:p>
          </table:table-cell>
          <table:table-cell office:value-type="string" calcext:value-type="string">
            <text:p>bins</text:p>
          </table:table-cell>
          <table:table-cell office:value-type="string" calcext:value-type="string">
            <text:p>fmin</text:p>
          </table:table-cell>
          <table:table-cell table:style-name="Default" office:value-type="string" calcext:value-type="string">
            <text:p>drums.SDR</text:p>
          </table:table-cell>
          <table:table-cell table:style-name="Default" office:value-type="string" calcext:value-type="string">
            <text:p>drums.SIR</text:p>
          </table:table-cell>
          <table:table-cell table:style-name="Default" office:value-type="string" calcext:value-type="string">
            <text:p>drums.ISR</text:p>
          </table:table-cell>
          <table:table-cell table:style-name="Default" office:value-type="string" calcext:value-type="string">
            <text:p>drums.SAR</text:p>
          </table:table-cell>
          <table:table-cell table:style-name="Default" office:value-type="string" calcext:value-type="string">
            <text:p>bass.SDR</text:p>
          </table:table-cell>
          <table:table-cell table:style-name="Default" office:value-type="string" calcext:value-type="string">
            <text:p>bass.SIR</text:p>
          </table:table-cell>
          <table:table-cell table:style-name="Default" office:value-type="string" calcext:value-type="string">
            <text:p>bass.ISR</text:p>
          </table:table-cell>
          <table:table-cell table:style-name="Default" office:value-type="string" calcext:value-type="string">
            <text:p>bass.SAR</text:p>
          </table:table-cell>
          <table:table-cell table:style-name="Default" office:value-type="string" calcext:value-type="string">
            <text:p>other.SDR</text:p>
          </table:table-cell>
          <table:table-cell table:style-name="Default" office:value-type="string" calcext:value-type="string">
            <text:p>other.SIR</text:p>
          </table:table-cell>
          <table:table-cell table:style-name="Default" office:value-type="string" calcext:value-type="string">
            <text:p>other.ISR</text:p>
          </table:table-cell>
          <table:table-cell table:style-name="Default" office:value-type="string" calcext:value-type="string">
            <text:p>other.SAR</text:p>
          </table:table-cell>
          <table:table-cell table:style-name="Default" office:value-type="string" calcext:value-type="string">
            <text:p>vocals.SDR</text:p>
          </table:table-cell>
          <table:table-cell table:style-name="Default" office:value-type="string" calcext:value-type="string">
            <text:p>vocals.SIR</text:p>
          </table:table-cell>
          <table:table-cell table:style-name="Default" office:value-type="string" calcext:value-type="string">
            <text:p>vocals.ISR</text:p>
          </table:table-cell>
          <table:table-cell table:style-name="Default" office:value-type="string" calcext:value-type="string">
            <text:p>vocals.SAR</text:p>
          </table:table-cell>
          <table:table-cell table:style-name="Default" office:value-type="string" calcext:value-type="string">
            <text:p>accompaniment.SDR</text:p>
          </table:table-cell>
          <table:table-cell table:style-name="Default" office:value-type="string" calcext:value-type="string">
            <text:p>accompaniment.SIR</text:p>
          </table:table-cell>
          <table:table-cell table:style-name="Default" office:value-type="string" calcext:value-type="string">
            <text:p>accompaniment.ISR</text:p>
          </table:table-cell>
          <table:table-cell table:style-name="Default" office:value-type="string" calcext:value-type="string">
            <text:p>accompaniment.SAR</text:p>
          </table:table-cell>
          <table:table-cell table:style-name="Default" office:value-type="string" calcext:value-type="string">
            <text:p>bss_per_coef</text:p>
          </table:table-cell>
          <table:table-cell office:value-type="string" calcext:value-type="string">
            <text:p>coef_siz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rk-268-20.0</text:p>
          </table:table-cell>
          <table:table-cell office:value-type="float" office:value="268" calcext:value-type="float">
            <text:p>268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9.469" calcext:value-type="float">
            <text:p>9.469</text:p>
          </table:table-cell>
          <table:table-cell table:style-name="ce10" office:value-type="float" office:value="13.853" calcext:value-type="float">
            <text:p>13.853</text:p>
          </table:table-cell>
          <table:table-cell table:style-name="ce18" office:value-type="float" office:value="14.893" calcext:value-type="float">
            <text:p>14.893</text:p>
          </table:table-cell>
          <table:table-cell table:style-name="ce26" office:value-type="float" office:value="9.87" calcext:value-type="float">
            <text:p>9.87</text:p>
          </table:table-cell>
          <table:table-cell table:style-name="ce34" office:value-type="float" office:value="6.506" calcext:value-type="float">
            <text:p>6.506</text:p>
          </table:table-cell>
          <table:table-cell table:style-name="ce42" office:value-type="float" office:value="12.98" calcext:value-type="float">
            <text:p>12.98</text:p>
          </table:table-cell>
          <table:table-cell table:style-name="ce50" office:value-type="float" office:value="11.251" calcext:value-type="float">
            <text:p>11.251</text:p>
          </table:table-cell>
          <table:table-cell table:style-name="ce58" office:value-type="float" office:value="7.85" calcext:value-type="float">
            <text:p>7.85</text:p>
          </table:table-cell>
          <table:table-cell table:style-name="ce66" office:value-type="float" office:value="7.222" calcext:value-type="float">
            <text:p>7.222</text:p>
          </table:table-cell>
          <table:table-cell table:style-name="ce74" office:value-type="float" office:value="10.43" calcext:value-type="float">
            <text:p>10.43</text:p>
          </table:table-cell>
          <table:table-cell table:style-name="ce82" office:value-type="float" office:value="13.671" calcext:value-type="float">
            <text:p>13.671</text:p>
          </table:table-cell>
          <table:table-cell table:style-name="ce90" office:value-type="float" office:value="8.224" calcext:value-type="float">
            <text:p>8.224</text:p>
          </table:table-cell>
          <table:table-cell table:style-name="ce98" office:value-type="float" office:value="9.49" calcext:value-type="float">
            <text:p>9.49</text:p>
          </table:table-cell>
          <table:table-cell table:style-name="ce106" office:value-type="float" office:value="19.179" calcext:value-type="float">
            <text:p>19.179</text:p>
          </table:table-cell>
          <table:table-cell table:style-name="ce114" office:value-type="float" office:value="14.254" calcext:value-type="float">
            <text:p>14.254</text:p>
          </table:table-cell>
          <table:table-cell table:style-name="ce122" office:value-type="float" office:value="9.51" calcext:value-type="float">
            <text:p>9.51</text:p>
          </table:table-cell>
          <table:table-cell table:style-name="ce130" office:value-type="float" office:value="15.847" calcext:value-type="float">
            <text:p>15.847</text:p>
          </table:table-cell>
          <table:table-cell table:style-name="ce138" office:value-type="float" office:value="19.34" calcext:value-type="float">
            <text:p>19.34</text:p>
          </table:table-cell>
          <table:table-cell table:style-name="ce146" office:value-type="float" office:value="25.983" calcext:value-type="float">
            <text:p>25.983</text:p>
          </table:table-cell>
          <table:table-cell table:style-name="ce154" office:value-type="float" office:value="17.102" calcext:value-type="float">
            <text:p>17.102</text:p>
          </table:table-cell>
          <table:table-cell office:value-type="float" office:value="0.000000211052584707258" calcext:value-type="float">
            <text:p>2.11E-07</text:p>
          </table:table-cell>
          <table:table-cell office:value-type="float" office:value="62318692" calcext:value-type="float">
            <text:p>623186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68-20.0</text:p>
          </table:table-cell>
          <table:table-cell office:value-type="float" office:value="268" calcext:value-type="float">
            <text:p>268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9.347" calcext:value-type="float">
            <text:p>9.347</text:p>
          </table:table-cell>
          <table:table-cell table:style-name="ce10" office:value-type="float" office:value="13.943" calcext:value-type="float">
            <text:p>13.943</text:p>
          </table:table-cell>
          <table:table-cell table:style-name="ce18" office:value-type="float" office:value="14.831" calcext:value-type="float">
            <text:p>14.831</text:p>
          </table:table-cell>
          <table:table-cell table:style-name="ce26" office:value-type="float" office:value="9.888" calcext:value-type="float">
            <text:p>9.888</text:p>
          </table:table-cell>
          <table:table-cell table:style-name="ce34" office:value-type="float" office:value="6.536" calcext:value-type="float">
            <text:p>6.536</text:p>
          </table:table-cell>
          <table:table-cell table:style-name="ce42" office:value-type="float" office:value="12.93" calcext:value-type="float">
            <text:p>12.93</text:p>
          </table:table-cell>
          <table:table-cell table:style-name="ce50" office:value-type="float" office:value="11.182" calcext:value-type="float">
            <text:p>11.182</text:p>
          </table:table-cell>
          <table:table-cell table:style-name="ce58" office:value-type="float" office:value="7.932" calcext:value-type="float">
            <text:p>7.932</text:p>
          </table:table-cell>
          <table:table-cell table:style-name="ce66" office:value-type="float" office:value="7.264" calcext:value-type="float">
            <text:p>7.264</text:p>
          </table:table-cell>
          <table:table-cell table:style-name="ce74" office:value-type="float" office:value="10.369" calcext:value-type="float">
            <text:p>10.369</text:p>
          </table:table-cell>
          <table:table-cell table:style-name="ce82" office:value-type="float" office:value="13.676" calcext:value-type="float">
            <text:p>13.676</text:p>
          </table:table-cell>
          <table:table-cell table:style-name="ce90" office:value-type="float" office:value="8.112" calcext:value-type="float">
            <text:p>8.112</text:p>
          </table:table-cell>
          <table:table-cell table:style-name="ce98" office:value-type="float" office:value="9.471" calcext:value-type="float">
            <text:p>9.471</text:p>
          </table:table-cell>
          <table:table-cell table:style-name="ce106" office:value-type="float" office:value="19.59" calcext:value-type="float">
            <text:p>19.59</text:p>
          </table:table-cell>
          <table:table-cell table:style-name="ce114" office:value-type="float" office:value="14.066" calcext:value-type="float">
            <text:p>14.066</text:p>
          </table:table-cell>
          <table:table-cell table:style-name="ce122" office:value-type="float" office:value="9.422" calcext:value-type="float">
            <text:p>9.422</text:p>
          </table:table-cell>
          <table:table-cell table:style-name="ce130" office:value-type="float" office:value="15.893" calcext:value-type="float">
            <text:p>15.893</text:p>
          </table:table-cell>
          <table:table-cell table:style-name="ce138" office:value-type="float" office:value="19.46" calcext:value-type="float">
            <text:p>19.46</text:p>
          </table:table-cell>
          <table:table-cell table:style-name="ce146" office:value-type="float" office:value="26.36" calcext:value-type="float">
            <text:p>26.36</text:p>
          </table:table-cell>
          <table:table-cell table:style-name="ce154" office:value-type="float" office:value="17.288" calcext:value-type="float">
            <text:p>17.288</text:p>
          </table:table-cell>
          <table:table-cell office:value-type="float" office:value="0.000000253873255598689" calcext:value-type="float">
            <text:p>2.54E-07</text:p>
          </table:table-cell>
          <table:table-cell office:value-type="float" office:value="52126551" calcext:value-type="float">
            <text:p>5212655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332-20.0</text:p>
          </table:table-cell>
          <table:table-cell office:value-type="float" office:value="332" calcext:value-type="float">
            <text:p>332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9.357" calcext:value-type="float">
            <text:p>9.357</text:p>
          </table:table-cell>
          <table:table-cell table:style-name="ce10" office:value-type="float" office:value="14.354" calcext:value-type="float">
            <text:p>14.354</text:p>
          </table:table-cell>
          <table:table-cell table:style-name="ce18" office:value-type="float" office:value="14.639" calcext:value-type="float">
            <text:p>14.639</text:p>
          </table:table-cell>
          <table:table-cell table:style-name="ce26" office:value-type="float" office:value="9.751" calcext:value-type="float">
            <text:p>9.751</text:p>
          </table:table-cell>
          <table:table-cell table:style-name="ce34" office:value-type="float" office:value="6.384" calcext:value-type="float">
            <text:p>6.384</text:p>
          </table:table-cell>
          <table:table-cell table:style-name="ce42" office:value-type="float" office:value="13.018" calcext:value-type="float">
            <text:p>13.018</text:p>
          </table:table-cell>
          <table:table-cell table:style-name="ce50" office:value-type="float" office:value="11.088" calcext:value-type="float">
            <text:p>11.088</text:p>
          </table:table-cell>
          <table:table-cell table:style-name="ce58" office:value-type="float" office:value="7.722" calcext:value-type="float">
            <text:p>7.722</text:p>
          </table:table-cell>
          <table:table-cell table:style-name="ce66" office:value-type="float" office:value="7.22" calcext:value-type="float">
            <text:p>7.22</text:p>
          </table:table-cell>
          <table:table-cell table:style-name="ce74" office:value-type="float" office:value="10.672" calcext:value-type="float">
            <text:p>10.672</text:p>
          </table:table-cell>
          <table:table-cell table:style-name="ce82" office:value-type="float" office:value="13.708" calcext:value-type="float">
            <text:p>13.708</text:p>
          </table:table-cell>
          <table:table-cell table:style-name="ce90" office:value-type="float" office:value="8.194" calcext:value-type="float">
            <text:p>8.194</text:p>
          </table:table-cell>
          <table:table-cell table:style-name="ce98" office:value-type="float" office:value="9.436" calcext:value-type="float">
            <text:p>9.436</text:p>
          </table:table-cell>
          <table:table-cell table:style-name="ce106" office:value-type="float" office:value="19.093" calcext:value-type="float">
            <text:p>19.093</text:p>
          </table:table-cell>
          <table:table-cell table:style-name="ce114" office:value-type="float" office:value="14.252" calcext:value-type="float">
            <text:p>14.252</text:p>
          </table:table-cell>
          <table:table-cell table:style-name="ce122" office:value-type="float" office:value="9.413" calcext:value-type="float">
            <text:p>9.413</text:p>
          </table:table-cell>
          <table:table-cell table:style-name="ce130" office:value-type="float" office:value="15.827" calcext:value-type="float">
            <text:p>15.827</text:p>
          </table:table-cell>
          <table:table-cell table:style-name="ce138" office:value-type="float" office:value="19.359" calcext:value-type="float">
            <text:p>19.359</text:p>
          </table:table-cell>
          <table:table-cell table:style-name="ce146" office:value-type="float" office:value="25.895" calcext:value-type="float">
            <text:p>25.895</text:p>
          </table:table-cell>
          <table:table-cell table:style-name="ce154" office:value-type="float" office:value="17.366" calcext:value-type="float">
            <text:p>17.366</text:p>
          </table:table-cell>
          <table:table-cell office:value-type="float" office:value="0.000000255205158418116" calcext:value-type="float">
            <text:p>2.55E-07</text:p>
          </table:table-cell>
          <table:table-cell office:value-type="float" office:value="52116831" calcext:value-type="float">
            <text:p>5211683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rk-204-20.0</text:p>
          </table:table-cell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9.213" calcext:value-type="float">
            <text:p>9.213</text:p>
          </table:table-cell>
          <table:table-cell table:style-name="ce10" office:value-type="float" office:value="14.722" calcext:value-type="float">
            <text:p>14.722</text:p>
          </table:table-cell>
          <table:table-cell table:style-name="ce18" office:value-type="float" office:value="14.61" calcext:value-type="float">
            <text:p>14.61</text:p>
          </table:table-cell>
          <table:table-cell table:style-name="ce26" office:value-type="float" office:value="9.983" calcext:value-type="float">
            <text:p>9.983</text:p>
          </table:table-cell>
          <table:table-cell table:style-name="ce34" office:value-type="float" office:value="6.803" calcext:value-type="float">
            <text:p>6.803</text:p>
          </table:table-cell>
          <table:table-cell table:style-name="ce42" office:value-type="float" office:value="13.136" calcext:value-type="float">
            <text:p>13.136</text:p>
          </table:table-cell>
          <table:table-cell table:style-name="ce50" office:value-type="float" office:value="11.077" calcext:value-type="float">
            <text:p>11.077</text:p>
          </table:table-cell>
          <table:table-cell table:style-name="ce58" office:value-type="float" office:value="7.764" calcext:value-type="float">
            <text:p>7.764</text:p>
          </table:table-cell>
          <table:table-cell table:style-name="ce66" office:value-type="float" office:value="7.204" calcext:value-type="float">
            <text:p>7.204</text:p>
          </table:table-cell>
          <table:table-cell table:style-name="ce74" office:value-type="float" office:value="10.331" calcext:value-type="float">
            <text:p>10.331</text:p>
          </table:table-cell>
          <table:table-cell table:style-name="ce82" office:value-type="float" office:value="13.625" calcext:value-type="float">
            <text:p>13.625</text:p>
          </table:table-cell>
          <table:table-cell table:style-name="ce90" office:value-type="float" office:value="8.115" calcext:value-type="float">
            <text:p>8.115</text:p>
          </table:table-cell>
          <table:table-cell table:style-name="ce98" office:value-type="float" office:value="9.372" calcext:value-type="float">
            <text:p>9.372</text:p>
          </table:table-cell>
          <table:table-cell table:style-name="ce106" office:value-type="float" office:value="19.248" calcext:value-type="float">
            <text:p>19.248</text:p>
          </table:table-cell>
          <table:table-cell table:style-name="ce114" office:value-type="float" office:value="14.029" calcext:value-type="float">
            <text:p>14.029</text:p>
          </table:table-cell>
          <table:table-cell table:style-name="ce122" office:value-type="float" office:value="9.398" calcext:value-type="float">
            <text:p>9.398</text:p>
          </table:table-cell>
          <table:table-cell table:style-name="ce130" office:value-type="float" office:value="15.827" calcext:value-type="float">
            <text:p>15.827</text:p>
          </table:table-cell>
          <table:table-cell table:style-name="ce138" office:value-type="float" office:value="19.349" calcext:value-type="float">
            <text:p>19.349</text:p>
          </table:table-cell>
          <table:table-cell table:style-name="ce146" office:value-type="float" office:value="26.025" calcext:value-type="float">
            <text:p>26.025</text:p>
          </table:table-cell>
          <table:table-cell table:style-name="ce154" office:value-type="float" office:value="17.221" calcext:value-type="float">
            <text:p>17.221</text:p>
          </table:table-cell>
          <table:table-cell office:value-type="float" office:value="0.000000210899297103016" calcext:value-type="float">
            <text:p>2.11E-07</text:p>
          </table:table-cell>
          <table:table-cell office:value-type="float" office:value="62308110" calcext:value-type="float">
            <text:p>623081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rk-332-20.0</text:p>
          </table:table-cell>
          <table:table-cell office:value-type="float" office:value="332" calcext:value-type="float">
            <text:p>332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9.392" calcext:value-type="float">
            <text:p>9.392</text:p>
          </table:table-cell>
          <table:table-cell table:style-name="ce10" office:value-type="float" office:value="14.227" calcext:value-type="float">
            <text:p>14.227</text:p>
          </table:table-cell>
          <table:table-cell table:style-name="ce18" office:value-type="float" office:value="14.631" calcext:value-type="float">
            <text:p>14.631</text:p>
          </table:table-cell>
          <table:table-cell table:style-name="ce26" office:value-type="float" office:value="9.766" calcext:value-type="float">
            <text:p>9.766</text:p>
          </table:table-cell>
          <table:table-cell table:style-name="ce34" office:value-type="float" office:value="6.426" calcext:value-type="float">
            <text:p>6.426</text:p>
          </table:table-cell>
          <table:table-cell table:style-name="ce42" office:value-type="float" office:value="12.874" calcext:value-type="float">
            <text:p>12.874</text:p>
          </table:table-cell>
          <table:table-cell table:style-name="ce50" office:value-type="float" office:value="11.085" calcext:value-type="float">
            <text:p>11.085</text:p>
          </table:table-cell>
          <table:table-cell table:style-name="ce58" office:value-type="float" office:value="7.958" calcext:value-type="float">
            <text:p>7.958</text:p>
          </table:table-cell>
          <table:table-cell table:style-name="ce66" office:value-type="float" office:value="7.235" calcext:value-type="float">
            <text:p>7.235</text:p>
          </table:table-cell>
          <table:table-cell table:style-name="ce74" office:value-type="float" office:value="11.049" calcext:value-type="float">
            <text:p>11.049</text:p>
          </table:table-cell>
          <table:table-cell table:style-name="ce82" office:value-type="float" office:value="13.658" calcext:value-type="float">
            <text:p>13.658</text:p>
          </table:table-cell>
          <table:table-cell table:style-name="ce90" office:value-type="float" office:value="8.248" calcext:value-type="float">
            <text:p>8.248</text:p>
          </table:table-cell>
          <table:table-cell table:style-name="ce98" office:value-type="float" office:value="9.342" calcext:value-type="float">
            <text:p>9.342</text:p>
          </table:table-cell>
          <table:table-cell table:style-name="ce106" office:value-type="float" office:value="18.989" calcext:value-type="float">
            <text:p>18.989</text:p>
          </table:table-cell>
          <table:table-cell table:style-name="ce114" office:value-type="float" office:value="14.094" calcext:value-type="float">
            <text:p>14.094</text:p>
          </table:table-cell>
          <table:table-cell table:style-name="ce122" office:value-type="float" office:value="9.448" calcext:value-type="float">
            <text:p>9.448</text:p>
          </table:table-cell>
          <table:table-cell table:style-name="ce130" office:value-type="float" office:value="15.794" calcext:value-type="float">
            <text:p>15.794</text:p>
          </table:table-cell>
          <table:table-cell table:style-name="ce138" office:value-type="float" office:value="19.202" calcext:value-type="float">
            <text:p>19.202</text:p>
          </table:table-cell>
          <table:table-cell table:style-name="ce146" office:value-type="float" office:value="25.812" calcext:value-type="float">
            <text:p>25.812</text:p>
          </table:table-cell>
          <table:table-cell table:style-name="ce154" office:value-type="float" office:value="17.435" calcext:value-type="float">
            <text:p>17.435</text:p>
          </table:table-cell>
          <table:table-cell office:value-type="float" office:value="0.000000216034483523132" calcext:value-type="float">
            <text:p>2.16E-07</text:p>
          </table:table-cell>
          <table:table-cell office:value-type="float" office:value="62324946" calcext:value-type="float">
            <text:p>6232494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og-268-20.0</text:p>
          </table:table-cell>
          <table:table-cell office:value-type="float" office:value="268" calcext:value-type="float">
            <text:p>268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8.159" calcext:value-type="float">
            <text:p>8.159</text:p>
          </table:table-cell>
          <table:table-cell table:style-name="ce10" office:value-type="float" office:value="11.913" calcext:value-type="float">
            <text:p>11.913</text:p>
          </table:table-cell>
          <table:table-cell table:style-name="ce18" office:value-type="float" office:value="13.595" calcext:value-type="float">
            <text:p>13.595</text:p>
          </table:table-cell>
          <table:table-cell table:style-name="ce26" office:value-type="float" office:value="9.747" calcext:value-type="float">
            <text:p>9.747</text:p>
          </table:table-cell>
          <table:table-cell table:style-name="ce34" office:value-type="float" office:value="6.281" calcext:value-type="float">
            <text:p>6.281</text:p>
          </table:table-cell>
          <table:table-cell table:style-name="ce42" office:value-type="float" office:value="10.261" calcext:value-type="float">
            <text:p>10.261</text:p>
          </table:table-cell>
          <table:table-cell table:style-name="ce50" office:value-type="float" office:value="10.155" calcext:value-type="float">
            <text:p>10.155</text:p>
          </table:table-cell>
          <table:table-cell table:style-name="ce58" office:value-type="float" office:value="7.814" calcext:value-type="float">
            <text:p>7.814</text:p>
          </table:table-cell>
          <table:table-cell table:style-name="ce66" office:value-type="float" office:value="7.052" calcext:value-type="float">
            <text:p>7.052</text:p>
          </table:table-cell>
          <table:table-cell table:style-name="ce74" office:value-type="float" office:value="10.617" calcext:value-type="float">
            <text:p>10.617</text:p>
          </table:table-cell>
          <table:table-cell table:style-name="ce82" office:value-type="float" office:value="13.484" calcext:value-type="float">
            <text:p>13.484</text:p>
          </table:table-cell>
          <table:table-cell table:style-name="ce90" office:value-type="float" office:value="8.215" calcext:value-type="float">
            <text:p>8.215</text:p>
          </table:table-cell>
          <table:table-cell table:style-name="ce98" office:value-type="float" office:value="9.253" calcext:value-type="float">
            <text:p>9.253</text:p>
          </table:table-cell>
          <table:table-cell table:style-name="ce106" office:value-type="float" office:value="18.807" calcext:value-type="float">
            <text:p>18.807</text:p>
          </table:table-cell>
          <table:table-cell table:style-name="ce114" office:value-type="float" office:value="13.917" calcext:value-type="float">
            <text:p>13.917</text:p>
          </table:table-cell>
          <table:table-cell table:style-name="ce122" office:value-type="float" office:value="9.296" calcext:value-type="float">
            <text:p>9.296</text:p>
          </table:table-cell>
          <table:table-cell table:style-name="ce130" office:value-type="float" office:value="15.618" calcext:value-type="float">
            <text:p>15.618</text:p>
          </table:table-cell>
          <table:table-cell table:style-name="ce138" office:value-type="float" office:value="18.975" calcext:value-type="float">
            <text:p>18.975</text:p>
          </table:table-cell>
          <table:table-cell table:style-name="ce146" office:value-type="float" office:value="25.652" calcext:value-type="float">
            <text:p>25.652</text:p>
          </table:table-cell>
          <table:table-cell table:style-name="ce154" office:value-type="float" office:value="17.141" calcext:value-type="float">
            <text:p>17.141</text:p>
          </table:table-cell>
          <table:table-cell office:value-type="float" office:value="0.00000012324951045534" calcext:value-type="float">
            <text:p>1.23E-07</text:p>
          </table:table-cell>
          <table:table-cell office:value-type="float" office:value="101819459" calcext:value-type="float">
            <text:p>10181945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og-204-20.0</text:p>
          </table:table-cell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8.24" calcext:value-type="float">
            <text:p>8.24</text:p>
          </table:table-cell>
          <table:table-cell table:style-name="ce10" office:value-type="float" office:value="12.003" calcext:value-type="float">
            <text:p>12.003</text:p>
          </table:table-cell>
          <table:table-cell table:style-name="ce18" office:value-type="float" office:value="13.67" calcext:value-type="float">
            <text:p>13.67</text:p>
          </table:table-cell>
          <table:table-cell table:style-name="ce26" office:value-type="float" office:value="9.716" calcext:value-type="float">
            <text:p>9.716</text:p>
          </table:table-cell>
          <table:table-cell table:style-name="ce34" office:value-type="float" office:value="6.234" calcext:value-type="float">
            <text:p>6.234</text:p>
          </table:table-cell>
          <table:table-cell table:style-name="ce42" office:value-type="float" office:value="10.359" calcext:value-type="float">
            <text:p>10.359</text:p>
          </table:table-cell>
          <table:table-cell table:style-name="ce50" office:value-type="float" office:value="9.792" calcext:value-type="float">
            <text:p>9.792</text:p>
          </table:table-cell>
          <table:table-cell table:style-name="ce58" office:value-type="float" office:value="7.585" calcext:value-type="float">
            <text:p>7.585</text:p>
          </table:table-cell>
          <table:table-cell table:style-name="ce66" office:value-type="float" office:value="6.888" calcext:value-type="float">
            <text:p>6.888</text:p>
          </table:table-cell>
          <table:table-cell table:style-name="ce74" office:value-type="float" office:value="10.37" calcext:value-type="float">
            <text:p>10.37</text:p>
          </table:table-cell>
          <table:table-cell table:style-name="ce82" office:value-type="float" office:value="13.525" calcext:value-type="float">
            <text:p>13.525</text:p>
          </table:table-cell>
          <table:table-cell table:style-name="ce90" office:value-type="float" office:value="8.167" calcext:value-type="float">
            <text:p>8.167</text:p>
          </table:table-cell>
          <table:table-cell table:style-name="ce98" office:value-type="float" office:value="9.211" calcext:value-type="float">
            <text:p>9.211</text:p>
          </table:table-cell>
          <table:table-cell table:style-name="ce106" office:value-type="float" office:value="18.919" calcext:value-type="float">
            <text:p>18.919</text:p>
          </table:table-cell>
          <table:table-cell table:style-name="ce114" office:value-type="float" office:value="14.069" calcext:value-type="float">
            <text:p>14.069</text:p>
          </table:table-cell>
          <table:table-cell table:style-name="ce122" office:value-type="float" office:value="9.199" calcext:value-type="float">
            <text:p>9.199</text:p>
          </table:table-cell>
          <table:table-cell table:style-name="ce130" office:value-type="float" office:value="15.663" calcext:value-type="float">
            <text:p>15.663</text:p>
          </table:table-cell>
          <table:table-cell table:style-name="ce138" office:value-type="float" office:value="19.032" calcext:value-type="float">
            <text:p>19.032</text:p>
          </table:table-cell>
          <table:table-cell table:style-name="ce146" office:value-type="float" office:value="25.76" calcext:value-type="float">
            <text:p>25.76</text:p>
          </table:table-cell>
          <table:table-cell table:style-name="ce154" office:value-type="float" office:value="17.129" calcext:value-type="float">
            <text:p>17.129</text:p>
          </table:table-cell>
          <table:table-cell office:value-type="float" office:value="0.000000123945345466573" calcext:value-type="float">
            <text:p>1.24E-07</text:p>
          </table:table-cell>
          <table:table-cell office:value-type="float" office:value="101639205" calcext:value-type="float">
            <text:p>1016392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rk-140-20.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8.986" calcext:value-type="float">
            <text:p>8.986</text:p>
          </table:table-cell>
          <table:table-cell table:style-name="ce10" office:value-type="float" office:value="13.296" calcext:value-type="float">
            <text:p>13.296</text:p>
          </table:table-cell>
          <table:table-cell table:style-name="ce18" office:value-type="float" office:value="14.092" calcext:value-type="float">
            <text:p>14.092</text:p>
          </table:table-cell>
          <table:table-cell table:style-name="ce26" office:value-type="float" office:value="10.317" calcext:value-type="float">
            <text:p>10.317</text:p>
          </table:table-cell>
          <table:table-cell table:style-name="ce34" office:value-type="float" office:value="6.87" calcext:value-type="float">
            <text:p>6.87</text:p>
          </table:table-cell>
          <table:table-cell table:style-name="ce42" office:value-type="float" office:value="12.616" calcext:value-type="float">
            <text:p>12.616</text:p>
          </table:table-cell>
          <table:table-cell table:style-name="ce50" office:value-type="float" office:value="10.68" calcext:value-type="float">
            <text:p>10.68</text:p>
          </table:table-cell>
          <table:table-cell table:style-name="ce58" office:value-type="float" office:value="7.97" calcext:value-type="float">
            <text:p>7.97</text:p>
          </table:table-cell>
          <table:table-cell table:style-name="ce66" office:value-type="float" office:value="7.072" calcext:value-type="float">
            <text:p>7.072</text:p>
          </table:table-cell>
          <table:table-cell table:style-name="ce74" office:value-type="float" office:value="9.918" calcext:value-type="float">
            <text:p>9.918</text:p>
          </table:table-cell>
          <table:table-cell table:style-name="ce82" office:value-type="float" office:value="13.453" calcext:value-type="float">
            <text:p>13.453</text:p>
          </table:table-cell>
          <table:table-cell table:style-name="ce90" office:value-type="float" office:value="8.023" calcext:value-type="float">
            <text:p>8.023</text:p>
          </table:table-cell>
          <table:table-cell table:style-name="ce98" office:value-type="float" office:value="9.058" calcext:value-type="float">
            <text:p>9.058</text:p>
          </table:table-cell>
          <table:table-cell table:style-name="ce106" office:value-type="float" office:value="19.254" calcext:value-type="float">
            <text:p>19.254</text:p>
          </table:table-cell>
          <table:table-cell table:style-name="ce114" office:value-type="float" office:value="13.509" calcext:value-type="float">
            <text:p>13.509</text:p>
          </table:table-cell>
          <table:table-cell table:style-name="ce122" office:value-type="float" office:value="9.255" calcext:value-type="float">
            <text:p>9.255</text:p>
          </table:table-cell>
          <table:table-cell table:style-name="ce130" office:value-type="float" office:value="15.137" calcext:value-type="float">
            <text:p>15.137</text:p>
          </table:table-cell>
          <table:table-cell table:style-name="ce138" office:value-type="float" office:value="18.823" calcext:value-type="float">
            <text:p>18.823</text:p>
          </table:table-cell>
          <table:table-cell table:style-name="ce146" office:value-type="float" office:value="26.08" calcext:value-type="float">
            <text:p>26.08</text:p>
          </table:table-cell>
          <table:table-cell table:style-name="ce154" office:value-type="float" office:value="17.262" calcext:value-type="float">
            <text:p>17.262</text:p>
          </table:table-cell>
          <table:table-cell office:value-type="float" office:value="0.000000204112183832818" calcext:value-type="float">
            <text:p>2.04E-07</text:p>
          </table:table-cell>
          <table:table-cell office:value-type="float" office:value="62287455" calcext:value-type="float">
            <text:p>622874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140-20.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8.886" calcext:value-type="float">
            <text:p>8.886</text:p>
          </table:table-cell>
          <table:table-cell table:style-name="ce10" office:value-type="float" office:value="13.145" calcext:value-type="float">
            <text:p>13.145</text:p>
          </table:table-cell>
          <table:table-cell table:style-name="ce18" office:value-type="float" office:value="14.026" calcext:value-type="float">
            <text:p>14.026</text:p>
          </table:table-cell>
          <table:table-cell table:style-name="ce26" office:value-type="float" office:value="10.209" calcext:value-type="float">
            <text:p>10.209</text:p>
          </table:table-cell>
          <table:table-cell table:style-name="ce34" office:value-type="float" office:value="6.844" calcext:value-type="float">
            <text:p>6.844</text:p>
          </table:table-cell>
          <table:table-cell table:style-name="ce42" office:value-type="float" office:value="12.482" calcext:value-type="float">
            <text:p>12.482</text:p>
          </table:table-cell>
          <table:table-cell table:style-name="ce50" office:value-type="float" office:value="10.394" calcext:value-type="float">
            <text:p>10.394</text:p>
          </table:table-cell>
          <table:table-cell table:style-name="ce58" office:value-type="float" office:value="7.861" calcext:value-type="float">
            <text:p>7.861</text:p>
          </table:table-cell>
          <table:table-cell table:style-name="ce66" office:value-type="float" office:value="7.006" calcext:value-type="float">
            <text:p>7.006</text:p>
          </table:table-cell>
          <table:table-cell table:style-name="ce74" office:value-type="float" office:value="9.699" calcext:value-type="float">
            <text:p>9.699</text:p>
          </table:table-cell>
          <table:table-cell table:style-name="ce82" office:value-type="float" office:value="12.897" calcext:value-type="float">
            <text:p>12.897</text:p>
          </table:table-cell>
          <table:table-cell table:style-name="ce90" office:value-type="float" office:value="8.091" calcext:value-type="float">
            <text:p>8.091</text:p>
          </table:table-cell>
          <table:table-cell table:style-name="ce98" office:value-type="float" office:value="8.992" calcext:value-type="float">
            <text:p>8.992</text:p>
          </table:table-cell>
          <table:table-cell table:style-name="ce106" office:value-type="float" office:value="19.112" calcext:value-type="float">
            <text:p>19.112</text:p>
          </table:table-cell>
          <table:table-cell table:style-name="ce114" office:value-type="float" office:value="13.405" calcext:value-type="float">
            <text:p>13.405</text:p>
          </table:table-cell>
          <table:table-cell table:style-name="ce122" office:value-type="float" office:value="9.211" calcext:value-type="float">
            <text:p>9.211</text:p>
          </table:table-cell>
          <table:table-cell table:style-name="ce130" office:value-type="float" office:value="15.16" calcext:value-type="float">
            <text:p>15.16</text:p>
          </table:table-cell>
          <table:table-cell table:style-name="ce138" office:value-type="float" office:value="18.73" calcext:value-type="float">
            <text:p>18.73</text:p>
          </table:table-cell>
          <table:table-cell table:style-name="ce146" office:value-type="float" office:value="25.994" calcext:value-type="float">
            <text:p>25.994</text:p>
          </table:table-cell>
          <table:table-cell table:style-name="ce154" office:value-type="float" office:value="17.173" calcext:value-type="float">
            <text:p>17.173</text:p>
          </table:table-cell>
          <table:table-cell office:value-type="float" office:value="0.00000023746151356233" calcext:value-type="float">
            <text:p>2.37E-07</text:p>
          </table:table-cell>
          <table:table-cell office:value-type="float" office:value="52172961" calcext:value-type="float">
            <text:p>5217296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og-140-20.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8.844" calcext:value-type="float">
            <text:p>8.844</text:p>
          </table:table-cell>
          <table:table-cell table:style-name="ce10" office:value-type="float" office:value="13.35" calcext:value-type="float">
            <text:p>13.35</text:p>
          </table:table-cell>
          <table:table-cell table:style-name="ce18" office:value-type="float" office:value="14.216" calcext:value-type="float">
            <text:p>14.216</text:p>
          </table:table-cell>
          <table:table-cell table:style-name="ce26" office:value-type="float" office:value="9.657" calcext:value-type="float">
            <text:p>9.657</text:p>
          </table:table-cell>
          <table:table-cell table:style-name="ce34" office:value-type="float" office:value="6.18" calcext:value-type="float">
            <text:p>6.18</text:p>
          </table:table-cell>
          <table:table-cell table:style-name="ce42" office:value-type="float" office:value="10.338" calcext:value-type="float">
            <text:p>10.338</text:p>
          </table:table-cell>
          <table:table-cell table:style-name="ce50" office:value-type="float" office:value="9.925" calcext:value-type="float">
            <text:p>9.925</text:p>
          </table:table-cell>
          <table:table-cell table:style-name="ce58" office:value-type="float" office:value="7.495" calcext:value-type="float">
            <text:p>7.495</text:p>
          </table:table-cell>
          <table:table-cell table:style-name="ce66" office:value-type="float" office:value="6.88" calcext:value-type="float">
            <text:p>6.88</text:p>
          </table:table-cell>
          <table:table-cell table:style-name="ce74" office:value-type="float" office:value="9.869" calcext:value-type="float">
            <text:p>9.869</text:p>
          </table:table-cell>
          <table:table-cell table:style-name="ce82" office:value-type="float" office:value="13.385" calcext:value-type="float">
            <text:p>13.385</text:p>
          </table:table-cell>
          <table:table-cell table:style-name="ce90" office:value-type="float" office:value="8.131" calcext:value-type="float">
            <text:p>8.131</text:p>
          </table:table-cell>
          <table:table-cell table:style-name="ce98" office:value-type="float" office:value="8.88" calcext:value-type="float">
            <text:p>8.88</text:p>
          </table:table-cell>
          <table:table-cell table:style-name="ce106" office:value-type="float" office:value="18.878" calcext:value-type="float">
            <text:p>18.878</text:p>
          </table:table-cell>
          <table:table-cell table:style-name="ce114" office:value-type="float" office:value="13.745" calcext:value-type="float">
            <text:p>13.745</text:p>
          </table:table-cell>
          <table:table-cell table:style-name="ce122" office:value-type="float" office:value="9.036" calcext:value-type="float">
            <text:p>9.036</text:p>
          </table:table-cell>
          <table:table-cell table:style-name="ce130" office:value-type="float" office:value="15.332" calcext:value-type="float">
            <text:p>15.332</text:p>
          </table:table-cell>
          <table:table-cell table:style-name="ce138" office:value-type="float" office:value="18.578" calcext:value-type="float">
            <text:p>18.578</text:p>
          </table:table-cell>
          <table:table-cell table:style-name="ce146" office:value-type="float" office:value="25.416" calcext:value-type="float">
            <text:p>25.416</text:p>
          </table:table-cell>
          <table:table-cell table:style-name="ce154" office:value-type="float" office:value="16.989" calcext:value-type="float">
            <text:p>16.989</text:p>
          </table:table-cell>
          <table:table-cell office:value-type="float" office:value="0.000000124727806334186" calcext:value-type="float">
            <text:p>1.25E-07</text:p>
          </table:table-cell>
          <table:table-cell office:value-type="float" office:value="101293413" calcext:value-type="float">
            <text:p>101293413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ft-2048</text:p>
          </table:table-cell>
          <table:table-cell table:number-columns-repeated="2" table:style-name="ce1" office:value-type="string" calcext:value-type="string">
            <text:p>n/a</text:p>
          </table:table-cell>
          <table:table-cell table:style-name="ce3" office:value-type="float" office:value="8.309" calcext:value-type="float">
            <text:p>8.309</text:p>
          </table:table-cell>
          <table:table-cell table:style-name="ce11" office:value-type="float" office:value="12.155" calcext:value-type="float">
            <text:p>12.155</text:p>
          </table:table-cell>
          <table:table-cell table:style-name="ce19" office:value-type="float" office:value="12.827" calcext:value-type="float">
            <text:p>12.827</text:p>
          </table:table-cell>
          <table:table-cell table:style-name="ce27" office:value-type="float" office:value="10.256" calcext:value-type="float">
            <text:p>10.256</text:p>
          </table:table-cell>
          <table:table-cell table:style-name="ce35" office:value-type="float" office:value="6.69" calcext:value-type="float">
            <text:p>6.69</text:p>
          </table:table-cell>
          <table:table-cell table:style-name="ce43" office:value-type="float" office:value="10.17" calcext:value-type="float">
            <text:p>10.17</text:p>
          </table:table-cell>
          <table:table-cell table:style-name="ce51" office:value-type="float" office:value="9.785" calcext:value-type="float">
            <text:p>9.785</text:p>
          </table:table-cell>
          <table:table-cell table:style-name="ce59" office:value-type="float" office:value="8.06" calcext:value-type="float">
            <text:p>8.06</text:p>
          </table:table-cell>
          <table:table-cell table:style-name="ce67" office:value-type="float" office:value="6.816" calcext:value-type="float">
            <text:p>6.816</text:p>
          </table:table-cell>
          <table:table-cell table:style-name="ce75" office:value-type="float" office:value="9.724" calcext:value-type="float">
            <text:p>9.724</text:p>
          </table:table-cell>
          <table:table-cell table:style-name="ce83" office:value-type="float" office:value="12.59" calcext:value-type="float">
            <text:p>12.59</text:p>
          </table:table-cell>
          <table:table-cell table:style-name="ce91" office:value-type="float" office:value="8.026" calcext:value-type="float">
            <text:p>8.026</text:p>
          </table:table-cell>
          <table:table-cell table:style-name="ce99" office:value-type="float" office:value="8.236" calcext:value-type="float">
            <text:p>8.236</text:p>
          </table:table-cell>
          <table:table-cell table:style-name="ce107" office:value-type="float" office:value="18.151" calcext:value-type="float">
            <text:p>18.151</text:p>
          </table:table-cell>
          <table:table-cell table:style-name="ce115" office:value-type="float" office:value="12.668" calcext:value-type="float">
            <text:p>12.668</text:p>
          </table:table-cell>
          <table:table-cell table:style-name="ce123" office:value-type="float" office:value="8.933" calcext:value-type="float">
            <text:p>8.933</text:p>
          </table:table-cell>
          <table:table-cell table:style-name="ce131" office:value-type="float" office:value="14.397" calcext:value-type="float">
            <text:p>14.397</text:p>
          </table:table-cell>
          <table:table-cell table:style-name="ce139" office:value-type="float" office:value="17.691" calcext:value-type="float">
            <text:p>17.691</text:p>
          </table:table-cell>
          <table:table-cell table:style-name="ce147" office:value-type="float" office:value="25.271" calcext:value-type="float">
            <text:p>25.271</text:p>
          </table:table-cell>
          <table:table-cell table:style-name="ce155" office:value-type="float" office:value="17.089" calcext:value-type="float">
            <text:p>17.089</text:p>
          </table:table-cell>
          <table:table-cell table:style-name="ce163" office:value-type="float" office:value="0.0000008240964594433" calcext:value-type="float">
            <text:p>8.24E-07</text:p>
          </table:table-cell>
          <table:table-cell table:style-name="ce1" office:value-type="float" office:value="14632900" calcext:value-type="float">
            <text:p>14632900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mel-76-20.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8.534" calcext:value-type="float">
            <text:p>8.534</text:p>
          </table:table-cell>
          <table:table-cell table:style-name="ce10" office:value-type="float" office:value="13.036" calcext:value-type="float">
            <text:p>13.036</text:p>
          </table:table-cell>
          <table:table-cell table:style-name="ce18" office:value-type="float" office:value="12.851" calcext:value-type="float">
            <text:p>12.851</text:p>
          </table:table-cell>
          <table:table-cell table:style-name="ce26" office:value-type="float" office:value="10.235" calcext:value-type="float">
            <text:p>10.235</text:p>
          </table:table-cell>
          <table:table-cell table:style-name="ce34" office:value-type="float" office:value="6.628" calcext:value-type="float">
            <text:p>6.628</text:p>
          </table:table-cell>
          <table:table-cell table:style-name="ce42" office:value-type="float" office:value="10.526" calcext:value-type="float">
            <text:p>10.526</text:p>
          </table:table-cell>
          <table:table-cell table:style-name="ce50" office:value-type="float" office:value="9.815" calcext:value-type="float">
            <text:p>9.815</text:p>
          </table:table-cell>
          <table:table-cell table:style-name="ce58" office:value-type="float" office:value="7.885" calcext:value-type="float">
            <text:p>7.885</text:p>
          </table:table-cell>
          <table:table-cell table:style-name="ce66" office:value-type="float" office:value="6.465" calcext:value-type="float">
            <text:p>6.465</text:p>
          </table:table-cell>
          <table:table-cell table:style-name="ce74" office:value-type="float" office:value="8.916" calcext:value-type="float">
            <text:p>8.916</text:p>
          </table:table-cell>
          <table:table-cell table:style-name="ce82" office:value-type="float" office:value="12.344" calcext:value-type="float">
            <text:p>12.344</text:p>
          </table:table-cell>
          <table:table-cell table:style-name="ce90" office:value-type="float" office:value="7.824" calcext:value-type="float">
            <text:p>7.824</text:p>
          </table:table-cell>
          <table:table-cell table:style-name="ce98" office:value-type="float" office:value="8.173" calcext:value-type="float">
            <text:p>8.173</text:p>
          </table:table-cell>
          <table:table-cell table:style-name="ce106" office:value-type="float" office:value="17.488" calcext:value-type="float">
            <text:p>17.488</text:p>
          </table:table-cell>
          <table:table-cell table:style-name="ce114" office:value-type="float" office:value="12.104" calcext:value-type="float">
            <text:p>12.104</text:p>
          </table:table-cell>
          <table:table-cell table:style-name="ce122" office:value-type="float" office:value="8.528" calcext:value-type="float">
            <text:p>8.528</text:p>
          </table:table-cell>
          <table:table-cell table:style-name="ce130" office:value-type="float" office:value="13.861" calcext:value-type="float">
            <text:p>13.861</text:p>
          </table:table-cell>
          <table:table-cell table:style-name="ce138" office:value-type="float" office:value="16.865" calcext:value-type="float">
            <text:p>16.865</text:p>
          </table:table-cell>
          <table:table-cell table:style-name="ce146" office:value-type="float" office:value="24.794" calcext:value-type="float">
            <text:p>24.794</text:p>
          </table:table-cell>
          <table:table-cell table:style-name="ce154" office:value-type="float" office:value="16.82" calcext:value-type="float">
            <text:p>16.82</text:p>
          </table:table-cell>
          <table:table-cell office:value-type="float" office:value="0.000000225143312525484" calcext:value-type="float">
            <text:p>2.25E-07</text:p>
          </table:table-cell>
          <table:table-cell office:value-type="float" office:value="52250968" calcext:value-type="float">
            <text:p>5225096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rk-12-20.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7.265" calcext:value-type="float">
            <text:p>7.265</text:p>
          </table:table-cell>
          <table:table-cell table:style-name="ce10" office:value-type="float" office:value="10.102" calcext:value-type="float">
            <text:p>10.102</text:p>
          </table:table-cell>
          <table:table-cell table:style-name="ce18" office:value-type="float" office:value="10.998" calcext:value-type="float">
            <text:p>10.998</text:p>
          </table:table-cell>
          <table:table-cell table:style-name="ce26" office:value-type="float" office:value="9.578" calcext:value-type="float">
            <text:p>9.578</text:p>
          </table:table-cell>
          <table:table-cell table:style-name="ce34" office:value-type="float" office:value="5.065" calcext:value-type="float">
            <text:p>5.065</text:p>
          </table:table-cell>
          <table:table-cell table:style-name="ce42" office:value-type="float" office:value="8.302" calcext:value-type="float">
            <text:p>8.302</text:p>
          </table:table-cell>
          <table:table-cell table:style-name="ce50" office:value-type="float" office:value="7.26" calcext:value-type="float">
            <text:p>7.26</text:p>
          </table:table-cell>
          <table:table-cell table:style-name="ce58" office:value-type="float" office:value="7.178" calcext:value-type="float">
            <text:p>7.178</text:p>
          </table:table-cell>
          <table:table-cell table:style-name="ce66" office:value-type="float" office:value="4.749" calcext:value-type="float">
            <text:p>4.749</text:p>
          </table:table-cell>
          <table:table-cell table:style-name="ce74" office:value-type="float" office:value="6.455" calcext:value-type="float">
            <text:p>6.455</text:p>
          </table:table-cell>
          <table:table-cell table:style-name="ce82" office:value-type="float" office:value="9.438" calcext:value-type="float">
            <text:p>9.438</text:p>
          </table:table-cell>
          <table:table-cell table:style-name="ce90" office:value-type="float" office:value="7.594" calcext:value-type="float">
            <text:p>7.594</text:p>
          </table:table-cell>
          <table:table-cell table:style-name="ce98" office:value-type="float" office:value="5.231" calcext:value-type="float">
            <text:p>5.231</text:p>
          </table:table-cell>
          <table:table-cell table:style-name="ce106" office:value-type="float" office:value="12.397" calcext:value-type="float">
            <text:p>12.397</text:p>
          </table:table-cell>
          <table:table-cell table:style-name="ce114" office:value-type="float" office:value="8.607" calcext:value-type="float">
            <text:p>8.607</text:p>
          </table:table-cell>
          <table:table-cell table:style-name="ce122" office:value-type="float" office:value="6.459" calcext:value-type="float">
            <text:p>6.459</text:p>
          </table:table-cell>
          <table:table-cell table:style-name="ce130" office:value-type="float" office:value="12.201" calcext:value-type="float">
            <text:p>12.201</text:p>
          </table:table-cell>
          <table:table-cell table:style-name="ce138" office:value-type="float" office:value="15.353" calcext:value-type="float">
            <text:p>15.353</text:p>
          </table:table-cell>
          <table:table-cell table:style-name="ce146" office:value-type="float" office:value="19.755" calcext:value-type="float">
            <text:p>19.755</text:p>
          </table:table-cell>
          <table:table-cell table:style-name="ce154" office:value-type="float" office:value="15.027" calcext:value-type="float">
            <text:p>15.027</text:p>
          </table:table-cell>
          <table:table-cell office:value-type="float" office:value="0.00000015705163410363" calcext:value-type="float">
            <text:p>1.57E-07</text:p>
          </table:table-cell>
          <table:table-cell office:value-type="float" office:value="61089444" calcext:value-type="float">
            <text:p>6108944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12-20.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7.211" calcext:value-type="float">
            <text:p>7.211</text:p>
          </table:table-cell>
          <table:table-cell table:style-name="ce10" office:value-type="float" office:value="9.983" calcext:value-type="float">
            <text:p>9.983</text:p>
          </table:table-cell>
          <table:table-cell table:style-name="ce18" office:value-type="float" office:value="10.937" calcext:value-type="float">
            <text:p>10.937</text:p>
          </table:table-cell>
          <table:table-cell table:style-name="ce26" office:value-type="float" office:value="9.566" calcext:value-type="float">
            <text:p>9.566</text:p>
          </table:table-cell>
          <table:table-cell table:style-name="ce34" office:value-type="float" office:value="4.993" calcext:value-type="float">
            <text:p>4.993</text:p>
          </table:table-cell>
          <table:table-cell table:style-name="ce42" office:value-type="float" office:value="8.188" calcext:value-type="float">
            <text:p>8.188</text:p>
          </table:table-cell>
          <table:table-cell table:style-name="ce50" office:value-type="float" office:value="7.109" calcext:value-type="float">
            <text:p>7.109</text:p>
          </table:table-cell>
          <table:table-cell table:style-name="ce58" office:value-type="float" office:value="7.288" calcext:value-type="float">
            <text:p>7.288</text:p>
          </table:table-cell>
          <table:table-cell table:style-name="ce66" office:value-type="float" office:value="4.758" calcext:value-type="float">
            <text:p>4.758</text:p>
          </table:table-cell>
          <table:table-cell table:style-name="ce74" office:value-type="float" office:value="6.121" calcext:value-type="float">
            <text:p>6.121</text:p>
          </table:table-cell>
          <table:table-cell table:style-name="ce82" office:value-type="float" office:value="9.128" calcext:value-type="float">
            <text:p>9.128</text:p>
          </table:table-cell>
          <table:table-cell table:style-name="ce90" office:value-type="float" office:value="7.575" calcext:value-type="float">
            <text:p>7.575</text:p>
          </table:table-cell>
          <table:table-cell table:style-name="ce98" office:value-type="float" office:value="5.218" calcext:value-type="float">
            <text:p>5.218</text:p>
          </table:table-cell>
          <table:table-cell table:style-name="ce106" office:value-type="float" office:value="12.056" calcext:value-type="float">
            <text:p>12.056</text:p>
          </table:table-cell>
          <table:table-cell table:style-name="ce114" office:value-type="float" office:value="8.582" calcext:value-type="float">
            <text:p>8.582</text:p>
          </table:table-cell>
          <table:table-cell table:style-name="ce122" office:value-type="float" office:value="6.647" calcext:value-type="float">
            <text:p>6.647</text:p>
          </table:table-cell>
          <table:table-cell table:style-name="ce130" office:value-type="float" office:value="12.072" calcext:value-type="float">
            <text:p>12.072</text:p>
          </table:table-cell>
          <table:table-cell table:style-name="ce138" office:value-type="float" office:value="14.896" calcext:value-type="float">
            <text:p>14.896</text:p>
          </table:table-cell>
          <table:table-cell table:style-name="ce146" office:value-type="float" office:value="19.245" calcext:value-type="float">
            <text:p>19.245</text:p>
          </table:table-cell>
          <table:table-cell table:style-name="ce154" office:value-type="float" office:value="15.028" calcext:value-type="float">
            <text:p>15.028</text:p>
          </table:table-cell>
          <table:table-cell office:value-type="float" office:value="0.000000181737258889104" calcext:value-type="float">
            <text:p>1.82E-07</text:p>
          </table:table-cell>
          <table:table-cell office:value-type="float" office:value="52819065" calcext:value-type="float">
            <text:p>528190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04-20.0</text:p>
          </table:table-cell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-27.367" calcext:value-type="float">
            <text:p>-27.367</text:p>
          </table:table-cell>
          <table:table-cell table:style-name="ce10" office:value-type="float" office:value="1.174" calcext:value-type="float">
            <text:p>1.174</text:p>
          </table:table-cell>
          <table:table-cell table:style-name="ce18" office:value-type="float" office:value="9.435" calcext:value-type="float">
            <text:p>9.435</text:p>
          </table:table-cell>
          <table:table-cell table:style-name="ce26" office:value-type="float" office:value="-16.433" calcext:value-type="float">
            <text:p>-16.433</text:p>
          </table:table-cell>
          <table:table-cell table:style-name="ce34" office:value-type="float" office:value="-14.525" calcext:value-type="float">
            <text:p>-14.525</text:p>
          </table:table-cell>
          <table:table-cell table:style-name="ce42" office:value-type="float" office:value="4.512" calcext:value-type="float">
            <text:p>4.512</text:p>
          </table:table-cell>
          <table:table-cell table:style-name="ce50" office:value-type="float" office:value="11.044" calcext:value-type="float">
            <text:p>11.044</text:p>
          </table:table-cell>
          <table:table-cell table:style-name="ce58" office:value-type="float" office:value="-12.073" calcext:value-type="float">
            <text:p>-12.073</text:p>
          </table:table-cell>
          <table:table-cell table:style-name="ce66" office:value-type="float" office:value="-17.042" calcext:value-type="float">
            <text:p>-17.042</text:p>
          </table:table-cell>
          <table:table-cell table:style-name="ce74" office:value-type="float" office:value="9.392" calcext:value-type="float">
            <text:p>9.392</text:p>
          </table:table-cell>
          <table:table-cell table:style-name="ce82" office:value-type="float" office:value="5.009" calcext:value-type="float">
            <text:p>5.009</text:p>
          </table:table-cell>
          <table:table-cell table:style-name="ce90" office:value-type="float" office:value="-15.127" calcext:value-type="float">
            <text:p>-15.127</text:p>
          </table:table-cell>
          <table:table-cell table:style-name="ce98" office:value-type="float" office:value="-25.373" calcext:value-type="float">
            <text:p>-25.373</text:p>
          </table:table-cell>
          <table:table-cell table:style-name="ce106" office:value-type="float" office:value="16.654" calcext:value-type="float">
            <text:p>16.654</text:p>
          </table:table-cell>
          <table:table-cell table:style-name="ce114" office:value-type="float" office:value="4.89" calcext:value-type="float">
            <text:p>4.89</text:p>
          </table:table-cell>
          <table:table-cell table:style-name="ce122" office:value-type="float" office:value="-20.388" calcext:value-type="float">
            <text:p>-20.388</text:p>
          </table:table-cell>
          <table:table-cell table:style-name="ce130" office:value-type="float" office:value="-15.689" calcext:value-type="float">
            <text:p>-15.689</text:p>
          </table:table-cell>
          <table:table-cell table:style-name="ce138" office:value-type="float" office:value="15.067" calcext:value-type="float">
            <text:p>15.067</text:p>
          </table:table-cell>
          <table:table-cell table:style-name="ce146" office:value-type="float" office:value="22.55" calcext:value-type="float">
            <text:p>22.55</text:p>
          </table:table-cell>
          <table:table-cell table:style-name="ce154" office:value-type="float" office:value="-13.338" calcext:value-type="float">
            <text:p>-13.338</text:p>
          </table:table-cell>
          <table:table-cell office:value-type="float" office:value="-0.000000202897503045785" calcext:value-type="float">
            <text:p>-2.03E-07</text:p>
          </table:table-cell>
          <table:table-cell office:value-type="float" office:value="51955260" calcext:value-type="float">
            <text:p>5195526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og-332-20.0</text:p>
          </table:table-cell>
          <table:table-cell office:value-type="float" office:value="332" calcext:value-type="float">
            <text:p>332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-28.252" calcext:value-type="float">
            <text:p>-28.252</text:p>
          </table:table-cell>
          <table:table-cell table:style-name="ce10" office:value-type="float" office:value="-3.67" calcext:value-type="float">
            <text:p>-3.67</text:p>
          </table:table-cell>
          <table:table-cell table:style-name="ce18" office:value-type="float" office:value="8.404" calcext:value-type="float">
            <text:p>8.404</text:p>
          </table:table-cell>
          <table:table-cell table:style-name="ce26" office:value-type="float" office:value="-15.712" calcext:value-type="float">
            <text:p>-15.712</text:p>
          </table:table-cell>
          <table:table-cell table:style-name="ce34" office:value-type="float" office:value="-14.819" calcext:value-type="float">
            <text:p>-14.819</text:p>
          </table:table-cell>
          <table:table-cell table:style-name="ce42" office:value-type="float" office:value="3.648" calcext:value-type="float">
            <text:p>3.648</text:p>
          </table:table-cell>
          <table:table-cell table:style-name="ce50" office:value-type="float" office:value="10.28" calcext:value-type="float">
            <text:p>10.28</text:p>
          </table:table-cell>
          <table:table-cell table:style-name="ce58" office:value-type="float" office:value="-9.261" calcext:value-type="float">
            <text:p>-9.261</text:p>
          </table:table-cell>
          <table:table-cell table:style-name="ce66" office:value-type="float" office:value="-24.22" calcext:value-type="float">
            <text:p>-24.22</text:p>
          </table:table-cell>
          <table:table-cell table:style-name="ce74" office:value-type="float" office:value="1.878" calcext:value-type="float">
            <text:p>1.878</text:p>
          </table:table-cell>
          <table:table-cell table:style-name="ce82" office:value-type="float" office:value="6.236" calcext:value-type="float">
            <text:p>6.236</text:p>
          </table:table-cell>
          <table:table-cell table:style-name="ce90" office:value-type="float" office:value="-17.118" calcext:value-type="float">
            <text:p>-17.118</text:p>
          </table:table-cell>
          <table:table-cell table:style-name="ce98" office:value-type="float" office:value="-27.982" calcext:value-type="float">
            <text:p>-27.982</text:p>
          </table:table-cell>
          <table:table-cell table:style-name="ce106" office:value-type="float" office:value="9.97" calcext:value-type="float">
            <text:p>9.97</text:p>
          </table:table-cell>
          <table:table-cell table:style-name="ce114" office:value-type="float" office:value="1.874" calcext:value-type="float">
            <text:p>1.874</text:p>
          </table:table-cell>
          <table:table-cell table:style-name="ce122" office:value-type="float" office:value="-27.969" calcext:value-type="float">
            <text:p>-27.969</text:p>
          </table:table-cell>
          <table:table-cell table:style-name="ce130" office:value-type="float" office:value="-23.204" calcext:value-type="float">
            <text:p>-23.204</text:p>
          </table:table-cell>
          <table:table-cell table:style-name="ce138" office:value-type="float" office:value="14.554" calcext:value-type="float">
            <text:p>14.554</text:p>
          </table:table-cell>
          <table:table-cell table:style-name="ce146" office:value-type="float" office:value="16.481" calcext:value-type="float">
            <text:p>16.481</text:p>
          </table:table-cell>
          <table:table-cell table:style-name="ce154" office:value-type="float" office:value="-23.164" calcext:value-type="float">
            <text:p>-23.164</text:p>
          </table:table-cell>
          <table:table-cell office:value-type="float" office:value="-0.000000117583146772479" calcext:value-type="float">
            <text:p>-1.18E-07</text:p>
          </table:table-cell>
          <table:table-cell office:value-type="float" office:value="101165928" calcext:value-type="float">
            <text:p>1011659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rk-76-20.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-51.707" calcext:value-type="float">
            <text:p>-51.707</text:p>
          </table:table-cell>
          <table:table-cell table:style-name="ce10" office:value-type="float" office:value="-20.694" calcext:value-type="float">
            <text:p>-20.694</text:p>
          </table:table-cell>
          <table:table-cell table:style-name="ce18" office:value-type="float" office:value="0.837" calcext:value-type="float">
            <text:p>0.837</text:p>
          </table:table-cell>
          <table:table-cell table:style-name="ce26" office:value-type="float" office:value="-28.045" calcext:value-type="float">
            <text:p>-28.045</text:p>
          </table:table-cell>
          <table:table-cell table:style-name="ce34" office:value-type="float" office:value="-40.389" calcext:value-type="float">
            <text:p>-40.389</text:p>
          </table:table-cell>
          <table:table-cell table:style-name="ce42" office:value-type="float" office:value="-8.556" calcext:value-type="float">
            <text:p>-8.556</text:p>
          </table:table-cell>
          <table:table-cell table:style-name="ce50" office:value-type="float" office:value="-3.098" calcext:value-type="float">
            <text:p>-3.098</text:p>
          </table:table-cell>
          <table:table-cell table:style-name="ce58" office:value-type="float" office:value="-23.927" calcext:value-type="float">
            <text:p>-23.927</text:p>
          </table:table-cell>
          <table:table-cell table:style-name="ce66" office:value-type="float" office:value="-40.202" calcext:value-type="float">
            <text:p>-40.202</text:p>
          </table:table-cell>
          <table:table-cell table:style-name="ce74" office:value-type="float" office:value="-4.254" calcext:value-type="float">
            <text:p>-4.254</text:p>
          </table:table-cell>
          <table:table-cell table:style-name="ce82" office:value-type="float" office:value="-1.129" calcext:value-type="float">
            <text:p>-1.129</text:p>
          </table:table-cell>
          <table:table-cell table:style-name="ce90" office:value-type="float" office:value="-28.316" calcext:value-type="float">
            <text:p>-28.316</text:p>
          </table:table-cell>
          <table:table-cell table:style-name="ce98" office:value-type="float" office:value="-48.376" calcext:value-type="float">
            <text:p>-48.376</text:p>
          </table:table-cell>
          <table:table-cell table:style-name="ce106" office:value-type="float" office:value="19.698" calcext:value-type="float">
            <text:p>19.698</text:p>
          </table:table-cell>
          <table:table-cell table:style-name="ce114" office:value-type="float" office:value="-23.052" calcext:value-type="float">
            <text:p>-23.052</text:p>
          </table:table-cell>
          <table:table-cell table:style-name="ce122" office:value-type="float" office:value="-30.727" calcext:value-type="float">
            <text:p>-30.727</text:p>
          </table:table-cell>
          <table:table-cell table:style-name="ce130" office:value-type="float" office:value="-43.023" calcext:value-type="float">
            <text:p>-43.023</text:p>
          </table:table-cell>
          <table:table-cell table:style-name="ce138" office:value-type="float" office:value="-10.873" calcext:value-type="float">
            <text:p>-10.873</text:p>
          </table:table-cell>
          <table:table-cell table:style-name="ce146" office:value-type="float" office:value="3.383" calcext:value-type="float">
            <text:p>3.383</text:p>
          </table:table-cell>
          <table:table-cell table:style-name="ce154" office:value-type="float" office:value="-29.901" calcext:value-type="float">
            <text:p>-29.901</text:p>
          </table:table-cell>
          <table:table-cell office:value-type="float" office:value="-0.000000453641608944626" calcext:value-type="float">
            <text:p>-4.54E-07</text:p>
          </table:table-cell>
          <table:table-cell office:value-type="float" office:value="61294818" calcext:value-type="float">
            <text:p>6129481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og-76-20.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-59.414" calcext:value-type="float">
            <text:p>-59.414</text:p>
          </table:table-cell>
          <table:table-cell table:style-name="ce10" office:value-type="float" office:value="-27.743" calcext:value-type="float">
            <text:p>-27.743</text:p>
          </table:table-cell>
          <table:table-cell table:style-name="ce18" office:value-type="float" office:value="-10.649" calcext:value-type="float">
            <text:p>-10.649</text:p>
          </table:table-cell>
          <table:table-cell table:style-name="ce26" office:value-type="float" office:value="-22.731" calcext:value-type="float">
            <text:p>-22.731</text:p>
          </table:table-cell>
          <table:table-cell table:style-name="ce34" office:value-type="float" office:value="-43.59" calcext:value-type="float">
            <text:p>-43.59</text:p>
          </table:table-cell>
          <table:table-cell table:style-name="ce42" office:value-type="float" office:value="1.463" calcext:value-type="float">
            <text:p>1.463</text:p>
          </table:table-cell>
          <table:table-cell table:style-name="ce50" office:value-type="float" office:value="-9.538" calcext:value-type="float">
            <text:p>-9.538</text:p>
          </table:table-cell>
          <table:table-cell table:style-name="ce58" office:value-type="float" office:value="-31.305" calcext:value-type="float">
            <text:p>-31.305</text:p>
          </table:table-cell>
          <table:table-cell table:style-name="ce66" office:value-type="float" office:value="-50.804" calcext:value-type="float">
            <text:p>-50.804</text:p>
          </table:table-cell>
          <table:table-cell table:style-name="ce74" office:value-type="float" office:value="-10.885" calcext:value-type="float">
            <text:p>-10.885</text:p>
          </table:table-cell>
          <table:table-cell table:style-name="ce82" office:value-type="float" office:value="-10.467" calcext:value-type="float">
            <text:p>-10.467</text:p>
          </table:table-cell>
          <table:table-cell table:style-name="ce90" office:value-type="float" office:value="-28.23" calcext:value-type="float">
            <text:p>-28.23</text:p>
          </table:table-cell>
          <table:table-cell table:style-name="ce98" office:value-type="float" office:value="-55.714" calcext:value-type="float">
            <text:p>-55.714</text:p>
          </table:table-cell>
          <table:table-cell table:style-name="ce106" office:value-type="float" office:value="14.71" calcext:value-type="float">
            <text:p>14.71</text:p>
          </table:table-cell>
          <table:table-cell table:style-name="ce114" office:value-type="float" office:value="-19.354" calcext:value-type="float">
            <text:p>-19.354</text:p>
          </table:table-cell>
          <table:table-cell table:style-name="ce122" office:value-type="float" office:value="-34.201" calcext:value-type="float">
            <text:p>-34.201</text:p>
          </table:table-cell>
          <table:table-cell table:style-name="ce130" office:value-type="float" office:value="-48.481" calcext:value-type="float">
            <text:p>-48.481</text:p>
          </table:table-cell>
          <table:table-cell table:style-name="ce138" office:value-type="float" office:value="-5.686" calcext:value-type="float">
            <text:p>-5.686</text:p>
          </table:table-cell>
          <table:table-cell table:style-name="ce146" office:value-type="float" office:value="-2.111" calcext:value-type="float">
            <text:p>-2.111</text:p>
          </table:table-cell>
          <table:table-cell table:style-name="ce154" office:value-type="float" office:value="-34.2" calcext:value-type="float">
            <text:p>-34.2</text:p>
          </table:table-cell>
          <table:table-cell office:value-type="float" office:value="-0.000000302997387787822" calcext:value-type="float">
            <text:p>-3.03E-07</text:p>
          </table:table-cell>
          <table:table-cell office:value-type="float" office:value="97134726" calcext:value-type="float">
            <text:p>9713472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og-12-20.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-97.692" calcext:value-type="float">
            <text:p>-97.692</text:p>
          </table:table-cell>
          <table:table-cell table:style-name="ce10" office:value-type="float" office:value="-26.003" calcext:value-type="float">
            <text:p>-26.003</text:p>
          </table:table-cell>
          <table:table-cell table:style-name="ce18" office:value-type="float" office:value="-40.2" calcext:value-type="float">
            <text:p>-40.2</text:p>
          </table:table-cell>
          <table:table-cell table:style-name="ce26" office:value-type="float" office:value="-25.033" calcext:value-type="float">
            <text:p>-25.033</text:p>
          </table:table-cell>
          <table:table-cell table:style-name="ce34" office:value-type="float" office:value="-75.542" calcext:value-type="float">
            <text:p>-75.542</text:p>
          </table:table-cell>
          <table:table-cell table:style-name="ce42" office:value-type="float" office:value="-5.852" calcext:value-type="float">
            <text:p>-5.852</text:p>
          </table:table-cell>
          <table:table-cell table:style-name="ce50" office:value-type="float" office:value="-37.635" calcext:value-type="float">
            <text:p>-37.635</text:p>
          </table:table-cell>
          <table:table-cell table:style-name="ce58" office:value-type="float" office:value="-30.275" calcext:value-type="float">
            <text:p>-30.275</text:p>
          </table:table-cell>
          <table:table-cell table:style-name="ce66" office:value-type="float" office:value="-95.608" calcext:value-type="float">
            <text:p>-95.608</text:p>
          </table:table-cell>
          <table:table-cell table:style-name="ce74" office:value-type="float" office:value="-4.244" calcext:value-type="float">
            <text:p>-4.244</text:p>
          </table:table-cell>
          <table:table-cell table:style-name="ce82" office:value-type="float" office:value="-56.657" calcext:value-type="float">
            <text:p>-56.657</text:p>
          </table:table-cell>
          <table:table-cell table:style-name="ce90" office:value-type="float" office:value="-25.327" calcext:value-type="float">
            <text:p>-25.327</text:p>
          </table:table-cell>
          <table:table-cell table:style-name="ce98" office:value-type="float" office:value="-92.722" calcext:value-type="float">
            <text:p>-92.722</text:p>
          </table:table-cell>
          <table:table-cell table:style-name="ce106" office:value-type="float" office:value="-9.176" calcext:value-type="float">
            <text:p>-9.176</text:p>
          </table:table-cell>
          <table:table-cell table:style-name="ce114" office:value-type="float" office:value="-59.423" calcext:value-type="float">
            <text:p>-59.423</text:p>
          </table:table-cell>
          <table:table-cell table:style-name="ce122" office:value-type="float" office:value="-34.928" calcext:value-type="float">
            <text:p>-34.928</text:p>
          </table:table-cell>
          <table:table-cell table:style-name="ce130" office:value-type="float" office:value="-88.11" calcext:value-type="float">
            <text:p>-88.11</text:p>
          </table:table-cell>
          <table:table-cell table:style-name="ce138" office:value-type="float" office:value="11.829" calcext:value-type="float">
            <text:p>11.829</text:p>
          </table:table-cell>
          <table:table-cell table:style-name="ce146" office:value-type="float" office:value="-44.83" calcext:value-type="float">
            <text:p>-44.83</text:p>
          </table:table-cell>
          <table:table-cell table:style-name="ce154" office:value-type="float" office:value="-34.926" calcext:value-type="float">
            <text:p>-34.926</text:p>
          </table:table-cell>
          <table:table-cell office:value-type="float" office:value="-0.00000061191703211495" calcext:value-type="float">
            <text:p>-6.12E-07</text:p>
          </table:table-cell>
          <table:table-cell office:value-type="float" office:value="73688580" calcext:value-type="float">
            <text:p>73688580</text:p>
          </table:table-cell>
          <table:table-cell table:number-columns-repeated="999"/>
        </table:table-row>
        <table:table-row table:style-name="ro1" table:number-rows-repeated="2">
          <table:table-cell table:number-columns-repeated="3"/>
          <table:table-cell table:style-name="Default" table:number-columns-repeated="21"/>
          <table:table-cell table:number-columns-repeated="1000"/>
        </table:table-row>
        <table:table-row table:style-name="ro1">
          <table:table-cell office:value-type="string" calcext:value-type="string">
            <text:p>tf_config</text:p>
          </table:table-cell>
          <table:table-cell table:number-columns-repeated="2"/>
          <table:table-cell table:style-name="Default" office:value-type="string" calcext:value-type="string">
            <text:p>drums.SDR</text:p>
          </table:table-cell>
          <table:table-cell table:style-name="Default" office:value-type="string" calcext:value-type="string">
            <text:p>drums.SIR</text:p>
          </table:table-cell>
          <table:table-cell table:style-name="Default" office:value-type="string" calcext:value-type="string">
            <text:p>drums.ISR</text:p>
          </table:table-cell>
          <table:table-cell table:style-name="Default" office:value-type="string" calcext:value-type="string">
            <text:p>drums.SAR</text:p>
          </table:table-cell>
          <table:table-cell table:style-name="Default" office:value-type="string" calcext:value-type="string">
            <text:p>bass.SDR</text:p>
          </table:table-cell>
          <table:table-cell table:style-name="Default" office:value-type="string" calcext:value-type="string">
            <text:p>bass.SIR</text:p>
          </table:table-cell>
          <table:table-cell table:style-name="Default" office:value-type="string" calcext:value-type="string">
            <text:p>bass.ISR</text:p>
          </table:table-cell>
          <table:table-cell table:style-name="Default" office:value-type="string" calcext:value-type="string">
            <text:p>bass.SAR</text:p>
          </table:table-cell>
          <table:table-cell table:style-name="Default" office:value-type="string" calcext:value-type="string">
            <text:p>other.SDR</text:p>
          </table:table-cell>
          <table:table-cell table:style-name="Default" office:value-type="string" calcext:value-type="string">
            <text:p>other.SIR</text:p>
          </table:table-cell>
          <table:table-cell table:style-name="Default" office:value-type="string" calcext:value-type="string">
            <text:p>other.ISR</text:p>
          </table:table-cell>
          <table:table-cell table:style-name="Default" office:value-type="string" calcext:value-type="string">
            <text:p>other.SAR</text:p>
          </table:table-cell>
          <table:table-cell table:style-name="Default" office:value-type="string" calcext:value-type="string">
            <text:p>vocals.SDR</text:p>
          </table:table-cell>
          <table:table-cell table:style-name="Default" office:value-type="string" calcext:value-type="string">
            <text:p>vocals.SIR</text:p>
          </table:table-cell>
          <table:table-cell table:style-name="Default" office:value-type="string" calcext:value-type="string">
            <text:p>vocals.ISR</text:p>
          </table:table-cell>
          <table:table-cell table:style-name="Default" office:value-type="string" calcext:value-type="string">
            <text:p>vocals.SAR</text:p>
          </table:table-cell>
          <table:table-cell table:style-name="Default" office:value-type="string" calcext:value-type="string">
            <text:p>accompaniment.SDR</text:p>
          </table:table-cell>
          <table:table-cell table:style-name="Default" office:value-type="string" calcext:value-type="string">
            <text:p>accompaniment.SIR</text:p>
          </table:table-cell>
          <table:table-cell table:style-name="Default" office:value-type="string" calcext:value-type="string">
            <text:p>accompaniment.ISR</text:p>
          </table:table-cell>
          <table:table-cell table:style-name="Default" office:value-type="string" calcext:value-type="string">
            <text:p>accompaniment.SAR</text:p>
          </table:table-cell>
          <table:table-cell table:style-name="Default" office:value-type="string" calcext:value-type="string">
            <text:p>bss_per_coef</text:p>
          </table:table-cell>
          <table:table-cell office:value-type="string" calcext:value-type="string">
            <text:p>coef_siz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rk-204-20.0</text:p>
          </table:table-cell>
          <table:table-cell table:number-columns-repeated="2"/>
          <table:table-cell table:style-name="ce4" office:value-type="float" office:value="7.532" calcext:value-type="float">
            <text:p>7.532</text:p>
          </table:table-cell>
          <table:table-cell table:style-name="ce12" office:value-type="float" office:value="11.354" calcext:value-type="float">
            <text:p>11.354</text:p>
          </table:table-cell>
          <table:table-cell table:style-name="ce20" office:value-type="float" office:value="10.797" calcext:value-type="float">
            <text:p>10.797</text:p>
          </table:table-cell>
          <table:table-cell table:style-name="ce28" office:value-type="float" office:value="8.736" calcext:value-type="float">
            <text:p>8.736</text:p>
          </table:table-cell>
          <table:table-cell table:style-name="ce36" office:value-type="float" office:value="7.257" calcext:value-type="float">
            <text:p>7.257</text:p>
          </table:table-cell>
          <table:table-cell table:style-name="ce44" office:value-type="float" office:value="12.709" calcext:value-type="float">
            <text:p>12.709</text:p>
          </table:table-cell>
          <table:table-cell table:style-name="ce52" office:value-type="float" office:value="8.393" calcext:value-type="float">
            <text:p>8.393</text:p>
          </table:table-cell>
          <table:table-cell table:style-name="ce60" office:value-type="float" office:value="6.765" calcext:value-type="float">
            <text:p>6.765</text:p>
          </table:table-cell>
          <table:table-cell table:style-name="ce68" office:value-type="float" office:value="5.986" calcext:value-type="float">
            <text:p>5.986</text:p>
          </table:table-cell>
          <table:table-cell table:style-name="ce76" office:value-type="float" office:value="7.829" calcext:value-type="float">
            <text:p>7.829</text:p>
          </table:table-cell>
          <table:table-cell table:style-name="ce84" office:value-type="float" office:value="11.484" calcext:value-type="float">
            <text:p>11.484</text:p>
          </table:table-cell>
          <table:table-cell table:style-name="ce92" office:value-type="float" office:value="8.084" calcext:value-type="float">
            <text:p>8.084</text:p>
          </table:table-cell>
          <table:table-cell table:style-name="ce100" office:value-type="float" office:value="8.3" calcext:value-type="float">
            <text:p>8.3</text:p>
          </table:table-cell>
          <table:table-cell table:style-name="ce108" office:value-type="float" office:value="17.742" calcext:value-type="float">
            <text:p>17.742</text:p>
          </table:table-cell>
          <table:table-cell table:style-name="ce116" office:value-type="float" office:value="12.427" calcext:value-type="float">
            <text:p>12.427</text:p>
          </table:table-cell>
          <table:table-cell table:style-name="ce124" office:value-type="float" office:value="9.817" calcext:value-type="float">
            <text:p>9.817</text:p>
          </table:table-cell>
          <table:table-cell table:style-name="ce132" office:value-type="float" office:value="14.008" calcext:value-type="float">
            <text:p>14.008</text:p>
          </table:table-cell>
          <table:table-cell table:style-name="ce140" office:value-type="float" office:value="18.43" calcext:value-type="float">
            <text:p>18.43</text:p>
          </table:table-cell>
          <table:table-cell table:style-name="ce148" office:value-type="float" office:value="24.747" calcext:value-type="float">
            <text:p>24.747</text:p>
          </table:table-cell>
          <table:table-cell table:style-name="ce156" office:value-type="float" office:value="16.048" calcext:value-type="float">
            <text:p>16.048</text:p>
          </table:table-cell>
          <table:table-cell office:value-type="float" office:value="0.000000223168587115303" calcext:value-type="float">
            <text:p>2.23E-07</text:p>
          </table:table-cell>
          <table:table-cell office:value-type="float" office:value="47921005" calcext:value-type="float">
            <text:p>479210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68-20.0</text:p>
          </table:table-cell>
          <table:table-cell table:number-columns-repeated="2"/>
          <table:table-cell table:style-name="ce4" office:value-type="float" office:value="7.443" calcext:value-type="float">
            <text:p>7.443</text:p>
          </table:table-cell>
          <table:table-cell table:style-name="ce12" office:value-type="float" office:value="11.635" calcext:value-type="float">
            <text:p>11.635</text:p>
          </table:table-cell>
          <table:table-cell table:style-name="ce20" office:value-type="float" office:value="10.838" calcext:value-type="float">
            <text:p>10.838</text:p>
          </table:table-cell>
          <table:table-cell table:style-name="ce28" office:value-type="float" office:value="8.999" calcext:value-type="float">
            <text:p>8.999</text:p>
          </table:table-cell>
          <table:table-cell table:style-name="ce36" office:value-type="float" office:value="7.201" calcext:value-type="float">
            <text:p>7.201</text:p>
          </table:table-cell>
          <table:table-cell table:style-name="ce44" office:value-type="float" office:value="12.785" calcext:value-type="float">
            <text:p>12.785</text:p>
          </table:table-cell>
          <table:table-cell table:style-name="ce52" office:value-type="float" office:value="8.752" calcext:value-type="float">
            <text:p>8.752</text:p>
          </table:table-cell>
          <table:table-cell table:style-name="ce60" office:value-type="float" office:value="6.817" calcext:value-type="float">
            <text:p>6.817</text:p>
          </table:table-cell>
          <table:table-cell table:style-name="ce68" office:value-type="float" office:value="5.954" calcext:value-type="float">
            <text:p>5.954</text:p>
          </table:table-cell>
          <table:table-cell table:style-name="ce76" office:value-type="float" office:value="7.822" calcext:value-type="float">
            <text:p>7.822</text:p>
          </table:table-cell>
          <table:table-cell table:style-name="ce84" office:value-type="float" office:value="11.446" calcext:value-type="float">
            <text:p>11.446</text:p>
          </table:table-cell>
          <table:table-cell table:style-name="ce92" office:value-type="float" office:value="8.04" calcext:value-type="float">
            <text:p>8.04</text:p>
          </table:table-cell>
          <table:table-cell table:style-name="ce100" office:value-type="float" office:value="8.292" calcext:value-type="float">
            <text:p>8.292</text:p>
          </table:table-cell>
          <table:table-cell table:style-name="ce108" office:value-type="float" office:value="17.731" calcext:value-type="float">
            <text:p>17.731</text:p>
          </table:table-cell>
          <table:table-cell table:style-name="ce116" office:value-type="float" office:value="12.495" calcext:value-type="float">
            <text:p>12.495</text:p>
          </table:table-cell>
          <table:table-cell table:style-name="ce124" office:value-type="float" office:value="9.794" calcext:value-type="float">
            <text:p>9.794</text:p>
          </table:table-cell>
          <table:table-cell table:style-name="ce132" office:value-type="float" office:value="14.098" calcext:value-type="float">
            <text:p>14.098</text:p>
          </table:table-cell>
          <table:table-cell table:style-name="ce140" office:value-type="float" office:value="18.311" calcext:value-type="float">
            <text:p>18.311</text:p>
          </table:table-cell>
          <table:table-cell table:style-name="ce148" office:value-type="float" office:value="24.836" calcext:value-type="float">
            <text:p>24.836</text:p>
          </table:table-cell>
          <table:table-cell table:style-name="ce156" office:value-type="float" office:value="15.963" calcext:value-type="float">
            <text:p>15.963</text:p>
          </table:table-cell>
          <table:table-cell office:value-type="float" office:value="0.000000270717269065091" calcext:value-type="float">
            <text:p>2.71E-07</text:p>
          </table:table-cell>
          <table:table-cell office:value-type="float" office:value="40090415" calcext:value-type="float">
            <text:p>4009041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rk-236-20.0</text:p>
          </table:table-cell>
          <table:table-cell table:number-columns-repeated="2"/>
          <table:table-cell table:style-name="ce4" office:value-type="float" office:value="7.461" calcext:value-type="float">
            <text:p>7.461</text:p>
          </table:table-cell>
          <table:table-cell table:style-name="ce12" office:value-type="float" office:value="12.188" calcext:value-type="float">
            <text:p>12.188</text:p>
          </table:table-cell>
          <table:table-cell table:style-name="ce20" office:value-type="float" office:value="10.807" calcext:value-type="float">
            <text:p>10.807</text:p>
          </table:table-cell>
          <table:table-cell table:style-name="ce28" office:value-type="float" office:value="8.863" calcext:value-type="float">
            <text:p>8.863</text:p>
          </table:table-cell>
          <table:table-cell table:style-name="ce36" office:value-type="float" office:value="7.32" calcext:value-type="float">
            <text:p>7.32</text:p>
          </table:table-cell>
          <table:table-cell table:style-name="ce44" office:value-type="float" office:value="12.943" calcext:value-type="float">
            <text:p>12.943</text:p>
          </table:table-cell>
          <table:table-cell table:style-name="ce52" office:value-type="float" office:value="8.763" calcext:value-type="float">
            <text:p>8.763</text:p>
          </table:table-cell>
          <table:table-cell table:style-name="ce60" office:value-type="float" office:value="6.947" calcext:value-type="float">
            <text:p>6.947</text:p>
          </table:table-cell>
          <table:table-cell table:style-name="ce68" office:value-type="float" office:value="5.988" calcext:value-type="float">
            <text:p>5.988</text:p>
          </table:table-cell>
          <table:table-cell table:style-name="ce76" office:value-type="float" office:value="7.821" calcext:value-type="float">
            <text:p>7.821</text:p>
          </table:table-cell>
          <table:table-cell table:style-name="ce84" office:value-type="float" office:value="11.412" calcext:value-type="float">
            <text:p>11.412</text:p>
          </table:table-cell>
          <table:table-cell table:style-name="ce92" office:value-type="float" office:value="8.075" calcext:value-type="float">
            <text:p>8.075</text:p>
          </table:table-cell>
          <table:table-cell table:style-name="ce100" office:value-type="float" office:value="8.28" calcext:value-type="float">
            <text:p>8.28</text:p>
          </table:table-cell>
          <table:table-cell table:style-name="ce108" office:value-type="float" office:value="17.67" calcext:value-type="float">
            <text:p>17.67</text:p>
          </table:table-cell>
          <table:table-cell table:style-name="ce116" office:value-type="float" office:value="12.506" calcext:value-type="float">
            <text:p>12.506</text:p>
          </table:table-cell>
          <table:table-cell table:style-name="ce124" office:value-type="float" office:value="9.817" calcext:value-type="float">
            <text:p>9.817</text:p>
          </table:table-cell>
          <table:table-cell table:style-name="ce132" office:value-type="float" office:value="14.049" calcext:value-type="float">
            <text:p>14.049</text:p>
          </table:table-cell>
          <table:table-cell table:style-name="ce140" office:value-type="float" office:value="18.425" calcext:value-type="float">
            <text:p>18.425</text:p>
          </table:table-cell>
          <table:table-cell table:style-name="ce148" office:value-type="float" office:value="24.75" calcext:value-type="float">
            <text:p>24.75</text:p>
          </table:table-cell>
          <table:table-cell table:style-name="ce156" office:value-type="float" office:value="15.947" calcext:value-type="float">
            <text:p>15.947</text:p>
          </table:table-cell>
          <table:table-cell office:value-type="float" office:value="0.000000228624248964168" calcext:value-type="float">
            <text:p>2.29E-07</text:p>
          </table:table-cell>
          <table:table-cell office:value-type="float" office:value="47925429" calcext:value-type="float">
            <text:p>4792542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300-20.0</text:p>
          </table:table-cell>
          <table:table-cell table:number-columns-repeated="2"/>
          <table:table-cell table:style-name="ce4" office:value-type="float" office:value="7.381" calcext:value-type="float">
            <text:p>7.381</text:p>
          </table:table-cell>
          <table:table-cell table:style-name="ce12" office:value-type="float" office:value="12.433" calcext:value-type="float">
            <text:p>12.433</text:p>
          </table:table-cell>
          <table:table-cell table:style-name="ce20" office:value-type="float" office:value="10.816" calcext:value-type="float">
            <text:p>10.816</text:p>
          </table:table-cell>
          <table:table-cell table:style-name="ce28" office:value-type="float" office:value="8.722" calcext:value-type="float">
            <text:p>8.722</text:p>
          </table:table-cell>
          <table:table-cell table:style-name="ce36" office:value-type="float" office:value="7.361" calcext:value-type="float">
            <text:p>7.361</text:p>
          </table:table-cell>
          <table:table-cell table:style-name="ce44" office:value-type="float" office:value="12.823" calcext:value-type="float">
            <text:p>12.823</text:p>
          </table:table-cell>
          <table:table-cell table:style-name="ce52" office:value-type="float" office:value="8.925" calcext:value-type="float">
            <text:p>8.925</text:p>
          </table:table-cell>
          <table:table-cell table:style-name="ce60" office:value-type="float" office:value="7.187" calcext:value-type="float">
            <text:p>7.187</text:p>
          </table:table-cell>
          <table:table-cell table:style-name="ce68" office:value-type="float" office:value="5.966" calcext:value-type="float">
            <text:p>5.966</text:p>
          </table:table-cell>
          <table:table-cell table:style-name="ce76" office:value-type="float" office:value="7.909" calcext:value-type="float">
            <text:p>7.909</text:p>
          </table:table-cell>
          <table:table-cell table:style-name="ce84" office:value-type="float" office:value="11.563" calcext:value-type="float">
            <text:p>11.563</text:p>
          </table:table-cell>
          <table:table-cell table:style-name="ce92" office:value-type="float" office:value="8.109" calcext:value-type="float">
            <text:p>8.109</text:p>
          </table:table-cell>
          <table:table-cell table:style-name="ce100" office:value-type="float" office:value="8.269" calcext:value-type="float">
            <text:p>8.269</text:p>
          </table:table-cell>
          <table:table-cell table:style-name="ce108" office:value-type="float" office:value="17.687" calcext:value-type="float">
            <text:p>17.687</text:p>
          </table:table-cell>
          <table:table-cell table:style-name="ce116" office:value-type="float" office:value="12.511" calcext:value-type="float">
            <text:p>12.511</text:p>
          </table:table-cell>
          <table:table-cell table:style-name="ce124" office:value-type="float" office:value="9.836" calcext:value-type="float">
            <text:p>9.836</text:p>
          </table:table-cell>
          <table:table-cell table:style-name="ce132" office:value-type="float" office:value="14.221" calcext:value-type="float">
            <text:p>14.221</text:p>
          </table:table-cell>
          <table:table-cell table:style-name="ce140" office:value-type="float" office:value="18.501" calcext:value-type="float">
            <text:p>18.501</text:p>
          </table:table-cell>
          <table:table-cell table:style-name="ce148" office:value-type="float" office:value="25.005" calcext:value-type="float">
            <text:p>25.005</text:p>
          </table:table-cell>
          <table:table-cell table:style-name="ce156" office:value-type="float" office:value="15.981" calcext:value-type="float">
            <text:p>15.981</text:p>
          </table:table-cell>
          <table:table-cell office:value-type="float" office:value="0.000000276834055777388" calcext:value-type="float">
            <text:p>2.77E-07</text:p>
          </table:table-cell>
          <table:table-cell office:value-type="float" office:value="40086277" calcext:value-type="float">
            <text:p>4008627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rk-268-20.0</text:p>
          </table:table-cell>
          <table:table-cell table:number-columns-repeated="2"/>
          <table:table-cell table:style-name="ce4" office:value-type="float" office:value="7.394" calcext:value-type="float">
            <text:p>7.394</text:p>
          </table:table-cell>
          <table:table-cell table:style-name="ce12" office:value-type="float" office:value="11.775" calcext:value-type="float">
            <text:p>11.775</text:p>
          </table:table-cell>
          <table:table-cell table:style-name="ce20" office:value-type="float" office:value="10.828" calcext:value-type="float">
            <text:p>10.828</text:p>
          </table:table-cell>
          <table:table-cell table:style-name="ce28" office:value-type="float" office:value="8.889" calcext:value-type="float">
            <text:p>8.889</text:p>
          </table:table-cell>
          <table:table-cell table:style-name="ce36" office:value-type="float" office:value="7.309" calcext:value-type="float">
            <text:p>7.309</text:p>
          </table:table-cell>
          <table:table-cell table:style-name="ce44" office:value-type="float" office:value="12.844" calcext:value-type="float">
            <text:p>12.844</text:p>
          </table:table-cell>
          <table:table-cell table:style-name="ce52" office:value-type="float" office:value="8.769" calcext:value-type="float">
            <text:p>8.769</text:p>
          </table:table-cell>
          <table:table-cell table:style-name="ce60" office:value-type="float" office:value="6.72" calcext:value-type="float">
            <text:p>6.72</text:p>
          </table:table-cell>
          <table:table-cell table:style-name="ce68" office:value-type="float" office:value="6.007" calcext:value-type="float">
            <text:p>6.007</text:p>
          </table:table-cell>
          <table:table-cell table:style-name="ce76" office:value-type="float" office:value="7.911" calcext:value-type="float">
            <text:p>7.911</text:p>
          </table:table-cell>
          <table:table-cell table:style-name="ce84" office:value-type="float" office:value="11.526" calcext:value-type="float">
            <text:p>11.526</text:p>
          </table:table-cell>
          <table:table-cell table:style-name="ce92" office:value-type="float" office:value="8.024" calcext:value-type="float">
            <text:p>8.024</text:p>
          </table:table-cell>
          <table:table-cell table:style-name="ce100" office:value-type="float" office:value="8.262" calcext:value-type="float">
            <text:p>8.262</text:p>
          </table:table-cell>
          <table:table-cell table:style-name="ce108" office:value-type="float" office:value="17.604" calcext:value-type="float">
            <text:p>17.604</text:p>
          </table:table-cell>
          <table:table-cell table:style-name="ce116" office:value-type="float" office:value="12.511" calcext:value-type="float">
            <text:p>12.511</text:p>
          </table:table-cell>
          <table:table-cell table:style-name="ce124" office:value-type="float" office:value="9.829" calcext:value-type="float">
            <text:p>9.829</text:p>
          </table:table-cell>
          <table:table-cell table:style-name="ce132" office:value-type="float" office:value="14.131" calcext:value-type="float">
            <text:p>14.131</text:p>
          </table:table-cell>
          <table:table-cell table:style-name="ce140" office:value-type="float" office:value="18.461" calcext:value-type="float">
            <text:p>18.461</text:p>
          </table:table-cell>
          <table:table-cell table:style-name="ce148" office:value-type="float" office:value="24.918" calcext:value-type="float">
            <text:p>24.918</text:p>
          </table:table-cell>
          <table:table-cell table:style-name="ce156" office:value-type="float" office:value="15.974" calcext:value-type="float">
            <text:p>15.974</text:p>
          </table:table-cell>
          <table:table-cell office:value-type="float" office:value="0.000000230009338416962" calcext:value-type="float">
            <text:p>2.30E-07</text:p>
          </table:table-cell>
          <table:table-cell office:value-type="float" office:value="47929075" calcext:value-type="float">
            <text:p>4792907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332-20.0</text:p>
          </table:table-cell>
          <table:table-cell table:number-columns-repeated="2"/>
          <table:table-cell table:style-name="ce4" office:value-type="float" office:value="7.427" calcext:value-type="float">
            <text:p>7.427</text:p>
          </table:table-cell>
          <table:table-cell table:style-name="ce12" office:value-type="float" office:value="12.039" calcext:value-type="float">
            <text:p>12.039</text:p>
          </table:table-cell>
          <table:table-cell table:style-name="ce20" office:value-type="float" office:value="10.838" calcext:value-type="float">
            <text:p>10.838</text:p>
          </table:table-cell>
          <table:table-cell table:style-name="ce28" office:value-type="float" office:value="8.74" calcext:value-type="float">
            <text:p>8.74</text:p>
          </table:table-cell>
          <table:table-cell table:style-name="ce36" office:value-type="float" office:value="7.102" calcext:value-type="float">
            <text:p>7.102</text:p>
          </table:table-cell>
          <table:table-cell table:style-name="ce44" office:value-type="float" office:value="12.701" calcext:value-type="float">
            <text:p>12.701</text:p>
          </table:table-cell>
          <table:table-cell table:style-name="ce52" office:value-type="float" office:value="8.592" calcext:value-type="float">
            <text:p>8.592</text:p>
          </table:table-cell>
          <table:table-cell table:style-name="ce60" office:value-type="float" office:value="6.976" calcext:value-type="float">
            <text:p>6.976</text:p>
          </table:table-cell>
          <table:table-cell table:style-name="ce68" office:value-type="float" office:value="6.062" calcext:value-type="float">
            <text:p>6.062</text:p>
          </table:table-cell>
          <table:table-cell table:style-name="ce76" office:value-type="float" office:value="7.891" calcext:value-type="float">
            <text:p>7.891</text:p>
          </table:table-cell>
          <table:table-cell table:style-name="ce84" office:value-type="float" office:value="11.479" calcext:value-type="float">
            <text:p>11.479</text:p>
          </table:table-cell>
          <table:table-cell table:style-name="ce92" office:value-type="float" office:value="8.184" calcext:value-type="float">
            <text:p>8.184</text:p>
          </table:table-cell>
          <table:table-cell table:style-name="ce100" office:value-type="float" office:value="8.253" calcext:value-type="float">
            <text:p>8.253</text:p>
          </table:table-cell>
          <table:table-cell table:style-name="ce108" office:value-type="float" office:value="17.609" calcext:value-type="float">
            <text:p>17.609</text:p>
          </table:table-cell>
          <table:table-cell table:style-name="ce116" office:value-type="float" office:value="12.558" calcext:value-type="float">
            <text:p>12.558</text:p>
          </table:table-cell>
          <table:table-cell table:style-name="ce124" office:value-type="float" office:value="9.807" calcext:value-type="float">
            <text:p>9.807</text:p>
          </table:table-cell>
          <table:table-cell table:style-name="ce132" office:value-type="float" office:value="14.164" calcext:value-type="float">
            <text:p>14.164</text:p>
          </table:table-cell>
          <table:table-cell table:style-name="ce140" office:value-type="float" office:value="18.489" calcext:value-type="float">
            <text:p>18.489</text:p>
          </table:table-cell>
          <table:table-cell table:style-name="ce148" office:value-type="float" office:value="24.817" calcext:value-type="float">
            <text:p>24.817</text:p>
          </table:table-cell>
          <table:table-cell table:style-name="ce156" office:value-type="float" office:value="15.984" calcext:value-type="float">
            <text:p>15.984</text:p>
          </table:table-cell>
          <table:table-cell office:value-type="float" office:value="0.00000027231582218839" calcext:value-type="float">
            <text:p>2.72E-07</text:p>
          </table:table-cell>
          <table:table-cell office:value-type="float" office:value="40082877" calcext:value-type="float">
            <text:p>40082877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ft-2048</text:p>
          </table:table-cell>
          <table:table-cell table:style-name="ce1" table:number-columns-repeated="2"/>
          <table:table-cell table:style-name="ce5" office:value-type="float" office:value="6.459" calcext:value-type="float">
            <text:p>6.459</text:p>
          </table:table-cell>
          <table:table-cell table:style-name="ce13" office:value-type="float" office:value="9.944" calcext:value-type="float">
            <text:p>9.944</text:p>
          </table:table-cell>
          <table:table-cell table:style-name="ce21" office:value-type="float" office:value="10.098" calcext:value-type="float">
            <text:p>10.098</text:p>
          </table:table-cell>
          <table:table-cell table:style-name="ce29" office:value-type="float" office:value="8.342" calcext:value-type="float">
            <text:p>8.342</text:p>
          </table:table-cell>
          <table:table-cell table:style-name="ce37" office:value-type="float" office:value="6.194" calcext:value-type="float">
            <text:p>6.194</text:p>
          </table:table-cell>
          <table:table-cell table:style-name="ce45" office:value-type="float" office:value="10.695" calcext:value-type="float">
            <text:p>10.695</text:p>
          </table:table-cell>
          <table:table-cell table:style-name="ce53" office:value-type="float" office:value="7.163" calcext:value-type="float">
            <text:p>7.163</text:p>
          </table:table-cell>
          <table:table-cell table:style-name="ce61" office:value-type="float" office:value="6.878" calcext:value-type="float">
            <text:p>6.878</text:p>
          </table:table-cell>
          <table:table-cell table:style-name="ce69" office:value-type="float" office:value="5.597" calcext:value-type="float">
            <text:p>5.597</text:p>
          </table:table-cell>
          <table:table-cell table:style-name="ce77" office:value-type="float" office:value="7.284" calcext:value-type="float">
            <text:p>7.284</text:p>
          </table:table-cell>
          <table:table-cell table:style-name="ce85" office:value-type="float" office:value="11.044" calcext:value-type="float">
            <text:p>11.044</text:p>
          </table:table-cell>
          <table:table-cell table:style-name="ce93" office:value-type="float" office:value="7.908" calcext:value-type="float">
            <text:p>7.908</text:p>
          </table:table-cell>
          <table:table-cell table:style-name="ce101" office:value-type="float" office:value="8.242" calcext:value-type="float">
            <text:p>8.242</text:p>
          </table:table-cell>
          <table:table-cell table:style-name="ce109" office:value-type="float" office:value="16.501" calcext:value-type="float">
            <text:p>16.501</text:p>
          </table:table-cell>
          <table:table-cell table:style-name="ce117" office:value-type="float" office:value="11.821" calcext:value-type="float">
            <text:p>11.821</text:p>
          </table:table-cell>
          <table:table-cell table:style-name="ce125" office:value-type="float" office:value="9.699" calcext:value-type="float">
            <text:p>9.699</text:p>
          </table:table-cell>
          <table:table-cell table:style-name="ce133" office:value-type="float" office:value="13.176" calcext:value-type="float">
            <text:p>13.176</text:p>
          </table:table-cell>
          <table:table-cell table:style-name="ce141" office:value-type="float" office:value="17.208" calcext:value-type="float">
            <text:p>17.208</text:p>
          </table:table-cell>
          <table:table-cell table:style-name="ce149" office:value-type="float" office:value="23.68" calcext:value-type="float">
            <text:p>23.68</text:p>
          </table:table-cell>
          <table:table-cell table:style-name="ce157" office:value-type="float" office:value="15.606" calcext:value-type="float">
            <text:p>15.606</text:p>
          </table:table-cell>
          <table:table-cell table:style-name="ce163" office:value-type="float" office:value="0.000000869264564026786" calcext:value-type="float">
            <text:p>8.69E-07</text:p>
          </table:table-cell>
          <table:table-cell table:style-name="ce1" office:value-type="float" office:value="11254500" calcext:value-type="float">
            <text:p>11254500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bark-300-20.0</text:p>
          </table:table-cell>
          <table:table-cell table:number-columns-repeated="2"/>
          <table:table-cell table:style-name="ce4" office:value-type="float" office:value="7.415" calcext:value-type="float">
            <text:p>7.415</text:p>
          </table:table-cell>
          <table:table-cell table:style-name="ce12" office:value-type="float" office:value="12.287" calcext:value-type="float">
            <text:p>12.287</text:p>
          </table:table-cell>
          <table:table-cell table:style-name="ce20" office:value-type="float" office:value="10.848" calcext:value-type="float">
            <text:p>10.848</text:p>
          </table:table-cell>
          <table:table-cell table:style-name="ce28" office:value-type="float" office:value="8.815" calcext:value-type="float">
            <text:p>8.815</text:p>
          </table:table-cell>
          <table:table-cell table:style-name="ce36" office:value-type="float" office:value="7.275" calcext:value-type="float">
            <text:p>7.275</text:p>
          </table:table-cell>
          <table:table-cell table:style-name="ce44" office:value-type="float" office:value="12.798" calcext:value-type="float">
            <text:p>12.798</text:p>
          </table:table-cell>
          <table:table-cell table:style-name="ce52" office:value-type="float" office:value="8.851" calcext:value-type="float">
            <text:p>8.851</text:p>
          </table:table-cell>
          <table:table-cell table:style-name="ce60" office:value-type="float" office:value="7.2" calcext:value-type="float">
            <text:p>7.2</text:p>
          </table:table-cell>
          <table:table-cell table:style-name="ce68" office:value-type="float" office:value="6.075" calcext:value-type="float">
            <text:p>6.075</text:p>
          </table:table-cell>
          <table:table-cell table:style-name="ce76" office:value-type="float" office:value="7.873" calcext:value-type="float">
            <text:p>7.873</text:p>
          </table:table-cell>
          <table:table-cell table:style-name="ce84" office:value-type="float" office:value="11.393" calcext:value-type="float">
            <text:p>11.393</text:p>
          </table:table-cell>
          <table:table-cell table:style-name="ce92" office:value-type="float" office:value="8.134" calcext:value-type="float">
            <text:p>8.134</text:p>
          </table:table-cell>
          <table:table-cell table:style-name="ce100" office:value-type="float" office:value="8.223" calcext:value-type="float">
            <text:p>8.223</text:p>
          </table:table-cell>
          <table:table-cell table:style-name="ce108" office:value-type="float" office:value="17.55" calcext:value-type="float">
            <text:p>17.55</text:p>
          </table:table-cell>
          <table:table-cell table:style-name="ce116" office:value-type="float" office:value="12.484" calcext:value-type="float">
            <text:p>12.484</text:p>
          </table:table-cell>
          <table:table-cell table:style-name="ce124" office:value-type="float" office:value="9.793" calcext:value-type="float">
            <text:p>9.793</text:p>
          </table:table-cell>
          <table:table-cell table:style-name="ce132" office:value-type="float" office:value="14.135" calcext:value-type="float">
            <text:p>14.135</text:p>
          </table:table-cell>
          <table:table-cell table:style-name="ce140" office:value-type="float" office:value="18.54" calcext:value-type="float">
            <text:p>18.54</text:p>
          </table:table-cell>
          <table:table-cell table:style-name="ce148" office:value-type="float" office:value="24.824" calcext:value-type="float">
            <text:p>24.824</text:p>
          </table:table-cell>
          <table:table-cell table:style-name="ce156" office:value-type="float" office:value="15.893" calcext:value-type="float">
            <text:p>15.893</text:p>
          </table:table-cell>
          <table:table-cell office:value-type="float" office:value="0.000000231392355794574" calcext:value-type="float">
            <text:p>2.31E-07</text:p>
          </table:table-cell>
          <table:table-cell office:value-type="float" office:value="47931541" calcext:value-type="float">
            <text:p>4793154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rk-332-20.0</text:p>
          </table:table-cell>
          <table:table-cell table:number-columns-repeated="2"/>
          <table:table-cell table:style-name="ce4" office:value-type="float" office:value="7.283" calcext:value-type="float">
            <text:p>7.283</text:p>
          </table:table-cell>
          <table:table-cell table:style-name="ce12" office:value-type="float" office:value="11.649" calcext:value-type="float">
            <text:p>11.649</text:p>
          </table:table-cell>
          <table:table-cell table:style-name="ce20" office:value-type="float" office:value="10.802" calcext:value-type="float">
            <text:p>10.802</text:p>
          </table:table-cell>
          <table:table-cell table:style-name="ce28" office:value-type="float" office:value="8.625" calcext:value-type="float">
            <text:p>8.625</text:p>
          </table:table-cell>
          <table:table-cell table:style-name="ce36" office:value-type="float" office:value="7.19" calcext:value-type="float">
            <text:p>7.19</text:p>
          </table:table-cell>
          <table:table-cell table:style-name="ce44" office:value-type="float" office:value="12.824" calcext:value-type="float">
            <text:p>12.824</text:p>
          </table:table-cell>
          <table:table-cell table:style-name="ce52" office:value-type="float" office:value="8.735" calcext:value-type="float">
            <text:p>8.735</text:p>
          </table:table-cell>
          <table:table-cell table:style-name="ce60" office:value-type="float" office:value="7.033" calcext:value-type="float">
            <text:p>7.033</text:p>
          </table:table-cell>
          <table:table-cell table:style-name="ce68" office:value-type="float" office:value="6.055" calcext:value-type="float">
            <text:p>6.055</text:p>
          </table:table-cell>
          <table:table-cell table:style-name="ce76" office:value-type="float" office:value="7.935" calcext:value-type="float">
            <text:p>7.935</text:p>
          </table:table-cell>
          <table:table-cell table:style-name="ce84" office:value-type="float" office:value="11.528" calcext:value-type="float">
            <text:p>11.528</text:p>
          </table:table-cell>
          <table:table-cell table:style-name="ce92" office:value-type="float" office:value="8.23" calcext:value-type="float">
            <text:p>8.23</text:p>
          </table:table-cell>
          <table:table-cell table:style-name="ce100" office:value-type="float" office:value="8.208" calcext:value-type="float">
            <text:p>8.208</text:p>
          </table:table-cell>
          <table:table-cell table:style-name="ce108" office:value-type="float" office:value="17.473" calcext:value-type="float">
            <text:p>17.473</text:p>
          </table:table-cell>
          <table:table-cell table:style-name="ce116" office:value-type="float" office:value="12.48" calcext:value-type="float">
            <text:p>12.48</text:p>
          </table:table-cell>
          <table:table-cell table:style-name="ce124" office:value-type="float" office:value="9.735" calcext:value-type="float">
            <text:p>9.735</text:p>
          </table:table-cell>
          <table:table-cell table:style-name="ce132" office:value-type="float" office:value="14.056" calcext:value-type="float">
            <text:p>14.056</text:p>
          </table:table-cell>
          <table:table-cell table:style-name="ce140" office:value-type="float" office:value="18.464" calcext:value-type="float">
            <text:p>18.464</text:p>
          </table:table-cell>
          <table:table-cell table:style-name="ce148" office:value-type="float" office:value="24.892" calcext:value-type="float">
            <text:p>24.892</text:p>
          </table:table-cell>
          <table:table-cell table:style-name="ce156" office:value-type="float" office:value="15.925" calcext:value-type="float">
            <text:p>15.925</text:p>
          </table:table-cell>
          <table:table-cell office:value-type="float" office:value="0.00000023298159778934" calcext:value-type="float">
            <text:p>2.33E-07</text:p>
          </table:table-cell>
          <table:table-cell office:value-type="float" office:value="47933685" calcext:value-type="float">
            <text:p>479336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04-20.0</text:p>
          </table:table-cell>
          <table:table-cell table:number-columns-repeated="2"/>
          <table:table-cell table:style-name="ce4" office:value-type="float" office:value="-19.868" calcext:value-type="float">
            <text:p>-19.868</text:p>
          </table:table-cell>
          <table:table-cell table:style-name="ce12" office:value-type="float" office:value="2.288" calcext:value-type="float">
            <text:p>2.288</text:p>
          </table:table-cell>
          <table:table-cell table:style-name="ce20" office:value-type="float" office:value="9.082" calcext:value-type="float">
            <text:p>9.082</text:p>
          </table:table-cell>
          <table:table-cell table:style-name="ce28" office:value-type="float" office:value="-20.646" calcext:value-type="float">
            <text:p>-20.646</text:p>
          </table:table-cell>
          <table:table-cell table:style-name="ce36" office:value-type="float" office:value="-9.505" calcext:value-type="float">
            <text:p>-9.505</text:p>
          </table:table-cell>
          <table:table-cell table:style-name="ce44" office:value-type="float" office:value="11.732" calcext:value-type="float">
            <text:p>11.732</text:p>
          </table:table-cell>
          <table:table-cell table:style-name="ce52" office:value-type="float" office:value="7.949" calcext:value-type="float">
            <text:p>7.949</text:p>
          </table:table-cell>
          <table:table-cell table:style-name="ce60" office:value-type="float" office:value="-10.719" calcext:value-type="float">
            <text:p>-10.719</text:p>
          </table:table-cell>
          <table:table-cell table:style-name="ce68" office:value-type="float" office:value="-3.795" calcext:value-type="float">
            <text:p>-3.795</text:p>
          </table:table-cell>
          <table:table-cell table:style-name="ce76" office:value-type="float" office:value="2.929" calcext:value-type="float">
            <text:p>2.929</text:p>
          </table:table-cell>
          <table:table-cell table:style-name="ce84" office:value-type="float" office:value="7.208" calcext:value-type="float">
            <text:p>7.208</text:p>
          </table:table-cell>
          <table:table-cell table:style-name="ce92" office:value-type="float" office:value="-4.41" calcext:value-type="float">
            <text:p>-4.41</text:p>
          </table:table-cell>
          <table:table-cell table:style-name="ce100" office:value-type="float" office:value="-9.237" calcext:value-type="float">
            <text:p>-9.237</text:p>
          </table:table-cell>
          <table:table-cell table:style-name="ce108" office:value-type="float" office:value="16.582" calcext:value-type="float">
            <text:p>16.582</text:p>
          </table:table-cell>
          <table:table-cell table:style-name="ce116" office:value-type="float" office:value="11.383" calcext:value-type="float">
            <text:p>11.383</text:p>
          </table:table-cell>
          <table:table-cell table:style-name="ce124" office:value-type="float" office:value="-11.075" calcext:value-type="float">
            <text:p>-11.075</text:p>
          </table:table-cell>
          <table:table-cell table:style-name="ce132" office:value-type="float" office:value="-4.733" calcext:value-type="float">
            <text:p>-4.733</text:p>
          </table:table-cell>
          <table:table-cell table:style-name="ce140" office:value-type="float" office:value="15.804" calcext:value-type="float">
            <text:p>15.804</text:p>
          </table:table-cell>
          <table:table-cell table:style-name="ce148" office:value-type="float" office:value="22.398" calcext:value-type="float">
            <text:p>22.398</text:p>
          </table:table-cell>
          <table:table-cell table:style-name="ce156" office:value-type="float" office:value="-5.251" calcext:value-type="float">
            <text:p>-5.251</text:p>
          </table:table-cell>
          <table:table-cell office:value-type="float" office:value="0.0000000344265019040402" calcext:value-type="float">
            <text:p>3.44E-08</text:p>
          </table:table-cell>
          <table:table-cell office:value-type="float" office:value="39958438" calcext:value-type="float">
            <text:p>3995843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36-20.0</text:p>
          </table:table-cell>
          <table:table-cell table:number-columns-repeated="2"/>
          <table:table-cell table:style-name="ce4" office:value-type="float" office:value="-25.909" calcext:value-type="float">
            <text:p>-25.909</text:p>
          </table:table-cell>
          <table:table-cell table:style-name="ce12" office:value-type="float" office:value="1.305" calcext:value-type="float">
            <text:p>1.305</text:p>
          </table:table-cell>
          <table:table-cell table:style-name="ce20" office:value-type="float" office:value="10.39" calcext:value-type="float">
            <text:p>10.39</text:p>
          </table:table-cell>
          <table:table-cell table:style-name="ce28" office:value-type="float" office:value="-24.871" calcext:value-type="float">
            <text:p>-24.871</text:p>
          </table:table-cell>
          <table:table-cell table:style-name="ce36" office:value-type="float" office:value="-5.096" calcext:value-type="float">
            <text:p>-5.096</text:p>
          </table:table-cell>
          <table:table-cell table:style-name="ce44" office:value-type="float" office:value="12.077" calcext:value-type="float">
            <text:p>12.077</text:p>
          </table:table-cell>
          <table:table-cell table:style-name="ce52" office:value-type="float" office:value="8.446" calcext:value-type="float">
            <text:p>8.446</text:p>
          </table:table-cell>
          <table:table-cell table:style-name="ce60" office:value-type="float" office:value="-6.592" calcext:value-type="float">
            <text:p>-6.592</text:p>
          </table:table-cell>
          <table:table-cell table:style-name="ce68" office:value-type="float" office:value="-8.951" calcext:value-type="float">
            <text:p>-8.951</text:p>
          </table:table-cell>
          <table:table-cell table:style-name="ce76" office:value-type="float" office:value="2.871" calcext:value-type="float">
            <text:p>2.871</text:p>
          </table:table-cell>
          <table:table-cell table:style-name="ce84" office:value-type="float" office:value="7.182" calcext:value-type="float">
            <text:p>7.182</text:p>
          </table:table-cell>
          <table:table-cell table:style-name="ce92" office:value-type="float" office:value="-10.422" calcext:value-type="float">
            <text:p>-10.422</text:p>
          </table:table-cell>
          <table:table-cell table:style-name="ce100" office:value-type="float" office:value="-16.403" calcext:value-type="float">
            <text:p>-16.403</text:p>
          </table:table-cell>
          <table:table-cell table:style-name="ce108" office:value-type="float" office:value="16.7" calcext:value-type="float">
            <text:p>16.7</text:p>
          </table:table-cell>
          <table:table-cell table:style-name="ce116" office:value-type="float" office:value="11.841" calcext:value-type="float">
            <text:p>11.841</text:p>
          </table:table-cell>
          <table:table-cell table:style-name="ce124" office:value-type="float" office:value="-18.728" calcext:value-type="float">
            <text:p>-18.728</text:p>
          </table:table-cell>
          <table:table-cell table:style-name="ce132" office:value-type="float" office:value="-8.744" calcext:value-type="float">
            <text:p>-8.744</text:p>
          </table:table-cell>
          <table:table-cell table:style-name="ce140" office:value-type="float" office:value="17.97" calcext:value-type="float">
            <text:p>17.97</text:p>
          </table:table-cell>
          <table:table-cell table:style-name="ce148" office:value-type="float" office:value="23.409" calcext:value-type="float">
            <text:p>23.409</text:p>
          </table:table-cell>
          <table:table-cell table:style-name="ce156" office:value-type="float" office:value="-8.953" calcext:value-type="float">
            <text:p>-8.953</text:p>
          </table:table-cell>
          <table:table-cell office:value-type="float" office:value="0.0000000231045975835061" calcext:value-type="float">
            <text:p>2.31E-08</text:p>
          </table:table-cell>
          <table:table-cell office:value-type="float" office:value="39971386" calcext:value-type="float">
            <text:p>39971386</text:p>
          </table:table-cell>
          <table:table-cell table:number-columns-repeated="999"/>
        </table:table-row>
        <table:table-row table:style-name="ro1" table:number-rows-repeated="2">
          <table:table-cell table:number-columns-repeated="3"/>
          <table:table-cell table:style-name="Default" table:number-columns-repeated="21"/>
          <table:table-cell table:number-columns-repeated="1000"/>
        </table:table-row>
        <table:table-row table:style-name="ro1">
          <table:table-cell office:value-type="string" calcext:value-type="string">
            <text:p>tf_config</text:p>
          </table:table-cell>
          <table:table-cell table:number-columns-repeated="2"/>
          <table:table-cell table:style-name="Default" office:value-type="string" calcext:value-type="string">
            <text:p>drums.SDR</text:p>
          </table:table-cell>
          <table:table-cell table:style-name="Default" office:value-type="string" calcext:value-type="string">
            <text:p>drums.SIR</text:p>
          </table:table-cell>
          <table:table-cell table:style-name="Default" office:value-type="string" calcext:value-type="string">
            <text:p>drums.ISR</text:p>
          </table:table-cell>
          <table:table-cell table:style-name="Default" office:value-type="string" calcext:value-type="string">
            <text:p>drums.SAR</text:p>
          </table:table-cell>
          <table:table-cell table:style-name="Default" office:value-type="string" calcext:value-type="string">
            <text:p>bass.SDR</text:p>
          </table:table-cell>
          <table:table-cell table:style-name="Default" office:value-type="string" calcext:value-type="string">
            <text:p>bass.SIR</text:p>
          </table:table-cell>
          <table:table-cell table:style-name="Default" office:value-type="string" calcext:value-type="string">
            <text:p>bass.ISR</text:p>
          </table:table-cell>
          <table:table-cell table:style-name="Default" office:value-type="string" calcext:value-type="string">
            <text:p>bass.SAR</text:p>
          </table:table-cell>
          <table:table-cell table:style-name="Default" office:value-type="string" calcext:value-type="string">
            <text:p>other.SDR</text:p>
          </table:table-cell>
          <table:table-cell table:style-name="Default" office:value-type="string" calcext:value-type="string">
            <text:p>other.SIR</text:p>
          </table:table-cell>
          <table:table-cell table:style-name="Default" office:value-type="string" calcext:value-type="string">
            <text:p>other.ISR</text:p>
          </table:table-cell>
          <table:table-cell table:style-name="Default" office:value-type="string" calcext:value-type="string">
            <text:p>other.SAR</text:p>
          </table:table-cell>
          <table:table-cell table:style-name="Default" office:value-type="string" calcext:value-type="string">
            <text:p>vocals.SDR</text:p>
          </table:table-cell>
          <table:table-cell table:style-name="Default" office:value-type="string" calcext:value-type="string">
            <text:p>vocals.SIR</text:p>
          </table:table-cell>
          <table:table-cell table:style-name="Default" office:value-type="string" calcext:value-type="string">
            <text:p>vocals.ISR</text:p>
          </table:table-cell>
          <table:table-cell table:style-name="Default" office:value-type="string" calcext:value-type="string">
            <text:p>vocals.SAR</text:p>
          </table:table-cell>
          <table:table-cell table:style-name="Default" office:value-type="string" calcext:value-type="string">
            <text:p>accompaniment.SDR</text:p>
          </table:table-cell>
          <table:table-cell table:style-name="Default" office:value-type="string" calcext:value-type="string">
            <text:p>accompaniment.SIR</text:p>
          </table:table-cell>
          <table:table-cell table:style-name="Default" office:value-type="string" calcext:value-type="string">
            <text:p>accompaniment.ISR</text:p>
          </table:table-cell>
          <table:table-cell table:style-name="Default" office:value-type="string" calcext:value-type="string">
            <text:p>accompaniment.SAR</text:p>
          </table:table-cell>
          <table:table-cell table:style-name="Default" office:value-type="string" calcext:value-type="string">
            <text:p>bss_per_coef</text:p>
          </table:table-cell>
          <table:table-cell office:value-type="string" calcext:value-type="string">
            <text:p>coef_size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ft-2048</text:p>
          </table:table-cell>
          <table:table-cell table:style-name="ce1" table:number-columns-repeated="2"/>
          <table:table-cell table:style-name="ce6" office:value-type="float" office:value="10.905" calcext:value-type="float">
            <text:p>10.905</text:p>
          </table:table-cell>
          <table:table-cell table:style-name="ce14" office:value-type="float" office:value="20.506" calcext:value-type="float">
            <text:p>20.506</text:p>
          </table:table-cell>
          <table:table-cell table:style-name="ce22" office:value-type="float" office:value="15.81" calcext:value-type="float">
            <text:p>15.81</text:p>
          </table:table-cell>
          <table:table-cell table:style-name="ce30" office:value-type="float" office:value="13.276" calcext:value-type="float">
            <text:p>13.276</text:p>
          </table:table-cell>
          <table:table-cell table:style-name="ce38" office:value-type="float" office:value="6.381" calcext:value-type="float">
            <text:p>6.381</text:p>
          </table:table-cell>
          <table:table-cell table:style-name="ce46" office:value-type="float" office:value="10.877" calcext:value-type="float">
            <text:p>10.877</text:p>
          </table:table-cell>
          <table:table-cell table:style-name="ce54" office:value-type="float" office:value="9.772" calcext:value-type="float">
            <text:p>9.772</text:p>
          </table:table-cell>
          <table:table-cell table:style-name="ce62" office:value-type="float" office:value="7.668" calcext:value-type="float">
            <text:p>7.668</text:p>
          </table:table-cell>
          <table:table-cell table:style-name="ce70" office:value-type="float" office:value="5.772" calcext:value-type="float">
            <text:p>5.772</text:p>
          </table:table-cell>
          <table:table-cell table:style-name="ce78" office:value-type="float" office:value="9.724" calcext:value-type="float">
            <text:p>9.724</text:p>
          </table:table-cell>
          <table:table-cell table:style-name="ce86" office:value-type="float" office:value="9.947" calcext:value-type="float">
            <text:p>9.947</text:p>
          </table:table-cell>
          <table:table-cell table:style-name="ce94" office:value-type="float" office:value="7.338" calcext:value-type="float">
            <text:p>7.338</text:p>
          </table:table-cell>
          <table:table-cell table:style-name="ce102" office:value-type="float" office:value="8.915" calcext:value-type="float">
            <text:p>8.915</text:p>
          </table:table-cell>
          <table:table-cell table:style-name="ce110" office:value-type="float" office:value="17.433" calcext:value-type="float">
            <text:p>17.433</text:p>
          </table:table-cell>
          <table:table-cell table:style-name="ce118" office:value-type="float" office:value="12.805" calcext:value-type="float">
            <text:p>12.805</text:p>
          </table:table-cell>
          <table:table-cell table:style-name="ce126" office:value-type="float" office:value="10.557" calcext:value-type="float">
            <text:p>10.557</text:p>
          </table:table-cell>
          <table:table-cell table:style-name="ce134" office:value-type="float" office:value="15.616" calcext:value-type="float">
            <text:p>15.616</text:p>
          </table:table-cell>
          <table:table-cell table:style-name="ce142" office:value-type="float" office:value="22.211" calcext:value-type="float">
            <text:p>22.211</text:p>
          </table:table-cell>
          <table:table-cell table:style-name="ce150" office:value-type="float" office:value="23.637" calcext:value-type="float">
            <text:p>23.637</text:p>
          </table:table-cell>
          <table:table-cell table:style-name="ce158" office:value-type="float" office:value="19.217" calcext:value-type="float">
            <text:p>19.217</text:p>
          </table:table-cell>
          <table:table-cell table:style-name="ce163" office:value-type="float" office:value="0.00000129750010798943" calcext:value-type="float">
            <text:p>1.30E-06</text:p>
          </table:table-cell>
          <table:table-cell table:style-name="ce1" office:value-type="float" office:value="8852925" calcext:value-type="float">
            <text:p>8852925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mel-216-20.0</text:p>
          </table:table-cell>
          <table:table-cell table:number-columns-repeated="2"/>
          <table:table-cell table:style-name="ce7" office:value-type="float" office:value="10.749" calcext:value-type="float">
            <text:p>10.749</text:p>
          </table:table-cell>
          <table:table-cell table:style-name="ce15" office:value-type="float" office:value="19.477" calcext:value-type="float">
            <text:p>19.477</text:p>
          </table:table-cell>
          <table:table-cell table:style-name="ce23" office:value-type="float" office:value="16.334" calcext:value-type="float">
            <text:p>16.334</text:p>
          </table:table-cell>
          <table:table-cell table:style-name="ce31" office:value-type="float" office:value="13.876" calcext:value-type="float">
            <text:p>13.876</text:p>
          </table:table-cell>
          <table:table-cell table:style-name="ce39" office:value-type="float" office:value="7.271" calcext:value-type="float">
            <text:p>7.271</text:p>
          </table:table-cell>
          <table:table-cell table:style-name="ce47" office:value-type="float" office:value="13.033" calcext:value-type="float">
            <text:p>13.033</text:p>
          </table:table-cell>
          <table:table-cell table:style-name="ce55" office:value-type="float" office:value="11.191" calcext:value-type="float">
            <text:p>11.191</text:p>
          </table:table-cell>
          <table:table-cell table:style-name="ce63" office:value-type="float" office:value="8.211" calcext:value-type="float">
            <text:p>8.211</text:p>
          </table:table-cell>
          <table:table-cell table:style-name="ce71" office:value-type="float" office:value="5.928" calcext:value-type="float">
            <text:p>5.928</text:p>
          </table:table-cell>
          <table:table-cell table:style-name="ce79" office:value-type="float" office:value="10.538" calcext:value-type="float">
            <text:p>10.538</text:p>
          </table:table-cell>
          <table:table-cell table:style-name="ce87" office:value-type="float" office:value="11.444" calcext:value-type="float">
            <text:p>11.444</text:p>
          </table:table-cell>
          <table:table-cell table:style-name="ce95" office:value-type="float" office:value="7.546" calcext:value-type="float">
            <text:p>7.546</text:p>
          </table:table-cell>
          <table:table-cell table:style-name="ce103" office:value-type="float" office:value="9.648" calcext:value-type="float">
            <text:p>9.648</text:p>
          </table:table-cell>
          <table:table-cell table:style-name="ce111" office:value-type="float" office:value="17.897" calcext:value-type="float">
            <text:p>17.897</text:p>
          </table:table-cell>
          <table:table-cell table:style-name="ce119" office:value-type="float" office:value="13.918" calcext:value-type="float">
            <text:p>13.918</text:p>
          </table:table-cell>
          <table:table-cell table:style-name="ce127" office:value-type="float" office:value="10.782" calcext:value-type="float">
            <text:p>10.782</text:p>
          </table:table-cell>
          <table:table-cell table:style-name="ce135" office:value-type="float" office:value="15.906" calcext:value-type="float">
            <text:p>15.906</text:p>
          </table:table-cell>
          <table:table-cell table:style-name="ce143" office:value-type="float" office:value="22.961" calcext:value-type="float">
            <text:p>22.961</text:p>
          </table:table-cell>
          <table:table-cell table:style-name="ce151" office:value-type="float" office:value="24.147" calcext:value-type="float">
            <text:p>24.147</text:p>
          </table:table-cell>
          <table:table-cell table:style-name="ce159" office:value-type="float" office:value="19.215" calcext:value-type="float">
            <text:p>19.215</text:p>
          </table:table-cell>
          <table:table-cell office:value-type="float" office:value="0.000000409112552952239" calcext:value-type="float">
            <text:p>4.09E-07</text:p>
          </table:table-cell>
          <table:table-cell office:value-type="float" office:value="31544856" calcext:value-type="float">
            <text:p>315448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300-20.0</text:p>
          </table:table-cell>
          <table:table-cell table:number-columns-repeated="2"/>
          <table:table-cell table:style-name="ce7" office:value-type="float" office:value="10.426" calcext:value-type="float">
            <text:p>10.426</text:p>
          </table:table-cell>
          <table:table-cell table:style-name="ce15" office:value-type="float" office:value="19.627" calcext:value-type="float">
            <text:p>19.627</text:p>
          </table:table-cell>
          <table:table-cell table:style-name="ce23" office:value-type="float" office:value="15.867" calcext:value-type="float">
            <text:p>15.867</text:p>
          </table:table-cell>
          <table:table-cell table:style-name="ce31" office:value-type="float" office:value="13.711" calcext:value-type="float">
            <text:p>13.711</text:p>
          </table:table-cell>
          <table:table-cell table:style-name="ce39" office:value-type="float" office:value="7.365" calcext:value-type="float">
            <text:p>7.365</text:p>
          </table:table-cell>
          <table:table-cell table:style-name="ce47" office:value-type="float" office:value="12.945" calcext:value-type="float">
            <text:p>12.945</text:p>
          </table:table-cell>
          <table:table-cell table:style-name="ce55" office:value-type="float" office:value="11.268" calcext:value-type="float">
            <text:p>11.268</text:p>
          </table:table-cell>
          <table:table-cell table:style-name="ce63" office:value-type="float" office:value="8.439" calcext:value-type="float">
            <text:p>8.439</text:p>
          </table:table-cell>
          <table:table-cell table:style-name="ce71" office:value-type="float" office:value="6.001" calcext:value-type="float">
            <text:p>6.001</text:p>
          </table:table-cell>
          <table:table-cell table:style-name="ce79" office:value-type="float" office:value="10.62" calcext:value-type="float">
            <text:p>10.62</text:p>
          </table:table-cell>
          <table:table-cell table:style-name="ce87" office:value-type="float" office:value="11.299" calcext:value-type="float">
            <text:p>11.299</text:p>
          </table:table-cell>
          <table:table-cell table:style-name="ce95" office:value-type="float" office:value="7.437" calcext:value-type="float">
            <text:p>7.437</text:p>
          </table:table-cell>
          <table:table-cell table:style-name="ce103" office:value-type="float" office:value="9.673" calcext:value-type="float">
            <text:p>9.673</text:p>
          </table:table-cell>
          <table:table-cell table:style-name="ce111" office:value-type="float" office:value="18.174" calcext:value-type="float">
            <text:p>18.174</text:p>
          </table:table-cell>
          <table:table-cell table:style-name="ce119" office:value-type="float" office:value="14.105" calcext:value-type="float">
            <text:p>14.105</text:p>
          </table:table-cell>
          <table:table-cell table:style-name="ce127" office:value-type="float" office:value="10.703" calcext:value-type="float">
            <text:p>10.703</text:p>
          </table:table-cell>
          <table:table-cell table:style-name="ce135" office:value-type="float" office:value="15.862" calcext:value-type="float">
            <text:p>15.862</text:p>
          </table:table-cell>
          <table:table-cell table:style-name="ce143" office:value-type="float" office:value="23.01" calcext:value-type="float">
            <text:p>23.01</text:p>
          </table:table-cell>
          <table:table-cell table:style-name="ce151" office:value-type="float" office:value="24.278" calcext:value-type="float">
            <text:p>24.278</text:p>
          </table:table-cell>
          <table:table-cell table:style-name="ce159" office:value-type="float" office:value="19.228" calcext:value-type="float">
            <text:p>19.228</text:p>
          </table:table-cell>
          <table:table-cell office:value-type="float" office:value="0.000000408028960419645" calcext:value-type="float">
            <text:p>4.08E-07</text:p>
          </table:table-cell>
          <table:table-cell office:value-type="float" office:value="31533964" calcext:value-type="float">
            <text:p>3153396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64-20.0</text:p>
          </table:table-cell>
          <table:table-cell table:number-columns-repeated="2"/>
          <table:table-cell table:style-name="ce7" office:value-type="float" office:value="10.447" calcext:value-type="float">
            <text:p>10.447</text:p>
          </table:table-cell>
          <table:table-cell table:style-name="ce15" office:value-type="float" office:value="19.407" calcext:value-type="float">
            <text:p>19.407</text:p>
          </table:table-cell>
          <table:table-cell table:style-name="ce23" office:value-type="float" office:value="15.942" calcext:value-type="float">
            <text:p>15.942</text:p>
          </table:table-cell>
          <table:table-cell table:style-name="ce31" office:value-type="float" office:value="13.54" calcext:value-type="float">
            <text:p>13.54</text:p>
          </table:table-cell>
          <table:table-cell table:style-name="ce39" office:value-type="float" office:value="7.324" calcext:value-type="float">
            <text:p>7.324</text:p>
          </table:table-cell>
          <table:table-cell table:style-name="ce47" office:value-type="float" office:value="13.002" calcext:value-type="float">
            <text:p>13.002</text:p>
          </table:table-cell>
          <table:table-cell table:style-name="ce55" office:value-type="float" office:value="11.042" calcext:value-type="float">
            <text:p>11.042</text:p>
          </table:table-cell>
          <table:table-cell table:style-name="ce63" office:value-type="float" office:value="8.15" calcext:value-type="float">
            <text:p>8.15</text:p>
          </table:table-cell>
          <table:table-cell table:style-name="ce71" office:value-type="float" office:value="6.014" calcext:value-type="float">
            <text:p>6.014</text:p>
          </table:table-cell>
          <table:table-cell table:style-name="ce79" office:value-type="float" office:value="10.373" calcext:value-type="float">
            <text:p>10.373</text:p>
          </table:table-cell>
          <table:table-cell table:style-name="ce87" office:value-type="float" office:value="11.381" calcext:value-type="float">
            <text:p>11.381</text:p>
          </table:table-cell>
          <table:table-cell table:style-name="ce95" office:value-type="float" office:value="7.466" calcext:value-type="float">
            <text:p>7.466</text:p>
          </table:table-cell>
          <table:table-cell table:style-name="ce103" office:value-type="float" office:value="9.715" calcext:value-type="float">
            <text:p>9.715</text:p>
          </table:table-cell>
          <table:table-cell table:style-name="ce111" office:value-type="float" office:value="17.96" calcext:value-type="float">
            <text:p>17.96</text:p>
          </table:table-cell>
          <table:table-cell table:style-name="ce119" office:value-type="float" office:value="13.971" calcext:value-type="float">
            <text:p>13.971</text:p>
          </table:table-cell>
          <table:table-cell table:style-name="ce127" office:value-type="float" office:value="10.87" calcext:value-type="float">
            <text:p>10.87</text:p>
          </table:table-cell>
          <table:table-cell table:style-name="ce135" office:value-type="float" office:value="15.911" calcext:value-type="float">
            <text:p>15.911</text:p>
          </table:table-cell>
          <table:table-cell table:style-name="ce143" office:value-type="float" office:value="23.066" calcext:value-type="float">
            <text:p>23.066</text:p>
          </table:table-cell>
          <table:table-cell table:style-name="ce151" office:value-type="float" office:value="24.098" calcext:value-type="float">
            <text:p>24.098</text:p>
          </table:table-cell>
          <table:table-cell table:style-name="ce159" office:value-type="float" office:value="19.227" calcext:value-type="float">
            <text:p>19.227</text:p>
          </table:table-cell>
          <table:table-cell office:value-type="float" office:value="0.000000407312563758058" calcext:value-type="float">
            <text:p>4.07E-07</text:p>
          </table:table-cell>
          <table:table-cell office:value-type="float" office:value="31537915" calcext:value-type="float">
            <text:p>3153791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52-20.0</text:p>
          </table:table-cell>
          <table:table-cell table:number-columns-repeated="2"/>
          <table:table-cell table:style-name="ce7" office:value-type="float" office:value="10.446" calcext:value-type="float">
            <text:p>10.446</text:p>
          </table:table-cell>
          <table:table-cell table:style-name="ce15" office:value-type="float" office:value="19.501" calcext:value-type="float">
            <text:p>19.501</text:p>
          </table:table-cell>
          <table:table-cell table:style-name="ce23" office:value-type="float" office:value="15.924" calcext:value-type="float">
            <text:p>15.924</text:p>
          </table:table-cell>
          <table:table-cell table:style-name="ce31" office:value-type="float" office:value="13.474" calcext:value-type="float">
            <text:p>13.474</text:p>
          </table:table-cell>
          <table:table-cell table:style-name="ce39" office:value-type="float" office:value="7.325" calcext:value-type="float">
            <text:p>7.325</text:p>
          </table:table-cell>
          <table:table-cell table:style-name="ce47" office:value-type="float" office:value="12.896" calcext:value-type="float">
            <text:p>12.896</text:p>
          </table:table-cell>
          <table:table-cell table:style-name="ce55" office:value-type="float" office:value="11.224" calcext:value-type="float">
            <text:p>11.224</text:p>
          </table:table-cell>
          <table:table-cell table:style-name="ce63" office:value-type="float" office:value="8.135" calcext:value-type="float">
            <text:p>8.135</text:p>
          </table:table-cell>
          <table:table-cell table:style-name="ce71" office:value-type="float" office:value="5.902" calcext:value-type="float">
            <text:p>5.902</text:p>
          </table:table-cell>
          <table:table-cell table:style-name="ce79" office:value-type="float" office:value="10.465" calcext:value-type="float">
            <text:p>10.465</text:p>
          </table:table-cell>
          <table:table-cell table:style-name="ce87" office:value-type="float" office:value="11.118" calcext:value-type="float">
            <text:p>11.118</text:p>
          </table:table-cell>
          <table:table-cell table:style-name="ce95" office:value-type="float" office:value="7.474" calcext:value-type="float">
            <text:p>7.474</text:p>
          </table:table-cell>
          <table:table-cell table:style-name="ce103" office:value-type="float" office:value="9.673" calcext:value-type="float">
            <text:p>9.673</text:p>
          </table:table-cell>
          <table:table-cell table:style-name="ce111" office:value-type="float" office:value="18.185" calcext:value-type="float">
            <text:p>18.185</text:p>
          </table:table-cell>
          <table:table-cell table:style-name="ce119" office:value-type="float" office:value="14.026" calcext:value-type="float">
            <text:p>14.026</text:p>
          </table:table-cell>
          <table:table-cell table:style-name="ce127" office:value-type="float" office:value="10.743" calcext:value-type="float">
            <text:p>10.743</text:p>
          </table:table-cell>
          <table:table-cell table:style-name="ce135" office:value-type="float" office:value="15.921" calcext:value-type="float">
            <text:p>15.921</text:p>
          </table:table-cell>
          <table:table-cell table:style-name="ce143" office:value-type="float" office:value="23.047" calcext:value-type="float">
            <text:p>23.047</text:p>
          </table:table-cell>
          <table:table-cell table:style-name="ce151" office:value-type="float" office:value="24.318" calcext:value-type="float">
            <text:p>24.318</text:p>
          </table:table-cell>
          <table:table-cell table:style-name="ce159" office:value-type="float" office:value="19.222" calcext:value-type="float">
            <text:p>19.222</text:p>
          </table:table-cell>
          <table:table-cell office:value-type="float" office:value="0.000000405391688150921" calcext:value-type="float">
            <text:p>4.05E-07</text:p>
          </table:table-cell>
          <table:table-cell office:value-type="float" office:value="31539233" calcext:value-type="float">
            <text:p>315392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88-20.0</text:p>
          </table:table-cell>
          <table:table-cell table:number-columns-repeated="2"/>
          <table:table-cell table:style-name="ce7" office:value-type="float" office:value="10.394" calcext:value-type="float">
            <text:p>10.394</text:p>
          </table:table-cell>
          <table:table-cell table:style-name="ce15" office:value-type="float" office:value="19.472" calcext:value-type="float">
            <text:p>19.472</text:p>
          </table:table-cell>
          <table:table-cell table:style-name="ce23" office:value-type="float" office:value="16.04" calcext:value-type="float">
            <text:p>16.04</text:p>
          </table:table-cell>
          <table:table-cell table:style-name="ce31" office:value-type="float" office:value="13.609" calcext:value-type="float">
            <text:p>13.609</text:p>
          </table:table-cell>
          <table:table-cell table:style-name="ce39" office:value-type="float" office:value="7.331" calcext:value-type="float">
            <text:p>7.331</text:p>
          </table:table-cell>
          <table:table-cell table:style-name="ce47" office:value-type="float" office:value="12.992" calcext:value-type="float">
            <text:p>12.992</text:p>
          </table:table-cell>
          <table:table-cell table:style-name="ce55" office:value-type="float" office:value="11.135" calcext:value-type="float">
            <text:p>11.135</text:p>
          </table:table-cell>
          <table:table-cell table:style-name="ce63" office:value-type="float" office:value="8.33" calcext:value-type="float">
            <text:p>8.33</text:p>
          </table:table-cell>
          <table:table-cell table:style-name="ce71" office:value-type="float" office:value="5.899" calcext:value-type="float">
            <text:p>5.899</text:p>
          </table:table-cell>
          <table:table-cell table:style-name="ce79" office:value-type="float" office:value="10.727" calcext:value-type="float">
            <text:p>10.727</text:p>
          </table:table-cell>
          <table:table-cell table:style-name="ce87" office:value-type="float" office:value="11.135" calcext:value-type="float">
            <text:p>11.135</text:p>
          </table:table-cell>
          <table:table-cell table:style-name="ce95" office:value-type="float" office:value="7.601" calcext:value-type="float">
            <text:p>7.601</text:p>
          </table:table-cell>
          <table:table-cell table:style-name="ce103" office:value-type="float" office:value="9.623" calcext:value-type="float">
            <text:p>9.623</text:p>
          </table:table-cell>
          <table:table-cell table:style-name="ce111" office:value-type="float" office:value="17.954" calcext:value-type="float">
            <text:p>17.954</text:p>
          </table:table-cell>
          <table:table-cell table:style-name="ce119" office:value-type="float" office:value="14.038" calcext:value-type="float">
            <text:p>14.038</text:p>
          </table:table-cell>
          <table:table-cell table:style-name="ce127" office:value-type="float" office:value="10.807" calcext:value-type="float">
            <text:p>10.807</text:p>
          </table:table-cell>
          <table:table-cell table:style-name="ce135" office:value-type="float" office:value="15.882" calcext:value-type="float">
            <text:p>15.882</text:p>
          </table:table-cell>
          <table:table-cell table:style-name="ce143" office:value-type="float" office:value="23.017" calcext:value-type="float">
            <text:p>23.017</text:p>
          </table:table-cell>
          <table:table-cell table:style-name="ce151" office:value-type="float" office:value="24.084" calcext:value-type="float">
            <text:p>24.084</text:p>
          </table:table-cell>
          <table:table-cell table:style-name="ce159" office:value-type="float" office:value="19.227" calcext:value-type="float">
            <text:p>19.227</text:p>
          </table:table-cell>
          <table:table-cell office:value-type="float" office:value="0.000000404809387219205" calcext:value-type="float">
            <text:p>4.05E-07</text:p>
          </table:table-cell>
          <table:table-cell office:value-type="float" office:value="31535102" calcext:value-type="float">
            <text:p>3153510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76-20.0</text:p>
          </table:table-cell>
          <table:table-cell table:number-columns-repeated="2"/>
          <table:table-cell table:style-name="ce7" office:value-type="float" office:value="10.443" calcext:value-type="float">
            <text:p>10.443</text:p>
          </table:table-cell>
          <table:table-cell table:style-name="ce15" office:value-type="float" office:value="19.364" calcext:value-type="float">
            <text:p>19.364</text:p>
          </table:table-cell>
          <table:table-cell table:style-name="ce23" office:value-type="float" office:value="16.031" calcext:value-type="float">
            <text:p>16.031</text:p>
          </table:table-cell>
          <table:table-cell table:style-name="ce31" office:value-type="float" office:value="13.618" calcext:value-type="float">
            <text:p>13.618</text:p>
          </table:table-cell>
          <table:table-cell table:style-name="ce39" office:value-type="float" office:value="7.336" calcext:value-type="float">
            <text:p>7.336</text:p>
          </table:table-cell>
          <table:table-cell table:style-name="ce47" office:value-type="float" office:value="12.798" calcext:value-type="float">
            <text:p>12.798</text:p>
          </table:table-cell>
          <table:table-cell table:style-name="ce55" office:value-type="float" office:value="10.93" calcext:value-type="float">
            <text:p>10.93</text:p>
          </table:table-cell>
          <table:table-cell table:style-name="ce63" office:value-type="float" office:value="8.301" calcext:value-type="float">
            <text:p>8.301</text:p>
          </table:table-cell>
          <table:table-cell table:style-name="ce71" office:value-type="float" office:value="5.924" calcext:value-type="float">
            <text:p>5.924</text:p>
          </table:table-cell>
          <table:table-cell table:style-name="ce79" office:value-type="float" office:value="10.406" calcext:value-type="float">
            <text:p>10.406</text:p>
          </table:table-cell>
          <table:table-cell table:style-name="ce87" office:value-type="float" office:value="11.163" calcext:value-type="float">
            <text:p>11.163</text:p>
          </table:table-cell>
          <table:table-cell table:style-name="ce95" office:value-type="float" office:value="7.48" calcext:value-type="float">
            <text:p>7.48</text:p>
          </table:table-cell>
          <table:table-cell table:style-name="ce103" office:value-type="float" office:value="9.586" calcext:value-type="float">
            <text:p>9.586</text:p>
          </table:table-cell>
          <table:table-cell table:style-name="ce111" office:value-type="float" office:value="18.082" calcext:value-type="float">
            <text:p>18.082</text:p>
          </table:table-cell>
          <table:table-cell table:style-name="ce119" office:value-type="float" office:value="13.968" calcext:value-type="float">
            <text:p>13.968</text:p>
          </table:table-cell>
          <table:table-cell table:style-name="ce127" office:value-type="float" office:value="10.798" calcext:value-type="float">
            <text:p>10.798</text:p>
          </table:table-cell>
          <table:table-cell table:style-name="ce135" office:value-type="float" office:value="15.894" calcext:value-type="float">
            <text:p>15.894</text:p>
          </table:table-cell>
          <table:table-cell table:style-name="ce143" office:value-type="float" office:value="23.048" calcext:value-type="float">
            <text:p>23.048</text:p>
          </table:table-cell>
          <table:table-cell table:style-name="ce151" office:value-type="float" office:value="24.159" calcext:value-type="float">
            <text:p>24.159</text:p>
          </table:table-cell>
          <table:table-cell table:style-name="ce159" office:value-type="float" office:value="19.23" calcext:value-type="float">
            <text:p>19.23</text:p>
          </table:table-cell>
          <table:table-cell office:value-type="float" office:value="0.000000404727241386486" calcext:value-type="float">
            <text:p>4.05E-07</text:p>
          </table:table-cell>
          <table:table-cell office:value-type="float" office:value="31536450" calcext:value-type="float">
            <text:p>315364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28-20.0</text:p>
          </table:table-cell>
          <table:table-cell table:number-columns-repeated="2"/>
          <table:table-cell table:style-name="ce7" office:value-type="float" office:value="10.725" calcext:value-type="float">
            <text:p>10.725</text:p>
          </table:table-cell>
          <table:table-cell table:style-name="ce15" office:value-type="float" office:value="19.664" calcext:value-type="float">
            <text:p>19.664</text:p>
          </table:table-cell>
          <table:table-cell table:style-name="ce23" office:value-type="float" office:value="16.272" calcext:value-type="float">
            <text:p>16.272</text:p>
          </table:table-cell>
          <table:table-cell table:style-name="ce31" office:value-type="float" office:value="13.762" calcext:value-type="float">
            <text:p>13.762</text:p>
          </table:table-cell>
          <table:table-cell table:style-name="ce39" office:value-type="float" office:value="7.374" calcext:value-type="float">
            <text:p>7.374</text:p>
          </table:table-cell>
          <table:table-cell table:style-name="ce47" office:value-type="float" office:value="12.802" calcext:value-type="float">
            <text:p>12.802</text:p>
          </table:table-cell>
          <table:table-cell table:style-name="ce55" office:value-type="float" office:value="10.985" calcext:value-type="float">
            <text:p>10.985</text:p>
          </table:table-cell>
          <table:table-cell table:style-name="ce63" office:value-type="float" office:value="8.061" calcext:value-type="float">
            <text:p>8.061</text:p>
          </table:table-cell>
          <table:table-cell table:style-name="ce71" office:value-type="float" office:value="5.99" calcext:value-type="float">
            <text:p>5.99</text:p>
          </table:table-cell>
          <table:table-cell table:style-name="ce79" office:value-type="float" office:value="10.481" calcext:value-type="float">
            <text:p>10.481</text:p>
          </table:table-cell>
          <table:table-cell table:style-name="ce87" office:value-type="float" office:value="11.089" calcext:value-type="float">
            <text:p>11.089</text:p>
          </table:table-cell>
          <table:table-cell table:style-name="ce95" office:value-type="float" office:value="7.52" calcext:value-type="float">
            <text:p>7.52</text:p>
          </table:table-cell>
          <table:table-cell table:style-name="ce103" office:value-type="float" office:value="9.612" calcext:value-type="float">
            <text:p>9.612</text:p>
          </table:table-cell>
          <table:table-cell table:style-name="ce111" office:value-type="float" office:value="18.043" calcext:value-type="float">
            <text:p>18.043</text:p>
          </table:table-cell>
          <table:table-cell table:style-name="ce119" office:value-type="float" office:value="13.933" calcext:value-type="float">
            <text:p>13.933</text:p>
          </table:table-cell>
          <table:table-cell table:style-name="ce127" office:value-type="float" office:value="10.86" calcext:value-type="float">
            <text:p>10.86</text:p>
          </table:table-cell>
          <table:table-cell table:style-name="ce135" office:value-type="float" office:value="15.925" calcext:value-type="float">
            <text:p>15.925</text:p>
          </table:table-cell>
          <table:table-cell table:style-name="ce143" office:value-type="float" office:value="23.03" calcext:value-type="float">
            <text:p>23.03</text:p>
          </table:table-cell>
          <table:table-cell table:style-name="ce151" office:value-type="float" office:value="24.233" calcext:value-type="float">
            <text:p>24.233</text:p>
          </table:table-cell>
          <table:table-cell table:style-name="ce159" office:value-type="float" office:value="19.224" calcext:value-type="float">
            <text:p>19.224</text:p>
          </table:table-cell>
          <table:table-cell office:value-type="float" office:value="0.000000403371179373987" calcext:value-type="float">
            <text:p>4.03E-07</text:p>
          </table:table-cell>
          <table:table-cell office:value-type="float" office:value="31542689" calcext:value-type="float">
            <text:p>315426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rk-288-20.0</text:p>
          </table:table-cell>
          <table:table-cell table:number-columns-repeated="2"/>
          <table:table-cell table:style-name="ce7" office:value-type="float" office:value="10.33" calcext:value-type="float">
            <text:p>10.33</text:p>
          </table:table-cell>
          <table:table-cell table:style-name="ce15" office:value-type="float" office:value="19.532" calcext:value-type="float">
            <text:p>19.532</text:p>
          </table:table-cell>
          <table:table-cell table:style-name="ce23" office:value-type="float" office:value="15.978" calcext:value-type="float">
            <text:p>15.978</text:p>
          </table:table-cell>
          <table:table-cell table:style-name="ce31" office:value-type="float" office:value="13.629" calcext:value-type="float">
            <text:p>13.629</text:p>
          </table:table-cell>
          <table:table-cell table:style-name="ce39" office:value-type="float" office:value="7.463" calcext:value-type="float">
            <text:p>7.463</text:p>
          </table:table-cell>
          <table:table-cell table:style-name="ce47" office:value-type="float" office:value="13.052" calcext:value-type="float">
            <text:p>13.052</text:p>
          </table:table-cell>
          <table:table-cell table:style-name="ce55" office:value-type="float" office:value="11.141" calcext:value-type="float">
            <text:p>11.141</text:p>
          </table:table-cell>
          <table:table-cell table:style-name="ce63" office:value-type="float" office:value="8.266" calcext:value-type="float">
            <text:p>8.266</text:p>
          </table:table-cell>
          <table:table-cell table:style-name="ce71" office:value-type="float" office:value="5.966" calcext:value-type="float">
            <text:p>5.966</text:p>
          </table:table-cell>
          <table:table-cell table:style-name="ce79" office:value-type="float" office:value="10.749" calcext:value-type="float">
            <text:p>10.749</text:p>
          </table:table-cell>
          <table:table-cell table:style-name="ce87" office:value-type="float" office:value="11.28" calcext:value-type="float">
            <text:p>11.28</text:p>
          </table:table-cell>
          <table:table-cell table:style-name="ce95" office:value-type="float" office:value="7.529" calcext:value-type="float">
            <text:p>7.529</text:p>
          </table:table-cell>
          <table:table-cell table:style-name="ce103" office:value-type="float" office:value="9.668" calcext:value-type="float">
            <text:p>9.668</text:p>
          </table:table-cell>
          <table:table-cell table:style-name="ce111" office:value-type="float" office:value="18.129" calcext:value-type="float">
            <text:p>18.129</text:p>
          </table:table-cell>
          <table:table-cell table:style-name="ce119" office:value-type="float" office:value="14.104" calcext:value-type="float">
            <text:p>14.104</text:p>
          </table:table-cell>
          <table:table-cell table:style-name="ce127" office:value-type="float" office:value="10.8" calcext:value-type="float">
            <text:p>10.8</text:p>
          </table:table-cell>
          <table:table-cell table:style-name="ce135" office:value-type="float" office:value="15.85" calcext:value-type="float">
            <text:p>15.85</text:p>
          </table:table-cell>
          <table:table-cell table:style-name="ce143" office:value-type="float" office:value="23.03" calcext:value-type="float">
            <text:p>23.03</text:p>
          </table:table-cell>
          <table:table-cell table:style-name="ce151" office:value-type="float" office:value="24.275" calcext:value-type="float">
            <text:p>24.275</text:p>
          </table:table-cell>
          <table:table-cell table:style-name="ce159" office:value-type="float" office:value="19.223" calcext:value-type="float">
            <text:p>19.223</text:p>
          </table:table-cell>
          <table:table-cell office:value-type="float" office:value="0.000000342203597091165" calcext:value-type="float">
            <text:p>3.42E-07</text:p>
          </table:table-cell>
          <table:table-cell office:value-type="float" office:value="37704963" calcext:value-type="float">
            <text:p>377049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rk-264-20.0</text:p>
          </table:table-cell>
          <table:table-cell table:number-columns-repeated="2"/>
          <table:table-cell table:style-name="ce7" office:value-type="float" office:value="10.37" calcext:value-type="float">
            <text:p>10.37</text:p>
          </table:table-cell>
          <table:table-cell table:style-name="ce15" office:value-type="float" office:value="19.378" calcext:value-type="float">
            <text:p>19.378</text:p>
          </table:table-cell>
          <table:table-cell table:style-name="ce23" office:value-type="float" office:value="15.906" calcext:value-type="float">
            <text:p>15.906</text:p>
          </table:table-cell>
          <table:table-cell table:style-name="ce31" office:value-type="float" office:value="13.565" calcext:value-type="float">
            <text:p>13.565</text:p>
          </table:table-cell>
          <table:table-cell table:style-name="ce39" office:value-type="float" office:value="7.33" calcext:value-type="float">
            <text:p>7.33</text:p>
          </table:table-cell>
          <table:table-cell table:style-name="ce47" office:value-type="float" office:value="12.889" calcext:value-type="float">
            <text:p>12.889</text:p>
          </table:table-cell>
          <table:table-cell table:style-name="ce55" office:value-type="float" office:value="11.072" calcext:value-type="float">
            <text:p>11.072</text:p>
          </table:table-cell>
          <table:table-cell table:style-name="ce63" office:value-type="float" office:value="8.121" calcext:value-type="float">
            <text:p>8.121</text:p>
          </table:table-cell>
          <table:table-cell table:style-name="ce71" office:value-type="float" office:value="5.976" calcext:value-type="float">
            <text:p>5.976</text:p>
          </table:table-cell>
          <table:table-cell table:style-name="ce79" office:value-type="float" office:value="10.534" calcext:value-type="float">
            <text:p>10.534</text:p>
          </table:table-cell>
          <table:table-cell table:style-name="ce87" office:value-type="float" office:value="11.412" calcext:value-type="float">
            <text:p>11.412</text:p>
          </table:table-cell>
          <table:table-cell table:style-name="ce95" office:value-type="float" office:value="7.44" calcext:value-type="float">
            <text:p>7.44</text:p>
          </table:table-cell>
          <table:table-cell table:style-name="ce103" office:value-type="float" office:value="9.633" calcext:value-type="float">
            <text:p>9.633</text:p>
          </table:table-cell>
          <table:table-cell table:style-name="ce111" office:value-type="float" office:value="18.159" calcext:value-type="float">
            <text:p>18.159</text:p>
          </table:table-cell>
          <table:table-cell table:style-name="ce119" office:value-type="float" office:value="14.091" calcext:value-type="float">
            <text:p>14.091</text:p>
          </table:table-cell>
          <table:table-cell table:style-name="ce127" office:value-type="float" office:value="10.84" calcext:value-type="float">
            <text:p>10.84</text:p>
          </table:table-cell>
          <table:table-cell table:style-name="ce135" office:value-type="float" office:value="15.842" calcext:value-type="float">
            <text:p>15.842</text:p>
          </table:table-cell>
          <table:table-cell table:style-name="ce143" office:value-type="float" office:value="23.021" calcext:value-type="float">
            <text:p>23.021</text:p>
          </table:table-cell>
          <table:table-cell table:style-name="ce151" office:value-type="float" office:value="24.32" calcext:value-type="float">
            <text:p>24.32</text:p>
          </table:table-cell>
          <table:table-cell table:style-name="ce159" office:value-type="float" office:value="19.245" calcext:value-type="float">
            <text:p>19.245</text:p>
          </table:table-cell>
          <table:table-cell office:value-type="float" office:value="0.000000341797567270892" calcext:value-type="float">
            <text:p>3.42E-07</text:p>
          </table:table-cell>
          <table:table-cell office:value-type="float" office:value="37703140" calcext:value-type="float">
            <text:p>3770314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rk-240-20.0</text:p>
          </table:table-cell>
          <table:table-cell table:number-columns-repeated="2"/>
          <table:table-cell table:style-name="ce7" office:value-type="float" office:value="10.505" calcext:value-type="float">
            <text:p>10.505</text:p>
          </table:table-cell>
          <table:table-cell table:style-name="ce15" office:value-type="float" office:value="19.676" calcext:value-type="float">
            <text:p>19.676</text:p>
          </table:table-cell>
          <table:table-cell table:style-name="ce23" office:value-type="float" office:value="16.074" calcext:value-type="float">
            <text:p>16.074</text:p>
          </table:table-cell>
          <table:table-cell table:style-name="ce31" office:value-type="float" office:value="13.708" calcext:value-type="float">
            <text:p>13.708</text:p>
          </table:table-cell>
          <table:table-cell table:style-name="ce39" office:value-type="float" office:value="7.368" calcext:value-type="float">
            <text:p>7.368</text:p>
          </table:table-cell>
          <table:table-cell table:style-name="ce47" office:value-type="float" office:value="12.977" calcext:value-type="float">
            <text:p>12.977</text:p>
          </table:table-cell>
          <table:table-cell table:style-name="ce55" office:value-type="float" office:value="11.198" calcext:value-type="float">
            <text:p>11.198</text:p>
          </table:table-cell>
          <table:table-cell table:style-name="ce63" office:value-type="float" office:value="8.302" calcext:value-type="float">
            <text:p>8.302</text:p>
          </table:table-cell>
          <table:table-cell table:style-name="ce71" office:value-type="float" office:value="5.963" calcext:value-type="float">
            <text:p>5.963</text:p>
          </table:table-cell>
          <table:table-cell table:style-name="ce79" office:value-type="float" office:value="10.625" calcext:value-type="float">
            <text:p>10.625</text:p>
          </table:table-cell>
          <table:table-cell table:style-name="ce87" office:value-type="float" office:value="11.198" calcext:value-type="float">
            <text:p>11.198</text:p>
          </table:table-cell>
          <table:table-cell table:style-name="ce95" office:value-type="float" office:value="7.458" calcext:value-type="float">
            <text:p>7.458</text:p>
          </table:table-cell>
          <table:table-cell table:style-name="ce103" office:value-type="float" office:value="9.629" calcext:value-type="float">
            <text:p>9.629</text:p>
          </table:table-cell>
          <table:table-cell table:style-name="ce111" office:value-type="float" office:value="17.986" calcext:value-type="float">
            <text:p>17.986</text:p>
          </table:table-cell>
          <table:table-cell table:style-name="ce119" office:value-type="float" office:value="14.05" calcext:value-type="float">
            <text:p>14.05</text:p>
          </table:table-cell>
          <table:table-cell table:style-name="ce127" office:value-type="float" office:value="10.758" calcext:value-type="float">
            <text:p>10.758</text:p>
          </table:table-cell>
          <table:table-cell table:style-name="ce135" office:value-type="float" office:value="15.893" calcext:value-type="float">
            <text:p>15.893</text:p>
          </table:table-cell>
          <table:table-cell table:style-name="ce143" office:value-type="float" office:value="22.972" calcext:value-type="float">
            <text:p>22.972</text:p>
          </table:table-cell>
          <table:table-cell table:style-name="ce151" office:value-type="float" office:value="24.216" calcext:value-type="float">
            <text:p>24.216</text:p>
          </table:table-cell>
          <table:table-cell table:style-name="ce159" office:value-type="float" office:value="19.238" calcext:value-type="float">
            <text:p>19.238</text:p>
          </table:table-cell>
          <table:table-cell office:value-type="float" office:value="0.000000340076308052927" calcext:value-type="float">
            <text:p>3.40E-07</text:p>
          </table:table-cell>
          <table:table-cell office:value-type="float" office:value="37701317" calcext:value-type="float">
            <text:p>3770131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rk-300-20.0</text:p>
          </table:table-cell>
          <table:table-cell table:number-columns-repeated="2"/>
          <table:table-cell table:style-name="ce7" office:value-type="float" office:value="10.373" calcext:value-type="float">
            <text:p>10.373</text:p>
          </table:table-cell>
          <table:table-cell table:style-name="ce15" office:value-type="float" office:value="19.211" calcext:value-type="float">
            <text:p>19.211</text:p>
          </table:table-cell>
          <table:table-cell table:style-name="ce23" office:value-type="float" office:value="15.799" calcext:value-type="float">
            <text:p>15.799</text:p>
          </table:table-cell>
          <table:table-cell table:style-name="ce31" office:value-type="float" office:value="13.59" calcext:value-type="float">
            <text:p>13.59</text:p>
          </table:table-cell>
          <table:table-cell table:style-name="ce39" office:value-type="float" office:value="7.431" calcext:value-type="float">
            <text:p>7.431</text:p>
          </table:table-cell>
          <table:table-cell table:style-name="ce47" office:value-type="float" office:value="12.907" calcext:value-type="float">
            <text:p>12.907</text:p>
          </table:table-cell>
          <table:table-cell table:style-name="ce55" office:value-type="float" office:value="11.129" calcext:value-type="float">
            <text:p>11.129</text:p>
          </table:table-cell>
          <table:table-cell table:style-name="ce63" office:value-type="float" office:value="8.254" calcext:value-type="float">
            <text:p>8.254</text:p>
          </table:table-cell>
          <table:table-cell table:style-name="ce71" office:value-type="float" office:value="5.858" calcext:value-type="float">
            <text:p>5.858</text:p>
          </table:table-cell>
          <table:table-cell table:style-name="ce79" office:value-type="float" office:value="10.764" calcext:value-type="float">
            <text:p>10.764</text:p>
          </table:table-cell>
          <table:table-cell table:style-name="ce87" office:value-type="float" office:value="11.261" calcext:value-type="float">
            <text:p>11.261</text:p>
          </table:table-cell>
          <table:table-cell table:style-name="ce95" office:value-type="float" office:value="7.523" calcext:value-type="float">
            <text:p>7.523</text:p>
          </table:table-cell>
          <table:table-cell table:style-name="ce103" office:value-type="float" office:value="9.641" calcext:value-type="float">
            <text:p>9.641</text:p>
          </table:table-cell>
          <table:table-cell table:style-name="ce111" office:value-type="float" office:value="18.23" calcext:value-type="float">
            <text:p>18.23</text:p>
          </table:table-cell>
          <table:table-cell table:style-name="ce119" office:value-type="float" office:value="14.077" calcext:value-type="float">
            <text:p>14.077</text:p>
          </table:table-cell>
          <table:table-cell table:style-name="ce127" office:value-type="float" office:value="10.683" calcext:value-type="float">
            <text:p>10.683</text:p>
          </table:table-cell>
          <table:table-cell table:style-name="ce135" office:value-type="float" office:value="15.75" calcext:value-type="float">
            <text:p>15.75</text:p>
          </table:table-cell>
          <table:table-cell table:style-name="ce143" office:value-type="float" office:value="22.915" calcext:value-type="float">
            <text:p>22.915</text:p>
          </table:table-cell>
          <table:table-cell table:style-name="ce151" office:value-type="float" office:value="24.415" calcext:value-type="float">
            <text:p>24.415</text:p>
          </table:table-cell>
          <table:table-cell table:style-name="ce159" office:value-type="float" office:value="19.226" calcext:value-type="float">
            <text:p>19.226</text:p>
          </table:table-cell>
          <table:table-cell office:value-type="float" office:value="0.000000339992219177292" calcext:value-type="float">
            <text:p>3.40E-07</text:p>
          </table:table-cell>
          <table:table-cell office:value-type="float" office:value="37705668" calcext:value-type="float">
            <text:p>3770566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rk-252-20.0</text:p>
          </table:table-cell>
          <table:table-cell table:number-columns-repeated="2"/>
          <table:table-cell table:style-name="ce7" office:value-type="float" office:value="10.388" calcext:value-type="float">
            <text:p>10.388</text:p>
          </table:table-cell>
          <table:table-cell table:style-name="ce15" office:value-type="float" office:value="19.421" calcext:value-type="float">
            <text:p>19.421</text:p>
          </table:table-cell>
          <table:table-cell table:style-name="ce23" office:value-type="float" office:value="15.87" calcext:value-type="float">
            <text:p>15.87</text:p>
          </table:table-cell>
          <table:table-cell table:style-name="ce31" office:value-type="float" office:value="13.421" calcext:value-type="float">
            <text:p>13.421</text:p>
          </table:table-cell>
          <table:table-cell table:style-name="ce39" office:value-type="float" office:value="7.39" calcext:value-type="float">
            <text:p>7.39</text:p>
          </table:table-cell>
          <table:table-cell table:style-name="ce47" office:value-type="float" office:value="13.026" calcext:value-type="float">
            <text:p>13.026</text:p>
          </table:table-cell>
          <table:table-cell table:style-name="ce55" office:value-type="float" office:value="11.151" calcext:value-type="float">
            <text:p>11.151</text:p>
          </table:table-cell>
          <table:table-cell table:style-name="ce63" office:value-type="float" office:value="8.085" calcext:value-type="float">
            <text:p>8.085</text:p>
          </table:table-cell>
          <table:table-cell table:style-name="ce71" office:value-type="float" office:value="5.868" calcext:value-type="float">
            <text:p>5.868</text:p>
          </table:table-cell>
          <table:table-cell table:style-name="ce79" office:value-type="float" office:value="10.523" calcext:value-type="float">
            <text:p>10.523</text:p>
          </table:table-cell>
          <table:table-cell table:style-name="ce87" office:value-type="float" office:value="11.223" calcext:value-type="float">
            <text:p>11.223</text:p>
          </table:table-cell>
          <table:table-cell table:style-name="ce95" office:value-type="float" office:value="7.432" calcext:value-type="float">
            <text:p>7.432</text:p>
          </table:table-cell>
          <table:table-cell table:style-name="ce103" office:value-type="float" office:value="9.644" calcext:value-type="float">
            <text:p>9.644</text:p>
          </table:table-cell>
          <table:table-cell table:style-name="ce111" office:value-type="float" office:value="18.075" calcext:value-type="float">
            <text:p>18.075</text:p>
          </table:table-cell>
          <table:table-cell table:style-name="ce119" office:value-type="float" office:value="14.101" calcext:value-type="float">
            <text:p>14.101</text:p>
          </table:table-cell>
          <table:table-cell table:style-name="ce127" office:value-type="float" office:value="10.726" calcext:value-type="float">
            <text:p>10.726</text:p>
          </table:table-cell>
          <table:table-cell table:style-name="ce135" office:value-type="float" office:value="15.871" calcext:value-type="float">
            <text:p>15.871</text:p>
          </table:table-cell>
          <table:table-cell table:style-name="ce143" office:value-type="float" office:value="23.008" calcext:value-type="float">
            <text:p>23.008</text:p>
          </table:table-cell>
          <table:table-cell table:style-name="ce151" office:value-type="float" office:value="24.146" calcext:value-type="float">
            <text:p>24.146</text:p>
          </table:table-cell>
          <table:table-cell table:style-name="ce159" office:value-type="float" office:value="19.225" calcext:value-type="float">
            <text:p>19.225</text:p>
          </table:table-cell>
          <table:table-cell office:value-type="float" office:value="0.000000339578977795393" calcext:value-type="float">
            <text:p>3.40E-07</text:p>
          </table:table-cell>
          <table:table-cell office:value-type="float" office:value="37702313" calcext:value-type="float">
            <text:p>3770231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rk-228-20.0</text:p>
          </table:table-cell>
          <table:table-cell table:number-columns-repeated="2"/>
          <table:table-cell table:style-name="ce7" office:value-type="float" office:value="10.696" calcext:value-type="float">
            <text:p>10.696</text:p>
          </table:table-cell>
          <table:table-cell table:style-name="ce15" office:value-type="float" office:value="19.586" calcext:value-type="float">
            <text:p>19.586</text:p>
          </table:table-cell>
          <table:table-cell table:style-name="ce23" office:value-type="float" office:value="16.247" calcext:value-type="float">
            <text:p>16.247</text:p>
          </table:table-cell>
          <table:table-cell table:style-name="ce31" office:value-type="float" office:value="13.777" calcext:value-type="float">
            <text:p>13.777</text:p>
          </table:table-cell>
          <table:table-cell table:style-name="ce39" office:value-type="float" office:value="7.261" calcext:value-type="float">
            <text:p>7.261</text:p>
          </table:table-cell>
          <table:table-cell table:style-name="ce47" office:value-type="float" office:value="12.826" calcext:value-type="float">
            <text:p>12.826</text:p>
          </table:table-cell>
          <table:table-cell table:style-name="ce55" office:value-type="float" office:value="10.987" calcext:value-type="float">
            <text:p>10.987</text:p>
          </table:table-cell>
          <table:table-cell table:style-name="ce63" office:value-type="float" office:value="8.335" calcext:value-type="float">
            <text:p>8.335</text:p>
          </table:table-cell>
          <table:table-cell table:style-name="ce71" office:value-type="float" office:value="5.991" calcext:value-type="float">
            <text:p>5.991</text:p>
          </table:table-cell>
          <table:table-cell table:style-name="ce79" office:value-type="float" office:value="10.202" calcext:value-type="float">
            <text:p>10.202</text:p>
          </table:table-cell>
          <table:table-cell table:style-name="ce87" office:value-type="float" office:value="11.222" calcext:value-type="float">
            <text:p>11.222</text:p>
          </table:table-cell>
          <table:table-cell table:style-name="ce95" office:value-type="float" office:value="7.243" calcext:value-type="float">
            <text:p>7.243</text:p>
          </table:table-cell>
          <table:table-cell table:style-name="ce103" office:value-type="float" office:value="9.607" calcext:value-type="float">
            <text:p>9.607</text:p>
          </table:table-cell>
          <table:table-cell table:style-name="ce111" office:value-type="float" office:value="17.975" calcext:value-type="float">
            <text:p>17.975</text:p>
          </table:table-cell>
          <table:table-cell table:style-name="ce119" office:value-type="float" office:value="13.961" calcext:value-type="float">
            <text:p>13.961</text:p>
          </table:table-cell>
          <table:table-cell table:style-name="ce127" office:value-type="float" office:value="10.789" calcext:value-type="float">
            <text:p>10.789</text:p>
          </table:table-cell>
          <table:table-cell table:style-name="ce135" office:value-type="float" office:value="15.865" calcext:value-type="float">
            <text:p>15.865</text:p>
          </table:table-cell>
          <table:table-cell table:style-name="ce143" office:value-type="float" office:value="23.021" calcext:value-type="float">
            <text:p>23.021</text:p>
          </table:table-cell>
          <table:table-cell table:style-name="ce151" office:value-type="float" office:value="24.082" calcext:value-type="float">
            <text:p>24.082</text:p>
          </table:table-cell>
          <table:table-cell table:style-name="ce159" office:value-type="float" office:value="19.223" calcext:value-type="float">
            <text:p>19.223</text:p>
          </table:table-cell>
          <table:table-cell office:value-type="float" office:value="0.000000339496850997289" calcext:value-type="float">
            <text:p>3.39E-07</text:p>
          </table:table-cell>
          <table:table-cell office:value-type="float" office:value="37700041" calcext:value-type="float">
            <text:p>3770004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rk-204-20.0</text:p>
          </table:table-cell>
          <table:table-cell table:number-columns-repeated="2"/>
          <table:table-cell table:style-name="ce7" office:value-type="float" office:value="10.768" calcext:value-type="float">
            <text:p>10.768</text:p>
          </table:table-cell>
          <table:table-cell table:style-name="ce15" office:value-type="float" office:value="19.522" calcext:value-type="float">
            <text:p>19.522</text:p>
          </table:table-cell>
          <table:table-cell table:style-name="ce23" office:value-type="float" office:value="16.283" calcext:value-type="float">
            <text:p>16.283</text:p>
          </table:table-cell>
          <table:table-cell table:style-name="ce31" office:value-type="float" office:value="13.939" calcext:value-type="float">
            <text:p>13.939</text:p>
          </table:table-cell>
          <table:table-cell table:style-name="ce39" office:value-type="float" office:value="7.257" calcext:value-type="float">
            <text:p>7.257</text:p>
          </table:table-cell>
          <table:table-cell table:style-name="ce47" office:value-type="float" office:value="13.061" calcext:value-type="float">
            <text:p>13.061</text:p>
          </table:table-cell>
          <table:table-cell table:style-name="ce55" office:value-type="float" office:value="11.167" calcext:value-type="float">
            <text:p>11.167</text:p>
          </table:table-cell>
          <table:table-cell table:style-name="ce63" office:value-type="float" office:value="8.285" calcext:value-type="float">
            <text:p>8.285</text:p>
          </table:table-cell>
          <table:table-cell table:style-name="ce71" office:value-type="float" office:value="6.111" calcext:value-type="float">
            <text:p>6.111</text:p>
          </table:table-cell>
          <table:table-cell table:style-name="ce79" office:value-type="float" office:value="10.331" calcext:value-type="float">
            <text:p>10.331</text:p>
          </table:table-cell>
          <table:table-cell table:style-name="ce87" office:value-type="float" office:value="11.242" calcext:value-type="float">
            <text:p>11.242</text:p>
          </table:table-cell>
          <table:table-cell table:style-name="ce95" office:value-type="float" office:value="7.5" calcext:value-type="float">
            <text:p>7.5</text:p>
          </table:table-cell>
          <table:table-cell table:style-name="ce103" office:value-type="float" office:value="9.623" calcext:value-type="float">
            <text:p>9.623</text:p>
          </table:table-cell>
          <table:table-cell table:style-name="ce111" office:value-type="float" office:value="17.834" calcext:value-type="float">
            <text:p>17.834</text:p>
          </table:table-cell>
          <table:table-cell table:style-name="ce119" office:value-type="float" office:value="13.903" calcext:value-type="float">
            <text:p>13.903</text:p>
          </table:table-cell>
          <table:table-cell table:style-name="ce127" office:value-type="float" office:value="10.834" calcext:value-type="float">
            <text:p>10.834</text:p>
          </table:table-cell>
          <table:table-cell table:style-name="ce135" office:value-type="float" office:value="15.827" calcext:value-type="float">
            <text:p>15.827</text:p>
          </table:table-cell>
          <table:table-cell table:style-name="ce143" office:value-type="float" office:value="23.03" calcext:value-type="float">
            <text:p>23.03</text:p>
          </table:table-cell>
          <table:table-cell table:style-name="ce151" office:value-type="float" office:value="24.01" calcext:value-type="float">
            <text:p>24.01</text:p>
          </table:table-cell>
          <table:table-cell table:style-name="ce159" office:value-type="float" office:value="19.234" calcext:value-type="float">
            <text:p>19.234</text:p>
          </table:table-cell>
          <table:table-cell office:value-type="float" office:value="0.000000338929432412497" calcext:value-type="float">
            <text:p>3.39E-07</text:p>
          </table:table-cell>
          <table:table-cell office:value-type="float" office:value="37697245" calcext:value-type="float">
            <text:p>3769724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rk-276-20.0</text:p>
          </table:table-cell>
          <table:table-cell table:number-columns-repeated="2"/>
          <table:table-cell table:style-name="ce7" office:value-type="float" office:value="10.387" calcext:value-type="float">
            <text:p>10.387</text:p>
          </table:table-cell>
          <table:table-cell table:style-name="ce15" office:value-type="float" office:value="19.156" calcext:value-type="float">
            <text:p>19.156</text:p>
          </table:table-cell>
          <table:table-cell table:style-name="ce23" office:value-type="float" office:value="15.983" calcext:value-type="float">
            <text:p>15.983</text:p>
          </table:table-cell>
          <table:table-cell table:style-name="ce31" office:value-type="float" office:value="13.545" calcext:value-type="float">
            <text:p>13.545</text:p>
          </table:table-cell>
          <table:table-cell table:style-name="ce39" office:value-type="float" office:value="7.441" calcext:value-type="float">
            <text:p>7.441</text:p>
          </table:table-cell>
          <table:table-cell table:style-name="ce47" office:value-type="float" office:value="12.818" calcext:value-type="float">
            <text:p>12.818</text:p>
          </table:table-cell>
          <table:table-cell table:style-name="ce55" office:value-type="float" office:value="10.948" calcext:value-type="float">
            <text:p>10.948</text:p>
          </table:table-cell>
          <table:table-cell table:style-name="ce63" office:value-type="float" office:value="8.209" calcext:value-type="float">
            <text:p>8.209</text:p>
          </table:table-cell>
          <table:table-cell table:style-name="ce71" office:value-type="float" office:value="5.998" calcext:value-type="float">
            <text:p>5.998</text:p>
          </table:table-cell>
          <table:table-cell table:style-name="ce79" office:value-type="float" office:value="10.869" calcext:value-type="float">
            <text:p>10.869</text:p>
          </table:table-cell>
          <table:table-cell table:style-name="ce87" office:value-type="float" office:value="11.108" calcext:value-type="float">
            <text:p>11.108</text:p>
          </table:table-cell>
          <table:table-cell table:style-name="ce95" office:value-type="float" office:value="7.72" calcext:value-type="float">
            <text:p>7.72</text:p>
          </table:table-cell>
          <table:table-cell table:style-name="ce103" office:value-type="float" office:value="9.677" calcext:value-type="float">
            <text:p>9.677</text:p>
          </table:table-cell>
          <table:table-cell table:style-name="ce111" office:value-type="float" office:value="18.138" calcext:value-type="float">
            <text:p>18.138</text:p>
          </table:table-cell>
          <table:table-cell table:style-name="ce119" office:value-type="float" office:value="14.093" calcext:value-type="float">
            <text:p>14.093</text:p>
          </table:table-cell>
          <table:table-cell table:style-name="ce127" office:value-type="float" office:value="10.768" calcext:value-type="float">
            <text:p>10.768</text:p>
          </table:table-cell>
          <table:table-cell table:style-name="ce135" office:value-type="float" office:value="15.966" calcext:value-type="float">
            <text:p>15.966</text:p>
          </table:table-cell>
          <table:table-cell table:style-name="ce143" office:value-type="float" office:value="23.054" calcext:value-type="float">
            <text:p>23.054</text:p>
          </table:table-cell>
          <table:table-cell table:style-name="ce151" office:value-type="float" office:value="24.343" calcext:value-type="float">
            <text:p>24.343</text:p>
          </table:table-cell>
          <table:table-cell table:style-name="ce159" office:value-type="float" office:value="19.22" calcext:value-type="float">
            <text:p>19.22</text:p>
          </table:table-cell>
          <table:table-cell office:value-type="float" office:value="0.000000337953489620666" calcext:value-type="float">
            <text:p>3.38E-07</text:p>
          </table:table-cell>
          <table:table-cell office:value-type="float" office:value="37704132" calcext:value-type="float">
            <text:p>3770413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rk-216-20.0</text:p>
          </table:table-cell>
          <table:table-cell table:number-columns-repeated="2"/>
          <table:table-cell table:style-name="ce7" office:value-type="float" office:value="10.735" calcext:value-type="float">
            <text:p>10.735</text:p>
          </table:table-cell>
          <table:table-cell table:style-name="ce15" office:value-type="float" office:value="19.424" calcext:value-type="float">
            <text:p>19.424</text:p>
          </table:table-cell>
          <table:table-cell table:style-name="ce23" office:value-type="float" office:value="16.285" calcext:value-type="float">
            <text:p>16.285</text:p>
          </table:table-cell>
          <table:table-cell table:style-name="ce31" office:value-type="float" office:value="13.818" calcext:value-type="float">
            <text:p>13.818</text:p>
          </table:table-cell>
          <table:table-cell table:style-name="ce39" office:value-type="float" office:value="7.229" calcext:value-type="float">
            <text:p>7.229</text:p>
          </table:table-cell>
          <table:table-cell table:style-name="ce47" office:value-type="float" office:value="12.912" calcext:value-type="float">
            <text:p>12.912</text:p>
          </table:table-cell>
          <table:table-cell table:style-name="ce55" office:value-type="float" office:value="10.891" calcext:value-type="float">
            <text:p>10.891</text:p>
          </table:table-cell>
          <table:table-cell table:style-name="ce63" office:value-type="float" office:value="8.219" calcext:value-type="float">
            <text:p>8.219</text:p>
          </table:table-cell>
          <table:table-cell table:style-name="ce71" office:value-type="float" office:value="5.894" calcext:value-type="float">
            <text:p>5.894</text:p>
          </table:table-cell>
          <table:table-cell table:style-name="ce79" office:value-type="float" office:value="10.438" calcext:value-type="float">
            <text:p>10.438</text:p>
          </table:table-cell>
          <table:table-cell table:style-name="ce87" office:value-type="float" office:value="11.064" calcext:value-type="float">
            <text:p>11.064</text:p>
          </table:table-cell>
          <table:table-cell table:style-name="ce95" office:value-type="float" office:value="7.584" calcext:value-type="float">
            <text:p>7.584</text:p>
          </table:table-cell>
          <table:table-cell table:style-name="ce103" office:value-type="float" office:value="9.584" calcext:value-type="float">
            <text:p>9.584</text:p>
          </table:table-cell>
          <table:table-cell table:style-name="ce111" office:value-type="float" office:value="18.07" calcext:value-type="float">
            <text:p>18.07</text:p>
          </table:table-cell>
          <table:table-cell table:style-name="ce119" office:value-type="float" office:value="13.923" calcext:value-type="float">
            <text:p>13.923</text:p>
          </table:table-cell>
          <table:table-cell table:style-name="ce127" office:value-type="float" office:value="10.743" calcext:value-type="float">
            <text:p>10.743</text:p>
          </table:table-cell>
          <table:table-cell table:style-name="ce135" office:value-type="float" office:value="15.859" calcext:value-type="float">
            <text:p>15.859</text:p>
          </table:table-cell>
          <table:table-cell table:style-name="ce143" office:value-type="float" office:value="23.07" calcext:value-type="float">
            <text:p>23.07</text:p>
          </table:table-cell>
          <table:table-cell table:style-name="ce151" office:value-type="float" office:value="24.276" calcext:value-type="float">
            <text:p>24.276</text:p>
          </table:table-cell>
          <table:table-cell table:style-name="ce159" office:value-type="float" office:value="19.215" calcext:value-type="float">
            <text:p>19.215</text:p>
          </table:table-cell>
          <table:table-cell office:value-type="float" office:value="0.000000335576335811341" calcext:value-type="float">
            <text:p>3.36E-07</text:p>
          </table:table-cell>
          <table:table-cell office:value-type="float" office:value="37698759" calcext:value-type="float">
            <text:p>3769875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40-20.0</text:p>
          </table:table-cell>
          <table:table-cell table:number-columns-repeated="2"/>
          <table:table-cell table:style-name="ce7" office:value-type="float" office:value="-8.913" calcext:value-type="float">
            <text:p>-8.913</text:p>
          </table:table-cell>
          <table:table-cell table:style-name="ce15" office:value-type="float" office:value="9.2" calcext:value-type="float">
            <text:p>9.2</text:p>
          </table:table-cell>
          <table:table-cell table:style-name="ce23" office:value-type="float" office:value="10.506" calcext:value-type="float">
            <text:p>10.506</text:p>
          </table:table-cell>
          <table:table-cell table:style-name="ce31" office:value-type="float" office:value="-11.87" calcext:value-type="float">
            <text:p>-11.87</text:p>
          </table:table-cell>
          <table:table-cell table:style-name="ce39" office:value-type="float" office:value="0.153" calcext:value-type="float">
            <text:p>0.153</text:p>
          </table:table-cell>
          <table:table-cell table:style-name="ce47" office:value-type="float" office:value="12.839" calcext:value-type="float">
            <text:p>12.839</text:p>
          </table:table-cell>
          <table:table-cell table:style-name="ce55" office:value-type="float" office:value="11.115" calcext:value-type="float">
            <text:p>11.115</text:p>
          </table:table-cell>
          <table:table-cell table:style-name="ce63" office:value-type="float" office:value="-1.555" calcext:value-type="float">
            <text:p>-1.555</text:p>
          </table:table-cell>
          <table:table-cell table:style-name="ce71" office:value-type="float" office:value="-11.963" calcext:value-type="float">
            <text:p>-11.963</text:p>
          </table:table-cell>
          <table:table-cell table:style-name="ce79" office:value-type="float" office:value="5.99" calcext:value-type="float">
            <text:p>5.99</text:p>
          </table:table-cell>
          <table:table-cell table:style-name="ce87" office:value-type="float" office:value="7.352" calcext:value-type="float">
            <text:p>7.352</text:p>
          </table:table-cell>
          <table:table-cell table:style-name="ce95" office:value-type="float" office:value="-15.468" calcext:value-type="float">
            <text:p>-15.468</text:p>
          </table:table-cell>
          <table:table-cell table:style-name="ce103" office:value-type="float" office:value="-10.553" calcext:value-type="float">
            <text:p>-10.553</text:p>
          </table:table-cell>
          <table:table-cell table:style-name="ce111" office:value-type="float" office:value="16.176" calcext:value-type="float">
            <text:p>16.176</text:p>
          </table:table-cell>
          <table:table-cell table:style-name="ce119" office:value-type="float" office:value="13.525" calcext:value-type="float">
            <text:p>13.525</text:p>
          </table:table-cell>
          <table:table-cell table:style-name="ce127" office:value-type="float" office:value="-9.418" calcext:value-type="float">
            <text:p>-9.418</text:p>
          </table:table-cell>
          <table:table-cell table:style-name="ce135" office:value-type="float" office:value="0.651" calcext:value-type="float">
            <text:p>0.651</text:p>
          </table:table-cell>
          <table:table-cell table:style-name="ce143" office:value-type="float" office:value="23.927" calcext:value-type="float">
            <text:p>23.927</text:p>
          </table:table-cell>
          <table:table-cell table:style-name="ce151" office:value-type="float" office:value="19.545" calcext:value-type="float">
            <text:p>19.545</text:p>
          </table:table-cell>
          <table:table-cell table:style-name="ce159" office:value-type="float" office:value="-0.982" calcext:value-type="float">
            <text:p>-0.982</text:p>
          </table:table-cell>
          <table:table-cell office:value-type="float" office:value="0.000000150261310118886" calcext:value-type="float">
            <text:p>1.50E-07</text:p>
          </table:table-cell>
          <table:table-cell office:value-type="float" office:value="31444754" calcext:value-type="float">
            <text:p>3144475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04-20.0</text:p>
          </table:table-cell>
          <table:table-cell table:number-columns-repeated="2"/>
          <table:table-cell table:style-name="ce7" office:value-type="float" office:value="-6.311" calcext:value-type="float">
            <text:p>-6.311</text:p>
          </table:table-cell>
          <table:table-cell table:style-name="ce15" office:value-type="float" office:value="8.585" calcext:value-type="float">
            <text:p>8.585</text:p>
          </table:table-cell>
          <table:table-cell table:style-name="ce23" office:value-type="float" office:value="10.361" calcext:value-type="float">
            <text:p>10.361</text:p>
          </table:table-cell>
          <table:table-cell table:style-name="ce31" office:value-type="float" office:value="-8.435" calcext:value-type="float">
            <text:p>-8.435</text:p>
          </table:table-cell>
          <table:table-cell table:style-name="ce39" office:value-type="float" office:value="-11.324" calcext:value-type="float">
            <text:p>-11.324</text:p>
          </table:table-cell>
          <table:table-cell table:style-name="ce47" office:value-type="float" office:value="5.355" calcext:value-type="float">
            <text:p>5.355</text:p>
          </table:table-cell>
          <table:table-cell table:style-name="ce55" office:value-type="float" office:value="9.832" calcext:value-type="float">
            <text:p>9.832</text:p>
          </table:table-cell>
          <table:table-cell table:style-name="ce63" office:value-type="float" office:value="-10.44" calcext:value-type="float">
            <text:p>-10.44</text:p>
          </table:table-cell>
          <table:table-cell table:style-name="ce71" office:value-type="float" office:value="-15.736" calcext:value-type="float">
            <text:p>-15.736</text:p>
          </table:table-cell>
          <table:table-cell table:style-name="ce79" office:value-type="float" office:value="4.84" calcext:value-type="float">
            <text:p>4.84</text:p>
          </table:table-cell>
          <table:table-cell table:style-name="ce87" office:value-type="float" office:value="6.764" calcext:value-type="float">
            <text:p>6.764</text:p>
          </table:table-cell>
          <table:table-cell table:style-name="ce95" office:value-type="float" office:value="-16.293" calcext:value-type="float">
            <text:p>-16.293</text:p>
          </table:table-cell>
          <table:table-cell table:style-name="ce103" office:value-type="float" office:value="-16.647" calcext:value-type="float">
            <text:p>-16.647</text:p>
          </table:table-cell>
          <table:table-cell table:style-name="ce111" office:value-type="float" office:value="16.582" calcext:value-type="float">
            <text:p>16.582</text:p>
          </table:table-cell>
          <table:table-cell table:style-name="ce119" office:value-type="float" office:value="12.358" calcext:value-type="float">
            <text:p>12.358</text:p>
          </table:table-cell>
          <table:table-cell table:style-name="ce127" office:value-type="float" office:value="-15.847" calcext:value-type="float">
            <text:p>-15.847</text:p>
          </table:table-cell>
          <table:table-cell table:style-name="ce135" office:value-type="float" office:value="-0.103" calcext:value-type="float">
            <text:p>-0.103</text:p>
          </table:table-cell>
          <table:table-cell table:style-name="ce143" office:value-type="float" office:value="23.125" calcext:value-type="float">
            <text:p>23.125</text:p>
          </table:table-cell>
          <table:table-cell table:style-name="ce151" office:value-type="float" office:value="19.342" calcext:value-type="float">
            <text:p>19.342</text:p>
          </table:table-cell>
          <table:table-cell table:style-name="ce159" office:value-type="float" office:value="-0.733" calcext:value-type="float">
            <text:p>-0.733</text:p>
          </table:table-cell>
          <table:table-cell office:value-type="float" office:value="0.00000000350188543665577" calcext:value-type="float">
            <text:p>3.50E-09</text:p>
          </table:table-cell>
          <table:table-cell office:value-type="float" office:value="31433540" calcext:value-type="float">
            <text:p>31433540</text:p>
          </table:table-cell>
          <table:table-cell table:number-columns-repeated="999"/>
        </table:table-row>
        <table:table-row table:style-name="ro1" table:number-rows-repeated="2">
          <table:table-cell table:number-columns-repeated="3"/>
          <table:table-cell table:style-name="Default" table:number-columns-repeated="21"/>
          <table:table-cell table:number-columns-repeated="1000"/>
        </table:table-row>
        <table:table-row table:style-name="ro1">
          <table:table-cell office:value-type="string" calcext:value-type="string">
            <text:p>tf_config</text:p>
          </table:table-cell>
          <table:table-cell table:number-columns-repeated="2"/>
          <table:table-cell table:style-name="Default" office:value-type="string" calcext:value-type="string">
            <text:p>drums.SDR</text:p>
          </table:table-cell>
          <table:table-cell table:style-name="Default" office:value-type="string" calcext:value-type="string">
            <text:p>drums.SIR</text:p>
          </table:table-cell>
          <table:table-cell table:style-name="Default" office:value-type="string" calcext:value-type="string">
            <text:p>drums.ISR</text:p>
          </table:table-cell>
          <table:table-cell table:style-name="Default" office:value-type="string" calcext:value-type="string">
            <text:p>drums.SAR</text:p>
          </table:table-cell>
          <table:table-cell table:style-name="Default" office:value-type="string" calcext:value-type="string">
            <text:p>bass.SDR</text:p>
          </table:table-cell>
          <table:table-cell table:style-name="Default" office:value-type="string" calcext:value-type="string">
            <text:p>bass.SIR</text:p>
          </table:table-cell>
          <table:table-cell table:style-name="Default" office:value-type="string" calcext:value-type="string">
            <text:p>bass.ISR</text:p>
          </table:table-cell>
          <table:table-cell table:style-name="Default" office:value-type="string" calcext:value-type="string">
            <text:p>bass.SAR</text:p>
          </table:table-cell>
          <table:table-cell table:style-name="Default" office:value-type="string" calcext:value-type="string">
            <text:p>other.SDR</text:p>
          </table:table-cell>
          <table:table-cell table:style-name="Default" office:value-type="string" calcext:value-type="string">
            <text:p>other.SIR</text:p>
          </table:table-cell>
          <table:table-cell table:style-name="Default" office:value-type="string" calcext:value-type="string">
            <text:p>other.ISR</text:p>
          </table:table-cell>
          <table:table-cell table:style-name="Default" office:value-type="string" calcext:value-type="string">
            <text:p>other.SAR</text:p>
          </table:table-cell>
          <table:table-cell table:style-name="Default" office:value-type="string" calcext:value-type="string">
            <text:p>vocals.SDR</text:p>
          </table:table-cell>
          <table:table-cell table:style-name="Default" office:value-type="string" calcext:value-type="string">
            <text:p>vocals.SIR</text:p>
          </table:table-cell>
          <table:table-cell table:style-name="Default" office:value-type="string" calcext:value-type="string">
            <text:p>vocals.ISR</text:p>
          </table:table-cell>
          <table:table-cell table:style-name="Default" office:value-type="string" calcext:value-type="string">
            <text:p>vocals.SAR</text:p>
          </table:table-cell>
          <table:table-cell table:style-name="Default" office:value-type="string" calcext:value-type="string">
            <text:p>accompaniment.SDR</text:p>
          </table:table-cell>
          <table:table-cell table:style-name="Default" office:value-type="string" calcext:value-type="string">
            <text:p>accompaniment.SIR</text:p>
          </table:table-cell>
          <table:table-cell table:style-name="Default" office:value-type="string" calcext:value-type="string">
            <text:p>accompaniment.ISR</text:p>
          </table:table-cell>
          <table:table-cell table:style-name="Default" office:value-type="string" calcext:value-type="string">
            <text:p>accompaniment.SAR</text:p>
          </table:table-cell>
          <table:table-cell table:style-name="Default" office:value-type="string" calcext:value-type="string">
            <text:p>bss_per_coef</text:p>
          </table:table-cell>
          <table:table-cell office:value-type="string" calcext:value-type="string">
            <text:p>coef_siz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34-27.5</text:p>
          </table:table-cell>
          <table:table-cell table:number-columns-repeated="2"/>
          <table:table-cell office:value-type="float" office:value="9.553" calcext:value-type="float">
            <text:p>9.553</text:p>
          </table:table-cell>
          <table:table-cell office:value-type="float" office:value="14.506" calcext:value-type="float">
            <text:p>14.506</text:p>
          </table:table-cell>
          <table:table-cell office:value-type="float" office:value="14.287" calcext:value-type="float">
            <text:p>14.287</text:p>
          </table:table-cell>
          <table:table-cell office:value-type="float" office:value="8.324" calcext:value-type="float">
            <text:p>8.324</text:p>
          </table:table-cell>
          <table:table-cell office:value-type="float" office:value="10.856" calcext:value-type="float">
            <text:p>10.856</text:p>
          </table:table-cell>
          <table:table-cell office:value-type="float" office:value="16.757" calcext:value-type="float">
            <text:p>16.757</text:p>
          </table:table-cell>
          <table:table-cell office:value-type="float" office:value="14.031" calcext:value-type="float">
            <text:p>14.031</text:p>
          </table:table-cell>
          <table:table-cell office:value-type="float" office:value="11.835" calcext:value-type="float">
            <text:p>11.835</text:p>
          </table:table-cell>
          <table:table-cell office:value-type="float" office:value="7.829" calcext:value-type="float">
            <text:p>7.829</text:p>
          </table:table-cell>
          <table:table-cell office:value-type="float" office:value="11.329" calcext:value-type="float">
            <text:p>11.329</text:p>
          </table:table-cell>
          <table:table-cell office:value-type="float" office:value="13.697" calcext:value-type="float">
            <text:p>13.697</text:p>
          </table:table-cell>
          <table:table-cell office:value-type="float" office:value="8.309" calcext:value-type="float">
            <text:p>8.309</text:p>
          </table:table-cell>
          <table:table-cell office:value-type="float" office:value="7.871" calcext:value-type="float">
            <text:p>7.871</text:p>
          </table:table-cell>
          <table:table-cell office:value-type="float" office:value="19.906" calcext:value-type="float">
            <text:p>19.906</text:p>
          </table:table-cell>
          <table:table-cell office:value-type="float" office:value="12.746" calcext:value-type="float">
            <text:p>12.746</text:p>
          </table:table-cell>
          <table:table-cell office:value-type="float" office:value="8.552" calcext:value-type="float">
            <text:p>8.552</text:p>
          </table:table-cell>
          <table:table-cell office:value-type="float" office:value="15.848" calcext:value-type="float">
            <text:p>15.848</text:p>
          </table:table-cell>
          <table:table-cell office:value-type="float" office:value="20.315" calcext:value-type="float">
            <text:p>20.315</text:p>
          </table:table-cell>
          <table:table-cell office:value-type="float" office:value="32.427" calcext:value-type="float">
            <text:p>32.427</text:p>
          </table:table-cell>
          <table:table-cell office:value-type="float" office:value="18.266" calcext:value-type="float">
            <text:p>18.266</text:p>
          </table:table-cell>
          <table:table-cell office:value-type="float" office:value="0.000000279288121596051" calcext:value-type="float">
            <text:p>2.79E-07</text:p>
          </table:table-cell>
          <table:table-cell office:value-type="float" office:value="49851960" calcext:value-type="float">
            <text:p>49851960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mel-222-20.0</text:p>
          </table:table-cell>
          <table:table-cell table:number-columns-repeated="2"/>
          <table:table-cell office:value-type="float" office:value="9.604" calcext:value-type="float">
            <text:p>9.604</text:p>
          </table:table-cell>
          <table:table-cell office:value-type="float" office:value="14.537" calcext:value-type="float">
            <text:p>14.537</text:p>
          </table:table-cell>
          <table:table-cell office:value-type="float" office:value="14.032" calcext:value-type="float">
            <text:p>14.032</text:p>
          </table:table-cell>
          <table:table-cell office:value-type="float" office:value="8.775" calcext:value-type="float">
            <text:p>8.775</text:p>
          </table:table-cell>
          <table:table-cell office:value-type="float" office:value="10.792" calcext:value-type="float">
            <text:p>10.792</text:p>
          </table:table-cell>
          <table:table-cell office:value-type="float" office:value="16.711" calcext:value-type="float">
            <text:p>16.711</text:p>
          </table:table-cell>
          <table:table-cell office:value-type="float" office:value="14.242" calcext:value-type="float">
            <text:p>14.242</text:p>
          </table:table-cell>
          <table:table-cell office:value-type="float" office:value="11.851" calcext:value-type="float">
            <text:p>11.851</text:p>
          </table:table-cell>
          <table:table-cell office:value-type="float" office:value="7.77" calcext:value-type="float">
            <text:p>7.77</text:p>
          </table:table-cell>
          <table:table-cell office:value-type="float" office:value="11.278" calcext:value-type="float">
            <text:p>11.278</text:p>
          </table:table-cell>
          <table:table-cell office:value-type="float" office:value="13.679" calcext:value-type="float">
            <text:p>13.679</text:p>
          </table:table-cell>
          <table:table-cell office:value-type="float" office:value="8.355" calcext:value-type="float">
            <text:p>8.355</text:p>
          </table:table-cell>
          <table:table-cell office:value-type="float" office:value="7.864" calcext:value-type="float">
            <text:p>7.864</text:p>
          </table:table-cell>
          <table:table-cell office:value-type="float" office:value="19.873" calcext:value-type="float">
            <text:p>19.873</text:p>
          </table:table-cell>
          <table:table-cell office:value-type="float" office:value="12.646" calcext:value-type="float">
            <text:p>12.646</text:p>
          </table:table-cell>
          <table:table-cell office:value-type="float" office:value="8.532" calcext:value-type="float">
            <text:p>8.532</text:p>
          </table:table-cell>
          <table:table-cell office:value-type="float" office:value="15.8" calcext:value-type="float">
            <text:p>15.8</text:p>
          </table:table-cell>
          <table:table-cell office:value-type="float" office:value="20.219" calcext:value-type="float">
            <text:p>20.219</text:p>
          </table:table-cell>
          <table:table-cell office:value-type="float" office:value="32.553" calcext:value-type="float">
            <text:p>32.553</text:p>
          </table:table-cell>
          <table:table-cell office:value-type="float" office:value="18.268" calcext:value-type="float">
            <text:p>18.268</text:p>
          </table:table-cell>
          <table:table-cell office:value-type="float" office:value="0.000000273387787705324" calcext:value-type="float">
            <text:p>2.73E-07</text:p>
          </table:table-cell>
          <table:table-cell office:value-type="float" office:value="50003736" calcext:value-type="float">
            <text:p>5000373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22-22.5</text:p>
          </table:table-cell>
          <table:table-cell table:number-columns-repeated="2"/>
          <table:table-cell office:value-type="float" office:value="9.657" calcext:value-type="float">
            <text:p>9.657</text:p>
          </table:table-cell>
          <table:table-cell office:value-type="float" office:value="14.546" calcext:value-type="float">
            <text:p>14.546</text:p>
          </table:table-cell>
          <table:table-cell office:value-type="float" office:value="13.955" calcext:value-type="float">
            <text:p>13.955</text:p>
          </table:table-cell>
          <table:table-cell office:value-type="float" office:value="8.798" calcext:value-type="float">
            <text:p>8.798</text:p>
          </table:table-cell>
          <table:table-cell office:value-type="float" office:value="10.838" calcext:value-type="float">
            <text:p>10.838</text:p>
          </table:table-cell>
          <table:table-cell office:value-type="float" office:value="16.589" calcext:value-type="float">
            <text:p>16.589</text:p>
          </table:table-cell>
          <table:table-cell office:value-type="float" office:value="14.14" calcext:value-type="float">
            <text:p>14.14</text:p>
          </table:table-cell>
          <table:table-cell office:value-type="float" office:value="11.717" calcext:value-type="float">
            <text:p>11.717</text:p>
          </table:table-cell>
          <table:table-cell office:value-type="float" office:value="7.842" calcext:value-type="float">
            <text:p>7.842</text:p>
          </table:table-cell>
          <table:table-cell office:value-type="float" office:value="11.289" calcext:value-type="float">
            <text:p>11.289</text:p>
          </table:table-cell>
          <table:table-cell office:value-type="float" office:value="13.676" calcext:value-type="float">
            <text:p>13.676</text:p>
          </table:table-cell>
          <table:table-cell office:value-type="float" office:value="8.294" calcext:value-type="float">
            <text:p>8.294</text:p>
          </table:table-cell>
          <table:table-cell office:value-type="float" office:value="7.848" calcext:value-type="float">
            <text:p>7.848</text:p>
          </table:table-cell>
          <table:table-cell office:value-type="float" office:value="19.914" calcext:value-type="float">
            <text:p>19.914</text:p>
          </table:table-cell>
          <table:table-cell office:value-type="float" office:value="12.664" calcext:value-type="float">
            <text:p>12.664</text:p>
          </table:table-cell>
          <table:table-cell office:value-type="float" office:value="8.607" calcext:value-type="float">
            <text:p>8.607</text:p>
          </table:table-cell>
          <table:table-cell office:value-type="float" office:value="15.864" calcext:value-type="float">
            <text:p>15.864</text:p>
          </table:table-cell>
          <table:table-cell office:value-type="float" office:value="20.229" calcext:value-type="float">
            <text:p>20.229</text:p>
          </table:table-cell>
          <table:table-cell office:value-type="float" office:value="32.291" calcext:value-type="float">
            <text:p>32.291</text:p>
          </table:table-cell>
          <table:table-cell office:value-type="float" office:value="18.277" calcext:value-type="float">
            <text:p>18.277</text:p>
          </table:table-cell>
          <table:table-cell office:value-type="float" office:value="0.000000272357779233833" calcext:value-type="float">
            <text:p>2.72E-07</text:p>
          </table:table-cell>
          <table:table-cell office:value-type="float" office:value="49954007" calcext:value-type="float">
            <text:p>4995400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52-30.0</text:p>
          </table:table-cell>
          <table:table-cell table:number-columns-repeated="2"/>
          <table:table-cell office:value-type="float" office:value="9.595" calcext:value-type="float">
            <text:p>9.595</text:p>
          </table:table-cell>
          <table:table-cell office:value-type="float" office:value="14.322" calcext:value-type="float">
            <text:p>14.322</text:p>
          </table:table-cell>
          <table:table-cell office:value-type="float" office:value="14.443" calcext:value-type="float">
            <text:p>14.443</text:p>
          </table:table-cell>
          <table:table-cell office:value-type="float" office:value="8.756" calcext:value-type="float">
            <text:p>8.756</text:p>
          </table:table-cell>
          <table:table-cell office:value-type="float" office:value="10.821" calcext:value-type="float">
            <text:p>10.821</text:p>
          </table:table-cell>
          <table:table-cell office:value-type="float" office:value="16.847" calcext:value-type="float">
            <text:p>16.847</text:p>
          </table:table-cell>
          <table:table-cell office:value-type="float" office:value="14.11" calcext:value-type="float">
            <text:p>14.11</text:p>
          </table:table-cell>
          <table:table-cell office:value-type="float" office:value="11.848" calcext:value-type="float">
            <text:p>11.848</text:p>
          </table:table-cell>
          <table:table-cell office:value-type="float" office:value="7.742" calcext:value-type="float">
            <text:p>7.742</text:p>
          </table:table-cell>
          <table:table-cell office:value-type="float" office:value="11.278" calcext:value-type="float">
            <text:p>11.278</text:p>
          </table:table-cell>
          <table:table-cell office:value-type="float" office:value="13.708" calcext:value-type="float">
            <text:p>13.708</text:p>
          </table:table-cell>
          <table:table-cell office:value-type="float" office:value="8.349" calcext:value-type="float">
            <text:p>8.349</text:p>
          </table:table-cell>
          <table:table-cell office:value-type="float" office:value="7.847" calcext:value-type="float">
            <text:p>7.847</text:p>
          </table:table-cell>
          <table:table-cell office:value-type="float" office:value="19.989" calcext:value-type="float">
            <text:p>19.989</text:p>
          </table:table-cell>
          <table:table-cell office:value-type="float" office:value="12.736" calcext:value-type="float">
            <text:p>12.736</text:p>
          </table:table-cell>
          <table:table-cell office:value-type="float" office:value="8.542" calcext:value-type="float">
            <text:p>8.542</text:p>
          </table:table-cell>
          <table:table-cell office:value-type="float" office:value="15.863" calcext:value-type="float">
            <text:p>15.863</text:p>
          </table:table-cell>
          <table:table-cell office:value-type="float" office:value="20.308" calcext:value-type="float">
            <text:p>20.308</text:p>
          </table:table-cell>
          <table:table-cell office:value-type="float" office:value="32.443" calcext:value-type="float">
            <text:p>32.443</text:p>
          </table:table-cell>
          <table:table-cell office:value-type="float" office:value="18.243" calcext:value-type="float">
            <text:p>18.243</text:p>
          </table:table-cell>
          <table:table-cell office:value-type="float" office:value="0.000000279377111634729" calcext:value-type="float">
            <text:p>2.79E-07</text:p>
          </table:table-cell>
          <table:table-cell office:value-type="float" office:value="49798496" calcext:value-type="float">
            <text:p>497984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22-25.0</text:p>
          </table:table-cell>
          <table:table-cell table:number-columns-repeated="2"/>
          <table:table-cell office:value-type="float" office:value="9.567" calcext:value-type="float">
            <text:p>9.567</text:p>
          </table:table-cell>
          <table:table-cell office:value-type="float" office:value="14.701" calcext:value-type="float">
            <text:p>14.701</text:p>
          </table:table-cell>
          <table:table-cell office:value-type="float" office:value="13.919" calcext:value-type="float">
            <text:p>13.919</text:p>
          </table:table-cell>
          <table:table-cell office:value-type="float" office:value="8.326" calcext:value-type="float">
            <text:p>8.326</text:p>
          </table:table-cell>
          <table:table-cell office:value-type="float" office:value="10.89" calcext:value-type="float">
            <text:p>10.89</text:p>
          </table:table-cell>
          <table:table-cell office:value-type="float" office:value="16.646" calcext:value-type="float">
            <text:p>16.646</text:p>
          </table:table-cell>
          <table:table-cell office:value-type="float" office:value="14.064" calcext:value-type="float">
            <text:p>14.064</text:p>
          </table:table-cell>
          <table:table-cell office:value-type="float" office:value="11.932" calcext:value-type="float">
            <text:p>11.932</text:p>
          </table:table-cell>
          <table:table-cell office:value-type="float" office:value="7.868" calcext:value-type="float">
            <text:p>7.868</text:p>
          </table:table-cell>
          <table:table-cell office:value-type="float" office:value="11.388" calcext:value-type="float">
            <text:p>11.388</text:p>
          </table:table-cell>
          <table:table-cell office:value-type="float" office:value="13.622" calcext:value-type="float">
            <text:p>13.622</text:p>
          </table:table-cell>
          <table:table-cell office:value-type="float" office:value="8.325" calcext:value-type="float">
            <text:p>8.325</text:p>
          </table:table-cell>
          <table:table-cell office:value-type="float" office:value="7.844" calcext:value-type="float">
            <text:p>7.844</text:p>
          </table:table-cell>
          <table:table-cell office:value-type="float" office:value="19.96" calcext:value-type="float">
            <text:p>19.96</text:p>
          </table:table-cell>
          <table:table-cell office:value-type="float" office:value="12.705" calcext:value-type="float">
            <text:p>12.705</text:p>
          </table:table-cell>
          <table:table-cell office:value-type="float" office:value="8.601" calcext:value-type="float">
            <text:p>8.601</text:p>
          </table:table-cell>
          <table:table-cell office:value-type="float" office:value="15.88" calcext:value-type="float">
            <text:p>15.88</text:p>
          </table:table-cell>
          <table:table-cell office:value-type="float" office:value="20.282" calcext:value-type="float">
            <text:p>20.282</text:p>
          </table:table-cell>
          <table:table-cell office:value-type="float" office:value="32.183" calcext:value-type="float">
            <text:p>32.183</text:p>
          </table:table-cell>
          <table:table-cell office:value-type="float" office:value="18.307" calcext:value-type="float">
            <text:p>18.307</text:p>
          </table:table-cell>
          <table:table-cell office:value-type="float" office:value="0.000000276294239044728" calcext:value-type="float">
            <text:p>2.76E-07</text:p>
          </table:table-cell>
          <table:table-cell office:value-type="float" office:value="49904501" calcext:value-type="float">
            <text:p>4990450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52-20.0</text:p>
          </table:table-cell>
          <table:table-cell table:number-columns-repeated="2"/>
          <table:table-cell office:value-type="float" office:value="9.417" calcext:value-type="float">
            <text:p>9.417</text:p>
          </table:table-cell>
          <table:table-cell office:value-type="float" office:value="14.233" calcext:value-type="float">
            <text:p>14.233</text:p>
          </table:table-cell>
          <table:table-cell office:value-type="float" office:value="14.406" calcext:value-type="float">
            <text:p>14.406</text:p>
          </table:table-cell>
          <table:table-cell office:value-type="float" office:value="8.624" calcext:value-type="float">
            <text:p>8.624</text:p>
          </table:table-cell>
          <table:table-cell office:value-type="float" office:value="10.811" calcext:value-type="float">
            <text:p>10.811</text:p>
          </table:table-cell>
          <table:table-cell office:value-type="float" office:value="16.85" calcext:value-type="float">
            <text:p>16.85</text:p>
          </table:table-cell>
          <table:table-cell office:value-type="float" office:value="14.184" calcext:value-type="float">
            <text:p>14.184</text:p>
          </table:table-cell>
          <table:table-cell office:value-type="float" office:value="11.888" calcext:value-type="float">
            <text:p>11.888</text:p>
          </table:table-cell>
          <table:table-cell office:value-type="float" office:value="7.758" calcext:value-type="float">
            <text:p>7.758</text:p>
          </table:table-cell>
          <table:table-cell office:value-type="float" office:value="11.21" calcext:value-type="float">
            <text:p>11.21</text:p>
          </table:table-cell>
          <table:table-cell office:value-type="float" office:value="13.734" calcext:value-type="float">
            <text:p>13.734</text:p>
          </table:table-cell>
          <table:table-cell office:value-type="float" office:value="8.376" calcext:value-type="float">
            <text:p>8.376</text:p>
          </table:table-cell>
          <table:table-cell office:value-type="float" office:value="7.84" calcext:value-type="float">
            <text:p>7.84</text:p>
          </table:table-cell>
          <table:table-cell office:value-type="float" office:value="19.92" calcext:value-type="float">
            <text:p>19.92</text:p>
          </table:table-cell>
          <table:table-cell office:value-type="float" office:value="12.699" calcext:value-type="float">
            <text:p>12.699</text:p>
          </table:table-cell>
          <table:table-cell office:value-type="float" office:value="8.57" calcext:value-type="float">
            <text:p>8.57</text:p>
          </table:table-cell>
          <table:table-cell office:value-type="float" office:value="15.884" calcext:value-type="float">
            <text:p>15.884</text:p>
          </table:table-cell>
          <table:table-cell office:value-type="float" office:value="20.282" calcext:value-type="float">
            <text:p>20.282</text:p>
          </table:table-cell>
          <table:table-cell office:value-type="float" office:value="32.541" calcext:value-type="float">
            <text:p>32.541</text:p>
          </table:table-cell>
          <table:table-cell office:value-type="float" office:value="18.257" calcext:value-type="float">
            <text:p>18.257</text:p>
          </table:table-cell>
          <table:table-cell office:value-type="float" office:value="0.000000278315815735367" calcext:value-type="float">
            <text:p>2.78E-07</text:p>
          </table:table-cell>
          <table:table-cell office:value-type="float" office:value="49996848" calcext:value-type="float">
            <text:p>4999684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16-30.0</text:p>
          </table:table-cell>
          <table:table-cell table:number-columns-repeated="2"/>
          <table:table-cell office:value-type="float" office:value="9.606" calcext:value-type="float">
            <text:p>9.606</text:p>
          </table:table-cell>
          <table:table-cell office:value-type="float" office:value="14.668" calcext:value-type="float">
            <text:p>14.668</text:p>
          </table:table-cell>
          <table:table-cell office:value-type="float" office:value="13.879" calcext:value-type="float">
            <text:p>13.879</text:p>
          </table:table-cell>
          <table:table-cell office:value-type="float" office:value="8.55" calcext:value-type="float">
            <text:p>8.55</text:p>
          </table:table-cell>
          <table:table-cell office:value-type="float" office:value="10.708" calcext:value-type="float">
            <text:p>10.708</text:p>
          </table:table-cell>
          <table:table-cell office:value-type="float" office:value="16.683" calcext:value-type="float">
            <text:p>16.683</text:p>
          </table:table-cell>
          <table:table-cell office:value-type="float" office:value="14.267" calcext:value-type="float">
            <text:p>14.267</text:p>
          </table:table-cell>
          <table:table-cell office:value-type="float" office:value="11.787" calcext:value-type="float">
            <text:p>11.787</text:p>
          </table:table-cell>
          <table:table-cell office:value-type="float" office:value="7.791" calcext:value-type="float">
            <text:p>7.791</text:p>
          </table:table-cell>
          <table:table-cell office:value-type="float" office:value="11.372" calcext:value-type="float">
            <text:p>11.372</text:p>
          </table:table-cell>
          <table:table-cell office:value-type="float" office:value="13.601" calcext:value-type="float">
            <text:p>13.601</text:p>
          </table:table-cell>
          <table:table-cell office:value-type="float" office:value="8.41" calcext:value-type="float">
            <text:p>8.41</text:p>
          </table:table-cell>
          <table:table-cell office:value-type="float" office:value="7.837" calcext:value-type="float">
            <text:p>7.837</text:p>
          </table:table-cell>
          <table:table-cell office:value-type="float" office:value="19.904" calcext:value-type="float">
            <text:p>19.904</text:p>
          </table:table-cell>
          <table:table-cell office:value-type="float" office:value="12.674" calcext:value-type="float">
            <text:p>12.674</text:p>
          </table:table-cell>
          <table:table-cell office:value-type="float" office:value="8.567" calcext:value-type="float">
            <text:p>8.567</text:p>
          </table:table-cell>
          <table:table-cell office:value-type="float" office:value="15.844" calcext:value-type="float">
            <text:p>15.844</text:p>
          </table:table-cell>
          <table:table-cell office:value-type="float" office:value="20.259" calcext:value-type="float">
            <text:p>20.259</text:p>
          </table:table-cell>
          <table:table-cell office:value-type="float" office:value="32.347" calcext:value-type="float">
            <text:p>32.347</text:p>
          </table:table-cell>
          <table:table-cell office:value-type="float" office:value="18.305" calcext:value-type="float">
            <text:p>18.305</text:p>
          </table:table-cell>
          <table:table-cell office:value-type="float" office:value="0.000000276544218454739" calcext:value-type="float">
            <text:p>2.77E-07</text:p>
          </table:table-cell>
          <table:table-cell office:value-type="float" office:value="49807359" calcext:value-type="float">
            <text:p>4980735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40-32.5</text:p>
          </table:table-cell>
          <table:table-cell table:number-columns-repeated="2"/>
          <table:table-cell office:value-type="float" office:value="9.338" calcext:value-type="float">
            <text:p>9.338</text:p>
          </table:table-cell>
          <table:table-cell office:value-type="float" office:value="14.661" calcext:value-type="float">
            <text:p>14.661</text:p>
          </table:table-cell>
          <table:table-cell office:value-type="float" office:value="14.287" calcext:value-type="float">
            <text:p>14.287</text:p>
          </table:table-cell>
          <table:table-cell office:value-type="float" office:value="8.36" calcext:value-type="float">
            <text:p>8.36</text:p>
          </table:table-cell>
          <table:table-cell office:value-type="float" office:value="10.904" calcext:value-type="float">
            <text:p>10.904</text:p>
          </table:table-cell>
          <table:table-cell office:value-type="float" office:value="16.91" calcext:value-type="float">
            <text:p>16.91</text:p>
          </table:table-cell>
          <table:table-cell office:value-type="float" office:value="14.362" calcext:value-type="float">
            <text:p>14.362</text:p>
          </table:table-cell>
          <table:table-cell office:value-type="float" office:value="11.883" calcext:value-type="float">
            <text:p>11.883</text:p>
          </table:table-cell>
          <table:table-cell office:value-type="float" office:value="7.844" calcext:value-type="float">
            <text:p>7.844</text:p>
          </table:table-cell>
          <table:table-cell office:value-type="float" office:value="11.426" calcext:value-type="float">
            <text:p>11.426</text:p>
          </table:table-cell>
          <table:table-cell office:value-type="float" office:value="13.664" calcext:value-type="float">
            <text:p>13.664</text:p>
          </table:table-cell>
          <table:table-cell office:value-type="float" office:value="8.363" calcext:value-type="float">
            <text:p>8.363</text:p>
          </table:table-cell>
          <table:table-cell office:value-type="float" office:value="7.837" calcext:value-type="float">
            <text:p>7.837</text:p>
          </table:table-cell>
          <table:table-cell office:value-type="float" office:value="19.957" calcext:value-type="float">
            <text:p>19.957</text:p>
          </table:table-cell>
          <table:table-cell office:value-type="float" office:value="12.74" calcext:value-type="float">
            <text:p>12.74</text:p>
          </table:table-cell>
          <table:table-cell office:value-type="float" office:value="8.555" calcext:value-type="float">
            <text:p>8.555</text:p>
          </table:table-cell>
          <table:table-cell office:value-type="float" office:value="15.827" calcext:value-type="float">
            <text:p>15.827</text:p>
          </table:table-cell>
          <table:table-cell office:value-type="float" office:value="20.325" calcext:value-type="float">
            <text:p>20.325</text:p>
          </table:table-cell>
          <table:table-cell office:value-type="float" office:value="32.545" calcext:value-type="float">
            <text:p>32.545</text:p>
          </table:table-cell>
          <table:table-cell office:value-type="float" office:value="18.297" calcext:value-type="float">
            <text:p>18.297</text:p>
          </table:table-cell>
          <table:table-cell office:value-type="float" office:value="0.000000278937478940106" calcext:value-type="float">
            <text:p>2.79E-07</text:p>
          </table:table-cell>
          <table:table-cell office:value-type="float" office:value="49752040" calcext:value-type="float">
            <text:p>4975204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58-15.0</text:p>
          </table:table-cell>
          <table:table-cell table:number-columns-repeated="2"/>
          <table:table-cell office:value-type="float" office:value="9.461" calcext:value-type="float">
            <text:p>9.461</text:p>
          </table:table-cell>
          <table:table-cell office:value-type="float" office:value="14.244" calcext:value-type="float">
            <text:p>14.244</text:p>
          </table:table-cell>
          <table:table-cell office:value-type="float" office:value="14.303" calcext:value-type="float">
            <text:p>14.303</text:p>
          </table:table-cell>
          <table:table-cell office:value-type="float" office:value="8.46" calcext:value-type="float">
            <text:p>8.46</text:p>
          </table:table-cell>
          <table:table-cell office:value-type="float" office:value="11.037" calcext:value-type="float">
            <text:p>11.037</text:p>
          </table:table-cell>
          <table:table-cell office:value-type="float" office:value="16.949" calcext:value-type="float">
            <text:p>16.949</text:p>
          </table:table-cell>
          <table:table-cell office:value-type="float" office:value="14.318" calcext:value-type="float">
            <text:p>14.318</text:p>
          </table:table-cell>
          <table:table-cell office:value-type="float" office:value="12.049" calcext:value-type="float">
            <text:p>12.049</text:p>
          </table:table-cell>
          <table:table-cell office:value-type="float" office:value="7.691" calcext:value-type="float">
            <text:p>7.691</text:p>
          </table:table-cell>
          <table:table-cell office:value-type="float" office:value="11.188" calcext:value-type="float">
            <text:p>11.188</text:p>
          </table:table-cell>
          <table:table-cell office:value-type="float" office:value="13.7" calcext:value-type="float">
            <text:p>13.7</text:p>
          </table:table-cell>
          <table:table-cell office:value-type="float" office:value="8.328" calcext:value-type="float">
            <text:p>8.328</text:p>
          </table:table-cell>
          <table:table-cell office:value-type="float" office:value="7.836" calcext:value-type="float">
            <text:p>7.836</text:p>
          </table:table-cell>
          <table:table-cell office:value-type="float" office:value="19.986" calcext:value-type="float">
            <text:p>19.986</text:p>
          </table:table-cell>
          <table:table-cell office:value-type="float" office:value="12.669" calcext:value-type="float">
            <text:p>12.669</text:p>
          </table:table-cell>
          <table:table-cell office:value-type="float" office:value="8.56" calcext:value-type="float">
            <text:p>8.56</text:p>
          </table:table-cell>
          <table:table-cell office:value-type="float" office:value="15.822" calcext:value-type="float">
            <text:p>15.822</text:p>
          </table:table-cell>
          <table:table-cell office:value-type="float" office:value="20.232" calcext:value-type="float">
            <text:p>20.232</text:p>
          </table:table-cell>
          <table:table-cell office:value-type="float" office:value="32.469" calcext:value-type="float">
            <text:p>32.469</text:p>
          </table:table-cell>
          <table:table-cell office:value-type="float" office:value="18.24" calcext:value-type="float">
            <text:p>18.24</text:p>
          </table:table-cell>
          <table:table-cell office:value-type="float" office:value="0.000000277610585934119" calcext:value-type="float">
            <text:p>2.78E-07</text:p>
          </table:table-cell>
          <table:table-cell office:value-type="float" office:value="50095780" calcext:value-type="float">
            <text:p>5009578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16-20.0</text:p>
          </table:table-cell>
          <table:table-cell table:number-columns-repeated="2"/>
          <table:table-cell office:value-type="float" office:value="9.726" calcext:value-type="float">
            <text:p>9.726</text:p>
          </table:table-cell>
          <table:table-cell office:value-type="float" office:value="14.605" calcext:value-type="float">
            <text:p>14.605</text:p>
          </table:table-cell>
          <table:table-cell office:value-type="float" office:value="13.97" calcext:value-type="float">
            <text:p>13.97</text:p>
          </table:table-cell>
          <table:table-cell office:value-type="float" office:value="8.944" calcext:value-type="float">
            <text:p>8.944</text:p>
          </table:table-cell>
          <table:table-cell office:value-type="float" office:value="10.788" calcext:value-type="float">
            <text:p>10.788</text:p>
          </table:table-cell>
          <table:table-cell office:value-type="float" office:value="16.595" calcext:value-type="float">
            <text:p>16.595</text:p>
          </table:table-cell>
          <table:table-cell office:value-type="float" office:value="14.266" calcext:value-type="float">
            <text:p>14.266</text:p>
          </table:table-cell>
          <table:table-cell office:value-type="float" office:value="11.789" calcext:value-type="float">
            <text:p>11.789</text:p>
          </table:table-cell>
          <table:table-cell office:value-type="float" office:value="7.819" calcext:value-type="float">
            <text:p>7.819</text:p>
          </table:table-cell>
          <table:table-cell office:value-type="float" office:value="11.336" calcext:value-type="float">
            <text:p>11.336</text:p>
          </table:table-cell>
          <table:table-cell office:value-type="float" office:value="13.661" calcext:value-type="float">
            <text:p>13.661</text:p>
          </table:table-cell>
          <table:table-cell office:value-type="float" office:value="8.255" calcext:value-type="float">
            <text:p>8.255</text:p>
          </table:table-cell>
          <table:table-cell office:value-type="float" office:value="7.834" calcext:value-type="float">
            <text:p>7.834</text:p>
          </table:table-cell>
          <table:table-cell office:value-type="float" office:value="19.91" calcext:value-type="float">
            <text:p>19.91</text:p>
          </table:table-cell>
          <table:table-cell office:value-type="float" office:value="12.628" calcext:value-type="float">
            <text:p>12.628</text:p>
          </table:table-cell>
          <table:table-cell office:value-type="float" office:value="8.581" calcext:value-type="float">
            <text:p>8.581</text:p>
          </table:table-cell>
          <table:table-cell office:value-type="float" office:value="15.838" calcext:value-type="float">
            <text:p>15.838</text:p>
          </table:table-cell>
          <table:table-cell office:value-type="float" office:value="20.257" calcext:value-type="float">
            <text:p>20.257</text:p>
          </table:table-cell>
          <table:table-cell office:value-type="float" office:value="32.51" calcext:value-type="float">
            <text:p>32.51</text:p>
          </table:table-cell>
          <table:table-cell office:value-type="float" office:value="18.289" calcext:value-type="float">
            <text:p>18.289</text:p>
          </table:table-cell>
          <table:table-cell office:value-type="float" office:value="0.000000274814480782995" calcext:value-type="float">
            <text:p>2.75E-07</text:p>
          </table:table-cell>
          <table:table-cell office:value-type="float" office:value="50005480" calcext:value-type="float">
            <text:p>5000548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34-15.0</text:p>
          </table:table-cell>
          <table:table-cell table:number-columns-repeated="2"/>
          <table:table-cell office:value-type="float" office:value="9.581" calcext:value-type="float">
            <text:p>9.581</text:p>
          </table:table-cell>
          <table:table-cell office:value-type="float" office:value="14.347" calcext:value-type="float">
            <text:p>14.347</text:p>
          </table:table-cell>
          <table:table-cell office:value-type="float" office:value="14.354" calcext:value-type="float">
            <text:p>14.354</text:p>
          </table:table-cell>
          <table:table-cell office:value-type="float" office:value="8.792" calcext:value-type="float">
            <text:p>8.792</text:p>
          </table:table-cell>
          <table:table-cell office:value-type="float" office:value="10.889" calcext:value-type="float">
            <text:p>10.889</text:p>
          </table:table-cell>
          <table:table-cell office:value-type="float" office:value="16.691" calcext:value-type="float">
            <text:p>16.691</text:p>
          </table:table-cell>
          <table:table-cell office:value-type="float" office:value="14.049" calcext:value-type="float">
            <text:p>14.049</text:p>
          </table:table-cell>
          <table:table-cell office:value-type="float" office:value="11.764" calcext:value-type="float">
            <text:p>11.764</text:p>
          </table:table-cell>
          <table:table-cell office:value-type="float" office:value="7.813" calcext:value-type="float">
            <text:p>7.813</text:p>
          </table:table-cell>
          <table:table-cell office:value-type="float" office:value="11.234" calcext:value-type="float">
            <text:p>11.234</text:p>
          </table:table-cell>
          <table:table-cell office:value-type="float" office:value="13.712" calcext:value-type="float">
            <text:p>13.712</text:p>
          </table:table-cell>
          <table:table-cell office:value-type="float" office:value="8.32" calcext:value-type="float">
            <text:p>8.32</text:p>
          </table:table-cell>
          <table:table-cell office:value-type="float" office:value="7.832" calcext:value-type="float">
            <text:p>7.832</text:p>
          </table:table-cell>
          <table:table-cell office:value-type="float" office:value="19.969" calcext:value-type="float">
            <text:p>19.969</text:p>
          </table:table-cell>
          <table:table-cell office:value-type="float" office:value="12.632" calcext:value-type="float">
            <text:p>12.632</text:p>
          </table:table-cell>
          <table:table-cell office:value-type="float" office:value="8.517" calcext:value-type="float">
            <text:p>8.517</text:p>
          </table:table-cell>
          <table:table-cell office:value-type="float" office:value="15.825" calcext:value-type="float">
            <text:p>15.825</text:p>
          </table:table-cell>
          <table:table-cell office:value-type="float" office:value="20.211" calcext:value-type="float">
            <text:p>20.211</text:p>
          </table:table-cell>
          <table:table-cell office:value-type="float" office:value="32.392" calcext:value-type="float">
            <text:p>32.392</text:p>
          </table:table-cell>
          <table:table-cell office:value-type="float" office:value="18.233" calcext:value-type="float">
            <text:p>18.233</text:p>
          </table:table-cell>
          <table:table-cell office:value-type="float" office:value="0.000000275622925379566" calcext:value-type="float">
            <text:p>2.76E-07</text:p>
          </table:table-cell>
          <table:table-cell office:value-type="float" office:value="50101060" calcext:value-type="float">
            <text:p>5010106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28-20.0</text:p>
          </table:table-cell>
          <table:table-cell table:number-columns-repeated="2"/>
          <table:table-cell office:value-type="float" office:value="9.33" calcext:value-type="float">
            <text:p>9.33</text:p>
          </table:table-cell>
          <table:table-cell office:value-type="float" office:value="14.591" calcext:value-type="float">
            <text:p>14.591</text:p>
          </table:table-cell>
          <table:table-cell office:value-type="float" office:value="14.097" calcext:value-type="float">
            <text:p>14.097</text:p>
          </table:table-cell>
          <table:table-cell office:value-type="float" office:value="8.293" calcext:value-type="float">
            <text:p>8.293</text:p>
          </table:table-cell>
          <table:table-cell office:value-type="float" office:value="10.845" calcext:value-type="float">
            <text:p>10.845</text:p>
          </table:table-cell>
          <table:table-cell office:value-type="float" office:value="16.778" calcext:value-type="float">
            <text:p>16.778</text:p>
          </table:table-cell>
          <table:table-cell office:value-type="float" office:value="14.212" calcext:value-type="float">
            <text:p>14.212</text:p>
          </table:table-cell>
          <table:table-cell office:value-type="float" office:value="11.864" calcext:value-type="float">
            <text:p>11.864</text:p>
          </table:table-cell>
          <table:table-cell office:value-type="float" office:value="7.771" calcext:value-type="float">
            <text:p>7.771</text:p>
          </table:table-cell>
          <table:table-cell office:value-type="float" office:value="11.339" calcext:value-type="float">
            <text:p>11.339</text:p>
          </table:table-cell>
          <table:table-cell office:value-type="float" office:value="13.661" calcext:value-type="float">
            <text:p>13.661</text:p>
          </table:table-cell>
          <table:table-cell office:value-type="float" office:value="8.299" calcext:value-type="float">
            <text:p>8.299</text:p>
          </table:table-cell>
          <table:table-cell office:value-type="float" office:value="7.832" calcext:value-type="float">
            <text:p>7.832</text:p>
          </table:table-cell>
          <table:table-cell office:value-type="float" office:value="19.962" calcext:value-type="float">
            <text:p>19.962</text:p>
          </table:table-cell>
          <table:table-cell office:value-type="float" office:value="12.653" calcext:value-type="float">
            <text:p>12.653</text:p>
          </table:table-cell>
          <table:table-cell office:value-type="float" office:value="8.607" calcext:value-type="float">
            <text:p>8.607</text:p>
          </table:table-cell>
          <table:table-cell office:value-type="float" office:value="15.817" calcext:value-type="float">
            <text:p>15.817</text:p>
          </table:table-cell>
          <table:table-cell office:value-type="float" office:value="20.287" calcext:value-type="float">
            <text:p>20.287</text:p>
          </table:table-cell>
          <table:table-cell office:value-type="float" office:value="32.306" calcext:value-type="float">
            <text:p>32.306</text:p>
          </table:table-cell>
          <table:table-cell office:value-type="float" office:value="18.278" calcext:value-type="float">
            <text:p>18.278</text:p>
          </table:table-cell>
          <table:table-cell office:value-type="float" office:value="0.000000277684298955336" calcext:value-type="float">
            <text:p>2.78E-07</text:p>
          </table:table-cell>
          <table:table-cell office:value-type="float" office:value="50002379" calcext:value-type="float">
            <text:p>500023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40-22.5</text:p>
          </table:table-cell>
          <table:table-cell table:number-columns-repeated="2"/>
          <table:table-cell office:value-type="float" office:value="9.359" calcext:value-type="float">
            <text:p>9.359</text:p>
          </table:table-cell>
          <table:table-cell office:value-type="float" office:value="14.531" calcext:value-type="float">
            <text:p>14.531</text:p>
          </table:table-cell>
          <table:table-cell office:value-type="float" office:value="14.218" calcext:value-type="float">
            <text:p>14.218</text:p>
          </table:table-cell>
          <table:table-cell office:value-type="float" office:value="8.513" calcext:value-type="float">
            <text:p>8.513</text:p>
          </table:table-cell>
          <table:table-cell office:value-type="float" office:value="10.913" calcext:value-type="float">
            <text:p>10.913</text:p>
          </table:table-cell>
          <table:table-cell office:value-type="float" office:value="16.896" calcext:value-type="float">
            <text:p>16.896</text:p>
          </table:table-cell>
          <table:table-cell office:value-type="float" office:value="14.261" calcext:value-type="float">
            <text:p>14.261</text:p>
          </table:table-cell>
          <table:table-cell office:value-type="float" office:value="11.897" calcext:value-type="float">
            <text:p>11.897</text:p>
          </table:table-cell>
          <table:table-cell office:value-type="float" office:value="7.749" calcext:value-type="float">
            <text:p>7.749</text:p>
          </table:table-cell>
          <table:table-cell office:value-type="float" office:value="11.302" calcext:value-type="float">
            <text:p>11.302</text:p>
          </table:table-cell>
          <table:table-cell office:value-type="float" office:value="13.711" calcext:value-type="float">
            <text:p>13.711</text:p>
          </table:table-cell>
          <table:table-cell office:value-type="float" office:value="8.419" calcext:value-type="float">
            <text:p>8.419</text:p>
          </table:table-cell>
          <table:table-cell office:value-type="float" office:value="7.828" calcext:value-type="float">
            <text:p>7.828</text:p>
          </table:table-cell>
          <table:table-cell office:value-type="float" office:value="19.931" calcext:value-type="float">
            <text:p>19.931</text:p>
          </table:table-cell>
          <table:table-cell office:value-type="float" office:value="12.697" calcext:value-type="float">
            <text:p>12.697</text:p>
          </table:table-cell>
          <table:table-cell office:value-type="float" office:value="8.603" calcext:value-type="float">
            <text:p>8.603</text:p>
          </table:table-cell>
          <table:table-cell office:value-type="float" office:value="15.835" calcext:value-type="float">
            <text:p>15.835</text:p>
          </table:table-cell>
          <table:table-cell office:value-type="float" office:value="20.237" calcext:value-type="float">
            <text:p>20.237</text:p>
          </table:table-cell>
          <table:table-cell office:value-type="float" office:value="32.498" calcext:value-type="float">
            <text:p>32.498</text:p>
          </table:table-cell>
          <table:table-cell office:value-type="float" office:value="18.204" calcext:value-type="float">
            <text:p>18.204</text:p>
          </table:table-cell>
          <table:table-cell office:value-type="float" office:value="0.000000279076823843169" calcext:value-type="float">
            <text:p>2.79E-07</text:p>
          </table:table-cell>
          <table:table-cell office:value-type="float" office:value="49949660" calcext:value-type="float">
            <text:p>4994966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28-17.5</text:p>
          </table:table-cell>
          <table:table-cell table:number-columns-repeated="2"/>
          <table:table-cell office:value-type="float" office:value="9.436" calcext:value-type="float">
            <text:p>9.436</text:p>
          </table:table-cell>
          <table:table-cell office:value-type="float" office:value="14.65" calcext:value-type="float">
            <text:p>14.65</text:p>
          </table:table-cell>
          <table:table-cell office:value-type="float" office:value="13.948" calcext:value-type="float">
            <text:p>13.948</text:p>
          </table:table-cell>
          <table:table-cell office:value-type="float" office:value="8.464" calcext:value-type="float">
            <text:p>8.464</text:p>
          </table:table-cell>
          <table:table-cell office:value-type="float" office:value="10.96" calcext:value-type="float">
            <text:p>10.96</text:p>
          </table:table-cell>
          <table:table-cell office:value-type="float" office:value="16.741" calcext:value-type="float">
            <text:p>16.741</text:p>
          </table:table-cell>
          <table:table-cell office:value-type="float" office:value="14.174" calcext:value-type="float">
            <text:p>14.174</text:p>
          </table:table-cell>
          <table:table-cell office:value-type="float" office:value="11.971" calcext:value-type="float">
            <text:p>11.971</text:p>
          </table:table-cell>
          <table:table-cell office:value-type="float" office:value="7.845" calcext:value-type="float">
            <text:p>7.845</text:p>
          </table:table-cell>
          <table:table-cell office:value-type="float" office:value="11.375" calcext:value-type="float">
            <text:p>11.375</text:p>
          </table:table-cell>
          <table:table-cell office:value-type="float" office:value="13.592" calcext:value-type="float">
            <text:p>13.592</text:p>
          </table:table-cell>
          <table:table-cell office:value-type="float" office:value="8.327" calcext:value-type="float">
            <text:p>8.327</text:p>
          </table:table-cell>
          <table:table-cell office:value-type="float" office:value="7.825" calcext:value-type="float">
            <text:p>7.825</text:p>
          </table:table-cell>
          <table:table-cell office:value-type="float" office:value="19.895" calcext:value-type="float">
            <text:p>19.895</text:p>
          </table:table-cell>
          <table:table-cell office:value-type="float" office:value="12.644" calcext:value-type="float">
            <text:p>12.644</text:p>
          </table:table-cell>
          <table:table-cell office:value-type="float" office:value="8.556" calcext:value-type="float">
            <text:p>8.556</text:p>
          </table:table-cell>
          <table:table-cell office:value-type="float" office:value="15.866" calcext:value-type="float">
            <text:p>15.866</text:p>
          </table:table-cell>
          <table:table-cell office:value-type="float" office:value="20.212" calcext:value-type="float">
            <text:p>20.212</text:p>
          </table:table-cell>
          <table:table-cell office:value-type="float" office:value="32.287" calcext:value-type="float">
            <text:p>32.287</text:p>
          </table:table-cell>
          <table:table-cell office:value-type="float" office:value="18.288" calcext:value-type="float">
            <text:p>18.288</text:p>
          </table:table-cell>
          <table:table-cell office:value-type="float" office:value="0.000000273121721203012" calcext:value-type="float">
            <text:p>2.73E-07</text:p>
          </table:table-cell>
          <table:table-cell office:value-type="float" office:value="50052301" calcext:value-type="float">
            <text:p>5005230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16-32.5</text:p>
          </table:table-cell>
          <table:table-cell table:number-columns-repeated="2"/>
          <table:table-cell office:value-type="float" office:value="9.711" calcext:value-type="float">
            <text:p>9.711</text:p>
          </table:table-cell>
          <table:table-cell office:value-type="float" office:value="14.738" calcext:value-type="float">
            <text:p>14.738</text:p>
          </table:table-cell>
          <table:table-cell office:value-type="float" office:value="13.951" calcext:value-type="float">
            <text:p>13.951</text:p>
          </table:table-cell>
          <table:table-cell office:value-type="float" office:value="8.845" calcext:value-type="float">
            <text:p>8.845</text:p>
          </table:table-cell>
          <table:table-cell office:value-type="float" office:value="10.859" calcext:value-type="float">
            <text:p>10.859</text:p>
          </table:table-cell>
          <table:table-cell office:value-type="float" office:value="16.544" calcext:value-type="float">
            <text:p>16.544</text:p>
          </table:table-cell>
          <table:table-cell office:value-type="float" office:value="14.216" calcext:value-type="float">
            <text:p>14.216</text:p>
          </table:table-cell>
          <table:table-cell office:value-type="float" office:value="11.785" calcext:value-type="float">
            <text:p>11.785</text:p>
          </table:table-cell>
          <table:table-cell office:value-type="float" office:value="7.736" calcext:value-type="float">
            <text:p>7.736</text:p>
          </table:table-cell>
          <table:table-cell office:value-type="float" office:value="11.434" calcext:value-type="float">
            <text:p>11.434</text:p>
          </table:table-cell>
          <table:table-cell office:value-type="float" office:value="13.638" calcext:value-type="float">
            <text:p>13.638</text:p>
          </table:table-cell>
          <table:table-cell office:value-type="float" office:value="8.278" calcext:value-type="float">
            <text:p>8.278</text:p>
          </table:table-cell>
          <table:table-cell office:value-type="float" office:value="7.822" calcext:value-type="float">
            <text:p>7.822</text:p>
          </table:table-cell>
          <table:table-cell office:value-type="float" office:value="19.949" calcext:value-type="float">
            <text:p>19.949</text:p>
          </table:table-cell>
          <table:table-cell office:value-type="float" office:value="12.697" calcext:value-type="float">
            <text:p>12.697</text:p>
          </table:table-cell>
          <table:table-cell office:value-type="float" office:value="8.562" calcext:value-type="float">
            <text:p>8.562</text:p>
          </table:table-cell>
          <table:table-cell office:value-type="float" office:value="15.844" calcext:value-type="float">
            <text:p>15.844</text:p>
          </table:table-cell>
          <table:table-cell office:value-type="float" office:value="20.298" calcext:value-type="float">
            <text:p>20.298</text:p>
          </table:table-cell>
          <table:table-cell office:value-type="float" office:value="32.481" calcext:value-type="float">
            <text:p>32.481</text:p>
          </table:table-cell>
          <table:table-cell office:value-type="float" office:value="18.334" calcext:value-type="float">
            <text:p>18.334</text:p>
          </table:table-cell>
          <table:table-cell office:value-type="float" office:value="0.000000276707161277373" calcext:value-type="float">
            <text:p>2.77E-07</text:p>
          </table:table-cell>
          <table:table-cell office:value-type="float" office:value="49758100" calcext:value-type="float">
            <text:p>49758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46-27.5</text:p>
          </table:table-cell>
          <table:table-cell table:number-columns-repeated="2"/>
          <table:table-cell office:value-type="float" office:value="9.622" calcext:value-type="float">
            <text:p>9.622</text:p>
          </table:table-cell>
          <table:table-cell office:value-type="float" office:value="14.345" calcext:value-type="float">
            <text:p>14.345</text:p>
          </table:table-cell>
          <table:table-cell office:value-type="float" office:value="14.275" calcext:value-type="float">
            <text:p>14.275</text:p>
          </table:table-cell>
          <table:table-cell office:value-type="float" office:value="8.774" calcext:value-type="float">
            <text:p>8.774</text:p>
          </table:table-cell>
          <table:table-cell office:value-type="float" office:value="10.8" calcext:value-type="float">
            <text:p>10.8</text:p>
          </table:table-cell>
          <table:table-cell office:value-type="float" office:value="16.761" calcext:value-type="float">
            <text:p>16.761</text:p>
          </table:table-cell>
          <table:table-cell office:value-type="float" office:value="14.135" calcext:value-type="float">
            <text:p>14.135</text:p>
          </table:table-cell>
          <table:table-cell office:value-type="float" office:value="11.945" calcext:value-type="float">
            <text:p>11.945</text:p>
          </table:table-cell>
          <table:table-cell office:value-type="float" office:value="7.784" calcext:value-type="float">
            <text:p>7.784</text:p>
          </table:table-cell>
          <table:table-cell office:value-type="float" office:value="11.248" calcext:value-type="float">
            <text:p>11.248</text:p>
          </table:table-cell>
          <table:table-cell office:value-type="float" office:value="13.66" calcext:value-type="float">
            <text:p>13.66</text:p>
          </table:table-cell>
          <table:table-cell office:value-type="float" office:value="8.357" calcext:value-type="float">
            <text:p>8.357</text:p>
          </table:table-cell>
          <table:table-cell office:value-type="float" office:value="7.819" calcext:value-type="float">
            <text:p>7.819</text:p>
          </table:table-cell>
          <table:table-cell office:value-type="float" office:value="19.954" calcext:value-type="float">
            <text:p>19.954</text:p>
          </table:table-cell>
          <table:table-cell office:value-type="float" office:value="12.747" calcext:value-type="float">
            <text:p>12.747</text:p>
          </table:table-cell>
          <table:table-cell office:value-type="float" office:value="8.556" calcext:value-type="float">
            <text:p>8.556</text:p>
          </table:table-cell>
          <table:table-cell office:value-type="float" office:value="15.819" calcext:value-type="float">
            <text:p>15.819</text:p>
          </table:table-cell>
          <table:table-cell office:value-type="float" office:value="20.307" calcext:value-type="float">
            <text:p>20.307</text:p>
          </table:table-cell>
          <table:table-cell office:value-type="float" office:value="32.568" calcext:value-type="float">
            <text:p>32.568</text:p>
          </table:table-cell>
          <table:table-cell office:value-type="float" office:value="18.273" calcext:value-type="float">
            <text:p>18.273</text:p>
          </table:table-cell>
          <table:table-cell office:value-type="float" office:value="0.000000277463228438405" calcext:value-type="float">
            <text:p>2.77E-07</text:p>
          </table:table-cell>
          <table:table-cell office:value-type="float" office:value="49849046" calcext:value-type="float">
            <text:p>4984904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34-25.0</text:p>
          </table:table-cell>
          <table:table-cell table:number-columns-repeated="2"/>
          <table:table-cell office:value-type="float" office:value="9.606" calcext:value-type="float">
            <text:p>9.606</text:p>
          </table:table-cell>
          <table:table-cell office:value-type="float" office:value="14.373" calcext:value-type="float">
            <text:p>14.373</text:p>
          </table:table-cell>
          <table:table-cell office:value-type="float" office:value="14.216" calcext:value-type="float">
            <text:p>14.216</text:p>
          </table:table-cell>
          <table:table-cell office:value-type="float" office:value="8.912" calcext:value-type="float">
            <text:p>8.912</text:p>
          </table:table-cell>
          <table:table-cell office:value-type="float" office:value="10.879" calcext:value-type="float">
            <text:p>10.879</text:p>
          </table:table-cell>
          <table:table-cell office:value-type="float" office:value="16.675" calcext:value-type="float">
            <text:p>16.675</text:p>
          </table:table-cell>
          <table:table-cell office:value-type="float" office:value="14.114" calcext:value-type="float">
            <text:p>14.114</text:p>
          </table:table-cell>
          <table:table-cell office:value-type="float" office:value="11.83" calcext:value-type="float">
            <text:p>11.83</text:p>
          </table:table-cell>
          <table:table-cell office:value-type="float" office:value="7.823" calcext:value-type="float">
            <text:p>7.823</text:p>
          </table:table-cell>
          <table:table-cell office:value-type="float" office:value="11.242" calcext:value-type="float">
            <text:p>11.242</text:p>
          </table:table-cell>
          <table:table-cell office:value-type="float" office:value="13.679" calcext:value-type="float">
            <text:p>13.679</text:p>
          </table:table-cell>
          <table:table-cell office:value-type="float" office:value="8.332" calcext:value-type="float">
            <text:p>8.332</text:p>
          </table:table-cell>
          <table:table-cell office:value-type="float" office:value="7.819" calcext:value-type="float">
            <text:p>7.819</text:p>
          </table:table-cell>
          <table:table-cell office:value-type="float" office:value="19.873" calcext:value-type="float">
            <text:p>19.873</text:p>
          </table:table-cell>
          <table:table-cell office:value-type="float" office:value="12.746" calcext:value-type="float">
            <text:p>12.746</text:p>
          </table:table-cell>
          <table:table-cell office:value-type="float" office:value="8.559" calcext:value-type="float">
            <text:p>8.559</text:p>
          </table:table-cell>
          <table:table-cell office:value-type="float" office:value="15.813" calcext:value-type="float">
            <text:p>15.813</text:p>
          </table:table-cell>
          <table:table-cell office:value-type="float" office:value="20.309" calcext:value-type="float">
            <text:p>20.309</text:p>
          </table:table-cell>
          <table:table-cell office:value-type="float" office:value="32.467" calcext:value-type="float">
            <text:p>32.467</text:p>
          </table:table-cell>
          <table:table-cell office:value-type="float" office:value="18.249" calcext:value-type="float">
            <text:p>18.249</text:p>
          </table:table-cell>
          <table:table-cell office:value-type="float" office:value="0.000000273316204943279" calcext:value-type="float">
            <text:p>2.73E-07</text:p>
          </table:table-cell>
          <table:table-cell office:value-type="float" office:value="49901310" calcext:value-type="float">
            <text:p>499013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64-20.0</text:p>
          </table:table-cell>
          <table:table-cell table:number-columns-repeated="2"/>
          <table:table-cell office:value-type="float" office:value="9.584" calcext:value-type="float">
            <text:p>9.584</text:p>
          </table:table-cell>
          <table:table-cell office:value-type="float" office:value="14.158" calcext:value-type="float">
            <text:p>14.158</text:p>
          </table:table-cell>
          <table:table-cell office:value-type="float" office:value="14.272" calcext:value-type="float">
            <text:p>14.272</text:p>
          </table:table-cell>
          <table:table-cell office:value-type="float" office:value="8.791" calcext:value-type="float">
            <text:p>8.791</text:p>
          </table:table-cell>
          <table:table-cell office:value-type="float" office:value="10.758" calcext:value-type="float">
            <text:p>10.758</text:p>
          </table:table-cell>
          <table:table-cell office:value-type="float" office:value="16.942" calcext:value-type="float">
            <text:p>16.942</text:p>
          </table:table-cell>
          <table:table-cell office:value-type="float" office:value="14.196" calcext:value-type="float">
            <text:p>14.196</text:p>
          </table:table-cell>
          <table:table-cell office:value-type="float" office:value="11.98" calcext:value-type="float">
            <text:p>11.98</text:p>
          </table:table-cell>
          <table:table-cell office:value-type="float" office:value="7.771" calcext:value-type="float">
            <text:p>7.771</text:p>
          </table:table-cell>
          <table:table-cell office:value-type="float" office:value="11.2" calcext:value-type="float">
            <text:p>11.2</text:p>
          </table:table-cell>
          <table:table-cell office:value-type="float" office:value="13.671" calcext:value-type="float">
            <text:p>13.671</text:p>
          </table:table-cell>
          <table:table-cell office:value-type="float" office:value="8.325" calcext:value-type="float">
            <text:p>8.325</text:p>
          </table:table-cell>
          <table:table-cell office:value-type="float" office:value="7.818" calcext:value-type="float">
            <text:p>7.818</text:p>
          </table:table-cell>
          <table:table-cell office:value-type="float" office:value="19.941" calcext:value-type="float">
            <text:p>19.941</text:p>
          </table:table-cell>
          <table:table-cell office:value-type="float" office:value="12.692" calcext:value-type="float">
            <text:p>12.692</text:p>
          </table:table-cell>
          <table:table-cell office:value-type="float" office:value="8.598" calcext:value-type="float">
            <text:p>8.598</text:p>
          </table:table-cell>
          <table:table-cell office:value-type="float" office:value="15.807" calcext:value-type="float">
            <text:p>15.807</text:p>
          </table:table-cell>
          <table:table-cell office:value-type="float" office:value="20.274" calcext:value-type="float">
            <text:p>20.274</text:p>
          </table:table-cell>
          <table:table-cell office:value-type="float" office:value="32.46" calcext:value-type="float">
            <text:p>32.46</text:p>
          </table:table-cell>
          <table:table-cell office:value-type="float" office:value="18.254" calcext:value-type="float">
            <text:p>18.254</text:p>
          </table:table-cell>
          <table:table-cell office:value-type="float" office:value="0.000000277094071793295" calcext:value-type="float">
            <text:p>2.77E-07</text:p>
          </table:table-cell>
          <table:table-cell office:value-type="float" office:value="49994370" calcext:value-type="float">
            <text:p>4999437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28-27.5</text:p>
          </table:table-cell>
          <table:table-cell table:number-columns-repeated="2"/>
          <table:table-cell office:value-type="float" office:value="9.48" calcext:value-type="float">
            <text:p>9.48</text:p>
          </table:table-cell>
          <table:table-cell office:value-type="float" office:value="14.684" calcext:value-type="float">
            <text:p>14.684</text:p>
          </table:table-cell>
          <table:table-cell office:value-type="float" office:value="13.981" calcext:value-type="float">
            <text:p>13.981</text:p>
          </table:table-cell>
          <table:table-cell office:value-type="float" office:value="8.443" calcext:value-type="float">
            <text:p>8.443</text:p>
          </table:table-cell>
          <table:table-cell office:value-type="float" office:value="10.829" calcext:value-type="float">
            <text:p>10.829</text:p>
          </table:table-cell>
          <table:table-cell office:value-type="float" office:value="16.74" calcext:value-type="float">
            <text:p>16.74</text:p>
          </table:table-cell>
          <table:table-cell office:value-type="float" office:value="14.161" calcext:value-type="float">
            <text:p>14.161</text:p>
          </table:table-cell>
          <table:table-cell office:value-type="float" office:value="11.951" calcext:value-type="float">
            <text:p>11.951</text:p>
          </table:table-cell>
          <table:table-cell office:value-type="float" office:value="7.879" calcext:value-type="float">
            <text:p>7.879</text:p>
          </table:table-cell>
          <table:table-cell office:value-type="float" office:value="11.364" calcext:value-type="float">
            <text:p>11.364</text:p>
          </table:table-cell>
          <table:table-cell office:value-type="float" office:value="13.591" calcext:value-type="float">
            <text:p>13.591</text:p>
          </table:table-cell>
          <table:table-cell office:value-type="float" office:value="8.363" calcext:value-type="float">
            <text:p>8.363</text:p>
          </table:table-cell>
          <table:table-cell office:value-type="float" office:value="7.818" calcext:value-type="float">
            <text:p>7.818</text:p>
          </table:table-cell>
          <table:table-cell office:value-type="float" office:value="19.886" calcext:value-type="float">
            <text:p>19.886</text:p>
          </table:table-cell>
          <table:table-cell office:value-type="float" office:value="12.706" calcext:value-type="float">
            <text:p>12.706</text:p>
          </table:table-cell>
          <table:table-cell office:value-type="float" office:value="8.574" calcext:value-type="float">
            <text:p>8.574</text:p>
          </table:table-cell>
          <table:table-cell office:value-type="float" office:value="15.871" calcext:value-type="float">
            <text:p>15.871</text:p>
          </table:table-cell>
          <table:table-cell office:value-type="float" office:value="20.28" calcext:value-type="float">
            <text:p>20.28</text:p>
          </table:table-cell>
          <table:table-cell office:value-type="float" office:value="32.527" calcext:value-type="float">
            <text:p>32.527</text:p>
          </table:table-cell>
          <table:table-cell office:value-type="float" office:value="18.277" calcext:value-type="float">
            <text:p>18.277</text:p>
          </table:table-cell>
          <table:table-cell office:value-type="float" office:value="0.000000273700352109385" calcext:value-type="float">
            <text:p>2.74E-07</text:p>
          </table:table-cell>
          <table:table-cell office:value-type="float" office:value="49853300" calcext:value-type="float">
            <text:p>498533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28-30.0</text:p>
          </table:table-cell>
          <table:table-cell table:number-columns-repeated="2"/>
          <table:table-cell office:value-type="float" office:value="9.336" calcext:value-type="float">
            <text:p>9.336</text:p>
          </table:table-cell>
          <table:table-cell office:value-type="float" office:value="14.71" calcext:value-type="float">
            <text:p>14.71</text:p>
          </table:table-cell>
          <table:table-cell office:value-type="float" office:value="14.012" calcext:value-type="float">
            <text:p>14.012</text:p>
          </table:table-cell>
          <table:table-cell office:value-type="float" office:value="8.337" calcext:value-type="float">
            <text:p>8.337</text:p>
          </table:table-cell>
          <table:table-cell office:value-type="float" office:value="10.856" calcext:value-type="float">
            <text:p>10.856</text:p>
          </table:table-cell>
          <table:table-cell office:value-type="float" office:value="16.755" calcext:value-type="float">
            <text:p>16.755</text:p>
          </table:table-cell>
          <table:table-cell office:value-type="float" office:value="14.165" calcext:value-type="float">
            <text:p>14.165</text:p>
          </table:table-cell>
          <table:table-cell office:value-type="float" office:value="11.876" calcext:value-type="float">
            <text:p>11.876</text:p>
          </table:table-cell>
          <table:table-cell office:value-type="float" office:value="7.819" calcext:value-type="float">
            <text:p>7.819</text:p>
          </table:table-cell>
          <table:table-cell office:value-type="float" office:value="11.391" calcext:value-type="float">
            <text:p>11.391</text:p>
          </table:table-cell>
          <table:table-cell office:value-type="float" office:value="13.585" calcext:value-type="float">
            <text:p>13.585</text:p>
          </table:table-cell>
          <table:table-cell office:value-type="float" office:value="8.331" calcext:value-type="float">
            <text:p>8.331</text:p>
          </table:table-cell>
          <table:table-cell office:value-type="float" office:value="7.818" calcext:value-type="float">
            <text:p>7.818</text:p>
          </table:table-cell>
          <table:table-cell office:value-type="float" office:value="19.902" calcext:value-type="float">
            <text:p>19.902</text:p>
          </table:table-cell>
          <table:table-cell office:value-type="float" office:value="12.721" calcext:value-type="float">
            <text:p>12.721</text:p>
          </table:table-cell>
          <table:table-cell office:value-type="float" office:value="8.554" calcext:value-type="float">
            <text:p>8.554</text:p>
          </table:table-cell>
          <table:table-cell office:value-type="float" office:value="15.872" calcext:value-type="float">
            <text:p>15.872</text:p>
          </table:table-cell>
          <table:table-cell office:value-type="float" office:value="20.32" calcext:value-type="float">
            <text:p>20.32</text:p>
          </table:table-cell>
          <table:table-cell office:value-type="float" office:value="32.296" calcext:value-type="float">
            <text:p>32.296</text:p>
          </table:table-cell>
          <table:table-cell office:value-type="float" office:value="18.199" calcext:value-type="float">
            <text:p>18.199</text:p>
          </table:table-cell>
          <table:table-cell office:value-type="float" office:value="0.000000274337232831078" calcext:value-type="float">
            <text:p>2.74E-07</text:p>
          </table:table-cell>
          <table:table-cell office:value-type="float" office:value="49804065" calcext:value-type="float">
            <text:p>498040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16-15.0</text:p>
          </table:table-cell>
          <table:table-cell table:number-columns-repeated="2"/>
          <table:table-cell office:value-type="float" office:value="9.324" calcext:value-type="float">
            <text:p>9.324</text:p>
          </table:table-cell>
          <table:table-cell office:value-type="float" office:value="14.746" calcext:value-type="float">
            <text:p>14.746</text:p>
          </table:table-cell>
          <table:table-cell office:value-type="float" office:value="13.928" calcext:value-type="float">
            <text:p>13.928</text:p>
          </table:table-cell>
          <table:table-cell office:value-type="float" office:value="8.451" calcext:value-type="float">
            <text:p>8.451</text:p>
          </table:table-cell>
          <table:table-cell office:value-type="float" office:value="10.831" calcext:value-type="float">
            <text:p>10.831</text:p>
          </table:table-cell>
          <table:table-cell office:value-type="float" office:value="16.624" calcext:value-type="float">
            <text:p>16.624</text:p>
          </table:table-cell>
          <table:table-cell office:value-type="float" office:value="14.143" calcext:value-type="float">
            <text:p>14.143</text:p>
          </table:table-cell>
          <table:table-cell office:value-type="float" office:value="11.871" calcext:value-type="float">
            <text:p>11.871</text:p>
          </table:table-cell>
          <table:table-cell office:value-type="float" office:value="7.814" calcext:value-type="float">
            <text:p>7.814</text:p>
          </table:table-cell>
          <table:table-cell office:value-type="float" office:value="11.355" calcext:value-type="float">
            <text:p>11.355</text:p>
          </table:table-cell>
          <table:table-cell office:value-type="float" office:value="13.562" calcext:value-type="float">
            <text:p>13.562</text:p>
          </table:table-cell>
          <table:table-cell office:value-type="float" office:value="8.385" calcext:value-type="float">
            <text:p>8.385</text:p>
          </table:table-cell>
          <table:table-cell office:value-type="float" office:value="7.815" calcext:value-type="float">
            <text:p>7.815</text:p>
          </table:table-cell>
          <table:table-cell office:value-type="float" office:value="19.774" calcext:value-type="float">
            <text:p>19.774</text:p>
          </table:table-cell>
          <table:table-cell office:value-type="float" office:value="12.61" calcext:value-type="float">
            <text:p>12.61</text:p>
          </table:table-cell>
          <table:table-cell office:value-type="float" office:value="8.447" calcext:value-type="float">
            <text:p>8.447</text:p>
          </table:table-cell>
          <table:table-cell office:value-type="float" office:value="15.831" calcext:value-type="float">
            <text:p>15.831</text:p>
          </table:table-cell>
          <table:table-cell office:value-type="float" office:value="20.165" calcext:value-type="float">
            <text:p>20.165</text:p>
          </table:table-cell>
          <table:table-cell office:value-type="float" office:value="32.237" calcext:value-type="float">
            <text:p>32.237</text:p>
          </table:table-cell>
          <table:table-cell office:value-type="float" office:value="18.237" calcext:value-type="float">
            <text:p>18.237</text:p>
          </table:table-cell>
          <table:table-cell office:value-type="float" office:value="0.000000272552412914296" calcext:value-type="float">
            <text:p>2.73E-07</text:p>
          </table:table-cell>
          <table:table-cell office:value-type="float" office:value="50105517" calcext:value-type="float">
            <text:p>5010551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16-22.5</text:p>
          </table:table-cell>
          <table:table-cell table:number-columns-repeated="2"/>
          <table:table-cell office:value-type="float" office:value="9.598" calcext:value-type="float">
            <text:p>9.598</text:p>
          </table:table-cell>
          <table:table-cell office:value-type="float" office:value="14.721" calcext:value-type="float">
            <text:p>14.721</text:p>
          </table:table-cell>
          <table:table-cell office:value-type="float" office:value="14.102" calcext:value-type="float">
            <text:p>14.102</text:p>
          </table:table-cell>
          <table:table-cell office:value-type="float" office:value="8.247" calcext:value-type="float">
            <text:p>8.247</text:p>
          </table:table-cell>
          <table:table-cell office:value-type="float" office:value="10.894" calcext:value-type="float">
            <text:p>10.894</text:p>
          </table:table-cell>
          <table:table-cell office:value-type="float" office:value="16.522" calcext:value-type="float">
            <text:p>16.522</text:p>
          </table:table-cell>
          <table:table-cell office:value-type="float" office:value="14.14" calcext:value-type="float">
            <text:p>14.14</text:p>
          </table:table-cell>
          <table:table-cell office:value-type="float" office:value="11.841" calcext:value-type="float">
            <text:p>11.841</text:p>
          </table:table-cell>
          <table:table-cell office:value-type="float" office:value="7.789" calcext:value-type="float">
            <text:p>7.789</text:p>
          </table:table-cell>
          <table:table-cell office:value-type="float" office:value="11.358" calcext:value-type="float">
            <text:p>11.358</text:p>
          </table:table-cell>
          <table:table-cell office:value-type="float" office:value="13.671" calcext:value-type="float">
            <text:p>13.671</text:p>
          </table:table-cell>
          <table:table-cell office:value-type="float" office:value="8.266" calcext:value-type="float">
            <text:p>8.266</text:p>
          </table:table-cell>
          <table:table-cell office:value-type="float" office:value="7.814" calcext:value-type="float">
            <text:p>7.814</text:p>
          </table:table-cell>
          <table:table-cell office:value-type="float" office:value="19.927" calcext:value-type="float">
            <text:p>19.927</text:p>
          </table:table-cell>
          <table:table-cell office:value-type="float" office:value="12.668" calcext:value-type="float">
            <text:p>12.668</text:p>
          </table:table-cell>
          <table:table-cell office:value-type="float" office:value="8.635" calcext:value-type="float">
            <text:p>8.635</text:p>
          </table:table-cell>
          <table:table-cell office:value-type="float" office:value="15.803" calcext:value-type="float">
            <text:p>15.803</text:p>
          </table:table-cell>
          <table:table-cell office:value-type="float" office:value="20.237" calcext:value-type="float">
            <text:p>20.237</text:p>
          </table:table-cell>
          <table:table-cell office:value-type="float" office:value="32.545" calcext:value-type="float">
            <text:p>32.545</text:p>
          </table:table-cell>
          <table:table-cell office:value-type="float" office:value="18.354" calcext:value-type="float">
            <text:p>18.354</text:p>
          </table:table-cell>
          <table:table-cell office:value-type="float" office:value="0.00000027488096532863" calcext:value-type="float">
            <text:p>2.75E-07</text:p>
          </table:table-cell>
          <table:table-cell office:value-type="float" office:value="49955570" calcext:value-type="float">
            <text:p>4995557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82-25.0</text:p>
          </table:table-cell>
          <table:table-cell table:number-columns-repeated="2"/>
          <table:table-cell office:value-type="float" office:value="9.51" calcext:value-type="float">
            <text:p>9.51</text:p>
          </table:table-cell>
          <table:table-cell office:value-type="float" office:value="13.976" calcext:value-type="float">
            <text:p>13.976</text:p>
          </table:table-cell>
          <table:table-cell office:value-type="float" office:value="14.419" calcext:value-type="float">
            <text:p>14.419</text:p>
          </table:table-cell>
          <table:table-cell office:value-type="float" office:value="8.909" calcext:value-type="float">
            <text:p>8.909</text:p>
          </table:table-cell>
          <table:table-cell office:value-type="float" office:value="11.041" calcext:value-type="float">
            <text:p>11.041</text:p>
          </table:table-cell>
          <table:table-cell office:value-type="float" office:value="17.091" calcext:value-type="float">
            <text:p>17.091</text:p>
          </table:table-cell>
          <table:table-cell office:value-type="float" office:value="14.137" calcext:value-type="float">
            <text:p>14.137</text:p>
          </table:table-cell>
          <table:table-cell office:value-type="float" office:value="12.048" calcext:value-type="float">
            <text:p>12.048</text:p>
          </table:table-cell>
          <table:table-cell office:value-type="float" office:value="7.708" calcext:value-type="float">
            <text:p>7.708</text:p>
          </table:table-cell>
          <table:table-cell office:value-type="float" office:value="11.156" calcext:value-type="float">
            <text:p>11.156</text:p>
          </table:table-cell>
          <table:table-cell office:value-type="float" office:value="13.69" calcext:value-type="float">
            <text:p>13.69</text:p>
          </table:table-cell>
          <table:table-cell office:value-type="float" office:value="8.406" calcext:value-type="float">
            <text:p>8.406</text:p>
          </table:table-cell>
          <table:table-cell office:value-type="float" office:value="7.814" calcext:value-type="float">
            <text:p>7.814</text:p>
          </table:table-cell>
          <table:table-cell office:value-type="float" office:value="19.964" calcext:value-type="float">
            <text:p>19.964</text:p>
          </table:table-cell>
          <table:table-cell office:value-type="float" office:value="12.739" calcext:value-type="float">
            <text:p>12.739</text:p>
          </table:table-cell>
          <table:table-cell office:value-type="float" office:value="8.601" calcext:value-type="float">
            <text:p>8.601</text:p>
          </table:table-cell>
          <table:table-cell office:value-type="float" office:value="15.786" calcext:value-type="float">
            <text:p>15.786</text:p>
          </table:table-cell>
          <table:table-cell office:value-type="float" office:value="20.292" calcext:value-type="float">
            <text:p>20.292</text:p>
          </table:table-cell>
          <table:table-cell office:value-type="float" office:value="32.351" calcext:value-type="float">
            <text:p>32.351</text:p>
          </table:table-cell>
          <table:table-cell office:value-type="float" office:value="18.166" calcext:value-type="float">
            <text:p>18.166</text:p>
          </table:table-cell>
          <table:table-cell office:value-type="float" office:value="0.000000277368384258045" calcext:value-type="float">
            <text:p>2.77E-07</text:p>
          </table:table-cell>
          <table:table-cell office:value-type="float" office:value="49891485" calcext:value-type="float">
            <text:p>498914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52-17.5</text:p>
          </table:table-cell>
          <table:table-cell table:number-columns-repeated="2"/>
          <table:table-cell office:value-type="float" office:value="9.547" calcext:value-type="float">
            <text:p>9.547</text:p>
          </table:table-cell>
          <table:table-cell office:value-type="float" office:value="14.248" calcext:value-type="float">
            <text:p>14.248</text:p>
          </table:table-cell>
          <table:table-cell office:value-type="float" office:value="14.381" calcext:value-type="float">
            <text:p>14.381</text:p>
          </table:table-cell>
          <table:table-cell office:value-type="float" office:value="8.606" calcext:value-type="float">
            <text:p>8.606</text:p>
          </table:table-cell>
          <table:table-cell office:value-type="float" office:value="10.827" calcext:value-type="float">
            <text:p>10.827</text:p>
          </table:table-cell>
          <table:table-cell office:value-type="float" office:value="16.834" calcext:value-type="float">
            <text:p>16.834</text:p>
          </table:table-cell>
          <table:table-cell office:value-type="float" office:value="14.167" calcext:value-type="float">
            <text:p>14.167</text:p>
          </table:table-cell>
          <table:table-cell office:value-type="float" office:value="11.876" calcext:value-type="float">
            <text:p>11.876</text:p>
          </table:table-cell>
          <table:table-cell office:value-type="float" office:value="7.799" calcext:value-type="float">
            <text:p>7.799</text:p>
          </table:table-cell>
          <table:table-cell office:value-type="float" office:value="11.207" calcext:value-type="float">
            <text:p>11.207</text:p>
          </table:table-cell>
          <table:table-cell office:value-type="float" office:value="13.681" calcext:value-type="float">
            <text:p>13.681</text:p>
          </table:table-cell>
          <table:table-cell office:value-type="float" office:value="8.352" calcext:value-type="float">
            <text:p>8.352</text:p>
          </table:table-cell>
          <table:table-cell office:value-type="float" office:value="7.812" calcext:value-type="float">
            <text:p>7.812</text:p>
          </table:table-cell>
          <table:table-cell office:value-type="float" office:value="19.899" calcext:value-type="float">
            <text:p>19.899</text:p>
          </table:table-cell>
          <table:table-cell office:value-type="float" office:value="12.655" calcext:value-type="float">
            <text:p>12.655</text:p>
          </table:table-cell>
          <table:table-cell office:value-type="float" office:value="8.538" calcext:value-type="float">
            <text:p>8.538</text:p>
          </table:table-cell>
          <table:table-cell office:value-type="float" office:value="15.861" calcext:value-type="float">
            <text:p>15.861</text:p>
          </table:table-cell>
          <table:table-cell office:value-type="float" office:value="20.212" calcext:value-type="float">
            <text:p>20.212</text:p>
          </table:table-cell>
          <table:table-cell office:value-type="float" office:value="32.363" calcext:value-type="float">
            <text:p>32.363</text:p>
          </table:table-cell>
          <table:table-cell office:value-type="float" office:value="18.28" calcext:value-type="float">
            <text:p>18.28</text:p>
          </table:table-cell>
          <table:table-cell office:value-type="float" office:value="0.000000277417388903418" calcext:value-type="float">
            <text:p>2.77E-07</text:p>
          </table:table-cell>
          <table:table-cell office:value-type="float" office:value="50046689" calcext:value-type="float">
            <text:p>500466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70-15.0</text:p>
          </table:table-cell>
          <table:table-cell table:number-columns-repeated="2"/>
          <table:table-cell office:value-type="float" office:value="9.503" calcext:value-type="float">
            <text:p>9.503</text:p>
          </table:table-cell>
          <table:table-cell office:value-type="float" office:value="14.052" calcext:value-type="float">
            <text:p>14.052</text:p>
          </table:table-cell>
          <table:table-cell office:value-type="float" office:value="14.275" calcext:value-type="float">
            <text:p>14.275</text:p>
          </table:table-cell>
          <table:table-cell office:value-type="float" office:value="8.581" calcext:value-type="float">
            <text:p>8.581</text:p>
          </table:table-cell>
          <table:table-cell office:value-type="float" office:value="10.921" calcext:value-type="float">
            <text:p>10.921</text:p>
          </table:table-cell>
          <table:table-cell office:value-type="float" office:value="17.002" calcext:value-type="float">
            <text:p>17.002</text:p>
          </table:table-cell>
          <table:table-cell office:value-type="float" office:value="14.144" calcext:value-type="float">
            <text:p>14.144</text:p>
          </table:table-cell>
          <table:table-cell office:value-type="float" office:value="11.949" calcext:value-type="float">
            <text:p>11.949</text:p>
          </table:table-cell>
          <table:table-cell office:value-type="float" office:value="7.669" calcext:value-type="float">
            <text:p>7.669</text:p>
          </table:table-cell>
          <table:table-cell office:value-type="float" office:value="11.154" calcext:value-type="float">
            <text:p>11.154</text:p>
          </table:table-cell>
          <table:table-cell office:value-type="float" office:value="13.679" calcext:value-type="float">
            <text:p>13.679</text:p>
          </table:table-cell>
          <table:table-cell office:value-type="float" office:value="8.412" calcext:value-type="float">
            <text:p>8.412</text:p>
          </table:table-cell>
          <table:table-cell office:value-type="float" office:value="7.808" calcext:value-type="float">
            <text:p>7.808</text:p>
          </table:table-cell>
          <table:table-cell office:value-type="float" office:value="19.939" calcext:value-type="float">
            <text:p>19.939</text:p>
          </table:table-cell>
          <table:table-cell office:value-type="float" office:value="12.628" calcext:value-type="float">
            <text:p>12.628</text:p>
          </table:table-cell>
          <table:table-cell office:value-type="float" office:value="8.512" calcext:value-type="float">
            <text:p>8.512</text:p>
          </table:table-cell>
          <table:table-cell office:value-type="float" office:value="15.811" calcext:value-type="float">
            <text:p>15.811</text:p>
          </table:table-cell>
          <table:table-cell office:value-type="float" office:value="20.203" calcext:value-type="float">
            <text:p>20.203</text:p>
          </table:table-cell>
          <table:table-cell office:value-type="float" office:value="32.683" calcext:value-type="float">
            <text:p>32.683</text:p>
          </table:table-cell>
          <table:table-cell office:value-type="float" office:value="18.108" calcext:value-type="float">
            <text:p>18.108</text:p>
          </table:table-cell>
          <table:table-cell office:value-type="float" office:value="0.0000002747141593445" calcext:value-type="float">
            <text:p>2.75E-07</text:p>
          </table:table-cell>
          <table:table-cell office:value-type="float" office:value="50093537" calcext:value-type="float">
            <text:p>5009353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52-27.5</text:p>
          </table:table-cell>
          <table:table-cell table:number-columns-repeated="2"/>
          <table:table-cell office:value-type="float" office:value="9.634" calcext:value-type="float">
            <text:p>9.634</text:p>
          </table:table-cell>
          <table:table-cell office:value-type="float" office:value="14.318" calcext:value-type="float">
            <text:p>14.318</text:p>
          </table:table-cell>
          <table:table-cell office:value-type="float" office:value="14.351" calcext:value-type="float">
            <text:p>14.351</text:p>
          </table:table-cell>
          <table:table-cell office:value-type="float" office:value="8.591" calcext:value-type="float">
            <text:p>8.591</text:p>
          </table:table-cell>
          <table:table-cell office:value-type="float" office:value="10.816" calcext:value-type="float">
            <text:p>10.816</text:p>
          </table:table-cell>
          <table:table-cell office:value-type="float" office:value="16.847" calcext:value-type="float">
            <text:p>16.847</text:p>
          </table:table-cell>
          <table:table-cell office:value-type="float" office:value="14.173" calcext:value-type="float">
            <text:p>14.173</text:p>
          </table:table-cell>
          <table:table-cell office:value-type="float" office:value="11.887" calcext:value-type="float">
            <text:p>11.887</text:p>
          </table:table-cell>
          <table:table-cell office:value-type="float" office:value="7.821" calcext:value-type="float">
            <text:p>7.821</text:p>
          </table:table-cell>
          <table:table-cell office:value-type="float" office:value="11.256" calcext:value-type="float">
            <text:p>11.256</text:p>
          </table:table-cell>
          <table:table-cell office:value-type="float" office:value="13.658" calcext:value-type="float">
            <text:p>13.658</text:p>
          </table:table-cell>
          <table:table-cell office:value-type="float" office:value="8.375" calcext:value-type="float">
            <text:p>8.375</text:p>
          </table:table-cell>
          <table:table-cell office:value-type="float" office:value="7.807" calcext:value-type="float">
            <text:p>7.807</text:p>
          </table:table-cell>
          <table:table-cell office:value-type="float" office:value="19.938" calcext:value-type="float">
            <text:p>19.938</text:p>
          </table:table-cell>
          <table:table-cell office:value-type="float" office:value="12.728" calcext:value-type="float">
            <text:p>12.728</text:p>
          </table:table-cell>
          <table:table-cell office:value-type="float" office:value="8.601" calcext:value-type="float">
            <text:p>8.601</text:p>
          </table:table-cell>
          <table:table-cell office:value-type="float" office:value="15.789" calcext:value-type="float">
            <text:p>15.789</text:p>
          </table:table-cell>
          <table:table-cell office:value-type="float" office:value="20.3" calcext:value-type="float">
            <text:p>20.3</text:p>
          </table:table-cell>
          <table:table-cell office:value-type="float" office:value="32.449" calcext:value-type="float">
            <text:p>32.449</text:p>
          </table:table-cell>
          <table:table-cell office:value-type="float" office:value="18.23" calcext:value-type="float">
            <text:p>18.23</text:p>
          </table:table-cell>
          <table:table-cell office:value-type="float" office:value="0.000000277984524545521" calcext:value-type="float">
            <text:p>2.78E-07</text:p>
          </table:table-cell>
          <table:table-cell office:value-type="float" office:value="49847831" calcext:value-type="float">
            <text:p>4984783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28-15.0</text:p>
          </table:table-cell>
          <table:table-cell table:number-columns-repeated="2"/>
          <table:table-cell office:value-type="float" office:value="9.509" calcext:value-type="float">
            <text:p>9.509</text:p>
          </table:table-cell>
          <table:table-cell office:value-type="float" office:value="14.545" calcext:value-type="float">
            <text:p>14.545</text:p>
          </table:table-cell>
          <table:table-cell office:value-type="float" office:value="13.973" calcext:value-type="float">
            <text:p>13.973</text:p>
          </table:table-cell>
          <table:table-cell office:value-type="float" office:value="8.381" calcext:value-type="float">
            <text:p>8.381</text:p>
          </table:table-cell>
          <table:table-cell office:value-type="float" office:value="10.846" calcext:value-type="float">
            <text:p>10.846</text:p>
          </table:table-cell>
          <table:table-cell office:value-type="float" office:value="16.723" calcext:value-type="float">
            <text:p>16.723</text:p>
          </table:table-cell>
          <table:table-cell office:value-type="float" office:value="14.082" calcext:value-type="float">
            <text:p>14.082</text:p>
          </table:table-cell>
          <table:table-cell office:value-type="float" office:value="11.837" calcext:value-type="float">
            <text:p>11.837</text:p>
          </table:table-cell>
          <table:table-cell office:value-type="float" office:value="7.826" calcext:value-type="float">
            <text:p>7.826</text:p>
          </table:table-cell>
          <table:table-cell office:value-type="float" office:value="11.3" calcext:value-type="float">
            <text:p>11.3</text:p>
          </table:table-cell>
          <table:table-cell office:value-type="float" office:value="13.628" calcext:value-type="float">
            <text:p>13.628</text:p>
          </table:table-cell>
          <table:table-cell office:value-type="float" office:value="8.337" calcext:value-type="float">
            <text:p>8.337</text:p>
          </table:table-cell>
          <table:table-cell office:value-type="float" office:value="7.807" calcext:value-type="float">
            <text:p>7.807</text:p>
          </table:table-cell>
          <table:table-cell office:value-type="float" office:value="19.814" calcext:value-type="float">
            <text:p>19.814</text:p>
          </table:table-cell>
          <table:table-cell office:value-type="float" office:value="12.619" calcext:value-type="float">
            <text:p>12.619</text:p>
          </table:table-cell>
          <table:table-cell office:value-type="float" office:value="8.458" calcext:value-type="float">
            <text:p>8.458</text:p>
          </table:table-cell>
          <table:table-cell office:value-type="float" office:value="15.798" calcext:value-type="float">
            <text:p>15.798</text:p>
          </table:table-cell>
          <table:table-cell office:value-type="float" office:value="20.188" calcext:value-type="float">
            <text:p>20.188</text:p>
          </table:table-cell>
          <table:table-cell office:value-type="float" office:value="32.535" calcext:value-type="float">
            <text:p>32.535</text:p>
          </table:table-cell>
          <table:table-cell office:value-type="float" office:value="18.317" calcext:value-type="float">
            <text:p>18.317</text:p>
          </table:table-cell>
          <table:table-cell office:value-type="float" office:value="0.000000272752181597952" calcext:value-type="float">
            <text:p>2.73E-07</text:p>
          </table:table-cell>
          <table:table-cell office:value-type="float" office:value="50102452" calcext:value-type="float">
            <text:p>501024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34-30.0</text:p>
          </table:table-cell>
          <table:table-cell table:number-columns-repeated="2"/>
          <table:table-cell office:value-type="float" office:value="9.534" calcext:value-type="float">
            <text:p>9.534</text:p>
          </table:table-cell>
          <table:table-cell office:value-type="float" office:value="14.694" calcext:value-type="float">
            <text:p>14.694</text:p>
          </table:table-cell>
          <table:table-cell office:value-type="float" office:value="14.099" calcext:value-type="float">
            <text:p>14.099</text:p>
          </table:table-cell>
          <table:table-cell office:value-type="float" office:value="8.536" calcext:value-type="float">
            <text:p>8.536</text:p>
          </table:table-cell>
          <table:table-cell office:value-type="float" office:value="10.953" calcext:value-type="float">
            <text:p>10.953</text:p>
          </table:table-cell>
          <table:table-cell office:value-type="float" office:value="16.81" calcext:value-type="float">
            <text:p>16.81</text:p>
          </table:table-cell>
          <table:table-cell office:value-type="float" office:value="14.266" calcext:value-type="float">
            <text:p>14.266</text:p>
          </table:table-cell>
          <table:table-cell office:value-type="float" office:value="11.976" calcext:value-type="float">
            <text:p>11.976</text:p>
          </table:table-cell>
          <table:table-cell office:value-type="float" office:value="7.836" calcext:value-type="float">
            <text:p>7.836</text:p>
          </table:table-cell>
          <table:table-cell office:value-type="float" office:value="11.405" calcext:value-type="float">
            <text:p>11.405</text:p>
          </table:table-cell>
          <table:table-cell office:value-type="float" office:value="13.642" calcext:value-type="float">
            <text:p>13.642</text:p>
          </table:table-cell>
          <table:table-cell office:value-type="float" office:value="8.373" calcext:value-type="float">
            <text:p>8.373</text:p>
          </table:table-cell>
          <table:table-cell office:value-type="float" office:value="7.801" calcext:value-type="float">
            <text:p>7.801</text:p>
          </table:table-cell>
          <table:table-cell office:value-type="float" office:value="19.956" calcext:value-type="float">
            <text:p>19.956</text:p>
          </table:table-cell>
          <table:table-cell office:value-type="float" office:value="12.703" calcext:value-type="float">
            <text:p>12.703</text:p>
          </table:table-cell>
          <table:table-cell office:value-type="float" office:value="8.569" calcext:value-type="float">
            <text:p>8.569</text:p>
          </table:table-cell>
          <table:table-cell office:value-type="float" office:value="15.838" calcext:value-type="float">
            <text:p>15.838</text:p>
          </table:table-cell>
          <table:table-cell office:value-type="float" office:value="20.292" calcext:value-type="float">
            <text:p>20.292</text:p>
          </table:table-cell>
          <table:table-cell office:value-type="float" office:value="32.547" calcext:value-type="float">
            <text:p>32.547</text:p>
          </table:table-cell>
          <table:table-cell office:value-type="float" office:value="18.277" calcext:value-type="float">
            <text:p>18.277</text:p>
          </table:table-cell>
          <table:table-cell office:value-type="float" office:value="0.000000278520249127824" calcext:value-type="float">
            <text:p>2.79E-07</text:p>
          </table:table-cell>
          <table:table-cell office:value-type="float" office:value="49802610" calcext:value-type="float">
            <text:p>498026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76-25.0</text:p>
          </table:table-cell>
          <table:table-cell table:number-columns-repeated="2"/>
          <table:table-cell office:value-type="float" office:value="9.512" calcext:value-type="float">
            <text:p>9.512</text:p>
          </table:table-cell>
          <table:table-cell office:value-type="float" office:value="14.07" calcext:value-type="float">
            <text:p>14.07</text:p>
          </table:table-cell>
          <table:table-cell office:value-type="float" office:value="14.514" calcext:value-type="float">
            <text:p>14.514</text:p>
          </table:table-cell>
          <table:table-cell office:value-type="float" office:value="8.785" calcext:value-type="float">
            <text:p>8.785</text:p>
          </table:table-cell>
          <table:table-cell office:value-type="float" office:value="10.977" calcext:value-type="float">
            <text:p>10.977</text:p>
          </table:table-cell>
          <table:table-cell office:value-type="float" office:value="17.032" calcext:value-type="float">
            <text:p>17.032</text:p>
          </table:table-cell>
          <table:table-cell office:value-type="float" office:value="14.21" calcext:value-type="float">
            <text:p>14.21</text:p>
          </table:table-cell>
          <table:table-cell office:value-type="float" office:value="12.02" calcext:value-type="float">
            <text:p>12.02</text:p>
          </table:table-cell>
          <table:table-cell office:value-type="float" office:value="7.721" calcext:value-type="float">
            <text:p>7.721</text:p>
          </table:table-cell>
          <table:table-cell office:value-type="float" office:value="11.193" calcext:value-type="float">
            <text:p>11.193</text:p>
          </table:table-cell>
          <table:table-cell office:value-type="float" office:value="13.752" calcext:value-type="float">
            <text:p>13.752</text:p>
          </table:table-cell>
          <table:table-cell office:value-type="float" office:value="8.357" calcext:value-type="float">
            <text:p>8.357</text:p>
          </table:table-cell>
          <table:table-cell office:value-type="float" office:value="7.8" calcext:value-type="float">
            <text:p>7.8</text:p>
          </table:table-cell>
          <table:table-cell office:value-type="float" office:value="19.966" calcext:value-type="float">
            <text:p>19.966</text:p>
          </table:table-cell>
          <table:table-cell office:value-type="float" office:value="12.758" calcext:value-type="float">
            <text:p>12.758</text:p>
          </table:table-cell>
          <table:table-cell office:value-type="float" office:value="8.589" calcext:value-type="float">
            <text:p>8.589</text:p>
          </table:table-cell>
          <table:table-cell office:value-type="float" office:value="15.769" calcext:value-type="float">
            <text:p>15.769</text:p>
          </table:table-cell>
          <table:table-cell office:value-type="float" office:value="20.296" calcext:value-type="float">
            <text:p>20.296</text:p>
          </table:table-cell>
          <table:table-cell office:value-type="float" office:value="32.607" calcext:value-type="float">
            <text:p>32.607</text:p>
          </table:table-cell>
          <table:table-cell office:value-type="float" office:value="18.21" calcext:value-type="float">
            <text:p>18.21</text:p>
          </table:table-cell>
          <table:table-cell office:value-type="float" office:value="0.000000276551563714647" calcext:value-type="float">
            <text:p>2.77E-07</text:p>
          </table:table-cell>
          <table:table-cell office:value-type="float" office:value="49892686" calcext:value-type="float">
            <text:p>4989268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94-25.0</text:p>
          </table:table-cell>
          <table:table-cell table:number-columns-repeated="2"/>
          <table:table-cell office:value-type="float" office:value="9.48" calcext:value-type="float">
            <text:p>9.48</text:p>
          </table:table-cell>
          <table:table-cell office:value-type="float" office:value="13.827" calcext:value-type="float">
            <text:p>13.827</text:p>
          </table:table-cell>
          <table:table-cell office:value-type="float" office:value="14.579" calcext:value-type="float">
            <text:p>14.579</text:p>
          </table:table-cell>
          <table:table-cell office:value-type="float" office:value="8.89" calcext:value-type="float">
            <text:p>8.89</text:p>
          </table:table-cell>
          <table:table-cell office:value-type="float" office:value="10.648" calcext:value-type="float">
            <text:p>10.648</text:p>
          </table:table-cell>
          <table:table-cell office:value-type="float" office:value="17.161" calcext:value-type="float">
            <text:p>17.161</text:p>
          </table:table-cell>
          <table:table-cell office:value-type="float" office:value="14.191" calcext:value-type="float">
            <text:p>14.191</text:p>
          </table:table-cell>
          <table:table-cell office:value-type="float" office:value="11.867" calcext:value-type="float">
            <text:p>11.867</text:p>
          </table:table-cell>
          <table:table-cell office:value-type="float" office:value="7.723" calcext:value-type="float">
            <text:p>7.723</text:p>
          </table:table-cell>
          <table:table-cell office:value-type="float" office:value="11.088" calcext:value-type="float">
            <text:p>11.088</text:p>
          </table:table-cell>
          <table:table-cell office:value-type="float" office:value="13.752" calcext:value-type="float">
            <text:p>13.752</text:p>
          </table:table-cell>
          <table:table-cell office:value-type="float" office:value="8.401" calcext:value-type="float">
            <text:p>8.401</text:p>
          </table:table-cell>
          <table:table-cell office:value-type="float" office:value="7.798" calcext:value-type="float">
            <text:p>7.798</text:p>
          </table:table-cell>
          <table:table-cell office:value-type="float" office:value="20.013" calcext:value-type="float">
            <text:p>20.013</text:p>
          </table:table-cell>
          <table:table-cell office:value-type="float" office:value="12.761" calcext:value-type="float">
            <text:p>12.761</text:p>
          </table:table-cell>
          <table:table-cell office:value-type="float" office:value="8.585" calcext:value-type="float">
            <text:p>8.585</text:p>
          </table:table-cell>
          <table:table-cell office:value-type="float" office:value="15.838" calcext:value-type="float">
            <text:p>15.838</text:p>
          </table:table-cell>
          <table:table-cell office:value-type="float" office:value="20.306" calcext:value-type="float">
            <text:p>20.306</text:p>
          </table:table-cell>
          <table:table-cell office:value-type="float" office:value="32.601" calcext:value-type="float">
            <text:p>32.601</text:p>
          </table:table-cell>
          <table:table-cell office:value-type="float" office:value="18.268" calcext:value-type="float">
            <text:p>18.268</text:p>
          </table:table-cell>
          <table:table-cell office:value-type="float" office:value="0.000000279610874385238" calcext:value-type="float">
            <text:p>2.80E-07</text:p>
          </table:table-cell>
          <table:table-cell office:value-type="float" office:value="49889810" calcext:value-type="float">
            <text:p>498898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82-22.5</text:p>
          </table:table-cell>
          <table:table-cell table:number-columns-repeated="2"/>
          <table:table-cell office:value-type="float" office:value="9.464" calcext:value-type="float">
            <text:p>9.464</text:p>
          </table:table-cell>
          <table:table-cell office:value-type="float" office:value="13.951" calcext:value-type="float">
            <text:p>13.951</text:p>
          </table:table-cell>
          <table:table-cell office:value-type="float" office:value="14.327" calcext:value-type="float">
            <text:p>14.327</text:p>
          </table:table-cell>
          <table:table-cell office:value-type="float" office:value="8.884" calcext:value-type="float">
            <text:p>8.884</text:p>
          </table:table-cell>
          <table:table-cell office:value-type="float" office:value="10.611" calcext:value-type="float">
            <text:p>10.611</text:p>
          </table:table-cell>
          <table:table-cell office:value-type="float" office:value="17.05" calcext:value-type="float">
            <text:p>17.05</text:p>
          </table:table-cell>
          <table:table-cell office:value-type="float" office:value="14.144" calcext:value-type="float">
            <text:p>14.144</text:p>
          </table:table-cell>
          <table:table-cell office:value-type="float" office:value="11.917" calcext:value-type="float">
            <text:p>11.917</text:p>
          </table:table-cell>
          <table:table-cell office:value-type="float" office:value="7.709" calcext:value-type="float">
            <text:p>7.709</text:p>
          </table:table-cell>
          <table:table-cell office:value-type="float" office:value="11.12" calcext:value-type="float">
            <text:p>11.12</text:p>
          </table:table-cell>
          <table:table-cell office:value-type="float" office:value="13.627" calcext:value-type="float">
            <text:p>13.627</text:p>
          </table:table-cell>
          <table:table-cell office:value-type="float" office:value="8.406" calcext:value-type="float">
            <text:p>8.406</text:p>
          </table:table-cell>
          <table:table-cell office:value-type="float" office:value="7.795" calcext:value-type="float">
            <text:p>7.795</text:p>
          </table:table-cell>
          <table:table-cell office:value-type="float" office:value="19.972" calcext:value-type="float">
            <text:p>19.972</text:p>
          </table:table-cell>
          <table:table-cell office:value-type="float" office:value="12.72" calcext:value-type="float">
            <text:p>12.72</text:p>
          </table:table-cell>
          <table:table-cell office:value-type="float" office:value="8.605" calcext:value-type="float">
            <text:p>8.605</text:p>
          </table:table-cell>
          <table:table-cell office:value-type="float" office:value="15.775" calcext:value-type="float">
            <text:p>15.775</text:p>
          </table:table-cell>
          <table:table-cell office:value-type="float" office:value="20.281" calcext:value-type="float">
            <text:p>20.281</text:p>
          </table:table-cell>
          <table:table-cell office:value-type="float" office:value="32.455" calcext:value-type="float">
            <text:p>32.455</text:p>
          </table:table-cell>
          <table:table-cell office:value-type="float" office:value="18.209" calcext:value-type="float">
            <text:p>18.209</text:p>
          </table:table-cell>
          <table:table-cell office:value-type="float" office:value="0.000000276588648416011" calcext:value-type="float">
            <text:p>2.77E-07</text:p>
          </table:table-cell>
          <table:table-cell office:value-type="float" office:value="49941293" calcext:value-type="float">
            <text:p>4994129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22-32.5</text:p>
          </table:table-cell>
          <table:table-cell table:number-columns-repeated="2"/>
          <table:table-cell office:value-type="float" office:value="9.614" calcext:value-type="float">
            <text:p>9.614</text:p>
          </table:table-cell>
          <table:table-cell office:value-type="float" office:value="14.6" calcext:value-type="float">
            <text:p>14.6</text:p>
          </table:table-cell>
          <table:table-cell office:value-type="float" office:value="14.059" calcext:value-type="float">
            <text:p>14.059</text:p>
          </table:table-cell>
          <table:table-cell office:value-type="float" office:value="9.029" calcext:value-type="float">
            <text:p>9.029</text:p>
          </table:table-cell>
          <table:table-cell office:value-type="float" office:value="10.838" calcext:value-type="float">
            <text:p>10.838</text:p>
          </table:table-cell>
          <table:table-cell office:value-type="float" office:value="16.629" calcext:value-type="float">
            <text:p>16.629</text:p>
          </table:table-cell>
          <table:table-cell office:value-type="float" office:value="14.165" calcext:value-type="float">
            <text:p>14.165</text:p>
          </table:table-cell>
          <table:table-cell office:value-type="float" office:value="11.77" calcext:value-type="float">
            <text:p>11.77</text:p>
          </table:table-cell>
          <table:table-cell office:value-type="float" office:value="7.796" calcext:value-type="float">
            <text:p>7.796</text:p>
          </table:table-cell>
          <table:table-cell office:value-type="float" office:value="11.346" calcext:value-type="float">
            <text:p>11.346</text:p>
          </table:table-cell>
          <table:table-cell office:value-type="float" office:value="13.628" calcext:value-type="float">
            <text:p>13.628</text:p>
          </table:table-cell>
          <table:table-cell office:value-type="float" office:value="8.398" calcext:value-type="float">
            <text:p>8.398</text:p>
          </table:table-cell>
          <table:table-cell office:value-type="float" office:value="7.794" calcext:value-type="float">
            <text:p>7.794</text:p>
          </table:table-cell>
          <table:table-cell office:value-type="float" office:value="19.856" calcext:value-type="float">
            <text:p>19.856</text:p>
          </table:table-cell>
          <table:table-cell office:value-type="float" office:value="12.702" calcext:value-type="float">
            <text:p>12.702</text:p>
          </table:table-cell>
          <table:table-cell office:value-type="float" office:value="8.525" calcext:value-type="float">
            <text:p>8.525</text:p>
          </table:table-cell>
          <table:table-cell office:value-type="float" office:value="15.835" calcext:value-type="float">
            <text:p>15.835</text:p>
          </table:table-cell>
          <table:table-cell office:value-type="float" office:value="20.289" calcext:value-type="float">
            <text:p>20.289</text:p>
          </table:table-cell>
          <table:table-cell office:value-type="float" office:value="32.587" calcext:value-type="float">
            <text:p>32.587</text:p>
          </table:table-cell>
          <table:table-cell office:value-type="float" office:value="18.317" calcext:value-type="float">
            <text:p>18.317</text:p>
          </table:table-cell>
          <table:table-cell office:value-type="float" office:value="0.000000274725077345501" calcext:value-type="float">
            <text:p>2.75E-07</text:p>
          </table:table-cell>
          <table:table-cell office:value-type="float" office:value="49756429" calcext:value-type="float">
            <text:p>4975642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46-15.0</text:p>
          </table:table-cell>
          <table:table-cell table:number-columns-repeated="2"/>
          <table:table-cell office:value-type="float" office:value="9.662" calcext:value-type="float">
            <text:p>9.662</text:p>
          </table:table-cell>
          <table:table-cell office:value-type="float" office:value="14.358" calcext:value-type="float">
            <text:p>14.358</text:p>
          </table:table-cell>
          <table:table-cell office:value-type="float" office:value="14.342" calcext:value-type="float">
            <text:p>14.342</text:p>
          </table:table-cell>
          <table:table-cell office:value-type="float" office:value="8.701" calcext:value-type="float">
            <text:p>8.701</text:p>
          </table:table-cell>
          <table:table-cell office:value-type="float" office:value="10.859" calcext:value-type="float">
            <text:p>10.859</text:p>
          </table:table-cell>
          <table:table-cell office:value-type="float" office:value="16.803" calcext:value-type="float">
            <text:p>16.803</text:p>
          </table:table-cell>
          <table:table-cell office:value-type="float" office:value="14.325" calcext:value-type="float">
            <text:p>14.325</text:p>
          </table:table-cell>
          <table:table-cell office:value-type="float" office:value="11.984" calcext:value-type="float">
            <text:p>11.984</text:p>
          </table:table-cell>
          <table:table-cell office:value-type="float" office:value="7.812" calcext:value-type="float">
            <text:p>7.812</text:p>
          </table:table-cell>
          <table:table-cell office:value-type="float" office:value="11.237" calcext:value-type="float">
            <text:p>11.237</text:p>
          </table:table-cell>
          <table:table-cell office:value-type="float" office:value="13.674" calcext:value-type="float">
            <text:p>13.674</text:p>
          </table:table-cell>
          <table:table-cell office:value-type="float" office:value="8.336" calcext:value-type="float">
            <text:p>8.336</text:p>
          </table:table-cell>
          <table:table-cell office:value-type="float" office:value="7.792" calcext:value-type="float">
            <text:p>7.792</text:p>
          </table:table-cell>
          <table:table-cell office:value-type="float" office:value="19.918" calcext:value-type="float">
            <text:p>19.918</text:p>
          </table:table-cell>
          <table:table-cell office:value-type="float" office:value="12.661" calcext:value-type="float">
            <text:p>12.661</text:p>
          </table:table-cell>
          <table:table-cell office:value-type="float" office:value="8.524" calcext:value-type="float">
            <text:p>8.524</text:p>
          </table:table-cell>
          <table:table-cell office:value-type="float" office:value="15.875" calcext:value-type="float">
            <text:p>15.875</text:p>
          </table:table-cell>
          <table:table-cell office:value-type="float" office:value="20.224" calcext:value-type="float">
            <text:p>20.224</text:p>
          </table:table-cell>
          <table:table-cell office:value-type="float" office:value="32.627" calcext:value-type="float">
            <text:p>32.627</text:p>
          </table:table-cell>
          <table:table-cell office:value-type="float" office:value="18.328" calcext:value-type="float">
            <text:p>18.328</text:p>
          </table:table-cell>
          <table:table-cell office:value-type="float" office:value="0.00000027650740255125" calcext:value-type="float">
            <text:p>2.77E-07</text:p>
          </table:table-cell>
          <table:table-cell office:value-type="float" office:value="50098269" calcext:value-type="float">
            <text:p>500982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64-17.5</text:p>
          </table:table-cell>
          <table:table-cell table:number-columns-repeated="2"/>
          <table:table-cell office:value-type="float" office:value="9.308" calcext:value-type="float">
            <text:p>9.308</text:p>
          </table:table-cell>
          <table:table-cell office:value-type="float" office:value="14.162" calcext:value-type="float">
            <text:p>14.162</text:p>
          </table:table-cell>
          <table:table-cell office:value-type="float" office:value="14.392" calcext:value-type="float">
            <text:p>14.392</text:p>
          </table:table-cell>
          <table:table-cell office:value-type="float" office:value="8.349" calcext:value-type="float">
            <text:p>8.349</text:p>
          </table:table-cell>
          <table:table-cell office:value-type="float" office:value="10.901" calcext:value-type="float">
            <text:p>10.901</text:p>
          </table:table-cell>
          <table:table-cell office:value-type="float" office:value="16.98" calcext:value-type="float">
            <text:p>16.98</text:p>
          </table:table-cell>
          <table:table-cell office:value-type="float" office:value="14.328" calcext:value-type="float">
            <text:p>14.328</text:p>
          </table:table-cell>
          <table:table-cell office:value-type="float" office:value="12.074" calcext:value-type="float">
            <text:p>12.074</text:p>
          </table:table-cell>
          <table:table-cell office:value-type="float" office:value="7.733" calcext:value-type="float">
            <text:p>7.733</text:p>
          </table:table-cell>
          <table:table-cell office:value-type="float" office:value="11.163" calcext:value-type="float">
            <text:p>11.163</text:p>
          </table:table-cell>
          <table:table-cell office:value-type="float" office:value="13.748" calcext:value-type="float">
            <text:p>13.748</text:p>
          </table:table-cell>
          <table:table-cell office:value-type="float" office:value="8.36" calcext:value-type="float">
            <text:p>8.36</text:p>
          </table:table-cell>
          <table:table-cell office:value-type="float" office:value="7.791" calcext:value-type="float">
            <text:p>7.791</text:p>
          </table:table-cell>
          <table:table-cell office:value-type="float" office:value="19.968" calcext:value-type="float">
            <text:p>19.968</text:p>
          </table:table-cell>
          <table:table-cell office:value-type="float" office:value="12.685" calcext:value-type="float">
            <text:p>12.685</text:p>
          </table:table-cell>
          <table:table-cell office:value-type="float" office:value="8.491" calcext:value-type="float">
            <text:p>8.491</text:p>
          </table:table-cell>
          <table:table-cell office:value-type="float" office:value="15.844" calcext:value-type="float">
            <text:p>15.844</text:p>
          </table:table-cell>
          <table:table-cell office:value-type="float" office:value="20.249" calcext:value-type="float">
            <text:p>20.249</text:p>
          </table:table-cell>
          <table:table-cell office:value-type="float" office:value="32.69" calcext:value-type="float">
            <text:p>32.69</text:p>
          </table:table-cell>
          <table:table-cell office:value-type="float" office:value="18.263" calcext:value-type="float">
            <text:p>18.263</text:p>
          </table:table-cell>
          <table:table-cell office:value-type="float" office:value="0.000000278844919314406" calcext:value-type="float">
            <text:p>2.79E-07</text:p>
          </table:table-cell>
          <table:table-cell office:value-type="float" office:value="50044455" calcext:value-type="float">
            <text:p>500444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70-27.5</text:p>
          </table:table-cell>
          <table:table-cell table:number-columns-repeated="2"/>
          <table:table-cell office:value-type="float" office:value="9.525" calcext:value-type="float">
            <text:p>9.525</text:p>
          </table:table-cell>
          <table:table-cell office:value-type="float" office:value="14.137" calcext:value-type="float">
            <text:p>14.137</text:p>
          </table:table-cell>
          <table:table-cell office:value-type="float" office:value="14.31" calcext:value-type="float">
            <text:p>14.31</text:p>
          </table:table-cell>
          <table:table-cell office:value-type="float" office:value="8.316" calcext:value-type="float">
            <text:p>8.316</text:p>
          </table:table-cell>
          <table:table-cell office:value-type="float" office:value="10.93" calcext:value-type="float">
            <text:p>10.93</text:p>
          </table:table-cell>
          <table:table-cell office:value-type="float" office:value="17.021" calcext:value-type="float">
            <text:p>17.021</text:p>
          </table:table-cell>
          <table:table-cell office:value-type="float" office:value="14.3" calcext:value-type="float">
            <text:p>14.3</text:p>
          </table:table-cell>
          <table:table-cell office:value-type="float" office:value="12.095" calcext:value-type="float">
            <text:p>12.095</text:p>
          </table:table-cell>
          <table:table-cell office:value-type="float" office:value="7.673" calcext:value-type="float">
            <text:p>7.673</text:p>
          </table:table-cell>
          <table:table-cell office:value-type="float" office:value="11.141" calcext:value-type="float">
            <text:p>11.141</text:p>
          </table:table-cell>
          <table:table-cell office:value-type="float" office:value="13.67" calcext:value-type="float">
            <text:p>13.67</text:p>
          </table:table-cell>
          <table:table-cell office:value-type="float" office:value="8.412" calcext:value-type="float">
            <text:p>8.412</text:p>
          </table:table-cell>
          <table:table-cell office:value-type="float" office:value="7.79" calcext:value-type="float">
            <text:p>7.79</text:p>
          </table:table-cell>
          <table:table-cell office:value-type="float" office:value="19.995" calcext:value-type="float">
            <text:p>19.995</text:p>
          </table:table-cell>
          <table:table-cell office:value-type="float" office:value="12.72" calcext:value-type="float">
            <text:p>12.72</text:p>
          </table:table-cell>
          <table:table-cell office:value-type="float" office:value="8.6" calcext:value-type="float">
            <text:p>8.6</text:p>
          </table:table-cell>
          <table:table-cell office:value-type="float" office:value="15.865" calcext:value-type="float">
            <text:p>15.865</text:p>
          </table:table-cell>
          <table:table-cell office:value-type="float" office:value="20.279" calcext:value-type="float">
            <text:p>20.279</text:p>
          </table:table-cell>
          <table:table-cell office:value-type="float" office:value="32.412" calcext:value-type="float">
            <text:p>32.412</text:p>
          </table:table-cell>
          <table:table-cell office:value-type="float" office:value="18.298" calcext:value-type="float">
            <text:p>18.298</text:p>
          </table:table-cell>
          <table:table-cell office:value-type="float" office:value="0.000000276071952160555" calcext:value-type="float">
            <text:p>2.76E-07</text:p>
          </table:table-cell>
          <table:table-cell office:value-type="float" office:value="49844217" calcext:value-type="float">
            <text:p>4984421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64-27.5</text:p>
          </table:table-cell>
          <table:table-cell table:number-columns-repeated="2"/>
          <table:table-cell office:value-type="float" office:value="9.382" calcext:value-type="float">
            <text:p>9.382</text:p>
          </table:table-cell>
          <table:table-cell office:value-type="float" office:value="14.238" calcext:value-type="float">
            <text:p>14.238</text:p>
          </table:table-cell>
          <table:table-cell office:value-type="float" office:value="14.398" calcext:value-type="float">
            <text:p>14.398</text:p>
          </table:table-cell>
          <table:table-cell office:value-type="float" office:value="8.588" calcext:value-type="float">
            <text:p>8.588</text:p>
          </table:table-cell>
          <table:table-cell office:value-type="float" office:value="10.874" calcext:value-type="float">
            <text:p>10.874</text:p>
          </table:table-cell>
          <table:table-cell office:value-type="float" office:value="16.983" calcext:value-type="float">
            <text:p>16.983</text:p>
          </table:table-cell>
          <table:table-cell office:value-type="float" office:value="14.305" calcext:value-type="float">
            <text:p>14.305</text:p>
          </table:table-cell>
          <table:table-cell office:value-type="float" office:value="12.066" calcext:value-type="float">
            <text:p>12.066</text:p>
          </table:table-cell>
          <table:table-cell office:value-type="float" office:value="7.768" calcext:value-type="float">
            <text:p>7.768</text:p>
          </table:table-cell>
          <table:table-cell office:value-type="float" office:value="11.201" calcext:value-type="float">
            <text:p>11.201</text:p>
          </table:table-cell>
          <table:table-cell office:value-type="float" office:value="13.741" calcext:value-type="float">
            <text:p>13.741</text:p>
          </table:table-cell>
          <table:table-cell office:value-type="float" office:value="8.343" calcext:value-type="float">
            <text:p>8.343</text:p>
          </table:table-cell>
          <table:table-cell office:value-type="float" office:value="7.789" calcext:value-type="float">
            <text:p>7.789</text:p>
          </table:table-cell>
          <table:table-cell office:value-type="float" office:value="19.955" calcext:value-type="float">
            <text:p>19.955</text:p>
          </table:table-cell>
          <table:table-cell office:value-type="float" office:value="12.762" calcext:value-type="float">
            <text:p>12.762</text:p>
          </table:table-cell>
          <table:table-cell office:value-type="float" office:value="8.508" calcext:value-type="float">
            <text:p>8.508</text:p>
          </table:table-cell>
          <table:table-cell office:value-type="float" office:value="15.806" calcext:value-type="float">
            <text:p>15.806</text:p>
          </table:table-cell>
          <table:table-cell office:value-type="float" office:value="20.304" calcext:value-type="float">
            <text:p>20.304</text:p>
          </table:table-cell>
          <table:table-cell office:value-type="float" office:value="32.76" calcext:value-type="float">
            <text:p>32.76</text:p>
          </table:table-cell>
          <table:table-cell office:value-type="float" office:value="18.219" calcext:value-type="float">
            <text:p>18.219</text:p>
          </table:table-cell>
          <table:table-cell office:value-type="float" office:value="0.000000279919974916096" calcext:value-type="float">
            <text:p>2.80E-07</text:p>
          </table:table-cell>
          <table:table-cell office:value-type="float" office:value="49845440" calcext:value-type="float">
            <text:p>4984544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58-27.5</text:p>
          </table:table-cell>
          <table:table-cell table:number-columns-repeated="2"/>
          <table:table-cell office:value-type="float" office:value="9.59" calcext:value-type="float">
            <text:p>9.59</text:p>
          </table:table-cell>
          <table:table-cell office:value-type="float" office:value="14.299" calcext:value-type="float">
            <text:p>14.299</text:p>
          </table:table-cell>
          <table:table-cell office:value-type="float" office:value="14.164" calcext:value-type="float">
            <text:p>14.164</text:p>
          </table:table-cell>
          <table:table-cell office:value-type="float" office:value="8.669" calcext:value-type="float">
            <text:p>8.669</text:p>
          </table:table-cell>
          <table:table-cell office:value-type="float" office:value="10.837" calcext:value-type="float">
            <text:p>10.837</text:p>
          </table:table-cell>
          <table:table-cell office:value-type="float" office:value="16.917" calcext:value-type="float">
            <text:p>16.917</text:p>
          </table:table-cell>
          <table:table-cell office:value-type="float" office:value="14.245" calcext:value-type="float">
            <text:p>14.245</text:p>
          </table:table-cell>
          <table:table-cell office:value-type="float" office:value="11.971" calcext:value-type="float">
            <text:p>11.971</text:p>
          </table:table-cell>
          <table:table-cell office:value-type="float" office:value="7.8" calcext:value-type="float">
            <text:p>7.8</text:p>
          </table:table-cell>
          <table:table-cell office:value-type="float" office:value="11.256" calcext:value-type="float">
            <text:p>11.256</text:p>
          </table:table-cell>
          <table:table-cell office:value-type="float" office:value="13.641" calcext:value-type="float">
            <text:p>13.641</text:p>
          </table:table-cell>
          <table:table-cell office:value-type="float" office:value="8.39" calcext:value-type="float">
            <text:p>8.39</text:p>
          </table:table-cell>
          <table:table-cell office:value-type="float" office:value="7.788" calcext:value-type="float">
            <text:p>7.788</text:p>
          </table:table-cell>
          <table:table-cell office:value-type="float" office:value="20.03" calcext:value-type="float">
            <text:p>20.03</text:p>
          </table:table-cell>
          <table:table-cell office:value-type="float" office:value="12.747" calcext:value-type="float">
            <text:p>12.747</text:p>
          </table:table-cell>
          <table:table-cell office:value-type="float" office:value="8.566" calcext:value-type="float">
            <text:p>8.566</text:p>
          </table:table-cell>
          <table:table-cell office:value-type="float" office:value="15.79" calcext:value-type="float">
            <text:p>15.79</text:p>
          </table:table-cell>
          <table:table-cell office:value-type="float" office:value="20.281" calcext:value-type="float">
            <text:p>20.281</text:p>
          </table:table-cell>
          <table:table-cell office:value-type="float" office:value="32.489" calcext:value-type="float">
            <text:p>32.489</text:p>
          </table:table-cell>
          <table:table-cell office:value-type="float" office:value="18.267" calcext:value-type="float">
            <text:p>18.267</text:p>
          </table:table-cell>
          <table:table-cell office:value-type="float" office:value="0.000000279131655222459" calcext:value-type="float">
            <text:p>2.79E-07</text:p>
          </table:table-cell>
          <table:table-cell office:value-type="float" office:value="49846622" calcext:value-type="float">
            <text:p>498466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70-25.0</text:p>
          </table:table-cell>
          <table:table-cell table:number-columns-repeated="2"/>
          <table:table-cell office:value-type="float" office:value="9.418" calcext:value-type="float">
            <text:p>9.418</text:p>
          </table:table-cell>
          <table:table-cell office:value-type="float" office:value="14.113" calcext:value-type="float">
            <text:p>14.113</text:p>
          </table:table-cell>
          <table:table-cell office:value-type="float" office:value="14.272" calcext:value-type="float">
            <text:p>14.272</text:p>
          </table:table-cell>
          <table:table-cell office:value-type="float" office:value="8.503" calcext:value-type="float">
            <text:p>8.503</text:p>
          </table:table-cell>
          <table:table-cell office:value-type="float" office:value="10.922" calcext:value-type="float">
            <text:p>10.922</text:p>
          </table:table-cell>
          <table:table-cell office:value-type="float" office:value="16.982" calcext:value-type="float">
            <text:p>16.982</text:p>
          </table:table-cell>
          <table:table-cell office:value-type="float" office:value="14.106" calcext:value-type="float">
            <text:p>14.106</text:p>
          </table:table-cell>
          <table:table-cell office:value-type="float" office:value="11.903" calcext:value-type="float">
            <text:p>11.903</text:p>
          </table:table-cell>
          <table:table-cell office:value-type="float" office:value="7.677" calcext:value-type="float">
            <text:p>7.677</text:p>
          </table:table-cell>
          <table:table-cell office:value-type="float" office:value="11.178" calcext:value-type="float">
            <text:p>11.178</text:p>
          </table:table-cell>
          <table:table-cell office:value-type="float" office:value="13.651" calcext:value-type="float">
            <text:p>13.651</text:p>
          </table:table-cell>
          <table:table-cell office:value-type="float" office:value="8.398" calcext:value-type="float">
            <text:p>8.398</text:p>
          </table:table-cell>
          <table:table-cell office:value-type="float" office:value="7.788" calcext:value-type="float">
            <text:p>7.788</text:p>
          </table:table-cell>
          <table:table-cell office:value-type="float" office:value="19.99" calcext:value-type="float">
            <text:p>19.99</text:p>
          </table:table-cell>
          <table:table-cell office:value-type="float" office:value="12.723" calcext:value-type="float">
            <text:p>12.723</text:p>
          </table:table-cell>
          <table:table-cell office:value-type="float" office:value="8.563" calcext:value-type="float">
            <text:p>8.563</text:p>
          </table:table-cell>
          <table:table-cell office:value-type="float" office:value="15.803" calcext:value-type="float">
            <text:p>15.803</text:p>
          </table:table-cell>
          <table:table-cell office:value-type="float" office:value="20.279" calcext:value-type="float">
            <text:p>20.279</text:p>
          </table:table-cell>
          <table:table-cell office:value-type="float" office:value="32.773" calcext:value-type="float">
            <text:p>32.773</text:p>
          </table:table-cell>
          <table:table-cell office:value-type="float" office:value="18.082" calcext:value-type="float">
            <text:p>18.082</text:p>
          </table:table-cell>
          <table:table-cell office:value-type="float" office:value="0.000000275448947007476" calcext:value-type="float">
            <text:p>2.75E-07</text:p>
          </table:table-cell>
          <table:table-cell office:value-type="float" office:value="49893810" calcext:value-type="float">
            <text:p>498938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88-22.5</text:p>
          </table:table-cell>
          <table:table-cell table:number-columns-repeated="2"/>
          <table:table-cell office:value-type="float" office:value="9.477" calcext:value-type="float">
            <text:p>9.477</text:p>
          </table:table-cell>
          <table:table-cell office:value-type="float" office:value="13.885" calcext:value-type="float">
            <text:p>13.885</text:p>
          </table:table-cell>
          <table:table-cell office:value-type="float" office:value="14.578" calcext:value-type="float">
            <text:p>14.578</text:p>
          </table:table-cell>
          <table:table-cell office:value-type="float" office:value="8.756" calcext:value-type="float">
            <text:p>8.756</text:p>
          </table:table-cell>
          <table:table-cell office:value-type="float" office:value="10.642" calcext:value-type="float">
            <text:p>10.642</text:p>
          </table:table-cell>
          <table:table-cell office:value-type="float" office:value="17.053" calcext:value-type="float">
            <text:p>17.053</text:p>
          </table:table-cell>
          <table:table-cell office:value-type="float" office:value="14.308" calcext:value-type="float">
            <text:p>14.308</text:p>
          </table:table-cell>
          <table:table-cell office:value-type="float" office:value="12.027" calcext:value-type="float">
            <text:p>12.027</text:p>
          </table:table-cell>
          <table:table-cell office:value-type="float" office:value="7.698" calcext:value-type="float">
            <text:p>7.698</text:p>
          </table:table-cell>
          <table:table-cell office:value-type="float" office:value="11.078" calcext:value-type="float">
            <text:p>11.078</text:p>
          </table:table-cell>
          <table:table-cell office:value-type="float" office:value="13.735" calcext:value-type="float">
            <text:p>13.735</text:p>
          </table:table-cell>
          <table:table-cell office:value-type="float" office:value="8.36" calcext:value-type="float">
            <text:p>8.36</text:p>
          </table:table-cell>
          <table:table-cell office:value-type="float" office:value="7.786" calcext:value-type="float">
            <text:p>7.786</text:p>
          </table:table-cell>
          <table:table-cell office:value-type="float" office:value="19.944" calcext:value-type="float">
            <text:p>19.944</text:p>
          </table:table-cell>
          <table:table-cell office:value-type="float" office:value="12.715" calcext:value-type="float">
            <text:p>12.715</text:p>
          </table:table-cell>
          <table:table-cell office:value-type="float" office:value="8.594" calcext:value-type="float">
            <text:p>8.594</text:p>
          </table:table-cell>
          <table:table-cell office:value-type="float" office:value="15.796" calcext:value-type="float">
            <text:p>15.796</text:p>
          </table:table-cell>
          <table:table-cell office:value-type="float" office:value="20.246" calcext:value-type="float">
            <text:p>20.246</text:p>
          </table:table-cell>
          <table:table-cell office:value-type="float" office:value="32.562" calcext:value-type="float">
            <text:p>32.562</text:p>
          </table:table-cell>
          <table:table-cell office:value-type="float" office:value="18.209" calcext:value-type="float">
            <text:p>18.209</text:p>
          </table:table-cell>
          <table:table-cell office:value-type="float" office:value="0.000000277839384820973" calcext:value-type="float">
            <text:p>2.78E-07</text:p>
          </table:table-cell>
          <table:table-cell office:value-type="float" office:value="49940356" calcext:value-type="float">
            <text:p>499403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40-25.0</text:p>
          </table:table-cell>
          <table:table-cell table:number-columns-repeated="2"/>
          <table:table-cell office:value-type="float" office:value="9.616" calcext:value-type="float">
            <text:p>9.616</text:p>
          </table:table-cell>
          <table:table-cell office:value-type="float" office:value="14.39" calcext:value-type="float">
            <text:p>14.39</text:p>
          </table:table-cell>
          <table:table-cell office:value-type="float" office:value="14.084" calcext:value-type="float">
            <text:p>14.084</text:p>
          </table:table-cell>
          <table:table-cell office:value-type="float" office:value="8.667" calcext:value-type="float">
            <text:p>8.667</text:p>
          </table:table-cell>
          <table:table-cell office:value-type="float" office:value="10.838" calcext:value-type="float">
            <text:p>10.838</text:p>
          </table:table-cell>
          <table:table-cell office:value-type="float" office:value="16.697" calcext:value-type="float">
            <text:p>16.697</text:p>
          </table:table-cell>
          <table:table-cell office:value-type="float" office:value="14.172" calcext:value-type="float">
            <text:p>14.172</text:p>
          </table:table-cell>
          <table:table-cell office:value-type="float" office:value="12.005" calcext:value-type="float">
            <text:p>12.005</text:p>
          </table:table-cell>
          <table:table-cell office:value-type="float" office:value="7.799" calcext:value-type="float">
            <text:p>7.799</text:p>
          </table:table-cell>
          <table:table-cell office:value-type="float" office:value="11.223" calcext:value-type="float">
            <text:p>11.223</text:p>
          </table:table-cell>
          <table:table-cell office:value-type="float" office:value="13.651" calcext:value-type="float">
            <text:p>13.651</text:p>
          </table:table-cell>
          <table:table-cell office:value-type="float" office:value="8.42" calcext:value-type="float">
            <text:p>8.42</text:p>
          </table:table-cell>
          <table:table-cell office:value-type="float" office:value="7.785" calcext:value-type="float">
            <text:p>7.785</text:p>
          </table:table-cell>
          <table:table-cell office:value-type="float" office:value="19.924" calcext:value-type="float">
            <text:p>19.924</text:p>
          </table:table-cell>
          <table:table-cell office:value-type="float" office:value="12.706" calcext:value-type="float">
            <text:p>12.706</text:p>
          </table:table-cell>
          <table:table-cell office:value-type="float" office:value="8.576" calcext:value-type="float">
            <text:p>8.576</text:p>
          </table:table-cell>
          <table:table-cell office:value-type="float" office:value="15.844" calcext:value-type="float">
            <text:p>15.844</text:p>
          </table:table-cell>
          <table:table-cell office:value-type="float" office:value="20.287" calcext:value-type="float">
            <text:p>20.287</text:p>
          </table:table-cell>
          <table:table-cell office:value-type="float" office:value="32.402" calcext:value-type="float">
            <text:p>32.402</text:p>
          </table:table-cell>
          <table:table-cell office:value-type="float" office:value="18.258" calcext:value-type="float">
            <text:p>18.258</text:p>
          </table:table-cell>
          <table:table-cell office:value-type="float" office:value="0.0000002766927945471" calcext:value-type="float">
            <text:p>2.77E-07</text:p>
          </table:table-cell>
          <table:table-cell office:value-type="float" office:value="49900014" calcext:value-type="float">
            <text:p>499000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52-32.5</text:p>
          </table:table-cell>
          <table:table-cell table:number-columns-repeated="2"/>
          <table:table-cell office:value-type="float" office:value="9.412" calcext:value-type="float">
            <text:p>9.412</text:p>
          </table:table-cell>
          <table:table-cell office:value-type="float" office:value="14.441" calcext:value-type="float">
            <text:p>14.441</text:p>
          </table:table-cell>
          <table:table-cell office:value-type="float" office:value="14.225" calcext:value-type="float">
            <text:p>14.225</text:p>
          </table:table-cell>
          <table:table-cell office:value-type="float" office:value="8.565" calcext:value-type="float">
            <text:p>8.565</text:p>
          </table:table-cell>
          <table:table-cell office:value-type="float" office:value="10.951" calcext:value-type="float">
            <text:p>10.951</text:p>
          </table:table-cell>
          <table:table-cell office:value-type="float" office:value="16.932" calcext:value-type="float">
            <text:p>16.932</text:p>
          </table:table-cell>
          <table:table-cell office:value-type="float" office:value="14.247" calcext:value-type="float">
            <text:p>14.247</text:p>
          </table:table-cell>
          <table:table-cell office:value-type="float" office:value="11.972" calcext:value-type="float">
            <text:p>11.972</text:p>
          </table:table-cell>
          <table:table-cell office:value-type="float" office:value="7.761" calcext:value-type="float">
            <text:p>7.761</text:p>
          </table:table-cell>
          <table:table-cell office:value-type="float" office:value="11.322" calcext:value-type="float">
            <text:p>11.322</text:p>
          </table:table-cell>
          <table:table-cell office:value-type="float" office:value="13.655" calcext:value-type="float">
            <text:p>13.655</text:p>
          </table:table-cell>
          <table:table-cell office:value-type="float" office:value="8.407" calcext:value-type="float">
            <text:p>8.407</text:p>
          </table:table-cell>
          <table:table-cell office:value-type="float" office:value="7.785" calcext:value-type="float">
            <text:p>7.785</text:p>
          </table:table-cell>
          <table:table-cell office:value-type="float" office:value="19.986" calcext:value-type="float">
            <text:p>19.986</text:p>
          </table:table-cell>
          <table:table-cell office:value-type="float" office:value="12.732" calcext:value-type="float">
            <text:p>12.732</text:p>
          </table:table-cell>
          <table:table-cell office:value-type="float" office:value="8.578" calcext:value-type="float">
            <text:p>8.578</text:p>
          </table:table-cell>
          <table:table-cell office:value-type="float" office:value="15.849" calcext:value-type="float">
            <text:p>15.849</text:p>
          </table:table-cell>
          <table:table-cell office:value-type="float" office:value="20.299" calcext:value-type="float">
            <text:p>20.299</text:p>
          </table:table-cell>
          <table:table-cell office:value-type="float" office:value="32.614" calcext:value-type="float">
            <text:p>32.614</text:p>
          </table:table-cell>
          <table:table-cell office:value-type="float" office:value="18.279" calcext:value-type="float">
            <text:p>18.279</text:p>
          </table:table-cell>
          <table:table-cell office:value-type="float" office:value="0.000000278840591078992" calcext:value-type="float">
            <text:p>2.79E-07</text:p>
          </table:table-cell>
          <table:table-cell office:value-type="float" office:value="49749161" calcext:value-type="float">
            <text:p>4974916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52-22.5</text:p>
          </table:table-cell>
          <table:table-cell table:number-columns-repeated="2"/>
          <table:table-cell office:value-type="float" office:value="9.394" calcext:value-type="float">
            <text:p>9.394</text:p>
          </table:table-cell>
          <table:table-cell office:value-type="float" office:value="14.318" calcext:value-type="float">
            <text:p>14.318</text:p>
          </table:table-cell>
          <table:table-cell office:value-type="float" office:value="14.155" calcext:value-type="float">
            <text:p>14.155</text:p>
          </table:table-cell>
          <table:table-cell office:value-type="float" office:value="8.492" calcext:value-type="float">
            <text:p>8.492</text:p>
          </table:table-cell>
          <table:table-cell office:value-type="float" office:value="10.929" calcext:value-type="float">
            <text:p>10.929</text:p>
          </table:table-cell>
          <table:table-cell office:value-type="float" office:value="16.949" calcext:value-type="float">
            <text:p>16.949</text:p>
          </table:table-cell>
          <table:table-cell office:value-type="float" office:value="14.21" calcext:value-type="float">
            <text:p>14.21</text:p>
          </table:table-cell>
          <table:table-cell office:value-type="float" office:value="11.919" calcext:value-type="float">
            <text:p>11.919</text:p>
          </table:table-cell>
          <table:table-cell office:value-type="float" office:value="7.722" calcext:value-type="float">
            <text:p>7.722</text:p>
          </table:table-cell>
          <table:table-cell office:value-type="float" office:value="11.22" calcext:value-type="float">
            <text:p>11.22</text:p>
          </table:table-cell>
          <table:table-cell office:value-type="float" office:value="13.66" calcext:value-type="float">
            <text:p>13.66</text:p>
          </table:table-cell>
          <table:table-cell office:value-type="float" office:value="8.387" calcext:value-type="float">
            <text:p>8.387</text:p>
          </table:table-cell>
          <table:table-cell office:value-type="float" office:value="7.785" calcext:value-type="float">
            <text:p>7.785</text:p>
          </table:table-cell>
          <table:table-cell office:value-type="float" office:value="19.943" calcext:value-type="float">
            <text:p>19.943</text:p>
          </table:table-cell>
          <table:table-cell office:value-type="float" office:value="12.743" calcext:value-type="float">
            <text:p>12.743</text:p>
          </table:table-cell>
          <table:table-cell office:value-type="float" office:value="8.616" calcext:value-type="float">
            <text:p>8.616</text:p>
          </table:table-cell>
          <table:table-cell office:value-type="float" office:value="15.845" calcext:value-type="float">
            <text:p>15.845</text:p>
          </table:table-cell>
          <table:table-cell office:value-type="float" office:value="20.264" calcext:value-type="float">
            <text:p>20.264</text:p>
          </table:table-cell>
          <table:table-cell office:value-type="float" office:value="32.594" calcext:value-type="float">
            <text:p>32.594</text:p>
          </table:table-cell>
          <table:table-cell office:value-type="float" office:value="18.262" calcext:value-type="float">
            <text:p>18.262</text:p>
          </table:table-cell>
          <table:table-cell office:value-type="float" office:value="0.000000276662233228918" calcext:value-type="float">
            <text:p>2.77E-07</text:p>
          </table:table-cell>
          <table:table-cell office:value-type="float" office:value="49947007" calcext:value-type="float">
            <text:p>4994700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46-25.0</text:p>
          </table:table-cell>
          <table:table-cell table:number-columns-repeated="2"/>
          <table:table-cell office:value-type="float" office:value="9.646" calcext:value-type="float">
            <text:p>9.646</text:p>
          </table:table-cell>
          <table:table-cell office:value-type="float" office:value="14.428" calcext:value-type="float">
            <text:p>14.428</text:p>
          </table:table-cell>
          <table:table-cell office:value-type="float" office:value="14.327" calcext:value-type="float">
            <text:p>14.327</text:p>
          </table:table-cell>
          <table:table-cell office:value-type="float" office:value="8.714" calcext:value-type="float">
            <text:p>8.714</text:p>
          </table:table-cell>
          <table:table-cell office:value-type="float" office:value="10.902" calcext:value-type="float">
            <text:p>10.902</text:p>
          </table:table-cell>
          <table:table-cell office:value-type="float" office:value="16.845" calcext:value-type="float">
            <text:p>16.845</text:p>
          </table:table-cell>
          <table:table-cell office:value-type="float" office:value="14.362" calcext:value-type="float">
            <text:p>14.362</text:p>
          </table:table-cell>
          <table:table-cell office:value-type="float" office:value="11.99" calcext:value-type="float">
            <text:p>11.99</text:p>
          </table:table-cell>
          <table:table-cell office:value-type="float" office:value="7.813" calcext:value-type="float">
            <text:p>7.813</text:p>
          </table:table-cell>
          <table:table-cell office:value-type="float" office:value="11.272" calcext:value-type="float">
            <text:p>11.272</text:p>
          </table:table-cell>
          <table:table-cell office:value-type="float" office:value="13.721" calcext:value-type="float">
            <text:p>13.721</text:p>
          </table:table-cell>
          <table:table-cell office:value-type="float" office:value="8.372" calcext:value-type="float">
            <text:p>8.372</text:p>
          </table:table-cell>
          <table:table-cell office:value-type="float" office:value="7.784" calcext:value-type="float">
            <text:p>7.784</text:p>
          </table:table-cell>
          <table:table-cell office:value-type="float" office:value="19.928" calcext:value-type="float">
            <text:p>19.928</text:p>
          </table:table-cell>
          <table:table-cell office:value-type="float" office:value="12.745" calcext:value-type="float">
            <text:p>12.745</text:p>
          </table:table-cell>
          <table:table-cell office:value-type="float" office:value="8.573" calcext:value-type="float">
            <text:p>8.573</text:p>
          </table:table-cell>
          <table:table-cell office:value-type="float" office:value="15.833" calcext:value-type="float">
            <text:p>15.833</text:p>
          </table:table-cell>
          <table:table-cell office:value-type="float" office:value="20.312" calcext:value-type="float">
            <text:p>20.312</text:p>
          </table:table-cell>
          <table:table-cell office:value-type="float" office:value="32.723" calcext:value-type="float">
            <text:p>32.723</text:p>
          </table:table-cell>
          <table:table-cell office:value-type="float" office:value="18.287" calcext:value-type="float">
            <text:p>18.287</text:p>
          </table:table-cell>
          <table:table-cell office:value-type="float" office:value="0.000000277791580437523" calcext:value-type="float">
            <text:p>2.78E-07</text:p>
          </table:table-cell>
          <table:table-cell office:value-type="float" office:value="49898446" calcext:value-type="float">
            <text:p>4989844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88-32.5</text:p>
          </table:table-cell>
          <table:table-cell table:number-columns-repeated="2"/>
          <table:table-cell office:value-type="float" office:value="9.543" calcext:value-type="float">
            <text:p>9.543</text:p>
          </table:table-cell>
          <table:table-cell office:value-type="float" office:value="14.011" calcext:value-type="float">
            <text:p>14.011</text:p>
          </table:table-cell>
          <table:table-cell office:value-type="float" office:value="14.582" calcext:value-type="float">
            <text:p>14.582</text:p>
          </table:table-cell>
          <table:table-cell office:value-type="float" office:value="8.966" calcext:value-type="float">
            <text:p>8.966</text:p>
          </table:table-cell>
          <table:table-cell office:value-type="float" office:value="10.587" calcext:value-type="float">
            <text:p>10.587</text:p>
          </table:table-cell>
          <table:table-cell office:value-type="float" office:value="17.088" calcext:value-type="float">
            <text:p>17.088</text:p>
          </table:table-cell>
          <table:table-cell office:value-type="float" office:value="14.157" calcext:value-type="float">
            <text:p>14.157</text:p>
          </table:table-cell>
          <table:table-cell office:value-type="float" office:value="11.918" calcext:value-type="float">
            <text:p>11.918</text:p>
          </table:table-cell>
          <table:table-cell office:value-type="float" office:value="7.722" calcext:value-type="float">
            <text:p>7.722</text:p>
          </table:table-cell>
          <table:table-cell office:value-type="float" office:value="11.164" calcext:value-type="float">
            <text:p>11.164</text:p>
          </table:table-cell>
          <table:table-cell office:value-type="float" office:value="13.703" calcext:value-type="float">
            <text:p>13.703</text:p>
          </table:table-cell>
          <table:table-cell office:value-type="float" office:value="8.368" calcext:value-type="float">
            <text:p>8.368</text:p>
          </table:table-cell>
          <table:table-cell office:value-type="float" office:value="7.782" calcext:value-type="float">
            <text:p>7.782</text:p>
          </table:table-cell>
          <table:table-cell office:value-type="float" office:value="19.909" calcext:value-type="float">
            <text:p>19.909</text:p>
          </table:table-cell>
          <table:table-cell office:value-type="float" office:value="12.76" calcext:value-type="float">
            <text:p>12.76</text:p>
          </table:table-cell>
          <table:table-cell office:value-type="float" office:value="8.541" calcext:value-type="float">
            <text:p>8.541</text:p>
          </table:table-cell>
          <table:table-cell office:value-type="float" office:value="15.805" calcext:value-type="float">
            <text:p>15.805</text:p>
          </table:table-cell>
          <table:table-cell office:value-type="float" office:value="20.263" calcext:value-type="float">
            <text:p>20.263</text:p>
          </table:table-cell>
          <table:table-cell office:value-type="float" office:value="32.598" calcext:value-type="float">
            <text:p>32.598</text:p>
          </table:table-cell>
          <table:table-cell office:value-type="float" office:value="18.234" calcext:value-type="float">
            <text:p>18.234</text:p>
          </table:table-cell>
          <table:table-cell office:value-type="float" office:value="0.000000281684507402496" calcext:value-type="float">
            <text:p>2.82E-07</text:p>
          </table:table-cell>
          <table:table-cell office:value-type="float" office:value="49742391" calcext:value-type="float">
            <text:p>4974239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70-30.0</text:p>
          </table:table-cell>
          <table:table-cell table:number-columns-repeated="2"/>
          <table:table-cell office:value-type="float" office:value="9.517" calcext:value-type="float">
            <text:p>9.517</text:p>
          </table:table-cell>
          <table:table-cell office:value-type="float" office:value="14.177" calcext:value-type="float">
            <text:p>14.177</text:p>
          </table:table-cell>
          <table:table-cell office:value-type="float" office:value="14.451" calcext:value-type="float">
            <text:p>14.451</text:p>
          </table:table-cell>
          <table:table-cell office:value-type="float" office:value="8.724" calcext:value-type="float">
            <text:p>8.724</text:p>
          </table:table-cell>
          <table:table-cell office:value-type="float" office:value="10.727" calcext:value-type="float">
            <text:p>10.727</text:p>
          </table:table-cell>
          <table:table-cell office:value-type="float" office:value="17.012" calcext:value-type="float">
            <text:p>17.012</text:p>
          </table:table-cell>
          <table:table-cell office:value-type="float" office:value="14.198" calcext:value-type="float">
            <text:p>14.198</text:p>
          </table:table-cell>
          <table:table-cell office:value-type="float" office:value="11.931" calcext:value-type="float">
            <text:p>11.931</text:p>
          </table:table-cell>
          <table:table-cell office:value-type="float" office:value="7.774" calcext:value-type="float">
            <text:p>7.774</text:p>
          </table:table-cell>
          <table:table-cell office:value-type="float" office:value="11.2" calcext:value-type="float">
            <text:p>11.2</text:p>
          </table:table-cell>
          <table:table-cell office:value-type="float" office:value="13.708" calcext:value-type="float">
            <text:p>13.708</text:p>
          </table:table-cell>
          <table:table-cell office:value-type="float" office:value="8.365" calcext:value-type="float">
            <text:p>8.365</text:p>
          </table:table-cell>
          <table:table-cell office:value-type="float" office:value="7.781" calcext:value-type="float">
            <text:p>7.781</text:p>
          </table:table-cell>
          <table:table-cell office:value-type="float" office:value="19.917" calcext:value-type="float">
            <text:p>19.917</text:p>
          </table:table-cell>
          <table:table-cell office:value-type="float" office:value="12.75" calcext:value-type="float">
            <text:p>12.75</text:p>
          </table:table-cell>
          <table:table-cell office:value-type="float" office:value="8.568" calcext:value-type="float">
            <text:p>8.568</text:p>
          </table:table-cell>
          <table:table-cell office:value-type="float" office:value="15.833" calcext:value-type="float">
            <text:p>15.833</text:p>
          </table:table-cell>
          <table:table-cell office:value-type="float" office:value="20.305" calcext:value-type="float">
            <text:p>20.305</text:p>
          </table:table-cell>
          <table:table-cell office:value-type="float" office:value="32.217" calcext:value-type="float">
            <text:p>32.217</text:p>
          </table:table-cell>
          <table:table-cell office:value-type="float" office:value="18.287" calcext:value-type="float">
            <text:p>18.287</text:p>
          </table:table-cell>
          <table:table-cell office:value-type="float" office:value="0.000000281875750575895" calcext:value-type="float">
            <text:p>2.82E-07</text:p>
          </table:table-cell>
          <table:table-cell office:value-type="float" office:value="49794895" calcext:value-type="float">
            <text:p>4979489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22-27.5</text:p>
          </table:table-cell>
          <table:table-cell table:number-columns-repeated="2"/>
          <table:table-cell office:value-type="float" office:value="9.501" calcext:value-type="float">
            <text:p>9.501</text:p>
          </table:table-cell>
          <table:table-cell office:value-type="float" office:value="14.786" calcext:value-type="float">
            <text:p>14.786</text:p>
          </table:table-cell>
          <table:table-cell office:value-type="float" office:value="14.109" calcext:value-type="float">
            <text:p>14.109</text:p>
          </table:table-cell>
          <table:table-cell office:value-type="float" office:value="8.463" calcext:value-type="float">
            <text:p>8.463</text:p>
          </table:table-cell>
          <table:table-cell office:value-type="float" office:value="10.924" calcext:value-type="float">
            <text:p>10.924</text:p>
          </table:table-cell>
          <table:table-cell office:value-type="float" office:value="16.676" calcext:value-type="float">
            <text:p>16.676</text:p>
          </table:table-cell>
          <table:table-cell office:value-type="float" office:value="14.241" calcext:value-type="float">
            <text:p>14.241</text:p>
          </table:table-cell>
          <table:table-cell office:value-type="float" office:value="11.982" calcext:value-type="float">
            <text:p>11.982</text:p>
          </table:table-cell>
          <table:table-cell office:value-type="float" office:value="7.847" calcext:value-type="float">
            <text:p>7.847</text:p>
          </table:table-cell>
          <table:table-cell office:value-type="float" office:value="11.42" calcext:value-type="float">
            <text:p>11.42</text:p>
          </table:table-cell>
          <table:table-cell office:value-type="float" office:value="13.602" calcext:value-type="float">
            <text:p>13.602</text:p>
          </table:table-cell>
          <table:table-cell office:value-type="float" office:value="8.338" calcext:value-type="float">
            <text:p>8.338</text:p>
          </table:table-cell>
          <table:table-cell office:value-type="float" office:value="7.781" calcext:value-type="float">
            <text:p>7.781</text:p>
          </table:table-cell>
          <table:table-cell office:value-type="float" office:value="19.934" calcext:value-type="float">
            <text:p>19.934</text:p>
          </table:table-cell>
          <table:table-cell office:value-type="float" office:value="12.724" calcext:value-type="float">
            <text:p>12.724</text:p>
          </table:table-cell>
          <table:table-cell office:value-type="float" office:value="8.554" calcext:value-type="float">
            <text:p>8.554</text:p>
          </table:table-cell>
          <table:table-cell office:value-type="float" office:value="15.846" calcext:value-type="float">
            <text:p>15.846</text:p>
          </table:table-cell>
          <table:table-cell office:value-type="float" office:value="20.287" calcext:value-type="float">
            <text:p>20.287</text:p>
          </table:table-cell>
          <table:table-cell office:value-type="float" office:value="32.346" calcext:value-type="float">
            <text:p>32.346</text:p>
          </table:table-cell>
          <table:table-cell office:value-type="float" office:value="18.311" calcext:value-type="float">
            <text:p>18.311</text:p>
          </table:table-cell>
          <table:table-cell office:value-type="float" office:value="0.000000276822015828857" calcext:value-type="float">
            <text:p>2.77E-07</text:p>
          </table:table-cell>
          <table:table-cell office:value-type="float" office:value="49854995" calcext:value-type="float">
            <text:p>4985499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58-22.5</text:p>
          </table:table-cell>
          <table:table-cell table:number-columns-repeated="2"/>
          <table:table-cell office:value-type="float" office:value="9.473" calcext:value-type="float">
            <text:p>9.473</text:p>
          </table:table-cell>
          <table:table-cell office:value-type="float" office:value="14.218" calcext:value-type="float">
            <text:p>14.218</text:p>
          </table:table-cell>
          <table:table-cell office:value-type="float" office:value="14.432" calcext:value-type="float">
            <text:p>14.432</text:p>
          </table:table-cell>
          <table:table-cell office:value-type="float" office:value="8.599" calcext:value-type="float">
            <text:p>8.599</text:p>
          </table:table-cell>
          <table:table-cell office:value-type="float" office:value="10.951" calcext:value-type="float">
            <text:p>10.951</text:p>
          </table:table-cell>
          <table:table-cell office:value-type="float" office:value="16.972" calcext:value-type="float">
            <text:p>16.972</text:p>
          </table:table-cell>
          <table:table-cell office:value-type="float" office:value="14.165" calcext:value-type="float">
            <text:p>14.165</text:p>
          </table:table-cell>
          <table:table-cell office:value-type="float" office:value="11.916" calcext:value-type="float">
            <text:p>11.916</text:p>
          </table:table-cell>
          <table:table-cell office:value-type="float" office:value="7.715" calcext:value-type="float">
            <text:p>7.715</text:p>
          </table:table-cell>
          <table:table-cell office:value-type="float" office:value="11.181" calcext:value-type="float">
            <text:p>11.181</text:p>
          </table:table-cell>
          <table:table-cell office:value-type="float" office:value="13.732" calcext:value-type="float">
            <text:p>13.732</text:p>
          </table:table-cell>
          <table:table-cell office:value-type="float" office:value="8.381" calcext:value-type="float">
            <text:p>8.381</text:p>
          </table:table-cell>
          <table:table-cell office:value-type="float" office:value="7.781" calcext:value-type="float">
            <text:p>7.781</text:p>
          </table:table-cell>
          <table:table-cell office:value-type="float" office:value="19.872" calcext:value-type="float">
            <text:p>19.872</text:p>
          </table:table-cell>
          <table:table-cell office:value-type="float" office:value="12.728" calcext:value-type="float">
            <text:p>12.728</text:p>
          </table:table-cell>
          <table:table-cell office:value-type="float" office:value="8.586" calcext:value-type="float">
            <text:p>8.586</text:p>
          </table:table-cell>
          <table:table-cell office:value-type="float" office:value="15.798" calcext:value-type="float">
            <text:p>15.798</text:p>
          </table:table-cell>
          <table:table-cell office:value-type="float" office:value="20.272" calcext:value-type="float">
            <text:p>20.272</text:p>
          </table:table-cell>
          <table:table-cell office:value-type="float" office:value="32.574" calcext:value-type="float">
            <text:p>32.574</text:p>
          </table:table-cell>
          <table:table-cell office:value-type="float" office:value="18.252" calcext:value-type="float">
            <text:p>18.252</text:p>
          </table:table-cell>
          <table:table-cell office:value-type="float" office:value="0.000000278201005598805" calcext:value-type="float">
            <text:p>2.78E-07</text:p>
          </table:table-cell>
          <table:table-cell office:value-type="float" office:value="49945819" calcext:value-type="float">
            <text:p>4994581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76-17.5</text:p>
          </table:table-cell>
          <table:table-cell table:number-columns-repeated="2"/>
          <table:table-cell office:value-type="float" office:value="9.261" calcext:value-type="float">
            <text:p>9.261</text:p>
          </table:table-cell>
          <table:table-cell office:value-type="float" office:value="13.982" calcext:value-type="float">
            <text:p>13.982</text:p>
          </table:table-cell>
          <table:table-cell office:value-type="float" office:value="14.345" calcext:value-type="float">
            <text:p>14.345</text:p>
          </table:table-cell>
          <table:table-cell office:value-type="float" office:value="8.479" calcext:value-type="float">
            <text:p>8.479</text:p>
          </table:table-cell>
          <table:table-cell office:value-type="float" office:value="11.081" calcext:value-type="float">
            <text:p>11.081</text:p>
          </table:table-cell>
          <table:table-cell office:value-type="float" office:value="16.953" calcext:value-type="float">
            <text:p>16.953</text:p>
          </table:table-cell>
          <table:table-cell office:value-type="float" office:value="14.259" calcext:value-type="float">
            <text:p>14.259</text:p>
          </table:table-cell>
          <table:table-cell office:value-type="float" office:value="12.007" calcext:value-type="float">
            <text:p>12.007</text:p>
          </table:table-cell>
          <table:table-cell office:value-type="float" office:value="7.688" calcext:value-type="float">
            <text:p>7.688</text:p>
          </table:table-cell>
          <table:table-cell office:value-type="float" office:value="11.097" calcext:value-type="float">
            <text:p>11.097</text:p>
          </table:table-cell>
          <table:table-cell office:value-type="float" office:value="13.675" calcext:value-type="float">
            <text:p>13.675</text:p>
          </table:table-cell>
          <table:table-cell office:value-type="float" office:value="8.422" calcext:value-type="float">
            <text:p>8.422</text:p>
          </table:table-cell>
          <table:table-cell office:value-type="float" office:value="7.78" calcext:value-type="float">
            <text:p>7.78</text:p>
          </table:table-cell>
          <table:table-cell office:value-type="float" office:value="19.874" calcext:value-type="float">
            <text:p>19.874</text:p>
          </table:table-cell>
          <table:table-cell office:value-type="float" office:value="12.644" calcext:value-type="float">
            <text:p>12.644</text:p>
          </table:table-cell>
          <table:table-cell office:value-type="float" office:value="8.57" calcext:value-type="float">
            <text:p>8.57</text:p>
          </table:table-cell>
          <table:table-cell office:value-type="float" office:value="15.827" calcext:value-type="float">
            <text:p>15.827</text:p>
          </table:table-cell>
          <table:table-cell office:value-type="float" office:value="20.207" calcext:value-type="float">
            <text:p>20.207</text:p>
          </table:table-cell>
          <table:table-cell office:value-type="float" office:value="32.275" calcext:value-type="float">
            <text:p>32.275</text:p>
          </table:table-cell>
          <table:table-cell office:value-type="float" office:value="18.211" calcext:value-type="float">
            <text:p>18.211</text:p>
          </table:table-cell>
          <table:table-cell office:value-type="float" office:value="0.00000027805673456899" calcext:value-type="float">
            <text:p>2.78E-07</text:p>
          </table:table-cell>
          <table:table-cell office:value-type="float" office:value="50042266" calcext:value-type="float">
            <text:p>5004226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22-17.5</text:p>
          </table:table-cell>
          <table:table-cell table:number-columns-repeated="2"/>
          <table:table-cell office:value-type="float" office:value="9.292" calcext:value-type="float">
            <text:p>9.292</text:p>
          </table:table-cell>
          <table:table-cell office:value-type="float" office:value="14.673" calcext:value-type="float">
            <text:p>14.673</text:p>
          </table:table-cell>
          <table:table-cell office:value-type="float" office:value="14.145" calcext:value-type="float">
            <text:p>14.145</text:p>
          </table:table-cell>
          <table:table-cell office:value-type="float" office:value="8.341" calcext:value-type="float">
            <text:p>8.341</text:p>
          </table:table-cell>
          <table:table-cell office:value-type="float" office:value="10.848" calcext:value-type="float">
            <text:p>10.848</text:p>
          </table:table-cell>
          <table:table-cell office:value-type="float" office:value="16.702" calcext:value-type="float">
            <text:p>16.702</text:p>
          </table:table-cell>
          <table:table-cell office:value-type="float" office:value="14.259" calcext:value-type="float">
            <text:p>14.259</text:p>
          </table:table-cell>
          <table:table-cell office:value-type="float" office:value="11.882" calcext:value-type="float">
            <text:p>11.882</text:p>
          </table:table-cell>
          <table:table-cell office:value-type="float" office:value="7.819" calcext:value-type="float">
            <text:p>7.819</text:p>
          </table:table-cell>
          <table:table-cell office:value-type="float" office:value="11.343" calcext:value-type="float">
            <text:p>11.343</text:p>
          </table:table-cell>
          <table:table-cell office:value-type="float" office:value="13.649" calcext:value-type="float">
            <text:p>13.649</text:p>
          </table:table-cell>
          <table:table-cell office:value-type="float" office:value="8.349" calcext:value-type="float">
            <text:p>8.349</text:p>
          </table:table-cell>
          <table:table-cell office:value-type="float" office:value="7.779" calcext:value-type="float">
            <text:p>7.779</text:p>
          </table:table-cell>
          <table:table-cell office:value-type="float" office:value="19.882" calcext:value-type="float">
            <text:p>19.882</text:p>
          </table:table-cell>
          <table:table-cell office:value-type="float" office:value="12.638" calcext:value-type="float">
            <text:p>12.638</text:p>
          </table:table-cell>
          <table:table-cell office:value-type="float" office:value="8.526" calcext:value-type="float">
            <text:p>8.526</text:p>
          </table:table-cell>
          <table:table-cell office:value-type="float" office:value="15.765" calcext:value-type="float">
            <text:p>15.765</text:p>
          </table:table-cell>
          <table:table-cell office:value-type="float" office:value="20.151" calcext:value-type="float">
            <text:p>20.151</text:p>
          </table:table-cell>
          <table:table-cell office:value-type="float" office:value="32.63" calcext:value-type="float">
            <text:p>32.63</text:p>
          </table:table-cell>
          <table:table-cell office:value-type="float" office:value="18.289" calcext:value-type="float">
            <text:p>18.289</text:p>
          </table:table-cell>
          <table:table-cell office:value-type="float" office:value="0.000000275714973161071" calcext:value-type="float">
            <text:p>2.76E-07</text:p>
          </table:table-cell>
          <table:table-cell office:value-type="float" office:value="50053911" calcext:value-type="float">
            <text:p>500539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300-30.0</text:p>
          </table:table-cell>
          <table:table-cell table:number-columns-repeated="2"/>
          <table:table-cell office:value-type="float" office:value="9.223" calcext:value-type="float">
            <text:p>9.223</text:p>
          </table:table-cell>
          <table:table-cell office:value-type="float" office:value="13.95" calcext:value-type="float">
            <text:p>13.95</text:p>
          </table:table-cell>
          <table:table-cell office:value-type="float" office:value="14.599" calcext:value-type="float">
            <text:p>14.599</text:p>
          </table:table-cell>
          <table:table-cell office:value-type="float" office:value="8.485" calcext:value-type="float">
            <text:p>8.485</text:p>
          </table:table-cell>
          <table:table-cell office:value-type="float" office:value="11.087" calcext:value-type="float">
            <text:p>11.087</text:p>
          </table:table-cell>
          <table:table-cell office:value-type="float" office:value="17.061" calcext:value-type="float">
            <text:p>17.061</text:p>
          </table:table-cell>
          <table:table-cell office:value-type="float" office:value="14.212" calcext:value-type="float">
            <text:p>14.212</text:p>
          </table:table-cell>
          <table:table-cell office:value-type="float" office:value="12.057" calcext:value-type="float">
            <text:p>12.057</text:p>
          </table:table-cell>
          <table:table-cell office:value-type="float" office:value="7.727" calcext:value-type="float">
            <text:p>7.727</text:p>
          </table:table-cell>
          <table:table-cell office:value-type="float" office:value="11.126" calcext:value-type="float">
            <text:p>11.126</text:p>
          </table:table-cell>
          <table:table-cell office:value-type="float" office:value="13.716" calcext:value-type="float">
            <text:p>13.716</text:p>
          </table:table-cell>
          <table:table-cell office:value-type="float" office:value="8.359" calcext:value-type="float">
            <text:p>8.359</text:p>
          </table:table-cell>
          <table:table-cell office:value-type="float" office:value="7.778" calcext:value-type="float">
            <text:p>7.778</text:p>
          </table:table-cell>
          <table:table-cell office:value-type="float" office:value="19.956" calcext:value-type="float">
            <text:p>19.956</text:p>
          </table:table-cell>
          <table:table-cell office:value-type="float" office:value="12.741" calcext:value-type="float">
            <text:p>12.741</text:p>
          </table:table-cell>
          <table:table-cell office:value-type="float" office:value="8.576" calcext:value-type="float">
            <text:p>8.576</text:p>
          </table:table-cell>
          <table:table-cell office:value-type="float" office:value="15.807" calcext:value-type="float">
            <text:p>15.807</text:p>
          </table:table-cell>
          <table:table-cell office:value-type="float" office:value="20.276" calcext:value-type="float">
            <text:p>20.276</text:p>
          </table:table-cell>
          <table:table-cell office:value-type="float" office:value="32.847" calcext:value-type="float">
            <text:p>32.847</text:p>
          </table:table-cell>
          <table:table-cell office:value-type="float" office:value="18.216" calcext:value-type="float">
            <text:p>18.216</text:p>
          </table:table-cell>
          <table:table-cell office:value-type="float" office:value="0.000000278123256561235" calcext:value-type="float">
            <text:p>2.78E-07</text:p>
          </table:table-cell>
          <table:table-cell office:value-type="float" office:value="49789915" calcext:value-type="float">
            <text:p>4978991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64-30.0</text:p>
          </table:table-cell>
          <table:table-cell table:number-columns-repeated="2"/>
          <table:table-cell office:value-type="float" office:value="9.641" calcext:value-type="float">
            <text:p>9.641</text:p>
          </table:table-cell>
          <table:table-cell office:value-type="float" office:value="14.257" calcext:value-type="float">
            <text:p>14.257</text:p>
          </table:table-cell>
          <table:table-cell office:value-type="float" office:value="14.309" calcext:value-type="float">
            <text:p>14.309</text:p>
          </table:table-cell>
          <table:table-cell office:value-type="float" office:value="8.865" calcext:value-type="float">
            <text:p>8.865</text:p>
          </table:table-cell>
          <table:table-cell office:value-type="float" office:value="10.776" calcext:value-type="float">
            <text:p>10.776</text:p>
          </table:table-cell>
          <table:table-cell office:value-type="float" office:value="16.928" calcext:value-type="float">
            <text:p>16.928</text:p>
          </table:table-cell>
          <table:table-cell office:value-type="float" office:value="14.133" calcext:value-type="float">
            <text:p>14.133</text:p>
          </table:table-cell>
          <table:table-cell office:value-type="float" office:value="11.944" calcext:value-type="float">
            <text:p>11.944</text:p>
          </table:table-cell>
          <table:table-cell office:value-type="float" office:value="7.782" calcext:value-type="float">
            <text:p>7.782</text:p>
          </table:table-cell>
          <table:table-cell office:value-type="float" office:value="11.274" calcext:value-type="float">
            <text:p>11.274</text:p>
          </table:table-cell>
          <table:table-cell office:value-type="float" office:value="13.66" calcext:value-type="float">
            <text:p>13.66</text:p>
          </table:table-cell>
          <table:table-cell office:value-type="float" office:value="8.394" calcext:value-type="float">
            <text:p>8.394</text:p>
          </table:table-cell>
          <table:table-cell office:value-type="float" office:value="7.774" calcext:value-type="float">
            <text:p>7.774</text:p>
          </table:table-cell>
          <table:table-cell office:value-type="float" office:value="19.999" calcext:value-type="float">
            <text:p>19.999</text:p>
          </table:table-cell>
          <table:table-cell office:value-type="float" office:value="12.758" calcext:value-type="float">
            <text:p>12.758</text:p>
          </table:table-cell>
          <table:table-cell office:value-type="float" office:value="8.544" calcext:value-type="float">
            <text:p>8.544</text:p>
          </table:table-cell>
          <table:table-cell office:value-type="float" office:value="15.872" calcext:value-type="float">
            <text:p>15.872</text:p>
          </table:table-cell>
          <table:table-cell office:value-type="float" office:value="20.323" calcext:value-type="float">
            <text:p>20.323</text:p>
          </table:table-cell>
          <table:table-cell office:value-type="float" office:value="32.534" calcext:value-type="float">
            <text:p>32.534</text:p>
          </table:table-cell>
          <table:table-cell office:value-type="float" office:value="18.257" calcext:value-type="float">
            <text:p>18.257</text:p>
          </table:table-cell>
          <table:table-cell office:value-type="float" office:value="0.000000278422465413006" calcext:value-type="float">
            <text:p>2.78E-07</text:p>
          </table:table-cell>
          <table:table-cell office:value-type="float" office:value="49795885" calcext:value-type="float">
            <text:p>497958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58-25.0</text:p>
          </table:table-cell>
          <table:table-cell table:number-columns-repeated="2"/>
          <table:table-cell office:value-type="float" office:value="9.524" calcext:value-type="float">
            <text:p>9.524</text:p>
          </table:table-cell>
          <table:table-cell office:value-type="float" office:value="14.292" calcext:value-type="float">
            <text:p>14.292</text:p>
          </table:table-cell>
          <table:table-cell office:value-type="float" office:value="14.348" calcext:value-type="float">
            <text:p>14.348</text:p>
          </table:table-cell>
          <table:table-cell office:value-type="float" office:value="8.435" calcext:value-type="float">
            <text:p>8.435</text:p>
          </table:table-cell>
          <table:table-cell office:value-type="float" office:value="11.036" calcext:value-type="float">
            <text:p>11.036</text:p>
          </table:table-cell>
          <table:table-cell office:value-type="float" office:value="16.953" calcext:value-type="float">
            <text:p>16.953</text:p>
          </table:table-cell>
          <table:table-cell office:value-type="float" office:value="14.299" calcext:value-type="float">
            <text:p>14.299</text:p>
          </table:table-cell>
          <table:table-cell office:value-type="float" office:value="12.033" calcext:value-type="float">
            <text:p>12.033</text:p>
          </table:table-cell>
          <table:table-cell office:value-type="float" office:value="7.658" calcext:value-type="float">
            <text:p>7.658</text:p>
          </table:table-cell>
          <table:table-cell office:value-type="float" office:value="11.205" calcext:value-type="float">
            <text:p>11.205</text:p>
          </table:table-cell>
          <table:table-cell office:value-type="float" office:value="13.719" calcext:value-type="float">
            <text:p>13.719</text:p>
          </table:table-cell>
          <table:table-cell office:value-type="float" office:value="8.357" calcext:value-type="float">
            <text:p>8.357</text:p>
          </table:table-cell>
          <table:table-cell office:value-type="float" office:value="7.774" calcext:value-type="float">
            <text:p>7.774</text:p>
          </table:table-cell>
          <table:table-cell office:value-type="float" office:value="19.946" calcext:value-type="float">
            <text:p>19.946</text:p>
          </table:table-cell>
          <table:table-cell office:value-type="float" office:value="12.746" calcext:value-type="float">
            <text:p>12.746</text:p>
          </table:table-cell>
          <table:table-cell office:value-type="float" office:value="8.598" calcext:value-type="float">
            <text:p>8.598</text:p>
          </table:table-cell>
          <table:table-cell office:value-type="float" office:value="15.762" calcext:value-type="float">
            <text:p>15.762</text:p>
          </table:table-cell>
          <table:table-cell office:value-type="float" office:value="20.319" calcext:value-type="float">
            <text:p>20.319</text:p>
          </table:table-cell>
          <table:table-cell office:value-type="float" office:value="32.5" calcext:value-type="float">
            <text:p>32.5</text:p>
          </table:table-cell>
          <table:table-cell office:value-type="float" office:value="18.262" calcext:value-type="float">
            <text:p>18.262</text:p>
          </table:table-cell>
          <table:table-cell office:value-type="float" office:value="0.000000278781489477099" calcext:value-type="float">
            <text:p>2.79E-07</text:p>
          </table:table-cell>
          <table:table-cell office:value-type="float" office:value="49896091" calcext:value-type="float">
            <text:p>4989609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58-32.5</text:p>
          </table:table-cell>
          <table:table-cell table:number-columns-repeated="2"/>
          <table:table-cell office:value-type="float" office:value="9.394" calcext:value-type="float">
            <text:p>9.394</text:p>
          </table:table-cell>
          <table:table-cell office:value-type="float" office:value="14.328" calcext:value-type="float">
            <text:p>14.328</text:p>
          </table:table-cell>
          <table:table-cell office:value-type="float" office:value="14.409" calcext:value-type="float">
            <text:p>14.409</text:p>
          </table:table-cell>
          <table:table-cell office:value-type="float" office:value="8.496" calcext:value-type="float">
            <text:p>8.496</text:p>
          </table:table-cell>
          <table:table-cell office:value-type="float" office:value="10.973" calcext:value-type="float">
            <text:p>10.973</text:p>
          </table:table-cell>
          <table:table-cell office:value-type="float" office:value="16.961" calcext:value-type="float">
            <text:p>16.961</text:p>
          </table:table-cell>
          <table:table-cell office:value-type="float" office:value="14.175" calcext:value-type="float">
            <text:p>14.175</text:p>
          </table:table-cell>
          <table:table-cell office:value-type="float" office:value="11.953" calcext:value-type="float">
            <text:p>11.953</text:p>
          </table:table-cell>
          <table:table-cell office:value-type="float" office:value="7.766" calcext:value-type="float">
            <text:p>7.766</text:p>
          </table:table-cell>
          <table:table-cell office:value-type="float" office:value="11.287" calcext:value-type="float">
            <text:p>11.287</text:p>
          </table:table-cell>
          <table:table-cell office:value-type="float" office:value="13.691" calcext:value-type="float">
            <text:p>13.691</text:p>
          </table:table-cell>
          <table:table-cell office:value-type="float" office:value="8.372" calcext:value-type="float">
            <text:p>8.372</text:p>
          </table:table-cell>
          <table:table-cell office:value-type="float" office:value="7.774" calcext:value-type="float">
            <text:p>7.774</text:p>
          </table:table-cell>
          <table:table-cell office:value-type="float" office:value="19.935" calcext:value-type="float">
            <text:p>19.935</text:p>
          </table:table-cell>
          <table:table-cell office:value-type="float" office:value="12.748" calcext:value-type="float">
            <text:p>12.748</text:p>
          </table:table-cell>
          <table:table-cell office:value-type="float" office:value="8.593" calcext:value-type="float">
            <text:p>8.593</text:p>
          </table:table-cell>
          <table:table-cell office:value-type="float" office:value="15.857" calcext:value-type="float">
            <text:p>15.857</text:p>
          </table:table-cell>
          <table:table-cell office:value-type="float" office:value="20.319" calcext:value-type="float">
            <text:p>20.319</text:p>
          </table:table-cell>
          <table:table-cell office:value-type="float" office:value="32.577" calcext:value-type="float">
            <text:p>32.577</text:p>
          </table:table-cell>
          <table:table-cell office:value-type="float" office:value="18.316" calcext:value-type="float">
            <text:p>18.316</text:p>
          </table:table-cell>
          <table:table-cell office:value-type="float" office:value="0.000000279188216106741" calcext:value-type="float">
            <text:p>2.79E-07</text:p>
          </table:table-cell>
          <table:table-cell office:value-type="float" office:value="49747943" calcext:value-type="float">
            <text:p>4974794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64-22.5</text:p>
          </table:table-cell>
          <table:table-cell table:number-columns-repeated="2"/>
          <table:table-cell office:value-type="float" office:value="9.528" calcext:value-type="float">
            <text:p>9.528</text:p>
          </table:table-cell>
          <table:table-cell office:value-type="float" office:value="14.119" calcext:value-type="float">
            <text:p>14.119</text:p>
          </table:table-cell>
          <table:table-cell office:value-type="float" office:value="14.255" calcext:value-type="float">
            <text:p>14.255</text:p>
          </table:table-cell>
          <table:table-cell office:value-type="float" office:value="8.84" calcext:value-type="float">
            <text:p>8.84</text:p>
          </table:table-cell>
          <table:table-cell office:value-type="float" office:value="10.886" calcext:value-type="float">
            <text:p>10.886</text:p>
          </table:table-cell>
          <table:table-cell office:value-type="float" office:value="16.976" calcext:value-type="float">
            <text:p>16.976</text:p>
          </table:table-cell>
          <table:table-cell office:value-type="float" office:value="14.021" calcext:value-type="float">
            <text:p>14.021</text:p>
          </table:table-cell>
          <table:table-cell office:value-type="float" office:value="11.824" calcext:value-type="float">
            <text:p>11.824</text:p>
          </table:table-cell>
          <table:table-cell office:value-type="float" office:value="7.725" calcext:value-type="float">
            <text:p>7.725</text:p>
          </table:table-cell>
          <table:table-cell office:value-type="float" office:value="11.187" calcext:value-type="float">
            <text:p>11.187</text:p>
          </table:table-cell>
          <table:table-cell office:value-type="float" office:value="13.636" calcext:value-type="float">
            <text:p>13.636</text:p>
          </table:table-cell>
          <table:table-cell office:value-type="float" office:value="8.398" calcext:value-type="float">
            <text:p>8.398</text:p>
          </table:table-cell>
          <table:table-cell office:value-type="float" office:value="7.768" calcext:value-type="float">
            <text:p>7.768</text:p>
          </table:table-cell>
          <table:table-cell office:value-type="float" office:value="19.886" calcext:value-type="float">
            <text:p>19.886</text:p>
          </table:table-cell>
          <table:table-cell office:value-type="float" office:value="12.712" calcext:value-type="float">
            <text:p>12.712</text:p>
          </table:table-cell>
          <table:table-cell office:value-type="float" office:value="8.572" calcext:value-type="float">
            <text:p>8.572</text:p>
          </table:table-cell>
          <table:table-cell office:value-type="float" office:value="15.77" calcext:value-type="float">
            <text:p>15.77</text:p>
          </table:table-cell>
          <table:table-cell office:value-type="float" office:value="20.24" calcext:value-type="float">
            <text:p>20.24</text:p>
          </table:table-cell>
          <table:table-cell office:value-type="float" office:value="32.275" calcext:value-type="float">
            <text:p>32.275</text:p>
          </table:table-cell>
          <table:table-cell office:value-type="float" office:value="18.224" calcext:value-type="float">
            <text:p>18.224</text:p>
          </table:table-cell>
          <table:table-cell office:value-type="float" office:value="0.000000276019473336056" calcext:value-type="float">
            <text:p>2.76E-07</text:p>
          </table:table-cell>
          <table:table-cell office:value-type="float" office:value="49944550" calcext:value-type="float">
            <text:p>499445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46-17.5</text:p>
          </table:table-cell>
          <table:table-cell table:number-columns-repeated="2"/>
          <table:table-cell office:value-type="float" office:value="9.532" calcext:value-type="float">
            <text:p>9.532</text:p>
          </table:table-cell>
          <table:table-cell office:value-type="float" office:value="14.245" calcext:value-type="float">
            <text:p>14.245</text:p>
          </table:table-cell>
          <table:table-cell office:value-type="float" office:value="14.221" calcext:value-type="float">
            <text:p>14.221</text:p>
          </table:table-cell>
          <table:table-cell office:value-type="float" office:value="8.831" calcext:value-type="float">
            <text:p>8.831</text:p>
          </table:table-cell>
          <table:table-cell office:value-type="float" office:value="10.754" calcext:value-type="float">
            <text:p>10.754</text:p>
          </table:table-cell>
          <table:table-cell office:value-type="float" office:value="16.764" calcext:value-type="float">
            <text:p>16.764</text:p>
          </table:table-cell>
          <table:table-cell office:value-type="float" office:value="14.095" calcext:value-type="float">
            <text:p>14.095</text:p>
          </table:table-cell>
          <table:table-cell office:value-type="float" office:value="11.938" calcext:value-type="float">
            <text:p>11.938</text:p>
          </table:table-cell>
          <table:table-cell office:value-type="float" office:value="7.761" calcext:value-type="float">
            <text:p>7.761</text:p>
          </table:table-cell>
          <table:table-cell office:value-type="float" office:value="11.194" calcext:value-type="float">
            <text:p>11.194</text:p>
          </table:table-cell>
          <table:table-cell office:value-type="float" office:value="13.635" calcext:value-type="float">
            <text:p>13.635</text:p>
          </table:table-cell>
          <table:table-cell office:value-type="float" office:value="8.396" calcext:value-type="float">
            <text:p>8.396</text:p>
          </table:table-cell>
          <table:table-cell office:value-type="float" office:value="7.767" calcext:value-type="float">
            <text:p>7.767</text:p>
          </table:table-cell>
          <table:table-cell office:value-type="float" office:value="19.919" calcext:value-type="float">
            <text:p>19.919</text:p>
          </table:table-cell>
          <table:table-cell office:value-type="float" office:value="12.655" calcext:value-type="float">
            <text:p>12.655</text:p>
          </table:table-cell>
          <table:table-cell office:value-type="float" office:value="8.553" calcext:value-type="float">
            <text:p>8.553</text:p>
          </table:table-cell>
          <table:table-cell office:value-type="float" office:value="15.843" calcext:value-type="float">
            <text:p>15.843</text:p>
          </table:table-cell>
          <table:table-cell office:value-type="float" office:value="20.177" calcext:value-type="float">
            <text:p>20.177</text:p>
          </table:table-cell>
          <table:table-cell office:value-type="float" office:value="32.456" calcext:value-type="float">
            <text:p>32.456</text:p>
          </table:table-cell>
          <table:table-cell office:value-type="float" office:value="18.282" calcext:value-type="float">
            <text:p>18.282</text:p>
          </table:table-cell>
          <table:table-cell office:value-type="float" office:value="0.000000274276234245696" calcext:value-type="float">
            <text:p>2.74E-07</text:p>
          </table:table-cell>
          <table:table-cell office:value-type="float" office:value="50048128" calcext:value-type="float">
            <text:p>500481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16-25.0</text:p>
          </table:table-cell>
          <table:table-cell table:number-columns-repeated="2"/>
          <table:table-cell office:value-type="float" office:value="9.475" calcext:value-type="float">
            <text:p>9.475</text:p>
          </table:table-cell>
          <table:table-cell office:value-type="float" office:value="14.79" calcext:value-type="float">
            <text:p>14.79</text:p>
          </table:table-cell>
          <table:table-cell office:value-type="float" office:value="14.014" calcext:value-type="float">
            <text:p>14.014</text:p>
          </table:table-cell>
          <table:table-cell office:value-type="float" office:value="8.212" calcext:value-type="float">
            <text:p>8.212</text:p>
          </table:table-cell>
          <table:table-cell office:value-type="float" office:value="10.93" calcext:value-type="float">
            <text:p>10.93</text:p>
          </table:table-cell>
          <table:table-cell office:value-type="float" office:value="16.604" calcext:value-type="float">
            <text:p>16.604</text:p>
          </table:table-cell>
          <table:table-cell office:value-type="float" office:value="14.068" calcext:value-type="float">
            <text:p>14.068</text:p>
          </table:table-cell>
          <table:table-cell office:value-type="float" office:value="11.962" calcext:value-type="float">
            <text:p>11.962</text:p>
          </table:table-cell>
          <table:table-cell office:value-type="float" office:value="7.814" calcext:value-type="float">
            <text:p>7.814</text:p>
          </table:table-cell>
          <table:table-cell office:value-type="float" office:value="11.373" calcext:value-type="float">
            <text:p>11.373</text:p>
          </table:table-cell>
          <table:table-cell office:value-type="float" office:value="13.617" calcext:value-type="float">
            <text:p>13.617</text:p>
          </table:table-cell>
          <table:table-cell office:value-type="float" office:value="8.316" calcext:value-type="float">
            <text:p>8.316</text:p>
          </table:table-cell>
          <table:table-cell office:value-type="float" office:value="7.766" calcext:value-type="float">
            <text:p>7.766</text:p>
          </table:table-cell>
          <table:table-cell office:value-type="float" office:value="19.903" calcext:value-type="float">
            <text:p>19.903</text:p>
          </table:table-cell>
          <table:table-cell office:value-type="float" office:value="12.679" calcext:value-type="float">
            <text:p>12.679</text:p>
          </table:table-cell>
          <table:table-cell office:value-type="float" office:value="8.571" calcext:value-type="float">
            <text:p>8.571</text:p>
          </table:table-cell>
          <table:table-cell office:value-type="float" office:value="15.799" calcext:value-type="float">
            <text:p>15.799</text:p>
          </table:table-cell>
          <table:table-cell office:value-type="float" office:value="20.29" calcext:value-type="float">
            <text:p>20.29</text:p>
          </table:table-cell>
          <table:table-cell office:value-type="float" office:value="32.302" calcext:value-type="float">
            <text:p>32.302</text:p>
          </table:table-cell>
          <table:table-cell office:value-type="float" office:value="18.252" calcext:value-type="float">
            <text:p>18.252</text:p>
          </table:table-cell>
          <table:table-cell office:value-type="float" office:value="0.000000274772646762685" calcext:value-type="float">
            <text:p>2.75E-07</text:p>
          </table:table-cell>
          <table:table-cell office:value-type="float" office:value="49906094" calcext:value-type="float">
            <text:p>4990609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76-27.5</text:p>
          </table:table-cell>
          <table:table-cell table:number-columns-repeated="2"/>
          <table:table-cell office:value-type="float" office:value="9.367" calcext:value-type="float">
            <text:p>9.367</text:p>
          </table:table-cell>
          <table:table-cell office:value-type="float" office:value="14.08" calcext:value-type="float">
            <text:p>14.08</text:p>
          </table:table-cell>
          <table:table-cell office:value-type="float" office:value="14.314" calcext:value-type="float">
            <text:p>14.314</text:p>
          </table:table-cell>
          <table:table-cell office:value-type="float" office:value="8.438" calcext:value-type="float">
            <text:p>8.438</text:p>
          </table:table-cell>
          <table:table-cell office:value-type="float" office:value="11.062" calcext:value-type="float">
            <text:p>11.062</text:p>
          </table:table-cell>
          <table:table-cell office:value-type="float" office:value="16.942" calcext:value-type="float">
            <text:p>16.942</text:p>
          </table:table-cell>
          <table:table-cell office:value-type="float" office:value="14.242" calcext:value-type="float">
            <text:p>14.242</text:p>
          </table:table-cell>
          <table:table-cell office:value-type="float" office:value="12.086" calcext:value-type="float">
            <text:p>12.086</text:p>
          </table:table-cell>
          <table:table-cell office:value-type="float" office:value="7.653" calcext:value-type="float">
            <text:p>7.653</text:p>
          </table:table-cell>
          <table:table-cell office:value-type="float" office:value="11.147" calcext:value-type="float">
            <text:p>11.147</text:p>
          </table:table-cell>
          <table:table-cell office:value-type="float" office:value="13.653" calcext:value-type="float">
            <text:p>13.653</text:p>
          </table:table-cell>
          <table:table-cell office:value-type="float" office:value="8.395" calcext:value-type="float">
            <text:p>8.395</text:p>
          </table:table-cell>
          <table:table-cell office:value-type="float" office:value="7.765" calcext:value-type="float">
            <text:p>7.765</text:p>
          </table:table-cell>
          <table:table-cell office:value-type="float" office:value="19.949" calcext:value-type="float">
            <text:p>19.949</text:p>
          </table:table-cell>
          <table:table-cell office:value-type="float" office:value="12.731" calcext:value-type="float">
            <text:p>12.731</text:p>
          </table:table-cell>
          <table:table-cell office:value-type="float" office:value="8.524" calcext:value-type="float">
            <text:p>8.524</text:p>
          </table:table-cell>
          <table:table-cell office:value-type="float" office:value="15.824" calcext:value-type="float">
            <text:p>15.824</text:p>
          </table:table-cell>
          <table:table-cell office:value-type="float" office:value="20.265" calcext:value-type="float">
            <text:p>20.265</text:p>
          </table:table-cell>
          <table:table-cell office:value-type="float" office:value="32.325" calcext:value-type="float">
            <text:p>32.325</text:p>
          </table:table-cell>
          <table:table-cell office:value-type="float" office:value="18.229" calcext:value-type="float">
            <text:p>18.229</text:p>
          </table:table-cell>
          <table:table-cell office:value-type="float" office:value="0.000000279139134683304" calcext:value-type="float">
            <text:p>2.79E-07</text:p>
          </table:table-cell>
          <table:table-cell office:value-type="float" office:value="49843103" calcext:value-type="float">
            <text:p>498431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46-22.5</text:p>
          </table:table-cell>
          <table:table-cell table:number-columns-repeated="2"/>
          <table:table-cell office:value-type="float" office:value="9.392" calcext:value-type="float">
            <text:p>9.392</text:p>
          </table:table-cell>
          <table:table-cell office:value-type="float" office:value="14.447" calcext:value-type="float">
            <text:p>14.447</text:p>
          </table:table-cell>
          <table:table-cell office:value-type="float" office:value="14.214" calcext:value-type="float">
            <text:p>14.214</text:p>
          </table:table-cell>
          <table:table-cell office:value-type="float" office:value="8.338" calcext:value-type="float">
            <text:p>8.338</text:p>
          </table:table-cell>
          <table:table-cell office:value-type="float" office:value="10.952" calcext:value-type="float">
            <text:p>10.952</text:p>
          </table:table-cell>
          <table:table-cell office:value-type="float" office:value="16.933" calcext:value-type="float">
            <text:p>16.933</text:p>
          </table:table-cell>
          <table:table-cell office:value-type="float" office:value="14.256" calcext:value-type="float">
            <text:p>14.256</text:p>
          </table:table-cell>
          <table:table-cell office:value-type="float" office:value="11.895" calcext:value-type="float">
            <text:p>11.895</text:p>
          </table:table-cell>
          <table:table-cell office:value-type="float" office:value="7.722" calcext:value-type="float">
            <text:p>7.722</text:p>
          </table:table-cell>
          <table:table-cell office:value-type="float" office:value="11.278" calcext:value-type="float">
            <text:p>11.278</text:p>
          </table:table-cell>
          <table:table-cell office:value-type="float" office:value="13.683" calcext:value-type="float">
            <text:p>13.683</text:p>
          </table:table-cell>
          <table:table-cell office:value-type="float" office:value="8.36" calcext:value-type="float">
            <text:p>8.36</text:p>
          </table:table-cell>
          <table:table-cell office:value-type="float" office:value="7.764" calcext:value-type="float">
            <text:p>7.764</text:p>
          </table:table-cell>
          <table:table-cell office:value-type="float" office:value="19.926" calcext:value-type="float">
            <text:p>19.926</text:p>
          </table:table-cell>
          <table:table-cell office:value-type="float" office:value="12.731" calcext:value-type="float">
            <text:p>12.731</text:p>
          </table:table-cell>
          <table:table-cell office:value-type="float" office:value="8.625" calcext:value-type="float">
            <text:p>8.625</text:p>
          </table:table-cell>
          <table:table-cell office:value-type="float" office:value="15.813" calcext:value-type="float">
            <text:p>15.813</text:p>
          </table:table-cell>
          <table:table-cell office:value-type="float" office:value="20.262" calcext:value-type="float">
            <text:p>20.262</text:p>
          </table:table-cell>
          <table:table-cell office:value-type="float" office:value="32.392" calcext:value-type="float">
            <text:p>32.392</text:p>
          </table:table-cell>
          <table:table-cell office:value-type="float" office:value="18.235" calcext:value-type="float">
            <text:p>18.235</text:p>
          </table:table-cell>
          <table:table-cell office:value-type="float" office:value="0.000000276883788099233" calcext:value-type="float">
            <text:p>2.77E-07</text:p>
          </table:table-cell>
          <table:table-cell office:value-type="float" office:value="49948340" calcext:value-type="float">
            <text:p>4994834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58-30.0</text:p>
          </table:table-cell>
          <table:table-cell table:number-columns-repeated="2"/>
          <table:table-cell office:value-type="float" office:value="9.548" calcext:value-type="float">
            <text:p>9.548</text:p>
          </table:table-cell>
          <table:table-cell office:value-type="float" office:value="14.252" calcext:value-type="float">
            <text:p>14.252</text:p>
          </table:table-cell>
          <table:table-cell office:value-type="float" office:value="14.272" calcext:value-type="float">
            <text:p>14.272</text:p>
          </table:table-cell>
          <table:table-cell office:value-type="float" office:value="8.943" calcext:value-type="float">
            <text:p>8.943</text:p>
          </table:table-cell>
          <table:table-cell office:value-type="float" office:value="10.846" calcext:value-type="float">
            <text:p>10.846</text:p>
          </table:table-cell>
          <table:table-cell office:value-type="float" office:value="16.865" calcext:value-type="float">
            <text:p>16.865</text:p>
          </table:table-cell>
          <table:table-cell office:value-type="float" office:value="13.969" calcext:value-type="float">
            <text:p>13.969</text:p>
          </table:table-cell>
          <table:table-cell office:value-type="float" office:value="11.846" calcext:value-type="float">
            <text:p>11.846</text:p>
          </table:table-cell>
          <table:table-cell office:value-type="float" office:value="7.776" calcext:value-type="float">
            <text:p>7.776</text:p>
          </table:table-cell>
          <table:table-cell office:value-type="float" office:value="11.283" calcext:value-type="float">
            <text:p>11.283</text:p>
          </table:table-cell>
          <table:table-cell office:value-type="float" office:value="13.62" calcext:value-type="float">
            <text:p>13.62</text:p>
          </table:table-cell>
          <table:table-cell office:value-type="float" office:value="8.402" calcext:value-type="float">
            <text:p>8.402</text:p>
          </table:table-cell>
          <table:table-cell office:value-type="float" office:value="7.763" calcext:value-type="float">
            <text:p>7.763</text:p>
          </table:table-cell>
          <table:table-cell office:value-type="float" office:value="20.011" calcext:value-type="float">
            <text:p>20.011</text:p>
          </table:table-cell>
          <table:table-cell office:value-type="float" office:value="12.744" calcext:value-type="float">
            <text:p>12.744</text:p>
          </table:table-cell>
          <table:table-cell office:value-type="float" office:value="8.552" calcext:value-type="float">
            <text:p>8.552</text:p>
          </table:table-cell>
          <table:table-cell office:value-type="float" office:value="15.858" calcext:value-type="float">
            <text:p>15.858</text:p>
          </table:table-cell>
          <table:table-cell office:value-type="float" office:value="20.28" calcext:value-type="float">
            <text:p>20.28</text:p>
          </table:table-cell>
          <table:table-cell office:value-type="float" office:value="32.453" calcext:value-type="float">
            <text:p>32.453</text:p>
          </table:table-cell>
          <table:table-cell office:value-type="float" office:value="18.323" calcext:value-type="float">
            <text:p>18.323</text:p>
          </table:table-cell>
          <table:table-cell office:value-type="float" office:value="0.000000275992899789146" calcext:value-type="float">
            <text:p>2.76E-07</text:p>
          </table:table-cell>
          <table:table-cell office:value-type="float" office:value="49797153" calcext:value-type="float">
            <text:p>4979715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16-27.5</text:p>
          </table:table-cell>
          <table:table-cell table:number-columns-repeated="2"/>
          <table:table-cell office:value-type="float" office:value="9.312" calcext:value-type="float">
            <text:p>9.312</text:p>
          </table:table-cell>
          <table:table-cell office:value-type="float" office:value="14.783" calcext:value-type="float">
            <text:p>14.783</text:p>
          </table:table-cell>
          <table:table-cell office:value-type="float" office:value="13.96" calcext:value-type="float">
            <text:p>13.96</text:p>
          </table:table-cell>
          <table:table-cell office:value-type="float" office:value="8.508" calcext:value-type="float">
            <text:p>8.508</text:p>
          </table:table-cell>
          <table:table-cell office:value-type="float" office:value="10.861" calcext:value-type="float">
            <text:p>10.861</text:p>
          </table:table-cell>
          <table:table-cell office:value-type="float" office:value="16.646" calcext:value-type="float">
            <text:p>16.646</text:p>
          </table:table-cell>
          <table:table-cell office:value-type="float" office:value="14.213" calcext:value-type="float">
            <text:p>14.213</text:p>
          </table:table-cell>
          <table:table-cell office:value-type="float" office:value="11.851" calcext:value-type="float">
            <text:p>11.851</text:p>
          </table:table-cell>
          <table:table-cell office:value-type="float" office:value="7.818" calcext:value-type="float">
            <text:p>7.818</text:p>
          </table:table-cell>
          <table:table-cell office:value-type="float" office:value="11.37" calcext:value-type="float">
            <text:p>11.37</text:p>
          </table:table-cell>
          <table:table-cell office:value-type="float" office:value="13.582" calcext:value-type="float">
            <text:p>13.582</text:p>
          </table:table-cell>
          <table:table-cell office:value-type="float" office:value="8.402" calcext:value-type="float">
            <text:p>8.402</text:p>
          </table:table-cell>
          <table:table-cell office:value-type="float" office:value="7.762" calcext:value-type="float">
            <text:p>7.762</text:p>
          </table:table-cell>
          <table:table-cell office:value-type="float" office:value="19.863" calcext:value-type="float">
            <text:p>19.863</text:p>
          </table:table-cell>
          <table:table-cell office:value-type="float" office:value="12.671" calcext:value-type="float">
            <text:p>12.671</text:p>
          </table:table-cell>
          <table:table-cell office:value-type="float" office:value="8.575" calcext:value-type="float">
            <text:p>8.575</text:p>
          </table:table-cell>
          <table:table-cell office:value-type="float" office:value="15.82" calcext:value-type="float">
            <text:p>15.82</text:p>
          </table:table-cell>
          <table:table-cell office:value-type="float" office:value="20.256" calcext:value-type="float">
            <text:p>20.256</text:p>
          </table:table-cell>
          <table:table-cell office:value-type="float" office:value="32.213" calcext:value-type="float">
            <text:p>32.213</text:p>
          </table:table-cell>
          <table:table-cell office:value-type="float" office:value="18.251" calcext:value-type="float">
            <text:p>18.251</text:p>
          </table:table-cell>
          <table:table-cell office:value-type="float" office:value="0.000000274900109976789" calcext:value-type="float">
            <text:p>2.75E-07</text:p>
          </table:table-cell>
          <table:table-cell office:value-type="float" office:value="49856618" calcext:value-type="float">
            <text:p>4985661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76-15.0</text:p>
          </table:table-cell>
          <table:table-cell table:number-columns-repeated="2"/>
          <table:table-cell office:value-type="float" office:value="9.42" calcext:value-type="float">
            <text:p>9.42</text:p>
          </table:table-cell>
          <table:table-cell office:value-type="float" office:value="14.001" calcext:value-type="float">
            <text:p>14.001</text:p>
          </table:table-cell>
          <table:table-cell office:value-type="float" office:value="14.495" calcext:value-type="float">
            <text:p>14.495</text:p>
          </table:table-cell>
          <table:table-cell office:value-type="float" office:value="8.955" calcext:value-type="float">
            <text:p>8.955</text:p>
          </table:table-cell>
          <table:table-cell office:value-type="float" office:value="11.011" calcext:value-type="float">
            <text:p>11.011</text:p>
          </table:table-cell>
          <table:table-cell office:value-type="float" office:value="17.052" calcext:value-type="float">
            <text:p>17.052</text:p>
          </table:table-cell>
          <table:table-cell office:value-type="float" office:value="14.189" calcext:value-type="float">
            <text:p>14.189</text:p>
          </table:table-cell>
          <table:table-cell office:value-type="float" office:value="11.993" calcext:value-type="float">
            <text:p>11.993</text:p>
          </table:table-cell>
          <table:table-cell office:value-type="float" office:value="7.683" calcext:value-type="float">
            <text:p>7.683</text:p>
          </table:table-cell>
          <table:table-cell office:value-type="float" office:value="11.148" calcext:value-type="float">
            <text:p>11.148</text:p>
          </table:table-cell>
          <table:table-cell office:value-type="float" office:value="13.756" calcext:value-type="float">
            <text:p>13.756</text:p>
          </table:table-cell>
          <table:table-cell office:value-type="float" office:value="8.413" calcext:value-type="float">
            <text:p>8.413</text:p>
          </table:table-cell>
          <table:table-cell office:value-type="float" office:value="7.761" calcext:value-type="float">
            <text:p>7.761</text:p>
          </table:table-cell>
          <table:table-cell office:value-type="float" office:value="19.91" calcext:value-type="float">
            <text:p>19.91</text:p>
          </table:table-cell>
          <table:table-cell office:value-type="float" office:value="12.653" calcext:value-type="float">
            <text:p>12.653</text:p>
          </table:table-cell>
          <table:table-cell office:value-type="float" office:value="8.534" calcext:value-type="float">
            <text:p>8.534</text:p>
          </table:table-cell>
          <table:table-cell office:value-type="float" office:value="15.815" calcext:value-type="float">
            <text:p>15.815</text:p>
          </table:table-cell>
          <table:table-cell office:value-type="float" office:value="20.189" calcext:value-type="float">
            <text:p>20.189</text:p>
          </table:table-cell>
          <table:table-cell office:value-type="float" office:value="32.548" calcext:value-type="float">
            <text:p>32.548</text:p>
          </table:table-cell>
          <table:table-cell office:value-type="float" office:value="18.279" calcext:value-type="float">
            <text:p>18.279</text:p>
          </table:table-cell>
          <table:table-cell office:value-type="float" office:value="0.000000275617576402973" calcext:value-type="float">
            <text:p>2.76E-07</text:p>
          </table:table-cell>
          <table:table-cell office:value-type="float" office:value="50092403" calcext:value-type="float">
            <text:p>500924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94-22.5</text:p>
          </table:table-cell>
          <table:table-cell table:number-columns-repeated="2"/>
          <table:table-cell office:value-type="float" office:value="9.429" calcext:value-type="float">
            <text:p>9.429</text:p>
          </table:table-cell>
          <table:table-cell office:value-type="float" office:value="13.835" calcext:value-type="float">
            <text:p>13.835</text:p>
          </table:table-cell>
          <table:table-cell office:value-type="float" office:value="14.367" calcext:value-type="float">
            <text:p>14.367</text:p>
          </table:table-cell>
          <table:table-cell office:value-type="float" office:value="8.366" calcext:value-type="float">
            <text:p>8.366</text:p>
          </table:table-cell>
          <table:table-cell office:value-type="float" office:value="10.796" calcext:value-type="float">
            <text:p>10.796</text:p>
          </table:table-cell>
          <table:table-cell office:value-type="float" office:value="17.078" calcext:value-type="float">
            <text:p>17.078</text:p>
          </table:table-cell>
          <table:table-cell office:value-type="float" office:value="14.281" calcext:value-type="float">
            <text:p>14.281</text:p>
          </table:table-cell>
          <table:table-cell office:value-type="float" office:value="12.085" calcext:value-type="float">
            <text:p>12.085</text:p>
          </table:table-cell>
          <table:table-cell office:value-type="float" office:value="7.649" calcext:value-type="float">
            <text:p>7.649</text:p>
          </table:table-cell>
          <table:table-cell office:value-type="float" office:value="11.132" calcext:value-type="float">
            <text:p>11.132</text:p>
          </table:table-cell>
          <table:table-cell office:value-type="float" office:value="13.679" calcext:value-type="float">
            <text:p>13.679</text:p>
          </table:table-cell>
          <table:table-cell office:value-type="float" office:value="8.458" calcext:value-type="float">
            <text:p>8.458</text:p>
          </table:table-cell>
          <table:table-cell office:value-type="float" office:value="7.753" calcext:value-type="float">
            <text:p>7.753</text:p>
          </table:table-cell>
          <table:table-cell office:value-type="float" office:value="19.991" calcext:value-type="float">
            <text:p>19.991</text:p>
          </table:table-cell>
          <table:table-cell office:value-type="float" office:value="12.739" calcext:value-type="float">
            <text:p>12.739</text:p>
          </table:table-cell>
          <table:table-cell office:value-type="float" office:value="8.557" calcext:value-type="float">
            <text:p>8.557</text:p>
          </table:table-cell>
          <table:table-cell office:value-type="float" office:value="15.802" calcext:value-type="float">
            <text:p>15.802</text:p>
          </table:table-cell>
          <table:table-cell office:value-type="float" office:value="20.285" calcext:value-type="float">
            <text:p>20.285</text:p>
          </table:table-cell>
          <table:table-cell office:value-type="float" office:value="32.608" calcext:value-type="float">
            <text:p>32.608</text:p>
          </table:table-cell>
          <table:table-cell office:value-type="float" office:value="18.239" calcext:value-type="float">
            <text:p>18.239</text:p>
          </table:table-cell>
          <table:table-cell office:value-type="float" office:value="0.000000275543674495127" calcext:value-type="float">
            <text:p>2.76E-07</text:p>
          </table:table-cell>
          <table:table-cell office:value-type="float" office:value="49939370" calcext:value-type="float">
            <text:p>4993937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34-32.5</text:p>
          </table:table-cell>
          <table:table-cell table:number-columns-repeated="2"/>
          <table:table-cell office:value-type="float" office:value="9.374" calcext:value-type="float">
            <text:p>9.374</text:p>
          </table:table-cell>
          <table:table-cell office:value-type="float" office:value="14.666" calcext:value-type="float">
            <text:p>14.666</text:p>
          </table:table-cell>
          <table:table-cell office:value-type="float" office:value="14.002" calcext:value-type="float">
            <text:p>14.002</text:p>
          </table:table-cell>
          <table:table-cell office:value-type="float" office:value="8.519" calcext:value-type="float">
            <text:p>8.519</text:p>
          </table:table-cell>
          <table:table-cell office:value-type="float" office:value="10.87" calcext:value-type="float">
            <text:p>10.87</text:p>
          </table:table-cell>
          <table:table-cell office:value-type="float" office:value="16.816" calcext:value-type="float">
            <text:p>16.816</text:p>
          </table:table-cell>
          <table:table-cell office:value-type="float" office:value="14.272" calcext:value-type="float">
            <text:p>14.272</text:p>
          </table:table-cell>
          <table:table-cell office:value-type="float" office:value="11.939" calcext:value-type="float">
            <text:p>11.939</text:p>
          </table:table-cell>
          <table:table-cell office:value-type="float" office:value="7.841" calcext:value-type="float">
            <text:p>7.841</text:p>
          </table:table-cell>
          <table:table-cell office:value-type="float" office:value="11.39" calcext:value-type="float">
            <text:p>11.39</text:p>
          </table:table-cell>
          <table:table-cell office:value-type="float" office:value="13.576" calcext:value-type="float">
            <text:p>13.576</text:p>
          </table:table-cell>
          <table:table-cell office:value-type="float" office:value="8.402" calcext:value-type="float">
            <text:p>8.402</text:p>
          </table:table-cell>
          <table:table-cell office:value-type="float" office:value="7.753" calcext:value-type="float">
            <text:p>7.753</text:p>
          </table:table-cell>
          <table:table-cell office:value-type="float" office:value="19.958" calcext:value-type="float">
            <text:p>19.958</text:p>
          </table:table-cell>
          <table:table-cell office:value-type="float" office:value="12.707" calcext:value-type="float">
            <text:p>12.707</text:p>
          </table:table-cell>
          <table:table-cell office:value-type="float" office:value="8.592" calcext:value-type="float">
            <text:p>8.592</text:p>
          </table:table-cell>
          <table:table-cell office:value-type="float" office:value="15.871" calcext:value-type="float">
            <text:p>15.871</text:p>
          </table:table-cell>
          <table:table-cell office:value-type="float" office:value="20.281" calcext:value-type="float">
            <text:p>20.281</text:p>
          </table:table-cell>
          <table:table-cell office:value-type="float" office:value="32.37" calcext:value-type="float">
            <text:p>32.37</text:p>
          </table:table-cell>
          <table:table-cell office:value-type="float" office:value="18.359" calcext:value-type="float">
            <text:p>18.359</text:p>
          </table:table-cell>
          <table:table-cell office:value-type="float" office:value="0.000000278362329879032" calcext:value-type="float">
            <text:p>2.78E-07</text:p>
          </table:table-cell>
          <table:table-cell office:value-type="float" office:value="49753495" calcext:value-type="float">
            <text:p>4975349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94-27.5</text:p>
          </table:table-cell>
          <table:table-cell table:number-columns-repeated="2"/>
          <table:table-cell office:value-type="float" office:value="9.25" calcext:value-type="float">
            <text:p>9.25</text:p>
          </table:table-cell>
          <table:table-cell office:value-type="float" office:value="13.893" calcext:value-type="float">
            <text:p>13.893</text:p>
          </table:table-cell>
          <table:table-cell office:value-type="float" office:value="14.597" calcext:value-type="float">
            <text:p>14.597</text:p>
          </table:table-cell>
          <table:table-cell office:value-type="float" office:value="8.802" calcext:value-type="float">
            <text:p>8.802</text:p>
          </table:table-cell>
          <table:table-cell office:value-type="float" office:value="11.085" calcext:value-type="float">
            <text:p>11.085</text:p>
          </table:table-cell>
          <table:table-cell office:value-type="float" office:value="17.038" calcext:value-type="float">
            <text:p>17.038</text:p>
          </table:table-cell>
          <table:table-cell office:value-type="float" office:value="14.064" calcext:value-type="float">
            <text:p>14.064</text:p>
          </table:table-cell>
          <table:table-cell office:value-type="float" office:value="11.969" calcext:value-type="float">
            <text:p>11.969</text:p>
          </table:table-cell>
          <table:table-cell office:value-type="float" office:value="7.678" calcext:value-type="float">
            <text:p>7.678</text:p>
          </table:table-cell>
          <table:table-cell office:value-type="float" office:value="11.09" calcext:value-type="float">
            <text:p>11.09</text:p>
          </table:table-cell>
          <table:table-cell office:value-type="float" office:value="13.714" calcext:value-type="float">
            <text:p>13.714</text:p>
          </table:table-cell>
          <table:table-cell office:value-type="float" office:value="8.353" calcext:value-type="float">
            <text:p>8.353</text:p>
          </table:table-cell>
          <table:table-cell office:value-type="float" office:value="7.753" calcext:value-type="float">
            <text:p>7.753</text:p>
          </table:table-cell>
          <table:table-cell office:value-type="float" office:value="19.927" calcext:value-type="float">
            <text:p>19.927</text:p>
          </table:table-cell>
          <table:table-cell office:value-type="float" office:value="12.74" calcext:value-type="float">
            <text:p>12.74</text:p>
          </table:table-cell>
          <table:table-cell office:value-type="float" office:value="8.585" calcext:value-type="float">
            <text:p>8.585</text:p>
          </table:table-cell>
          <table:table-cell office:value-type="float" office:value="15.783" calcext:value-type="float">
            <text:p>15.783</text:p>
          </table:table-cell>
          <table:table-cell office:value-type="float" office:value="20.265" calcext:value-type="float">
            <text:p>20.265</text:p>
          </table:table-cell>
          <table:table-cell office:value-type="float" office:value="32.437" calcext:value-type="float">
            <text:p>32.437</text:p>
          </table:table-cell>
          <table:table-cell office:value-type="float" office:value="18.209" calcext:value-type="float">
            <text:p>18.209</text:p>
          </table:table-cell>
          <table:table-cell office:value-type="float" office:value="0.000000282020813532848" calcext:value-type="float">
            <text:p>2.82E-07</text:p>
          </table:table-cell>
          <table:table-cell office:value-type="float" office:value="49840250" calcext:value-type="float">
            <text:p>498402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70-22.5</text:p>
          </table:table-cell>
          <table:table-cell table:number-columns-repeated="2"/>
          <table:table-cell office:value-type="float" office:value="9.568" calcext:value-type="float">
            <text:p>9.568</text:p>
          </table:table-cell>
          <table:table-cell office:value-type="float" office:value="14.101" calcext:value-type="float">
            <text:p>14.101</text:p>
          </table:table-cell>
          <table:table-cell office:value-type="float" office:value="14.445" calcext:value-type="float">
            <text:p>14.445</text:p>
          </table:table-cell>
          <table:table-cell office:value-type="float" office:value="9.002" calcext:value-type="float">
            <text:p>9.002</text:p>
          </table:table-cell>
          <table:table-cell office:value-type="float" office:value="10.856" calcext:value-type="float">
            <text:p>10.856</text:p>
          </table:table-cell>
          <table:table-cell office:value-type="float" office:value="16.974" calcext:value-type="float">
            <text:p>16.974</text:p>
          </table:table-cell>
          <table:table-cell office:value-type="float" office:value="14.088" calcext:value-type="float">
            <text:p>14.088</text:p>
          </table:table-cell>
          <table:table-cell office:value-type="float" office:value="11.867" calcext:value-type="float">
            <text:p>11.867</text:p>
          </table:table-cell>
          <table:table-cell office:value-type="float" office:value="7.742" calcext:value-type="float">
            <text:p>7.742</text:p>
          </table:table-cell>
          <table:table-cell office:value-type="float" office:value="11.208" calcext:value-type="float">
            <text:p>11.208</text:p>
          </table:table-cell>
          <table:table-cell office:value-type="float" office:value="13.721" calcext:value-type="float">
            <text:p>13.721</text:p>
          </table:table-cell>
          <table:table-cell office:value-type="float" office:value="8.352" calcext:value-type="float">
            <text:p>8.352</text:p>
          </table:table-cell>
          <table:table-cell office:value-type="float" office:value="7.752" calcext:value-type="float">
            <text:p>7.752</text:p>
          </table:table-cell>
          <table:table-cell office:value-type="float" office:value="19.922" calcext:value-type="float">
            <text:p>19.922</text:p>
          </table:table-cell>
          <table:table-cell office:value-type="float" office:value="12.748" calcext:value-type="float">
            <text:p>12.748</text:p>
          </table:table-cell>
          <table:table-cell office:value-type="float" office:value="8.487" calcext:value-type="float">
            <text:p>8.487</text:p>
          </table:table-cell>
          <table:table-cell office:value-type="float" office:value="15.743" calcext:value-type="float">
            <text:p>15.743</text:p>
          </table:table-cell>
          <table:table-cell office:value-type="float" office:value="20.28" calcext:value-type="float">
            <text:p>20.28</text:p>
          </table:table-cell>
          <table:table-cell office:value-type="float" office:value="32.783" calcext:value-type="float">
            <text:p>32.783</text:p>
          </table:table-cell>
          <table:table-cell office:value-type="float" office:value="18.189" calcext:value-type="float">
            <text:p>18.189</text:p>
          </table:table-cell>
          <table:table-cell office:value-type="float" office:value="0.00000027796281663914" calcext:value-type="float">
            <text:p>2.78E-07</text:p>
          </table:table-cell>
          <table:table-cell office:value-type="float" office:value="49943403" calcext:value-type="float">
            <text:p>499434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40-17.5</text:p>
          </table:table-cell>
          <table:table-cell table:number-columns-repeated="2"/>
          <table:table-cell office:value-type="float" office:value="9.448" calcext:value-type="float">
            <text:p>9.448</text:p>
          </table:table-cell>
          <table:table-cell office:value-type="float" office:value="14.294" calcext:value-type="float">
            <text:p>14.294</text:p>
          </table:table-cell>
          <table:table-cell office:value-type="float" office:value="14.157" calcext:value-type="float">
            <text:p>14.157</text:p>
          </table:table-cell>
          <table:table-cell office:value-type="float" office:value="8.373" calcext:value-type="float">
            <text:p>8.373</text:p>
          </table:table-cell>
          <table:table-cell office:value-type="float" office:value="10.766" calcext:value-type="float">
            <text:p>10.766</text:p>
          </table:table-cell>
          <table:table-cell office:value-type="float" office:value="16.769" calcext:value-type="float">
            <text:p>16.769</text:p>
          </table:table-cell>
          <table:table-cell office:value-type="float" office:value="14.058" calcext:value-type="float">
            <text:p>14.058</text:p>
          </table:table-cell>
          <table:table-cell office:value-type="float" office:value="11.83" calcext:value-type="float">
            <text:p>11.83</text:p>
          </table:table-cell>
          <table:table-cell office:value-type="float" office:value="7.755" calcext:value-type="float">
            <text:p>7.755</text:p>
          </table:table-cell>
          <table:table-cell office:value-type="float" office:value="11.236" calcext:value-type="float">
            <text:p>11.236</text:p>
          </table:table-cell>
          <table:table-cell office:value-type="float" office:value="13.633" calcext:value-type="float">
            <text:p>13.633</text:p>
          </table:table-cell>
          <table:table-cell office:value-type="float" office:value="8.283" calcext:value-type="float">
            <text:p>8.283</text:p>
          </table:table-cell>
          <table:table-cell office:value-type="float" office:value="7.752" calcext:value-type="float">
            <text:p>7.752</text:p>
          </table:table-cell>
          <table:table-cell office:value-type="float" office:value="19.916" calcext:value-type="float">
            <text:p>19.916</text:p>
          </table:table-cell>
          <table:table-cell office:value-type="float" office:value="12.649" calcext:value-type="float">
            <text:p>12.649</text:p>
          </table:table-cell>
          <table:table-cell office:value-type="float" office:value="8.54" calcext:value-type="float">
            <text:p>8.54</text:p>
          </table:table-cell>
          <table:table-cell office:value-type="float" office:value="15.851" calcext:value-type="float">
            <text:p>15.851</text:p>
          </table:table-cell>
          <table:table-cell office:value-type="float" office:value="20.215" calcext:value-type="float">
            <text:p>20.215</text:p>
          </table:table-cell>
          <table:table-cell office:value-type="float" office:value="32.353" calcext:value-type="float">
            <text:p>32.353</text:p>
          </table:table-cell>
          <table:table-cell office:value-type="float" office:value="18.269" calcext:value-type="float">
            <text:p>18.269</text:p>
          </table:table-cell>
          <table:table-cell office:value-type="float" office:value="0.00000027489420167663" calcext:value-type="float">
            <text:p>2.75E-07</text:p>
          </table:table-cell>
          <table:table-cell office:value-type="float" office:value="50049434" calcext:value-type="float">
            <text:p>500494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22-30.0</text:p>
          </table:table-cell>
          <table:table-cell table:number-columns-repeated="2"/>
          <table:table-cell office:value-type="float" office:value="9.334" calcext:value-type="float">
            <text:p>9.334</text:p>
          </table:table-cell>
          <table:table-cell office:value-type="float" office:value="14.724" calcext:value-type="float">
            <text:p>14.724</text:p>
          </table:table-cell>
          <table:table-cell office:value-type="float" office:value="14.153" calcext:value-type="float">
            <text:p>14.153</text:p>
          </table:table-cell>
          <table:table-cell office:value-type="float" office:value="8.293" calcext:value-type="float">
            <text:p>8.293</text:p>
          </table:table-cell>
          <table:table-cell office:value-type="float" office:value="10.822" calcext:value-type="float">
            <text:p>10.822</text:p>
          </table:table-cell>
          <table:table-cell office:value-type="float" office:value="16.722" calcext:value-type="float">
            <text:p>16.722</text:p>
          </table:table-cell>
          <table:table-cell office:value-type="float" office:value="14.317" calcext:value-type="float">
            <text:p>14.317</text:p>
          </table:table-cell>
          <table:table-cell office:value-type="float" office:value="11.844" calcext:value-type="float">
            <text:p>11.844</text:p>
          </table:table-cell>
          <table:table-cell office:value-type="float" office:value="7.809" calcext:value-type="float">
            <text:p>7.809</text:p>
          </table:table-cell>
          <table:table-cell office:value-type="float" office:value="11.38" calcext:value-type="float">
            <text:p>11.38</text:p>
          </table:table-cell>
          <table:table-cell office:value-type="float" office:value="13.62" calcext:value-type="float">
            <text:p>13.62</text:p>
          </table:table-cell>
          <table:table-cell office:value-type="float" office:value="8.408" calcext:value-type="float">
            <text:p>8.408</text:p>
          </table:table-cell>
          <table:table-cell office:value-type="float" office:value="7.752" calcext:value-type="float">
            <text:p>7.752</text:p>
          </table:table-cell>
          <table:table-cell office:value-type="float" office:value="19.885" calcext:value-type="float">
            <text:p>19.885</text:p>
          </table:table-cell>
          <table:table-cell office:value-type="float" office:value="12.708" calcext:value-type="float">
            <text:p>12.708</text:p>
          </table:table-cell>
          <table:table-cell office:value-type="float" office:value="8.532" calcext:value-type="float">
            <text:p>8.532</text:p>
          </table:table-cell>
          <table:table-cell office:value-type="float" office:value="15.834" calcext:value-type="float">
            <text:p>15.834</text:p>
          </table:table-cell>
          <table:table-cell office:value-type="float" office:value="20.305" calcext:value-type="float">
            <text:p>20.305</text:p>
          </table:table-cell>
          <table:table-cell office:value-type="float" office:value="32.582" calcext:value-type="float">
            <text:p>32.582</text:p>
          </table:table-cell>
          <table:table-cell office:value-type="float" office:value="18.303" calcext:value-type="float">
            <text:p>18.303</text:p>
          </table:table-cell>
          <table:table-cell office:value-type="float" office:value="0.000000278721025298347" calcext:value-type="float">
            <text:p>2.79E-07</text:p>
          </table:table-cell>
          <table:table-cell office:value-type="float" office:value="49805712" calcext:value-type="float">
            <text:p>4980571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82-20.0</text:p>
          </table:table-cell>
          <table:table-cell table:number-columns-repeated="2"/>
          <table:table-cell office:value-type="float" office:value="9.401" calcext:value-type="float">
            <text:p>9.401</text:p>
          </table:table-cell>
          <table:table-cell office:value-type="float" office:value="13.939" calcext:value-type="float">
            <text:p>13.939</text:p>
          </table:table-cell>
          <table:table-cell office:value-type="float" office:value="14.506" calcext:value-type="float">
            <text:p>14.506</text:p>
          </table:table-cell>
          <table:table-cell office:value-type="float" office:value="8.442" calcext:value-type="float">
            <text:p>8.442</text:p>
          </table:table-cell>
          <table:table-cell office:value-type="float" office:value="10.979" calcext:value-type="float">
            <text:p>10.979</text:p>
          </table:table-cell>
          <table:table-cell office:value-type="float" office:value="16.975" calcext:value-type="float">
            <text:p>16.975</text:p>
          </table:table-cell>
          <table:table-cell office:value-type="float" office:value="14.29" calcext:value-type="float">
            <text:p>14.29</text:p>
          </table:table-cell>
          <table:table-cell office:value-type="float" office:value="12.122" calcext:value-type="float">
            <text:p>12.122</text:p>
          </table:table-cell>
          <table:table-cell office:value-type="float" office:value="7.717" calcext:value-type="float">
            <text:p>7.717</text:p>
          </table:table-cell>
          <table:table-cell office:value-type="float" office:value="11.087" calcext:value-type="float">
            <text:p>11.087</text:p>
          </table:table-cell>
          <table:table-cell office:value-type="float" office:value="13.702" calcext:value-type="float">
            <text:p>13.702</text:p>
          </table:table-cell>
          <table:table-cell office:value-type="float" office:value="8.367" calcext:value-type="float">
            <text:p>8.367</text:p>
          </table:table-cell>
          <table:table-cell office:value-type="float" office:value="7.75" calcext:value-type="float">
            <text:p>7.75</text:p>
          </table:table-cell>
          <table:table-cell office:value-type="float" office:value="19.934" calcext:value-type="float">
            <text:p>19.934</text:p>
          </table:table-cell>
          <table:table-cell office:value-type="float" office:value="12.67" calcext:value-type="float">
            <text:p>12.67</text:p>
          </table:table-cell>
          <table:table-cell office:value-type="float" office:value="8.532" calcext:value-type="float">
            <text:p>8.532</text:p>
          </table:table-cell>
          <table:table-cell office:value-type="float" office:value="15.777" calcext:value-type="float">
            <text:p>15.777</text:p>
          </table:table-cell>
          <table:table-cell office:value-type="float" office:value="20.242" calcext:value-type="float">
            <text:p>20.242</text:p>
          </table:table-cell>
          <table:table-cell office:value-type="float" office:value="32.768" calcext:value-type="float">
            <text:p>32.768</text:p>
          </table:table-cell>
          <table:table-cell office:value-type="float" office:value="18.257" calcext:value-type="float">
            <text:p>18.257</text:p>
          </table:table-cell>
          <table:table-cell office:value-type="float" office:value="0.000000276918280721757" calcext:value-type="float">
            <text:p>2.77E-07</text:p>
          </table:table-cell>
          <table:table-cell office:value-type="float" office:value="49991101" calcext:value-type="float">
            <text:p>4999110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40-30.0</text:p>
          </table:table-cell>
          <table:table-cell table:number-columns-repeated="2"/>
          <table:table-cell office:value-type="float" office:value="9.343" calcext:value-type="float">
            <text:p>9.343</text:p>
          </table:table-cell>
          <table:table-cell office:value-type="float" office:value="14.532" calcext:value-type="float">
            <text:p>14.532</text:p>
          </table:table-cell>
          <table:table-cell office:value-type="float" office:value="14.274" calcext:value-type="float">
            <text:p>14.274</text:p>
          </table:table-cell>
          <table:table-cell office:value-type="float" office:value="8.606" calcext:value-type="float">
            <text:p>8.606</text:p>
          </table:table-cell>
          <table:table-cell office:value-type="float" office:value="10.972" calcext:value-type="float">
            <text:p>10.972</text:p>
          </table:table-cell>
          <table:table-cell office:value-type="float" office:value="16.857" calcext:value-type="float">
            <text:p>16.857</text:p>
          </table:table-cell>
          <table:table-cell office:value-type="float" office:value="14.205" calcext:value-type="float">
            <text:p>14.205</text:p>
          </table:table-cell>
          <table:table-cell office:value-type="float" office:value="11.957" calcext:value-type="float">
            <text:p>11.957</text:p>
          </table:table-cell>
          <table:table-cell office:value-type="float" office:value="7.786" calcext:value-type="float">
            <text:p>7.786</text:p>
          </table:table-cell>
          <table:table-cell office:value-type="float" office:value="11.366" calcext:value-type="float">
            <text:p>11.366</text:p>
          </table:table-cell>
          <table:table-cell office:value-type="float" office:value="13.641" calcext:value-type="float">
            <text:p>13.641</text:p>
          </table:table-cell>
          <table:table-cell office:value-type="float" office:value="8.281" calcext:value-type="float">
            <text:p>8.281</text:p>
          </table:table-cell>
          <table:table-cell office:value-type="float" office:value="7.75" calcext:value-type="float">
            <text:p>7.75</text:p>
          </table:table-cell>
          <table:table-cell office:value-type="float" office:value="19.957" calcext:value-type="float">
            <text:p>19.957</text:p>
          </table:table-cell>
          <table:table-cell office:value-type="float" office:value="12.766" calcext:value-type="float">
            <text:p>12.766</text:p>
          </table:table-cell>
          <table:table-cell office:value-type="float" office:value="8.572" calcext:value-type="float">
            <text:p>8.572</text:p>
          </table:table-cell>
          <table:table-cell office:value-type="float" office:value="15.819" calcext:value-type="float">
            <text:p>15.819</text:p>
          </table:table-cell>
          <table:table-cell office:value-type="float" office:value="20.323" calcext:value-type="float">
            <text:p>20.323</text:p>
          </table:table-cell>
          <table:table-cell office:value-type="float" office:value="32.477" calcext:value-type="float">
            <text:p>32.477</text:p>
          </table:table-cell>
          <table:table-cell office:value-type="float" office:value="18.325" calcext:value-type="float">
            <text:p>18.325</text:p>
          </table:table-cell>
          <table:table-cell office:value-type="float" office:value="0.000000278243420278503" calcext:value-type="float">
            <text:p>2.78E-07</text:p>
          </table:table-cell>
          <table:table-cell office:value-type="float" office:value="49801204" calcext:value-type="float">
            <text:p>4980120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300-20.0</text:p>
          </table:table-cell>
          <table:table-cell table:number-columns-repeated="2"/>
          <table:table-cell office:value-type="float" office:value="9.201" calcext:value-type="float">
            <text:p>9.201</text:p>
          </table:table-cell>
          <table:table-cell office:value-type="float" office:value="13.759" calcext:value-type="float">
            <text:p>13.759</text:p>
          </table:table-cell>
          <table:table-cell office:value-type="float" office:value="14.609" calcext:value-type="float">
            <text:p>14.609</text:p>
          </table:table-cell>
          <table:table-cell office:value-type="float" office:value="8.754" calcext:value-type="float">
            <text:p>8.754</text:p>
          </table:table-cell>
          <table:table-cell office:value-type="float" office:value="11.099" calcext:value-type="float">
            <text:p>11.099</text:p>
          </table:table-cell>
          <table:table-cell office:value-type="float" office:value="17.053" calcext:value-type="float">
            <text:p>17.053</text:p>
          </table:table-cell>
          <table:table-cell office:value-type="float" office:value="14.212" calcext:value-type="float">
            <text:p>14.212</text:p>
          </table:table-cell>
          <table:table-cell office:value-type="float" office:value="12.061" calcext:value-type="float">
            <text:p>12.061</text:p>
          </table:table-cell>
          <table:table-cell office:value-type="float" office:value="7.678" calcext:value-type="float">
            <text:p>7.678</text:p>
          </table:table-cell>
          <table:table-cell office:value-type="float" office:value="11.116" calcext:value-type="float">
            <text:p>11.116</text:p>
          </table:table-cell>
          <table:table-cell office:value-type="float" office:value="13.753" calcext:value-type="float">
            <text:p>13.753</text:p>
          </table:table-cell>
          <table:table-cell office:value-type="float" office:value="8.367" calcext:value-type="float">
            <text:p>8.367</text:p>
          </table:table-cell>
          <table:table-cell office:value-type="float" office:value="7.749" calcext:value-type="float">
            <text:p>7.749</text:p>
          </table:table-cell>
          <table:table-cell office:value-type="float" office:value="19.936" calcext:value-type="float">
            <text:p>19.936</text:p>
          </table:table-cell>
          <table:table-cell office:value-type="float" office:value="12.674" calcext:value-type="float">
            <text:p>12.674</text:p>
          </table:table-cell>
          <table:table-cell office:value-type="float" office:value="8.51" calcext:value-type="float">
            <text:p>8.51</text:p>
          </table:table-cell>
          <table:table-cell office:value-type="float" office:value="15.789" calcext:value-type="float">
            <text:p>15.789</text:p>
          </table:table-cell>
          <table:table-cell office:value-type="float" office:value="20.224" calcext:value-type="float">
            <text:p>20.224</text:p>
          </table:table-cell>
          <table:table-cell office:value-type="float" office:value="32.853" calcext:value-type="float">
            <text:p>32.853</text:p>
          </table:table-cell>
          <table:table-cell office:value-type="float" office:value="18.229" calcext:value-type="float">
            <text:p>18.229</text:p>
          </table:table-cell>
          <table:table-cell office:value-type="float" office:value="0.00000028053604018135" calcext:value-type="float">
            <text:p>2.81E-07</text:p>
          </table:table-cell>
          <table:table-cell office:value-type="float" office:value="49988274" calcext:value-type="float">
            <text:p>499882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58-17.5</text:p>
          </table:table-cell>
          <table:table-cell table:number-columns-repeated="2"/>
          <table:table-cell office:value-type="float" office:value="9.581" calcext:value-type="float">
            <text:p>9.581</text:p>
          </table:table-cell>
          <table:table-cell office:value-type="float" office:value="14.217" calcext:value-type="float">
            <text:p>14.217</text:p>
          </table:table-cell>
          <table:table-cell office:value-type="float" office:value="14.121" calcext:value-type="float">
            <text:p>14.121</text:p>
          </table:table-cell>
          <table:table-cell office:value-type="float" office:value="8.718" calcext:value-type="float">
            <text:p>8.718</text:p>
          </table:table-cell>
          <table:table-cell office:value-type="float" office:value="10.836" calcext:value-type="float">
            <text:p>10.836</text:p>
          </table:table-cell>
          <table:table-cell office:value-type="float" office:value="16.912" calcext:value-type="float">
            <text:p>16.912</text:p>
          </table:table-cell>
          <table:table-cell office:value-type="float" office:value="14.237" calcext:value-type="float">
            <text:p>14.237</text:p>
          </table:table-cell>
          <table:table-cell office:value-type="float" office:value="11.976" calcext:value-type="float">
            <text:p>11.976</text:p>
          </table:table-cell>
          <table:table-cell office:value-type="float" office:value="7.761" calcext:value-type="float">
            <text:p>7.761</text:p>
          </table:table-cell>
          <table:table-cell office:value-type="float" office:value="11.186" calcext:value-type="float">
            <text:p>11.186</text:p>
          </table:table-cell>
          <table:table-cell office:value-type="float" office:value="13.612" calcext:value-type="float">
            <text:p>13.612</text:p>
          </table:table-cell>
          <table:table-cell office:value-type="float" office:value="8.413" calcext:value-type="float">
            <text:p>8.413</text:p>
          </table:table-cell>
          <table:table-cell office:value-type="float" office:value="7.748" calcext:value-type="float">
            <text:p>7.748</text:p>
          </table:table-cell>
          <table:table-cell office:value-type="float" office:value="19.925" calcext:value-type="float">
            <text:p>19.925</text:p>
          </table:table-cell>
          <table:table-cell office:value-type="float" office:value="12.661" calcext:value-type="float">
            <text:p>12.661</text:p>
          </table:table-cell>
          <table:table-cell office:value-type="float" office:value="8.468" calcext:value-type="float">
            <text:p>8.468</text:p>
          </table:table-cell>
          <table:table-cell office:value-type="float" office:value="15.826" calcext:value-type="float">
            <text:p>15.826</text:p>
          </table:table-cell>
          <table:table-cell office:value-type="float" office:value="20.188" calcext:value-type="float">
            <text:p>20.188</text:p>
          </table:table-cell>
          <table:table-cell office:value-type="float" office:value="32.47" calcext:value-type="float">
            <text:p>32.47</text:p>
          </table:table-cell>
          <table:table-cell office:value-type="float" office:value="18.252" calcext:value-type="float">
            <text:p>18.252</text:p>
          </table:table-cell>
          <table:table-cell office:value-type="float" office:value="0.000000277214352288799" calcext:value-type="float">
            <text:p>2.77E-07</text:p>
          </table:table-cell>
          <table:table-cell office:value-type="float" office:value="50045534" calcext:value-type="float">
            <text:p>500455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22-15.0</text:p>
          </table:table-cell>
          <table:table-cell table:number-columns-repeated="2"/>
          <table:table-cell office:value-type="float" office:value="9.522" calcext:value-type="float">
            <text:p>9.522</text:p>
          </table:table-cell>
          <table:table-cell office:value-type="float" office:value="14.699" calcext:value-type="float">
            <text:p>14.699</text:p>
          </table:table-cell>
          <table:table-cell office:value-type="float" office:value="14.085" calcext:value-type="float">
            <text:p>14.085</text:p>
          </table:table-cell>
          <table:table-cell office:value-type="float" office:value="8.268" calcext:value-type="float">
            <text:p>8.268</text:p>
          </table:table-cell>
          <table:table-cell office:value-type="float" office:value="10.82" calcext:value-type="float">
            <text:p>10.82</text:p>
          </table:table-cell>
          <table:table-cell office:value-type="float" office:value="16.647" calcext:value-type="float">
            <text:p>16.647</text:p>
          </table:table-cell>
          <table:table-cell office:value-type="float" office:value="14.163" calcext:value-type="float">
            <text:p>14.163</text:p>
          </table:table-cell>
          <table:table-cell office:value-type="float" office:value="11.983" calcext:value-type="float">
            <text:p>11.983</text:p>
          </table:table-cell>
          <table:table-cell office:value-type="float" office:value="7.878" calcext:value-type="float">
            <text:p>7.878</text:p>
          </table:table-cell>
          <table:table-cell office:value-type="float" office:value="11.369" calcext:value-type="float">
            <text:p>11.369</text:p>
          </table:table-cell>
          <table:table-cell office:value-type="float" office:value="13.602" calcext:value-type="float">
            <text:p>13.602</text:p>
          </table:table-cell>
          <table:table-cell office:value-type="float" office:value="8.344" calcext:value-type="float">
            <text:p>8.344</text:p>
          </table:table-cell>
          <table:table-cell office:value-type="float" office:value="7.746" calcext:value-type="float">
            <text:p>7.746</text:p>
          </table:table-cell>
          <table:table-cell office:value-type="float" office:value="19.864" calcext:value-type="float">
            <text:p>19.864</text:p>
          </table:table-cell>
          <table:table-cell office:value-type="float" office:value="12.627" calcext:value-type="float">
            <text:p>12.627</text:p>
          </table:table-cell>
          <table:table-cell office:value-type="float" office:value="8.437" calcext:value-type="float">
            <text:p>8.437</text:p>
          </table:table-cell>
          <table:table-cell office:value-type="float" office:value="15.789" calcext:value-type="float">
            <text:p>15.789</text:p>
          </table:table-cell>
          <table:table-cell office:value-type="float" office:value="20.208" calcext:value-type="float">
            <text:p>20.208</text:p>
          </table:table-cell>
          <table:table-cell office:value-type="float" office:value="32.382" calcext:value-type="float">
            <text:p>32.382</text:p>
          </table:table-cell>
          <table:table-cell office:value-type="float" office:value="18.27" calcext:value-type="float">
            <text:p>18.27</text:p>
          </table:table-cell>
          <table:table-cell office:value-type="float" office:value="0.000000274657337824345" calcext:value-type="float">
            <text:p>2.75E-07</text:p>
          </table:table-cell>
          <table:table-cell office:value-type="float" office:value="50103863" calcext:value-type="float">
            <text:p>501038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64-25.0</text:p>
          </table:table-cell>
          <table:table-cell table:number-columns-repeated="2"/>
          <table:table-cell office:value-type="float" office:value="9.483" calcext:value-type="float">
            <text:p>9.483</text:p>
          </table:table-cell>
          <table:table-cell office:value-type="float" office:value="14.177" calcext:value-type="float">
            <text:p>14.177</text:p>
          </table:table-cell>
          <table:table-cell office:value-type="float" office:value="14.387" calcext:value-type="float">
            <text:p>14.387</text:p>
          </table:table-cell>
          <table:table-cell office:value-type="float" office:value="8.441" calcext:value-type="float">
            <text:p>8.441</text:p>
          </table:table-cell>
          <table:table-cell office:value-type="float" office:value="11.039" calcext:value-type="float">
            <text:p>11.039</text:p>
          </table:table-cell>
          <table:table-cell office:value-type="float" office:value="16.958" calcext:value-type="float">
            <text:p>16.958</text:p>
          </table:table-cell>
          <table:table-cell office:value-type="float" office:value="14.235" calcext:value-type="float">
            <text:p>14.235</text:p>
          </table:table-cell>
          <table:table-cell office:value-type="float" office:value="11.982" calcext:value-type="float">
            <text:p>11.982</text:p>
          </table:table-cell>
          <table:table-cell office:value-type="float" office:value="7.653" calcext:value-type="float">
            <text:p>7.653</text:p>
          </table:table-cell>
          <table:table-cell office:value-type="float" office:value="11.143" calcext:value-type="float">
            <text:p>11.143</text:p>
          </table:table-cell>
          <table:table-cell office:value-type="float" office:value="13.676" calcext:value-type="float">
            <text:p>13.676</text:p>
          </table:table-cell>
          <table:table-cell office:value-type="float" office:value="8.389" calcext:value-type="float">
            <text:p>8.389</text:p>
          </table:table-cell>
          <table:table-cell office:value-type="float" office:value="7.746" calcext:value-type="float">
            <text:p>7.746</text:p>
          </table:table-cell>
          <table:table-cell office:value-type="float" office:value="19.897" calcext:value-type="float">
            <text:p>19.897</text:p>
          </table:table-cell>
          <table:table-cell office:value-type="float" office:value="12.731" calcext:value-type="float">
            <text:p>12.731</text:p>
          </table:table-cell>
          <table:table-cell office:value-type="float" office:value="8.543" calcext:value-type="float">
            <text:p>8.543</text:p>
          </table:table-cell>
          <table:table-cell office:value-type="float" office:value="15.804" calcext:value-type="float">
            <text:p>15.804</text:p>
          </table:table-cell>
          <table:table-cell office:value-type="float" office:value="20.27" calcext:value-type="float">
            <text:p>20.27</text:p>
          </table:table-cell>
          <table:table-cell office:value-type="float" office:value="32.563" calcext:value-type="float">
            <text:p>32.563</text:p>
          </table:table-cell>
          <table:table-cell office:value-type="float" office:value="18.268" calcext:value-type="float">
            <text:p>18.268</text:p>
          </table:table-cell>
          <table:table-cell office:value-type="float" office:value="0.000000277956508395697" calcext:value-type="float">
            <text:p>2.78E-07</text:p>
          </table:table-cell>
          <table:table-cell office:value-type="float" office:value="49894730" calcext:value-type="float">
            <text:p>4989473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40-15.0</text:p>
          </table:table-cell>
          <table:table-cell table:number-columns-repeated="2"/>
          <table:table-cell office:value-type="float" office:value="9.658" calcext:value-type="float">
            <text:p>9.658</text:p>
          </table:table-cell>
          <table:table-cell office:value-type="float" office:value="14.301" calcext:value-type="float">
            <text:p>14.301</text:p>
          </table:table-cell>
          <table:table-cell office:value-type="float" office:value="14.049" calcext:value-type="float">
            <text:p>14.049</text:p>
          </table:table-cell>
          <table:table-cell office:value-type="float" office:value="8.529" calcext:value-type="float">
            <text:p>8.529</text:p>
          </table:table-cell>
          <table:table-cell office:value-type="float" office:value="10.811" calcext:value-type="float">
            <text:p>10.811</text:p>
          </table:table-cell>
          <table:table-cell office:value-type="float" office:value="16.672" calcext:value-type="float">
            <text:p>16.672</text:p>
          </table:table-cell>
          <table:table-cell office:value-type="float" office:value="14.14" calcext:value-type="float">
            <text:p>14.14</text:p>
          </table:table-cell>
          <table:table-cell office:value-type="float" office:value="11.923" calcext:value-type="float">
            <text:p>11.923</text:p>
          </table:table-cell>
          <table:table-cell office:value-type="float" office:value="7.788" calcext:value-type="float">
            <text:p>7.788</text:p>
          </table:table-cell>
          <table:table-cell office:value-type="float" office:value="11.184" calcext:value-type="float">
            <text:p>11.184</text:p>
          </table:table-cell>
          <table:table-cell office:value-type="float" office:value="13.503" calcext:value-type="float">
            <text:p>13.503</text:p>
          </table:table-cell>
          <table:table-cell office:value-type="float" office:value="8.353" calcext:value-type="float">
            <text:p>8.353</text:p>
          </table:table-cell>
          <table:table-cell office:value-type="float" office:value="7.745" calcext:value-type="float">
            <text:p>7.745</text:p>
          </table:table-cell>
          <table:table-cell office:value-type="float" office:value="19.878" calcext:value-type="float">
            <text:p>19.878</text:p>
          </table:table-cell>
          <table:table-cell office:value-type="float" office:value="12.649" calcext:value-type="float">
            <text:p>12.649</text:p>
          </table:table-cell>
          <table:table-cell office:value-type="float" office:value="8.528" calcext:value-type="float">
            <text:p>8.528</text:p>
          </table:table-cell>
          <table:table-cell office:value-type="float" office:value="15.811" calcext:value-type="float">
            <text:p>15.811</text:p>
          </table:table-cell>
          <table:table-cell office:value-type="float" office:value="20.215" calcext:value-type="float">
            <text:p>20.215</text:p>
          </table:table-cell>
          <table:table-cell office:value-type="float" office:value="32.445" calcext:value-type="float">
            <text:p>32.445</text:p>
          </table:table-cell>
          <table:table-cell office:value-type="float" office:value="18.281" calcext:value-type="float">
            <text:p>18.281</text:p>
          </table:table-cell>
          <table:table-cell office:value-type="float" office:value="0.000000274014601876718" calcext:value-type="float">
            <text:p>2.74E-07</text:p>
          </table:table-cell>
          <table:table-cell office:value-type="float" office:value="50099562" calcext:value-type="float">
            <text:p>500995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70-17.5</text:p>
          </table:table-cell>
          <table:table-cell table:number-columns-repeated="2"/>
          <table:table-cell office:value-type="float" office:value="9.513" calcext:value-type="float">
            <text:p>9.513</text:p>
          </table:table-cell>
          <table:table-cell office:value-type="float" office:value="14.038" calcext:value-type="float">
            <text:p>14.038</text:p>
          </table:table-cell>
          <table:table-cell office:value-type="float" office:value="14.308" calcext:value-type="float">
            <text:p>14.308</text:p>
          </table:table-cell>
          <table:table-cell office:value-type="float" office:value="8.37" calcext:value-type="float">
            <text:p>8.37</text:p>
          </table:table-cell>
          <table:table-cell office:value-type="float" office:value="11.02" calcext:value-type="float">
            <text:p>11.02</text:p>
          </table:table-cell>
          <table:table-cell office:value-type="float" office:value="17.011" calcext:value-type="float">
            <text:p>17.011</text:p>
          </table:table-cell>
          <table:table-cell office:value-type="float" office:value="14.3" calcext:value-type="float">
            <text:p>14.3</text:p>
          </table:table-cell>
          <table:table-cell office:value-type="float" office:value="12.078" calcext:value-type="float">
            <text:p>12.078</text:p>
          </table:table-cell>
          <table:table-cell office:value-type="float" office:value="7.64" calcext:value-type="float">
            <text:p>7.64</text:p>
          </table:table-cell>
          <table:table-cell office:value-type="float" office:value="11.096" calcext:value-type="float">
            <text:p>11.096</text:p>
          </table:table-cell>
          <table:table-cell office:value-type="float" office:value="13.662" calcext:value-type="float">
            <text:p>13.662</text:p>
          </table:table-cell>
          <table:table-cell office:value-type="float" office:value="8.423" calcext:value-type="float">
            <text:p>8.423</text:p>
          </table:table-cell>
          <table:table-cell office:value-type="float" office:value="7.743" calcext:value-type="float">
            <text:p>7.743</text:p>
          </table:table-cell>
          <table:table-cell office:value-type="float" office:value="19.901" calcext:value-type="float">
            <text:p>19.901</text:p>
          </table:table-cell>
          <table:table-cell office:value-type="float" office:value="12.682" calcext:value-type="float">
            <text:p>12.682</text:p>
          </table:table-cell>
          <table:table-cell office:value-type="float" office:value="8.587" calcext:value-type="float">
            <text:p>8.587</text:p>
          </table:table-cell>
          <table:table-cell office:value-type="float" office:value="15.848" calcext:value-type="float">
            <text:p>15.848</text:p>
          </table:table-cell>
          <table:table-cell office:value-type="float" office:value="20.2" calcext:value-type="float">
            <text:p>20.2</text:p>
          </table:table-cell>
          <table:table-cell office:value-type="float" office:value="32.315" calcext:value-type="float">
            <text:p>32.315</text:p>
          </table:table-cell>
          <table:table-cell office:value-type="float" office:value="18.279" calcext:value-type="float">
            <text:p>18.279</text:p>
          </table:table-cell>
          <table:table-cell office:value-type="float" office:value="0.000000275418119702881" calcext:value-type="float">
            <text:p>2.75E-07</text:p>
          </table:table-cell>
          <table:table-cell office:value-type="float" office:value="50043402" calcext:value-type="float">
            <text:p>5004340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34-20.0</text:p>
          </table:table-cell>
          <table:table-cell table:number-columns-repeated="2"/>
          <table:table-cell office:value-type="float" office:value="9.373" calcext:value-type="float">
            <text:p>9.373</text:p>
          </table:table-cell>
          <table:table-cell office:value-type="float" office:value="14.6" calcext:value-type="float">
            <text:p>14.6</text:p>
          </table:table-cell>
          <table:table-cell office:value-type="float" office:value="14.009" calcext:value-type="float">
            <text:p>14.009</text:p>
          </table:table-cell>
          <table:table-cell office:value-type="float" office:value="8.451" calcext:value-type="float">
            <text:p>8.451</text:p>
          </table:table-cell>
          <table:table-cell office:value-type="float" office:value="10.834" calcext:value-type="float">
            <text:p>10.834</text:p>
          </table:table-cell>
          <table:table-cell office:value-type="float" office:value="16.835" calcext:value-type="float">
            <text:p>16.835</text:p>
          </table:table-cell>
          <table:table-cell office:value-type="float" office:value="14.275" calcext:value-type="float">
            <text:p>14.275</text:p>
          </table:table-cell>
          <table:table-cell office:value-type="float" office:value="11.901" calcext:value-type="float">
            <text:p>11.901</text:p>
          </table:table-cell>
          <table:table-cell office:value-type="float" office:value="7.747" calcext:value-type="float">
            <text:p>7.747</text:p>
          </table:table-cell>
          <table:table-cell office:value-type="float" office:value="11.332" calcext:value-type="float">
            <text:p>11.332</text:p>
          </table:table-cell>
          <table:table-cell office:value-type="float" office:value="13.612" calcext:value-type="float">
            <text:p>13.612</text:p>
          </table:table-cell>
          <table:table-cell office:value-type="float" office:value="8.399" calcext:value-type="float">
            <text:p>8.399</text:p>
          </table:table-cell>
          <table:table-cell office:value-type="float" office:value="7.743" calcext:value-type="float">
            <text:p>7.743</text:p>
          </table:table-cell>
          <table:table-cell office:value-type="float" office:value="19.9" calcext:value-type="float">
            <text:p>19.9</text:p>
          </table:table-cell>
          <table:table-cell office:value-type="float" office:value="12.658" calcext:value-type="float">
            <text:p>12.658</text:p>
          </table:table-cell>
          <table:table-cell office:value-type="float" office:value="8.535" calcext:value-type="float">
            <text:p>8.535</text:p>
          </table:table-cell>
          <table:table-cell office:value-type="float" office:value="15.848" calcext:value-type="float">
            <text:p>15.848</text:p>
          </table:table-cell>
          <table:table-cell office:value-type="float" office:value="20.228" calcext:value-type="float">
            <text:p>20.228</text:p>
          </table:table-cell>
          <table:table-cell office:value-type="float" office:value="32.457" calcext:value-type="float">
            <text:p>32.457</text:p>
          </table:table-cell>
          <table:table-cell office:value-type="float" office:value="18.253" calcext:value-type="float">
            <text:p>18.253</text:p>
          </table:table-cell>
          <table:table-cell office:value-type="float" office:value="0.000000276129910873778" calcext:value-type="float">
            <text:p>2.76E-07</text:p>
          </table:table-cell>
          <table:table-cell office:value-type="float" office:value="50000715" calcext:value-type="float">
            <text:p>5000071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46-32.5</text:p>
          </table:table-cell>
          <table:table-cell table:number-columns-repeated="2"/>
          <table:table-cell office:value-type="float" office:value="9.335" calcext:value-type="float">
            <text:p>9.335</text:p>
          </table:table-cell>
          <table:table-cell office:value-type="float" office:value="14.524" calcext:value-type="float">
            <text:p>14.524</text:p>
          </table:table-cell>
          <table:table-cell office:value-type="float" office:value="14.175" calcext:value-type="float">
            <text:p>14.175</text:p>
          </table:table-cell>
          <table:table-cell office:value-type="float" office:value="8.425" calcext:value-type="float">
            <text:p>8.425</text:p>
          </table:table-cell>
          <table:table-cell office:value-type="float" office:value="10.989" calcext:value-type="float">
            <text:p>10.989</text:p>
          </table:table-cell>
          <table:table-cell office:value-type="float" office:value="16.925" calcext:value-type="float">
            <text:p>16.925</text:p>
          </table:table-cell>
          <table:table-cell office:value-type="float" office:value="14.144" calcext:value-type="float">
            <text:p>14.144</text:p>
          </table:table-cell>
          <table:table-cell office:value-type="float" office:value="11.86" calcext:value-type="float">
            <text:p>11.86</text:p>
          </table:table-cell>
          <table:table-cell office:value-type="float" office:value="7.773" calcext:value-type="float">
            <text:p>7.773</text:p>
          </table:table-cell>
          <table:table-cell office:value-type="float" office:value="11.354" calcext:value-type="float">
            <text:p>11.354</text:p>
          </table:table-cell>
          <table:table-cell office:value-type="float" office:value="13.626" calcext:value-type="float">
            <text:p>13.626</text:p>
          </table:table-cell>
          <table:table-cell office:value-type="float" office:value="8.342" calcext:value-type="float">
            <text:p>8.342</text:p>
          </table:table-cell>
          <table:table-cell office:value-type="float" office:value="7.743" calcext:value-type="float">
            <text:p>7.743</text:p>
          </table:table-cell>
          <table:table-cell office:value-type="float" office:value="19.917" calcext:value-type="float">
            <text:p>19.917</text:p>
          </table:table-cell>
          <table:table-cell office:value-type="float" office:value="12.71" calcext:value-type="float">
            <text:p>12.71</text:p>
          </table:table-cell>
          <table:table-cell office:value-type="float" office:value="8.561" calcext:value-type="float">
            <text:p>8.561</text:p>
          </table:table-cell>
          <table:table-cell office:value-type="float" office:value="15.879" calcext:value-type="float">
            <text:p>15.879</text:p>
          </table:table-cell>
          <table:table-cell office:value-type="float" office:value="20.278" calcext:value-type="float">
            <text:p>20.278</text:p>
          </table:table-cell>
          <table:table-cell office:value-type="float" office:value="32.252" calcext:value-type="float">
            <text:p>32.252</text:p>
          </table:table-cell>
          <table:table-cell office:value-type="float" office:value="18.296" calcext:value-type="float">
            <text:p>18.296</text:p>
          </table:table-cell>
          <table:table-cell office:value-type="float" office:value="0.000000277046638729019" calcext:value-type="float">
            <text:p>2.77E-07</text:p>
          </table:table-cell>
          <table:table-cell office:value-type="float" office:value="49750493" calcext:value-type="float">
            <text:p>4975049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64-15.0</text:p>
          </table:table-cell>
          <table:table-cell table:number-columns-repeated="2"/>
          <table:table-cell office:value-type="float" office:value="9.373" calcext:value-type="float">
            <text:p>9.373</text:p>
          </table:table-cell>
          <table:table-cell office:value-type="float" office:value="14.12" calcext:value-type="float">
            <text:p>14.12</text:p>
          </table:table-cell>
          <table:table-cell office:value-type="float" office:value="14.401" calcext:value-type="float">
            <text:p>14.401</text:p>
          </table:table-cell>
          <table:table-cell office:value-type="float" office:value="8.509" calcext:value-type="float">
            <text:p>8.509</text:p>
          </table:table-cell>
          <table:table-cell office:value-type="float" office:value="11.008" calcext:value-type="float">
            <text:p>11.008</text:p>
          </table:table-cell>
          <table:table-cell office:value-type="float" office:value="16.966" calcext:value-type="float">
            <text:p>16.966</text:p>
          </table:table-cell>
          <table:table-cell office:value-type="float" office:value="14.162" calcext:value-type="float">
            <text:p>14.162</text:p>
          </table:table-cell>
          <table:table-cell office:value-type="float" office:value="11.919" calcext:value-type="float">
            <text:p>11.919</text:p>
          </table:table-cell>
          <table:table-cell office:value-type="float" office:value="7.661" calcext:value-type="float">
            <text:p>7.661</text:p>
          </table:table-cell>
          <table:table-cell office:value-type="float" office:value="11.132" calcext:value-type="float">
            <text:p>11.132</text:p>
          </table:table-cell>
          <table:table-cell office:value-type="float" office:value="13.706" calcext:value-type="float">
            <text:p>13.706</text:p>
          </table:table-cell>
          <table:table-cell office:value-type="float" office:value="8.402" calcext:value-type="float">
            <text:p>8.402</text:p>
          </table:table-cell>
          <table:table-cell office:value-type="float" office:value="7.742" calcext:value-type="float">
            <text:p>7.742</text:p>
          </table:table-cell>
          <table:table-cell office:value-type="float" office:value="19.921" calcext:value-type="float">
            <text:p>19.921</text:p>
          </table:table-cell>
          <table:table-cell office:value-type="float" office:value="12.656" calcext:value-type="float">
            <text:p>12.656</text:p>
          </table:table-cell>
          <table:table-cell office:value-type="float" office:value="8.447" calcext:value-type="float">
            <text:p>8.447</text:p>
          </table:table-cell>
          <table:table-cell office:value-type="float" office:value="15.836" calcext:value-type="float">
            <text:p>15.836</text:p>
          </table:table-cell>
          <table:table-cell office:value-type="float" office:value="20.215" calcext:value-type="float">
            <text:p>20.215</text:p>
          </table:table-cell>
          <table:table-cell office:value-type="float" office:value="32.635" calcext:value-type="float">
            <text:p>32.635</text:p>
          </table:table-cell>
          <table:table-cell office:value-type="float" office:value="18.298" calcext:value-type="float">
            <text:p>18.298</text:p>
          </table:table-cell>
          <table:table-cell office:value-type="float" office:value="0.000000276834138165004" calcext:value-type="float">
            <text:p>2.77E-07</text:p>
          </table:table-cell>
          <table:table-cell office:value-type="float" office:value="50094540" calcext:value-type="float">
            <text:p>5009454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40-27.5</text:p>
          </table:table-cell>
          <table:table-cell table:number-columns-repeated="2"/>
          <table:table-cell office:value-type="float" office:value="9.532" calcext:value-type="float">
            <text:p>9.532</text:p>
          </table:table-cell>
          <table:table-cell office:value-type="float" office:value="14.332" calcext:value-type="float">
            <text:p>14.332</text:p>
          </table:table-cell>
          <table:table-cell office:value-type="float" office:value="14.112" calcext:value-type="float">
            <text:p>14.112</text:p>
          </table:table-cell>
          <table:table-cell office:value-type="float" office:value="8.684" calcext:value-type="float">
            <text:p>8.684</text:p>
          </table:table-cell>
          <table:table-cell office:value-type="float" office:value="10.761" calcext:value-type="float">
            <text:p>10.761</text:p>
          </table:table-cell>
          <table:table-cell office:value-type="float" office:value="16.751" calcext:value-type="float">
            <text:p>16.751</text:p>
          </table:table-cell>
          <table:table-cell office:value-type="float" office:value="13.979" calcext:value-type="float">
            <text:p>13.979</text:p>
          </table:table-cell>
          <table:table-cell office:value-type="float" office:value="11.825" calcext:value-type="float">
            <text:p>11.825</text:p>
          </table:table-cell>
          <table:table-cell office:value-type="float" office:value="7.772" calcext:value-type="float">
            <text:p>7.772</text:p>
          </table:table-cell>
          <table:table-cell office:value-type="float" office:value="11.247" calcext:value-type="float">
            <text:p>11.247</text:p>
          </table:table-cell>
          <table:table-cell office:value-type="float" office:value="13.533" calcext:value-type="float">
            <text:p>13.533</text:p>
          </table:table-cell>
          <table:table-cell office:value-type="float" office:value="8.327" calcext:value-type="float">
            <text:p>8.327</text:p>
          </table:table-cell>
          <table:table-cell office:value-type="float" office:value="7.741" calcext:value-type="float">
            <text:p>7.741</text:p>
          </table:table-cell>
          <table:table-cell office:value-type="float" office:value="19.916" calcext:value-type="float">
            <text:p>19.916</text:p>
          </table:table-cell>
          <table:table-cell office:value-type="float" office:value="12.735" calcext:value-type="float">
            <text:p>12.735</text:p>
          </table:table-cell>
          <table:table-cell office:value-type="float" office:value="8.574" calcext:value-type="float">
            <text:p>8.574</text:p>
          </table:table-cell>
          <table:table-cell office:value-type="float" office:value="15.865" calcext:value-type="float">
            <text:p>15.865</text:p>
          </table:table-cell>
          <table:table-cell office:value-type="float" office:value="20.3" calcext:value-type="float">
            <text:p>20.3</text:p>
          </table:table-cell>
          <table:table-cell office:value-type="float" office:value="32.425" calcext:value-type="float">
            <text:p>32.425</text:p>
          </table:table-cell>
          <table:table-cell office:value-type="float" office:value="18.284" calcext:value-type="float">
            <text:p>18.284</text:p>
          </table:table-cell>
          <table:table-cell office:value-type="float" office:value="0.000000275107091165574" calcext:value-type="float">
            <text:p>2.75E-07</text:p>
          </table:table-cell>
          <table:table-cell office:value-type="float" office:value="49850368" calcext:value-type="float">
            <text:p>4985036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34-22.5</text:p>
          </table:table-cell>
          <table:table-cell table:number-columns-repeated="2"/>
          <table:table-cell office:value-type="float" office:value="9.633" calcext:value-type="float">
            <text:p>9.633</text:p>
          </table:table-cell>
          <table:table-cell office:value-type="float" office:value="14.495" calcext:value-type="float">
            <text:p>14.495</text:p>
          </table:table-cell>
          <table:table-cell office:value-type="float" office:value="13.985" calcext:value-type="float">
            <text:p>13.985</text:p>
          </table:table-cell>
          <table:table-cell office:value-type="float" office:value="8.506" calcext:value-type="float">
            <text:p>8.506</text:p>
          </table:table-cell>
          <table:table-cell office:value-type="float" office:value="10.818" calcext:value-type="float">
            <text:p>10.818</text:p>
          </table:table-cell>
          <table:table-cell office:value-type="float" office:value="16.762" calcext:value-type="float">
            <text:p>16.762</text:p>
          </table:table-cell>
          <table:table-cell office:value-type="float" office:value="14.211" calcext:value-type="float">
            <text:p>14.211</text:p>
          </table:table-cell>
          <table:table-cell office:value-type="float" office:value="11.933" calcext:value-type="float">
            <text:p>11.933</text:p>
          </table:table-cell>
          <table:table-cell office:value-type="float" office:value="7.736" calcext:value-type="float">
            <text:p>7.736</text:p>
          </table:table-cell>
          <table:table-cell office:value-type="float" office:value="11.259" calcext:value-type="float">
            <text:p>11.259</text:p>
          </table:table-cell>
          <table:table-cell office:value-type="float" office:value="13.613" calcext:value-type="float">
            <text:p>13.613</text:p>
          </table:table-cell>
          <table:table-cell office:value-type="float" office:value="8.39" calcext:value-type="float">
            <text:p>8.39</text:p>
          </table:table-cell>
          <table:table-cell office:value-type="float" office:value="7.739" calcext:value-type="float">
            <text:p>7.739</text:p>
          </table:table-cell>
          <table:table-cell office:value-type="float" office:value="19.879" calcext:value-type="float">
            <text:p>19.879</text:p>
          </table:table-cell>
          <table:table-cell office:value-type="float" office:value="12.713" calcext:value-type="float">
            <text:p>12.713</text:p>
          </table:table-cell>
          <table:table-cell office:value-type="float" office:value="8.562" calcext:value-type="float">
            <text:p>8.562</text:p>
          </table:table-cell>
          <table:table-cell office:value-type="float" office:value="15.825" calcext:value-type="float">
            <text:p>15.825</text:p>
          </table:table-cell>
          <table:table-cell office:value-type="float" office:value="20.253" calcext:value-type="float">
            <text:p>20.253</text:p>
          </table:table-cell>
          <table:table-cell office:value-type="float" office:value="32.362" calcext:value-type="float">
            <text:p>32.362</text:p>
          </table:table-cell>
          <table:table-cell office:value-type="float" office:value="18.231" calcext:value-type="float">
            <text:p>18.231</text:p>
          </table:table-cell>
          <table:table-cell office:value-type="float" office:value="0.00000027618444286173" calcext:value-type="float">
            <text:p>2.76E-07</text:p>
          </table:table-cell>
          <table:table-cell office:value-type="float" office:value="49950895" calcext:value-type="float">
            <text:p>4995089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76-22.5</text:p>
          </table:table-cell>
          <table:table-cell table:number-columns-repeated="2"/>
          <table:table-cell office:value-type="float" office:value="9.515" calcext:value-type="float">
            <text:p>9.515</text:p>
          </table:table-cell>
          <table:table-cell office:value-type="float" office:value="14.016" calcext:value-type="float">
            <text:p>14.016</text:p>
          </table:table-cell>
          <table:table-cell office:value-type="float" office:value="14.503" calcext:value-type="float">
            <text:p>14.503</text:p>
          </table:table-cell>
          <table:table-cell office:value-type="float" office:value="8.801" calcext:value-type="float">
            <text:p>8.801</text:p>
          </table:table-cell>
          <table:table-cell office:value-type="float" office:value="10.693" calcext:value-type="float">
            <text:p>10.693</text:p>
          </table:table-cell>
          <table:table-cell office:value-type="float" office:value="17.045" calcext:value-type="float">
            <text:p>17.045</text:p>
          </table:table-cell>
          <table:table-cell office:value-type="float" office:value="14.145" calcext:value-type="float">
            <text:p>14.145</text:p>
          </table:table-cell>
          <table:table-cell office:value-type="float" office:value="11.951" calcext:value-type="float">
            <text:p>11.951</text:p>
          </table:table-cell>
          <table:table-cell office:value-type="float" office:value="7.777" calcext:value-type="float">
            <text:p>7.777</text:p>
          </table:table-cell>
          <table:table-cell office:value-type="float" office:value="11.146" calcext:value-type="float">
            <text:p>11.146</text:p>
          </table:table-cell>
          <table:table-cell office:value-type="float" office:value="13.73" calcext:value-type="float">
            <text:p>13.73</text:p>
          </table:table-cell>
          <table:table-cell office:value-type="float" office:value="8.364" calcext:value-type="float">
            <text:p>8.364</text:p>
          </table:table-cell>
          <table:table-cell office:value-type="float" office:value="7.735" calcext:value-type="float">
            <text:p>7.735</text:p>
          </table:table-cell>
          <table:table-cell office:value-type="float" office:value="19.959" calcext:value-type="float">
            <text:p>19.959</text:p>
          </table:table-cell>
          <table:table-cell office:value-type="float" office:value="12.75" calcext:value-type="float">
            <text:p>12.75</text:p>
          </table:table-cell>
          <table:table-cell office:value-type="float" office:value="8.618" calcext:value-type="float">
            <text:p>8.618</text:p>
          </table:table-cell>
          <table:table-cell office:value-type="float" office:value="15.792" calcext:value-type="float">
            <text:p>15.792</text:p>
          </table:table-cell>
          <table:table-cell office:value-type="float" office:value="20.293" calcext:value-type="float">
            <text:p>20.293</text:p>
          </table:table-cell>
          <table:table-cell office:value-type="float" office:value="32.77" calcext:value-type="float">
            <text:p>32.77</text:p>
          </table:table-cell>
          <table:table-cell office:value-type="float" office:value="18.239" calcext:value-type="float">
            <text:p>18.239</text:p>
          </table:table-cell>
          <table:table-cell office:value-type="float" office:value="0.000000278445036590866" calcext:value-type="float">
            <text:p>2.78E-07</text:p>
          </table:table-cell>
          <table:table-cell office:value-type="float" office:value="49942269" calcext:value-type="float">
            <text:p>499422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46-20.0</text:p>
          </table:table-cell>
          <table:table-cell table:number-columns-repeated="2"/>
          <table:table-cell office:value-type="float" office:value="9.366" calcext:value-type="float">
            <text:p>9.366</text:p>
          </table:table-cell>
          <table:table-cell office:value-type="float" office:value="14.304" calcext:value-type="float">
            <text:p>14.304</text:p>
          </table:table-cell>
          <table:table-cell office:value-type="float" office:value="14.1" calcext:value-type="float">
            <text:p>14.1</text:p>
          </table:table-cell>
          <table:table-cell office:value-type="float" office:value="8.594" calcext:value-type="float">
            <text:p>8.594</text:p>
          </table:table-cell>
          <table:table-cell office:value-type="float" office:value="10.862" calcext:value-type="float">
            <text:p>10.862</text:p>
          </table:table-cell>
          <table:table-cell office:value-type="float" office:value="16.891" calcext:value-type="float">
            <text:p>16.891</text:p>
          </table:table-cell>
          <table:table-cell office:value-type="float" office:value="14.07" calcext:value-type="float">
            <text:p>14.07</text:p>
          </table:table-cell>
          <table:table-cell office:value-type="float" office:value="11.911" calcext:value-type="float">
            <text:p>11.911</text:p>
          </table:table-cell>
          <table:table-cell office:value-type="float" office:value="7.769" calcext:value-type="float">
            <text:p>7.769</text:p>
          </table:table-cell>
          <table:table-cell office:value-type="float" office:value="11.225" calcext:value-type="float">
            <text:p>11.225</text:p>
          </table:table-cell>
          <table:table-cell office:value-type="float" office:value="13.64" calcext:value-type="float">
            <text:p>13.64</text:p>
          </table:table-cell>
          <table:table-cell office:value-type="float" office:value="8.368" calcext:value-type="float">
            <text:p>8.368</text:p>
          </table:table-cell>
          <table:table-cell office:value-type="float" office:value="7.734" calcext:value-type="float">
            <text:p>7.734</text:p>
          </table:table-cell>
          <table:table-cell office:value-type="float" office:value="19.914" calcext:value-type="float">
            <text:p>19.914</text:p>
          </table:table-cell>
          <table:table-cell office:value-type="float" office:value="12.675" calcext:value-type="float">
            <text:p>12.675</text:p>
          </table:table-cell>
          <table:table-cell office:value-type="float" office:value="8.596" calcext:value-type="float">
            <text:p>8.596</text:p>
          </table:table-cell>
          <table:table-cell office:value-type="float" office:value="15.826" calcext:value-type="float">
            <text:p>15.826</text:p>
          </table:table-cell>
          <table:table-cell office:value-type="float" office:value="20.231" calcext:value-type="float">
            <text:p>20.231</text:p>
          </table:table-cell>
          <table:table-cell office:value-type="float" office:value="32.225" calcext:value-type="float">
            <text:p>32.225</text:p>
          </table:table-cell>
          <table:table-cell office:value-type="float" office:value="18.205" calcext:value-type="float">
            <text:p>18.205</text:p>
          </table:table-cell>
          <table:table-cell office:value-type="float" office:value="0.000000275977429812422" calcext:value-type="float">
            <text:p>2.76E-07</text:p>
          </table:table-cell>
          <table:table-cell office:value-type="float" office:value="49997987" calcext:value-type="float">
            <text:p>4999798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300-32.5</text:p>
          </table:table-cell>
          <table:table-cell table:number-columns-repeated="2"/>
          <table:table-cell office:value-type="float" office:value="9.475" calcext:value-type="float">
            <text:p>9.475</text:p>
          </table:table-cell>
          <table:table-cell office:value-type="float" office:value="13.916" calcext:value-type="float">
            <text:p>13.916</text:p>
          </table:table-cell>
          <table:table-cell office:value-type="float" office:value="14.421" calcext:value-type="float">
            <text:p>14.421</text:p>
          </table:table-cell>
          <table:table-cell office:value-type="float" office:value="8.486" calcext:value-type="float">
            <text:p>8.486</text:p>
          </table:table-cell>
          <table:table-cell office:value-type="float" office:value="10.654" calcext:value-type="float">
            <text:p>10.654</text:p>
          </table:table-cell>
          <table:table-cell office:value-type="float" office:value="17.124" calcext:value-type="float">
            <text:p>17.124</text:p>
          </table:table-cell>
          <table:table-cell office:value-type="float" office:value="14.223" calcext:value-type="float">
            <text:p>14.223</text:p>
          </table:table-cell>
          <table:table-cell office:value-type="float" office:value="11.998" calcext:value-type="float">
            <text:p>11.998</text:p>
          </table:table-cell>
          <table:table-cell office:value-type="float" office:value="7.698" calcext:value-type="float">
            <text:p>7.698</text:p>
          </table:table-cell>
          <table:table-cell office:value-type="float" office:value="11.149" calcext:value-type="float">
            <text:p>11.149</text:p>
          </table:table-cell>
          <table:table-cell office:value-type="float" office:value="13.659" calcext:value-type="float">
            <text:p>13.659</text:p>
          </table:table-cell>
          <table:table-cell office:value-type="float" office:value="8.437" calcext:value-type="float">
            <text:p>8.437</text:p>
          </table:table-cell>
          <table:table-cell office:value-type="float" office:value="7.733" calcext:value-type="float">
            <text:p>7.733</text:p>
          </table:table-cell>
          <table:table-cell office:value-type="float" office:value="19.926" calcext:value-type="float">
            <text:p>19.926</text:p>
          </table:table-cell>
          <table:table-cell office:value-type="float" office:value="12.751" calcext:value-type="float">
            <text:p>12.751</text:p>
          </table:table-cell>
          <table:table-cell office:value-type="float" office:value="8.55" calcext:value-type="float">
            <text:p>8.55</text:p>
          </table:table-cell>
          <table:table-cell office:value-type="float" office:value="15.783" calcext:value-type="float">
            <text:p>15.783</text:p>
          </table:table-cell>
          <table:table-cell office:value-type="float" office:value="20.27" calcext:value-type="float">
            <text:p>20.27</text:p>
          </table:table-cell>
          <table:table-cell office:value-type="float" office:value="32.413" calcext:value-type="float">
            <text:p>32.413</text:p>
          </table:table-cell>
          <table:table-cell office:value-type="float" office:value="18.162" calcext:value-type="float">
            <text:p>18.162</text:p>
          </table:table-cell>
          <table:table-cell office:value-type="float" office:value="0.000000278058742789754" calcext:value-type="float">
            <text:p>2.78E-07</text:p>
          </table:table-cell>
          <table:table-cell office:value-type="float" office:value="49740551" calcext:value-type="float">
            <text:p>4974055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46-30.0</text:p>
          </table:table-cell>
          <table:table-cell table:number-columns-repeated="2"/>
          <table:table-cell office:value-type="float" office:value="9.387" calcext:value-type="float">
            <text:p>9.387</text:p>
          </table:table-cell>
          <table:table-cell office:value-type="float" office:value="14.37" calcext:value-type="float">
            <text:p>14.37</text:p>
          </table:table-cell>
          <table:table-cell office:value-type="float" office:value="14.098" calcext:value-type="float">
            <text:p>14.098</text:p>
          </table:table-cell>
          <table:table-cell office:value-type="float" office:value="8.602" calcext:value-type="float">
            <text:p>8.602</text:p>
          </table:table-cell>
          <table:table-cell office:value-type="float" office:value="10.775" calcext:value-type="float">
            <text:p>10.775</text:p>
          </table:table-cell>
          <table:table-cell office:value-type="float" office:value="16.864" calcext:value-type="float">
            <text:p>16.864</text:p>
          </table:table-cell>
          <table:table-cell office:value-type="float" office:value="13.998" calcext:value-type="float">
            <text:p>13.998</text:p>
          </table:table-cell>
          <table:table-cell office:value-type="float" office:value="11.83" calcext:value-type="float">
            <text:p>11.83</text:p>
          </table:table-cell>
          <table:table-cell office:value-type="float" office:value="7.757" calcext:value-type="float">
            <text:p>7.757</text:p>
          </table:table-cell>
          <table:table-cell office:value-type="float" office:value="11.274" calcext:value-type="float">
            <text:p>11.274</text:p>
          </table:table-cell>
          <table:table-cell office:value-type="float" office:value="13.614" calcext:value-type="float">
            <text:p>13.614</text:p>
          </table:table-cell>
          <table:table-cell office:value-type="float" office:value="8.356" calcext:value-type="float">
            <text:p>8.356</text:p>
          </table:table-cell>
          <table:table-cell office:value-type="float" office:value="7.733" calcext:value-type="float">
            <text:p>7.733</text:p>
          </table:table-cell>
          <table:table-cell office:value-type="float" office:value="19.955" calcext:value-type="float">
            <text:p>19.955</text:p>
          </table:table-cell>
          <table:table-cell office:value-type="float" office:value="12.719" calcext:value-type="float">
            <text:p>12.719</text:p>
          </table:table-cell>
          <table:table-cell office:value-type="float" office:value="8.543" calcext:value-type="float">
            <text:p>8.543</text:p>
          </table:table-cell>
          <table:table-cell office:value-type="float" office:value="15.826" calcext:value-type="float">
            <text:p>15.826</text:p>
          </table:table-cell>
          <table:table-cell office:value-type="float" office:value="20.289" calcext:value-type="float">
            <text:p>20.289</text:p>
          </table:table-cell>
          <table:table-cell office:value-type="float" office:value="32.344" calcext:value-type="float">
            <text:p>32.344</text:p>
          </table:table-cell>
          <table:table-cell office:value-type="float" office:value="18.272" calcext:value-type="float">
            <text:p>18.272</text:p>
          </table:table-cell>
          <table:table-cell office:value-type="float" office:value="0.000000277453706948164" calcext:value-type="float">
            <text:p>2.77E-07</text:p>
          </table:table-cell>
          <table:table-cell office:value-type="float" office:value="49799646" calcext:value-type="float">
            <text:p>4979964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88-20.0</text:p>
          </table:table-cell>
          <table:table-cell table:number-columns-repeated="2"/>
          <table:table-cell office:value-type="float" office:value="9.21" calcext:value-type="float">
            <text:p>9.21</text:p>
          </table:table-cell>
          <table:table-cell office:value-type="float" office:value="13.886" calcext:value-type="float">
            <text:p>13.886</text:p>
          </table:table-cell>
          <table:table-cell office:value-type="float" office:value="14.431" calcext:value-type="float">
            <text:p>14.431</text:p>
          </table:table-cell>
          <table:table-cell office:value-type="float" office:value="8.357" calcext:value-type="float">
            <text:p>8.357</text:p>
          </table:table-cell>
          <table:table-cell office:value-type="float" office:value="11.073" calcext:value-type="float">
            <text:p>11.073</text:p>
          </table:table-cell>
          <table:table-cell office:value-type="float" office:value="17.069" calcext:value-type="float">
            <text:p>17.069</text:p>
          </table:table-cell>
          <table:table-cell office:value-type="float" office:value="14.264" calcext:value-type="float">
            <text:p>14.264</text:p>
          </table:table-cell>
          <table:table-cell office:value-type="float" office:value="12.143" calcext:value-type="float">
            <text:p>12.143</text:p>
          </table:table-cell>
          <table:table-cell office:value-type="float" office:value="7.687" calcext:value-type="float">
            <text:p>7.687</text:p>
          </table:table-cell>
          <table:table-cell office:value-type="float" office:value="11.113" calcext:value-type="float">
            <text:p>11.113</text:p>
          </table:table-cell>
          <table:table-cell office:value-type="float" office:value="13.697" calcext:value-type="float">
            <text:p>13.697</text:p>
          </table:table-cell>
          <table:table-cell office:value-type="float" office:value="8.347" calcext:value-type="float">
            <text:p>8.347</text:p>
          </table:table-cell>
          <table:table-cell office:value-type="float" office:value="7.727" calcext:value-type="float">
            <text:p>7.727</text:p>
          </table:table-cell>
          <table:table-cell office:value-type="float" office:value="19.946" calcext:value-type="float">
            <text:p>19.946</text:p>
          </table:table-cell>
          <table:table-cell office:value-type="float" office:value="12.73" calcext:value-type="float">
            <text:p>12.73</text:p>
          </table:table-cell>
          <table:table-cell office:value-type="float" office:value="8.577" calcext:value-type="float">
            <text:p>8.577</text:p>
          </table:table-cell>
          <table:table-cell office:value-type="float" office:value="15.777" calcext:value-type="float">
            <text:p>15.777</text:p>
          </table:table-cell>
          <table:table-cell office:value-type="float" office:value="20.27" calcext:value-type="float">
            <text:p>20.27</text:p>
          </table:table-cell>
          <table:table-cell office:value-type="float" office:value="32.362" calcext:value-type="float">
            <text:p>32.362</text:p>
          </table:table-cell>
          <table:table-cell office:value-type="float" office:value="18.231" calcext:value-type="float">
            <text:p>18.231</text:p>
          </table:table-cell>
          <table:table-cell office:value-type="float" office:value="0.00000027511163163225" calcext:value-type="float">
            <text:p>2.75E-07</text:p>
          </table:table-cell>
          <table:table-cell office:value-type="float" office:value="49990353" calcext:value-type="float">
            <text:p>4999035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52-15.0</text:p>
          </table:table-cell>
          <table:table-cell table:number-columns-repeated="2"/>
          <table:table-cell office:value-type="float" office:value="9.306" calcext:value-type="float">
            <text:p>9.306</text:p>
          </table:table-cell>
          <table:table-cell office:value-type="float" office:value="14.306" calcext:value-type="float">
            <text:p>14.306</text:p>
          </table:table-cell>
          <table:table-cell office:value-type="float" office:value="14.135" calcext:value-type="float">
            <text:p>14.135</text:p>
          </table:table-cell>
          <table:table-cell office:value-type="float" office:value="8.736" calcext:value-type="float">
            <text:p>8.736</text:p>
          </table:table-cell>
          <table:table-cell office:value-type="float" office:value="10.931" calcext:value-type="float">
            <text:p>10.931</text:p>
          </table:table-cell>
          <table:table-cell office:value-type="float" office:value="16.921" calcext:value-type="float">
            <text:p>16.921</text:p>
          </table:table-cell>
          <table:table-cell office:value-type="float" office:value="14.158" calcext:value-type="float">
            <text:p>14.158</text:p>
          </table:table-cell>
          <table:table-cell office:value-type="float" office:value="11.942" calcext:value-type="float">
            <text:p>11.942</text:p>
          </table:table-cell>
          <table:table-cell office:value-type="float" office:value="7.707" calcext:value-type="float">
            <text:p>7.707</text:p>
          </table:table-cell>
          <table:table-cell office:value-type="float" office:value="11.202" calcext:value-type="float">
            <text:p>11.202</text:p>
          </table:table-cell>
          <table:table-cell office:value-type="float" office:value="13.628" calcext:value-type="float">
            <text:p>13.628</text:p>
          </table:table-cell>
          <table:table-cell office:value-type="float" office:value="8.354" calcext:value-type="float">
            <text:p>8.354</text:p>
          </table:table-cell>
          <table:table-cell office:value-type="float" office:value="7.725" calcext:value-type="float">
            <text:p>7.725</text:p>
          </table:table-cell>
          <table:table-cell office:value-type="float" office:value="19.901" calcext:value-type="float">
            <text:p>19.901</text:p>
          </table:table-cell>
          <table:table-cell office:value-type="float" office:value="12.613" calcext:value-type="float">
            <text:p>12.613</text:p>
          </table:table-cell>
          <table:table-cell office:value-type="float" office:value="8.542" calcext:value-type="float">
            <text:p>8.542</text:p>
          </table:table-cell>
          <table:table-cell office:value-type="float" office:value="15.838" calcext:value-type="float">
            <text:p>15.838</text:p>
          </table:table-cell>
          <table:table-cell office:value-type="float" office:value="20.192" calcext:value-type="float">
            <text:p>20.192</text:p>
          </table:table-cell>
          <table:table-cell office:value-type="float" office:value="32.382" calcext:value-type="float">
            <text:p>32.382</text:p>
          </table:table-cell>
          <table:table-cell office:value-type="float" office:value="18.3" calcext:value-type="float">
            <text:p>18.3</text:p>
          </table:table-cell>
          <table:table-cell office:value-type="float" office:value="0.000000277119396806357" calcext:value-type="float">
            <text:p>2.77E-07</text:p>
          </table:table-cell>
          <table:table-cell office:value-type="float" office:value="50097036" calcext:value-type="float">
            <text:p>5009703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70-20.0</text:p>
          </table:table-cell>
          <table:table-cell table:number-columns-repeated="2"/>
          <table:table-cell office:value-type="float" office:value="9.477" calcext:value-type="float">
            <text:p>9.477</text:p>
          </table:table-cell>
          <table:table-cell office:value-type="float" office:value="14.065" calcext:value-type="float">
            <text:p>14.065</text:p>
          </table:table-cell>
          <table:table-cell office:value-type="float" office:value="14.437" calcext:value-type="float">
            <text:p>14.437</text:p>
          </table:table-cell>
          <table:table-cell office:value-type="float" office:value="8.598" calcext:value-type="float">
            <text:p>8.598</text:p>
          </table:table-cell>
          <table:table-cell office:value-type="float" office:value="10.752" calcext:value-type="float">
            <text:p>10.752</text:p>
          </table:table-cell>
          <table:table-cell office:value-type="float" office:value="17.016" calcext:value-type="float">
            <text:p>17.016</text:p>
          </table:table-cell>
          <table:table-cell office:value-type="float" office:value="14.302" calcext:value-type="float">
            <text:p>14.302</text:p>
          </table:table-cell>
          <table:table-cell office:value-type="float" office:value="11.97" calcext:value-type="float">
            <text:p>11.97</text:p>
          </table:table-cell>
          <table:table-cell office:value-type="float" office:value="7.741" calcext:value-type="float">
            <text:p>7.741</text:p>
          </table:table-cell>
          <table:table-cell office:value-type="float" office:value="11.134" calcext:value-type="float">
            <text:p>11.134</text:p>
          </table:table-cell>
          <table:table-cell office:value-type="float" office:value="13.706" calcext:value-type="float">
            <text:p>13.706</text:p>
          </table:table-cell>
          <table:table-cell office:value-type="float" office:value="8.351" calcext:value-type="float">
            <text:p>8.351</text:p>
          </table:table-cell>
          <table:table-cell office:value-type="float" office:value="7.724" calcext:value-type="float">
            <text:p>7.724</text:p>
          </table:table-cell>
          <table:table-cell office:value-type="float" office:value="19.896" calcext:value-type="float">
            <text:p>19.896</text:p>
          </table:table-cell>
          <table:table-cell office:value-type="float" office:value="12.727" calcext:value-type="float">
            <text:p>12.727</text:p>
          </table:table-cell>
          <table:table-cell office:value-type="float" office:value="8.556" calcext:value-type="float">
            <text:p>8.556</text:p>
          </table:table-cell>
          <table:table-cell office:value-type="float" office:value="15.816" calcext:value-type="float">
            <text:p>15.816</text:p>
          </table:table-cell>
          <table:table-cell office:value-type="float" office:value="20.263" calcext:value-type="float">
            <text:p>20.263</text:p>
          </table:table-cell>
          <table:table-cell office:value-type="float" office:value="32.314" calcext:value-type="float">
            <text:p>32.314</text:p>
          </table:table-cell>
          <table:table-cell office:value-type="float" office:value="18.255" calcext:value-type="float">
            <text:p>18.255</text:p>
          </table:table-cell>
          <table:table-cell office:value-type="float" office:value="0.000000280624016613757" calcext:value-type="float">
            <text:p>2.81E-07</text:p>
          </table:table-cell>
          <table:table-cell office:value-type="float" office:value="49993267" calcext:value-type="float">
            <text:p>4999326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76-30.0</text:p>
          </table:table-cell>
          <table:table-cell table:number-columns-repeated="2"/>
          <table:table-cell office:value-type="float" office:value="9.532" calcext:value-type="float">
            <text:p>9.532</text:p>
          </table:table-cell>
          <table:table-cell office:value-type="float" office:value="14.091" calcext:value-type="float">
            <text:p>14.091</text:p>
          </table:table-cell>
          <table:table-cell office:value-type="float" office:value="14.273" calcext:value-type="float">
            <text:p>14.273</text:p>
          </table:table-cell>
          <table:table-cell office:value-type="float" office:value="8.686" calcext:value-type="float">
            <text:p>8.686</text:p>
          </table:table-cell>
          <table:table-cell office:value-type="float" office:value="10.751" calcext:value-type="float">
            <text:p>10.751</text:p>
          </table:table-cell>
          <table:table-cell office:value-type="float" office:value="17.035" calcext:value-type="float">
            <text:p>17.035</text:p>
          </table:table-cell>
          <table:table-cell office:value-type="float" office:value="14.161" calcext:value-type="float">
            <text:p>14.161</text:p>
          </table:table-cell>
          <table:table-cell office:value-type="float" office:value="11.929" calcext:value-type="float">
            <text:p>11.929</text:p>
          </table:table-cell>
          <table:table-cell office:value-type="float" office:value="7.715" calcext:value-type="float">
            <text:p>7.715</text:p>
          </table:table-cell>
          <table:table-cell office:value-type="float" office:value="11.159" calcext:value-type="float">
            <text:p>11.159</text:p>
          </table:table-cell>
          <table:table-cell office:value-type="float" office:value="13.626" calcext:value-type="float">
            <text:p>13.626</text:p>
          </table:table-cell>
          <table:table-cell office:value-type="float" office:value="8.461" calcext:value-type="float">
            <text:p>8.461</text:p>
          </table:table-cell>
          <table:table-cell office:value-type="float" office:value="7.722" calcext:value-type="float">
            <text:p>7.722</text:p>
          </table:table-cell>
          <table:table-cell office:value-type="float" office:value="19.92" calcext:value-type="float">
            <text:p>19.92</text:p>
          </table:table-cell>
          <table:table-cell office:value-type="float" office:value="12.747" calcext:value-type="float">
            <text:p>12.747</text:p>
          </table:table-cell>
          <table:table-cell office:value-type="float" office:value="8.503" calcext:value-type="float">
            <text:p>8.503</text:p>
          </table:table-cell>
          <table:table-cell office:value-type="float" office:value="15.832" calcext:value-type="float">
            <text:p>15.832</text:p>
          </table:table-cell>
          <table:table-cell office:value-type="float" office:value="20.289" calcext:value-type="float">
            <text:p>20.289</text:p>
          </table:table-cell>
          <table:table-cell office:value-type="float" office:value="32.405" calcext:value-type="float">
            <text:p>32.405</text:p>
          </table:table-cell>
          <table:table-cell office:value-type="float" office:value="18.205" calcext:value-type="float">
            <text:p>18.205</text:p>
          </table:table-cell>
          <table:table-cell office:value-type="float" office:value="0.000000276878603196466" calcext:value-type="float">
            <text:p>2.77E-07</text:p>
          </table:table-cell>
          <table:table-cell office:value-type="float" office:value="49793797" calcext:value-type="float">
            <text:p>497937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88-30.0</text:p>
          </table:table-cell>
          <table:table-cell table:number-columns-repeated="2"/>
          <table:table-cell office:value-type="float" office:value="9.358" calcext:value-type="float">
            <text:p>9.358</text:p>
          </table:table-cell>
          <table:table-cell office:value-type="float" office:value="13.991" calcext:value-type="float">
            <text:p>13.991</text:p>
          </table:table-cell>
          <table:table-cell office:value-type="float" office:value="14.454" calcext:value-type="float">
            <text:p>14.454</text:p>
          </table:table-cell>
          <table:table-cell office:value-type="float" office:value="8.312" calcext:value-type="float">
            <text:p>8.312</text:p>
          </table:table-cell>
          <table:table-cell office:value-type="float" office:value="10.961" calcext:value-type="float">
            <text:p>10.961</text:p>
          </table:table-cell>
          <table:table-cell office:value-type="float" office:value="17.082" calcext:value-type="float">
            <text:p>17.082</text:p>
          </table:table-cell>
          <table:table-cell office:value-type="float" office:value="14.309" calcext:value-type="float">
            <text:p>14.309</text:p>
          </table:table-cell>
          <table:table-cell office:value-type="float" office:value="12.188" calcext:value-type="float">
            <text:p>12.188</text:p>
          </table:table-cell>
          <table:table-cell office:value-type="float" office:value="7.691" calcext:value-type="float">
            <text:p>7.691</text:p>
          </table:table-cell>
          <table:table-cell office:value-type="float" office:value="11.173" calcext:value-type="float">
            <text:p>11.173</text:p>
          </table:table-cell>
          <table:table-cell office:value-type="float" office:value="13.716" calcext:value-type="float">
            <text:p>13.716</text:p>
          </table:table-cell>
          <table:table-cell office:value-type="float" office:value="8.339" calcext:value-type="float">
            <text:p>8.339</text:p>
          </table:table-cell>
          <table:table-cell office:value-type="float" office:value="7.722" calcext:value-type="float">
            <text:p>7.722</text:p>
          </table:table-cell>
          <table:table-cell office:value-type="float" office:value="19.938" calcext:value-type="float">
            <text:p>19.938</text:p>
          </table:table-cell>
          <table:table-cell office:value-type="float" office:value="12.766" calcext:value-type="float">
            <text:p>12.766</text:p>
          </table:table-cell>
          <table:table-cell office:value-type="float" office:value="8.632" calcext:value-type="float">
            <text:p>8.632</text:p>
          </table:table-cell>
          <table:table-cell office:value-type="float" office:value="15.829" calcext:value-type="float">
            <text:p>15.829</text:p>
          </table:table-cell>
          <table:table-cell office:value-type="float" office:value="20.323" calcext:value-type="float">
            <text:p>20.323</text:p>
          </table:table-cell>
          <table:table-cell office:value-type="float" office:value="32.406" calcext:value-type="float">
            <text:p>32.406</text:p>
          </table:table-cell>
          <table:table-cell office:value-type="float" office:value="18.257" calcext:value-type="float">
            <text:p>18.257</text:p>
          </table:table-cell>
          <table:table-cell office:value-type="float" office:value="0.000000277109855819608" calcext:value-type="float">
            <text:p>2.77E-07</text:p>
          </table:table-cell>
          <table:table-cell office:value-type="float" office:value="49791810" calcext:value-type="float">
            <text:p>497918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300-27.5</text:p>
          </table:table-cell>
          <table:table-cell table:number-columns-repeated="2"/>
          <table:table-cell office:value-type="float" office:value="9.444" calcext:value-type="float">
            <text:p>9.444</text:p>
          </table:table-cell>
          <table:table-cell office:value-type="float" office:value="13.77" calcext:value-type="float">
            <text:p>13.77</text:p>
          </table:table-cell>
          <table:table-cell office:value-type="float" office:value="14.558" calcext:value-type="float">
            <text:p>14.558</text:p>
          </table:table-cell>
          <table:table-cell office:value-type="float" office:value="8.861" calcext:value-type="float">
            <text:p>8.861</text:p>
          </table:table-cell>
          <table:table-cell office:value-type="float" office:value="11.054" calcext:value-type="float">
            <text:p>11.054</text:p>
          </table:table-cell>
          <table:table-cell office:value-type="float" office:value="17.055" calcext:value-type="float">
            <text:p>17.055</text:p>
          </table:table-cell>
          <table:table-cell office:value-type="float" office:value="14.075" calcext:value-type="float">
            <text:p>14.075</text:p>
          </table:table-cell>
          <table:table-cell office:value-type="float" office:value="11.94" calcext:value-type="float">
            <text:p>11.94</text:p>
          </table:table-cell>
          <table:table-cell office:value-type="float" office:value="7.657" calcext:value-type="float">
            <text:p>7.657</text:p>
          </table:table-cell>
          <table:table-cell office:value-type="float" office:value="11.064" calcext:value-type="float">
            <text:p>11.064</text:p>
          </table:table-cell>
          <table:table-cell office:value-type="float" office:value="13.713" calcext:value-type="float">
            <text:p>13.713</text:p>
          </table:table-cell>
          <table:table-cell office:value-type="float" office:value="8.368" calcext:value-type="float">
            <text:p>8.368</text:p>
          </table:table-cell>
          <table:table-cell office:value-type="float" office:value="7.721" calcext:value-type="float">
            <text:p>7.721</text:p>
          </table:table-cell>
          <table:table-cell office:value-type="float" office:value="19.928" calcext:value-type="float">
            <text:p>19.928</text:p>
          </table:table-cell>
          <table:table-cell office:value-type="float" office:value="12.745" calcext:value-type="float">
            <text:p>12.745</text:p>
          </table:table-cell>
          <table:table-cell office:value-type="float" office:value="8.561" calcext:value-type="float">
            <text:p>8.561</text:p>
          </table:table-cell>
          <table:table-cell office:value-type="float" office:value="15.781" calcext:value-type="float">
            <text:p>15.781</text:p>
          </table:table-cell>
          <table:table-cell office:value-type="float" office:value="20.268" calcext:value-type="float">
            <text:p>20.268</text:p>
          </table:table-cell>
          <table:table-cell office:value-type="float" office:value="32.68" calcext:value-type="float">
            <text:p>32.68</text:p>
          </table:table-cell>
          <table:table-cell office:value-type="float" office:value="18.228" calcext:value-type="float">
            <text:p>18.228</text:p>
          </table:table-cell>
          <table:table-cell office:value-type="float" office:value="0.000000279956286774172" calcext:value-type="float">
            <text:p>2.80E-07</text:p>
          </table:table-cell>
          <table:table-cell office:value-type="float" office:value="49839279" calcext:value-type="float">
            <text:p>498392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82-30.0</text:p>
          </table:table-cell>
          <table:table-cell table:number-columns-repeated="2"/>
          <table:table-cell office:value-type="float" office:value="9.381" calcext:value-type="float">
            <text:p>9.381</text:p>
          </table:table-cell>
          <table:table-cell office:value-type="float" office:value="14.033" calcext:value-type="float">
            <text:p>14.033</text:p>
          </table:table-cell>
          <table:table-cell office:value-type="float" office:value="14.469" calcext:value-type="float">
            <text:p>14.469</text:p>
          </table:table-cell>
          <table:table-cell office:value-type="float" office:value="8.495" calcext:value-type="float">
            <text:p>8.495</text:p>
          </table:table-cell>
          <table:table-cell office:value-type="float" office:value="10.801" calcext:value-type="float">
            <text:p>10.801</text:p>
          </table:table-cell>
          <table:table-cell office:value-type="float" office:value="16.971" calcext:value-type="float">
            <text:p>16.971</text:p>
          </table:table-cell>
          <table:table-cell office:value-type="float" office:value="14.289" calcext:value-type="float">
            <text:p>14.289</text:p>
          </table:table-cell>
          <table:table-cell office:value-type="float" office:value="12.053" calcext:value-type="float">
            <text:p>12.053</text:p>
          </table:table-cell>
          <table:table-cell office:value-type="float" office:value="7.718" calcext:value-type="float">
            <text:p>7.718</text:p>
          </table:table-cell>
          <table:table-cell office:value-type="float" office:value="11.14" calcext:value-type="float">
            <text:p>11.14</text:p>
          </table:table-cell>
          <table:table-cell office:value-type="float" office:value="13.685" calcext:value-type="float">
            <text:p>13.685</text:p>
          </table:table-cell>
          <table:table-cell office:value-type="float" office:value="8.375" calcext:value-type="float">
            <text:p>8.375</text:p>
          </table:table-cell>
          <table:table-cell office:value-type="float" office:value="7.716" calcext:value-type="float">
            <text:p>7.716</text:p>
          </table:table-cell>
          <table:table-cell office:value-type="float" office:value="19.916" calcext:value-type="float">
            <text:p>19.916</text:p>
          </table:table-cell>
          <table:table-cell office:value-type="float" office:value="12.757" calcext:value-type="float">
            <text:p>12.757</text:p>
          </table:table-cell>
          <table:table-cell office:value-type="float" office:value="8.547" calcext:value-type="float">
            <text:p>8.547</text:p>
          </table:table-cell>
          <table:table-cell office:value-type="float" office:value="15.782" calcext:value-type="float">
            <text:p>15.782</text:p>
          </table:table-cell>
          <table:table-cell office:value-type="float" office:value="20.281" calcext:value-type="float">
            <text:p>20.281</text:p>
          </table:table-cell>
          <table:table-cell office:value-type="float" office:value="32.734" calcext:value-type="float">
            <text:p>32.734</text:p>
          </table:table-cell>
          <table:table-cell office:value-type="float" office:value="18.267" calcext:value-type="float">
            <text:p>18.267</text:p>
          </table:table-cell>
          <table:table-cell office:value-type="float" office:value="0.000000277943961400673" calcext:value-type="float">
            <text:p>2.78E-07</text:p>
          </table:table-cell>
          <table:table-cell office:value-type="float" office:value="49792718" calcext:value-type="float">
            <text:p>4979271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300-22.5</text:p>
          </table:table-cell>
          <table:table-cell table:number-columns-repeated="2"/>
          <table:table-cell office:value-type="float" office:value="9.314" calcext:value-type="float">
            <text:p>9.314</text:p>
          </table:table-cell>
          <table:table-cell office:value-type="float" office:value="13.828" calcext:value-type="float">
            <text:p>13.828</text:p>
          </table:table-cell>
          <table:table-cell office:value-type="float" office:value="14.505" calcext:value-type="float">
            <text:p>14.505</text:p>
          </table:table-cell>
          <table:table-cell office:value-type="float" office:value="8.409" calcext:value-type="float">
            <text:p>8.409</text:p>
          </table:table-cell>
          <table:table-cell office:value-type="float" office:value="10.989" calcext:value-type="float">
            <text:p>10.989</text:p>
          </table:table-cell>
          <table:table-cell office:value-type="float" office:value="17.111" calcext:value-type="float">
            <text:p>17.111</text:p>
          </table:table-cell>
          <table:table-cell office:value-type="float" office:value="14.186" calcext:value-type="float">
            <text:p>14.186</text:p>
          </table:table-cell>
          <table:table-cell office:value-type="float" office:value="12.087" calcext:value-type="float">
            <text:p>12.087</text:p>
          </table:table-cell>
          <table:table-cell office:value-type="float" office:value="7.681" calcext:value-type="float">
            <text:p>7.681</text:p>
          </table:table-cell>
          <table:table-cell office:value-type="float" office:value="11.134" calcext:value-type="float">
            <text:p>11.134</text:p>
          </table:table-cell>
          <table:table-cell office:value-type="float" office:value="13.693" calcext:value-type="float">
            <text:p>13.693</text:p>
          </table:table-cell>
          <table:table-cell office:value-type="float" office:value="8.383" calcext:value-type="float">
            <text:p>8.383</text:p>
          </table:table-cell>
          <table:table-cell office:value-type="float" office:value="7.716" calcext:value-type="float">
            <text:p>7.716</text:p>
          </table:table-cell>
          <table:table-cell office:value-type="float" office:value="19.923" calcext:value-type="float">
            <text:p>19.923</text:p>
          </table:table-cell>
          <table:table-cell office:value-type="float" office:value="12.736" calcext:value-type="float">
            <text:p>12.736</text:p>
          </table:table-cell>
          <table:table-cell office:value-type="float" office:value="8.511" calcext:value-type="float">
            <text:p>8.511</text:p>
          </table:table-cell>
          <table:table-cell office:value-type="float" office:value="15.783" calcext:value-type="float">
            <text:p>15.783</text:p>
          </table:table-cell>
          <table:table-cell office:value-type="float" office:value="20.252" calcext:value-type="float">
            <text:p>20.252</text:p>
          </table:table-cell>
          <table:table-cell office:value-type="float" office:value="32.599" calcext:value-type="float">
            <text:p>32.599</text:p>
          </table:table-cell>
          <table:table-cell office:value-type="float" office:value="18.173" calcext:value-type="float">
            <text:p>18.173</text:p>
          </table:table-cell>
          <table:table-cell office:value-type="float" office:value="0.000000277520124280493" calcext:value-type="float">
            <text:p>2.78E-07</text:p>
          </table:table-cell>
          <table:table-cell office:value-type="float" office:value="49938609" calcext:value-type="float">
            <text:p>499386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300-17.5</text:p>
          </table:table-cell>
          <table:table-cell table:number-columns-repeated="2"/>
          <table:table-cell office:value-type="float" office:value="9.391" calcext:value-type="float">
            <text:p>9.391</text:p>
          </table:table-cell>
          <table:table-cell office:value-type="float" office:value="13.631" calcext:value-type="float">
            <text:p>13.631</text:p>
          </table:table-cell>
          <table:table-cell office:value-type="float" office:value="14.533" calcext:value-type="float">
            <text:p>14.533</text:p>
          </table:table-cell>
          <table:table-cell office:value-type="float" office:value="8.908" calcext:value-type="float">
            <text:p>8.908</text:p>
          </table:table-cell>
          <table:table-cell office:value-type="float" office:value="10.669" calcext:value-type="float">
            <text:p>10.669</text:p>
          </table:table-cell>
          <table:table-cell office:value-type="float" office:value="17.125" calcext:value-type="float">
            <text:p>17.125</text:p>
          </table:table-cell>
          <table:table-cell office:value-type="float" office:value="14.107" calcext:value-type="float">
            <text:p>14.107</text:p>
          </table:table-cell>
          <table:table-cell office:value-type="float" office:value="11.81" calcext:value-type="float">
            <text:p>11.81</text:p>
          </table:table-cell>
          <table:table-cell office:value-type="float" office:value="7.658" calcext:value-type="float">
            <text:p>7.658</text:p>
          </table:table-cell>
          <table:table-cell office:value-type="float" office:value="11.047" calcext:value-type="float">
            <text:p>11.047</text:p>
          </table:table-cell>
          <table:table-cell office:value-type="float" office:value="13.703" calcext:value-type="float">
            <text:p>13.703</text:p>
          </table:table-cell>
          <table:table-cell office:value-type="float" office:value="8.419" calcext:value-type="float">
            <text:p>8.419</text:p>
          </table:table-cell>
          <table:table-cell office:value-type="float" office:value="7.715" calcext:value-type="float">
            <text:p>7.715</text:p>
          </table:table-cell>
          <table:table-cell office:value-type="float" office:value="19.902" calcext:value-type="float">
            <text:p>19.902</text:p>
          </table:table-cell>
          <table:table-cell office:value-type="float" office:value="12.651" calcext:value-type="float">
            <text:p>12.651</text:p>
          </table:table-cell>
          <table:table-cell office:value-type="float" office:value="8.498" calcext:value-type="float">
            <text:p>8.498</text:p>
          </table:table-cell>
          <table:table-cell office:value-type="float" office:value="15.766" calcext:value-type="float">
            <text:p>15.766</text:p>
          </table:table-cell>
          <table:table-cell office:value-type="float" office:value="20.218" calcext:value-type="float">
            <text:p>20.218</text:p>
          </table:table-cell>
          <table:table-cell office:value-type="float" office:value="32.543" calcext:value-type="float">
            <text:p>32.543</text:p>
          </table:table-cell>
          <table:table-cell office:value-type="float" office:value="18.26" calcext:value-type="float">
            <text:p>18.26</text:p>
          </table:table-cell>
          <table:table-cell office:value-type="float" office:value="0.000000276425767738834" calcext:value-type="float">
            <text:p>2.76E-07</text:p>
          </table:table-cell>
          <table:table-cell office:value-type="float" office:value="50038541" calcext:value-type="float">
            <text:p>5003854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88-15.0</text:p>
          </table:table-cell>
          <table:table-cell table:number-columns-repeated="2"/>
          <table:table-cell office:value-type="float" office:value="9.424" calcext:value-type="float">
            <text:p>9.424</text:p>
          </table:table-cell>
          <table:table-cell office:value-type="float" office:value="13.828" calcext:value-type="float">
            <text:p>13.828</text:p>
          </table:table-cell>
          <table:table-cell office:value-type="float" office:value="14.565" calcext:value-type="float">
            <text:p>14.565</text:p>
          </table:table-cell>
          <table:table-cell office:value-type="float" office:value="8.898" calcext:value-type="float">
            <text:p>8.898</text:p>
          </table:table-cell>
          <table:table-cell office:value-type="float" office:value="10.617" calcext:value-type="float">
            <text:p>10.617</text:p>
          </table:table-cell>
          <table:table-cell office:value-type="float" office:value="17.082" calcext:value-type="float">
            <text:p>17.082</text:p>
          </table:table-cell>
          <table:table-cell office:value-type="float" office:value="14.25" calcext:value-type="float">
            <text:p>14.25</text:p>
          </table:table-cell>
          <table:table-cell office:value-type="float" office:value="11.969" calcext:value-type="float">
            <text:p>11.969</text:p>
          </table:table-cell>
          <table:table-cell office:value-type="float" office:value="7.684" calcext:value-type="float">
            <text:p>7.684</text:p>
          </table:table-cell>
          <table:table-cell office:value-type="float" office:value="11.075" calcext:value-type="float">
            <text:p>11.075</text:p>
          </table:table-cell>
          <table:table-cell office:value-type="float" office:value="13.719" calcext:value-type="float">
            <text:p>13.719</text:p>
          </table:table-cell>
          <table:table-cell office:value-type="float" office:value="8.424" calcext:value-type="float">
            <text:p>8.424</text:p>
          </table:table-cell>
          <table:table-cell office:value-type="float" office:value="7.713" calcext:value-type="float">
            <text:p>7.713</text:p>
          </table:table-cell>
          <table:table-cell office:value-type="float" office:value="19.888" calcext:value-type="float">
            <text:p>19.888</text:p>
          </table:table-cell>
          <table:table-cell office:value-type="float" office:value="12.643" calcext:value-type="float">
            <text:p>12.643</text:p>
          </table:table-cell>
          <table:table-cell office:value-type="float" office:value="8.504" calcext:value-type="float">
            <text:p>8.504</text:p>
          </table:table-cell>
          <table:table-cell office:value-type="float" office:value="15.797" calcext:value-type="float">
            <text:p>15.797</text:p>
          </table:table-cell>
          <table:table-cell office:value-type="float" office:value="20.194" calcext:value-type="float">
            <text:p>20.194</text:p>
          </table:table-cell>
          <table:table-cell office:value-type="float" office:value="32.671" calcext:value-type="float">
            <text:p>32.671</text:p>
          </table:table-cell>
          <table:table-cell office:value-type="float" office:value="18.233" calcext:value-type="float">
            <text:p>18.233</text:p>
          </table:table-cell>
          <table:table-cell office:value-type="float" office:value="0.000000279910260859218" calcext:value-type="float">
            <text:p>2.80E-07</text:p>
          </table:table-cell>
          <table:table-cell office:value-type="float" office:value="50090636" calcext:value-type="float">
            <text:p>5009063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76-20.0</text:p>
          </table:table-cell>
          <table:table-cell table:number-columns-repeated="2"/>
          <table:table-cell office:value-type="float" office:value="9.425" calcext:value-type="float">
            <text:p>9.425</text:p>
          </table:table-cell>
          <table:table-cell office:value-type="float" office:value="13.979" calcext:value-type="float">
            <text:p>13.979</text:p>
          </table:table-cell>
          <table:table-cell office:value-type="float" office:value="14.258" calcext:value-type="float">
            <text:p>14.258</text:p>
          </table:table-cell>
          <table:table-cell office:value-type="float" office:value="8.5" calcext:value-type="float">
            <text:p>8.5</text:p>
          </table:table-cell>
          <table:table-cell office:value-type="float" office:value="10.852" calcext:value-type="float">
            <text:p>10.852</text:p>
          </table:table-cell>
          <table:table-cell office:value-type="float" office:value="16.997" calcext:value-type="float">
            <text:p>16.997</text:p>
          </table:table-cell>
          <table:table-cell office:value-type="float" office:value="14.144" calcext:value-type="float">
            <text:p>14.144</text:p>
          </table:table-cell>
          <table:table-cell office:value-type="float" office:value="11.968" calcext:value-type="float">
            <text:p>11.968</text:p>
          </table:table-cell>
          <table:table-cell office:value-type="float" office:value="7.677" calcext:value-type="float">
            <text:p>7.677</text:p>
          </table:table-cell>
          <table:table-cell office:value-type="float" office:value="11.076" calcext:value-type="float">
            <text:p>11.076</text:p>
          </table:table-cell>
          <table:table-cell office:value-type="float" office:value="13.613" calcext:value-type="float">
            <text:p>13.613</text:p>
          </table:table-cell>
          <table:table-cell office:value-type="float" office:value="8.43" calcext:value-type="float">
            <text:p>8.43</text:p>
          </table:table-cell>
          <table:table-cell office:value-type="float" office:value="7.712" calcext:value-type="float">
            <text:p>7.712</text:p>
          </table:table-cell>
          <table:table-cell office:value-type="float" office:value="19.904" calcext:value-type="float">
            <text:p>19.904</text:p>
          </table:table-cell>
          <table:table-cell office:value-type="float" office:value="12.679" calcext:value-type="float">
            <text:p>12.679</text:p>
          </table:table-cell>
          <table:table-cell office:value-type="float" office:value="8.574" calcext:value-type="float">
            <text:p>8.574</text:p>
          </table:table-cell>
          <table:table-cell office:value-type="float" office:value="15.759" calcext:value-type="float">
            <text:p>15.759</text:p>
          </table:table-cell>
          <table:table-cell office:value-type="float" office:value="20.262" calcext:value-type="float">
            <text:p>20.262</text:p>
          </table:table-cell>
          <table:table-cell office:value-type="float" office:value="32.466" calcext:value-type="float">
            <text:p>32.466</text:p>
          </table:table-cell>
          <table:table-cell office:value-type="float" office:value="18.146" calcext:value-type="float">
            <text:p>18.146</text:p>
          </table:table-cell>
          <table:table-cell office:value-type="float" office:value="0.000000276261167002764" calcext:value-type="float">
            <text:p>2.76E-07</text:p>
          </table:table-cell>
          <table:table-cell office:value-type="float" office:value="49992129" calcext:value-type="float">
            <text:p>4999212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76-32.5</text:p>
          </table:table-cell>
          <table:table-cell table:number-columns-repeated="2"/>
          <table:table-cell office:value-type="float" office:value="9.639" calcext:value-type="float">
            <text:p>9.639</text:p>
          </table:table-cell>
          <table:table-cell office:value-type="float" office:value="14.147" calcext:value-type="float">
            <text:p>14.147</text:p>
          </table:table-cell>
          <table:table-cell office:value-type="float" office:value="14.509" calcext:value-type="float">
            <text:p>14.509</text:p>
          </table:table-cell>
          <table:table-cell office:value-type="float" office:value="8.94" calcext:value-type="float">
            <text:p>8.94</text:p>
          </table:table-cell>
          <table:table-cell office:value-type="float" office:value="10.894" calcext:value-type="float">
            <text:p>10.894</text:p>
          </table:table-cell>
          <table:table-cell office:value-type="float" office:value="17.051" calcext:value-type="float">
            <text:p>17.051</text:p>
          </table:table-cell>
          <table:table-cell office:value-type="float" office:value="14.091" calcext:value-type="float">
            <text:p>14.091</text:p>
          </table:table-cell>
          <table:table-cell office:value-type="float" office:value="11.958" calcext:value-type="float">
            <text:p>11.958</text:p>
          </table:table-cell>
          <table:table-cell office:value-type="float" office:value="7.774" calcext:value-type="float">
            <text:p>7.774</text:p>
          </table:table-cell>
          <table:table-cell office:value-type="float" office:value="11.247" calcext:value-type="float">
            <text:p>11.247</text:p>
          </table:table-cell>
          <table:table-cell office:value-type="float" office:value="13.705" calcext:value-type="float">
            <text:p>13.705</text:p>
          </table:table-cell>
          <table:table-cell office:value-type="float" office:value="8.343" calcext:value-type="float">
            <text:p>8.343</text:p>
          </table:table-cell>
          <table:table-cell office:value-type="float" office:value="7.711" calcext:value-type="float">
            <text:p>7.711</text:p>
          </table:table-cell>
          <table:table-cell office:value-type="float" office:value="19.887" calcext:value-type="float">
            <text:p>19.887</text:p>
          </table:table-cell>
          <table:table-cell office:value-type="float" office:value="12.748" calcext:value-type="float">
            <text:p>12.748</text:p>
          </table:table-cell>
          <table:table-cell office:value-type="float" office:value="8.6" calcext:value-type="float">
            <text:p>8.6</text:p>
          </table:table-cell>
          <table:table-cell office:value-type="float" office:value="15.797" calcext:value-type="float">
            <text:p>15.797</text:p>
          </table:table-cell>
          <table:table-cell office:value-type="float" office:value="20.297" calcext:value-type="float">
            <text:p>20.297</text:p>
          </table:table-cell>
          <table:table-cell office:value-type="float" office:value="32.745" calcext:value-type="float">
            <text:p>32.745</text:p>
          </table:table-cell>
          <table:table-cell office:value-type="float" office:value="18.293" calcext:value-type="float">
            <text:p>18.293</text:p>
          </table:table-cell>
          <table:table-cell office:value-type="float" office:value="0.000000279507616227671" calcext:value-type="float">
            <text:p>2.80E-07</text:p>
          </table:table-cell>
          <table:table-cell office:value-type="float" office:value="49744491" calcext:value-type="float">
            <text:p>4974449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58-20.0</text:p>
          </table:table-cell>
          <table:table-cell table:number-columns-repeated="2"/>
          <table:table-cell office:value-type="float" office:value="9.549" calcext:value-type="float">
            <text:p>9.549</text:p>
          </table:table-cell>
          <table:table-cell office:value-type="float" office:value="14.15" calcext:value-type="float">
            <text:p>14.15</text:p>
          </table:table-cell>
          <table:table-cell office:value-type="float" office:value="14.284" calcext:value-type="float">
            <text:p>14.284</text:p>
          </table:table-cell>
          <table:table-cell office:value-type="float" office:value="8.93" calcext:value-type="float">
            <text:p>8.93</text:p>
          </table:table-cell>
          <table:table-cell office:value-type="float" office:value="10.851" calcext:value-type="float">
            <text:p>10.851</text:p>
          </table:table-cell>
          <table:table-cell office:value-type="float" office:value="16.862" calcext:value-type="float">
            <text:p>16.862</text:p>
          </table:table-cell>
          <table:table-cell office:value-type="float" office:value="14.003" calcext:value-type="float">
            <text:p>14.003</text:p>
          </table:table-cell>
          <table:table-cell office:value-type="float" office:value="11.864" calcext:value-type="float">
            <text:p>11.864</text:p>
          </table:table-cell>
          <table:table-cell office:value-type="float" office:value="7.747" calcext:value-type="float">
            <text:p>7.747</text:p>
          </table:table-cell>
          <table:table-cell office:value-type="float" office:value="11.186" calcext:value-type="float">
            <text:p>11.186</text:p>
          </table:table-cell>
          <table:table-cell office:value-type="float" office:value="13.647" calcext:value-type="float">
            <text:p>13.647</text:p>
          </table:table-cell>
          <table:table-cell office:value-type="float" office:value="8.404" calcext:value-type="float">
            <text:p>8.404</text:p>
          </table:table-cell>
          <table:table-cell office:value-type="float" office:value="7.711" calcext:value-type="float">
            <text:p>7.711</text:p>
          </table:table-cell>
          <table:table-cell office:value-type="float" office:value="19.845" calcext:value-type="float">
            <text:p>19.845</text:p>
          </table:table-cell>
          <table:table-cell office:value-type="float" office:value="12.667" calcext:value-type="float">
            <text:p>12.667</text:p>
          </table:table-cell>
          <table:table-cell office:value-type="float" office:value="8.578" calcext:value-type="float">
            <text:p>8.578</text:p>
          </table:table-cell>
          <table:table-cell office:value-type="float" office:value="15.865" calcext:value-type="float">
            <text:p>15.865</text:p>
          </table:table-cell>
          <table:table-cell office:value-type="float" office:value="20.225" calcext:value-type="float">
            <text:p>20.225</text:p>
          </table:table-cell>
          <table:table-cell office:value-type="float" office:value="32.44" calcext:value-type="float">
            <text:p>32.44</text:p>
          </table:table-cell>
          <table:table-cell office:value-type="float" office:value="18.31" calcext:value-type="float">
            <text:p>18.31</text:p>
          </table:table-cell>
          <table:table-cell office:value-type="float" office:value="0.000000274567252004257" calcext:value-type="float">
            <text:p>2.75E-07</text:p>
          </table:table-cell>
          <table:table-cell office:value-type="float" office:value="49995547" calcext:value-type="float">
            <text:p>4999554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52-25.0</text:p>
          </table:table-cell>
          <table:table-cell table:number-columns-repeated="2"/>
          <table:table-cell office:value-type="float" office:value="9.309" calcext:value-type="float">
            <text:p>9.309</text:p>
          </table:table-cell>
          <table:table-cell office:value-type="float" office:value="14.345" calcext:value-type="float">
            <text:p>14.345</text:p>
          </table:table-cell>
          <table:table-cell office:value-type="float" office:value="14.096" calcext:value-type="float">
            <text:p>14.096</text:p>
          </table:table-cell>
          <table:table-cell office:value-type="float" office:value="8.71" calcext:value-type="float">
            <text:p>8.71</text:p>
          </table:table-cell>
          <table:table-cell office:value-type="float" office:value="10.91" calcext:value-type="float">
            <text:p>10.91</text:p>
          </table:table-cell>
          <table:table-cell office:value-type="float" office:value="16.929" calcext:value-type="float">
            <text:p>16.929</text:p>
          </table:table-cell>
          <table:table-cell office:value-type="float" office:value="14.132" calcext:value-type="float">
            <text:p>14.132</text:p>
          </table:table-cell>
          <table:table-cell office:value-type="float" office:value="11.935" calcext:value-type="float">
            <text:p>11.935</text:p>
          </table:table-cell>
          <table:table-cell office:value-type="float" office:value="7.715" calcext:value-type="float">
            <text:p>7.715</text:p>
          </table:table-cell>
          <table:table-cell office:value-type="float" office:value="11.237" calcext:value-type="float">
            <text:p>11.237</text:p>
          </table:table-cell>
          <table:table-cell office:value-type="float" office:value="13.638" calcext:value-type="float">
            <text:p>13.638</text:p>
          </table:table-cell>
          <table:table-cell office:value-type="float" office:value="8.366" calcext:value-type="float">
            <text:p>8.366</text:p>
          </table:table-cell>
          <table:table-cell office:value-type="float" office:value="7.708" calcext:value-type="float">
            <text:p>7.708</text:p>
          </table:table-cell>
          <table:table-cell office:value-type="float" office:value="19.927" calcext:value-type="float">
            <text:p>19.927</text:p>
          </table:table-cell>
          <table:table-cell office:value-type="float" office:value="12.74" calcext:value-type="float">
            <text:p>12.74</text:p>
          </table:table-cell>
          <table:table-cell office:value-type="float" office:value="8.586" calcext:value-type="float">
            <text:p>8.586</text:p>
          </table:table-cell>
          <table:table-cell office:value-type="float" office:value="15.798" calcext:value-type="float">
            <text:p>15.798</text:p>
          </table:table-cell>
          <table:table-cell office:value-type="float" office:value="20.278" calcext:value-type="float">
            <text:p>20.278</text:p>
          </table:table-cell>
          <table:table-cell office:value-type="float" office:value="32.434" calcext:value-type="float">
            <text:p>32.434</text:p>
          </table:table-cell>
          <table:table-cell office:value-type="float" office:value="18.24" calcext:value-type="float">
            <text:p>18.24</text:p>
          </table:table-cell>
          <table:table-cell office:value-type="float" office:value="0.000000277850094857241" calcext:value-type="float">
            <text:p>2.78E-07</text:p>
          </table:table-cell>
          <table:table-cell office:value-type="float" office:value="49897166" calcext:value-type="float">
            <text:p>4989716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82-32.5</text:p>
          </table:table-cell>
          <table:table-cell table:number-columns-repeated="2"/>
          <table:table-cell office:value-type="float" office:value="9.555" calcext:value-type="float">
            <text:p>9.555</text:p>
          </table:table-cell>
          <table:table-cell office:value-type="float" office:value="14.08" calcext:value-type="float">
            <text:p>14.08</text:p>
          </table:table-cell>
          <table:table-cell office:value-type="float" office:value="14.339" calcext:value-type="float">
            <text:p>14.339</text:p>
          </table:table-cell>
          <table:table-cell office:value-type="float" office:value="8.803" calcext:value-type="float">
            <text:p>8.803</text:p>
          </table:table-cell>
          <table:table-cell office:value-type="float" office:value="10.671" calcext:value-type="float">
            <text:p>10.671</text:p>
          </table:table-cell>
          <table:table-cell office:value-type="float" office:value="17.056" calcext:value-type="float">
            <text:p>17.056</text:p>
          </table:table-cell>
          <table:table-cell office:value-type="float" office:value="14.062" calcext:value-type="float">
            <text:p>14.062</text:p>
          </table:table-cell>
          <table:table-cell office:value-type="float" office:value="11.88" calcext:value-type="float">
            <text:p>11.88</text:p>
          </table:table-cell>
          <table:table-cell office:value-type="float" office:value="7.773" calcext:value-type="float">
            <text:p>7.773</text:p>
          </table:table-cell>
          <table:table-cell office:value-type="float" office:value="11.188" calcext:value-type="float">
            <text:p>11.188</text:p>
          </table:table-cell>
          <table:table-cell office:value-type="float" office:value="13.599" calcext:value-type="float">
            <text:p>13.599</text:p>
          </table:table-cell>
          <table:table-cell office:value-type="float" office:value="8.45" calcext:value-type="float">
            <text:p>8.45</text:p>
          </table:table-cell>
          <table:table-cell office:value-type="float" office:value="7.707" calcext:value-type="float">
            <text:p>7.707</text:p>
          </table:table-cell>
          <table:table-cell office:value-type="float" office:value="19.935" calcext:value-type="float">
            <text:p>19.935</text:p>
          </table:table-cell>
          <table:table-cell office:value-type="float" office:value="12.753" calcext:value-type="float">
            <text:p>12.753</text:p>
          </table:table-cell>
          <table:table-cell office:value-type="float" office:value="8.554" calcext:value-type="float">
            <text:p>8.554</text:p>
          </table:table-cell>
          <table:table-cell office:value-type="float" office:value="15.807" calcext:value-type="float">
            <text:p>15.807</text:p>
          </table:table-cell>
          <table:table-cell office:value-type="float" office:value="20.277" calcext:value-type="float">
            <text:p>20.277</text:p>
          </table:table-cell>
          <table:table-cell office:value-type="float" office:value="32.422" calcext:value-type="float">
            <text:p>32.422</text:p>
          </table:table-cell>
          <table:table-cell office:value-type="float" office:value="18.247" calcext:value-type="float">
            <text:p>18.247</text:p>
          </table:table-cell>
          <table:table-cell office:value-type="float" office:value="0.000000277312993288075" calcext:value-type="float">
            <text:p>2.77E-07</text:p>
          </table:table-cell>
          <table:table-cell office:value-type="float" office:value="49743476" calcext:value-type="float">
            <text:p>4974347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94-15.0</text:p>
          </table:table-cell>
          <table:table-cell table:number-columns-repeated="2"/>
          <table:table-cell office:value-type="float" office:value="9.423" calcext:value-type="float">
            <text:p>9.423</text:p>
          </table:table-cell>
          <table:table-cell office:value-type="float" office:value="13.752" calcext:value-type="float">
            <text:p>13.752</text:p>
          </table:table-cell>
          <table:table-cell office:value-type="float" office:value="14.474" calcext:value-type="float">
            <text:p>14.474</text:p>
          </table:table-cell>
          <table:table-cell office:value-type="float" office:value="8.874" calcext:value-type="float">
            <text:p>8.874</text:p>
          </table:table-cell>
          <table:table-cell office:value-type="float" office:value="10.597" calcext:value-type="float">
            <text:p>10.597</text:p>
          </table:table-cell>
          <table:table-cell office:value-type="float" office:value="17.083" calcext:value-type="float">
            <text:p>17.083</text:p>
          </table:table-cell>
          <table:table-cell office:value-type="float" office:value="14.287" calcext:value-type="float">
            <text:p>14.287</text:p>
          </table:table-cell>
          <table:table-cell office:value-type="float" office:value="11.945" calcext:value-type="float">
            <text:p>11.945</text:p>
          </table:table-cell>
          <table:table-cell office:value-type="float" office:value="7.646" calcext:value-type="float">
            <text:p>7.646</text:p>
          </table:table-cell>
          <table:table-cell office:value-type="float" office:value="11.097" calcext:value-type="float">
            <text:p>11.097</text:p>
          </table:table-cell>
          <table:table-cell office:value-type="float" office:value="13.753" calcext:value-type="float">
            <text:p>13.753</text:p>
          </table:table-cell>
          <table:table-cell office:value-type="float" office:value="8.427" calcext:value-type="float">
            <text:p>8.427</text:p>
          </table:table-cell>
          <table:table-cell office:value-type="float" office:value="7.707" calcext:value-type="float">
            <text:p>7.707</text:p>
          </table:table-cell>
          <table:table-cell office:value-type="float" office:value="19.914" calcext:value-type="float">
            <text:p>19.914</text:p>
          </table:table-cell>
          <table:table-cell office:value-type="float" office:value="12.65" calcext:value-type="float">
            <text:p>12.65</text:p>
          </table:table-cell>
          <table:table-cell office:value-type="float" office:value="8.5" calcext:value-type="float">
            <text:p>8.5</text:p>
          </table:table-cell>
          <table:table-cell office:value-type="float" office:value="15.817" calcext:value-type="float">
            <text:p>15.817</text:p>
          </table:table-cell>
          <table:table-cell office:value-type="float" office:value="20.199" calcext:value-type="float">
            <text:p>20.199</text:p>
          </table:table-cell>
          <table:table-cell office:value-type="float" office:value="32.583" calcext:value-type="float">
            <text:p>32.583</text:p>
          </table:table-cell>
          <table:table-cell office:value-type="float" office:value="18.187" calcext:value-type="float">
            <text:p>18.187</text:p>
          </table:table-cell>
          <table:table-cell office:value-type="float" office:value="0.00000027825328476231" calcext:value-type="float">
            <text:p>2.78E-07</text:p>
          </table:table-cell>
          <table:table-cell office:value-type="float" office:value="50089525" calcext:value-type="float">
            <text:p>5008952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64-32.5</text:p>
          </table:table-cell>
          <table:table-cell table:number-columns-repeated="2"/>
          <table:table-cell office:value-type="float" office:value="9.483" calcext:value-type="float">
            <text:p>9.483</text:p>
          </table:table-cell>
          <table:table-cell office:value-type="float" office:value="14.252" calcext:value-type="float">
            <text:p>14.252</text:p>
          </table:table-cell>
          <table:table-cell office:value-type="float" office:value="14.251" calcext:value-type="float">
            <text:p>14.251</text:p>
          </table:table-cell>
          <table:table-cell office:value-type="float" office:value="8.597" calcext:value-type="float">
            <text:p>8.597</text:p>
          </table:table-cell>
          <table:table-cell office:value-type="float" office:value="10.912" calcext:value-type="float">
            <text:p>10.912</text:p>
          </table:table-cell>
          <table:table-cell office:value-type="float" office:value="16.975" calcext:value-type="float">
            <text:p>16.975</text:p>
          </table:table-cell>
          <table:table-cell office:value-type="float" office:value="14.012" calcext:value-type="float">
            <text:p>14.012</text:p>
          </table:table-cell>
          <table:table-cell office:value-type="float" office:value="11.838" calcext:value-type="float">
            <text:p>11.838</text:p>
          </table:table-cell>
          <table:table-cell office:value-type="float" office:value="7.759" calcext:value-type="float">
            <text:p>7.759</text:p>
          </table:table-cell>
          <table:table-cell office:value-type="float" office:value="11.302" calcext:value-type="float">
            <text:p>11.302</text:p>
          </table:table-cell>
          <table:table-cell office:value-type="float" office:value="13.596" calcext:value-type="float">
            <text:p>13.596</text:p>
          </table:table-cell>
          <table:table-cell office:value-type="float" office:value="8.376" calcext:value-type="float">
            <text:p>8.376</text:p>
          </table:table-cell>
          <table:table-cell office:value-type="float" office:value="7.701" calcext:value-type="float">
            <text:p>7.701</text:p>
          </table:table-cell>
          <table:table-cell office:value-type="float" office:value="19.948" calcext:value-type="float">
            <text:p>19.948</text:p>
          </table:table-cell>
          <table:table-cell office:value-type="float" office:value="12.763" calcext:value-type="float">
            <text:p>12.763</text:p>
          </table:table-cell>
          <table:table-cell office:value-type="float" office:value="8.546" calcext:value-type="float">
            <text:p>8.546</text:p>
          </table:table-cell>
          <table:table-cell office:value-type="float" office:value="15.833" calcext:value-type="float">
            <text:p>15.833</text:p>
          </table:table-cell>
          <table:table-cell office:value-type="float" office:value="20.312" calcext:value-type="float">
            <text:p>20.312</text:p>
          </table:table-cell>
          <table:table-cell office:value-type="float" office:value="32.305" calcext:value-type="float">
            <text:p>32.305</text:p>
          </table:table-cell>
          <table:table-cell office:value-type="float" office:value="18.298" calcext:value-type="float">
            <text:p>18.298</text:p>
          </table:table-cell>
          <table:table-cell office:value-type="float" office:value="0.000000278193045868314" calcext:value-type="float">
            <text:p>2.78E-07</text:p>
          </table:table-cell>
          <table:table-cell office:value-type="float" office:value="49746860" calcext:value-type="float">
            <text:p>4974686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88-27.5</text:p>
          </table:table-cell>
          <table:table-cell table:number-columns-repeated="2"/>
          <table:table-cell office:value-type="float" office:value="9.351" calcext:value-type="float">
            <text:p>9.351</text:p>
          </table:table-cell>
          <table:table-cell office:value-type="float" office:value="13.963" calcext:value-type="float">
            <text:p>13.963</text:p>
          </table:table-cell>
          <table:table-cell office:value-type="float" office:value="14.262" calcext:value-type="float">
            <text:p>14.262</text:p>
          </table:table-cell>
          <table:table-cell office:value-type="float" office:value="8.47" calcext:value-type="float">
            <text:p>8.47</text:p>
          </table:table-cell>
          <table:table-cell office:value-type="float" office:value="11.159" calcext:value-type="float">
            <text:p>11.159</text:p>
          </table:table-cell>
          <table:table-cell office:value-type="float" office:value="17.035" calcext:value-type="float">
            <text:p>17.035</text:p>
          </table:table-cell>
          <table:table-cell office:value-type="float" office:value="14.132" calcext:value-type="float">
            <text:p>14.132</text:p>
          </table:table-cell>
          <table:table-cell office:value-type="float" office:value="11.999" calcext:value-type="float">
            <text:p>11.999</text:p>
          </table:table-cell>
          <table:table-cell office:value-type="float" office:value="7.684" calcext:value-type="float">
            <text:p>7.684</text:p>
          </table:table-cell>
          <table:table-cell office:value-type="float" office:value="11.147" calcext:value-type="float">
            <text:p>11.147</text:p>
          </table:table-cell>
          <table:table-cell office:value-type="float" office:value="13.6" calcext:value-type="float">
            <text:p>13.6</text:p>
          </table:table-cell>
          <table:table-cell office:value-type="float" office:value="8.479" calcext:value-type="float">
            <text:p>8.479</text:p>
          </table:table-cell>
          <table:table-cell office:value-type="float" office:value="7.701" calcext:value-type="float">
            <text:p>7.701</text:p>
          </table:table-cell>
          <table:table-cell office:value-type="float" office:value="19.933" calcext:value-type="float">
            <text:p>19.933</text:p>
          </table:table-cell>
          <table:table-cell office:value-type="float" office:value="12.744" calcext:value-type="float">
            <text:p>12.744</text:p>
          </table:table-cell>
          <table:table-cell office:value-type="float" office:value="8.573" calcext:value-type="float">
            <text:p>8.573</text:p>
          </table:table-cell>
          <table:table-cell office:value-type="float" office:value="15.815" calcext:value-type="float">
            <text:p>15.815</text:p>
          </table:table-cell>
          <table:table-cell office:value-type="float" office:value="20.3" calcext:value-type="float">
            <text:p>20.3</text:p>
          </table:table-cell>
          <table:table-cell office:value-type="float" office:value="32.432" calcext:value-type="float">
            <text:p>32.432</text:p>
          </table:table-cell>
          <table:table-cell office:value-type="float" office:value="18.246" calcext:value-type="float">
            <text:p>18.246</text:p>
          </table:table-cell>
          <table:table-cell office:value-type="float" office:value="0.000000276175579762453" calcext:value-type="float">
            <text:p>2.76E-07</text:p>
          </table:table-cell>
          <table:table-cell office:value-type="float" office:value="49841229" calcext:value-type="float">
            <text:p>4984122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82-27.5</text:p>
          </table:table-cell>
          <table:table-cell table:number-columns-repeated="2"/>
          <table:table-cell office:value-type="float" office:value="9.297" calcext:value-type="float">
            <text:p>9.297</text:p>
          </table:table-cell>
          <table:table-cell office:value-type="float" office:value="14.023" calcext:value-type="float">
            <text:p>14.023</text:p>
          </table:table-cell>
          <table:table-cell office:value-type="float" office:value="14.506" calcext:value-type="float">
            <text:p>14.506</text:p>
          </table:table-cell>
          <table:table-cell office:value-type="float" office:value="8.429" calcext:value-type="float">
            <text:p>8.429</text:p>
          </table:table-cell>
          <table:table-cell office:value-type="float" office:value="11.092" calcext:value-type="float">
            <text:p>11.092</text:p>
          </table:table-cell>
          <table:table-cell office:value-type="float" office:value="17.046" calcext:value-type="float">
            <text:p>17.046</text:p>
          </table:table-cell>
          <table:table-cell office:value-type="float" office:value="14.272" calcext:value-type="float">
            <text:p>14.272</text:p>
          </table:table-cell>
          <table:table-cell office:value-type="float" office:value="12.135" calcext:value-type="float">
            <text:p>12.135</text:p>
          </table:table-cell>
          <table:table-cell office:value-type="float" office:value="7.701" calcext:value-type="float">
            <text:p>7.701</text:p>
          </table:table-cell>
          <table:table-cell office:value-type="float" office:value="11.161" calcext:value-type="float">
            <text:p>11.161</text:p>
          </table:table-cell>
          <table:table-cell office:value-type="float" office:value="13.753" calcext:value-type="float">
            <text:p>13.753</text:p>
          </table:table-cell>
          <table:table-cell office:value-type="float" office:value="8.368" calcext:value-type="float">
            <text:p>8.368</text:p>
          </table:table-cell>
          <table:table-cell office:value-type="float" office:value="7.701" calcext:value-type="float">
            <text:p>7.701</text:p>
          </table:table-cell>
          <table:table-cell office:value-type="float" office:value="19.916" calcext:value-type="float">
            <text:p>19.916</text:p>
          </table:table-cell>
          <table:table-cell office:value-type="float" office:value="12.752" calcext:value-type="float">
            <text:p>12.752</text:p>
          </table:table-cell>
          <table:table-cell office:value-type="float" office:value="8.523" calcext:value-type="float">
            <text:p>8.523</text:p>
          </table:table-cell>
          <table:table-cell office:value-type="float" office:value="15.872" calcext:value-type="float">
            <text:p>15.872</text:p>
          </table:table-cell>
          <table:table-cell office:value-type="float" office:value="20.287" calcext:value-type="float">
            <text:p>20.287</text:p>
          </table:table-cell>
          <table:table-cell office:value-type="float" office:value="32.656" calcext:value-type="float">
            <text:p>32.656</text:p>
          </table:table-cell>
          <table:table-cell office:value-type="float" office:value="18.241" calcext:value-type="float">
            <text:p>18.241</text:p>
          </table:table-cell>
          <table:table-cell office:value-type="float" office:value="0.000000277444892971322" calcext:value-type="float">
            <text:p>2.77E-07</text:p>
          </table:table-cell>
          <table:table-cell office:value-type="float" office:value="49841960" calcext:value-type="float">
            <text:p>4984196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300-15.0</text:p>
          </table:table-cell>
          <table:table-cell table:number-columns-repeated="2"/>
          <table:table-cell office:value-type="float" office:value="9.356" calcext:value-type="float">
            <text:p>9.356</text:p>
          </table:table-cell>
          <table:table-cell office:value-type="float" office:value="13.719" calcext:value-type="float">
            <text:p>13.719</text:p>
          </table:table-cell>
          <table:table-cell office:value-type="float" office:value="14.393" calcext:value-type="float">
            <text:p>14.393</text:p>
          </table:table-cell>
          <table:table-cell office:value-type="float" office:value="8.424" calcext:value-type="float">
            <text:p>8.424</text:p>
          </table:table-cell>
          <table:table-cell office:value-type="float" office:value="10.772" calcext:value-type="float">
            <text:p>10.772</text:p>
          </table:table-cell>
          <table:table-cell office:value-type="float" office:value="17.118" calcext:value-type="float">
            <text:p>17.118</text:p>
          </table:table-cell>
          <table:table-cell office:value-type="float" office:value="14.177" calcext:value-type="float">
            <text:p>14.177</text:p>
          </table:table-cell>
          <table:table-cell office:value-type="float" office:value="12.025" calcext:value-type="float">
            <text:p>12.025</text:p>
          </table:table-cell>
          <table:table-cell office:value-type="float" office:value="7.613" calcext:value-type="float">
            <text:p>7.613</text:p>
          </table:table-cell>
          <table:table-cell office:value-type="float" office:value="11.106" calcext:value-type="float">
            <text:p>11.106</text:p>
          </table:table-cell>
          <table:table-cell office:value-type="float" office:value="13.642" calcext:value-type="float">
            <text:p>13.642</text:p>
          </table:table-cell>
          <table:table-cell office:value-type="float" office:value="8.397" calcext:value-type="float">
            <text:p>8.397</text:p>
          </table:table-cell>
          <table:table-cell office:value-type="float" office:value="7.689" calcext:value-type="float">
            <text:p>7.689</text:p>
          </table:table-cell>
          <table:table-cell office:value-type="float" office:value="19.867" calcext:value-type="float">
            <text:p>19.867</text:p>
          </table:table-cell>
          <table:table-cell office:value-type="float" office:value="12.686" calcext:value-type="float">
            <text:p>12.686</text:p>
          </table:table-cell>
          <table:table-cell office:value-type="float" office:value="8.527" calcext:value-type="float">
            <text:p>8.527</text:p>
          </table:table-cell>
          <table:table-cell office:value-type="float" office:value="15.742" calcext:value-type="float">
            <text:p>15.742</text:p>
          </table:table-cell>
          <table:table-cell office:value-type="float" office:value="20.196" calcext:value-type="float">
            <text:p>20.196</text:p>
          </table:table-cell>
          <table:table-cell office:value-type="float" office:value="32.333" calcext:value-type="float">
            <text:p>32.333</text:p>
          </table:table-cell>
          <table:table-cell office:value-type="float" office:value="18.189" calcext:value-type="float">
            <text:p>18.189</text:p>
          </table:table-cell>
          <table:table-cell office:value-type="float" office:value="0.000000275520029123358" calcext:value-type="float">
            <text:p>2.76E-07</text:p>
          </table:table-cell>
          <table:table-cell office:value-type="float" office:value="50088808" calcext:value-type="float">
            <text:p>5008880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82-15.0</text:p>
          </table:table-cell>
          <table:table-cell table:number-columns-repeated="2"/>
          <table:table-cell office:value-type="float" office:value="9.471" calcext:value-type="float">
            <text:p>9.471</text:p>
          </table:table-cell>
          <table:table-cell office:value-type="float" office:value="13.889" calcext:value-type="float">
            <text:p>13.889</text:p>
          </table:table-cell>
          <table:table-cell office:value-type="float" office:value="14.368" calcext:value-type="float">
            <text:p>14.368</text:p>
          </table:table-cell>
          <table:table-cell office:value-type="float" office:value="8.862" calcext:value-type="float">
            <text:p>8.862</text:p>
          </table:table-cell>
          <table:table-cell office:value-type="float" office:value="10.841" calcext:value-type="float">
            <text:p>10.841</text:p>
          </table:table-cell>
          <table:table-cell office:value-type="float" office:value="17.095" calcext:value-type="float">
            <text:p>17.095</text:p>
          </table:table-cell>
          <table:table-cell office:value-type="float" office:value="14.032" calcext:value-type="float">
            <text:p>14.032</text:p>
          </table:table-cell>
          <table:table-cell office:value-type="float" office:value="11.884" calcext:value-type="float">
            <text:p>11.884</text:p>
          </table:table-cell>
          <table:table-cell office:value-type="float" office:value="7.69" calcext:value-type="float">
            <text:p>7.69</text:p>
          </table:table-cell>
          <table:table-cell office:value-type="float" office:value="11.146" calcext:value-type="float">
            <text:p>11.146</text:p>
          </table:table-cell>
          <table:table-cell office:value-type="float" office:value="13.69" calcext:value-type="float">
            <text:p>13.69</text:p>
          </table:table-cell>
          <table:table-cell office:value-type="float" office:value="8.385" calcext:value-type="float">
            <text:p>8.385</text:p>
          </table:table-cell>
          <table:table-cell office:value-type="float" office:value="7.688" calcext:value-type="float">
            <text:p>7.688</text:p>
          </table:table-cell>
          <table:table-cell office:value-type="float" office:value="19.897" calcext:value-type="float">
            <text:p>19.897</text:p>
          </table:table-cell>
          <table:table-cell office:value-type="float" office:value="12.688" calcext:value-type="float">
            <text:p>12.688</text:p>
          </table:table-cell>
          <table:table-cell office:value-type="float" office:value="8.498" calcext:value-type="float">
            <text:p>8.498</text:p>
          </table:table-cell>
          <table:table-cell office:value-type="float" office:value="15.809" calcext:value-type="float">
            <text:p>15.809</text:p>
          </table:table-cell>
          <table:table-cell office:value-type="float" office:value="20.208" calcext:value-type="float">
            <text:p>20.208</text:p>
          </table:table-cell>
          <table:table-cell office:value-type="float" office:value="32.295" calcext:value-type="float">
            <text:p>32.295</text:p>
          </table:table-cell>
          <table:table-cell office:value-type="float" office:value="18.114" calcext:value-type="float">
            <text:p>18.114</text:p>
          </table:table-cell>
          <table:table-cell office:value-type="float" office:value="0.000000277215274018131" calcext:value-type="float">
            <text:p>2.77E-07</text:p>
          </table:table-cell>
          <table:table-cell office:value-type="float" office:value="50091566" calcext:value-type="float">
            <text:p>5009156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300-25.0</text:p>
          </table:table-cell>
          <table:table-cell table:number-columns-repeated="2"/>
          <table:table-cell office:value-type="float" office:value="9.412" calcext:value-type="float">
            <text:p>9.412</text:p>
          </table:table-cell>
          <table:table-cell office:value-type="float" office:value="13.718" calcext:value-type="float">
            <text:p>13.718</text:p>
          </table:table-cell>
          <table:table-cell office:value-type="float" office:value="14.376" calcext:value-type="float">
            <text:p>14.376</text:p>
          </table:table-cell>
          <table:table-cell office:value-type="float" office:value="8.931" calcext:value-type="float">
            <text:p>8.931</text:p>
          </table:table-cell>
          <table:table-cell office:value-type="float" office:value="10.611" calcext:value-type="float">
            <text:p>10.611</text:p>
          </table:table-cell>
          <table:table-cell office:value-type="float" office:value="17.098" calcext:value-type="float">
            <text:p>17.098</text:p>
          </table:table-cell>
          <table:table-cell office:value-type="float" office:value="14.129" calcext:value-type="float">
            <text:p>14.129</text:p>
          </table:table-cell>
          <table:table-cell office:value-type="float" office:value="11.948" calcext:value-type="float">
            <text:p>11.948</text:p>
          </table:table-cell>
          <table:table-cell office:value-type="float" office:value="7.638" calcext:value-type="float">
            <text:p>7.638</text:p>
          </table:table-cell>
          <table:table-cell office:value-type="float" office:value="11.081" calcext:value-type="float">
            <text:p>11.081</text:p>
          </table:table-cell>
          <table:table-cell office:value-type="float" office:value="13.64" calcext:value-type="float">
            <text:p>13.64</text:p>
          </table:table-cell>
          <table:table-cell office:value-type="float" office:value="8.416" calcext:value-type="float">
            <text:p>8.416</text:p>
          </table:table-cell>
          <table:table-cell office:value-type="float" office:value="7.688" calcext:value-type="float">
            <text:p>7.688</text:p>
          </table:table-cell>
          <table:table-cell office:value-type="float" office:value="19.89" calcext:value-type="float">
            <text:p>19.89</text:p>
          </table:table-cell>
          <table:table-cell office:value-type="float" office:value="12.758" calcext:value-type="float">
            <text:p>12.758</text:p>
          </table:table-cell>
          <table:table-cell office:value-type="float" office:value="8.556" calcext:value-type="float">
            <text:p>8.556</text:p>
          </table:table-cell>
          <table:table-cell office:value-type="float" office:value="15.743" calcext:value-type="float">
            <text:p>15.743</text:p>
          </table:table-cell>
          <table:table-cell office:value-type="float" office:value="20.258" calcext:value-type="float">
            <text:p>20.258</text:p>
          </table:table-cell>
          <table:table-cell office:value-type="float" office:value="32.284" calcext:value-type="float">
            <text:p>32.284</text:p>
          </table:table-cell>
          <table:table-cell office:value-type="float" office:value="18.199" calcext:value-type="float">
            <text:p>18.199</text:p>
          </table:table-cell>
          <table:table-cell office:value-type="float" office:value="0.000000277427571962175" calcext:value-type="float">
            <text:p>2.77E-07</text:p>
          </table:table-cell>
          <table:table-cell office:value-type="float" office:value="49888643" calcext:value-type="float">
            <text:p>4988864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94-30.0</text:p>
          </table:table-cell>
          <table:table-cell table:number-columns-repeated="2"/>
          <table:table-cell office:value-type="float" office:value="9.211" calcext:value-type="float">
            <text:p>9.211</text:p>
          </table:table-cell>
          <table:table-cell office:value-type="float" office:value="13.94" calcext:value-type="float">
            <text:p>13.94</text:p>
          </table:table-cell>
          <table:table-cell office:value-type="float" office:value="14.327" calcext:value-type="float">
            <text:p>14.327</text:p>
          </table:table-cell>
          <table:table-cell office:value-type="float" office:value="8.476" calcext:value-type="float">
            <text:p>8.476</text:p>
          </table:table-cell>
          <table:table-cell office:value-type="float" office:value="11.021" calcext:value-type="float">
            <text:p>11.021</text:p>
          </table:table-cell>
          <table:table-cell office:value-type="float" office:value="17.021" calcext:value-type="float">
            <text:p>17.021</text:p>
          </table:table-cell>
          <table:table-cell office:value-type="float" office:value="14.185" calcext:value-type="float">
            <text:p>14.185</text:p>
          </table:table-cell>
          <table:table-cell office:value-type="float" office:value="12.105" calcext:value-type="float">
            <text:p>12.105</text:p>
          </table:table-cell>
          <table:table-cell office:value-type="float" office:value="7.663" calcext:value-type="float">
            <text:p>7.663</text:p>
          </table:table-cell>
          <table:table-cell office:value-type="float" office:value="11.13" calcext:value-type="float">
            <text:p>11.13</text:p>
          </table:table-cell>
          <table:table-cell office:value-type="float" office:value="13.605" calcext:value-type="float">
            <text:p>13.605</text:p>
          </table:table-cell>
          <table:table-cell office:value-type="float" office:value="8.343" calcext:value-type="float">
            <text:p>8.343</text:p>
          </table:table-cell>
          <table:table-cell office:value-type="float" office:value="7.687" calcext:value-type="float">
            <text:p>7.687</text:p>
          </table:table-cell>
          <table:table-cell office:value-type="float" office:value="19.849" calcext:value-type="float">
            <text:p>19.849</text:p>
          </table:table-cell>
          <table:table-cell office:value-type="float" office:value="12.734" calcext:value-type="float">
            <text:p>12.734</text:p>
          </table:table-cell>
          <table:table-cell office:value-type="float" office:value="8.552" calcext:value-type="float">
            <text:p>8.552</text:p>
          </table:table-cell>
          <table:table-cell office:value-type="float" office:value="15.743" calcext:value-type="float">
            <text:p>15.743</text:p>
          </table:table-cell>
          <table:table-cell office:value-type="float" office:value="20.231" calcext:value-type="float">
            <text:p>20.231</text:p>
          </table:table-cell>
          <table:table-cell office:value-type="float" office:value="32.566" calcext:value-type="float">
            <text:p>32.566</text:p>
          </table:table-cell>
          <table:table-cell office:value-type="float" office:value="18.209" calcext:value-type="float">
            <text:p>18.209</text:p>
          </table:table-cell>
          <table:table-cell office:value-type="float" office:value="0.000000275635200845377" calcext:value-type="float">
            <text:p>2.76E-07</text:p>
          </table:table-cell>
          <table:table-cell office:value-type="float" office:value="49790690" calcext:value-type="float">
            <text:p>4979069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88-17.5</text:p>
          </table:table-cell>
          <table:table-cell table:number-columns-repeated="2"/>
          <table:table-cell office:value-type="float" office:value="9.434" calcext:value-type="float">
            <text:p>9.434</text:p>
          </table:table-cell>
          <table:table-cell office:value-type="float" office:value="13.83" calcext:value-type="float">
            <text:p>13.83</text:p>
          </table:table-cell>
          <table:table-cell office:value-type="float" office:value="14.27" calcext:value-type="float">
            <text:p>14.27</text:p>
          </table:table-cell>
          <table:table-cell office:value-type="float" office:value="8.913" calcext:value-type="float">
            <text:p>8.913</text:p>
          </table:table-cell>
          <table:table-cell office:value-type="float" office:value="11.014" calcext:value-type="float">
            <text:p>11.014</text:p>
          </table:table-cell>
          <table:table-cell office:value-type="float" office:value="17.043" calcext:value-type="float">
            <text:p>17.043</text:p>
          </table:table-cell>
          <table:table-cell office:value-type="float" office:value="14.015" calcext:value-type="float">
            <text:p>14.015</text:p>
          </table:table-cell>
          <table:table-cell office:value-type="float" office:value="11.98" calcext:value-type="float">
            <text:p>11.98</text:p>
          </table:table-cell>
          <table:table-cell office:value-type="float" office:value="7.661" calcext:value-type="float">
            <text:p>7.661</text:p>
          </table:table-cell>
          <table:table-cell office:value-type="float" office:value="11.127" calcext:value-type="float">
            <text:p>11.127</text:p>
          </table:table-cell>
          <table:table-cell office:value-type="float" office:value="13.596" calcext:value-type="float">
            <text:p>13.596</text:p>
          </table:table-cell>
          <table:table-cell office:value-type="float" office:value="8.504" calcext:value-type="float">
            <text:p>8.504</text:p>
          </table:table-cell>
          <table:table-cell office:value-type="float" office:value="7.686" calcext:value-type="float">
            <text:p>7.686</text:p>
          </table:table-cell>
          <table:table-cell office:value-type="float" office:value="19.907" calcext:value-type="float">
            <text:p>19.907</text:p>
          </table:table-cell>
          <table:table-cell office:value-type="float" office:value="12.706" calcext:value-type="float">
            <text:p>12.706</text:p>
          </table:table-cell>
          <table:table-cell office:value-type="float" office:value="8.548" calcext:value-type="float">
            <text:p>8.548</text:p>
          </table:table-cell>
          <table:table-cell office:value-type="float" office:value="15.797" calcext:value-type="float">
            <text:p>15.797</text:p>
          </table:table-cell>
          <table:table-cell office:value-type="float" office:value="20.239" calcext:value-type="float">
            <text:p>20.239</text:p>
          </table:table-cell>
          <table:table-cell office:value-type="float" office:value="32.459" calcext:value-type="float">
            <text:p>32.459</text:p>
          </table:table-cell>
          <table:table-cell office:value-type="float" office:value="18.191" calcext:value-type="float">
            <text:p>18.191</text:p>
          </table:table-cell>
          <table:table-cell office:value-type="float" office:value="0.000000276002701114525" calcext:value-type="float">
            <text:p>2.76E-07</text:p>
          </table:table-cell>
          <table:table-cell office:value-type="float" office:value="50040350" calcext:value-type="float">
            <text:p>500403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94-17.5</text:p>
          </table:table-cell>
          <table:table-cell table:number-columns-repeated="2"/>
          <table:table-cell office:value-type="float" office:value="9.432" calcext:value-type="float">
            <text:p>9.432</text:p>
          </table:table-cell>
          <table:table-cell office:value-type="float" office:value="13.754" calcext:value-type="float">
            <text:p>13.754</text:p>
          </table:table-cell>
          <table:table-cell office:value-type="float" office:value="14.601" calcext:value-type="float">
            <text:p>14.601</text:p>
          </table:table-cell>
          <table:table-cell office:value-type="float" office:value="8.86" calcext:value-type="float">
            <text:p>8.86</text:p>
          </table:table-cell>
          <table:table-cell office:value-type="float" office:value="10.946" calcext:value-type="float">
            <text:p>10.946</text:p>
          </table:table-cell>
          <table:table-cell office:value-type="float" office:value="17.121" calcext:value-type="float">
            <text:p>17.121</text:p>
          </table:table-cell>
          <table:table-cell office:value-type="float" office:value="14.114" calcext:value-type="float">
            <text:p>14.114</text:p>
          </table:table-cell>
          <table:table-cell office:value-type="float" office:value="12.021" calcext:value-type="float">
            <text:p>12.021</text:p>
          </table:table-cell>
          <table:table-cell office:value-type="float" office:value="7.652" calcext:value-type="float">
            <text:p>7.652</text:p>
          </table:table-cell>
          <table:table-cell office:value-type="float" office:value="11.066" calcext:value-type="float">
            <text:p>11.066</text:p>
          </table:table-cell>
          <table:table-cell office:value-type="float" office:value="13.754" calcext:value-type="float">
            <text:p>13.754</text:p>
          </table:table-cell>
          <table:table-cell office:value-type="float" office:value="8.387" calcext:value-type="float">
            <text:p>8.387</text:p>
          </table:table-cell>
          <table:table-cell office:value-type="float" office:value="7.685" calcext:value-type="float">
            <text:p>7.685</text:p>
          </table:table-cell>
          <table:table-cell office:value-type="float" office:value="19.844" calcext:value-type="float">
            <text:p>19.844</text:p>
          </table:table-cell>
          <table:table-cell office:value-type="float" office:value="12.665" calcext:value-type="float">
            <text:p>12.665</text:p>
          </table:table-cell>
          <table:table-cell office:value-type="float" office:value="8.527" calcext:value-type="float">
            <text:p>8.527</text:p>
          </table:table-cell>
          <table:table-cell office:value-type="float" office:value="15.735" calcext:value-type="float">
            <text:p>15.735</text:p>
          </table:table-cell>
          <table:table-cell office:value-type="float" office:value="20.191" calcext:value-type="float">
            <text:p>20.191</text:p>
          </table:table-cell>
          <table:table-cell office:value-type="float" office:value="32.465" calcext:value-type="float">
            <text:p>32.465</text:p>
          </table:table-cell>
          <table:table-cell office:value-type="float" office:value="18.196" calcext:value-type="float">
            <text:p>18.196</text:p>
          </table:table-cell>
          <table:table-cell office:value-type="float" office:value="0.000000279970216438168" calcext:value-type="float">
            <text:p>2.80E-07</text:p>
          </table:table-cell>
          <table:table-cell office:value-type="float" office:value="50039375" calcext:value-type="float">
            <text:p>5003937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94-20.0</text:p>
          </table:table-cell>
          <table:table-cell table:number-columns-repeated="2"/>
          <table:table-cell office:value-type="float" office:value="9.248" calcext:value-type="float">
            <text:p>9.248</text:p>
          </table:table-cell>
          <table:table-cell office:value-type="float" office:value="13.826" calcext:value-type="float">
            <text:p>13.826</text:p>
          </table:table-cell>
          <table:table-cell office:value-type="float" office:value="14.445" calcext:value-type="float">
            <text:p>14.445</text:p>
          </table:table-cell>
          <table:table-cell office:value-type="float" office:value="8.52" calcext:value-type="float">
            <text:p>8.52</text:p>
          </table:table-cell>
          <table:table-cell office:value-type="float" office:value="11.124" calcext:value-type="float">
            <text:p>11.124</text:p>
          </table:table-cell>
          <table:table-cell office:value-type="float" office:value="17.006" calcext:value-type="float">
            <text:p>17.006</text:p>
          </table:table-cell>
          <table:table-cell office:value-type="float" office:value="14.157" calcext:value-type="float">
            <text:p>14.157</text:p>
          </table:table-cell>
          <table:table-cell office:value-type="float" office:value="12.064" calcext:value-type="float">
            <text:p>12.064</text:p>
          </table:table-cell>
          <table:table-cell office:value-type="float" office:value="7.644" calcext:value-type="float">
            <text:p>7.644</text:p>
          </table:table-cell>
          <table:table-cell office:value-type="float" office:value="11.126" calcext:value-type="float">
            <text:p>11.126</text:p>
          </table:table-cell>
          <table:table-cell office:value-type="float" office:value="13.62" calcext:value-type="float">
            <text:p>13.62</text:p>
          </table:table-cell>
          <table:table-cell office:value-type="float" office:value="8.378" calcext:value-type="float">
            <text:p>8.378</text:p>
          </table:table-cell>
          <table:table-cell office:value-type="float" office:value="7.682" calcext:value-type="float">
            <text:p>7.682</text:p>
          </table:table-cell>
          <table:table-cell office:value-type="float" office:value="19.867" calcext:value-type="float">
            <text:p>19.867</text:p>
          </table:table-cell>
          <table:table-cell office:value-type="float" office:value="12.699" calcext:value-type="float">
            <text:p>12.699</text:p>
          </table:table-cell>
          <table:table-cell office:value-type="float" office:value="8.561" calcext:value-type="float">
            <text:p>8.561</text:p>
          </table:table-cell>
          <table:table-cell office:value-type="float" office:value="15.765" calcext:value-type="float">
            <text:p>15.765</text:p>
          </table:table-cell>
          <table:table-cell office:value-type="float" office:value="20.216" calcext:value-type="float">
            <text:p>20.216</text:p>
          </table:table-cell>
          <table:table-cell office:value-type="float" office:value="32.536" calcext:value-type="float">
            <text:p>32.536</text:p>
          </table:table-cell>
          <table:table-cell office:value-type="float" office:value="18.189" calcext:value-type="float">
            <text:p>18.189</text:p>
          </table:table-cell>
          <table:table-cell office:value-type="float" office:value="0.000000276361948973282" calcext:value-type="float">
            <text:p>2.76E-07</text:p>
          </table:table-cell>
          <table:table-cell office:value-type="float" office:value="49989225" calcext:value-type="float">
            <text:p>4998922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82-17.5</text:p>
          </table:table-cell>
          <table:table-cell table:number-columns-repeated="2"/>
          <table:table-cell office:value-type="float" office:value="9.296" calcext:value-type="float">
            <text:p>9.296</text:p>
          </table:table-cell>
          <table:table-cell office:value-type="float" office:value="13.924" calcext:value-type="float">
            <text:p>13.924</text:p>
          </table:table-cell>
          <table:table-cell office:value-type="float" office:value="14.503" calcext:value-type="float">
            <text:p>14.503</text:p>
          </table:table-cell>
          <table:table-cell office:value-type="float" office:value="8.533" calcext:value-type="float">
            <text:p>8.533</text:p>
          </table:table-cell>
          <table:table-cell office:value-type="float" office:value="11.026" calcext:value-type="float">
            <text:p>11.026</text:p>
          </table:table-cell>
          <table:table-cell office:value-type="float" office:value="17.043" calcext:value-type="float">
            <text:p>17.043</text:p>
          </table:table-cell>
          <table:table-cell office:value-type="float" office:value="14.179" calcext:value-type="float">
            <text:p>14.179</text:p>
          </table:table-cell>
          <table:table-cell office:value-type="float" office:value="12.044" calcext:value-type="float">
            <text:p>12.044</text:p>
          </table:table-cell>
          <table:table-cell office:value-type="float" office:value="7.693" calcext:value-type="float">
            <text:p>7.693</text:p>
          </table:table-cell>
          <table:table-cell office:value-type="float" office:value="11.111" calcext:value-type="float">
            <text:p>11.111</text:p>
          </table:table-cell>
          <table:table-cell office:value-type="float" office:value="13.758" calcext:value-type="float">
            <text:p>13.758</text:p>
          </table:table-cell>
          <table:table-cell office:value-type="float" office:value="8.372" calcext:value-type="float">
            <text:p>8.372</text:p>
          </table:table-cell>
          <table:table-cell office:value-type="float" office:value="7.681" calcext:value-type="float">
            <text:p>7.681</text:p>
          </table:table-cell>
          <table:table-cell office:value-type="float" office:value="19.878" calcext:value-type="float">
            <text:p>19.878</text:p>
          </table:table-cell>
          <table:table-cell office:value-type="float" office:value="12.667" calcext:value-type="float">
            <text:p>12.667</text:p>
          </table:table-cell>
          <table:table-cell office:value-type="float" office:value="8.522" calcext:value-type="float">
            <text:p>8.522</text:p>
          </table:table-cell>
          <table:table-cell office:value-type="float" office:value="15.841" calcext:value-type="float">
            <text:p>15.841</text:p>
          </table:table-cell>
          <table:table-cell office:value-type="float" office:value="20.198" calcext:value-type="float">
            <text:p>20.198</text:p>
          </table:table-cell>
          <table:table-cell office:value-type="float" office:value="32.662" calcext:value-type="float">
            <text:p>32.662</text:p>
          </table:table-cell>
          <table:table-cell office:value-type="float" office:value="18.253" calcext:value-type="float">
            <text:p>18.253</text:p>
          </table:table-cell>
          <table:table-cell office:value-type="float" office:value="0.000000276610572154408" calcext:value-type="float">
            <text:p>2.77E-07</text:p>
          </table:table-cell>
          <table:table-cell office:value-type="float" office:value="50041192" calcext:value-type="float">
            <text:p>5004119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ft-2048</text:p>
          </table:table-cell>
          <table:table-cell table:style-name="ce1" table:number-columns-repeated="2"/>
          <table:table-cell table:style-name="ce9" office:value-type="float" office:value="9.017" calcext:value-type="float">
            <text:p>9.017</text:p>
          </table:table-cell>
          <table:table-cell table:style-name="ce17" office:value-type="float" office:value="15.475" calcext:value-type="float">
            <text:p>15.475</text:p>
          </table:table-cell>
          <table:table-cell table:style-name="ce25" office:value-type="float" office:value="12.979" calcext:value-type="float">
            <text:p>12.979</text:p>
          </table:table-cell>
          <table:table-cell table:style-name="ce33" office:value-type="float" office:value="7.371" calcext:value-type="float">
            <text:p>7.371</text:p>
          </table:table-cell>
          <table:table-cell table:style-name="ce41" office:value-type="float" office:value="9.513" calcext:value-type="float">
            <text:p>9.513</text:p>
          </table:table-cell>
          <table:table-cell table:style-name="ce49" office:value-type="float" office:value="12.84" calcext:value-type="float">
            <text:p>12.84</text:p>
          </table:table-cell>
          <table:table-cell table:style-name="ce57" office:value-type="float" office:value="13.616" calcext:value-type="float">
            <text:p>13.616</text:p>
          </table:table-cell>
          <table:table-cell table:style-name="ce65" office:value-type="float" office:value="11.505" calcext:value-type="float">
            <text:p>11.505</text:p>
          </table:table-cell>
          <table:table-cell table:style-name="ce73" office:value-type="float" office:value="7.016" calcext:value-type="float">
            <text:p>7.016</text:p>
          </table:table-cell>
          <table:table-cell table:style-name="ce81" office:value-type="float" office:value="11.367" calcext:value-type="float">
            <text:p>11.367</text:p>
          </table:table-cell>
          <table:table-cell table:style-name="ce89" office:value-type="float" office:value="12.911" calcext:value-type="float">
            <text:p>12.911</text:p>
          </table:table-cell>
          <table:table-cell table:style-name="ce97" office:value-type="float" office:value="8.18" calcext:value-type="float">
            <text:p>8.18</text:p>
          </table:table-cell>
          <table:table-cell table:style-name="ce105" office:value-type="float" office:value="7.676" calcext:value-type="float">
            <text:p>7.676</text:p>
          </table:table-cell>
          <table:table-cell table:style-name="ce113" office:value-type="float" office:value="19.693" calcext:value-type="float">
            <text:p>19.693</text:p>
          </table:table-cell>
          <table:table-cell table:style-name="ce121" office:value-type="float" office:value="12.424" calcext:value-type="float">
            <text:p>12.424</text:p>
          </table:table-cell>
          <table:table-cell table:style-name="ce129" office:value-type="float" office:value="8.423" calcext:value-type="float">
            <text:p>8.423</text:p>
          </table:table-cell>
          <table:table-cell table:style-name="ce137" office:value-type="float" office:value="15.559" calcext:value-type="float">
            <text:p>15.559</text:p>
          </table:table-cell>
          <table:table-cell table:style-name="ce145" office:value-type="float" office:value="19.826" calcext:value-type="float">
            <text:p>19.826</text:p>
          </table:table-cell>
          <table:table-cell table:style-name="ce153" office:value-type="float" office:value="30.774" calcext:value-type="float">
            <text:p>30.774</text:p>
          </table:table-cell>
          <table:table-cell table:style-name="ce161" office:value-type="float" office:value="17.467" calcext:value-type="float">
            <text:p>17.467</text:p>
          </table:table-cell>
          <table:table-cell table:style-name="ce163" office:value-type="float" office:value="0.000000882133449727706" calcext:value-type="float">
            <text:p>8.82E-07</text:p>
          </table:table-cell>
          <table:table-cell table:style-name="ce1" office:value-type="float" office:value="14033275" calcext:value-type="float">
            <text:p>1403327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94-32.5</text:p>
          </table:table-cell>
          <table:table-cell table:number-columns-repeated="2"/>
          <table:table-cell office:value-type="float" office:value="-34.292" calcext:value-type="float">
            <text:p>-34.292</text:p>
          </table:table-cell>
          <table:table-cell office:value-type="float" office:value="-8.596" calcext:value-type="float">
            <text:p>-8.596</text:p>
          </table:table-cell>
          <table:table-cell office:value-type="float" office:value="3.044" calcext:value-type="float">
            <text:p>3.044</text:p>
          </table:table-cell>
          <table:table-cell office:value-type="float" office:value="-17.123" calcext:value-type="float">
            <text:p>-17.123</text:p>
          </table:table-cell>
          <table:table-cell office:value-type="float" office:value="-16.18" calcext:value-type="float">
            <text:p>-16.18</text:p>
          </table:table-cell>
          <table:table-cell office:value-type="float" office:value="9.424" calcext:value-type="float">
            <text:p>9.424</text:p>
          </table:table-cell>
          <table:table-cell office:value-type="float" office:value="5.276" calcext:value-type="float">
            <text:p>5.276</text:p>
          </table:table-cell>
          <table:table-cell office:value-type="float" office:value="-16.896" calcext:value-type="float">
            <text:p>-16.896</text:p>
          </table:table-cell>
          <table:table-cell office:value-type="float" office:value="-10.806" calcext:value-type="float">
            <text:p>-10.806</text:p>
          </table:table-cell>
          <table:table-cell office:value-type="float" office:value="8.905" calcext:value-type="float">
            <text:p>8.905</text:p>
          </table:table-cell>
          <table:table-cell office:value-type="float" office:value="10.031" calcext:value-type="float">
            <text:p>10.031</text:p>
          </table:table-cell>
          <table:table-cell office:value-type="float" office:value="-12.44" calcext:value-type="float">
            <text:p>-12.44</text:p>
          </table:table-cell>
          <table:table-cell office:value-type="float" office:value="-23.76" calcext:value-type="float">
            <text:p>-23.76</text:p>
          </table:table-cell>
          <table:table-cell office:value-type="float" office:value="15.064" calcext:value-type="float">
            <text:p>15.064</text:p>
          </table:table-cell>
          <table:table-cell office:value-type="float" office:value="9.854" calcext:value-type="float">
            <text:p>9.854</text:p>
          </table:table-cell>
          <table:table-cell office:value-type="float" office:value="-24.472" calcext:value-type="float">
            <text:p>-24.472</text:p>
          </table:table-cell>
          <table:table-cell office:value-type="float" office:value="-16.662" calcext:value-type="float">
            <text:p>-16.662</text:p>
          </table:table-cell>
          <table:table-cell office:value-type="float" office:value="17.218" calcext:value-type="float">
            <text:p>17.218</text:p>
          </table:table-cell>
          <table:table-cell office:value-type="float" office:value="26.906" calcext:value-type="float">
            <text:p>26.906</text:p>
          </table:table-cell>
          <table:table-cell office:value-type="float" office:value="-16.668" calcext:value-type="float">
            <text:p>-16.668</text:p>
          </table:table-cell>
          <table:table-cell office:value-type="float" office:value="-0.000000190475491756467" calcext:value-type="float">
            <text:p>-1.90E-07</text:p>
          </table:table-cell>
          <table:table-cell office:value-type="float" office:value="49619368" calcext:value-type="float">
            <text:p>4961936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88-25.0</text:p>
          </table:table-cell>
          <table:table-cell table:number-columns-repeated="2"/>
          <table:table-cell office:value-type="float" office:value="-35.35" calcext:value-type="float">
            <text:p>-35.35</text:p>
          </table:table-cell>
          <table:table-cell office:value-type="float" office:value="-6.788" calcext:value-type="float">
            <text:p>-6.788</text:p>
          </table:table-cell>
          <table:table-cell office:value-type="float" office:value="5.869" calcext:value-type="float">
            <text:p>5.869</text:p>
          </table:table-cell>
          <table:table-cell office:value-type="float" office:value="-15.302" calcext:value-type="float">
            <text:p>-15.302</text:p>
          </table:table-cell>
          <table:table-cell office:value-type="float" office:value="-16.68" calcext:value-type="float">
            <text:p>-16.68</text:p>
          </table:table-cell>
          <table:table-cell office:value-type="float" office:value="9.487" calcext:value-type="float">
            <text:p>9.487</text:p>
          </table:table-cell>
          <table:table-cell office:value-type="float" office:value="5.251" calcext:value-type="float">
            <text:p>5.251</text:p>
          </table:table-cell>
          <table:table-cell office:value-type="float" office:value="-17.625" calcext:value-type="float">
            <text:p>-17.625</text:p>
          </table:table-cell>
          <table:table-cell office:value-type="float" office:value="-10.784" calcext:value-type="float">
            <text:p>-10.784</text:p>
          </table:table-cell>
          <table:table-cell office:value-type="float" office:value="11.3" calcext:value-type="float">
            <text:p>11.3</text:p>
          </table:table-cell>
          <table:table-cell office:value-type="float" office:value="10.746" calcext:value-type="float">
            <text:p>10.746</text:p>
          </table:table-cell>
          <table:table-cell office:value-type="float" office:value="-10.293" calcext:value-type="float">
            <text:p>-10.293</text:p>
          </table:table-cell>
          <table:table-cell office:value-type="float" office:value="-24.502" calcext:value-type="float">
            <text:p>-24.502</text:p>
          </table:table-cell>
          <table:table-cell office:value-type="float" office:value="14.645" calcext:value-type="float">
            <text:p>14.645</text:p>
          </table:table-cell>
          <table:table-cell office:value-type="float" office:value="9.744" calcext:value-type="float">
            <text:p>9.744</text:p>
          </table:table-cell>
          <table:table-cell office:value-type="float" office:value="-25.024" calcext:value-type="float">
            <text:p>-25.024</text:p>
          </table:table-cell>
          <table:table-cell office:value-type="float" office:value="-15.902" calcext:value-type="float">
            <text:p>-15.902</text:p>
          </table:table-cell>
          <table:table-cell office:value-type="float" office:value="16.608" calcext:value-type="float">
            <text:p>16.608</text:p>
          </table:table-cell>
          <table:table-cell office:value-type="float" office:value="26.22" calcext:value-type="float">
            <text:p>26.22</text:p>
          </table:table-cell>
          <table:table-cell office:value-type="float" office:value="-15.799" calcext:value-type="float">
            <text:p>-15.799</text:p>
          </table:table-cell>
          <table:table-cell office:value-type="float" office:value="-0.000000136996300532065" calcext:value-type="float">
            <text:p>-1.37E-07</text:p>
          </table:table-cell>
          <table:table-cell office:value-type="float" office:value="49764580" calcext:value-type="float">
            <text:p>4976458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70-32.5</text:p>
          </table:table-cell>
          <table:table-cell table:number-columns-repeated="2"/>
          <table:table-cell office:value-type="float" office:value="-35.122" calcext:value-type="float">
            <text:p>-35.122</text:p>
          </table:table-cell>
          <table:table-cell office:value-type="float" office:value="-6.466" calcext:value-type="float">
            <text:p>-6.466</text:p>
          </table:table-cell>
          <table:table-cell office:value-type="float" office:value="-0.744" calcext:value-type="float">
            <text:p>-0.744</text:p>
          </table:table-cell>
          <table:table-cell office:value-type="float" office:value="-17.166" calcext:value-type="float">
            <text:p>-17.166</text:p>
          </table:table-cell>
          <table:table-cell office:value-type="float" office:value="-18.265" calcext:value-type="float">
            <text:p>-18.265</text:p>
          </table:table-cell>
          <table:table-cell office:value-type="float" office:value="6.274" calcext:value-type="float">
            <text:p>6.274</text:p>
          </table:table-cell>
          <table:table-cell office:value-type="float" office:value="5.59" calcext:value-type="float">
            <text:p>5.59</text:p>
          </table:table-cell>
          <table:table-cell office:value-type="float" office:value="-19.354" calcext:value-type="float">
            <text:p>-19.354</text:p>
          </table:table-cell>
          <table:table-cell office:value-type="float" office:value="-15.944" calcext:value-type="float">
            <text:p>-15.944</text:p>
          </table:table-cell>
          <table:table-cell office:value-type="float" office:value="-3.666" calcext:value-type="float">
            <text:p>-3.666</text:p>
          </table:table-cell>
          <table:table-cell office:value-type="float" office:value="5.449" calcext:value-type="float">
            <text:p>5.449</text:p>
          </table:table-cell>
          <table:table-cell office:value-type="float" office:value="-11.735" calcext:value-type="float">
            <text:p>-11.735</text:p>
          </table:table-cell>
          <table:table-cell office:value-type="float" office:value="-25.583" calcext:value-type="float">
            <text:p>-25.583</text:p>
          </table:table-cell>
          <table:table-cell office:value-type="float" office:value="16.936" calcext:value-type="float">
            <text:p>16.936</text:p>
          </table:table-cell>
          <table:table-cell office:value-type="float" office:value="8.395" calcext:value-type="float">
            <text:p>8.395</text:p>
          </table:table-cell>
          <table:table-cell office:value-type="float" office:value="-25.818" calcext:value-type="float">
            <text:p>-25.818</text:p>
          </table:table-cell>
          <table:table-cell office:value-type="float" office:value="-17.934" calcext:value-type="float">
            <text:p>-17.934</text:p>
          </table:table-cell>
          <table:table-cell office:value-type="float" office:value="15.308" calcext:value-type="float">
            <text:p>15.308</text:p>
          </table:table-cell>
          <table:table-cell office:value-type="float" office:value="25.345" calcext:value-type="float">
            <text:p>25.345</text:p>
          </table:table-cell>
          <table:table-cell office:value-type="float" office:value="-16.081" calcext:value-type="float">
            <text:p>-16.081</text:p>
          </table:table-cell>
          <table:table-cell office:value-type="float" office:value="-0.000000178854821019552" calcext:value-type="float">
            <text:p>-1.79E-07</text:p>
          </table:table-cell>
          <table:table-cell office:value-type="float" office:value="49612528" calcext:value-type="float">
            <text:p>496125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28-32.5</text:p>
          </table:table-cell>
          <table:table-cell table:number-columns-repeated="2"/>
          <table:table-cell office:value-type="float" office:value="-36.449" calcext:value-type="float">
            <text:p>-36.449</text:p>
          </table:table-cell>
          <table:table-cell office:value-type="float" office:value="-7.049" calcext:value-type="float">
            <text:p>-7.049</text:p>
          </table:table-cell>
          <table:table-cell office:value-type="float" office:value="-1.538" calcext:value-type="float">
            <text:p>-1.538</text:p>
          </table:table-cell>
          <table:table-cell office:value-type="float" office:value="-17.712" calcext:value-type="float">
            <text:p>-17.712</text:p>
          </table:table-cell>
          <table:table-cell office:value-type="float" office:value="-10.04" calcext:value-type="float">
            <text:p>-10.04</text:p>
          </table:table-cell>
          <table:table-cell office:value-type="float" office:value="1.989" calcext:value-type="float">
            <text:p>1.989</text:p>
          </table:table-cell>
          <table:table-cell office:value-type="float" office:value="7.641" calcext:value-type="float">
            <text:p>7.641</text:p>
          </table:table-cell>
          <table:table-cell office:value-type="float" office:value="-14.184" calcext:value-type="float">
            <text:p>-14.184</text:p>
          </table:table-cell>
          <table:table-cell office:value-type="float" office:value="-18.233" calcext:value-type="float">
            <text:p>-18.233</text:p>
          </table:table-cell>
          <table:table-cell office:value-type="float" office:value="-8.94" calcext:value-type="float">
            <text:p>-8.94</text:p>
          </table:table-cell>
          <table:table-cell office:value-type="float" office:value="0.595" calcext:value-type="float">
            <text:p>0.595</text:p>
          </table:table-cell>
          <table:table-cell office:value-type="float" office:value="-8.888" calcext:value-type="float">
            <text:p>-8.888</text:p>
          </table:table-cell>
          <table:table-cell office:value-type="float" office:value="-26.408" calcext:value-type="float">
            <text:p>-26.408</text:p>
          </table:table-cell>
          <table:table-cell office:value-type="float" office:value="18.766" calcext:value-type="float">
            <text:p>18.766</text:p>
          </table:table-cell>
          <table:table-cell office:value-type="float" office:value="6.054" calcext:value-type="float">
            <text:p>6.054</text:p>
          </table:table-cell>
          <table:table-cell office:value-type="float" office:value="-24.246" calcext:value-type="float">
            <text:p>-24.246</text:p>
          </table:table-cell>
          <table:table-cell office:value-type="float" office:value="-18.112" calcext:value-type="float">
            <text:p>-18.112</text:p>
          </table:table-cell>
          <table:table-cell office:value-type="float" office:value="15.151" calcext:value-type="float">
            <text:p>15.151</text:p>
          </table:table-cell>
          <table:table-cell office:value-type="float" office:value="26.289" calcext:value-type="float">
            <text:p>26.289</text:p>
          </table:table-cell>
          <table:table-cell office:value-type="float" office:value="-17.631" calcext:value-type="float">
            <text:p>-17.631</text:p>
          </table:table-cell>
          <table:table-cell office:value-type="float" office:value="-0.000000175693873659507" calcext:value-type="float">
            <text:p>-1.76E-07</text:p>
          </table:table-cell>
          <table:table-cell office:value-type="float" office:value="49596740" calcext:value-type="float">
            <text:p>4959674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28-22.5</text:p>
          </table:table-cell>
          <table:table-cell table:number-columns-repeated="2"/>
          <table:table-cell office:value-type="float" office:value="-37.746" calcext:value-type="float">
            <text:p>-37.746</text:p>
          </table:table-cell>
          <table:table-cell office:value-type="float" office:value="-11.316" calcext:value-type="float">
            <text:p>-11.316</text:p>
          </table:table-cell>
          <table:table-cell office:value-type="float" office:value="5.101" calcext:value-type="float">
            <text:p>5.101</text:p>
          </table:table-cell>
          <table:table-cell office:value-type="float" office:value="-22.094" calcext:value-type="float">
            <text:p>-22.094</text:p>
          </table:table-cell>
          <table:table-cell office:value-type="float" office:value="-11.148" calcext:value-type="float">
            <text:p>-11.148</text:p>
          </table:table-cell>
          <table:table-cell office:value-type="float" office:value="2.902" calcext:value-type="float">
            <text:p>2.902</text:p>
          </table:table-cell>
          <table:table-cell office:value-type="float" office:value="5.312" calcext:value-type="float">
            <text:p>5.312</text:p>
          </table:table-cell>
          <table:table-cell office:value-type="float" office:value="-14.766" calcext:value-type="float">
            <text:p>-14.766</text:p>
          </table:table-cell>
          <table:table-cell office:value-type="float" office:value="-11.314" calcext:value-type="float">
            <text:p>-11.314</text:p>
          </table:table-cell>
          <table:table-cell office:value-type="float" office:value="-6.806" calcext:value-type="float">
            <text:p>-6.806</text:p>
          </table:table-cell>
          <table:table-cell office:value-type="float" office:value="6.019" calcext:value-type="float">
            <text:p>6.019</text:p>
          </table:table-cell>
          <table:table-cell office:value-type="float" office:value="-9.301" calcext:value-type="float">
            <text:p>-9.301</text:p>
          </table:table-cell>
          <table:table-cell office:value-type="float" office:value="-26.881" calcext:value-type="float">
            <text:p>-26.881</text:p>
          </table:table-cell>
          <table:table-cell office:value-type="float" office:value="19.842" calcext:value-type="float">
            <text:p>19.842</text:p>
          </table:table-cell>
          <table:table-cell office:value-type="float" office:value="8.277" calcext:value-type="float">
            <text:p>8.277</text:p>
          </table:table-cell>
          <table:table-cell office:value-type="float" office:value="-24.994" calcext:value-type="float">
            <text:p>-24.994</text:p>
          </table:table-cell>
          <table:table-cell office:value-type="float" office:value="-19.051" calcext:value-type="float">
            <text:p>-19.051</text:p>
          </table:table-cell>
          <table:table-cell office:value-type="float" office:value="15.329" calcext:value-type="float">
            <text:p>15.329</text:p>
          </table:table-cell>
          <table:table-cell office:value-type="float" office:value="28.296" calcext:value-type="float">
            <text:p>28.296</text:p>
          </table:table-cell>
          <table:table-cell office:value-type="float" office:value="-17.326" calcext:value-type="float">
            <text:p>-17.326</text:p>
          </table:table-cell>
          <table:table-cell office:value-type="float" office:value="-0.000000170069957309872" calcext:value-type="float">
            <text:p>-1.70E-07</text:p>
          </table:table-cell>
          <table:table-cell office:value-type="float" office:value="49792240" calcext:value-type="float">
            <text:p>4979224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28-25.0</text:p>
          </table:table-cell>
          <table:table-cell table:number-columns-repeated="2"/>
          <table:table-cell office:value-type="float" office:value="-40.692" calcext:value-type="float">
            <text:p>-40.692</text:p>
          </table:table-cell>
          <table:table-cell office:value-type="float" office:value="-7.375" calcext:value-type="float">
            <text:p>-7.375</text:p>
          </table:table-cell>
          <table:table-cell office:value-type="float" office:value="-3.619" calcext:value-type="float">
            <text:p>-3.619</text:p>
          </table:table-cell>
          <table:table-cell office:value-type="float" office:value="-18.981" calcext:value-type="float">
            <text:p>-18.981</text:p>
          </table:table-cell>
          <table:table-cell office:value-type="float" office:value="-14.018" calcext:value-type="float">
            <text:p>-14.018</text:p>
          </table:table-cell>
          <table:table-cell office:value-type="float" office:value="0.94" calcext:value-type="float">
            <text:p>0.94</text:p>
          </table:table-cell>
          <table:table-cell office:value-type="float" office:value="5.372" calcext:value-type="float">
            <text:p>5.372</text:p>
          </table:table-cell>
          <table:table-cell office:value-type="float" office:value="-15.429" calcext:value-type="float">
            <text:p>-15.429</text:p>
          </table:table-cell>
          <table:table-cell office:value-type="float" office:value="-15.387" calcext:value-type="float">
            <text:p>-15.387</text:p>
          </table:table-cell>
          <table:table-cell office:value-type="float" office:value="-8.814" calcext:value-type="float">
            <text:p>-8.814</text:p>
          </table:table-cell>
          <table:table-cell office:value-type="float" office:value="2.426" calcext:value-type="float">
            <text:p>2.426</text:p>
          </table:table-cell>
          <table:table-cell office:value-type="float" office:value="-12.135" calcext:value-type="float">
            <text:p>-12.135</text:p>
          </table:table-cell>
          <table:table-cell office:value-type="float" office:value="-27.394" calcext:value-type="float">
            <text:p>-27.394</text:p>
          </table:table-cell>
          <table:table-cell office:value-type="float" office:value="18.854" calcext:value-type="float">
            <text:p>18.854</text:p>
          </table:table-cell>
          <table:table-cell office:value-type="float" office:value="6.202" calcext:value-type="float">
            <text:p>6.202</text:p>
          </table:table-cell>
          <table:table-cell office:value-type="float" office:value="-27.32" calcext:value-type="float">
            <text:p>-27.32</text:p>
          </table:table-cell>
          <table:table-cell office:value-type="float" office:value="-21.323" calcext:value-type="float">
            <text:p>-21.323</text:p>
          </table:table-cell>
          <table:table-cell office:value-type="float" office:value="13.119" calcext:value-type="float">
            <text:p>13.119</text:p>
          </table:table-cell>
          <table:table-cell office:value-type="float" office:value="25.686" calcext:value-type="float">
            <text:p>25.686</text:p>
          </table:table-cell>
          <table:table-cell office:value-type="float" office:value="-20.227" calcext:value-type="float">
            <text:p>-20.227</text:p>
          </table:table-cell>
          <table:table-cell office:value-type="float" office:value="-0.000000212070925111026" calcext:value-type="float">
            <text:p>-2.12E-07</text:p>
          </table:table-cell>
          <table:table-cell office:value-type="float" office:value="49743250" calcext:value-type="float">
            <text:p>497432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34-17.5</text:p>
          </table:table-cell>
          <table:table-cell table:number-columns-repeated="2"/>
          <table:table-cell office:value-type="float" office:value="-33.401" calcext:value-type="float">
            <text:p>-33.401</text:p>
          </table:table-cell>
          <table:table-cell office:value-type="float" office:value="-5.002" calcext:value-type="float">
            <text:p>-5.002</text:p>
          </table:table-cell>
          <table:table-cell office:value-type="float" office:value="-1.785" calcext:value-type="float">
            <text:p>-1.785</text:p>
          </table:table-cell>
          <table:table-cell office:value-type="float" office:value="-19.337" calcext:value-type="float">
            <text:p>-19.337</text:p>
          </table:table-cell>
          <table:table-cell office:value-type="float" office:value="-11.718" calcext:value-type="float">
            <text:p>-11.718</text:p>
          </table:table-cell>
          <table:table-cell office:value-type="float" office:value="1.901" calcext:value-type="float">
            <text:p>1.901</text:p>
          </table:table-cell>
          <table:table-cell office:value-type="float" office:value="8.783" calcext:value-type="float">
            <text:p>8.783</text:p>
          </table:table-cell>
          <table:table-cell office:value-type="float" office:value="-15.693" calcext:value-type="float">
            <text:p>-15.693</text:p>
          </table:table-cell>
          <table:table-cell office:value-type="float" office:value="-15.023" calcext:value-type="float">
            <text:p>-15.023</text:p>
          </table:table-cell>
          <table:table-cell office:value-type="float" office:value="-8.03" calcext:value-type="float">
            <text:p>-8.03</text:p>
          </table:table-cell>
          <table:table-cell office:value-type="float" office:value="3.015" calcext:value-type="float">
            <text:p>3.015</text:p>
          </table:table-cell>
          <table:table-cell office:value-type="float" office:value="-10.043" calcext:value-type="float">
            <text:p>-10.043</text:p>
          </table:table-cell>
          <table:table-cell office:value-type="float" office:value="-29.47" calcext:value-type="float">
            <text:p>-29.47</text:p>
          </table:table-cell>
          <table:table-cell office:value-type="float" office:value="17.47" calcext:value-type="float">
            <text:p>17.47</text:p>
          </table:table-cell>
          <table:table-cell office:value-type="float" office:value="7.935" calcext:value-type="float">
            <text:p>7.935</text:p>
          </table:table-cell>
          <table:table-cell office:value-type="float" office:value="-24.368" calcext:value-type="float">
            <text:p>-24.368</text:p>
          </table:table-cell>
          <table:table-cell office:value-type="float" office:value="-22.006" calcext:value-type="float">
            <text:p>-22.006</text:p>
          </table:table-cell>
          <table:table-cell office:value-type="float" office:value="14.839" calcext:value-type="float">
            <text:p>14.839</text:p>
          </table:table-cell>
          <table:table-cell office:value-type="float" office:value="23.936" calcext:value-type="float">
            <text:p>23.936</text:p>
          </table:table-cell>
          <table:table-cell office:value-type="float" office:value="-16.41" calcext:value-type="float">
            <text:p>-16.41</text:p>
          </table:table-cell>
          <table:table-cell office:value-type="float" office:value="-0.000000185587986729031" calcext:value-type="float">
            <text:p>-1.86E-07</text:p>
          </table:table-cell>
          <table:table-cell office:value-type="float" office:value="49893704" calcext:value-type="float">
            <text:p>4989370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40-20.0</text:p>
          </table:table-cell>
          <table:table-cell table:number-columns-repeated="2"/>
          <table:table-cell office:value-type="float" office:value="-36.855" calcext:value-type="float">
            <text:p>-36.855</text:p>
          </table:table-cell>
          <table:table-cell office:value-type="float" office:value="-6.483" calcext:value-type="float">
            <text:p>-6.483</text:p>
          </table:table-cell>
          <table:table-cell office:value-type="float" office:value="-6.945" calcext:value-type="float">
            <text:p>-6.945</text:p>
          </table:table-cell>
          <table:table-cell office:value-type="float" office:value="-16.242" calcext:value-type="float">
            <text:p>-16.242</text:p>
          </table:table-cell>
          <table:table-cell office:value-type="float" office:value="-11.806" calcext:value-type="float">
            <text:p>-11.806</text:p>
          </table:table-cell>
          <table:table-cell office:value-type="float" office:value="2.669" calcext:value-type="float">
            <text:p>2.669</text:p>
          </table:table-cell>
          <table:table-cell office:value-type="float" office:value="5.675" calcext:value-type="float">
            <text:p>5.675</text:p>
          </table:table-cell>
          <table:table-cell office:value-type="float" office:value="-15.396" calcext:value-type="float">
            <text:p>-15.396</text:p>
          </table:table-cell>
          <table:table-cell office:value-type="float" office:value="-16.904" calcext:value-type="float">
            <text:p>-16.904</text:p>
          </table:table-cell>
          <table:table-cell office:value-type="float" office:value="-7.526" calcext:value-type="float">
            <text:p>-7.526</text:p>
          </table:table-cell>
          <table:table-cell office:value-type="float" office:value="2.253" calcext:value-type="float">
            <text:p>2.253</text:p>
          </table:table-cell>
          <table:table-cell office:value-type="float" office:value="-10.788" calcext:value-type="float">
            <text:p>-10.788</text:p>
          </table:table-cell>
          <table:table-cell office:value-type="float" office:value="-29.918" calcext:value-type="float">
            <text:p>-29.918</text:p>
          </table:table-cell>
          <table:table-cell office:value-type="float" office:value="17.471" calcext:value-type="float">
            <text:p>17.471</text:p>
          </table:table-cell>
          <table:table-cell office:value-type="float" office:value="6.135" calcext:value-type="float">
            <text:p>6.135</text:p>
          </table:table-cell>
          <table:table-cell office:value-type="float" office:value="-25.114" calcext:value-type="float">
            <text:p>-25.114</text:p>
          </table:table-cell>
          <table:table-cell office:value-type="float" office:value="-22.113" calcext:value-type="float">
            <text:p>-22.113</text:p>
          </table:table-cell>
          <table:table-cell office:value-type="float" office:value="14.739" calcext:value-type="float">
            <text:p>14.739</text:p>
          </table:table-cell>
          <table:table-cell office:value-type="float" office:value="23.699" calcext:value-type="float">
            <text:p>23.699</text:p>
          </table:table-cell>
          <table:table-cell office:value-type="float" office:value="-17.418" calcext:value-type="float">
            <text:p>-17.418</text:p>
          </table:table-cell>
          <table:table-cell office:value-type="float" office:value="-0.000000213670724178147" calcext:value-type="float">
            <text:p>-2.14E-07</text:p>
          </table:table-cell>
          <table:table-cell office:value-type="float" office:value="49846676" calcext:value-type="float">
            <text:p>4984667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l-216-17.5</text:p>
          </table:table-cell>
          <table:table-cell table:number-columns-repeated="2"/>
          <table:table-cell office:value-type="float" office:value="-38.513" calcext:value-type="float">
            <text:p>-38.513</text:p>
          </table:table-cell>
          <table:table-cell office:value-type="float" office:value="-9.658" calcext:value-type="float">
            <text:p>-9.658</text:p>
          </table:table-cell>
          <table:table-cell office:value-type="float" office:value="-6.492" calcext:value-type="float">
            <text:p>-6.492</text:p>
          </table:table-cell>
          <table:table-cell office:value-type="float" office:value="-13.717" calcext:value-type="float">
            <text:p>-13.717</text:p>
          </table:table-cell>
          <table:table-cell office:value-type="float" office:value="-14.678" calcext:value-type="float">
            <text:p>-14.678</text:p>
          </table:table-cell>
          <table:table-cell office:value-type="float" office:value="-0.06" calcext:value-type="float">
            <text:p>-0.06</text:p>
          </table:table-cell>
          <table:table-cell office:value-type="float" office:value="5.356" calcext:value-type="float">
            <text:p>5.356</text:p>
          </table:table-cell>
          <table:table-cell office:value-type="float" office:value="-11.169" calcext:value-type="float">
            <text:p>-11.169</text:p>
          </table:table-cell>
          <table:table-cell office:value-type="float" office:value="-22.268" calcext:value-type="float">
            <text:p>-22.268</text:p>
          </table:table-cell>
          <table:table-cell office:value-type="float" office:value="-10.957" calcext:value-type="float">
            <text:p>-10.957</text:p>
          </table:table-cell>
          <table:table-cell office:value-type="float" office:value="-2.392" calcext:value-type="float">
            <text:p>-2.392</text:p>
          </table:table-cell>
          <table:table-cell office:value-type="float" office:value="-12.065" calcext:value-type="float">
            <text:p>-12.065</text:p>
          </table:table-cell>
          <table:table-cell office:value-type="float" office:value="-30.304" calcext:value-type="float">
            <text:p>-30.304</text:p>
          </table:table-cell>
          <table:table-cell office:value-type="float" office:value="19.876" calcext:value-type="float">
            <text:p>19.876</text:p>
          </table:table-cell>
          <table:table-cell office:value-type="float" office:value="8.241" calcext:value-type="float">
            <text:p>8.241</text:p>
          </table:table-cell>
          <table:table-cell office:value-type="float" office:value="-24.995" calcext:value-type="float">
            <text:p>-24.995</text:p>
          </table:table-cell>
          <table:table-cell office:value-type="float" office:value="-21.358" calcext:value-type="float">
            <text:p>-21.358</text:p>
          </table:table-cell>
          <table:table-cell office:value-type="float" office:value="15.311" calcext:value-type="float">
            <text:p>15.311</text:p>
          </table:table-cell>
          <table:table-cell office:value-type="float" office:value="24.038" calcext:value-type="float">
            <text:p>24.038</text:p>
          </table:table-cell>
          <table:table-cell office:value-type="float" office:value="-18.557" calcext:value-type="float">
            <text:p>-18.557</text:p>
          </table:table-cell>
          <table:table-cell office:value-type="float" office:value="-0.000000224425472806293" calcext:value-type="float">
            <text:p>-2.24E-07</text:p>
          </table:table-cell>
          <table:table-cell office:value-type="float" office:value="49885158" calcext:value-type="float">
            <text:p>49885158</text:p>
          </table:table-cell>
          <table:table-cell table:number-columns-repeated="999"/>
        </table:table-row>
        <calcext:conditional-formats>
          <calcext:conditional-format calcext:target-range-address="Sheet1.D24:Sheet1.D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E24:Sheet1.E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F24:Sheet1.F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G24:Sheet1.G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H24:Sheet1.H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I24:Sheet1.I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24:Sheet1.J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K24:Sheet1.K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L24:Sheet1.L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M24:Sheet1.M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N24:Sheet1.N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O24:Sheet1.O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P24:Sheet1.P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Q24:Sheet1.Q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R24:Sheet1.R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S24:Sheet1.S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T24:Sheet1.T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U24:Sheet1.U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V24:Sheet1.V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W24:Sheet1.W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D2:Sheet1.D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E2:Sheet1.E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F2:Sheet1.F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G2:Sheet1.G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H2:Sheet1.H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I2:Sheet1.I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2:Sheet1.J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K2:Sheet1.K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L2:Sheet1.L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M2:Sheet1.M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N2:Sheet1.N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O2:Sheet1.O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P2:Sheet1.P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Q2:Sheet1.Q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R2:Sheet1.R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S2:Sheet1.S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T2:Sheet1.T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U2:Sheet1.U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V2:Sheet1.V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W2:Sheet1.W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D38:Sheet1.D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E38:Sheet1.E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F38:Sheet1.F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G38:Sheet1.G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H38:Sheet1.H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I38:Sheet1.I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38:Sheet1.J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K38:Sheet1.K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L38:Sheet1.L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M38:Sheet1.M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N38:Sheet1.N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O38:Sheet1.O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P38:Sheet1.P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Q38:Sheet1.Q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R38:Sheet1.R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S38:Sheet1.S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T38:Sheet1.T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U38:Sheet1.U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V38:Sheet1.V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W38:Sheet1.W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D60:Sheet1.D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E60:Sheet1.E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F60:Sheet1.F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G60:Sheet1.G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H60:Sheet1.H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I60:Sheet1.I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60:Sheet1.J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K60:Sheet1.K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L60:Sheet1.L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M60:Sheet1.M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N60:Sheet1.N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O60:Sheet1.O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P60:Sheet1.P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Q60:Sheet1.Q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R60:Sheet1.R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S60:Sheet1.S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T60:Sheet1.T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U60:Sheet1.U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V60:Sheet1.V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W60:Sheet1.W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12.4772in" svg:height="6.0134in" svg:x="2.6232in" svg:y="28.8102in">
            <draw:object draw:notify-on-update-of-ranges="Sheet2.A24:Sheet2.A24 Sheet2.A25:Sheet2.A159 Sheet2.D24:Sheet2.D24 Sheet2.D25:Sheet2.D159 Sheet2.B25:Sheet2.B159 Sheet2.H24:Sheet2.H24 Sheet2.H25:Sheet2.H159 Sheet2.B25:Sheet2.B159 Sheet2.L24:Sheet2.L24 Sheet2.L25:Sheet2.L159 Sheet2.B25:Sheet2.B159 Sheet2.P24:Sheet2.P24 Sheet2.P25:Sheet2.P159 Sheet2.B25:Sheet2.B1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336"/>
        <table:table-column table:style-name="co1" table:default-cell-style-name="ce347"/>
        <table:table-column table:style-name="co1" table:default-cell-style-name="ce358"/>
        <table:table-column table:style-name="co1" table:default-cell-style-name="ce369"/>
        <table:table-column table:style-name="co1" table:default-cell-style-name="ce380"/>
        <table:table-column table:style-name="co1" table:default-cell-style-name="ce391"/>
        <table:table-column table:style-name="co1" table:default-cell-style-name="ce402"/>
        <table:table-column table:style-name="co1" table:default-cell-style-name="ce413"/>
        <table:table-column table:style-name="co1" table:default-cell-style-name="ce424"/>
        <table:table-column table:style-name="co1" table:default-cell-style-name="ce435"/>
        <table:table-column table:style-name="co1" table:default-cell-style-name="ce446"/>
        <table:table-column table:style-name="co1" table:default-cell-style-name="ce457"/>
        <table:table-column table:style-name="co1" table:default-cell-style-name="ce468"/>
        <table:table-column table:style-name="co1" table:default-cell-style-name="ce479"/>
        <table:table-column table:style-name="co1" table:default-cell-style-name="ce490"/>
        <table:table-column table:style-name="co1" table:default-cell-style-name="ce501"/>
        <table:table-column table:style-name="co1" table:default-cell-style-name="ce512"/>
        <table:table-column table:style-name="co1" table:default-cell-style-name="ce523"/>
        <table:table-column table:style-name="co1" table:default-cell-style-name="ce534"/>
        <table:table-column table:style-name="co1" table:default-cell-style-name="ce545"/>
        <table:table-column table:style-name="co1" table:default-cell-style-name="ce162"/>
        <table:table-column table:style-name="co1" table:default-cell-style-name="Default"/>
        <table:table-row table:style-name="ro1">
          <table:table-cell office:value-type="string" calcext:value-type="string">
            <text:p>tf_config</text:p>
          </table:table-cell>
          <table:table-cell office:value-type="string" calcext:value-type="string">
            <text:p>bins</text:p>
          </table:table-cell>
          <table:table-cell office:value-type="string" calcext:value-type="string">
            <text:p>fmin</text:p>
          </table:table-cell>
          <table:table-cell table:style-name="Default" office:value-type="string" calcext:value-type="string">
            <text:p>drums.SDR</text:p>
          </table:table-cell>
          <table:table-cell table:style-name="Default" office:value-type="string" calcext:value-type="string">
            <text:p>drums.SIR</text:p>
          </table:table-cell>
          <table:table-cell table:style-name="Default" office:value-type="string" calcext:value-type="string">
            <text:p>drums.ISR</text:p>
          </table:table-cell>
          <table:table-cell table:style-name="Default" office:value-type="string" calcext:value-type="string">
            <text:p>drums.SAR</text:p>
          </table:table-cell>
          <table:table-cell table:style-name="Default" office:value-type="string" calcext:value-type="string">
            <text:p>bass.SDR</text:p>
          </table:table-cell>
          <table:table-cell table:style-name="Default" office:value-type="string" calcext:value-type="string">
            <text:p>bass.SIR</text:p>
          </table:table-cell>
          <table:table-cell table:style-name="Default" office:value-type="string" calcext:value-type="string">
            <text:p>bass.ISR</text:p>
          </table:table-cell>
          <table:table-cell table:style-name="Default" office:value-type="string" calcext:value-type="string">
            <text:p>bass.SAR</text:p>
          </table:table-cell>
          <table:table-cell table:style-name="Default" office:value-type="string" calcext:value-type="string">
            <text:p>other.SDR</text:p>
          </table:table-cell>
          <table:table-cell table:style-name="Default" office:value-type="string" calcext:value-type="string">
            <text:p>other.SIR</text:p>
          </table:table-cell>
          <table:table-cell table:style-name="Default" office:value-type="string" calcext:value-type="string">
            <text:p>other.ISR</text:p>
          </table:table-cell>
          <table:table-cell table:style-name="Default" office:value-type="string" calcext:value-type="string">
            <text:p>other.SAR</text:p>
          </table:table-cell>
          <table:table-cell table:style-name="Default" office:value-type="string" calcext:value-type="string">
            <text:p>vocals.SDR</text:p>
          </table:table-cell>
          <table:table-cell table:style-name="Default" office:value-type="string" calcext:value-type="string">
            <text:p>vocals.SIR</text:p>
          </table:table-cell>
          <table:table-cell table:style-name="Default" office:value-type="string" calcext:value-type="string">
            <text:p>vocals.ISR</text:p>
          </table:table-cell>
          <table:table-cell table:style-name="Default" office:value-type="string" calcext:value-type="string">
            <text:p>vocals.SAR</text:p>
          </table:table-cell>
          <table:table-cell table:style-name="Default" office:value-type="string" calcext:value-type="string">
            <text:p>accompaniment.SDR</text:p>
          </table:table-cell>
          <table:table-cell table:style-name="Default" office:value-type="string" calcext:value-type="string">
            <text:p>accompaniment.SIR</text:p>
          </table:table-cell>
          <table:table-cell table:style-name="Default" office:value-type="string" calcext:value-type="string">
            <text:p>accompaniment.ISR</text:p>
          </table:table-cell>
          <table:table-cell table:style-name="Default" office:value-type="string" calcext:value-type="string">
            <text:p>accompaniment.SAR</text:p>
          </table:table-cell>
          <table:table-cell table:style-name="Default" office:value-type="string" calcext:value-type="string">
            <text:p>bss_per_coef</text:p>
          </table:table-cell>
          <table:table-cell office:value-type="string" calcext:value-type="string">
            <text:p>coef_size</text:p>
          </table:table-cell>
        </table:table-row>
        <table:table-row table:style-name="ro1">
          <table:table-cell office:value-type="string" calcext:value-type="string">
            <text:p>bark-268-20.0</text:p>
          </table:table-cell>
          <table:table-cell office:value-type="float" office:value="268" calcext:value-type="float">
            <text:p>268</text:p>
          </table:table-cell>
          <table:table-cell office:value-type="float" office:value="20" calcext:value-type="float">
            <text:p>20</text:p>
          </table:table-cell>
          <table:table-cell table:style-name="ce327" office:value-type="float" office:value="9.469" calcext:value-type="float">
            <text:p>9.469</text:p>
          </table:table-cell>
          <table:table-cell table:style-name="ce338" office:value-type="float" office:value="13.853" calcext:value-type="float">
            <text:p>13.853</text:p>
          </table:table-cell>
          <table:table-cell table:style-name="ce349" office:value-type="float" office:value="14.893" calcext:value-type="float">
            <text:p>14.893</text:p>
          </table:table-cell>
          <table:table-cell table:style-name="ce360" office:value-type="float" office:value="9.87" calcext:value-type="float">
            <text:p>9.87</text:p>
          </table:table-cell>
          <table:table-cell table:style-name="ce371" office:value-type="float" office:value="6.506" calcext:value-type="float">
            <text:p>6.506</text:p>
          </table:table-cell>
          <table:table-cell table:style-name="ce382" office:value-type="float" office:value="12.98" calcext:value-type="float">
            <text:p>12.98</text:p>
          </table:table-cell>
          <table:table-cell table:style-name="ce393" office:value-type="float" office:value="11.251" calcext:value-type="float">
            <text:p>11.251</text:p>
          </table:table-cell>
          <table:table-cell table:style-name="ce404" office:value-type="float" office:value="7.85" calcext:value-type="float">
            <text:p>7.85</text:p>
          </table:table-cell>
          <table:table-cell table:style-name="ce415" office:value-type="float" office:value="7.222" calcext:value-type="float">
            <text:p>7.222</text:p>
          </table:table-cell>
          <table:table-cell table:style-name="ce426" office:value-type="float" office:value="10.43" calcext:value-type="float">
            <text:p>10.43</text:p>
          </table:table-cell>
          <table:table-cell table:style-name="ce437" office:value-type="float" office:value="13.671" calcext:value-type="float">
            <text:p>13.671</text:p>
          </table:table-cell>
          <table:table-cell table:style-name="ce448" office:value-type="float" office:value="8.224" calcext:value-type="float">
            <text:p>8.224</text:p>
          </table:table-cell>
          <table:table-cell table:style-name="ce459" office:value-type="float" office:value="9.49" calcext:value-type="float">
            <text:p>9.49</text:p>
          </table:table-cell>
          <table:table-cell table:style-name="ce470" office:value-type="float" office:value="19.179" calcext:value-type="float">
            <text:p>19.179</text:p>
          </table:table-cell>
          <table:table-cell table:style-name="ce481" office:value-type="float" office:value="14.254" calcext:value-type="float">
            <text:p>14.254</text:p>
          </table:table-cell>
          <table:table-cell table:style-name="ce492" office:value-type="float" office:value="9.51" calcext:value-type="float">
            <text:p>9.51</text:p>
          </table:table-cell>
          <table:table-cell table:style-name="ce503" office:value-type="float" office:value="15.847" calcext:value-type="float">
            <text:p>15.847</text:p>
          </table:table-cell>
          <table:table-cell table:style-name="ce514" office:value-type="float" office:value="19.34" calcext:value-type="float">
            <text:p>19.34</text:p>
          </table:table-cell>
          <table:table-cell table:style-name="ce525" office:value-type="float" office:value="25.983" calcext:value-type="float">
            <text:p>25.983</text:p>
          </table:table-cell>
          <table:table-cell table:style-name="ce536" office:value-type="float" office:value="17.102" calcext:value-type="float">
            <text:p>17.102</text:p>
          </table:table-cell>
          <table:table-cell office:value-type="float" office:value="0.000000211052584707258" calcext:value-type="float">
            <text:p>2.11E-07</text:p>
          </table:table-cell>
          <table:table-cell office:value-type="float" office:value="62318692" calcext:value-type="float">
            <text:p>62318692</text:p>
          </table:table-cell>
        </table:table-row>
        <table:table-row table:style-name="ro1">
          <table:table-cell office:value-type="string" calcext:value-type="string">
            <text:p>mel-268-20.0</text:p>
          </table:table-cell>
          <table:table-cell office:value-type="float" office:value="268" calcext:value-type="float">
            <text:p>268</text:p>
          </table:table-cell>
          <table:table-cell office:value-type="float" office:value="20" calcext:value-type="float">
            <text:p>20</text:p>
          </table:table-cell>
          <table:table-cell table:style-name="ce327" office:value-type="float" office:value="9.347" calcext:value-type="float">
            <text:p>9.347</text:p>
          </table:table-cell>
          <table:table-cell table:style-name="ce338" office:value-type="float" office:value="13.943" calcext:value-type="float">
            <text:p>13.943</text:p>
          </table:table-cell>
          <table:table-cell table:style-name="ce349" office:value-type="float" office:value="14.831" calcext:value-type="float">
            <text:p>14.831</text:p>
          </table:table-cell>
          <table:table-cell table:style-name="ce360" office:value-type="float" office:value="9.888" calcext:value-type="float">
            <text:p>9.888</text:p>
          </table:table-cell>
          <table:table-cell table:style-name="ce371" office:value-type="float" office:value="6.536" calcext:value-type="float">
            <text:p>6.536</text:p>
          </table:table-cell>
          <table:table-cell table:style-name="ce382" office:value-type="float" office:value="12.93" calcext:value-type="float">
            <text:p>12.93</text:p>
          </table:table-cell>
          <table:table-cell table:style-name="ce393" office:value-type="float" office:value="11.182" calcext:value-type="float">
            <text:p>11.182</text:p>
          </table:table-cell>
          <table:table-cell table:style-name="ce404" office:value-type="float" office:value="7.932" calcext:value-type="float">
            <text:p>7.932</text:p>
          </table:table-cell>
          <table:table-cell table:style-name="ce415" office:value-type="float" office:value="7.264" calcext:value-type="float">
            <text:p>7.264</text:p>
          </table:table-cell>
          <table:table-cell table:style-name="ce426" office:value-type="float" office:value="10.369" calcext:value-type="float">
            <text:p>10.369</text:p>
          </table:table-cell>
          <table:table-cell table:style-name="ce437" office:value-type="float" office:value="13.676" calcext:value-type="float">
            <text:p>13.676</text:p>
          </table:table-cell>
          <table:table-cell table:style-name="ce448" office:value-type="float" office:value="8.112" calcext:value-type="float">
            <text:p>8.112</text:p>
          </table:table-cell>
          <table:table-cell table:style-name="ce459" office:value-type="float" office:value="9.471" calcext:value-type="float">
            <text:p>9.471</text:p>
          </table:table-cell>
          <table:table-cell table:style-name="ce470" office:value-type="float" office:value="19.59" calcext:value-type="float">
            <text:p>19.59</text:p>
          </table:table-cell>
          <table:table-cell table:style-name="ce481" office:value-type="float" office:value="14.066" calcext:value-type="float">
            <text:p>14.066</text:p>
          </table:table-cell>
          <table:table-cell table:style-name="ce492" office:value-type="float" office:value="9.422" calcext:value-type="float">
            <text:p>9.422</text:p>
          </table:table-cell>
          <table:table-cell table:style-name="ce503" office:value-type="float" office:value="15.893" calcext:value-type="float">
            <text:p>15.893</text:p>
          </table:table-cell>
          <table:table-cell table:style-name="ce514" office:value-type="float" office:value="19.46" calcext:value-type="float">
            <text:p>19.46</text:p>
          </table:table-cell>
          <table:table-cell table:style-name="ce525" office:value-type="float" office:value="26.36" calcext:value-type="float">
            <text:p>26.36</text:p>
          </table:table-cell>
          <table:table-cell table:style-name="ce536" office:value-type="float" office:value="17.288" calcext:value-type="float">
            <text:p>17.288</text:p>
          </table:table-cell>
          <table:table-cell office:value-type="float" office:value="0.000000253873255598689" calcext:value-type="float">
            <text:p>2.54E-07</text:p>
          </table:table-cell>
          <table:table-cell office:value-type="float" office:value="52126551" calcext:value-type="float">
            <text:p>52126551</text:p>
          </table:table-cell>
        </table:table-row>
        <table:table-row table:style-name="ro1">
          <table:table-cell office:value-type="string" calcext:value-type="string">
            <text:p>mel-332-20.0</text:p>
          </table:table-cell>
          <table:table-cell office:value-type="float" office:value="332" calcext:value-type="float">
            <text:p>332</text:p>
          </table:table-cell>
          <table:table-cell office:value-type="float" office:value="20" calcext:value-type="float">
            <text:p>20</text:p>
          </table:table-cell>
          <table:table-cell table:style-name="ce327" office:value-type="float" office:value="9.357" calcext:value-type="float">
            <text:p>9.357</text:p>
          </table:table-cell>
          <table:table-cell table:style-name="ce338" office:value-type="float" office:value="14.354" calcext:value-type="float">
            <text:p>14.354</text:p>
          </table:table-cell>
          <table:table-cell table:style-name="ce349" office:value-type="float" office:value="14.639" calcext:value-type="float">
            <text:p>14.639</text:p>
          </table:table-cell>
          <table:table-cell table:style-name="ce360" office:value-type="float" office:value="9.751" calcext:value-type="float">
            <text:p>9.751</text:p>
          </table:table-cell>
          <table:table-cell table:style-name="ce371" office:value-type="float" office:value="6.384" calcext:value-type="float">
            <text:p>6.384</text:p>
          </table:table-cell>
          <table:table-cell table:style-name="ce382" office:value-type="float" office:value="13.018" calcext:value-type="float">
            <text:p>13.018</text:p>
          </table:table-cell>
          <table:table-cell table:style-name="ce393" office:value-type="float" office:value="11.088" calcext:value-type="float">
            <text:p>11.088</text:p>
          </table:table-cell>
          <table:table-cell table:style-name="ce404" office:value-type="float" office:value="7.722" calcext:value-type="float">
            <text:p>7.722</text:p>
          </table:table-cell>
          <table:table-cell table:style-name="ce415" office:value-type="float" office:value="7.22" calcext:value-type="float">
            <text:p>7.22</text:p>
          </table:table-cell>
          <table:table-cell table:style-name="ce426" office:value-type="float" office:value="10.672" calcext:value-type="float">
            <text:p>10.672</text:p>
          </table:table-cell>
          <table:table-cell table:style-name="ce437" office:value-type="float" office:value="13.708" calcext:value-type="float">
            <text:p>13.708</text:p>
          </table:table-cell>
          <table:table-cell table:style-name="ce448" office:value-type="float" office:value="8.194" calcext:value-type="float">
            <text:p>8.194</text:p>
          </table:table-cell>
          <table:table-cell table:style-name="ce459" office:value-type="float" office:value="9.436" calcext:value-type="float">
            <text:p>9.436</text:p>
          </table:table-cell>
          <table:table-cell table:style-name="ce470" office:value-type="float" office:value="19.093" calcext:value-type="float">
            <text:p>19.093</text:p>
          </table:table-cell>
          <table:table-cell table:style-name="ce481" office:value-type="float" office:value="14.252" calcext:value-type="float">
            <text:p>14.252</text:p>
          </table:table-cell>
          <table:table-cell table:style-name="ce492" office:value-type="float" office:value="9.413" calcext:value-type="float">
            <text:p>9.413</text:p>
          </table:table-cell>
          <table:table-cell table:style-name="ce503" office:value-type="float" office:value="15.827" calcext:value-type="float">
            <text:p>15.827</text:p>
          </table:table-cell>
          <table:table-cell table:style-name="ce514" office:value-type="float" office:value="19.359" calcext:value-type="float">
            <text:p>19.359</text:p>
          </table:table-cell>
          <table:table-cell table:style-name="ce525" office:value-type="float" office:value="25.895" calcext:value-type="float">
            <text:p>25.895</text:p>
          </table:table-cell>
          <table:table-cell table:style-name="ce536" office:value-type="float" office:value="17.366" calcext:value-type="float">
            <text:p>17.366</text:p>
          </table:table-cell>
          <table:table-cell office:value-type="float" office:value="0.000000255205158418116" calcext:value-type="float">
            <text:p>2.55E-07</text:p>
          </table:table-cell>
          <table:table-cell office:value-type="float" office:value="52116831" calcext:value-type="float">
            <text:p>52116831</text:p>
          </table:table-cell>
        </table:table-row>
        <table:table-row table:style-name="ro1">
          <table:table-cell office:value-type="string" calcext:value-type="string">
            <text:p>bark-204-20.0</text:p>
          </table:table-cell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table:style-name="ce327" office:value-type="float" office:value="9.213" calcext:value-type="float">
            <text:p>9.213</text:p>
          </table:table-cell>
          <table:table-cell table:style-name="ce338" office:value-type="float" office:value="14.722" calcext:value-type="float">
            <text:p>14.722</text:p>
          </table:table-cell>
          <table:table-cell table:style-name="ce349" office:value-type="float" office:value="14.61" calcext:value-type="float">
            <text:p>14.61</text:p>
          </table:table-cell>
          <table:table-cell table:style-name="ce360" office:value-type="float" office:value="9.983" calcext:value-type="float">
            <text:p>9.983</text:p>
          </table:table-cell>
          <table:table-cell table:style-name="ce371" office:value-type="float" office:value="6.803" calcext:value-type="float">
            <text:p>6.803</text:p>
          </table:table-cell>
          <table:table-cell table:style-name="ce382" office:value-type="float" office:value="13.136" calcext:value-type="float">
            <text:p>13.136</text:p>
          </table:table-cell>
          <table:table-cell table:style-name="ce393" office:value-type="float" office:value="11.077" calcext:value-type="float">
            <text:p>11.077</text:p>
          </table:table-cell>
          <table:table-cell table:style-name="ce404" office:value-type="float" office:value="7.764" calcext:value-type="float">
            <text:p>7.764</text:p>
          </table:table-cell>
          <table:table-cell table:style-name="ce415" office:value-type="float" office:value="7.204" calcext:value-type="float">
            <text:p>7.204</text:p>
          </table:table-cell>
          <table:table-cell table:style-name="ce426" office:value-type="float" office:value="10.331" calcext:value-type="float">
            <text:p>10.331</text:p>
          </table:table-cell>
          <table:table-cell table:style-name="ce437" office:value-type="float" office:value="13.625" calcext:value-type="float">
            <text:p>13.625</text:p>
          </table:table-cell>
          <table:table-cell table:style-name="ce448" office:value-type="float" office:value="8.115" calcext:value-type="float">
            <text:p>8.115</text:p>
          </table:table-cell>
          <table:table-cell table:style-name="ce459" office:value-type="float" office:value="9.372" calcext:value-type="float">
            <text:p>9.372</text:p>
          </table:table-cell>
          <table:table-cell table:style-name="ce470" office:value-type="float" office:value="19.248" calcext:value-type="float">
            <text:p>19.248</text:p>
          </table:table-cell>
          <table:table-cell table:style-name="ce481" office:value-type="float" office:value="14.029" calcext:value-type="float">
            <text:p>14.029</text:p>
          </table:table-cell>
          <table:table-cell table:style-name="ce492" office:value-type="float" office:value="9.398" calcext:value-type="float">
            <text:p>9.398</text:p>
          </table:table-cell>
          <table:table-cell table:style-name="ce503" office:value-type="float" office:value="15.827" calcext:value-type="float">
            <text:p>15.827</text:p>
          </table:table-cell>
          <table:table-cell table:style-name="ce514" office:value-type="float" office:value="19.349" calcext:value-type="float">
            <text:p>19.349</text:p>
          </table:table-cell>
          <table:table-cell table:style-name="ce525" office:value-type="float" office:value="26.025" calcext:value-type="float">
            <text:p>26.025</text:p>
          </table:table-cell>
          <table:table-cell table:style-name="ce536" office:value-type="float" office:value="17.221" calcext:value-type="float">
            <text:p>17.221</text:p>
          </table:table-cell>
          <table:table-cell office:value-type="float" office:value="0.000000210899297103016" calcext:value-type="float">
            <text:p>2.11E-07</text:p>
          </table:table-cell>
          <table:table-cell office:value-type="float" office:value="62308110" calcext:value-type="float">
            <text:p>62308110</text:p>
          </table:table-cell>
        </table:table-row>
        <table:table-row table:style-name="ro1">
          <table:table-cell office:value-type="string" calcext:value-type="string">
            <text:p>bark-332-20.0</text:p>
          </table:table-cell>
          <table:table-cell office:value-type="float" office:value="332" calcext:value-type="float">
            <text:p>332</text:p>
          </table:table-cell>
          <table:table-cell office:value-type="float" office:value="20" calcext:value-type="float">
            <text:p>20</text:p>
          </table:table-cell>
          <table:table-cell table:style-name="ce327" office:value-type="float" office:value="9.392" calcext:value-type="float">
            <text:p>9.392</text:p>
          </table:table-cell>
          <table:table-cell table:style-name="ce338" office:value-type="float" office:value="14.227" calcext:value-type="float">
            <text:p>14.227</text:p>
          </table:table-cell>
          <table:table-cell table:style-name="ce349" office:value-type="float" office:value="14.631" calcext:value-type="float">
            <text:p>14.631</text:p>
          </table:table-cell>
          <table:table-cell table:style-name="ce360" office:value-type="float" office:value="9.766" calcext:value-type="float">
            <text:p>9.766</text:p>
          </table:table-cell>
          <table:table-cell table:style-name="ce371" office:value-type="float" office:value="6.426" calcext:value-type="float">
            <text:p>6.426</text:p>
          </table:table-cell>
          <table:table-cell table:style-name="ce382" office:value-type="float" office:value="12.874" calcext:value-type="float">
            <text:p>12.874</text:p>
          </table:table-cell>
          <table:table-cell table:style-name="ce393" office:value-type="float" office:value="11.085" calcext:value-type="float">
            <text:p>11.085</text:p>
          </table:table-cell>
          <table:table-cell table:style-name="ce404" office:value-type="float" office:value="7.958" calcext:value-type="float">
            <text:p>7.958</text:p>
          </table:table-cell>
          <table:table-cell table:style-name="ce415" office:value-type="float" office:value="7.235" calcext:value-type="float">
            <text:p>7.235</text:p>
          </table:table-cell>
          <table:table-cell table:style-name="ce426" office:value-type="float" office:value="11.049" calcext:value-type="float">
            <text:p>11.049</text:p>
          </table:table-cell>
          <table:table-cell table:style-name="ce437" office:value-type="float" office:value="13.658" calcext:value-type="float">
            <text:p>13.658</text:p>
          </table:table-cell>
          <table:table-cell table:style-name="ce448" office:value-type="float" office:value="8.248" calcext:value-type="float">
            <text:p>8.248</text:p>
          </table:table-cell>
          <table:table-cell table:style-name="ce459" office:value-type="float" office:value="9.342" calcext:value-type="float">
            <text:p>9.342</text:p>
          </table:table-cell>
          <table:table-cell table:style-name="ce470" office:value-type="float" office:value="18.989" calcext:value-type="float">
            <text:p>18.989</text:p>
          </table:table-cell>
          <table:table-cell table:style-name="ce481" office:value-type="float" office:value="14.094" calcext:value-type="float">
            <text:p>14.094</text:p>
          </table:table-cell>
          <table:table-cell table:style-name="ce492" office:value-type="float" office:value="9.448" calcext:value-type="float">
            <text:p>9.448</text:p>
          </table:table-cell>
          <table:table-cell table:style-name="ce503" office:value-type="float" office:value="15.794" calcext:value-type="float">
            <text:p>15.794</text:p>
          </table:table-cell>
          <table:table-cell table:style-name="ce514" office:value-type="float" office:value="19.202" calcext:value-type="float">
            <text:p>19.202</text:p>
          </table:table-cell>
          <table:table-cell table:style-name="ce525" office:value-type="float" office:value="25.812" calcext:value-type="float">
            <text:p>25.812</text:p>
          </table:table-cell>
          <table:table-cell table:style-name="ce536" office:value-type="float" office:value="17.435" calcext:value-type="float">
            <text:p>17.435</text:p>
          </table:table-cell>
          <table:table-cell office:value-type="float" office:value="0.000000216034483523132" calcext:value-type="float">
            <text:p>2.16E-07</text:p>
          </table:table-cell>
          <table:table-cell office:value-type="float" office:value="62324946" calcext:value-type="float">
            <text:p>62324946</text:p>
          </table:table-cell>
        </table:table-row>
        <table:table-row table:style-name="ro1">
          <table:table-cell office:value-type="string" calcext:value-type="string">
            <text:p>log-268-20.0</text:p>
          </table:table-cell>
          <table:table-cell office:value-type="float" office:value="268" calcext:value-type="float">
            <text:p>268</text:p>
          </table:table-cell>
          <table:table-cell office:value-type="float" office:value="20" calcext:value-type="float">
            <text:p>20</text:p>
          </table:table-cell>
          <table:table-cell table:style-name="ce327" office:value-type="float" office:value="8.159" calcext:value-type="float">
            <text:p>8.159</text:p>
          </table:table-cell>
          <table:table-cell table:style-name="ce338" office:value-type="float" office:value="11.913" calcext:value-type="float">
            <text:p>11.913</text:p>
          </table:table-cell>
          <table:table-cell table:style-name="ce349" office:value-type="float" office:value="13.595" calcext:value-type="float">
            <text:p>13.595</text:p>
          </table:table-cell>
          <table:table-cell table:style-name="ce360" office:value-type="float" office:value="9.747" calcext:value-type="float">
            <text:p>9.747</text:p>
          </table:table-cell>
          <table:table-cell table:style-name="ce371" office:value-type="float" office:value="6.281" calcext:value-type="float">
            <text:p>6.281</text:p>
          </table:table-cell>
          <table:table-cell table:style-name="ce382" office:value-type="float" office:value="10.261" calcext:value-type="float">
            <text:p>10.261</text:p>
          </table:table-cell>
          <table:table-cell table:style-name="ce393" office:value-type="float" office:value="10.155" calcext:value-type="float">
            <text:p>10.155</text:p>
          </table:table-cell>
          <table:table-cell table:style-name="ce404" office:value-type="float" office:value="7.814" calcext:value-type="float">
            <text:p>7.814</text:p>
          </table:table-cell>
          <table:table-cell table:style-name="ce415" office:value-type="float" office:value="7.052" calcext:value-type="float">
            <text:p>7.052</text:p>
          </table:table-cell>
          <table:table-cell table:style-name="ce426" office:value-type="float" office:value="10.617" calcext:value-type="float">
            <text:p>10.617</text:p>
          </table:table-cell>
          <table:table-cell table:style-name="ce437" office:value-type="float" office:value="13.484" calcext:value-type="float">
            <text:p>13.484</text:p>
          </table:table-cell>
          <table:table-cell table:style-name="ce448" office:value-type="float" office:value="8.215" calcext:value-type="float">
            <text:p>8.215</text:p>
          </table:table-cell>
          <table:table-cell table:style-name="ce459" office:value-type="float" office:value="9.253" calcext:value-type="float">
            <text:p>9.253</text:p>
          </table:table-cell>
          <table:table-cell table:style-name="ce470" office:value-type="float" office:value="18.807" calcext:value-type="float">
            <text:p>18.807</text:p>
          </table:table-cell>
          <table:table-cell table:style-name="ce481" office:value-type="float" office:value="13.917" calcext:value-type="float">
            <text:p>13.917</text:p>
          </table:table-cell>
          <table:table-cell table:style-name="ce492" office:value-type="float" office:value="9.296" calcext:value-type="float">
            <text:p>9.296</text:p>
          </table:table-cell>
          <table:table-cell table:style-name="ce503" office:value-type="float" office:value="15.618" calcext:value-type="float">
            <text:p>15.618</text:p>
          </table:table-cell>
          <table:table-cell table:style-name="ce514" office:value-type="float" office:value="18.975" calcext:value-type="float">
            <text:p>18.975</text:p>
          </table:table-cell>
          <table:table-cell table:style-name="ce525" office:value-type="float" office:value="25.652" calcext:value-type="float">
            <text:p>25.652</text:p>
          </table:table-cell>
          <table:table-cell table:style-name="ce536" office:value-type="float" office:value="17.141" calcext:value-type="float">
            <text:p>17.141</text:p>
          </table:table-cell>
          <table:table-cell office:value-type="float" office:value="0.00000012324951045534" calcext:value-type="float">
            <text:p>1.23E-07</text:p>
          </table:table-cell>
          <table:table-cell office:value-type="float" office:value="101819459" calcext:value-type="float">
            <text:p>101819459</text:p>
          </table:table-cell>
        </table:table-row>
        <table:table-row table:style-name="ro1">
          <table:table-cell office:value-type="string" calcext:value-type="string">
            <text:p>log-204-20.0</text:p>
          </table:table-cell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table:style-name="ce327" office:value-type="float" office:value="8.24" calcext:value-type="float">
            <text:p>8.24</text:p>
          </table:table-cell>
          <table:table-cell table:style-name="ce338" office:value-type="float" office:value="12.003" calcext:value-type="float">
            <text:p>12.003</text:p>
          </table:table-cell>
          <table:table-cell table:style-name="ce349" office:value-type="float" office:value="13.67" calcext:value-type="float">
            <text:p>13.67</text:p>
          </table:table-cell>
          <table:table-cell table:style-name="ce360" office:value-type="float" office:value="9.716" calcext:value-type="float">
            <text:p>9.716</text:p>
          </table:table-cell>
          <table:table-cell table:style-name="ce371" office:value-type="float" office:value="6.234" calcext:value-type="float">
            <text:p>6.234</text:p>
          </table:table-cell>
          <table:table-cell table:style-name="ce382" office:value-type="float" office:value="10.359" calcext:value-type="float">
            <text:p>10.359</text:p>
          </table:table-cell>
          <table:table-cell table:style-name="ce393" office:value-type="float" office:value="9.792" calcext:value-type="float">
            <text:p>9.792</text:p>
          </table:table-cell>
          <table:table-cell table:style-name="ce404" office:value-type="float" office:value="7.585" calcext:value-type="float">
            <text:p>7.585</text:p>
          </table:table-cell>
          <table:table-cell table:style-name="ce415" office:value-type="float" office:value="6.888" calcext:value-type="float">
            <text:p>6.888</text:p>
          </table:table-cell>
          <table:table-cell table:style-name="ce426" office:value-type="float" office:value="10.37" calcext:value-type="float">
            <text:p>10.37</text:p>
          </table:table-cell>
          <table:table-cell table:style-name="ce437" office:value-type="float" office:value="13.525" calcext:value-type="float">
            <text:p>13.525</text:p>
          </table:table-cell>
          <table:table-cell table:style-name="ce448" office:value-type="float" office:value="8.167" calcext:value-type="float">
            <text:p>8.167</text:p>
          </table:table-cell>
          <table:table-cell table:style-name="ce459" office:value-type="float" office:value="9.211" calcext:value-type="float">
            <text:p>9.211</text:p>
          </table:table-cell>
          <table:table-cell table:style-name="ce470" office:value-type="float" office:value="18.919" calcext:value-type="float">
            <text:p>18.919</text:p>
          </table:table-cell>
          <table:table-cell table:style-name="ce481" office:value-type="float" office:value="14.069" calcext:value-type="float">
            <text:p>14.069</text:p>
          </table:table-cell>
          <table:table-cell table:style-name="ce492" office:value-type="float" office:value="9.199" calcext:value-type="float">
            <text:p>9.199</text:p>
          </table:table-cell>
          <table:table-cell table:style-name="ce503" office:value-type="float" office:value="15.663" calcext:value-type="float">
            <text:p>15.663</text:p>
          </table:table-cell>
          <table:table-cell table:style-name="ce514" office:value-type="float" office:value="19.032" calcext:value-type="float">
            <text:p>19.032</text:p>
          </table:table-cell>
          <table:table-cell table:style-name="ce525" office:value-type="float" office:value="25.76" calcext:value-type="float">
            <text:p>25.76</text:p>
          </table:table-cell>
          <table:table-cell table:style-name="ce536" office:value-type="float" office:value="17.129" calcext:value-type="float">
            <text:p>17.129</text:p>
          </table:table-cell>
          <table:table-cell office:value-type="float" office:value="0.000000123945345466573" calcext:value-type="float">
            <text:p>1.24E-07</text:p>
          </table:table-cell>
          <table:table-cell office:value-type="float" office:value="101639205" calcext:value-type="float">
            <text:p>101639205</text:p>
          </table:table-cell>
        </table:table-row>
        <table:table-row table:style-name="ro1">
          <table:table-cell office:value-type="string" calcext:value-type="string">
            <text:p>bark-140-20.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table:style-name="ce327" office:value-type="float" office:value="8.986" calcext:value-type="float">
            <text:p>8.986</text:p>
          </table:table-cell>
          <table:table-cell table:style-name="ce338" office:value-type="float" office:value="13.296" calcext:value-type="float">
            <text:p>13.296</text:p>
          </table:table-cell>
          <table:table-cell table:style-name="ce349" office:value-type="float" office:value="14.092" calcext:value-type="float">
            <text:p>14.092</text:p>
          </table:table-cell>
          <table:table-cell table:style-name="ce360" office:value-type="float" office:value="10.317" calcext:value-type="float">
            <text:p>10.317</text:p>
          </table:table-cell>
          <table:table-cell table:style-name="ce371" office:value-type="float" office:value="6.87" calcext:value-type="float">
            <text:p>6.87</text:p>
          </table:table-cell>
          <table:table-cell table:style-name="ce382" office:value-type="float" office:value="12.616" calcext:value-type="float">
            <text:p>12.616</text:p>
          </table:table-cell>
          <table:table-cell table:style-name="ce393" office:value-type="float" office:value="10.68" calcext:value-type="float">
            <text:p>10.68</text:p>
          </table:table-cell>
          <table:table-cell table:style-name="ce404" office:value-type="float" office:value="7.97" calcext:value-type="float">
            <text:p>7.97</text:p>
          </table:table-cell>
          <table:table-cell table:style-name="ce415" office:value-type="float" office:value="7.072" calcext:value-type="float">
            <text:p>7.072</text:p>
          </table:table-cell>
          <table:table-cell table:style-name="ce426" office:value-type="float" office:value="9.918" calcext:value-type="float">
            <text:p>9.918</text:p>
          </table:table-cell>
          <table:table-cell table:style-name="ce437" office:value-type="float" office:value="13.453" calcext:value-type="float">
            <text:p>13.453</text:p>
          </table:table-cell>
          <table:table-cell table:style-name="ce448" office:value-type="float" office:value="8.023" calcext:value-type="float">
            <text:p>8.023</text:p>
          </table:table-cell>
          <table:table-cell table:style-name="ce459" office:value-type="float" office:value="9.058" calcext:value-type="float">
            <text:p>9.058</text:p>
          </table:table-cell>
          <table:table-cell table:style-name="ce470" office:value-type="float" office:value="19.254" calcext:value-type="float">
            <text:p>19.254</text:p>
          </table:table-cell>
          <table:table-cell table:style-name="ce481" office:value-type="float" office:value="13.509" calcext:value-type="float">
            <text:p>13.509</text:p>
          </table:table-cell>
          <table:table-cell table:style-name="ce492" office:value-type="float" office:value="9.255" calcext:value-type="float">
            <text:p>9.255</text:p>
          </table:table-cell>
          <table:table-cell table:style-name="ce503" office:value-type="float" office:value="15.137" calcext:value-type="float">
            <text:p>15.137</text:p>
          </table:table-cell>
          <table:table-cell table:style-name="ce514" office:value-type="float" office:value="18.823" calcext:value-type="float">
            <text:p>18.823</text:p>
          </table:table-cell>
          <table:table-cell table:style-name="ce525" office:value-type="float" office:value="26.08" calcext:value-type="float">
            <text:p>26.08</text:p>
          </table:table-cell>
          <table:table-cell table:style-name="ce536" office:value-type="float" office:value="17.262" calcext:value-type="float">
            <text:p>17.262</text:p>
          </table:table-cell>
          <table:table-cell office:value-type="float" office:value="0.000000204112183832818" calcext:value-type="float">
            <text:p>2.04E-07</text:p>
          </table:table-cell>
          <table:table-cell office:value-type="float" office:value="62287455" calcext:value-type="float">
            <text:p>62287455</text:p>
          </table:table-cell>
        </table:table-row>
        <table:table-row table:style-name="ro1">
          <table:table-cell office:value-type="string" calcext:value-type="string">
            <text:p>mel-140-20.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table:style-name="ce327" office:value-type="float" office:value="8.886" calcext:value-type="float">
            <text:p>8.886</text:p>
          </table:table-cell>
          <table:table-cell table:style-name="ce338" office:value-type="float" office:value="13.145" calcext:value-type="float">
            <text:p>13.145</text:p>
          </table:table-cell>
          <table:table-cell table:style-name="ce349" office:value-type="float" office:value="14.026" calcext:value-type="float">
            <text:p>14.026</text:p>
          </table:table-cell>
          <table:table-cell table:style-name="ce360" office:value-type="float" office:value="10.209" calcext:value-type="float">
            <text:p>10.209</text:p>
          </table:table-cell>
          <table:table-cell table:style-name="ce371" office:value-type="float" office:value="6.844" calcext:value-type="float">
            <text:p>6.844</text:p>
          </table:table-cell>
          <table:table-cell table:style-name="ce382" office:value-type="float" office:value="12.482" calcext:value-type="float">
            <text:p>12.482</text:p>
          </table:table-cell>
          <table:table-cell table:style-name="ce393" office:value-type="float" office:value="10.394" calcext:value-type="float">
            <text:p>10.394</text:p>
          </table:table-cell>
          <table:table-cell table:style-name="ce404" office:value-type="float" office:value="7.861" calcext:value-type="float">
            <text:p>7.861</text:p>
          </table:table-cell>
          <table:table-cell table:style-name="ce415" office:value-type="float" office:value="7.006" calcext:value-type="float">
            <text:p>7.006</text:p>
          </table:table-cell>
          <table:table-cell table:style-name="ce426" office:value-type="float" office:value="9.699" calcext:value-type="float">
            <text:p>9.699</text:p>
          </table:table-cell>
          <table:table-cell table:style-name="ce437" office:value-type="float" office:value="12.897" calcext:value-type="float">
            <text:p>12.897</text:p>
          </table:table-cell>
          <table:table-cell table:style-name="ce448" office:value-type="float" office:value="8.091" calcext:value-type="float">
            <text:p>8.091</text:p>
          </table:table-cell>
          <table:table-cell table:style-name="ce459" office:value-type="float" office:value="8.992" calcext:value-type="float">
            <text:p>8.992</text:p>
          </table:table-cell>
          <table:table-cell table:style-name="ce470" office:value-type="float" office:value="19.112" calcext:value-type="float">
            <text:p>19.112</text:p>
          </table:table-cell>
          <table:table-cell table:style-name="ce481" office:value-type="float" office:value="13.405" calcext:value-type="float">
            <text:p>13.405</text:p>
          </table:table-cell>
          <table:table-cell table:style-name="ce492" office:value-type="float" office:value="9.211" calcext:value-type="float">
            <text:p>9.211</text:p>
          </table:table-cell>
          <table:table-cell table:style-name="ce503" office:value-type="float" office:value="15.16" calcext:value-type="float">
            <text:p>15.16</text:p>
          </table:table-cell>
          <table:table-cell table:style-name="ce514" office:value-type="float" office:value="18.73" calcext:value-type="float">
            <text:p>18.73</text:p>
          </table:table-cell>
          <table:table-cell table:style-name="ce525" office:value-type="float" office:value="25.994" calcext:value-type="float">
            <text:p>25.994</text:p>
          </table:table-cell>
          <table:table-cell table:style-name="ce536" office:value-type="float" office:value="17.173" calcext:value-type="float">
            <text:p>17.173</text:p>
          </table:table-cell>
          <table:table-cell office:value-type="float" office:value="0.00000023746151356233" calcext:value-type="float">
            <text:p>2.37E-07</text:p>
          </table:table-cell>
          <table:table-cell office:value-type="float" office:value="52172961" calcext:value-type="float">
            <text:p>52172961</text:p>
          </table:table-cell>
        </table:table-row>
        <table:table-row table:style-name="ro1">
          <table:table-cell office:value-type="string" calcext:value-type="string">
            <text:p>log-140-20.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table:style-name="ce327" office:value-type="float" office:value="8.844" calcext:value-type="float">
            <text:p>8.844</text:p>
          </table:table-cell>
          <table:table-cell table:style-name="ce338" office:value-type="float" office:value="13.35" calcext:value-type="float">
            <text:p>13.35</text:p>
          </table:table-cell>
          <table:table-cell table:style-name="ce349" office:value-type="float" office:value="14.216" calcext:value-type="float">
            <text:p>14.216</text:p>
          </table:table-cell>
          <table:table-cell table:style-name="ce360" office:value-type="float" office:value="9.657" calcext:value-type="float">
            <text:p>9.657</text:p>
          </table:table-cell>
          <table:table-cell table:style-name="ce371" office:value-type="float" office:value="6.18" calcext:value-type="float">
            <text:p>6.18</text:p>
          </table:table-cell>
          <table:table-cell table:style-name="ce382" office:value-type="float" office:value="10.338" calcext:value-type="float">
            <text:p>10.338</text:p>
          </table:table-cell>
          <table:table-cell table:style-name="ce393" office:value-type="float" office:value="9.925" calcext:value-type="float">
            <text:p>9.925</text:p>
          </table:table-cell>
          <table:table-cell table:style-name="ce404" office:value-type="float" office:value="7.495" calcext:value-type="float">
            <text:p>7.495</text:p>
          </table:table-cell>
          <table:table-cell table:style-name="ce415" office:value-type="float" office:value="6.88" calcext:value-type="float">
            <text:p>6.88</text:p>
          </table:table-cell>
          <table:table-cell table:style-name="ce426" office:value-type="float" office:value="9.869" calcext:value-type="float">
            <text:p>9.869</text:p>
          </table:table-cell>
          <table:table-cell table:style-name="ce437" office:value-type="float" office:value="13.385" calcext:value-type="float">
            <text:p>13.385</text:p>
          </table:table-cell>
          <table:table-cell table:style-name="ce448" office:value-type="float" office:value="8.131" calcext:value-type="float">
            <text:p>8.131</text:p>
          </table:table-cell>
          <table:table-cell table:style-name="ce459" office:value-type="float" office:value="8.88" calcext:value-type="float">
            <text:p>8.88</text:p>
          </table:table-cell>
          <table:table-cell table:style-name="ce470" office:value-type="float" office:value="18.878" calcext:value-type="float">
            <text:p>18.878</text:p>
          </table:table-cell>
          <table:table-cell table:style-name="ce481" office:value-type="float" office:value="13.745" calcext:value-type="float">
            <text:p>13.745</text:p>
          </table:table-cell>
          <table:table-cell table:style-name="ce492" office:value-type="float" office:value="9.036" calcext:value-type="float">
            <text:p>9.036</text:p>
          </table:table-cell>
          <table:table-cell table:style-name="ce503" office:value-type="float" office:value="15.332" calcext:value-type="float">
            <text:p>15.332</text:p>
          </table:table-cell>
          <table:table-cell table:style-name="ce514" office:value-type="float" office:value="18.578" calcext:value-type="float">
            <text:p>18.578</text:p>
          </table:table-cell>
          <table:table-cell table:style-name="ce525" office:value-type="float" office:value="25.416" calcext:value-type="float">
            <text:p>25.416</text:p>
          </table:table-cell>
          <table:table-cell table:style-name="ce536" office:value-type="float" office:value="16.989" calcext:value-type="float">
            <text:p>16.989</text:p>
          </table:table-cell>
          <table:table-cell office:value-type="float" office:value="0.000000124727806334186" calcext:value-type="float">
            <text:p>1.25E-07</text:p>
          </table:table-cell>
          <table:table-cell office:value-type="float" office:value="101293413" calcext:value-type="float">
            <text:p>101293413</text:p>
          </table:table-cell>
        </table:table-row>
        <table:table-row table:style-name="ro1">
          <table:table-cell table:style-name="ce1" office:value-type="string" calcext:value-type="string">
            <text:p>stft-2048</text:p>
          </table:table-cell>
          <table:table-cell table:number-columns-repeated="2" table:style-name="ce1" office:value-type="string" calcext:value-type="string">
            <text:p>n/a</text:p>
          </table:table-cell>
          <table:table-cell table:style-name="ce328" office:value-type="float" office:value="8.309" calcext:value-type="float">
            <text:p>8.309</text:p>
          </table:table-cell>
          <table:table-cell table:style-name="ce339" office:value-type="float" office:value="12.155" calcext:value-type="float">
            <text:p>12.155</text:p>
          </table:table-cell>
          <table:table-cell table:style-name="ce350" office:value-type="float" office:value="12.827" calcext:value-type="float">
            <text:p>12.827</text:p>
          </table:table-cell>
          <table:table-cell table:style-name="ce361" office:value-type="float" office:value="10.256" calcext:value-type="float">
            <text:p>10.256</text:p>
          </table:table-cell>
          <table:table-cell table:style-name="ce372" office:value-type="float" office:value="6.69" calcext:value-type="float">
            <text:p>6.69</text:p>
          </table:table-cell>
          <table:table-cell table:style-name="ce383" office:value-type="float" office:value="10.17" calcext:value-type="float">
            <text:p>10.17</text:p>
          </table:table-cell>
          <table:table-cell table:style-name="ce394" office:value-type="float" office:value="9.785" calcext:value-type="float">
            <text:p>9.785</text:p>
          </table:table-cell>
          <table:table-cell table:style-name="ce405" office:value-type="float" office:value="8.06" calcext:value-type="float">
            <text:p>8.06</text:p>
          </table:table-cell>
          <table:table-cell table:style-name="ce416" office:value-type="float" office:value="6.816" calcext:value-type="float">
            <text:p>6.816</text:p>
          </table:table-cell>
          <table:table-cell table:style-name="ce427" office:value-type="float" office:value="9.724" calcext:value-type="float">
            <text:p>9.724</text:p>
          </table:table-cell>
          <table:table-cell table:style-name="ce438" office:value-type="float" office:value="12.59" calcext:value-type="float">
            <text:p>12.59</text:p>
          </table:table-cell>
          <table:table-cell table:style-name="ce449" office:value-type="float" office:value="8.026" calcext:value-type="float">
            <text:p>8.026</text:p>
          </table:table-cell>
          <table:table-cell table:style-name="ce460" office:value-type="float" office:value="8.236" calcext:value-type="float">
            <text:p>8.236</text:p>
          </table:table-cell>
          <table:table-cell table:style-name="ce471" office:value-type="float" office:value="18.151" calcext:value-type="float">
            <text:p>18.151</text:p>
          </table:table-cell>
          <table:table-cell table:style-name="ce482" office:value-type="float" office:value="12.668" calcext:value-type="float">
            <text:p>12.668</text:p>
          </table:table-cell>
          <table:table-cell table:style-name="ce493" office:value-type="float" office:value="8.933" calcext:value-type="float">
            <text:p>8.933</text:p>
          </table:table-cell>
          <table:table-cell table:style-name="ce504" office:value-type="float" office:value="14.397" calcext:value-type="float">
            <text:p>14.397</text:p>
          </table:table-cell>
          <table:table-cell table:style-name="ce515" office:value-type="float" office:value="17.691" calcext:value-type="float">
            <text:p>17.691</text:p>
          </table:table-cell>
          <table:table-cell table:style-name="ce526" office:value-type="float" office:value="25.271" calcext:value-type="float">
            <text:p>25.271</text:p>
          </table:table-cell>
          <table:table-cell table:style-name="ce537" office:value-type="float" office:value="17.089" calcext:value-type="float">
            <text:p>17.089</text:p>
          </table:table-cell>
          <table:table-cell table:style-name="ce163" office:value-type="float" office:value="0.0000008240964594433" calcext:value-type="float">
            <text:p>8.24E-07</text:p>
          </table:table-cell>
          <table:table-cell table:style-name="ce1" office:value-type="float" office:value="14632900" calcext:value-type="float">
            <text:p>14632900</text:p>
          </table:table-cell>
        </table:table-row>
        <table:table-row table:style-name="ro1">
          <table:table-cell office:value-type="string" calcext:value-type="string">
            <text:p>mel-76-20.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table:style-name="ce327" office:value-type="float" office:value="8.534" calcext:value-type="float">
            <text:p>8.534</text:p>
          </table:table-cell>
          <table:table-cell table:style-name="ce338" office:value-type="float" office:value="13.036" calcext:value-type="float">
            <text:p>13.036</text:p>
          </table:table-cell>
          <table:table-cell table:style-name="ce349" office:value-type="float" office:value="12.851" calcext:value-type="float">
            <text:p>12.851</text:p>
          </table:table-cell>
          <table:table-cell table:style-name="ce360" office:value-type="float" office:value="10.235" calcext:value-type="float">
            <text:p>10.235</text:p>
          </table:table-cell>
          <table:table-cell table:style-name="ce371" office:value-type="float" office:value="6.628" calcext:value-type="float">
            <text:p>6.628</text:p>
          </table:table-cell>
          <table:table-cell table:style-name="ce382" office:value-type="float" office:value="10.526" calcext:value-type="float">
            <text:p>10.526</text:p>
          </table:table-cell>
          <table:table-cell table:style-name="ce393" office:value-type="float" office:value="9.815" calcext:value-type="float">
            <text:p>9.815</text:p>
          </table:table-cell>
          <table:table-cell table:style-name="ce404" office:value-type="float" office:value="7.885" calcext:value-type="float">
            <text:p>7.885</text:p>
          </table:table-cell>
          <table:table-cell table:style-name="ce415" office:value-type="float" office:value="6.465" calcext:value-type="float">
            <text:p>6.465</text:p>
          </table:table-cell>
          <table:table-cell table:style-name="ce426" office:value-type="float" office:value="8.916" calcext:value-type="float">
            <text:p>8.916</text:p>
          </table:table-cell>
          <table:table-cell table:style-name="ce437" office:value-type="float" office:value="12.344" calcext:value-type="float">
            <text:p>12.344</text:p>
          </table:table-cell>
          <table:table-cell table:style-name="ce448" office:value-type="float" office:value="7.824" calcext:value-type="float">
            <text:p>7.824</text:p>
          </table:table-cell>
          <table:table-cell table:style-name="ce459" office:value-type="float" office:value="8.173" calcext:value-type="float">
            <text:p>8.173</text:p>
          </table:table-cell>
          <table:table-cell table:style-name="ce470" office:value-type="float" office:value="17.488" calcext:value-type="float">
            <text:p>17.488</text:p>
          </table:table-cell>
          <table:table-cell table:style-name="ce481" office:value-type="float" office:value="12.104" calcext:value-type="float">
            <text:p>12.104</text:p>
          </table:table-cell>
          <table:table-cell table:style-name="ce492" office:value-type="float" office:value="8.528" calcext:value-type="float">
            <text:p>8.528</text:p>
          </table:table-cell>
          <table:table-cell table:style-name="ce503" office:value-type="float" office:value="13.861" calcext:value-type="float">
            <text:p>13.861</text:p>
          </table:table-cell>
          <table:table-cell table:style-name="ce514" office:value-type="float" office:value="16.865" calcext:value-type="float">
            <text:p>16.865</text:p>
          </table:table-cell>
          <table:table-cell table:style-name="ce525" office:value-type="float" office:value="24.794" calcext:value-type="float">
            <text:p>24.794</text:p>
          </table:table-cell>
          <table:table-cell table:style-name="ce536" office:value-type="float" office:value="16.82" calcext:value-type="float">
            <text:p>16.82</text:p>
          </table:table-cell>
          <table:table-cell office:value-type="float" office:value="0.000000225143312525484" calcext:value-type="float">
            <text:p>2.25E-07</text:p>
          </table:table-cell>
          <table:table-cell office:value-type="float" office:value="52250968" calcext:value-type="float">
            <text:p>52250968</text:p>
          </table:table-cell>
        </table:table-row>
        <table:table-row table:style-name="ro1">
          <table:table-cell office:value-type="string" calcext:value-type="string">
            <text:p>bark-12-20.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327" office:value-type="float" office:value="7.265" calcext:value-type="float">
            <text:p>7.265</text:p>
          </table:table-cell>
          <table:table-cell table:style-name="ce338" office:value-type="float" office:value="10.102" calcext:value-type="float">
            <text:p>10.102</text:p>
          </table:table-cell>
          <table:table-cell table:style-name="ce349" office:value-type="float" office:value="10.998" calcext:value-type="float">
            <text:p>10.998</text:p>
          </table:table-cell>
          <table:table-cell table:style-name="ce360" office:value-type="float" office:value="9.578" calcext:value-type="float">
            <text:p>9.578</text:p>
          </table:table-cell>
          <table:table-cell table:style-name="ce371" office:value-type="float" office:value="5.065" calcext:value-type="float">
            <text:p>5.065</text:p>
          </table:table-cell>
          <table:table-cell table:style-name="ce382" office:value-type="float" office:value="8.302" calcext:value-type="float">
            <text:p>8.302</text:p>
          </table:table-cell>
          <table:table-cell table:style-name="ce393" office:value-type="float" office:value="7.26" calcext:value-type="float">
            <text:p>7.26</text:p>
          </table:table-cell>
          <table:table-cell table:style-name="ce404" office:value-type="float" office:value="7.178" calcext:value-type="float">
            <text:p>7.178</text:p>
          </table:table-cell>
          <table:table-cell table:style-name="ce415" office:value-type="float" office:value="4.749" calcext:value-type="float">
            <text:p>4.749</text:p>
          </table:table-cell>
          <table:table-cell table:style-name="ce426" office:value-type="float" office:value="6.455" calcext:value-type="float">
            <text:p>6.455</text:p>
          </table:table-cell>
          <table:table-cell table:style-name="ce437" office:value-type="float" office:value="9.438" calcext:value-type="float">
            <text:p>9.438</text:p>
          </table:table-cell>
          <table:table-cell table:style-name="ce448" office:value-type="float" office:value="7.594" calcext:value-type="float">
            <text:p>7.594</text:p>
          </table:table-cell>
          <table:table-cell table:style-name="ce459" office:value-type="float" office:value="5.231" calcext:value-type="float">
            <text:p>5.231</text:p>
          </table:table-cell>
          <table:table-cell table:style-name="ce470" office:value-type="float" office:value="12.397" calcext:value-type="float">
            <text:p>12.397</text:p>
          </table:table-cell>
          <table:table-cell table:style-name="ce481" office:value-type="float" office:value="8.607" calcext:value-type="float">
            <text:p>8.607</text:p>
          </table:table-cell>
          <table:table-cell table:style-name="ce492" office:value-type="float" office:value="6.459" calcext:value-type="float">
            <text:p>6.459</text:p>
          </table:table-cell>
          <table:table-cell table:style-name="ce503" office:value-type="float" office:value="12.201" calcext:value-type="float">
            <text:p>12.201</text:p>
          </table:table-cell>
          <table:table-cell table:style-name="ce514" office:value-type="float" office:value="15.353" calcext:value-type="float">
            <text:p>15.353</text:p>
          </table:table-cell>
          <table:table-cell table:style-name="ce525" office:value-type="float" office:value="19.755" calcext:value-type="float">
            <text:p>19.755</text:p>
          </table:table-cell>
          <table:table-cell table:style-name="ce536" office:value-type="float" office:value="15.027" calcext:value-type="float">
            <text:p>15.027</text:p>
          </table:table-cell>
          <table:table-cell office:value-type="float" office:value="0.00000015705163410363" calcext:value-type="float">
            <text:p>1.57E-07</text:p>
          </table:table-cell>
          <table:table-cell office:value-type="float" office:value="61089444" calcext:value-type="float">
            <text:p>61089444</text:p>
          </table:table-cell>
        </table:table-row>
        <table:table-row table:style-name="ro1">
          <table:table-cell office:value-type="string" calcext:value-type="string">
            <text:p>mel-12-20.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327" office:value-type="float" office:value="7.211" calcext:value-type="float">
            <text:p>7.211</text:p>
          </table:table-cell>
          <table:table-cell table:style-name="ce338" office:value-type="float" office:value="9.983" calcext:value-type="float">
            <text:p>9.983</text:p>
          </table:table-cell>
          <table:table-cell table:style-name="ce349" office:value-type="float" office:value="10.937" calcext:value-type="float">
            <text:p>10.937</text:p>
          </table:table-cell>
          <table:table-cell table:style-name="ce360" office:value-type="float" office:value="9.566" calcext:value-type="float">
            <text:p>9.566</text:p>
          </table:table-cell>
          <table:table-cell table:style-name="ce371" office:value-type="float" office:value="4.993" calcext:value-type="float">
            <text:p>4.993</text:p>
          </table:table-cell>
          <table:table-cell table:style-name="ce382" office:value-type="float" office:value="8.188" calcext:value-type="float">
            <text:p>8.188</text:p>
          </table:table-cell>
          <table:table-cell table:style-name="ce393" office:value-type="float" office:value="7.109" calcext:value-type="float">
            <text:p>7.109</text:p>
          </table:table-cell>
          <table:table-cell table:style-name="ce404" office:value-type="float" office:value="7.288" calcext:value-type="float">
            <text:p>7.288</text:p>
          </table:table-cell>
          <table:table-cell table:style-name="ce415" office:value-type="float" office:value="4.758" calcext:value-type="float">
            <text:p>4.758</text:p>
          </table:table-cell>
          <table:table-cell table:style-name="ce426" office:value-type="float" office:value="6.121" calcext:value-type="float">
            <text:p>6.121</text:p>
          </table:table-cell>
          <table:table-cell table:style-name="ce437" office:value-type="float" office:value="9.128" calcext:value-type="float">
            <text:p>9.128</text:p>
          </table:table-cell>
          <table:table-cell table:style-name="ce448" office:value-type="float" office:value="7.575" calcext:value-type="float">
            <text:p>7.575</text:p>
          </table:table-cell>
          <table:table-cell table:style-name="ce459" office:value-type="float" office:value="5.218" calcext:value-type="float">
            <text:p>5.218</text:p>
          </table:table-cell>
          <table:table-cell table:style-name="ce470" office:value-type="float" office:value="12.056" calcext:value-type="float">
            <text:p>12.056</text:p>
          </table:table-cell>
          <table:table-cell table:style-name="ce481" office:value-type="float" office:value="8.582" calcext:value-type="float">
            <text:p>8.582</text:p>
          </table:table-cell>
          <table:table-cell table:style-name="ce492" office:value-type="float" office:value="6.647" calcext:value-type="float">
            <text:p>6.647</text:p>
          </table:table-cell>
          <table:table-cell table:style-name="ce503" office:value-type="float" office:value="12.072" calcext:value-type="float">
            <text:p>12.072</text:p>
          </table:table-cell>
          <table:table-cell table:style-name="ce514" office:value-type="float" office:value="14.896" calcext:value-type="float">
            <text:p>14.896</text:p>
          </table:table-cell>
          <table:table-cell table:style-name="ce525" office:value-type="float" office:value="19.245" calcext:value-type="float">
            <text:p>19.245</text:p>
          </table:table-cell>
          <table:table-cell table:style-name="ce536" office:value-type="float" office:value="15.028" calcext:value-type="float">
            <text:p>15.028</text:p>
          </table:table-cell>
          <table:table-cell office:value-type="float" office:value="0.000000181737258889104" calcext:value-type="float">
            <text:p>1.82E-07</text:p>
          </table:table-cell>
          <table:table-cell office:value-type="float" office:value="52819065" calcext:value-type="float">
            <text:p>52819065</text:p>
          </table:table-cell>
        </table:table-row>
        <table:table-row table:style-name="ro1">
          <table:table-cell office:value-type="string" calcext:value-type="string">
            <text:p>mel-204-20.0</text:p>
          </table:table-cell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table:style-name="ce327" office:value-type="float" office:value="-27.367" calcext:value-type="float">
            <text:p>-27.367</text:p>
          </table:table-cell>
          <table:table-cell table:style-name="ce338" office:value-type="float" office:value="1.174" calcext:value-type="float">
            <text:p>1.174</text:p>
          </table:table-cell>
          <table:table-cell table:style-name="ce349" office:value-type="float" office:value="9.435" calcext:value-type="float">
            <text:p>9.435</text:p>
          </table:table-cell>
          <table:table-cell table:style-name="ce360" office:value-type="float" office:value="-16.433" calcext:value-type="float">
            <text:p>-16.433</text:p>
          </table:table-cell>
          <table:table-cell table:style-name="ce371" office:value-type="float" office:value="-14.525" calcext:value-type="float">
            <text:p>-14.525</text:p>
          </table:table-cell>
          <table:table-cell table:style-name="ce382" office:value-type="float" office:value="4.512" calcext:value-type="float">
            <text:p>4.512</text:p>
          </table:table-cell>
          <table:table-cell table:style-name="ce393" office:value-type="float" office:value="11.044" calcext:value-type="float">
            <text:p>11.044</text:p>
          </table:table-cell>
          <table:table-cell table:style-name="ce404" office:value-type="float" office:value="-12.073" calcext:value-type="float">
            <text:p>-12.073</text:p>
          </table:table-cell>
          <table:table-cell table:style-name="ce415" office:value-type="float" office:value="-17.042" calcext:value-type="float">
            <text:p>-17.042</text:p>
          </table:table-cell>
          <table:table-cell table:style-name="ce426" office:value-type="float" office:value="9.392" calcext:value-type="float">
            <text:p>9.392</text:p>
          </table:table-cell>
          <table:table-cell table:style-name="ce437" office:value-type="float" office:value="5.009" calcext:value-type="float">
            <text:p>5.009</text:p>
          </table:table-cell>
          <table:table-cell table:style-name="ce448" office:value-type="float" office:value="-15.127" calcext:value-type="float">
            <text:p>-15.127</text:p>
          </table:table-cell>
          <table:table-cell table:style-name="ce459" office:value-type="float" office:value="-25.373" calcext:value-type="float">
            <text:p>-25.373</text:p>
          </table:table-cell>
          <table:table-cell table:style-name="ce470" office:value-type="float" office:value="16.654" calcext:value-type="float">
            <text:p>16.654</text:p>
          </table:table-cell>
          <table:table-cell table:style-name="ce481" office:value-type="float" office:value="4.89" calcext:value-type="float">
            <text:p>4.89</text:p>
          </table:table-cell>
          <table:table-cell table:style-name="ce492" office:value-type="float" office:value="-20.388" calcext:value-type="float">
            <text:p>-20.388</text:p>
          </table:table-cell>
          <table:table-cell table:style-name="ce503" office:value-type="float" office:value="-15.689" calcext:value-type="float">
            <text:p>-15.689</text:p>
          </table:table-cell>
          <table:table-cell table:style-name="ce514" office:value-type="float" office:value="15.067" calcext:value-type="float">
            <text:p>15.067</text:p>
          </table:table-cell>
          <table:table-cell table:style-name="ce525" office:value-type="float" office:value="22.55" calcext:value-type="float">
            <text:p>22.55</text:p>
          </table:table-cell>
          <table:table-cell table:style-name="ce536" office:value-type="float" office:value="-13.338" calcext:value-type="float">
            <text:p>-13.338</text:p>
          </table:table-cell>
          <table:table-cell office:value-type="float" office:value="-0.000000202897503045785" calcext:value-type="float">
            <text:p>-2.03E-07</text:p>
          </table:table-cell>
          <table:table-cell office:value-type="float" office:value="51955260" calcext:value-type="float">
            <text:p>51955260</text:p>
          </table:table-cell>
        </table:table-row>
        <table:table-row table:style-name="ro1">
          <table:table-cell office:value-type="string" calcext:value-type="string">
            <text:p>log-332-20.0</text:p>
          </table:table-cell>
          <table:table-cell office:value-type="float" office:value="332" calcext:value-type="float">
            <text:p>332</text:p>
          </table:table-cell>
          <table:table-cell office:value-type="float" office:value="20" calcext:value-type="float">
            <text:p>20</text:p>
          </table:table-cell>
          <table:table-cell table:style-name="ce327" office:value-type="float" office:value="-28.252" calcext:value-type="float">
            <text:p>-28.252</text:p>
          </table:table-cell>
          <table:table-cell table:style-name="ce338" office:value-type="float" office:value="-3.67" calcext:value-type="float">
            <text:p>-3.67</text:p>
          </table:table-cell>
          <table:table-cell table:style-name="ce349" office:value-type="float" office:value="8.404" calcext:value-type="float">
            <text:p>8.404</text:p>
          </table:table-cell>
          <table:table-cell table:style-name="ce360" office:value-type="float" office:value="-15.712" calcext:value-type="float">
            <text:p>-15.712</text:p>
          </table:table-cell>
          <table:table-cell table:style-name="ce371" office:value-type="float" office:value="-14.819" calcext:value-type="float">
            <text:p>-14.819</text:p>
          </table:table-cell>
          <table:table-cell table:style-name="ce382" office:value-type="float" office:value="3.648" calcext:value-type="float">
            <text:p>3.648</text:p>
          </table:table-cell>
          <table:table-cell table:style-name="ce393" office:value-type="float" office:value="10.28" calcext:value-type="float">
            <text:p>10.28</text:p>
          </table:table-cell>
          <table:table-cell table:style-name="ce404" office:value-type="float" office:value="-9.261" calcext:value-type="float">
            <text:p>-9.261</text:p>
          </table:table-cell>
          <table:table-cell table:style-name="ce415" office:value-type="float" office:value="-24.22" calcext:value-type="float">
            <text:p>-24.22</text:p>
          </table:table-cell>
          <table:table-cell table:style-name="ce426" office:value-type="float" office:value="1.878" calcext:value-type="float">
            <text:p>1.878</text:p>
          </table:table-cell>
          <table:table-cell table:style-name="ce437" office:value-type="float" office:value="6.236" calcext:value-type="float">
            <text:p>6.236</text:p>
          </table:table-cell>
          <table:table-cell table:style-name="ce448" office:value-type="float" office:value="-17.118" calcext:value-type="float">
            <text:p>-17.118</text:p>
          </table:table-cell>
          <table:table-cell table:style-name="ce459" office:value-type="float" office:value="-27.982" calcext:value-type="float">
            <text:p>-27.982</text:p>
          </table:table-cell>
          <table:table-cell table:style-name="ce470" office:value-type="float" office:value="9.97" calcext:value-type="float">
            <text:p>9.97</text:p>
          </table:table-cell>
          <table:table-cell table:style-name="ce481" office:value-type="float" office:value="1.874" calcext:value-type="float">
            <text:p>1.874</text:p>
          </table:table-cell>
          <table:table-cell table:style-name="ce492" office:value-type="float" office:value="-27.969" calcext:value-type="float">
            <text:p>-27.969</text:p>
          </table:table-cell>
          <table:table-cell table:style-name="ce503" office:value-type="float" office:value="-23.204" calcext:value-type="float">
            <text:p>-23.204</text:p>
          </table:table-cell>
          <table:table-cell table:style-name="ce514" office:value-type="float" office:value="14.554" calcext:value-type="float">
            <text:p>14.554</text:p>
          </table:table-cell>
          <table:table-cell table:style-name="ce525" office:value-type="float" office:value="16.481" calcext:value-type="float">
            <text:p>16.481</text:p>
          </table:table-cell>
          <table:table-cell table:style-name="ce536" office:value-type="float" office:value="-23.164" calcext:value-type="float">
            <text:p>-23.164</text:p>
          </table:table-cell>
          <table:table-cell office:value-type="float" office:value="-0.000000117583146772479" calcext:value-type="float">
            <text:p>-1.18E-07</text:p>
          </table:table-cell>
          <table:table-cell office:value-type="float" office:value="101165928" calcext:value-type="float">
            <text:p>101165928</text:p>
          </table:table-cell>
        </table:table-row>
        <table:table-row table:style-name="ro1">
          <table:table-cell office:value-type="string" calcext:value-type="string">
            <text:p>bark-76-20.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table:style-name="ce327" office:value-type="float" office:value="-51.707" calcext:value-type="float">
            <text:p>-51.707</text:p>
          </table:table-cell>
          <table:table-cell table:style-name="ce338" office:value-type="float" office:value="-20.694" calcext:value-type="float">
            <text:p>-20.694</text:p>
          </table:table-cell>
          <table:table-cell table:style-name="ce349" office:value-type="float" office:value="0.837" calcext:value-type="float">
            <text:p>0.837</text:p>
          </table:table-cell>
          <table:table-cell table:style-name="ce360" office:value-type="float" office:value="-28.045" calcext:value-type="float">
            <text:p>-28.045</text:p>
          </table:table-cell>
          <table:table-cell table:style-name="ce371" office:value-type="float" office:value="-40.389" calcext:value-type="float">
            <text:p>-40.389</text:p>
          </table:table-cell>
          <table:table-cell table:style-name="ce382" office:value-type="float" office:value="-8.556" calcext:value-type="float">
            <text:p>-8.556</text:p>
          </table:table-cell>
          <table:table-cell table:style-name="ce393" office:value-type="float" office:value="-3.098" calcext:value-type="float">
            <text:p>-3.098</text:p>
          </table:table-cell>
          <table:table-cell table:style-name="ce404" office:value-type="float" office:value="-23.927" calcext:value-type="float">
            <text:p>-23.927</text:p>
          </table:table-cell>
          <table:table-cell table:style-name="ce415" office:value-type="float" office:value="-40.202" calcext:value-type="float">
            <text:p>-40.202</text:p>
          </table:table-cell>
          <table:table-cell table:style-name="ce426" office:value-type="float" office:value="-4.254" calcext:value-type="float">
            <text:p>-4.254</text:p>
          </table:table-cell>
          <table:table-cell table:style-name="ce437" office:value-type="float" office:value="-1.129" calcext:value-type="float">
            <text:p>-1.129</text:p>
          </table:table-cell>
          <table:table-cell table:style-name="ce448" office:value-type="float" office:value="-28.316" calcext:value-type="float">
            <text:p>-28.316</text:p>
          </table:table-cell>
          <table:table-cell table:style-name="ce459" office:value-type="float" office:value="-48.376" calcext:value-type="float">
            <text:p>-48.376</text:p>
          </table:table-cell>
          <table:table-cell table:style-name="ce470" office:value-type="float" office:value="19.698" calcext:value-type="float">
            <text:p>19.698</text:p>
          </table:table-cell>
          <table:table-cell table:style-name="ce481" office:value-type="float" office:value="-23.052" calcext:value-type="float">
            <text:p>-23.052</text:p>
          </table:table-cell>
          <table:table-cell table:style-name="ce492" office:value-type="float" office:value="-30.727" calcext:value-type="float">
            <text:p>-30.727</text:p>
          </table:table-cell>
          <table:table-cell table:style-name="ce503" office:value-type="float" office:value="-43.023" calcext:value-type="float">
            <text:p>-43.023</text:p>
          </table:table-cell>
          <table:table-cell table:style-name="ce514" office:value-type="float" office:value="-10.873" calcext:value-type="float">
            <text:p>-10.873</text:p>
          </table:table-cell>
          <table:table-cell table:style-name="ce525" office:value-type="float" office:value="3.383" calcext:value-type="float">
            <text:p>3.383</text:p>
          </table:table-cell>
          <table:table-cell table:style-name="ce536" office:value-type="float" office:value="-29.901" calcext:value-type="float">
            <text:p>-29.901</text:p>
          </table:table-cell>
          <table:table-cell office:value-type="float" office:value="-0.000000453641608944626" calcext:value-type="float">
            <text:p>-4.54E-07</text:p>
          </table:table-cell>
          <table:table-cell office:value-type="float" office:value="61294818" calcext:value-type="float">
            <text:p>61294818</text:p>
          </table:table-cell>
        </table:table-row>
        <table:table-row table:style-name="ro1">
          <table:table-cell office:value-type="string" calcext:value-type="string">
            <text:p>log-76-20.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table:style-name="ce327" office:value-type="float" office:value="-59.414" calcext:value-type="float">
            <text:p>-59.414</text:p>
          </table:table-cell>
          <table:table-cell table:style-name="ce338" office:value-type="float" office:value="-27.743" calcext:value-type="float">
            <text:p>-27.743</text:p>
          </table:table-cell>
          <table:table-cell table:style-name="ce349" office:value-type="float" office:value="-10.649" calcext:value-type="float">
            <text:p>-10.649</text:p>
          </table:table-cell>
          <table:table-cell table:style-name="ce360" office:value-type="float" office:value="-22.731" calcext:value-type="float">
            <text:p>-22.731</text:p>
          </table:table-cell>
          <table:table-cell table:style-name="ce371" office:value-type="float" office:value="-43.59" calcext:value-type="float">
            <text:p>-43.59</text:p>
          </table:table-cell>
          <table:table-cell table:style-name="ce382" office:value-type="float" office:value="1.463" calcext:value-type="float">
            <text:p>1.463</text:p>
          </table:table-cell>
          <table:table-cell table:style-name="ce393" office:value-type="float" office:value="-9.538" calcext:value-type="float">
            <text:p>-9.538</text:p>
          </table:table-cell>
          <table:table-cell table:style-name="ce404" office:value-type="float" office:value="-31.305" calcext:value-type="float">
            <text:p>-31.305</text:p>
          </table:table-cell>
          <table:table-cell table:style-name="ce415" office:value-type="float" office:value="-50.804" calcext:value-type="float">
            <text:p>-50.804</text:p>
          </table:table-cell>
          <table:table-cell table:style-name="ce426" office:value-type="float" office:value="-10.885" calcext:value-type="float">
            <text:p>-10.885</text:p>
          </table:table-cell>
          <table:table-cell table:style-name="ce437" office:value-type="float" office:value="-10.467" calcext:value-type="float">
            <text:p>-10.467</text:p>
          </table:table-cell>
          <table:table-cell table:style-name="ce448" office:value-type="float" office:value="-28.23" calcext:value-type="float">
            <text:p>-28.23</text:p>
          </table:table-cell>
          <table:table-cell table:style-name="ce459" office:value-type="float" office:value="-55.714" calcext:value-type="float">
            <text:p>-55.714</text:p>
          </table:table-cell>
          <table:table-cell table:style-name="ce470" office:value-type="float" office:value="14.71" calcext:value-type="float">
            <text:p>14.71</text:p>
          </table:table-cell>
          <table:table-cell table:style-name="ce481" office:value-type="float" office:value="-19.354" calcext:value-type="float">
            <text:p>-19.354</text:p>
          </table:table-cell>
          <table:table-cell table:style-name="ce492" office:value-type="float" office:value="-34.201" calcext:value-type="float">
            <text:p>-34.201</text:p>
          </table:table-cell>
          <table:table-cell table:style-name="ce503" office:value-type="float" office:value="-48.481" calcext:value-type="float">
            <text:p>-48.481</text:p>
          </table:table-cell>
          <table:table-cell table:style-name="ce514" office:value-type="float" office:value="-5.686" calcext:value-type="float">
            <text:p>-5.686</text:p>
          </table:table-cell>
          <table:table-cell table:style-name="ce525" office:value-type="float" office:value="-2.111" calcext:value-type="float">
            <text:p>-2.111</text:p>
          </table:table-cell>
          <table:table-cell table:style-name="ce536" office:value-type="float" office:value="-34.2" calcext:value-type="float">
            <text:p>-34.2</text:p>
          </table:table-cell>
          <table:table-cell office:value-type="float" office:value="-0.000000302997387787822" calcext:value-type="float">
            <text:p>-3.03E-07</text:p>
          </table:table-cell>
          <table:table-cell office:value-type="float" office:value="97134726" calcext:value-type="float">
            <text:p>97134726</text:p>
          </table:table-cell>
        </table:table-row>
        <table:table-row table:style-name="ro1">
          <table:table-cell office:value-type="string" calcext:value-type="string">
            <text:p>log-12-20.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327" office:value-type="float" office:value="-97.692" calcext:value-type="float">
            <text:p>-97.692</text:p>
          </table:table-cell>
          <table:table-cell table:style-name="ce338" office:value-type="float" office:value="-26.003" calcext:value-type="float">
            <text:p>-26.003</text:p>
          </table:table-cell>
          <table:table-cell table:style-name="ce349" office:value-type="float" office:value="-40.2" calcext:value-type="float">
            <text:p>-40.2</text:p>
          </table:table-cell>
          <table:table-cell table:style-name="ce360" office:value-type="float" office:value="-25.033" calcext:value-type="float">
            <text:p>-25.033</text:p>
          </table:table-cell>
          <table:table-cell table:style-name="ce371" office:value-type="float" office:value="-75.542" calcext:value-type="float">
            <text:p>-75.542</text:p>
          </table:table-cell>
          <table:table-cell table:style-name="ce382" office:value-type="float" office:value="-5.852" calcext:value-type="float">
            <text:p>-5.852</text:p>
          </table:table-cell>
          <table:table-cell table:style-name="ce393" office:value-type="float" office:value="-37.635" calcext:value-type="float">
            <text:p>-37.635</text:p>
          </table:table-cell>
          <table:table-cell table:style-name="ce404" office:value-type="float" office:value="-30.275" calcext:value-type="float">
            <text:p>-30.275</text:p>
          </table:table-cell>
          <table:table-cell table:style-name="ce415" office:value-type="float" office:value="-95.608" calcext:value-type="float">
            <text:p>-95.608</text:p>
          </table:table-cell>
          <table:table-cell table:style-name="ce426" office:value-type="float" office:value="-4.244" calcext:value-type="float">
            <text:p>-4.244</text:p>
          </table:table-cell>
          <table:table-cell table:style-name="ce437" office:value-type="float" office:value="-56.657" calcext:value-type="float">
            <text:p>-56.657</text:p>
          </table:table-cell>
          <table:table-cell table:style-name="ce448" office:value-type="float" office:value="-25.327" calcext:value-type="float">
            <text:p>-25.327</text:p>
          </table:table-cell>
          <table:table-cell table:style-name="ce459" office:value-type="float" office:value="-92.722" calcext:value-type="float">
            <text:p>-92.722</text:p>
          </table:table-cell>
          <table:table-cell table:style-name="ce470" office:value-type="float" office:value="-9.176" calcext:value-type="float">
            <text:p>-9.176</text:p>
          </table:table-cell>
          <table:table-cell table:style-name="ce481" office:value-type="float" office:value="-59.423" calcext:value-type="float">
            <text:p>-59.423</text:p>
          </table:table-cell>
          <table:table-cell table:style-name="ce492" office:value-type="float" office:value="-34.928" calcext:value-type="float">
            <text:p>-34.928</text:p>
          </table:table-cell>
          <table:table-cell table:style-name="ce503" office:value-type="float" office:value="-88.11" calcext:value-type="float">
            <text:p>-88.11</text:p>
          </table:table-cell>
          <table:table-cell table:style-name="ce514" office:value-type="float" office:value="11.829" calcext:value-type="float">
            <text:p>11.829</text:p>
          </table:table-cell>
          <table:table-cell table:style-name="ce525" office:value-type="float" office:value="-44.83" calcext:value-type="float">
            <text:p>-44.83</text:p>
          </table:table-cell>
          <table:table-cell table:style-name="ce536" office:value-type="float" office:value="-34.926" calcext:value-type="float">
            <text:p>-34.926</text:p>
          </table:table-cell>
          <table:table-cell office:value-type="float" office:value="-0.00000061191703211495" calcext:value-type="float">
            <text:p>-6.12E-07</text:p>
          </table:table-cell>
          <table:table-cell office:value-type="float" office:value="73688580" calcext:value-type="float">
            <text:p>73688580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21"/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bins</text:p>
          </table:table-cell>
          <table:table-cell office:value-type="string" calcext:value-type="string">
            <text:p>fmin</text:p>
          </table:table-cell>
          <table:table-cell table:style-name="Default" office:value-type="string" calcext:value-type="string">
            <text:p>drums.SDR</text:p>
          </table:table-cell>
          <table:table-cell table:style-name="Default" office:value-type="string" calcext:value-type="string">
            <text:p>drums.SIR</text:p>
          </table:table-cell>
          <table:table-cell table:style-name="Default" office:value-type="string" calcext:value-type="string">
            <text:p>drums.ISR</text:p>
          </table:table-cell>
          <table:table-cell table:style-name="Default" office:value-type="string" calcext:value-type="string">
            <text:p>drums.SAR</text:p>
          </table:table-cell>
          <table:table-cell table:style-name="Default" office:value-type="string" calcext:value-type="string">
            <text:p>bass.SDR</text:p>
          </table:table-cell>
          <table:table-cell table:style-name="Default" office:value-type="string" calcext:value-type="string">
            <text:p>bass.SIR</text:p>
          </table:table-cell>
          <table:table-cell table:style-name="Default" office:value-type="string" calcext:value-type="string">
            <text:p>bass.ISR</text:p>
          </table:table-cell>
          <table:table-cell table:style-name="Default" office:value-type="string" calcext:value-type="string">
            <text:p>bass.SAR</text:p>
          </table:table-cell>
          <table:table-cell table:style-name="Default" office:value-type="string" calcext:value-type="string">
            <text:p>other.SDR</text:p>
          </table:table-cell>
          <table:table-cell table:style-name="Default" office:value-type="string" calcext:value-type="string">
            <text:p>other.SIR</text:p>
          </table:table-cell>
          <table:table-cell table:style-name="Default" office:value-type="string" calcext:value-type="string">
            <text:p>other.ISR</text:p>
          </table:table-cell>
          <table:table-cell table:style-name="Default" office:value-type="string" calcext:value-type="string">
            <text:p>other.SAR</text:p>
          </table:table-cell>
          <table:table-cell table:style-name="Default" office:value-type="string" calcext:value-type="string">
            <text:p>vocals.SDR</text:p>
          </table:table-cell>
          <table:table-cell table:style-name="Default" office:value-type="string" calcext:value-type="string">
            <text:p>vocals.SIR</text:p>
          </table:table-cell>
          <table:table-cell table:style-name="Default" office:value-type="string" calcext:value-type="string">
            <text:p>vocals.ISR</text:p>
          </table:table-cell>
          <table:table-cell table:style-name="Default" office:value-type="string" calcext:value-type="string">
            <text:p>vocals.SAR</text:p>
          </table:table-cell>
          <table:table-cell table:style-name="Default" office:value-type="string" calcext:value-type="string">
            <text:p>accompaniment.SDR</text:p>
          </table:table-cell>
          <table:table-cell table:style-name="Default" office:value-type="string" calcext:value-type="string">
            <text:p>accompaniment.SIR</text:p>
          </table:table-cell>
          <table:table-cell table:style-name="Default" office:value-type="string" calcext:value-type="string">
            <text:p>accompaniment.ISR</text:p>
          </table:table-cell>
          <table:table-cell table:style-name="Default" office:value-type="string" calcext:value-type="string">
            <text:p>accompaniment.SAR</text:p>
          </table:table-cell>
          <table:table-cell table:style-name="Default" office:value-type="string" calcext:value-type="string">
            <text:p>bss_per_coef</text:p>
          </table:table-cell>
          <table:table-cell office:value-type="string" calcext:value-type="string">
            <text:p>coef_size</text:p>
          </table:table-cell>
        </table:table-row>
        <table:table-row table:style-name="ro1">
          <table:table-cell office:value-type="string" calcext:value-type="string">
            <text:p>mel-268-20.0</text:p>
          </table:table-cell>
          <table:table-cell office:value-type="float" office:value="268" calcext:value-type="float">
            <text:p>268</text:p>
          </table:table-cell>
          <table:table-cell office:value-type="float" office:value="20" calcext:value-type="float">
            <text:p>20</text:p>
          </table:table-cell>
          <table:table-cell table:style-name="ce329" office:value-type="float" office:value="9.347" calcext:value-type="float">
            <text:p>9.347</text:p>
          </table:table-cell>
          <table:table-cell table:style-name="ce340" office:value-type="float" office:value="13.943" calcext:value-type="float">
            <text:p>13.943</text:p>
          </table:table-cell>
          <table:table-cell table:style-name="ce351" office:value-type="float" office:value="14.831" calcext:value-type="float">
            <text:p>14.831</text:p>
          </table:table-cell>
          <table:table-cell table:style-name="ce362" office:value-type="float" office:value="9.888" calcext:value-type="float">
            <text:p>9.888</text:p>
          </table:table-cell>
          <table:table-cell table:style-name="ce373" office:value-type="float" office:value="6.536" calcext:value-type="float">
            <text:p>6.536</text:p>
          </table:table-cell>
          <table:table-cell table:style-name="ce384" office:value-type="float" office:value="12.93" calcext:value-type="float">
            <text:p>12.93</text:p>
          </table:table-cell>
          <table:table-cell table:style-name="ce395" office:value-type="float" office:value="11.182" calcext:value-type="float">
            <text:p>11.182</text:p>
          </table:table-cell>
          <table:table-cell table:style-name="ce406" office:value-type="float" office:value="7.932" calcext:value-type="float">
            <text:p>7.932</text:p>
          </table:table-cell>
          <table:table-cell table:style-name="ce417" office:value-type="float" office:value="7.264" calcext:value-type="float">
            <text:p>7.264</text:p>
          </table:table-cell>
          <table:table-cell table:style-name="ce428" office:value-type="float" office:value="10.369" calcext:value-type="float">
            <text:p>10.369</text:p>
          </table:table-cell>
          <table:table-cell table:style-name="ce439" office:value-type="float" office:value="13.676" calcext:value-type="float">
            <text:p>13.676</text:p>
          </table:table-cell>
          <table:table-cell table:style-name="ce450" office:value-type="float" office:value="8.112" calcext:value-type="float">
            <text:p>8.112</text:p>
          </table:table-cell>
          <table:table-cell table:style-name="ce461" office:value-type="float" office:value="9.471" calcext:value-type="float">
            <text:p>9.471</text:p>
          </table:table-cell>
          <table:table-cell table:style-name="ce472" office:value-type="float" office:value="19.59" calcext:value-type="float">
            <text:p>19.59</text:p>
          </table:table-cell>
          <table:table-cell table:style-name="ce483" office:value-type="float" office:value="14.066" calcext:value-type="float">
            <text:p>14.066</text:p>
          </table:table-cell>
          <table:table-cell table:style-name="ce494" office:value-type="float" office:value="9.422" calcext:value-type="float">
            <text:p>9.422</text:p>
          </table:table-cell>
          <table:table-cell table:style-name="ce505" office:value-type="float" office:value="15.893" calcext:value-type="float">
            <text:p>15.893</text:p>
          </table:table-cell>
          <table:table-cell table:style-name="ce516" office:value-type="float" office:value="19.46" calcext:value-type="float">
            <text:p>19.46</text:p>
          </table:table-cell>
          <table:table-cell table:style-name="ce527" office:value-type="float" office:value="26.36" calcext:value-type="float">
            <text:p>26.36</text:p>
          </table:table-cell>
          <table:table-cell table:style-name="ce538" office:value-type="float" office:value="17.288" calcext:value-type="float">
            <text:p>17.288</text:p>
          </table:table-cell>
          <table:table-cell office:value-type="float" office:value="0.000000253873255598689" calcext:value-type="float">
            <text:p>2.54E-07</text:p>
          </table:table-cell>
          <table:table-cell office:value-type="float" office:value="52126551" calcext:value-type="float">
            <text:p>52126551</text:p>
          </table:table-cell>
        </table:table-row>
        <table:table-row table:style-name="ro1">
          <table:table-cell office:value-type="string" calcext:value-type="string">
            <text:p>mel-332-20.0</text:p>
          </table:table-cell>
          <table:table-cell office:value-type="float" office:value="332" calcext:value-type="float">
            <text:p>332</text:p>
          </table:table-cell>
          <table:table-cell office:value-type="float" office:value="20" calcext:value-type="float">
            <text:p>20</text:p>
          </table:table-cell>
          <table:table-cell table:style-name="ce329" office:value-type="float" office:value="9.357" calcext:value-type="float">
            <text:p>9.357</text:p>
          </table:table-cell>
          <table:table-cell table:style-name="ce340" office:value-type="float" office:value="14.354" calcext:value-type="float">
            <text:p>14.354</text:p>
          </table:table-cell>
          <table:table-cell table:style-name="ce351" office:value-type="float" office:value="14.639" calcext:value-type="float">
            <text:p>14.639</text:p>
          </table:table-cell>
          <table:table-cell table:style-name="ce362" office:value-type="float" office:value="9.751" calcext:value-type="float">
            <text:p>9.751</text:p>
          </table:table-cell>
          <table:table-cell table:style-name="ce373" office:value-type="float" office:value="6.384" calcext:value-type="float">
            <text:p>6.384</text:p>
          </table:table-cell>
          <table:table-cell table:style-name="ce384" office:value-type="float" office:value="13.018" calcext:value-type="float">
            <text:p>13.018</text:p>
          </table:table-cell>
          <table:table-cell table:style-name="ce395" office:value-type="float" office:value="11.088" calcext:value-type="float">
            <text:p>11.088</text:p>
          </table:table-cell>
          <table:table-cell table:style-name="ce406" office:value-type="float" office:value="7.722" calcext:value-type="float">
            <text:p>7.722</text:p>
          </table:table-cell>
          <table:table-cell table:style-name="ce417" office:value-type="float" office:value="7.22" calcext:value-type="float">
            <text:p>7.22</text:p>
          </table:table-cell>
          <table:table-cell table:style-name="ce428" office:value-type="float" office:value="10.672" calcext:value-type="float">
            <text:p>10.672</text:p>
          </table:table-cell>
          <table:table-cell table:style-name="ce439" office:value-type="float" office:value="13.708" calcext:value-type="float">
            <text:p>13.708</text:p>
          </table:table-cell>
          <table:table-cell table:style-name="ce450" office:value-type="float" office:value="8.194" calcext:value-type="float">
            <text:p>8.194</text:p>
          </table:table-cell>
          <table:table-cell table:style-name="ce461" office:value-type="float" office:value="9.436" calcext:value-type="float">
            <text:p>9.436</text:p>
          </table:table-cell>
          <table:table-cell table:style-name="ce472" office:value-type="float" office:value="19.093" calcext:value-type="float">
            <text:p>19.093</text:p>
          </table:table-cell>
          <table:table-cell table:style-name="ce483" office:value-type="float" office:value="14.252" calcext:value-type="float">
            <text:p>14.252</text:p>
          </table:table-cell>
          <table:table-cell table:style-name="ce494" office:value-type="float" office:value="9.413" calcext:value-type="float">
            <text:p>9.413</text:p>
          </table:table-cell>
          <table:table-cell table:style-name="ce505" office:value-type="float" office:value="15.827" calcext:value-type="float">
            <text:p>15.827</text:p>
          </table:table-cell>
          <table:table-cell table:style-name="ce516" office:value-type="float" office:value="19.359" calcext:value-type="float">
            <text:p>19.359</text:p>
          </table:table-cell>
          <table:table-cell table:style-name="ce527" office:value-type="float" office:value="25.895" calcext:value-type="float">
            <text:p>25.895</text:p>
          </table:table-cell>
          <table:table-cell table:style-name="ce538" office:value-type="float" office:value="17.366" calcext:value-type="float">
            <text:p>17.366</text:p>
          </table:table-cell>
          <table:table-cell office:value-type="float" office:value="0.000000255205158418116" calcext:value-type="float">
            <text:p>2.55E-07</text:p>
          </table:table-cell>
          <table:table-cell office:value-type="float" office:value="52116831" calcext:value-type="float">
            <text:p>52116831</text:p>
          </table:table-cell>
        </table:table-row>
        <table:table-row table:style-name="ro1">
          <table:table-cell office:value-type="string" calcext:value-type="string">
            <text:p>mel-140-20.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table:style-name="ce330" office:value-type="float" office:value="8.886" calcext:value-type="float">
            <text:p>8.886</text:p>
          </table:table-cell>
          <table:table-cell table:style-name="ce341" office:value-type="float" office:value="13.145" calcext:value-type="float">
            <text:p>13.145</text:p>
          </table:table-cell>
          <table:table-cell table:style-name="ce352" office:value-type="float" office:value="14.026" calcext:value-type="float">
            <text:p>14.026</text:p>
          </table:table-cell>
          <table:table-cell table:style-name="ce363" office:value-type="float" office:value="10.209" calcext:value-type="float">
            <text:p>10.209</text:p>
          </table:table-cell>
          <table:table-cell table:style-name="ce374" office:value-type="float" office:value="6.844" calcext:value-type="float">
            <text:p>6.844</text:p>
          </table:table-cell>
          <table:table-cell table:style-name="ce385" office:value-type="float" office:value="12.482" calcext:value-type="float">
            <text:p>12.482</text:p>
          </table:table-cell>
          <table:table-cell table:style-name="ce396" office:value-type="float" office:value="10.394" calcext:value-type="float">
            <text:p>10.394</text:p>
          </table:table-cell>
          <table:table-cell table:style-name="ce407" office:value-type="float" office:value="7.861" calcext:value-type="float">
            <text:p>7.861</text:p>
          </table:table-cell>
          <table:table-cell table:style-name="ce418" office:value-type="float" office:value="7.006" calcext:value-type="float">
            <text:p>7.006</text:p>
          </table:table-cell>
          <table:table-cell table:style-name="ce429" office:value-type="float" office:value="9.699" calcext:value-type="float">
            <text:p>9.699</text:p>
          </table:table-cell>
          <table:table-cell table:style-name="ce440" office:value-type="float" office:value="12.897" calcext:value-type="float">
            <text:p>12.897</text:p>
          </table:table-cell>
          <table:table-cell table:style-name="ce451" office:value-type="float" office:value="8.091" calcext:value-type="float">
            <text:p>8.091</text:p>
          </table:table-cell>
          <table:table-cell table:style-name="ce462" office:value-type="float" office:value="8.992" calcext:value-type="float">
            <text:p>8.992</text:p>
          </table:table-cell>
          <table:table-cell table:style-name="ce473" office:value-type="float" office:value="19.112" calcext:value-type="float">
            <text:p>19.112</text:p>
          </table:table-cell>
          <table:table-cell table:style-name="ce484" office:value-type="float" office:value="13.405" calcext:value-type="float">
            <text:p>13.405</text:p>
          </table:table-cell>
          <table:table-cell table:style-name="ce495" office:value-type="float" office:value="9.211" calcext:value-type="float">
            <text:p>9.211</text:p>
          </table:table-cell>
          <table:table-cell table:style-name="ce506" office:value-type="float" office:value="15.16" calcext:value-type="float">
            <text:p>15.16</text:p>
          </table:table-cell>
          <table:table-cell table:style-name="ce517" office:value-type="float" office:value="18.73" calcext:value-type="float">
            <text:p>18.73</text:p>
          </table:table-cell>
          <table:table-cell table:style-name="ce528" office:value-type="float" office:value="25.994" calcext:value-type="float">
            <text:p>25.994</text:p>
          </table:table-cell>
          <table:table-cell table:style-name="ce539" office:value-type="float" office:value="17.173" calcext:value-type="float">
            <text:p>17.173</text:p>
          </table:table-cell>
          <table:table-cell office:value-type="float" office:value="0.00000023746151356233" calcext:value-type="float">
            <text:p>2.37E-07</text:p>
          </table:table-cell>
          <table:table-cell office:value-type="float" office:value="52172961" calcext:value-type="float">
            <text:p>52172961</text:p>
          </table:table-cell>
        </table:table-row>
        <table:table-row table:style-name="ro1">
          <table:table-cell office:value-type="string" calcext:value-type="string">
            <text:p>mel-76-20.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table:style-name="ce331" office:value-type="float" office:value="8.534" calcext:value-type="float">
            <text:p>8.534</text:p>
          </table:table-cell>
          <table:table-cell table:style-name="ce342" office:value-type="float" office:value="13.036" calcext:value-type="float">
            <text:p>13.036</text:p>
          </table:table-cell>
          <table:table-cell table:style-name="ce353" office:value-type="float" office:value="12.851" calcext:value-type="float">
            <text:p>12.851</text:p>
          </table:table-cell>
          <table:table-cell table:style-name="ce364" office:value-type="float" office:value="10.235" calcext:value-type="float">
            <text:p>10.235</text:p>
          </table:table-cell>
          <table:table-cell table:style-name="ce375" office:value-type="float" office:value="6.628" calcext:value-type="float">
            <text:p>6.628</text:p>
          </table:table-cell>
          <table:table-cell table:style-name="ce386" office:value-type="float" office:value="10.526" calcext:value-type="float">
            <text:p>10.526</text:p>
          </table:table-cell>
          <table:table-cell table:style-name="ce397" office:value-type="float" office:value="9.815" calcext:value-type="float">
            <text:p>9.815</text:p>
          </table:table-cell>
          <table:table-cell table:style-name="ce408" office:value-type="float" office:value="7.885" calcext:value-type="float">
            <text:p>7.885</text:p>
          </table:table-cell>
          <table:table-cell table:style-name="ce419" office:value-type="float" office:value="6.465" calcext:value-type="float">
            <text:p>6.465</text:p>
          </table:table-cell>
          <table:table-cell table:style-name="ce430" office:value-type="float" office:value="8.916" calcext:value-type="float">
            <text:p>8.916</text:p>
          </table:table-cell>
          <table:table-cell table:style-name="ce441" office:value-type="float" office:value="12.344" calcext:value-type="float">
            <text:p>12.344</text:p>
          </table:table-cell>
          <table:table-cell table:style-name="ce452" office:value-type="float" office:value="7.824" calcext:value-type="float">
            <text:p>7.824</text:p>
          </table:table-cell>
          <table:table-cell table:style-name="ce463" office:value-type="float" office:value="8.173" calcext:value-type="float">
            <text:p>8.173</text:p>
          </table:table-cell>
          <table:table-cell table:style-name="ce474" office:value-type="float" office:value="17.488" calcext:value-type="float">
            <text:p>17.488</text:p>
          </table:table-cell>
          <table:table-cell table:style-name="ce485" office:value-type="float" office:value="12.104" calcext:value-type="float">
            <text:p>12.104</text:p>
          </table:table-cell>
          <table:table-cell table:style-name="ce496" office:value-type="float" office:value="8.528" calcext:value-type="float">
            <text:p>8.528</text:p>
          </table:table-cell>
          <table:table-cell table:style-name="ce507" office:value-type="float" office:value="13.861" calcext:value-type="float">
            <text:p>13.861</text:p>
          </table:table-cell>
          <table:table-cell table:style-name="ce518" office:value-type="float" office:value="16.865" calcext:value-type="float">
            <text:p>16.865</text:p>
          </table:table-cell>
          <table:table-cell table:style-name="ce529" office:value-type="float" office:value="24.794" calcext:value-type="float">
            <text:p>24.794</text:p>
          </table:table-cell>
          <table:table-cell table:style-name="ce540" office:value-type="float" office:value="16.82" calcext:value-type="float">
            <text:p>16.82</text:p>
          </table:table-cell>
          <table:table-cell office:value-type="float" office:value="0.000000225143312525484" calcext:value-type="float">
            <text:p>2.25E-07</text:p>
          </table:table-cell>
          <table:table-cell office:value-type="float" office:value="52250968" calcext:value-type="float">
            <text:p>52250968</text:p>
          </table:table-cell>
        </table:table-row>
        <table:table-row table:style-name="ro1">
          <table:table-cell office:value-type="string" calcext:value-type="string">
            <text:p>mel-12-20.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332" office:value-type="float" office:value="7.211" calcext:value-type="float">
            <text:p>7.211</text:p>
          </table:table-cell>
          <table:table-cell table:style-name="ce343" office:value-type="float" office:value="9.983" calcext:value-type="float">
            <text:p>9.983</text:p>
          </table:table-cell>
          <table:table-cell table:style-name="ce354" office:value-type="float" office:value="10.937" calcext:value-type="float">
            <text:p>10.937</text:p>
          </table:table-cell>
          <table:table-cell table:style-name="ce365" office:value-type="float" office:value="9.566" calcext:value-type="float">
            <text:p>9.566</text:p>
          </table:table-cell>
          <table:table-cell table:style-name="ce376" office:value-type="float" office:value="4.993" calcext:value-type="float">
            <text:p>4.993</text:p>
          </table:table-cell>
          <table:table-cell table:style-name="ce387" office:value-type="float" office:value="8.188" calcext:value-type="float">
            <text:p>8.188</text:p>
          </table:table-cell>
          <table:table-cell table:style-name="ce398" office:value-type="float" office:value="7.109" calcext:value-type="float">
            <text:p>7.109</text:p>
          </table:table-cell>
          <table:table-cell table:style-name="ce409" office:value-type="float" office:value="7.288" calcext:value-type="float">
            <text:p>7.288</text:p>
          </table:table-cell>
          <table:table-cell table:style-name="ce420" office:value-type="float" office:value="4.758" calcext:value-type="float">
            <text:p>4.758</text:p>
          </table:table-cell>
          <table:table-cell table:style-name="ce431" office:value-type="float" office:value="6.121" calcext:value-type="float">
            <text:p>6.121</text:p>
          </table:table-cell>
          <table:table-cell table:style-name="ce442" office:value-type="float" office:value="9.128" calcext:value-type="float">
            <text:p>9.128</text:p>
          </table:table-cell>
          <table:table-cell table:style-name="ce453" office:value-type="float" office:value="7.575" calcext:value-type="float">
            <text:p>7.575</text:p>
          </table:table-cell>
          <table:table-cell table:style-name="ce464" office:value-type="float" office:value="5.218" calcext:value-type="float">
            <text:p>5.218</text:p>
          </table:table-cell>
          <table:table-cell table:style-name="ce475" office:value-type="float" office:value="12.056" calcext:value-type="float">
            <text:p>12.056</text:p>
          </table:table-cell>
          <table:table-cell table:style-name="ce486" office:value-type="float" office:value="8.582" calcext:value-type="float">
            <text:p>8.582</text:p>
          </table:table-cell>
          <table:table-cell table:style-name="ce497" office:value-type="float" office:value="6.647" calcext:value-type="float">
            <text:p>6.647</text:p>
          </table:table-cell>
          <table:table-cell table:style-name="ce508" office:value-type="float" office:value="12.072" calcext:value-type="float">
            <text:p>12.072</text:p>
          </table:table-cell>
          <table:table-cell table:style-name="ce519" office:value-type="float" office:value="14.896" calcext:value-type="float">
            <text:p>14.896</text:p>
          </table:table-cell>
          <table:table-cell table:style-name="ce530" office:value-type="float" office:value="19.245" calcext:value-type="float">
            <text:p>19.245</text:p>
          </table:table-cell>
          <table:table-cell table:style-name="ce541" office:value-type="float" office:value="15.028" calcext:value-type="float">
            <text:p>15.028</text:p>
          </table:table-cell>
          <table:table-cell office:value-type="float" office:value="0.000000181737258889104" calcext:value-type="float">
            <text:p>1.82E-07</text:p>
          </table:table-cell>
          <table:table-cell office:value-type="float" office:value="52819065" calcext:value-type="float">
            <text:p>52819065</text:p>
          </table:table-cell>
        </table:table-row>
        <table:table-row table:style-name="ro1">
          <table:table-cell office:value-type="string" calcext:value-type="string">
            <text:p>mel-204-20.0</text:p>
          </table:table-cell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table:style-name="ce332" office:value-type="float" office:value="-27.367" calcext:value-type="float">
            <text:p>-27.367</text:p>
          </table:table-cell>
          <table:table-cell table:style-name="ce343" office:value-type="float" office:value="1.174" calcext:value-type="float">
            <text:p>1.174</text:p>
          </table:table-cell>
          <table:table-cell table:style-name="ce354" office:value-type="float" office:value="9.435" calcext:value-type="float">
            <text:p>9.435</text:p>
          </table:table-cell>
          <table:table-cell table:style-name="ce365" office:value-type="float" office:value="-16.433" calcext:value-type="float">
            <text:p>-16.433</text:p>
          </table:table-cell>
          <table:table-cell table:style-name="ce376" office:value-type="float" office:value="-14.525" calcext:value-type="float">
            <text:p>-14.525</text:p>
          </table:table-cell>
          <table:table-cell table:style-name="ce387" office:value-type="float" office:value="4.512" calcext:value-type="float">
            <text:p>4.512</text:p>
          </table:table-cell>
          <table:table-cell table:style-name="ce398" office:value-type="float" office:value="11.044" calcext:value-type="float">
            <text:p>11.044</text:p>
          </table:table-cell>
          <table:table-cell table:style-name="ce409" office:value-type="float" office:value="-12.073" calcext:value-type="float">
            <text:p>-12.073</text:p>
          </table:table-cell>
          <table:table-cell table:style-name="ce420" office:value-type="float" office:value="-17.042" calcext:value-type="float">
            <text:p>-17.042</text:p>
          </table:table-cell>
          <table:table-cell table:style-name="ce431" office:value-type="float" office:value="9.392" calcext:value-type="float">
            <text:p>9.392</text:p>
          </table:table-cell>
          <table:table-cell table:style-name="ce442" office:value-type="float" office:value="5.009" calcext:value-type="float">
            <text:p>5.009</text:p>
          </table:table-cell>
          <table:table-cell table:style-name="ce453" office:value-type="float" office:value="-15.127" calcext:value-type="float">
            <text:p>-15.127</text:p>
          </table:table-cell>
          <table:table-cell table:style-name="ce464" office:value-type="float" office:value="-25.373" calcext:value-type="float">
            <text:p>-25.373</text:p>
          </table:table-cell>
          <table:table-cell table:style-name="ce475" office:value-type="float" office:value="16.654" calcext:value-type="float">
            <text:p>16.654</text:p>
          </table:table-cell>
          <table:table-cell table:style-name="ce486" office:value-type="float" office:value="4.89" calcext:value-type="float">
            <text:p>4.89</text:p>
          </table:table-cell>
          <table:table-cell table:style-name="ce497" office:value-type="float" office:value="-20.388" calcext:value-type="float">
            <text:p>-20.388</text:p>
          </table:table-cell>
          <table:table-cell table:style-name="ce508" office:value-type="float" office:value="-15.689" calcext:value-type="float">
            <text:p>-15.689</text:p>
          </table:table-cell>
          <table:table-cell table:style-name="ce519" office:value-type="float" office:value="15.067" calcext:value-type="float">
            <text:p>15.067</text:p>
          </table:table-cell>
          <table:table-cell table:style-name="ce530" office:value-type="float" office:value="22.55" calcext:value-type="float">
            <text:p>22.55</text:p>
          </table:table-cell>
          <table:table-cell table:style-name="ce541" office:value-type="float" office:value="-13.338" calcext:value-type="float">
            <text:p>-13.338</text:p>
          </table:table-cell>
          <table:table-cell office:value-type="float" office:value="-0.000000202897503045785" calcext:value-type="float">
            <text:p>-2.03E-07</text:p>
          </table:table-cell>
          <table:table-cell office:value-type="float" office:value="51955260" calcext:value-type="float">
            <text:p>51955260</text:p>
          </table:table-cell>
        </table:table-row>
        <table:table-row table:style-name="ro1">
          <table:table-cell office:value-type="string" calcext:value-type="string">
            <text:p>mel-216-20.0</text:p>
          </table:table-cell>
          <table:table-cell office:value-type="float" office:value="216" calcext:value-type="float">
            <text:p>216</text:p>
          </table:table-cell>
          <table:table-cell/>
          <table:table-cell table:style-name="ce333" office:value-type="float" office:value="10.749" calcext:value-type="float">
            <text:p>10.749</text:p>
          </table:table-cell>
          <table:table-cell table:style-name="ce344" office:value-type="float" office:value="19.477" calcext:value-type="float">
            <text:p>19.477</text:p>
          </table:table-cell>
          <table:table-cell table:style-name="ce355" office:value-type="float" office:value="16.334" calcext:value-type="float">
            <text:p>16.334</text:p>
          </table:table-cell>
          <table:table-cell table:style-name="ce366" office:value-type="float" office:value="13.876" calcext:value-type="float">
            <text:p>13.876</text:p>
          </table:table-cell>
          <table:table-cell table:style-name="ce377" office:value-type="float" office:value="7.271" calcext:value-type="float">
            <text:p>7.271</text:p>
          </table:table-cell>
          <table:table-cell table:style-name="ce388" office:value-type="float" office:value="13.033" calcext:value-type="float">
            <text:p>13.033</text:p>
          </table:table-cell>
          <table:table-cell table:style-name="ce399" office:value-type="float" office:value="11.191" calcext:value-type="float">
            <text:p>11.191</text:p>
          </table:table-cell>
          <table:table-cell table:style-name="ce410" office:value-type="float" office:value="8.211" calcext:value-type="float">
            <text:p>8.211</text:p>
          </table:table-cell>
          <table:table-cell table:style-name="ce421" office:value-type="float" office:value="5.928" calcext:value-type="float">
            <text:p>5.928</text:p>
          </table:table-cell>
          <table:table-cell table:style-name="ce432" office:value-type="float" office:value="10.538" calcext:value-type="float">
            <text:p>10.538</text:p>
          </table:table-cell>
          <table:table-cell table:style-name="ce443" office:value-type="float" office:value="11.444" calcext:value-type="float">
            <text:p>11.444</text:p>
          </table:table-cell>
          <table:table-cell table:style-name="ce454" office:value-type="float" office:value="7.546" calcext:value-type="float">
            <text:p>7.546</text:p>
          </table:table-cell>
          <table:table-cell table:style-name="ce465" office:value-type="float" office:value="9.648" calcext:value-type="float">
            <text:p>9.648</text:p>
          </table:table-cell>
          <table:table-cell table:style-name="ce476" office:value-type="float" office:value="17.897" calcext:value-type="float">
            <text:p>17.897</text:p>
          </table:table-cell>
          <table:table-cell table:style-name="ce487" office:value-type="float" office:value="13.918" calcext:value-type="float">
            <text:p>13.918</text:p>
          </table:table-cell>
          <table:table-cell table:style-name="ce498" office:value-type="float" office:value="10.782" calcext:value-type="float">
            <text:p>10.782</text:p>
          </table:table-cell>
          <table:table-cell table:style-name="ce509" office:value-type="float" office:value="15.906" calcext:value-type="float">
            <text:p>15.906</text:p>
          </table:table-cell>
          <table:table-cell table:style-name="ce520" office:value-type="float" office:value="22.961" calcext:value-type="float">
            <text:p>22.961</text:p>
          </table:table-cell>
          <table:table-cell table:style-name="ce531" office:value-type="float" office:value="24.147" calcext:value-type="float">
            <text:p>24.147</text:p>
          </table:table-cell>
          <table:table-cell table:style-name="ce542" office:value-type="float" office:value="19.215" calcext:value-type="float">
            <text:p>19.215</text:p>
          </table:table-cell>
          <table:table-cell office:value-type="float" office:value="0.000000409112552952239" calcext:value-type="float">
            <text:p>4.09E-07</text:p>
          </table:table-cell>
          <table:table-cell office:value-type="float" office:value="31544856" calcext:value-type="float">
            <text:p>31544856</text:p>
          </table:table-cell>
        </table:table-row>
        <table:table-row table:style-name="ro1">
          <table:table-cell office:value-type="string" calcext:value-type="string">
            <text:p>mel-300-20.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333" office:value-type="float" office:value="10.426" calcext:value-type="float">
            <text:p>10.426</text:p>
          </table:table-cell>
          <table:table-cell table:style-name="ce344" office:value-type="float" office:value="19.627" calcext:value-type="float">
            <text:p>19.627</text:p>
          </table:table-cell>
          <table:table-cell table:style-name="ce355" office:value-type="float" office:value="15.867" calcext:value-type="float">
            <text:p>15.867</text:p>
          </table:table-cell>
          <table:table-cell table:style-name="ce366" office:value-type="float" office:value="13.711" calcext:value-type="float">
            <text:p>13.711</text:p>
          </table:table-cell>
          <table:table-cell table:style-name="ce377" office:value-type="float" office:value="7.365" calcext:value-type="float">
            <text:p>7.365</text:p>
          </table:table-cell>
          <table:table-cell table:style-name="ce388" office:value-type="float" office:value="12.945" calcext:value-type="float">
            <text:p>12.945</text:p>
          </table:table-cell>
          <table:table-cell table:style-name="ce399" office:value-type="float" office:value="11.268" calcext:value-type="float">
            <text:p>11.268</text:p>
          </table:table-cell>
          <table:table-cell table:style-name="ce410" office:value-type="float" office:value="8.439" calcext:value-type="float">
            <text:p>8.439</text:p>
          </table:table-cell>
          <table:table-cell table:style-name="ce421" office:value-type="float" office:value="6.001" calcext:value-type="float">
            <text:p>6.001</text:p>
          </table:table-cell>
          <table:table-cell table:style-name="ce432" office:value-type="float" office:value="10.62" calcext:value-type="float">
            <text:p>10.62</text:p>
          </table:table-cell>
          <table:table-cell table:style-name="ce443" office:value-type="float" office:value="11.299" calcext:value-type="float">
            <text:p>11.299</text:p>
          </table:table-cell>
          <table:table-cell table:style-name="ce454" office:value-type="float" office:value="7.437" calcext:value-type="float">
            <text:p>7.437</text:p>
          </table:table-cell>
          <table:table-cell table:style-name="ce465" office:value-type="float" office:value="9.673" calcext:value-type="float">
            <text:p>9.673</text:p>
          </table:table-cell>
          <table:table-cell table:style-name="ce476" office:value-type="float" office:value="18.174" calcext:value-type="float">
            <text:p>18.174</text:p>
          </table:table-cell>
          <table:table-cell table:style-name="ce487" office:value-type="float" office:value="14.105" calcext:value-type="float">
            <text:p>14.105</text:p>
          </table:table-cell>
          <table:table-cell table:style-name="ce498" office:value-type="float" office:value="10.703" calcext:value-type="float">
            <text:p>10.703</text:p>
          </table:table-cell>
          <table:table-cell table:style-name="ce509" office:value-type="float" office:value="15.862" calcext:value-type="float">
            <text:p>15.862</text:p>
          </table:table-cell>
          <table:table-cell table:style-name="ce520" office:value-type="float" office:value="23.01" calcext:value-type="float">
            <text:p>23.01</text:p>
          </table:table-cell>
          <table:table-cell table:style-name="ce531" office:value-type="float" office:value="24.278" calcext:value-type="float">
            <text:p>24.278</text:p>
          </table:table-cell>
          <table:table-cell table:style-name="ce542" office:value-type="float" office:value="19.228" calcext:value-type="float">
            <text:p>19.228</text:p>
          </table:table-cell>
          <table:table-cell office:value-type="float" office:value="0.000000408028960419645" calcext:value-type="float">
            <text:p>4.08E-07</text:p>
          </table:table-cell>
          <table:table-cell office:value-type="float" office:value="31533964" calcext:value-type="float">
            <text:p>31533964</text:p>
          </table:table-cell>
        </table:table-row>
        <table:table-row table:style-name="ro1">
          <table:table-cell office:value-type="string" calcext:value-type="string">
            <text:p>mel-264-20.0</text:p>
          </table:table-cell>
          <table:table-cell office:value-type="float" office:value="264" calcext:value-type="float">
            <text:p>264</text:p>
          </table:table-cell>
          <table:table-cell/>
          <table:table-cell table:style-name="ce333" office:value-type="float" office:value="10.447" calcext:value-type="float">
            <text:p>10.447</text:p>
          </table:table-cell>
          <table:table-cell table:style-name="ce344" office:value-type="float" office:value="19.407" calcext:value-type="float">
            <text:p>19.407</text:p>
          </table:table-cell>
          <table:table-cell table:style-name="ce355" office:value-type="float" office:value="15.942" calcext:value-type="float">
            <text:p>15.942</text:p>
          </table:table-cell>
          <table:table-cell table:style-name="ce366" office:value-type="float" office:value="13.54" calcext:value-type="float">
            <text:p>13.54</text:p>
          </table:table-cell>
          <table:table-cell table:style-name="ce377" office:value-type="float" office:value="7.324" calcext:value-type="float">
            <text:p>7.324</text:p>
          </table:table-cell>
          <table:table-cell table:style-name="ce388" office:value-type="float" office:value="13.002" calcext:value-type="float">
            <text:p>13.002</text:p>
          </table:table-cell>
          <table:table-cell table:style-name="ce399" office:value-type="float" office:value="11.042" calcext:value-type="float">
            <text:p>11.042</text:p>
          </table:table-cell>
          <table:table-cell table:style-name="ce410" office:value-type="float" office:value="8.15" calcext:value-type="float">
            <text:p>8.15</text:p>
          </table:table-cell>
          <table:table-cell table:style-name="ce421" office:value-type="float" office:value="6.014" calcext:value-type="float">
            <text:p>6.014</text:p>
          </table:table-cell>
          <table:table-cell table:style-name="ce432" office:value-type="float" office:value="10.373" calcext:value-type="float">
            <text:p>10.373</text:p>
          </table:table-cell>
          <table:table-cell table:style-name="ce443" office:value-type="float" office:value="11.381" calcext:value-type="float">
            <text:p>11.381</text:p>
          </table:table-cell>
          <table:table-cell table:style-name="ce454" office:value-type="float" office:value="7.466" calcext:value-type="float">
            <text:p>7.466</text:p>
          </table:table-cell>
          <table:table-cell table:style-name="ce465" office:value-type="float" office:value="9.715" calcext:value-type="float">
            <text:p>9.715</text:p>
          </table:table-cell>
          <table:table-cell table:style-name="ce476" office:value-type="float" office:value="17.96" calcext:value-type="float">
            <text:p>17.96</text:p>
          </table:table-cell>
          <table:table-cell table:style-name="ce487" office:value-type="float" office:value="13.971" calcext:value-type="float">
            <text:p>13.971</text:p>
          </table:table-cell>
          <table:table-cell table:style-name="ce498" office:value-type="float" office:value="10.87" calcext:value-type="float">
            <text:p>10.87</text:p>
          </table:table-cell>
          <table:table-cell table:style-name="ce509" office:value-type="float" office:value="15.911" calcext:value-type="float">
            <text:p>15.911</text:p>
          </table:table-cell>
          <table:table-cell table:style-name="ce520" office:value-type="float" office:value="23.066" calcext:value-type="float">
            <text:p>23.066</text:p>
          </table:table-cell>
          <table:table-cell table:style-name="ce531" office:value-type="float" office:value="24.098" calcext:value-type="float">
            <text:p>24.098</text:p>
          </table:table-cell>
          <table:table-cell table:style-name="ce542" office:value-type="float" office:value="19.227" calcext:value-type="float">
            <text:p>19.227</text:p>
          </table:table-cell>
          <table:table-cell office:value-type="float" office:value="0.000000407312563758058" calcext:value-type="float">
            <text:p>4.07E-07</text:p>
          </table:table-cell>
          <table:table-cell office:value-type="float" office:value="31537915" calcext:value-type="float">
            <text:p>31537915</text:p>
          </table:table-cell>
        </table:table-row>
        <table:table-row table:style-name="ro1">
          <table:table-cell office:value-type="string" calcext:value-type="string">
            <text:p>mel-252-20.0</text:p>
          </table:table-cell>
          <table:table-cell office:value-type="float" office:value="252" calcext:value-type="float">
            <text:p>252</text:p>
          </table:table-cell>
          <table:table-cell/>
          <table:table-cell table:style-name="ce333" office:value-type="float" office:value="10.446" calcext:value-type="float">
            <text:p>10.446</text:p>
          </table:table-cell>
          <table:table-cell table:style-name="ce344" office:value-type="float" office:value="19.501" calcext:value-type="float">
            <text:p>19.501</text:p>
          </table:table-cell>
          <table:table-cell table:style-name="ce355" office:value-type="float" office:value="15.924" calcext:value-type="float">
            <text:p>15.924</text:p>
          </table:table-cell>
          <table:table-cell table:style-name="ce366" office:value-type="float" office:value="13.474" calcext:value-type="float">
            <text:p>13.474</text:p>
          </table:table-cell>
          <table:table-cell table:style-name="ce377" office:value-type="float" office:value="7.325" calcext:value-type="float">
            <text:p>7.325</text:p>
          </table:table-cell>
          <table:table-cell table:style-name="ce388" office:value-type="float" office:value="12.896" calcext:value-type="float">
            <text:p>12.896</text:p>
          </table:table-cell>
          <table:table-cell table:style-name="ce399" office:value-type="float" office:value="11.224" calcext:value-type="float">
            <text:p>11.224</text:p>
          </table:table-cell>
          <table:table-cell table:style-name="ce410" office:value-type="float" office:value="8.135" calcext:value-type="float">
            <text:p>8.135</text:p>
          </table:table-cell>
          <table:table-cell table:style-name="ce421" office:value-type="float" office:value="5.902" calcext:value-type="float">
            <text:p>5.902</text:p>
          </table:table-cell>
          <table:table-cell table:style-name="ce432" office:value-type="float" office:value="10.465" calcext:value-type="float">
            <text:p>10.465</text:p>
          </table:table-cell>
          <table:table-cell table:style-name="ce443" office:value-type="float" office:value="11.118" calcext:value-type="float">
            <text:p>11.118</text:p>
          </table:table-cell>
          <table:table-cell table:style-name="ce454" office:value-type="float" office:value="7.474" calcext:value-type="float">
            <text:p>7.474</text:p>
          </table:table-cell>
          <table:table-cell table:style-name="ce465" office:value-type="float" office:value="9.673" calcext:value-type="float">
            <text:p>9.673</text:p>
          </table:table-cell>
          <table:table-cell table:style-name="ce476" office:value-type="float" office:value="18.185" calcext:value-type="float">
            <text:p>18.185</text:p>
          </table:table-cell>
          <table:table-cell table:style-name="ce487" office:value-type="float" office:value="14.026" calcext:value-type="float">
            <text:p>14.026</text:p>
          </table:table-cell>
          <table:table-cell table:style-name="ce498" office:value-type="float" office:value="10.743" calcext:value-type="float">
            <text:p>10.743</text:p>
          </table:table-cell>
          <table:table-cell table:style-name="ce509" office:value-type="float" office:value="15.921" calcext:value-type="float">
            <text:p>15.921</text:p>
          </table:table-cell>
          <table:table-cell table:style-name="ce520" office:value-type="float" office:value="23.047" calcext:value-type="float">
            <text:p>23.047</text:p>
          </table:table-cell>
          <table:table-cell table:style-name="ce531" office:value-type="float" office:value="24.318" calcext:value-type="float">
            <text:p>24.318</text:p>
          </table:table-cell>
          <table:table-cell table:style-name="ce542" office:value-type="float" office:value="19.222" calcext:value-type="float">
            <text:p>19.222</text:p>
          </table:table-cell>
          <table:table-cell office:value-type="float" office:value="0.000000405391688150921" calcext:value-type="float">
            <text:p>4.05E-07</text:p>
          </table:table-cell>
          <table:table-cell office:value-type="float" office:value="31539233" calcext:value-type="float">
            <text:p>31539233</text:p>
          </table:table-cell>
        </table:table-row>
        <table:table-row table:style-name="ro1">
          <table:table-cell office:value-type="string" calcext:value-type="string">
            <text:p>mel-288-20.0</text:p>
          </table:table-cell>
          <table:table-cell office:value-type="float" office:value="288" calcext:value-type="float">
            <text:p>288</text:p>
          </table:table-cell>
          <table:table-cell/>
          <table:table-cell table:style-name="ce333" office:value-type="float" office:value="10.394" calcext:value-type="float">
            <text:p>10.394</text:p>
          </table:table-cell>
          <table:table-cell table:style-name="ce344" office:value-type="float" office:value="19.472" calcext:value-type="float">
            <text:p>19.472</text:p>
          </table:table-cell>
          <table:table-cell table:style-name="ce355" office:value-type="float" office:value="16.04" calcext:value-type="float">
            <text:p>16.04</text:p>
          </table:table-cell>
          <table:table-cell table:style-name="ce366" office:value-type="float" office:value="13.609" calcext:value-type="float">
            <text:p>13.609</text:p>
          </table:table-cell>
          <table:table-cell table:style-name="ce377" office:value-type="float" office:value="7.331" calcext:value-type="float">
            <text:p>7.331</text:p>
          </table:table-cell>
          <table:table-cell table:style-name="ce388" office:value-type="float" office:value="12.992" calcext:value-type="float">
            <text:p>12.992</text:p>
          </table:table-cell>
          <table:table-cell table:style-name="ce399" office:value-type="float" office:value="11.135" calcext:value-type="float">
            <text:p>11.135</text:p>
          </table:table-cell>
          <table:table-cell table:style-name="ce410" office:value-type="float" office:value="8.33" calcext:value-type="float">
            <text:p>8.33</text:p>
          </table:table-cell>
          <table:table-cell table:style-name="ce421" office:value-type="float" office:value="5.899" calcext:value-type="float">
            <text:p>5.899</text:p>
          </table:table-cell>
          <table:table-cell table:style-name="ce432" office:value-type="float" office:value="10.727" calcext:value-type="float">
            <text:p>10.727</text:p>
          </table:table-cell>
          <table:table-cell table:style-name="ce443" office:value-type="float" office:value="11.135" calcext:value-type="float">
            <text:p>11.135</text:p>
          </table:table-cell>
          <table:table-cell table:style-name="ce454" office:value-type="float" office:value="7.601" calcext:value-type="float">
            <text:p>7.601</text:p>
          </table:table-cell>
          <table:table-cell table:style-name="ce465" office:value-type="float" office:value="9.623" calcext:value-type="float">
            <text:p>9.623</text:p>
          </table:table-cell>
          <table:table-cell table:style-name="ce476" office:value-type="float" office:value="17.954" calcext:value-type="float">
            <text:p>17.954</text:p>
          </table:table-cell>
          <table:table-cell table:style-name="ce487" office:value-type="float" office:value="14.038" calcext:value-type="float">
            <text:p>14.038</text:p>
          </table:table-cell>
          <table:table-cell table:style-name="ce498" office:value-type="float" office:value="10.807" calcext:value-type="float">
            <text:p>10.807</text:p>
          </table:table-cell>
          <table:table-cell table:style-name="ce509" office:value-type="float" office:value="15.882" calcext:value-type="float">
            <text:p>15.882</text:p>
          </table:table-cell>
          <table:table-cell table:style-name="ce520" office:value-type="float" office:value="23.017" calcext:value-type="float">
            <text:p>23.017</text:p>
          </table:table-cell>
          <table:table-cell table:style-name="ce531" office:value-type="float" office:value="24.084" calcext:value-type="float">
            <text:p>24.084</text:p>
          </table:table-cell>
          <table:table-cell table:style-name="ce542" office:value-type="float" office:value="19.227" calcext:value-type="float">
            <text:p>19.227</text:p>
          </table:table-cell>
          <table:table-cell office:value-type="float" office:value="0.000000404809387219205" calcext:value-type="float">
            <text:p>4.05E-07</text:p>
          </table:table-cell>
          <table:table-cell office:value-type="float" office:value="31535102" calcext:value-type="float">
            <text:p>31535102</text:p>
          </table:table-cell>
        </table:table-row>
        <table:table-row table:style-name="ro1">
          <table:table-cell office:value-type="string" calcext:value-type="string">
            <text:p>mel-276-20.0</text:p>
          </table:table-cell>
          <table:table-cell office:value-type="float" office:value="276" calcext:value-type="float">
            <text:p>276</text:p>
          </table:table-cell>
          <table:table-cell/>
          <table:table-cell table:style-name="ce333" office:value-type="float" office:value="10.443" calcext:value-type="float">
            <text:p>10.443</text:p>
          </table:table-cell>
          <table:table-cell table:style-name="ce344" office:value-type="float" office:value="19.364" calcext:value-type="float">
            <text:p>19.364</text:p>
          </table:table-cell>
          <table:table-cell table:style-name="ce355" office:value-type="float" office:value="16.031" calcext:value-type="float">
            <text:p>16.031</text:p>
          </table:table-cell>
          <table:table-cell table:style-name="ce366" office:value-type="float" office:value="13.618" calcext:value-type="float">
            <text:p>13.618</text:p>
          </table:table-cell>
          <table:table-cell table:style-name="ce377" office:value-type="float" office:value="7.336" calcext:value-type="float">
            <text:p>7.336</text:p>
          </table:table-cell>
          <table:table-cell table:style-name="ce388" office:value-type="float" office:value="12.798" calcext:value-type="float">
            <text:p>12.798</text:p>
          </table:table-cell>
          <table:table-cell table:style-name="ce399" office:value-type="float" office:value="10.93" calcext:value-type="float">
            <text:p>10.93</text:p>
          </table:table-cell>
          <table:table-cell table:style-name="ce410" office:value-type="float" office:value="8.301" calcext:value-type="float">
            <text:p>8.301</text:p>
          </table:table-cell>
          <table:table-cell table:style-name="ce421" office:value-type="float" office:value="5.924" calcext:value-type="float">
            <text:p>5.924</text:p>
          </table:table-cell>
          <table:table-cell table:style-name="ce432" office:value-type="float" office:value="10.406" calcext:value-type="float">
            <text:p>10.406</text:p>
          </table:table-cell>
          <table:table-cell table:style-name="ce443" office:value-type="float" office:value="11.163" calcext:value-type="float">
            <text:p>11.163</text:p>
          </table:table-cell>
          <table:table-cell table:style-name="ce454" office:value-type="float" office:value="7.48" calcext:value-type="float">
            <text:p>7.48</text:p>
          </table:table-cell>
          <table:table-cell table:style-name="ce465" office:value-type="float" office:value="9.586" calcext:value-type="float">
            <text:p>9.586</text:p>
          </table:table-cell>
          <table:table-cell table:style-name="ce476" office:value-type="float" office:value="18.082" calcext:value-type="float">
            <text:p>18.082</text:p>
          </table:table-cell>
          <table:table-cell table:style-name="ce487" office:value-type="float" office:value="13.968" calcext:value-type="float">
            <text:p>13.968</text:p>
          </table:table-cell>
          <table:table-cell table:style-name="ce498" office:value-type="float" office:value="10.798" calcext:value-type="float">
            <text:p>10.798</text:p>
          </table:table-cell>
          <table:table-cell table:style-name="ce509" office:value-type="float" office:value="15.894" calcext:value-type="float">
            <text:p>15.894</text:p>
          </table:table-cell>
          <table:table-cell table:style-name="ce520" office:value-type="float" office:value="23.048" calcext:value-type="float">
            <text:p>23.048</text:p>
          </table:table-cell>
          <table:table-cell table:style-name="ce531" office:value-type="float" office:value="24.159" calcext:value-type="float">
            <text:p>24.159</text:p>
          </table:table-cell>
          <table:table-cell table:style-name="ce542" office:value-type="float" office:value="19.23" calcext:value-type="float">
            <text:p>19.23</text:p>
          </table:table-cell>
          <table:table-cell office:value-type="float" office:value="0.000000404727241386486" calcext:value-type="float">
            <text:p>4.05E-07</text:p>
          </table:table-cell>
          <table:table-cell office:value-type="float" office:value="31536450" calcext:value-type="float">
            <text:p>31536450</text:p>
          </table:table-cell>
        </table:table-row>
        <table:table-row table:style-name="ro1">
          <table:table-cell office:value-type="string" calcext:value-type="string">
            <text:p>mel-228-20.0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333" office:value-type="float" office:value="10.725" calcext:value-type="float">
            <text:p>10.725</text:p>
          </table:table-cell>
          <table:table-cell table:style-name="ce344" office:value-type="float" office:value="19.664" calcext:value-type="float">
            <text:p>19.664</text:p>
          </table:table-cell>
          <table:table-cell table:style-name="ce355" office:value-type="float" office:value="16.272" calcext:value-type="float">
            <text:p>16.272</text:p>
          </table:table-cell>
          <table:table-cell table:style-name="ce366" office:value-type="float" office:value="13.762" calcext:value-type="float">
            <text:p>13.762</text:p>
          </table:table-cell>
          <table:table-cell table:style-name="ce377" office:value-type="float" office:value="7.374" calcext:value-type="float">
            <text:p>7.374</text:p>
          </table:table-cell>
          <table:table-cell table:style-name="ce388" office:value-type="float" office:value="12.802" calcext:value-type="float">
            <text:p>12.802</text:p>
          </table:table-cell>
          <table:table-cell table:style-name="ce399" office:value-type="float" office:value="10.985" calcext:value-type="float">
            <text:p>10.985</text:p>
          </table:table-cell>
          <table:table-cell table:style-name="ce410" office:value-type="float" office:value="8.061" calcext:value-type="float">
            <text:p>8.061</text:p>
          </table:table-cell>
          <table:table-cell table:style-name="ce421" office:value-type="float" office:value="5.99" calcext:value-type="float">
            <text:p>5.99</text:p>
          </table:table-cell>
          <table:table-cell table:style-name="ce432" office:value-type="float" office:value="10.481" calcext:value-type="float">
            <text:p>10.481</text:p>
          </table:table-cell>
          <table:table-cell table:style-name="ce443" office:value-type="float" office:value="11.089" calcext:value-type="float">
            <text:p>11.089</text:p>
          </table:table-cell>
          <table:table-cell table:style-name="ce454" office:value-type="float" office:value="7.52" calcext:value-type="float">
            <text:p>7.52</text:p>
          </table:table-cell>
          <table:table-cell table:style-name="ce465" office:value-type="float" office:value="9.612" calcext:value-type="float">
            <text:p>9.612</text:p>
          </table:table-cell>
          <table:table-cell table:style-name="ce476" office:value-type="float" office:value="18.043" calcext:value-type="float">
            <text:p>18.043</text:p>
          </table:table-cell>
          <table:table-cell table:style-name="ce487" office:value-type="float" office:value="13.933" calcext:value-type="float">
            <text:p>13.933</text:p>
          </table:table-cell>
          <table:table-cell table:style-name="ce498" office:value-type="float" office:value="10.86" calcext:value-type="float">
            <text:p>10.86</text:p>
          </table:table-cell>
          <table:table-cell table:style-name="ce509" office:value-type="float" office:value="15.925" calcext:value-type="float">
            <text:p>15.925</text:p>
          </table:table-cell>
          <table:table-cell table:style-name="ce520" office:value-type="float" office:value="23.03" calcext:value-type="float">
            <text:p>23.03</text:p>
          </table:table-cell>
          <table:table-cell table:style-name="ce531" office:value-type="float" office:value="24.233" calcext:value-type="float">
            <text:p>24.233</text:p>
          </table:table-cell>
          <table:table-cell table:style-name="ce542" office:value-type="float" office:value="19.224" calcext:value-type="float">
            <text:p>19.224</text:p>
          </table:table-cell>
          <table:table-cell office:value-type="float" office:value="0.000000403371179373987" calcext:value-type="float">
            <text:p>4.03E-07</text:p>
          </table:table-cell>
          <table:table-cell office:value-type="float" office:value="31542689" calcext:value-type="float">
            <text:p>31542689</text:p>
          </table:table-cell>
        </table:table-row>
        <table:table-row table:style-name="ro1">
          <table:table-cell office:value-type="string" calcext:value-type="string">
            <text:p>mel-240-20.0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ce334" office:value-type="float" office:value="-8.913" calcext:value-type="float">
            <text:p>-8.913</text:p>
          </table:table-cell>
          <table:table-cell table:style-name="ce345" office:value-type="float" office:value="9.2" calcext:value-type="float">
            <text:p>9.2</text:p>
          </table:table-cell>
          <table:table-cell table:style-name="ce356" office:value-type="float" office:value="10.506" calcext:value-type="float">
            <text:p>10.506</text:p>
          </table:table-cell>
          <table:table-cell table:style-name="ce367" office:value-type="float" office:value="-11.87" calcext:value-type="float">
            <text:p>-11.87</text:p>
          </table:table-cell>
          <table:table-cell table:style-name="ce378" office:value-type="float" office:value="0.153" calcext:value-type="float">
            <text:p>0.153</text:p>
          </table:table-cell>
          <table:table-cell table:style-name="ce389" office:value-type="float" office:value="12.839" calcext:value-type="float">
            <text:p>12.839</text:p>
          </table:table-cell>
          <table:table-cell table:style-name="ce400" office:value-type="float" office:value="11.115" calcext:value-type="float">
            <text:p>11.115</text:p>
          </table:table-cell>
          <table:table-cell table:style-name="ce411" office:value-type="float" office:value="-1.555" calcext:value-type="float">
            <text:p>-1.555</text:p>
          </table:table-cell>
          <table:table-cell table:style-name="ce422" office:value-type="float" office:value="-11.963" calcext:value-type="float">
            <text:p>-11.963</text:p>
          </table:table-cell>
          <table:table-cell table:style-name="ce433" office:value-type="float" office:value="5.99" calcext:value-type="float">
            <text:p>5.99</text:p>
          </table:table-cell>
          <table:table-cell table:style-name="ce444" office:value-type="float" office:value="7.352" calcext:value-type="float">
            <text:p>7.352</text:p>
          </table:table-cell>
          <table:table-cell table:style-name="ce455" office:value-type="float" office:value="-15.468" calcext:value-type="float">
            <text:p>-15.468</text:p>
          </table:table-cell>
          <table:table-cell table:style-name="ce466" office:value-type="float" office:value="-10.553" calcext:value-type="float">
            <text:p>-10.553</text:p>
          </table:table-cell>
          <table:table-cell table:style-name="ce477" office:value-type="float" office:value="16.176" calcext:value-type="float">
            <text:p>16.176</text:p>
          </table:table-cell>
          <table:table-cell table:style-name="ce488" office:value-type="float" office:value="13.525" calcext:value-type="float">
            <text:p>13.525</text:p>
          </table:table-cell>
          <table:table-cell table:style-name="ce499" office:value-type="float" office:value="-9.418" calcext:value-type="float">
            <text:p>-9.418</text:p>
          </table:table-cell>
          <table:table-cell table:style-name="ce510" office:value-type="float" office:value="0.651" calcext:value-type="float">
            <text:p>0.651</text:p>
          </table:table-cell>
          <table:table-cell table:style-name="ce521" office:value-type="float" office:value="23.927" calcext:value-type="float">
            <text:p>23.927</text:p>
          </table:table-cell>
          <table:table-cell table:style-name="ce532" office:value-type="float" office:value="19.545" calcext:value-type="float">
            <text:p>19.545</text:p>
          </table:table-cell>
          <table:table-cell table:style-name="ce543" office:value-type="float" office:value="-0.982" calcext:value-type="float">
            <text:p>-0.982</text:p>
          </table:table-cell>
          <table:table-cell office:value-type="float" office:value="0.000000150261310118886" calcext:value-type="float">
            <text:p>1.50E-07</text:p>
          </table:table-cell>
          <table:table-cell office:value-type="float" office:value="31444754" calcext:value-type="float">
            <text:p>31444754</text:p>
          </table:table-cell>
        </table:table-row>
        <table:table-row table:style-name="ro1">
          <table:table-cell office:value-type="string" calcext:value-type="string">
            <text:p>mel-204-20.0</text:p>
          </table:table-cell>
          <table:table-cell office:value-type="float" office:value="204" calcext:value-type="float">
            <text:p>204</text:p>
          </table:table-cell>
          <table:table-cell/>
          <table:table-cell table:style-name="ce335" office:value-type="float" office:value="-6.311" calcext:value-type="float">
            <text:p>-6.311</text:p>
          </table:table-cell>
          <table:table-cell table:style-name="ce346" office:value-type="float" office:value="8.585" calcext:value-type="float">
            <text:p>8.585</text:p>
          </table:table-cell>
          <table:table-cell table:style-name="ce357" office:value-type="float" office:value="10.361" calcext:value-type="float">
            <text:p>10.361</text:p>
          </table:table-cell>
          <table:table-cell table:style-name="ce368" office:value-type="float" office:value="-8.435" calcext:value-type="float">
            <text:p>-8.435</text:p>
          </table:table-cell>
          <table:table-cell table:style-name="ce379" office:value-type="float" office:value="-11.324" calcext:value-type="float">
            <text:p>-11.324</text:p>
          </table:table-cell>
          <table:table-cell table:style-name="ce390" office:value-type="float" office:value="5.355" calcext:value-type="float">
            <text:p>5.355</text:p>
          </table:table-cell>
          <table:table-cell table:style-name="ce401" office:value-type="float" office:value="9.832" calcext:value-type="float">
            <text:p>9.832</text:p>
          </table:table-cell>
          <table:table-cell table:style-name="ce412" office:value-type="float" office:value="-10.44" calcext:value-type="float">
            <text:p>-10.44</text:p>
          </table:table-cell>
          <table:table-cell table:style-name="ce423" office:value-type="float" office:value="-15.736" calcext:value-type="float">
            <text:p>-15.736</text:p>
          </table:table-cell>
          <table:table-cell table:style-name="ce434" office:value-type="float" office:value="4.84" calcext:value-type="float">
            <text:p>4.84</text:p>
          </table:table-cell>
          <table:table-cell table:style-name="ce445" office:value-type="float" office:value="6.764" calcext:value-type="float">
            <text:p>6.764</text:p>
          </table:table-cell>
          <table:table-cell table:style-name="ce456" office:value-type="float" office:value="-16.293" calcext:value-type="float">
            <text:p>-16.293</text:p>
          </table:table-cell>
          <table:table-cell table:style-name="ce467" office:value-type="float" office:value="-16.647" calcext:value-type="float">
            <text:p>-16.647</text:p>
          </table:table-cell>
          <table:table-cell table:style-name="ce478" office:value-type="float" office:value="16.582" calcext:value-type="float">
            <text:p>16.582</text:p>
          </table:table-cell>
          <table:table-cell table:style-name="ce489" office:value-type="float" office:value="12.358" calcext:value-type="float">
            <text:p>12.358</text:p>
          </table:table-cell>
          <table:table-cell table:style-name="ce500" office:value-type="float" office:value="-15.847" calcext:value-type="float">
            <text:p>-15.847</text:p>
          </table:table-cell>
          <table:table-cell table:style-name="ce511" office:value-type="float" office:value="-0.103" calcext:value-type="float">
            <text:p>-0.103</text:p>
          </table:table-cell>
          <table:table-cell table:style-name="ce522" office:value-type="float" office:value="23.125" calcext:value-type="float">
            <text:p>23.125</text:p>
          </table:table-cell>
          <table:table-cell table:style-name="ce533" office:value-type="float" office:value="19.342" calcext:value-type="float">
            <text:p>19.342</text:p>
          </table:table-cell>
          <table:table-cell table:style-name="ce544" office:value-type="float" office:value="-0.733" calcext:value-type="float">
            <text:p>-0.733</text:p>
          </table:table-cell>
          <table:table-cell office:value-type="float" office:value="0.00000000350188543665577" calcext:value-type="float">
            <text:p>3.50E-09</text:p>
          </table:table-cell>
          <table:table-cell office:value-type="float" office:value="31433540" calcext:value-type="float">
            <text:p>31433540</text:p>
          </table:table-cell>
        </table:table-row>
        <table:table-row table:style-name="ro1">
          <table:table-cell office:value-type="string" calcext:value-type="string">
            <text:p>mel-234-27.5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9.553" calcext:value-type="float">
            <text:p>9.553</text:p>
          </table:table-cell>
          <table:table-cell office:value-type="float" office:value="14.506" calcext:value-type="float">
            <text:p>14.506</text:p>
          </table:table-cell>
          <table:table-cell office:value-type="float" office:value="14.287" calcext:value-type="float">
            <text:p>14.287</text:p>
          </table:table-cell>
          <table:table-cell office:value-type="float" office:value="8.324" calcext:value-type="float">
            <text:p>8.324</text:p>
          </table:table-cell>
          <table:table-cell office:value-type="float" office:value="10.856" calcext:value-type="float">
            <text:p>10.856</text:p>
          </table:table-cell>
          <table:table-cell office:value-type="float" office:value="16.757" calcext:value-type="float">
            <text:p>16.757</text:p>
          </table:table-cell>
          <table:table-cell office:value-type="float" office:value="14.031" calcext:value-type="float">
            <text:p>14.031</text:p>
          </table:table-cell>
          <table:table-cell office:value-type="float" office:value="11.835" calcext:value-type="float">
            <text:p>11.835</text:p>
          </table:table-cell>
          <table:table-cell office:value-type="float" office:value="7.829" calcext:value-type="float">
            <text:p>7.829</text:p>
          </table:table-cell>
          <table:table-cell office:value-type="float" office:value="11.329" calcext:value-type="float">
            <text:p>11.329</text:p>
          </table:table-cell>
          <table:table-cell office:value-type="float" office:value="13.697" calcext:value-type="float">
            <text:p>13.697</text:p>
          </table:table-cell>
          <table:table-cell office:value-type="float" office:value="8.309" calcext:value-type="float">
            <text:p>8.309</text:p>
          </table:table-cell>
          <table:table-cell office:value-type="float" office:value="7.871" calcext:value-type="float">
            <text:p>7.871</text:p>
          </table:table-cell>
          <table:table-cell office:value-type="float" office:value="19.906" calcext:value-type="float">
            <text:p>19.906</text:p>
          </table:table-cell>
          <table:table-cell office:value-type="float" office:value="12.746" calcext:value-type="float">
            <text:p>12.746</text:p>
          </table:table-cell>
          <table:table-cell office:value-type="float" office:value="8.552" calcext:value-type="float">
            <text:p>8.552</text:p>
          </table:table-cell>
          <table:table-cell office:value-type="float" office:value="15.848" calcext:value-type="float">
            <text:p>15.848</text:p>
          </table:table-cell>
          <table:table-cell office:value-type="float" office:value="20.315" calcext:value-type="float">
            <text:p>20.315</text:p>
          </table:table-cell>
          <table:table-cell office:value-type="float" office:value="32.427" calcext:value-type="float">
            <text:p>32.427</text:p>
          </table:table-cell>
          <table:table-cell office:value-type="float" office:value="18.266" calcext:value-type="float">
            <text:p>18.266</text:p>
          </table:table-cell>
          <table:table-cell office:value-type="float" office:value="0.000000279288121596051" calcext:value-type="float">
            <text:p>2.79E-07</text:p>
          </table:table-cell>
          <table:table-cell office:value-type="float" office:value="49851960" calcext:value-type="float">
            <text:p>49851960</text:p>
          </table:table-cell>
        </table:table-row>
        <table:table-row table:style-name="ro1">
          <table:table-cell office:value-type="string" calcext:value-type="string">
            <text:p>mel-222-20.0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9.604" calcext:value-type="float">
            <text:p>9.604</text:p>
          </table:table-cell>
          <table:table-cell office:value-type="float" office:value="14.537" calcext:value-type="float">
            <text:p>14.537</text:p>
          </table:table-cell>
          <table:table-cell office:value-type="float" office:value="14.032" calcext:value-type="float">
            <text:p>14.032</text:p>
          </table:table-cell>
          <table:table-cell office:value-type="float" office:value="8.775" calcext:value-type="float">
            <text:p>8.775</text:p>
          </table:table-cell>
          <table:table-cell office:value-type="float" office:value="10.792" calcext:value-type="float">
            <text:p>10.792</text:p>
          </table:table-cell>
          <table:table-cell office:value-type="float" office:value="16.711" calcext:value-type="float">
            <text:p>16.711</text:p>
          </table:table-cell>
          <table:table-cell office:value-type="float" office:value="14.242" calcext:value-type="float">
            <text:p>14.242</text:p>
          </table:table-cell>
          <table:table-cell office:value-type="float" office:value="11.851" calcext:value-type="float">
            <text:p>11.851</text:p>
          </table:table-cell>
          <table:table-cell office:value-type="float" office:value="7.77" calcext:value-type="float">
            <text:p>7.77</text:p>
          </table:table-cell>
          <table:table-cell office:value-type="float" office:value="11.278" calcext:value-type="float">
            <text:p>11.278</text:p>
          </table:table-cell>
          <table:table-cell office:value-type="float" office:value="13.679" calcext:value-type="float">
            <text:p>13.679</text:p>
          </table:table-cell>
          <table:table-cell office:value-type="float" office:value="8.355" calcext:value-type="float">
            <text:p>8.355</text:p>
          </table:table-cell>
          <table:table-cell office:value-type="float" office:value="7.864" calcext:value-type="float">
            <text:p>7.864</text:p>
          </table:table-cell>
          <table:table-cell office:value-type="float" office:value="19.873" calcext:value-type="float">
            <text:p>19.873</text:p>
          </table:table-cell>
          <table:table-cell office:value-type="float" office:value="12.646" calcext:value-type="float">
            <text:p>12.646</text:p>
          </table:table-cell>
          <table:table-cell office:value-type="float" office:value="8.532" calcext:value-type="float">
            <text:p>8.532</text:p>
          </table:table-cell>
          <table:table-cell office:value-type="float" office:value="15.8" calcext:value-type="float">
            <text:p>15.8</text:p>
          </table:table-cell>
          <table:table-cell office:value-type="float" office:value="20.219" calcext:value-type="float">
            <text:p>20.219</text:p>
          </table:table-cell>
          <table:table-cell office:value-type="float" office:value="32.553" calcext:value-type="float">
            <text:p>32.553</text:p>
          </table:table-cell>
          <table:table-cell office:value-type="float" office:value="18.268" calcext:value-type="float">
            <text:p>18.268</text:p>
          </table:table-cell>
          <table:table-cell office:value-type="float" office:value="0.000000273387787705324" calcext:value-type="float">
            <text:p>2.73E-07</text:p>
          </table:table-cell>
          <table:table-cell office:value-type="float" office:value="50003736" calcext:value-type="float">
            <text:p>50003736</text:p>
          </table:table-cell>
        </table:table-row>
        <table:table-row table:style-name="ro1">
          <table:table-cell office:value-type="string" calcext:value-type="string">
            <text:p>mel-222-22.5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9.657" calcext:value-type="float">
            <text:p>9.657</text:p>
          </table:table-cell>
          <table:table-cell office:value-type="float" office:value="14.546" calcext:value-type="float">
            <text:p>14.546</text:p>
          </table:table-cell>
          <table:table-cell office:value-type="float" office:value="13.955" calcext:value-type="float">
            <text:p>13.955</text:p>
          </table:table-cell>
          <table:table-cell office:value-type="float" office:value="8.798" calcext:value-type="float">
            <text:p>8.798</text:p>
          </table:table-cell>
          <table:table-cell office:value-type="float" office:value="10.838" calcext:value-type="float">
            <text:p>10.838</text:p>
          </table:table-cell>
          <table:table-cell office:value-type="float" office:value="16.589" calcext:value-type="float">
            <text:p>16.589</text:p>
          </table:table-cell>
          <table:table-cell office:value-type="float" office:value="14.14" calcext:value-type="float">
            <text:p>14.14</text:p>
          </table:table-cell>
          <table:table-cell office:value-type="float" office:value="11.717" calcext:value-type="float">
            <text:p>11.717</text:p>
          </table:table-cell>
          <table:table-cell office:value-type="float" office:value="7.842" calcext:value-type="float">
            <text:p>7.842</text:p>
          </table:table-cell>
          <table:table-cell office:value-type="float" office:value="11.289" calcext:value-type="float">
            <text:p>11.289</text:p>
          </table:table-cell>
          <table:table-cell office:value-type="float" office:value="13.676" calcext:value-type="float">
            <text:p>13.676</text:p>
          </table:table-cell>
          <table:table-cell office:value-type="float" office:value="8.294" calcext:value-type="float">
            <text:p>8.294</text:p>
          </table:table-cell>
          <table:table-cell office:value-type="float" office:value="7.848" calcext:value-type="float">
            <text:p>7.848</text:p>
          </table:table-cell>
          <table:table-cell office:value-type="float" office:value="19.914" calcext:value-type="float">
            <text:p>19.914</text:p>
          </table:table-cell>
          <table:table-cell office:value-type="float" office:value="12.664" calcext:value-type="float">
            <text:p>12.664</text:p>
          </table:table-cell>
          <table:table-cell office:value-type="float" office:value="8.607" calcext:value-type="float">
            <text:p>8.607</text:p>
          </table:table-cell>
          <table:table-cell office:value-type="float" office:value="15.864" calcext:value-type="float">
            <text:p>15.864</text:p>
          </table:table-cell>
          <table:table-cell office:value-type="float" office:value="20.229" calcext:value-type="float">
            <text:p>20.229</text:p>
          </table:table-cell>
          <table:table-cell office:value-type="float" office:value="32.291" calcext:value-type="float">
            <text:p>32.291</text:p>
          </table:table-cell>
          <table:table-cell office:value-type="float" office:value="18.277" calcext:value-type="float">
            <text:p>18.277</text:p>
          </table:table-cell>
          <table:table-cell office:value-type="float" office:value="0.000000272357779233833" calcext:value-type="float">
            <text:p>2.72E-07</text:p>
          </table:table-cell>
          <table:table-cell office:value-type="float" office:value="49954007" calcext:value-type="float">
            <text:p>49954007</text:p>
          </table:table-cell>
        </table:table-row>
        <table:table-row table:style-name="ro1">
          <table:table-cell office:value-type="string" calcext:value-type="string">
            <text:p>mel-252-30.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9.595" calcext:value-type="float">
            <text:p>9.595</text:p>
          </table:table-cell>
          <table:table-cell office:value-type="float" office:value="14.322" calcext:value-type="float">
            <text:p>14.322</text:p>
          </table:table-cell>
          <table:table-cell office:value-type="float" office:value="14.443" calcext:value-type="float">
            <text:p>14.443</text:p>
          </table:table-cell>
          <table:table-cell office:value-type="float" office:value="8.756" calcext:value-type="float">
            <text:p>8.756</text:p>
          </table:table-cell>
          <table:table-cell office:value-type="float" office:value="10.821" calcext:value-type="float">
            <text:p>10.821</text:p>
          </table:table-cell>
          <table:table-cell office:value-type="float" office:value="16.847" calcext:value-type="float">
            <text:p>16.847</text:p>
          </table:table-cell>
          <table:table-cell office:value-type="float" office:value="14.11" calcext:value-type="float">
            <text:p>14.11</text:p>
          </table:table-cell>
          <table:table-cell office:value-type="float" office:value="11.848" calcext:value-type="float">
            <text:p>11.848</text:p>
          </table:table-cell>
          <table:table-cell office:value-type="float" office:value="7.742" calcext:value-type="float">
            <text:p>7.742</text:p>
          </table:table-cell>
          <table:table-cell office:value-type="float" office:value="11.278" calcext:value-type="float">
            <text:p>11.278</text:p>
          </table:table-cell>
          <table:table-cell office:value-type="float" office:value="13.708" calcext:value-type="float">
            <text:p>13.708</text:p>
          </table:table-cell>
          <table:table-cell office:value-type="float" office:value="8.349" calcext:value-type="float">
            <text:p>8.349</text:p>
          </table:table-cell>
          <table:table-cell office:value-type="float" office:value="7.847" calcext:value-type="float">
            <text:p>7.847</text:p>
          </table:table-cell>
          <table:table-cell office:value-type="float" office:value="19.989" calcext:value-type="float">
            <text:p>19.989</text:p>
          </table:table-cell>
          <table:table-cell office:value-type="float" office:value="12.736" calcext:value-type="float">
            <text:p>12.736</text:p>
          </table:table-cell>
          <table:table-cell office:value-type="float" office:value="8.542" calcext:value-type="float">
            <text:p>8.542</text:p>
          </table:table-cell>
          <table:table-cell office:value-type="float" office:value="15.863" calcext:value-type="float">
            <text:p>15.863</text:p>
          </table:table-cell>
          <table:table-cell office:value-type="float" office:value="20.308" calcext:value-type="float">
            <text:p>20.308</text:p>
          </table:table-cell>
          <table:table-cell office:value-type="float" office:value="32.443" calcext:value-type="float">
            <text:p>32.443</text:p>
          </table:table-cell>
          <table:table-cell office:value-type="float" office:value="18.243" calcext:value-type="float">
            <text:p>18.243</text:p>
          </table:table-cell>
          <table:table-cell office:value-type="float" office:value="0.000000279377111634729" calcext:value-type="float">
            <text:p>2.79E-07</text:p>
          </table:table-cell>
          <table:table-cell office:value-type="float" office:value="49798496" calcext:value-type="float">
            <text:p>49798496</text:p>
          </table:table-cell>
        </table:table-row>
        <table:table-row table:style-name="ro1">
          <table:table-cell office:value-type="string" calcext:value-type="string">
            <text:p>mel-222-25.0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9.567" calcext:value-type="float">
            <text:p>9.567</text:p>
          </table:table-cell>
          <table:table-cell office:value-type="float" office:value="14.701" calcext:value-type="float">
            <text:p>14.701</text:p>
          </table:table-cell>
          <table:table-cell office:value-type="float" office:value="13.919" calcext:value-type="float">
            <text:p>13.919</text:p>
          </table:table-cell>
          <table:table-cell office:value-type="float" office:value="8.326" calcext:value-type="float">
            <text:p>8.326</text:p>
          </table:table-cell>
          <table:table-cell office:value-type="float" office:value="10.89" calcext:value-type="float">
            <text:p>10.89</text:p>
          </table:table-cell>
          <table:table-cell office:value-type="float" office:value="16.646" calcext:value-type="float">
            <text:p>16.646</text:p>
          </table:table-cell>
          <table:table-cell office:value-type="float" office:value="14.064" calcext:value-type="float">
            <text:p>14.064</text:p>
          </table:table-cell>
          <table:table-cell office:value-type="float" office:value="11.932" calcext:value-type="float">
            <text:p>11.932</text:p>
          </table:table-cell>
          <table:table-cell office:value-type="float" office:value="7.868" calcext:value-type="float">
            <text:p>7.868</text:p>
          </table:table-cell>
          <table:table-cell office:value-type="float" office:value="11.388" calcext:value-type="float">
            <text:p>11.388</text:p>
          </table:table-cell>
          <table:table-cell office:value-type="float" office:value="13.622" calcext:value-type="float">
            <text:p>13.622</text:p>
          </table:table-cell>
          <table:table-cell office:value-type="float" office:value="8.325" calcext:value-type="float">
            <text:p>8.325</text:p>
          </table:table-cell>
          <table:table-cell office:value-type="float" office:value="7.844" calcext:value-type="float">
            <text:p>7.844</text:p>
          </table:table-cell>
          <table:table-cell office:value-type="float" office:value="19.96" calcext:value-type="float">
            <text:p>19.96</text:p>
          </table:table-cell>
          <table:table-cell office:value-type="float" office:value="12.705" calcext:value-type="float">
            <text:p>12.705</text:p>
          </table:table-cell>
          <table:table-cell office:value-type="float" office:value="8.601" calcext:value-type="float">
            <text:p>8.601</text:p>
          </table:table-cell>
          <table:table-cell office:value-type="float" office:value="15.88" calcext:value-type="float">
            <text:p>15.88</text:p>
          </table:table-cell>
          <table:table-cell office:value-type="float" office:value="20.282" calcext:value-type="float">
            <text:p>20.282</text:p>
          </table:table-cell>
          <table:table-cell office:value-type="float" office:value="32.183" calcext:value-type="float">
            <text:p>32.183</text:p>
          </table:table-cell>
          <table:table-cell office:value-type="float" office:value="18.307" calcext:value-type="float">
            <text:p>18.307</text:p>
          </table:table-cell>
          <table:table-cell office:value-type="float" office:value="0.000000276294239044728" calcext:value-type="float">
            <text:p>2.76E-07</text:p>
          </table:table-cell>
          <table:table-cell office:value-type="float" office:value="49904501" calcext:value-type="float">
            <text:p>49904501</text:p>
          </table:table-cell>
        </table:table-row>
        <table:table-row table:style-name="ro1">
          <table:table-cell office:value-type="string" calcext:value-type="string">
            <text:p>mel-252-20.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9.417" calcext:value-type="float">
            <text:p>9.417</text:p>
          </table:table-cell>
          <table:table-cell office:value-type="float" office:value="14.233" calcext:value-type="float">
            <text:p>14.233</text:p>
          </table:table-cell>
          <table:table-cell office:value-type="float" office:value="14.406" calcext:value-type="float">
            <text:p>14.406</text:p>
          </table:table-cell>
          <table:table-cell office:value-type="float" office:value="8.624" calcext:value-type="float">
            <text:p>8.624</text:p>
          </table:table-cell>
          <table:table-cell office:value-type="float" office:value="10.811" calcext:value-type="float">
            <text:p>10.811</text:p>
          </table:table-cell>
          <table:table-cell office:value-type="float" office:value="16.85" calcext:value-type="float">
            <text:p>16.85</text:p>
          </table:table-cell>
          <table:table-cell office:value-type="float" office:value="14.184" calcext:value-type="float">
            <text:p>14.184</text:p>
          </table:table-cell>
          <table:table-cell office:value-type="float" office:value="11.888" calcext:value-type="float">
            <text:p>11.888</text:p>
          </table:table-cell>
          <table:table-cell office:value-type="float" office:value="7.758" calcext:value-type="float">
            <text:p>7.758</text:p>
          </table:table-cell>
          <table:table-cell office:value-type="float" office:value="11.21" calcext:value-type="float">
            <text:p>11.21</text:p>
          </table:table-cell>
          <table:table-cell office:value-type="float" office:value="13.734" calcext:value-type="float">
            <text:p>13.734</text:p>
          </table:table-cell>
          <table:table-cell office:value-type="float" office:value="8.376" calcext:value-type="float">
            <text:p>8.376</text:p>
          </table:table-cell>
          <table:table-cell office:value-type="float" office:value="7.84" calcext:value-type="float">
            <text:p>7.84</text:p>
          </table:table-cell>
          <table:table-cell office:value-type="float" office:value="19.92" calcext:value-type="float">
            <text:p>19.92</text:p>
          </table:table-cell>
          <table:table-cell office:value-type="float" office:value="12.699" calcext:value-type="float">
            <text:p>12.699</text:p>
          </table:table-cell>
          <table:table-cell office:value-type="float" office:value="8.57" calcext:value-type="float">
            <text:p>8.57</text:p>
          </table:table-cell>
          <table:table-cell office:value-type="float" office:value="15.884" calcext:value-type="float">
            <text:p>15.884</text:p>
          </table:table-cell>
          <table:table-cell office:value-type="float" office:value="20.282" calcext:value-type="float">
            <text:p>20.282</text:p>
          </table:table-cell>
          <table:table-cell office:value-type="float" office:value="32.541" calcext:value-type="float">
            <text:p>32.541</text:p>
          </table:table-cell>
          <table:table-cell office:value-type="float" office:value="18.257" calcext:value-type="float">
            <text:p>18.257</text:p>
          </table:table-cell>
          <table:table-cell office:value-type="float" office:value="0.000000278315815735367" calcext:value-type="float">
            <text:p>2.78E-07</text:p>
          </table:table-cell>
          <table:table-cell office:value-type="float" office:value="49996848" calcext:value-type="float">
            <text:p>49996848</text:p>
          </table:table-cell>
        </table:table-row>
        <table:table-row table:style-name="ro1">
          <table:table-cell office:value-type="string" calcext:value-type="string">
            <text:p>mel-216-30.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9.606" calcext:value-type="float">
            <text:p>9.606</text:p>
          </table:table-cell>
          <table:table-cell office:value-type="float" office:value="14.668" calcext:value-type="float">
            <text:p>14.668</text:p>
          </table:table-cell>
          <table:table-cell office:value-type="float" office:value="13.879" calcext:value-type="float">
            <text:p>13.879</text:p>
          </table:table-cell>
          <table:table-cell office:value-type="float" office:value="8.55" calcext:value-type="float">
            <text:p>8.55</text:p>
          </table:table-cell>
          <table:table-cell office:value-type="float" office:value="10.708" calcext:value-type="float">
            <text:p>10.708</text:p>
          </table:table-cell>
          <table:table-cell office:value-type="float" office:value="16.683" calcext:value-type="float">
            <text:p>16.683</text:p>
          </table:table-cell>
          <table:table-cell office:value-type="float" office:value="14.267" calcext:value-type="float">
            <text:p>14.267</text:p>
          </table:table-cell>
          <table:table-cell office:value-type="float" office:value="11.787" calcext:value-type="float">
            <text:p>11.787</text:p>
          </table:table-cell>
          <table:table-cell office:value-type="float" office:value="7.791" calcext:value-type="float">
            <text:p>7.791</text:p>
          </table:table-cell>
          <table:table-cell office:value-type="float" office:value="11.372" calcext:value-type="float">
            <text:p>11.372</text:p>
          </table:table-cell>
          <table:table-cell office:value-type="float" office:value="13.601" calcext:value-type="float">
            <text:p>13.601</text:p>
          </table:table-cell>
          <table:table-cell office:value-type="float" office:value="8.41" calcext:value-type="float">
            <text:p>8.41</text:p>
          </table:table-cell>
          <table:table-cell office:value-type="float" office:value="7.837" calcext:value-type="float">
            <text:p>7.837</text:p>
          </table:table-cell>
          <table:table-cell office:value-type="float" office:value="19.904" calcext:value-type="float">
            <text:p>19.904</text:p>
          </table:table-cell>
          <table:table-cell office:value-type="float" office:value="12.674" calcext:value-type="float">
            <text:p>12.674</text:p>
          </table:table-cell>
          <table:table-cell office:value-type="float" office:value="8.567" calcext:value-type="float">
            <text:p>8.567</text:p>
          </table:table-cell>
          <table:table-cell office:value-type="float" office:value="15.844" calcext:value-type="float">
            <text:p>15.844</text:p>
          </table:table-cell>
          <table:table-cell office:value-type="float" office:value="20.259" calcext:value-type="float">
            <text:p>20.259</text:p>
          </table:table-cell>
          <table:table-cell office:value-type="float" office:value="32.347" calcext:value-type="float">
            <text:p>32.347</text:p>
          </table:table-cell>
          <table:table-cell office:value-type="float" office:value="18.305" calcext:value-type="float">
            <text:p>18.305</text:p>
          </table:table-cell>
          <table:table-cell office:value-type="float" office:value="0.000000276544218454739" calcext:value-type="float">
            <text:p>2.77E-07</text:p>
          </table:table-cell>
          <table:table-cell office:value-type="float" office:value="49807359" calcext:value-type="float">
            <text:p>49807359</text:p>
          </table:table-cell>
        </table:table-row>
        <table:table-row table:style-name="ro1">
          <table:table-cell office:value-type="string" calcext:value-type="string">
            <text:p>mel-240-32.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9.338" calcext:value-type="float">
            <text:p>9.338</text:p>
          </table:table-cell>
          <table:table-cell office:value-type="float" office:value="14.661" calcext:value-type="float">
            <text:p>14.661</text:p>
          </table:table-cell>
          <table:table-cell office:value-type="float" office:value="14.287" calcext:value-type="float">
            <text:p>14.287</text:p>
          </table:table-cell>
          <table:table-cell office:value-type="float" office:value="8.36" calcext:value-type="float">
            <text:p>8.36</text:p>
          </table:table-cell>
          <table:table-cell office:value-type="float" office:value="10.904" calcext:value-type="float">
            <text:p>10.904</text:p>
          </table:table-cell>
          <table:table-cell office:value-type="float" office:value="16.91" calcext:value-type="float">
            <text:p>16.91</text:p>
          </table:table-cell>
          <table:table-cell office:value-type="float" office:value="14.362" calcext:value-type="float">
            <text:p>14.362</text:p>
          </table:table-cell>
          <table:table-cell office:value-type="float" office:value="11.883" calcext:value-type="float">
            <text:p>11.883</text:p>
          </table:table-cell>
          <table:table-cell office:value-type="float" office:value="7.844" calcext:value-type="float">
            <text:p>7.844</text:p>
          </table:table-cell>
          <table:table-cell office:value-type="float" office:value="11.426" calcext:value-type="float">
            <text:p>11.426</text:p>
          </table:table-cell>
          <table:table-cell office:value-type="float" office:value="13.664" calcext:value-type="float">
            <text:p>13.664</text:p>
          </table:table-cell>
          <table:table-cell office:value-type="float" office:value="8.363" calcext:value-type="float">
            <text:p>8.363</text:p>
          </table:table-cell>
          <table:table-cell office:value-type="float" office:value="7.837" calcext:value-type="float">
            <text:p>7.837</text:p>
          </table:table-cell>
          <table:table-cell office:value-type="float" office:value="19.957" calcext:value-type="float">
            <text:p>19.957</text:p>
          </table:table-cell>
          <table:table-cell office:value-type="float" office:value="12.74" calcext:value-type="float">
            <text:p>12.74</text:p>
          </table:table-cell>
          <table:table-cell office:value-type="float" office:value="8.555" calcext:value-type="float">
            <text:p>8.555</text:p>
          </table:table-cell>
          <table:table-cell office:value-type="float" office:value="15.827" calcext:value-type="float">
            <text:p>15.827</text:p>
          </table:table-cell>
          <table:table-cell office:value-type="float" office:value="20.325" calcext:value-type="float">
            <text:p>20.325</text:p>
          </table:table-cell>
          <table:table-cell office:value-type="float" office:value="32.545" calcext:value-type="float">
            <text:p>32.545</text:p>
          </table:table-cell>
          <table:table-cell office:value-type="float" office:value="18.297" calcext:value-type="float">
            <text:p>18.297</text:p>
          </table:table-cell>
          <table:table-cell office:value-type="float" office:value="0.000000278937478940106" calcext:value-type="float">
            <text:p>2.79E-07</text:p>
          </table:table-cell>
          <table:table-cell office:value-type="float" office:value="49752040" calcext:value-type="float">
            <text:p>49752040</text:p>
          </table:table-cell>
        </table:table-row>
        <table:table-row table:style-name="ro1">
          <table:table-cell office:value-type="string" calcext:value-type="string">
            <text:p>mel-258-15.0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9.461" calcext:value-type="float">
            <text:p>9.461</text:p>
          </table:table-cell>
          <table:table-cell office:value-type="float" office:value="14.244" calcext:value-type="float">
            <text:p>14.244</text:p>
          </table:table-cell>
          <table:table-cell office:value-type="float" office:value="14.303" calcext:value-type="float">
            <text:p>14.303</text:p>
          </table:table-cell>
          <table:table-cell office:value-type="float" office:value="8.46" calcext:value-type="float">
            <text:p>8.46</text:p>
          </table:table-cell>
          <table:table-cell office:value-type="float" office:value="11.037" calcext:value-type="float">
            <text:p>11.037</text:p>
          </table:table-cell>
          <table:table-cell office:value-type="float" office:value="16.949" calcext:value-type="float">
            <text:p>16.949</text:p>
          </table:table-cell>
          <table:table-cell office:value-type="float" office:value="14.318" calcext:value-type="float">
            <text:p>14.318</text:p>
          </table:table-cell>
          <table:table-cell office:value-type="float" office:value="12.049" calcext:value-type="float">
            <text:p>12.049</text:p>
          </table:table-cell>
          <table:table-cell office:value-type="float" office:value="7.691" calcext:value-type="float">
            <text:p>7.691</text:p>
          </table:table-cell>
          <table:table-cell office:value-type="float" office:value="11.188" calcext:value-type="float">
            <text:p>11.188</text:p>
          </table:table-cell>
          <table:table-cell office:value-type="float" office:value="13.7" calcext:value-type="float">
            <text:p>13.7</text:p>
          </table:table-cell>
          <table:table-cell office:value-type="float" office:value="8.328" calcext:value-type="float">
            <text:p>8.328</text:p>
          </table:table-cell>
          <table:table-cell office:value-type="float" office:value="7.836" calcext:value-type="float">
            <text:p>7.836</text:p>
          </table:table-cell>
          <table:table-cell office:value-type="float" office:value="19.986" calcext:value-type="float">
            <text:p>19.986</text:p>
          </table:table-cell>
          <table:table-cell office:value-type="float" office:value="12.669" calcext:value-type="float">
            <text:p>12.669</text:p>
          </table:table-cell>
          <table:table-cell office:value-type="float" office:value="8.56" calcext:value-type="float">
            <text:p>8.56</text:p>
          </table:table-cell>
          <table:table-cell office:value-type="float" office:value="15.822" calcext:value-type="float">
            <text:p>15.822</text:p>
          </table:table-cell>
          <table:table-cell office:value-type="float" office:value="20.232" calcext:value-type="float">
            <text:p>20.232</text:p>
          </table:table-cell>
          <table:table-cell office:value-type="float" office:value="32.469" calcext:value-type="float">
            <text:p>32.469</text:p>
          </table:table-cell>
          <table:table-cell office:value-type="float" office:value="18.24" calcext:value-type="float">
            <text:p>18.24</text:p>
          </table:table-cell>
          <table:table-cell office:value-type="float" office:value="0.000000277610585934119" calcext:value-type="float">
            <text:p>2.78E-07</text:p>
          </table:table-cell>
          <table:table-cell office:value-type="float" office:value="50095780" calcext:value-type="float">
            <text:p>50095780</text:p>
          </table:table-cell>
        </table:table-row>
        <table:table-row table:style-name="ro1">
          <table:table-cell office:value-type="string" calcext:value-type="string">
            <text:p>mel-216-20.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9.726" calcext:value-type="float">
            <text:p>9.726</text:p>
          </table:table-cell>
          <table:table-cell office:value-type="float" office:value="14.605" calcext:value-type="float">
            <text:p>14.605</text:p>
          </table:table-cell>
          <table:table-cell office:value-type="float" office:value="13.97" calcext:value-type="float">
            <text:p>13.97</text:p>
          </table:table-cell>
          <table:table-cell office:value-type="float" office:value="8.944" calcext:value-type="float">
            <text:p>8.944</text:p>
          </table:table-cell>
          <table:table-cell office:value-type="float" office:value="10.788" calcext:value-type="float">
            <text:p>10.788</text:p>
          </table:table-cell>
          <table:table-cell office:value-type="float" office:value="16.595" calcext:value-type="float">
            <text:p>16.595</text:p>
          </table:table-cell>
          <table:table-cell office:value-type="float" office:value="14.266" calcext:value-type="float">
            <text:p>14.266</text:p>
          </table:table-cell>
          <table:table-cell office:value-type="float" office:value="11.789" calcext:value-type="float">
            <text:p>11.789</text:p>
          </table:table-cell>
          <table:table-cell office:value-type="float" office:value="7.819" calcext:value-type="float">
            <text:p>7.819</text:p>
          </table:table-cell>
          <table:table-cell office:value-type="float" office:value="11.336" calcext:value-type="float">
            <text:p>11.336</text:p>
          </table:table-cell>
          <table:table-cell office:value-type="float" office:value="13.661" calcext:value-type="float">
            <text:p>13.661</text:p>
          </table:table-cell>
          <table:table-cell office:value-type="float" office:value="8.255" calcext:value-type="float">
            <text:p>8.255</text:p>
          </table:table-cell>
          <table:table-cell office:value-type="float" office:value="7.834" calcext:value-type="float">
            <text:p>7.834</text:p>
          </table:table-cell>
          <table:table-cell office:value-type="float" office:value="19.91" calcext:value-type="float">
            <text:p>19.91</text:p>
          </table:table-cell>
          <table:table-cell office:value-type="float" office:value="12.628" calcext:value-type="float">
            <text:p>12.628</text:p>
          </table:table-cell>
          <table:table-cell office:value-type="float" office:value="8.581" calcext:value-type="float">
            <text:p>8.581</text:p>
          </table:table-cell>
          <table:table-cell office:value-type="float" office:value="15.838" calcext:value-type="float">
            <text:p>15.838</text:p>
          </table:table-cell>
          <table:table-cell office:value-type="float" office:value="20.257" calcext:value-type="float">
            <text:p>20.257</text:p>
          </table:table-cell>
          <table:table-cell office:value-type="float" office:value="32.51" calcext:value-type="float">
            <text:p>32.51</text:p>
          </table:table-cell>
          <table:table-cell office:value-type="float" office:value="18.289" calcext:value-type="float">
            <text:p>18.289</text:p>
          </table:table-cell>
          <table:table-cell office:value-type="float" office:value="0.000000274814480782995" calcext:value-type="float">
            <text:p>2.75E-07</text:p>
          </table:table-cell>
          <table:table-cell office:value-type="float" office:value="50005480" calcext:value-type="float">
            <text:p>50005480</text:p>
          </table:table-cell>
        </table:table-row>
        <table:table-row table:style-name="ro1">
          <table:table-cell office:value-type="string" calcext:value-type="string">
            <text:p>mel-234-15.0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9.581" calcext:value-type="float">
            <text:p>9.581</text:p>
          </table:table-cell>
          <table:table-cell office:value-type="float" office:value="14.347" calcext:value-type="float">
            <text:p>14.347</text:p>
          </table:table-cell>
          <table:table-cell office:value-type="float" office:value="14.354" calcext:value-type="float">
            <text:p>14.354</text:p>
          </table:table-cell>
          <table:table-cell office:value-type="float" office:value="8.792" calcext:value-type="float">
            <text:p>8.792</text:p>
          </table:table-cell>
          <table:table-cell office:value-type="float" office:value="10.889" calcext:value-type="float">
            <text:p>10.889</text:p>
          </table:table-cell>
          <table:table-cell office:value-type="float" office:value="16.691" calcext:value-type="float">
            <text:p>16.691</text:p>
          </table:table-cell>
          <table:table-cell office:value-type="float" office:value="14.049" calcext:value-type="float">
            <text:p>14.049</text:p>
          </table:table-cell>
          <table:table-cell office:value-type="float" office:value="11.764" calcext:value-type="float">
            <text:p>11.764</text:p>
          </table:table-cell>
          <table:table-cell office:value-type="float" office:value="7.813" calcext:value-type="float">
            <text:p>7.813</text:p>
          </table:table-cell>
          <table:table-cell office:value-type="float" office:value="11.234" calcext:value-type="float">
            <text:p>11.234</text:p>
          </table:table-cell>
          <table:table-cell office:value-type="float" office:value="13.712" calcext:value-type="float">
            <text:p>13.712</text:p>
          </table:table-cell>
          <table:table-cell office:value-type="float" office:value="8.32" calcext:value-type="float">
            <text:p>8.32</text:p>
          </table:table-cell>
          <table:table-cell office:value-type="float" office:value="7.832" calcext:value-type="float">
            <text:p>7.832</text:p>
          </table:table-cell>
          <table:table-cell office:value-type="float" office:value="19.969" calcext:value-type="float">
            <text:p>19.969</text:p>
          </table:table-cell>
          <table:table-cell office:value-type="float" office:value="12.632" calcext:value-type="float">
            <text:p>12.632</text:p>
          </table:table-cell>
          <table:table-cell office:value-type="float" office:value="8.517" calcext:value-type="float">
            <text:p>8.517</text:p>
          </table:table-cell>
          <table:table-cell office:value-type="float" office:value="15.825" calcext:value-type="float">
            <text:p>15.825</text:p>
          </table:table-cell>
          <table:table-cell office:value-type="float" office:value="20.211" calcext:value-type="float">
            <text:p>20.211</text:p>
          </table:table-cell>
          <table:table-cell office:value-type="float" office:value="32.392" calcext:value-type="float">
            <text:p>32.392</text:p>
          </table:table-cell>
          <table:table-cell office:value-type="float" office:value="18.233" calcext:value-type="float">
            <text:p>18.233</text:p>
          </table:table-cell>
          <table:table-cell office:value-type="float" office:value="0.000000275622925379566" calcext:value-type="float">
            <text:p>2.76E-07</text:p>
          </table:table-cell>
          <table:table-cell office:value-type="float" office:value="50101060" calcext:value-type="float">
            <text:p>50101060</text:p>
          </table:table-cell>
        </table:table-row>
        <table:table-row table:style-name="ro1">
          <table:table-cell office:value-type="string" calcext:value-type="string">
            <text:p>mel-228-20.0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9.33" calcext:value-type="float">
            <text:p>9.33</text:p>
          </table:table-cell>
          <table:table-cell office:value-type="float" office:value="14.591" calcext:value-type="float">
            <text:p>14.591</text:p>
          </table:table-cell>
          <table:table-cell office:value-type="float" office:value="14.097" calcext:value-type="float">
            <text:p>14.097</text:p>
          </table:table-cell>
          <table:table-cell office:value-type="float" office:value="8.293" calcext:value-type="float">
            <text:p>8.293</text:p>
          </table:table-cell>
          <table:table-cell office:value-type="float" office:value="10.845" calcext:value-type="float">
            <text:p>10.845</text:p>
          </table:table-cell>
          <table:table-cell office:value-type="float" office:value="16.778" calcext:value-type="float">
            <text:p>16.778</text:p>
          </table:table-cell>
          <table:table-cell office:value-type="float" office:value="14.212" calcext:value-type="float">
            <text:p>14.212</text:p>
          </table:table-cell>
          <table:table-cell office:value-type="float" office:value="11.864" calcext:value-type="float">
            <text:p>11.864</text:p>
          </table:table-cell>
          <table:table-cell office:value-type="float" office:value="7.771" calcext:value-type="float">
            <text:p>7.771</text:p>
          </table:table-cell>
          <table:table-cell office:value-type="float" office:value="11.339" calcext:value-type="float">
            <text:p>11.339</text:p>
          </table:table-cell>
          <table:table-cell office:value-type="float" office:value="13.661" calcext:value-type="float">
            <text:p>13.661</text:p>
          </table:table-cell>
          <table:table-cell office:value-type="float" office:value="8.299" calcext:value-type="float">
            <text:p>8.299</text:p>
          </table:table-cell>
          <table:table-cell office:value-type="float" office:value="7.832" calcext:value-type="float">
            <text:p>7.832</text:p>
          </table:table-cell>
          <table:table-cell office:value-type="float" office:value="19.962" calcext:value-type="float">
            <text:p>19.962</text:p>
          </table:table-cell>
          <table:table-cell office:value-type="float" office:value="12.653" calcext:value-type="float">
            <text:p>12.653</text:p>
          </table:table-cell>
          <table:table-cell office:value-type="float" office:value="8.607" calcext:value-type="float">
            <text:p>8.607</text:p>
          </table:table-cell>
          <table:table-cell office:value-type="float" office:value="15.817" calcext:value-type="float">
            <text:p>15.817</text:p>
          </table:table-cell>
          <table:table-cell office:value-type="float" office:value="20.287" calcext:value-type="float">
            <text:p>20.287</text:p>
          </table:table-cell>
          <table:table-cell office:value-type="float" office:value="32.306" calcext:value-type="float">
            <text:p>32.306</text:p>
          </table:table-cell>
          <table:table-cell office:value-type="float" office:value="18.278" calcext:value-type="float">
            <text:p>18.278</text:p>
          </table:table-cell>
          <table:table-cell office:value-type="float" office:value="0.000000277684298955336" calcext:value-type="float">
            <text:p>2.78E-07</text:p>
          </table:table-cell>
          <table:table-cell office:value-type="float" office:value="50002379" calcext:value-type="float">
            <text:p>50002379</text:p>
          </table:table-cell>
        </table:table-row>
        <table:table-row table:style-name="ro1">
          <table:table-cell office:value-type="string" calcext:value-type="string">
            <text:p>mel-240-22.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9.359" calcext:value-type="float">
            <text:p>9.359</text:p>
          </table:table-cell>
          <table:table-cell office:value-type="float" office:value="14.531" calcext:value-type="float">
            <text:p>14.531</text:p>
          </table:table-cell>
          <table:table-cell office:value-type="float" office:value="14.218" calcext:value-type="float">
            <text:p>14.218</text:p>
          </table:table-cell>
          <table:table-cell office:value-type="float" office:value="8.513" calcext:value-type="float">
            <text:p>8.513</text:p>
          </table:table-cell>
          <table:table-cell office:value-type="float" office:value="10.913" calcext:value-type="float">
            <text:p>10.913</text:p>
          </table:table-cell>
          <table:table-cell office:value-type="float" office:value="16.896" calcext:value-type="float">
            <text:p>16.896</text:p>
          </table:table-cell>
          <table:table-cell office:value-type="float" office:value="14.261" calcext:value-type="float">
            <text:p>14.261</text:p>
          </table:table-cell>
          <table:table-cell office:value-type="float" office:value="11.897" calcext:value-type="float">
            <text:p>11.897</text:p>
          </table:table-cell>
          <table:table-cell office:value-type="float" office:value="7.749" calcext:value-type="float">
            <text:p>7.749</text:p>
          </table:table-cell>
          <table:table-cell office:value-type="float" office:value="11.302" calcext:value-type="float">
            <text:p>11.302</text:p>
          </table:table-cell>
          <table:table-cell office:value-type="float" office:value="13.711" calcext:value-type="float">
            <text:p>13.711</text:p>
          </table:table-cell>
          <table:table-cell office:value-type="float" office:value="8.419" calcext:value-type="float">
            <text:p>8.419</text:p>
          </table:table-cell>
          <table:table-cell office:value-type="float" office:value="7.828" calcext:value-type="float">
            <text:p>7.828</text:p>
          </table:table-cell>
          <table:table-cell office:value-type="float" office:value="19.931" calcext:value-type="float">
            <text:p>19.931</text:p>
          </table:table-cell>
          <table:table-cell office:value-type="float" office:value="12.697" calcext:value-type="float">
            <text:p>12.697</text:p>
          </table:table-cell>
          <table:table-cell office:value-type="float" office:value="8.603" calcext:value-type="float">
            <text:p>8.603</text:p>
          </table:table-cell>
          <table:table-cell office:value-type="float" office:value="15.835" calcext:value-type="float">
            <text:p>15.835</text:p>
          </table:table-cell>
          <table:table-cell office:value-type="float" office:value="20.237" calcext:value-type="float">
            <text:p>20.237</text:p>
          </table:table-cell>
          <table:table-cell office:value-type="float" office:value="32.498" calcext:value-type="float">
            <text:p>32.498</text:p>
          </table:table-cell>
          <table:table-cell office:value-type="float" office:value="18.204" calcext:value-type="float">
            <text:p>18.204</text:p>
          </table:table-cell>
          <table:table-cell office:value-type="float" office:value="0.000000279076823843169" calcext:value-type="float">
            <text:p>2.79E-07</text:p>
          </table:table-cell>
          <table:table-cell office:value-type="float" office:value="49949660" calcext:value-type="float">
            <text:p>49949660</text:p>
          </table:table-cell>
        </table:table-row>
        <table:table-row table:style-name="ro1">
          <table:table-cell office:value-type="string" calcext:value-type="string">
            <text:p>mel-228-17.5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9.436" calcext:value-type="float">
            <text:p>9.436</text:p>
          </table:table-cell>
          <table:table-cell office:value-type="float" office:value="14.65" calcext:value-type="float">
            <text:p>14.65</text:p>
          </table:table-cell>
          <table:table-cell office:value-type="float" office:value="13.948" calcext:value-type="float">
            <text:p>13.948</text:p>
          </table:table-cell>
          <table:table-cell office:value-type="float" office:value="8.464" calcext:value-type="float">
            <text:p>8.464</text:p>
          </table:table-cell>
          <table:table-cell office:value-type="float" office:value="10.96" calcext:value-type="float">
            <text:p>10.96</text:p>
          </table:table-cell>
          <table:table-cell office:value-type="float" office:value="16.741" calcext:value-type="float">
            <text:p>16.741</text:p>
          </table:table-cell>
          <table:table-cell office:value-type="float" office:value="14.174" calcext:value-type="float">
            <text:p>14.174</text:p>
          </table:table-cell>
          <table:table-cell office:value-type="float" office:value="11.971" calcext:value-type="float">
            <text:p>11.971</text:p>
          </table:table-cell>
          <table:table-cell office:value-type="float" office:value="7.845" calcext:value-type="float">
            <text:p>7.845</text:p>
          </table:table-cell>
          <table:table-cell office:value-type="float" office:value="11.375" calcext:value-type="float">
            <text:p>11.375</text:p>
          </table:table-cell>
          <table:table-cell office:value-type="float" office:value="13.592" calcext:value-type="float">
            <text:p>13.592</text:p>
          </table:table-cell>
          <table:table-cell office:value-type="float" office:value="8.327" calcext:value-type="float">
            <text:p>8.327</text:p>
          </table:table-cell>
          <table:table-cell office:value-type="float" office:value="7.825" calcext:value-type="float">
            <text:p>7.825</text:p>
          </table:table-cell>
          <table:table-cell office:value-type="float" office:value="19.895" calcext:value-type="float">
            <text:p>19.895</text:p>
          </table:table-cell>
          <table:table-cell office:value-type="float" office:value="12.644" calcext:value-type="float">
            <text:p>12.644</text:p>
          </table:table-cell>
          <table:table-cell office:value-type="float" office:value="8.556" calcext:value-type="float">
            <text:p>8.556</text:p>
          </table:table-cell>
          <table:table-cell office:value-type="float" office:value="15.866" calcext:value-type="float">
            <text:p>15.866</text:p>
          </table:table-cell>
          <table:table-cell office:value-type="float" office:value="20.212" calcext:value-type="float">
            <text:p>20.212</text:p>
          </table:table-cell>
          <table:table-cell office:value-type="float" office:value="32.287" calcext:value-type="float">
            <text:p>32.287</text:p>
          </table:table-cell>
          <table:table-cell office:value-type="float" office:value="18.288" calcext:value-type="float">
            <text:p>18.288</text:p>
          </table:table-cell>
          <table:table-cell office:value-type="float" office:value="0.000000273121721203012" calcext:value-type="float">
            <text:p>2.73E-07</text:p>
          </table:table-cell>
          <table:table-cell office:value-type="float" office:value="50052301" calcext:value-type="float">
            <text:p>50052301</text:p>
          </table:table-cell>
        </table:table-row>
        <table:table-row table:style-name="ro1">
          <table:table-cell office:value-type="string" calcext:value-type="string">
            <text:p>mel-216-32.5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9.711" calcext:value-type="float">
            <text:p>9.711</text:p>
          </table:table-cell>
          <table:table-cell office:value-type="float" office:value="14.738" calcext:value-type="float">
            <text:p>14.738</text:p>
          </table:table-cell>
          <table:table-cell office:value-type="float" office:value="13.951" calcext:value-type="float">
            <text:p>13.951</text:p>
          </table:table-cell>
          <table:table-cell office:value-type="float" office:value="8.845" calcext:value-type="float">
            <text:p>8.845</text:p>
          </table:table-cell>
          <table:table-cell office:value-type="float" office:value="10.859" calcext:value-type="float">
            <text:p>10.859</text:p>
          </table:table-cell>
          <table:table-cell office:value-type="float" office:value="16.544" calcext:value-type="float">
            <text:p>16.544</text:p>
          </table:table-cell>
          <table:table-cell office:value-type="float" office:value="14.216" calcext:value-type="float">
            <text:p>14.216</text:p>
          </table:table-cell>
          <table:table-cell office:value-type="float" office:value="11.785" calcext:value-type="float">
            <text:p>11.785</text:p>
          </table:table-cell>
          <table:table-cell office:value-type="float" office:value="7.736" calcext:value-type="float">
            <text:p>7.736</text:p>
          </table:table-cell>
          <table:table-cell office:value-type="float" office:value="11.434" calcext:value-type="float">
            <text:p>11.434</text:p>
          </table:table-cell>
          <table:table-cell office:value-type="float" office:value="13.638" calcext:value-type="float">
            <text:p>13.638</text:p>
          </table:table-cell>
          <table:table-cell office:value-type="float" office:value="8.278" calcext:value-type="float">
            <text:p>8.278</text:p>
          </table:table-cell>
          <table:table-cell office:value-type="float" office:value="7.822" calcext:value-type="float">
            <text:p>7.822</text:p>
          </table:table-cell>
          <table:table-cell office:value-type="float" office:value="19.949" calcext:value-type="float">
            <text:p>19.949</text:p>
          </table:table-cell>
          <table:table-cell office:value-type="float" office:value="12.697" calcext:value-type="float">
            <text:p>12.697</text:p>
          </table:table-cell>
          <table:table-cell office:value-type="float" office:value="8.562" calcext:value-type="float">
            <text:p>8.562</text:p>
          </table:table-cell>
          <table:table-cell office:value-type="float" office:value="15.844" calcext:value-type="float">
            <text:p>15.844</text:p>
          </table:table-cell>
          <table:table-cell office:value-type="float" office:value="20.298" calcext:value-type="float">
            <text:p>20.298</text:p>
          </table:table-cell>
          <table:table-cell office:value-type="float" office:value="32.481" calcext:value-type="float">
            <text:p>32.481</text:p>
          </table:table-cell>
          <table:table-cell office:value-type="float" office:value="18.334" calcext:value-type="float">
            <text:p>18.334</text:p>
          </table:table-cell>
          <table:table-cell office:value-type="float" office:value="0.000000276707161277373" calcext:value-type="float">
            <text:p>2.77E-07</text:p>
          </table:table-cell>
          <table:table-cell office:value-type="float" office:value="49758100" calcext:value-type="float">
            <text:p>49758100</text:p>
          </table:table-cell>
        </table:table-row>
        <table:table-row table:style-name="ro1">
          <table:table-cell office:value-type="string" calcext:value-type="string">
            <text:p>mel-246-27.5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9.622" calcext:value-type="float">
            <text:p>9.622</text:p>
          </table:table-cell>
          <table:table-cell office:value-type="float" office:value="14.345" calcext:value-type="float">
            <text:p>14.345</text:p>
          </table:table-cell>
          <table:table-cell office:value-type="float" office:value="14.275" calcext:value-type="float">
            <text:p>14.275</text:p>
          </table:table-cell>
          <table:table-cell office:value-type="float" office:value="8.774" calcext:value-type="float">
            <text:p>8.774</text:p>
          </table:table-cell>
          <table:table-cell office:value-type="float" office:value="10.8" calcext:value-type="float">
            <text:p>10.8</text:p>
          </table:table-cell>
          <table:table-cell office:value-type="float" office:value="16.761" calcext:value-type="float">
            <text:p>16.761</text:p>
          </table:table-cell>
          <table:table-cell office:value-type="float" office:value="14.135" calcext:value-type="float">
            <text:p>14.135</text:p>
          </table:table-cell>
          <table:table-cell office:value-type="float" office:value="11.945" calcext:value-type="float">
            <text:p>11.945</text:p>
          </table:table-cell>
          <table:table-cell office:value-type="float" office:value="7.784" calcext:value-type="float">
            <text:p>7.784</text:p>
          </table:table-cell>
          <table:table-cell office:value-type="float" office:value="11.248" calcext:value-type="float">
            <text:p>11.248</text:p>
          </table:table-cell>
          <table:table-cell office:value-type="float" office:value="13.66" calcext:value-type="float">
            <text:p>13.66</text:p>
          </table:table-cell>
          <table:table-cell office:value-type="float" office:value="8.357" calcext:value-type="float">
            <text:p>8.357</text:p>
          </table:table-cell>
          <table:table-cell office:value-type="float" office:value="7.819" calcext:value-type="float">
            <text:p>7.819</text:p>
          </table:table-cell>
          <table:table-cell office:value-type="float" office:value="19.954" calcext:value-type="float">
            <text:p>19.954</text:p>
          </table:table-cell>
          <table:table-cell office:value-type="float" office:value="12.747" calcext:value-type="float">
            <text:p>12.747</text:p>
          </table:table-cell>
          <table:table-cell office:value-type="float" office:value="8.556" calcext:value-type="float">
            <text:p>8.556</text:p>
          </table:table-cell>
          <table:table-cell office:value-type="float" office:value="15.819" calcext:value-type="float">
            <text:p>15.819</text:p>
          </table:table-cell>
          <table:table-cell office:value-type="float" office:value="20.307" calcext:value-type="float">
            <text:p>20.307</text:p>
          </table:table-cell>
          <table:table-cell office:value-type="float" office:value="32.568" calcext:value-type="float">
            <text:p>32.568</text:p>
          </table:table-cell>
          <table:table-cell office:value-type="float" office:value="18.273" calcext:value-type="float">
            <text:p>18.273</text:p>
          </table:table-cell>
          <table:table-cell office:value-type="float" office:value="0.000000277463228438405" calcext:value-type="float">
            <text:p>2.77E-07</text:p>
          </table:table-cell>
          <table:table-cell office:value-type="float" office:value="49849046" calcext:value-type="float">
            <text:p>49849046</text:p>
          </table:table-cell>
        </table:table-row>
        <table:table-row table:style-name="ro1">
          <table:table-cell office:value-type="string" calcext:value-type="string">
            <text:p>mel-234-25.0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9.606" calcext:value-type="float">
            <text:p>9.606</text:p>
          </table:table-cell>
          <table:table-cell office:value-type="float" office:value="14.373" calcext:value-type="float">
            <text:p>14.373</text:p>
          </table:table-cell>
          <table:table-cell office:value-type="float" office:value="14.216" calcext:value-type="float">
            <text:p>14.216</text:p>
          </table:table-cell>
          <table:table-cell office:value-type="float" office:value="8.912" calcext:value-type="float">
            <text:p>8.912</text:p>
          </table:table-cell>
          <table:table-cell office:value-type="float" office:value="10.879" calcext:value-type="float">
            <text:p>10.879</text:p>
          </table:table-cell>
          <table:table-cell office:value-type="float" office:value="16.675" calcext:value-type="float">
            <text:p>16.675</text:p>
          </table:table-cell>
          <table:table-cell office:value-type="float" office:value="14.114" calcext:value-type="float">
            <text:p>14.114</text:p>
          </table:table-cell>
          <table:table-cell office:value-type="float" office:value="11.83" calcext:value-type="float">
            <text:p>11.83</text:p>
          </table:table-cell>
          <table:table-cell office:value-type="float" office:value="7.823" calcext:value-type="float">
            <text:p>7.823</text:p>
          </table:table-cell>
          <table:table-cell office:value-type="float" office:value="11.242" calcext:value-type="float">
            <text:p>11.242</text:p>
          </table:table-cell>
          <table:table-cell office:value-type="float" office:value="13.679" calcext:value-type="float">
            <text:p>13.679</text:p>
          </table:table-cell>
          <table:table-cell office:value-type="float" office:value="8.332" calcext:value-type="float">
            <text:p>8.332</text:p>
          </table:table-cell>
          <table:table-cell office:value-type="float" office:value="7.819" calcext:value-type="float">
            <text:p>7.819</text:p>
          </table:table-cell>
          <table:table-cell office:value-type="float" office:value="19.873" calcext:value-type="float">
            <text:p>19.873</text:p>
          </table:table-cell>
          <table:table-cell office:value-type="float" office:value="12.746" calcext:value-type="float">
            <text:p>12.746</text:p>
          </table:table-cell>
          <table:table-cell office:value-type="float" office:value="8.559" calcext:value-type="float">
            <text:p>8.559</text:p>
          </table:table-cell>
          <table:table-cell office:value-type="float" office:value="15.813" calcext:value-type="float">
            <text:p>15.813</text:p>
          </table:table-cell>
          <table:table-cell office:value-type="float" office:value="20.309" calcext:value-type="float">
            <text:p>20.309</text:p>
          </table:table-cell>
          <table:table-cell office:value-type="float" office:value="32.467" calcext:value-type="float">
            <text:p>32.467</text:p>
          </table:table-cell>
          <table:table-cell office:value-type="float" office:value="18.249" calcext:value-type="float">
            <text:p>18.249</text:p>
          </table:table-cell>
          <table:table-cell office:value-type="float" office:value="0.000000273316204943279" calcext:value-type="float">
            <text:p>2.73E-07</text:p>
          </table:table-cell>
          <table:table-cell office:value-type="float" office:value="49901310" calcext:value-type="float">
            <text:p>49901310</text:p>
          </table:table-cell>
        </table:table-row>
        <table:table-row table:style-name="ro1">
          <table:table-cell office:value-type="string" calcext:value-type="string">
            <text:p>mel-264-20.0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9.584" calcext:value-type="float">
            <text:p>9.584</text:p>
          </table:table-cell>
          <table:table-cell office:value-type="float" office:value="14.158" calcext:value-type="float">
            <text:p>14.158</text:p>
          </table:table-cell>
          <table:table-cell office:value-type="float" office:value="14.272" calcext:value-type="float">
            <text:p>14.272</text:p>
          </table:table-cell>
          <table:table-cell office:value-type="float" office:value="8.791" calcext:value-type="float">
            <text:p>8.791</text:p>
          </table:table-cell>
          <table:table-cell office:value-type="float" office:value="10.758" calcext:value-type="float">
            <text:p>10.758</text:p>
          </table:table-cell>
          <table:table-cell office:value-type="float" office:value="16.942" calcext:value-type="float">
            <text:p>16.942</text:p>
          </table:table-cell>
          <table:table-cell office:value-type="float" office:value="14.196" calcext:value-type="float">
            <text:p>14.196</text:p>
          </table:table-cell>
          <table:table-cell office:value-type="float" office:value="11.98" calcext:value-type="float">
            <text:p>11.98</text:p>
          </table:table-cell>
          <table:table-cell office:value-type="float" office:value="7.771" calcext:value-type="float">
            <text:p>7.771</text:p>
          </table:table-cell>
          <table:table-cell office:value-type="float" office:value="11.2" calcext:value-type="float">
            <text:p>11.2</text:p>
          </table:table-cell>
          <table:table-cell office:value-type="float" office:value="13.671" calcext:value-type="float">
            <text:p>13.671</text:p>
          </table:table-cell>
          <table:table-cell office:value-type="float" office:value="8.325" calcext:value-type="float">
            <text:p>8.325</text:p>
          </table:table-cell>
          <table:table-cell office:value-type="float" office:value="7.818" calcext:value-type="float">
            <text:p>7.818</text:p>
          </table:table-cell>
          <table:table-cell office:value-type="float" office:value="19.941" calcext:value-type="float">
            <text:p>19.941</text:p>
          </table:table-cell>
          <table:table-cell office:value-type="float" office:value="12.692" calcext:value-type="float">
            <text:p>12.692</text:p>
          </table:table-cell>
          <table:table-cell office:value-type="float" office:value="8.598" calcext:value-type="float">
            <text:p>8.598</text:p>
          </table:table-cell>
          <table:table-cell office:value-type="float" office:value="15.807" calcext:value-type="float">
            <text:p>15.807</text:p>
          </table:table-cell>
          <table:table-cell office:value-type="float" office:value="20.274" calcext:value-type="float">
            <text:p>20.274</text:p>
          </table:table-cell>
          <table:table-cell office:value-type="float" office:value="32.46" calcext:value-type="float">
            <text:p>32.46</text:p>
          </table:table-cell>
          <table:table-cell office:value-type="float" office:value="18.254" calcext:value-type="float">
            <text:p>18.254</text:p>
          </table:table-cell>
          <table:table-cell office:value-type="float" office:value="0.000000277094071793295" calcext:value-type="float">
            <text:p>2.77E-07</text:p>
          </table:table-cell>
          <table:table-cell office:value-type="float" office:value="49994370" calcext:value-type="float">
            <text:p>49994370</text:p>
          </table:table-cell>
        </table:table-row>
        <table:table-row table:style-name="ro1">
          <table:table-cell office:value-type="string" calcext:value-type="string">
            <text:p>mel-228-27.5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9.48" calcext:value-type="float">
            <text:p>9.48</text:p>
          </table:table-cell>
          <table:table-cell office:value-type="float" office:value="14.684" calcext:value-type="float">
            <text:p>14.684</text:p>
          </table:table-cell>
          <table:table-cell office:value-type="float" office:value="13.981" calcext:value-type="float">
            <text:p>13.981</text:p>
          </table:table-cell>
          <table:table-cell office:value-type="float" office:value="8.443" calcext:value-type="float">
            <text:p>8.443</text:p>
          </table:table-cell>
          <table:table-cell office:value-type="float" office:value="10.829" calcext:value-type="float">
            <text:p>10.829</text:p>
          </table:table-cell>
          <table:table-cell office:value-type="float" office:value="16.74" calcext:value-type="float">
            <text:p>16.74</text:p>
          </table:table-cell>
          <table:table-cell office:value-type="float" office:value="14.161" calcext:value-type="float">
            <text:p>14.161</text:p>
          </table:table-cell>
          <table:table-cell office:value-type="float" office:value="11.951" calcext:value-type="float">
            <text:p>11.951</text:p>
          </table:table-cell>
          <table:table-cell office:value-type="float" office:value="7.879" calcext:value-type="float">
            <text:p>7.879</text:p>
          </table:table-cell>
          <table:table-cell office:value-type="float" office:value="11.364" calcext:value-type="float">
            <text:p>11.364</text:p>
          </table:table-cell>
          <table:table-cell office:value-type="float" office:value="13.591" calcext:value-type="float">
            <text:p>13.591</text:p>
          </table:table-cell>
          <table:table-cell office:value-type="float" office:value="8.363" calcext:value-type="float">
            <text:p>8.363</text:p>
          </table:table-cell>
          <table:table-cell office:value-type="float" office:value="7.818" calcext:value-type="float">
            <text:p>7.818</text:p>
          </table:table-cell>
          <table:table-cell office:value-type="float" office:value="19.886" calcext:value-type="float">
            <text:p>19.886</text:p>
          </table:table-cell>
          <table:table-cell office:value-type="float" office:value="12.706" calcext:value-type="float">
            <text:p>12.706</text:p>
          </table:table-cell>
          <table:table-cell office:value-type="float" office:value="8.574" calcext:value-type="float">
            <text:p>8.574</text:p>
          </table:table-cell>
          <table:table-cell office:value-type="float" office:value="15.871" calcext:value-type="float">
            <text:p>15.871</text:p>
          </table:table-cell>
          <table:table-cell office:value-type="float" office:value="20.28" calcext:value-type="float">
            <text:p>20.28</text:p>
          </table:table-cell>
          <table:table-cell office:value-type="float" office:value="32.527" calcext:value-type="float">
            <text:p>32.527</text:p>
          </table:table-cell>
          <table:table-cell office:value-type="float" office:value="18.277" calcext:value-type="float">
            <text:p>18.277</text:p>
          </table:table-cell>
          <table:table-cell office:value-type="float" office:value="0.000000273700352109385" calcext:value-type="float">
            <text:p>2.74E-07</text:p>
          </table:table-cell>
          <table:table-cell office:value-type="float" office:value="49853300" calcext:value-type="float">
            <text:p>49853300</text:p>
          </table:table-cell>
        </table:table-row>
        <table:table-row table:style-name="ro1">
          <table:table-cell office:value-type="string" calcext:value-type="string">
            <text:p>mel-228-30.0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9.336" calcext:value-type="float">
            <text:p>9.336</text:p>
          </table:table-cell>
          <table:table-cell office:value-type="float" office:value="14.71" calcext:value-type="float">
            <text:p>14.71</text:p>
          </table:table-cell>
          <table:table-cell office:value-type="float" office:value="14.012" calcext:value-type="float">
            <text:p>14.012</text:p>
          </table:table-cell>
          <table:table-cell office:value-type="float" office:value="8.337" calcext:value-type="float">
            <text:p>8.337</text:p>
          </table:table-cell>
          <table:table-cell office:value-type="float" office:value="10.856" calcext:value-type="float">
            <text:p>10.856</text:p>
          </table:table-cell>
          <table:table-cell office:value-type="float" office:value="16.755" calcext:value-type="float">
            <text:p>16.755</text:p>
          </table:table-cell>
          <table:table-cell office:value-type="float" office:value="14.165" calcext:value-type="float">
            <text:p>14.165</text:p>
          </table:table-cell>
          <table:table-cell office:value-type="float" office:value="11.876" calcext:value-type="float">
            <text:p>11.876</text:p>
          </table:table-cell>
          <table:table-cell office:value-type="float" office:value="7.819" calcext:value-type="float">
            <text:p>7.819</text:p>
          </table:table-cell>
          <table:table-cell office:value-type="float" office:value="11.391" calcext:value-type="float">
            <text:p>11.391</text:p>
          </table:table-cell>
          <table:table-cell office:value-type="float" office:value="13.585" calcext:value-type="float">
            <text:p>13.585</text:p>
          </table:table-cell>
          <table:table-cell office:value-type="float" office:value="8.331" calcext:value-type="float">
            <text:p>8.331</text:p>
          </table:table-cell>
          <table:table-cell office:value-type="float" office:value="7.818" calcext:value-type="float">
            <text:p>7.818</text:p>
          </table:table-cell>
          <table:table-cell office:value-type="float" office:value="19.902" calcext:value-type="float">
            <text:p>19.902</text:p>
          </table:table-cell>
          <table:table-cell office:value-type="float" office:value="12.721" calcext:value-type="float">
            <text:p>12.721</text:p>
          </table:table-cell>
          <table:table-cell office:value-type="float" office:value="8.554" calcext:value-type="float">
            <text:p>8.554</text:p>
          </table:table-cell>
          <table:table-cell office:value-type="float" office:value="15.872" calcext:value-type="float">
            <text:p>15.872</text:p>
          </table:table-cell>
          <table:table-cell office:value-type="float" office:value="20.32" calcext:value-type="float">
            <text:p>20.32</text:p>
          </table:table-cell>
          <table:table-cell office:value-type="float" office:value="32.296" calcext:value-type="float">
            <text:p>32.296</text:p>
          </table:table-cell>
          <table:table-cell office:value-type="float" office:value="18.199" calcext:value-type="float">
            <text:p>18.199</text:p>
          </table:table-cell>
          <table:table-cell office:value-type="float" office:value="0.000000274337232831078" calcext:value-type="float">
            <text:p>2.74E-07</text:p>
          </table:table-cell>
          <table:table-cell office:value-type="float" office:value="49804065" calcext:value-type="float">
            <text:p>49804065</text:p>
          </table:table-cell>
        </table:table-row>
        <table:table-row table:style-name="ro1">
          <table:table-cell office:value-type="string" calcext:value-type="string">
            <text:p>mel-216-15.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9.324" calcext:value-type="float">
            <text:p>9.324</text:p>
          </table:table-cell>
          <table:table-cell office:value-type="float" office:value="14.746" calcext:value-type="float">
            <text:p>14.746</text:p>
          </table:table-cell>
          <table:table-cell office:value-type="float" office:value="13.928" calcext:value-type="float">
            <text:p>13.928</text:p>
          </table:table-cell>
          <table:table-cell office:value-type="float" office:value="8.451" calcext:value-type="float">
            <text:p>8.451</text:p>
          </table:table-cell>
          <table:table-cell office:value-type="float" office:value="10.831" calcext:value-type="float">
            <text:p>10.831</text:p>
          </table:table-cell>
          <table:table-cell office:value-type="float" office:value="16.624" calcext:value-type="float">
            <text:p>16.624</text:p>
          </table:table-cell>
          <table:table-cell office:value-type="float" office:value="14.143" calcext:value-type="float">
            <text:p>14.143</text:p>
          </table:table-cell>
          <table:table-cell office:value-type="float" office:value="11.871" calcext:value-type="float">
            <text:p>11.871</text:p>
          </table:table-cell>
          <table:table-cell office:value-type="float" office:value="7.814" calcext:value-type="float">
            <text:p>7.814</text:p>
          </table:table-cell>
          <table:table-cell office:value-type="float" office:value="11.355" calcext:value-type="float">
            <text:p>11.355</text:p>
          </table:table-cell>
          <table:table-cell office:value-type="float" office:value="13.562" calcext:value-type="float">
            <text:p>13.562</text:p>
          </table:table-cell>
          <table:table-cell office:value-type="float" office:value="8.385" calcext:value-type="float">
            <text:p>8.385</text:p>
          </table:table-cell>
          <table:table-cell office:value-type="float" office:value="7.815" calcext:value-type="float">
            <text:p>7.815</text:p>
          </table:table-cell>
          <table:table-cell office:value-type="float" office:value="19.774" calcext:value-type="float">
            <text:p>19.774</text:p>
          </table:table-cell>
          <table:table-cell office:value-type="float" office:value="12.61" calcext:value-type="float">
            <text:p>12.61</text:p>
          </table:table-cell>
          <table:table-cell office:value-type="float" office:value="8.447" calcext:value-type="float">
            <text:p>8.447</text:p>
          </table:table-cell>
          <table:table-cell office:value-type="float" office:value="15.831" calcext:value-type="float">
            <text:p>15.831</text:p>
          </table:table-cell>
          <table:table-cell office:value-type="float" office:value="20.165" calcext:value-type="float">
            <text:p>20.165</text:p>
          </table:table-cell>
          <table:table-cell office:value-type="float" office:value="32.237" calcext:value-type="float">
            <text:p>32.237</text:p>
          </table:table-cell>
          <table:table-cell office:value-type="float" office:value="18.237" calcext:value-type="float">
            <text:p>18.237</text:p>
          </table:table-cell>
          <table:table-cell office:value-type="float" office:value="0.000000272552412914296" calcext:value-type="float">
            <text:p>2.73E-07</text:p>
          </table:table-cell>
          <table:table-cell office:value-type="float" office:value="50105517" calcext:value-type="float">
            <text:p>50105517</text:p>
          </table:table-cell>
        </table:table-row>
        <table:table-row table:style-name="ro1">
          <table:table-cell office:value-type="string" calcext:value-type="string">
            <text:p>mel-216-22.5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9.598" calcext:value-type="float">
            <text:p>9.598</text:p>
          </table:table-cell>
          <table:table-cell office:value-type="float" office:value="14.721" calcext:value-type="float">
            <text:p>14.721</text:p>
          </table:table-cell>
          <table:table-cell office:value-type="float" office:value="14.102" calcext:value-type="float">
            <text:p>14.102</text:p>
          </table:table-cell>
          <table:table-cell office:value-type="float" office:value="8.247" calcext:value-type="float">
            <text:p>8.247</text:p>
          </table:table-cell>
          <table:table-cell office:value-type="float" office:value="10.894" calcext:value-type="float">
            <text:p>10.894</text:p>
          </table:table-cell>
          <table:table-cell office:value-type="float" office:value="16.522" calcext:value-type="float">
            <text:p>16.522</text:p>
          </table:table-cell>
          <table:table-cell office:value-type="float" office:value="14.14" calcext:value-type="float">
            <text:p>14.14</text:p>
          </table:table-cell>
          <table:table-cell office:value-type="float" office:value="11.841" calcext:value-type="float">
            <text:p>11.841</text:p>
          </table:table-cell>
          <table:table-cell office:value-type="float" office:value="7.789" calcext:value-type="float">
            <text:p>7.789</text:p>
          </table:table-cell>
          <table:table-cell office:value-type="float" office:value="11.358" calcext:value-type="float">
            <text:p>11.358</text:p>
          </table:table-cell>
          <table:table-cell office:value-type="float" office:value="13.671" calcext:value-type="float">
            <text:p>13.671</text:p>
          </table:table-cell>
          <table:table-cell office:value-type="float" office:value="8.266" calcext:value-type="float">
            <text:p>8.266</text:p>
          </table:table-cell>
          <table:table-cell office:value-type="float" office:value="7.814" calcext:value-type="float">
            <text:p>7.814</text:p>
          </table:table-cell>
          <table:table-cell office:value-type="float" office:value="19.927" calcext:value-type="float">
            <text:p>19.927</text:p>
          </table:table-cell>
          <table:table-cell office:value-type="float" office:value="12.668" calcext:value-type="float">
            <text:p>12.668</text:p>
          </table:table-cell>
          <table:table-cell office:value-type="float" office:value="8.635" calcext:value-type="float">
            <text:p>8.635</text:p>
          </table:table-cell>
          <table:table-cell office:value-type="float" office:value="15.803" calcext:value-type="float">
            <text:p>15.803</text:p>
          </table:table-cell>
          <table:table-cell office:value-type="float" office:value="20.237" calcext:value-type="float">
            <text:p>20.237</text:p>
          </table:table-cell>
          <table:table-cell office:value-type="float" office:value="32.545" calcext:value-type="float">
            <text:p>32.545</text:p>
          </table:table-cell>
          <table:table-cell office:value-type="float" office:value="18.354" calcext:value-type="float">
            <text:p>18.354</text:p>
          </table:table-cell>
          <table:table-cell office:value-type="float" office:value="0.00000027488096532863" calcext:value-type="float">
            <text:p>2.75E-07</text:p>
          </table:table-cell>
          <table:table-cell office:value-type="float" office:value="49955570" calcext:value-type="float">
            <text:p>49955570</text:p>
          </table:table-cell>
        </table:table-row>
        <table:table-row table:style-name="ro1">
          <table:table-cell office:value-type="string" calcext:value-type="string">
            <text:p>mel-282-25.0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9.51" calcext:value-type="float">
            <text:p>9.51</text:p>
          </table:table-cell>
          <table:table-cell office:value-type="float" office:value="13.976" calcext:value-type="float">
            <text:p>13.976</text:p>
          </table:table-cell>
          <table:table-cell office:value-type="float" office:value="14.419" calcext:value-type="float">
            <text:p>14.419</text:p>
          </table:table-cell>
          <table:table-cell office:value-type="float" office:value="8.909" calcext:value-type="float">
            <text:p>8.909</text:p>
          </table:table-cell>
          <table:table-cell office:value-type="float" office:value="11.041" calcext:value-type="float">
            <text:p>11.041</text:p>
          </table:table-cell>
          <table:table-cell office:value-type="float" office:value="17.091" calcext:value-type="float">
            <text:p>17.091</text:p>
          </table:table-cell>
          <table:table-cell office:value-type="float" office:value="14.137" calcext:value-type="float">
            <text:p>14.137</text:p>
          </table:table-cell>
          <table:table-cell office:value-type="float" office:value="12.048" calcext:value-type="float">
            <text:p>12.048</text:p>
          </table:table-cell>
          <table:table-cell office:value-type="float" office:value="7.708" calcext:value-type="float">
            <text:p>7.708</text:p>
          </table:table-cell>
          <table:table-cell office:value-type="float" office:value="11.156" calcext:value-type="float">
            <text:p>11.156</text:p>
          </table:table-cell>
          <table:table-cell office:value-type="float" office:value="13.69" calcext:value-type="float">
            <text:p>13.69</text:p>
          </table:table-cell>
          <table:table-cell office:value-type="float" office:value="8.406" calcext:value-type="float">
            <text:p>8.406</text:p>
          </table:table-cell>
          <table:table-cell office:value-type="float" office:value="7.814" calcext:value-type="float">
            <text:p>7.814</text:p>
          </table:table-cell>
          <table:table-cell office:value-type="float" office:value="19.964" calcext:value-type="float">
            <text:p>19.964</text:p>
          </table:table-cell>
          <table:table-cell office:value-type="float" office:value="12.739" calcext:value-type="float">
            <text:p>12.739</text:p>
          </table:table-cell>
          <table:table-cell office:value-type="float" office:value="8.601" calcext:value-type="float">
            <text:p>8.601</text:p>
          </table:table-cell>
          <table:table-cell office:value-type="float" office:value="15.786" calcext:value-type="float">
            <text:p>15.786</text:p>
          </table:table-cell>
          <table:table-cell office:value-type="float" office:value="20.292" calcext:value-type="float">
            <text:p>20.292</text:p>
          </table:table-cell>
          <table:table-cell office:value-type="float" office:value="32.351" calcext:value-type="float">
            <text:p>32.351</text:p>
          </table:table-cell>
          <table:table-cell office:value-type="float" office:value="18.166" calcext:value-type="float">
            <text:p>18.166</text:p>
          </table:table-cell>
          <table:table-cell office:value-type="float" office:value="0.000000277368384258045" calcext:value-type="float">
            <text:p>2.77E-07</text:p>
          </table:table-cell>
          <table:table-cell office:value-type="float" office:value="49891485" calcext:value-type="float">
            <text:p>49891485</text:p>
          </table:table-cell>
        </table:table-row>
        <table:table-row table:style-name="ro1">
          <table:table-cell office:value-type="string" calcext:value-type="string">
            <text:p>mel-252-17.5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9.547" calcext:value-type="float">
            <text:p>9.547</text:p>
          </table:table-cell>
          <table:table-cell office:value-type="float" office:value="14.248" calcext:value-type="float">
            <text:p>14.248</text:p>
          </table:table-cell>
          <table:table-cell office:value-type="float" office:value="14.381" calcext:value-type="float">
            <text:p>14.381</text:p>
          </table:table-cell>
          <table:table-cell office:value-type="float" office:value="8.606" calcext:value-type="float">
            <text:p>8.606</text:p>
          </table:table-cell>
          <table:table-cell office:value-type="float" office:value="10.827" calcext:value-type="float">
            <text:p>10.827</text:p>
          </table:table-cell>
          <table:table-cell office:value-type="float" office:value="16.834" calcext:value-type="float">
            <text:p>16.834</text:p>
          </table:table-cell>
          <table:table-cell office:value-type="float" office:value="14.167" calcext:value-type="float">
            <text:p>14.167</text:p>
          </table:table-cell>
          <table:table-cell office:value-type="float" office:value="11.876" calcext:value-type="float">
            <text:p>11.876</text:p>
          </table:table-cell>
          <table:table-cell office:value-type="float" office:value="7.799" calcext:value-type="float">
            <text:p>7.799</text:p>
          </table:table-cell>
          <table:table-cell office:value-type="float" office:value="11.207" calcext:value-type="float">
            <text:p>11.207</text:p>
          </table:table-cell>
          <table:table-cell office:value-type="float" office:value="13.681" calcext:value-type="float">
            <text:p>13.681</text:p>
          </table:table-cell>
          <table:table-cell office:value-type="float" office:value="8.352" calcext:value-type="float">
            <text:p>8.352</text:p>
          </table:table-cell>
          <table:table-cell office:value-type="float" office:value="7.812" calcext:value-type="float">
            <text:p>7.812</text:p>
          </table:table-cell>
          <table:table-cell office:value-type="float" office:value="19.899" calcext:value-type="float">
            <text:p>19.899</text:p>
          </table:table-cell>
          <table:table-cell office:value-type="float" office:value="12.655" calcext:value-type="float">
            <text:p>12.655</text:p>
          </table:table-cell>
          <table:table-cell office:value-type="float" office:value="8.538" calcext:value-type="float">
            <text:p>8.538</text:p>
          </table:table-cell>
          <table:table-cell office:value-type="float" office:value="15.861" calcext:value-type="float">
            <text:p>15.861</text:p>
          </table:table-cell>
          <table:table-cell office:value-type="float" office:value="20.212" calcext:value-type="float">
            <text:p>20.212</text:p>
          </table:table-cell>
          <table:table-cell office:value-type="float" office:value="32.363" calcext:value-type="float">
            <text:p>32.363</text:p>
          </table:table-cell>
          <table:table-cell office:value-type="float" office:value="18.28" calcext:value-type="float">
            <text:p>18.28</text:p>
          </table:table-cell>
          <table:table-cell office:value-type="float" office:value="0.000000277417388903418" calcext:value-type="float">
            <text:p>2.77E-07</text:p>
          </table:table-cell>
          <table:table-cell office:value-type="float" office:value="50046689" calcext:value-type="float">
            <text:p>50046689</text:p>
          </table:table-cell>
        </table:table-row>
        <table:table-row table:style-name="ro1">
          <table:table-cell office:value-type="string" calcext:value-type="string">
            <text:p>mel-270-15.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9.503" calcext:value-type="float">
            <text:p>9.503</text:p>
          </table:table-cell>
          <table:table-cell office:value-type="float" office:value="14.052" calcext:value-type="float">
            <text:p>14.052</text:p>
          </table:table-cell>
          <table:table-cell office:value-type="float" office:value="14.275" calcext:value-type="float">
            <text:p>14.275</text:p>
          </table:table-cell>
          <table:table-cell office:value-type="float" office:value="8.581" calcext:value-type="float">
            <text:p>8.581</text:p>
          </table:table-cell>
          <table:table-cell office:value-type="float" office:value="10.921" calcext:value-type="float">
            <text:p>10.921</text:p>
          </table:table-cell>
          <table:table-cell office:value-type="float" office:value="17.002" calcext:value-type="float">
            <text:p>17.002</text:p>
          </table:table-cell>
          <table:table-cell office:value-type="float" office:value="14.144" calcext:value-type="float">
            <text:p>14.144</text:p>
          </table:table-cell>
          <table:table-cell office:value-type="float" office:value="11.949" calcext:value-type="float">
            <text:p>11.949</text:p>
          </table:table-cell>
          <table:table-cell office:value-type="float" office:value="7.669" calcext:value-type="float">
            <text:p>7.669</text:p>
          </table:table-cell>
          <table:table-cell office:value-type="float" office:value="11.154" calcext:value-type="float">
            <text:p>11.154</text:p>
          </table:table-cell>
          <table:table-cell office:value-type="float" office:value="13.679" calcext:value-type="float">
            <text:p>13.679</text:p>
          </table:table-cell>
          <table:table-cell office:value-type="float" office:value="8.412" calcext:value-type="float">
            <text:p>8.412</text:p>
          </table:table-cell>
          <table:table-cell office:value-type="float" office:value="7.808" calcext:value-type="float">
            <text:p>7.808</text:p>
          </table:table-cell>
          <table:table-cell office:value-type="float" office:value="19.939" calcext:value-type="float">
            <text:p>19.939</text:p>
          </table:table-cell>
          <table:table-cell office:value-type="float" office:value="12.628" calcext:value-type="float">
            <text:p>12.628</text:p>
          </table:table-cell>
          <table:table-cell office:value-type="float" office:value="8.512" calcext:value-type="float">
            <text:p>8.512</text:p>
          </table:table-cell>
          <table:table-cell office:value-type="float" office:value="15.811" calcext:value-type="float">
            <text:p>15.811</text:p>
          </table:table-cell>
          <table:table-cell office:value-type="float" office:value="20.203" calcext:value-type="float">
            <text:p>20.203</text:p>
          </table:table-cell>
          <table:table-cell office:value-type="float" office:value="32.683" calcext:value-type="float">
            <text:p>32.683</text:p>
          </table:table-cell>
          <table:table-cell office:value-type="float" office:value="18.108" calcext:value-type="float">
            <text:p>18.108</text:p>
          </table:table-cell>
          <table:table-cell office:value-type="float" office:value="0.0000002747141593445" calcext:value-type="float">
            <text:p>2.75E-07</text:p>
          </table:table-cell>
          <table:table-cell office:value-type="float" office:value="50093537" calcext:value-type="float">
            <text:p>50093537</text:p>
          </table:table-cell>
        </table:table-row>
        <table:table-row table:style-name="ro1">
          <table:table-cell office:value-type="string" calcext:value-type="string">
            <text:p>mel-252-27.5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9.634" calcext:value-type="float">
            <text:p>9.634</text:p>
          </table:table-cell>
          <table:table-cell office:value-type="float" office:value="14.318" calcext:value-type="float">
            <text:p>14.318</text:p>
          </table:table-cell>
          <table:table-cell office:value-type="float" office:value="14.351" calcext:value-type="float">
            <text:p>14.351</text:p>
          </table:table-cell>
          <table:table-cell office:value-type="float" office:value="8.591" calcext:value-type="float">
            <text:p>8.591</text:p>
          </table:table-cell>
          <table:table-cell office:value-type="float" office:value="10.816" calcext:value-type="float">
            <text:p>10.816</text:p>
          </table:table-cell>
          <table:table-cell office:value-type="float" office:value="16.847" calcext:value-type="float">
            <text:p>16.847</text:p>
          </table:table-cell>
          <table:table-cell office:value-type="float" office:value="14.173" calcext:value-type="float">
            <text:p>14.173</text:p>
          </table:table-cell>
          <table:table-cell office:value-type="float" office:value="11.887" calcext:value-type="float">
            <text:p>11.887</text:p>
          </table:table-cell>
          <table:table-cell office:value-type="float" office:value="7.821" calcext:value-type="float">
            <text:p>7.821</text:p>
          </table:table-cell>
          <table:table-cell office:value-type="float" office:value="11.256" calcext:value-type="float">
            <text:p>11.256</text:p>
          </table:table-cell>
          <table:table-cell office:value-type="float" office:value="13.658" calcext:value-type="float">
            <text:p>13.658</text:p>
          </table:table-cell>
          <table:table-cell office:value-type="float" office:value="8.375" calcext:value-type="float">
            <text:p>8.375</text:p>
          </table:table-cell>
          <table:table-cell office:value-type="float" office:value="7.807" calcext:value-type="float">
            <text:p>7.807</text:p>
          </table:table-cell>
          <table:table-cell office:value-type="float" office:value="19.938" calcext:value-type="float">
            <text:p>19.938</text:p>
          </table:table-cell>
          <table:table-cell office:value-type="float" office:value="12.728" calcext:value-type="float">
            <text:p>12.728</text:p>
          </table:table-cell>
          <table:table-cell office:value-type="float" office:value="8.601" calcext:value-type="float">
            <text:p>8.601</text:p>
          </table:table-cell>
          <table:table-cell office:value-type="float" office:value="15.789" calcext:value-type="float">
            <text:p>15.789</text:p>
          </table:table-cell>
          <table:table-cell office:value-type="float" office:value="20.3" calcext:value-type="float">
            <text:p>20.3</text:p>
          </table:table-cell>
          <table:table-cell office:value-type="float" office:value="32.449" calcext:value-type="float">
            <text:p>32.449</text:p>
          </table:table-cell>
          <table:table-cell office:value-type="float" office:value="18.23" calcext:value-type="float">
            <text:p>18.23</text:p>
          </table:table-cell>
          <table:table-cell office:value-type="float" office:value="0.000000277984524545521" calcext:value-type="float">
            <text:p>2.78E-07</text:p>
          </table:table-cell>
          <table:table-cell office:value-type="float" office:value="49847831" calcext:value-type="float">
            <text:p>49847831</text:p>
          </table:table-cell>
        </table:table-row>
        <table:table-row table:style-name="ro1">
          <table:table-cell office:value-type="string" calcext:value-type="string">
            <text:p>mel-228-15.0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9.509" calcext:value-type="float">
            <text:p>9.509</text:p>
          </table:table-cell>
          <table:table-cell office:value-type="float" office:value="14.545" calcext:value-type="float">
            <text:p>14.545</text:p>
          </table:table-cell>
          <table:table-cell office:value-type="float" office:value="13.973" calcext:value-type="float">
            <text:p>13.973</text:p>
          </table:table-cell>
          <table:table-cell office:value-type="float" office:value="8.381" calcext:value-type="float">
            <text:p>8.381</text:p>
          </table:table-cell>
          <table:table-cell office:value-type="float" office:value="10.846" calcext:value-type="float">
            <text:p>10.846</text:p>
          </table:table-cell>
          <table:table-cell office:value-type="float" office:value="16.723" calcext:value-type="float">
            <text:p>16.723</text:p>
          </table:table-cell>
          <table:table-cell office:value-type="float" office:value="14.082" calcext:value-type="float">
            <text:p>14.082</text:p>
          </table:table-cell>
          <table:table-cell office:value-type="float" office:value="11.837" calcext:value-type="float">
            <text:p>11.837</text:p>
          </table:table-cell>
          <table:table-cell office:value-type="float" office:value="7.826" calcext:value-type="float">
            <text:p>7.826</text:p>
          </table:table-cell>
          <table:table-cell office:value-type="float" office:value="11.3" calcext:value-type="float">
            <text:p>11.3</text:p>
          </table:table-cell>
          <table:table-cell office:value-type="float" office:value="13.628" calcext:value-type="float">
            <text:p>13.628</text:p>
          </table:table-cell>
          <table:table-cell office:value-type="float" office:value="8.337" calcext:value-type="float">
            <text:p>8.337</text:p>
          </table:table-cell>
          <table:table-cell office:value-type="float" office:value="7.807" calcext:value-type="float">
            <text:p>7.807</text:p>
          </table:table-cell>
          <table:table-cell office:value-type="float" office:value="19.814" calcext:value-type="float">
            <text:p>19.814</text:p>
          </table:table-cell>
          <table:table-cell office:value-type="float" office:value="12.619" calcext:value-type="float">
            <text:p>12.619</text:p>
          </table:table-cell>
          <table:table-cell office:value-type="float" office:value="8.458" calcext:value-type="float">
            <text:p>8.458</text:p>
          </table:table-cell>
          <table:table-cell office:value-type="float" office:value="15.798" calcext:value-type="float">
            <text:p>15.798</text:p>
          </table:table-cell>
          <table:table-cell office:value-type="float" office:value="20.188" calcext:value-type="float">
            <text:p>20.188</text:p>
          </table:table-cell>
          <table:table-cell office:value-type="float" office:value="32.535" calcext:value-type="float">
            <text:p>32.535</text:p>
          </table:table-cell>
          <table:table-cell office:value-type="float" office:value="18.317" calcext:value-type="float">
            <text:p>18.317</text:p>
          </table:table-cell>
          <table:table-cell office:value-type="float" office:value="0.000000272752181597952" calcext:value-type="float">
            <text:p>2.73E-07</text:p>
          </table:table-cell>
          <table:table-cell office:value-type="float" office:value="50102452" calcext:value-type="float">
            <text:p>50102452</text:p>
          </table:table-cell>
        </table:table-row>
        <table:table-row table:style-name="ro1">
          <table:table-cell office:value-type="string" calcext:value-type="string">
            <text:p>mel-234-30.0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9.534" calcext:value-type="float">
            <text:p>9.534</text:p>
          </table:table-cell>
          <table:table-cell office:value-type="float" office:value="14.694" calcext:value-type="float">
            <text:p>14.694</text:p>
          </table:table-cell>
          <table:table-cell office:value-type="float" office:value="14.099" calcext:value-type="float">
            <text:p>14.099</text:p>
          </table:table-cell>
          <table:table-cell office:value-type="float" office:value="8.536" calcext:value-type="float">
            <text:p>8.536</text:p>
          </table:table-cell>
          <table:table-cell office:value-type="float" office:value="10.953" calcext:value-type="float">
            <text:p>10.953</text:p>
          </table:table-cell>
          <table:table-cell office:value-type="float" office:value="16.81" calcext:value-type="float">
            <text:p>16.81</text:p>
          </table:table-cell>
          <table:table-cell office:value-type="float" office:value="14.266" calcext:value-type="float">
            <text:p>14.266</text:p>
          </table:table-cell>
          <table:table-cell office:value-type="float" office:value="11.976" calcext:value-type="float">
            <text:p>11.976</text:p>
          </table:table-cell>
          <table:table-cell office:value-type="float" office:value="7.836" calcext:value-type="float">
            <text:p>7.836</text:p>
          </table:table-cell>
          <table:table-cell office:value-type="float" office:value="11.405" calcext:value-type="float">
            <text:p>11.405</text:p>
          </table:table-cell>
          <table:table-cell office:value-type="float" office:value="13.642" calcext:value-type="float">
            <text:p>13.642</text:p>
          </table:table-cell>
          <table:table-cell office:value-type="float" office:value="8.373" calcext:value-type="float">
            <text:p>8.373</text:p>
          </table:table-cell>
          <table:table-cell office:value-type="float" office:value="7.801" calcext:value-type="float">
            <text:p>7.801</text:p>
          </table:table-cell>
          <table:table-cell office:value-type="float" office:value="19.956" calcext:value-type="float">
            <text:p>19.956</text:p>
          </table:table-cell>
          <table:table-cell office:value-type="float" office:value="12.703" calcext:value-type="float">
            <text:p>12.703</text:p>
          </table:table-cell>
          <table:table-cell office:value-type="float" office:value="8.569" calcext:value-type="float">
            <text:p>8.569</text:p>
          </table:table-cell>
          <table:table-cell office:value-type="float" office:value="15.838" calcext:value-type="float">
            <text:p>15.838</text:p>
          </table:table-cell>
          <table:table-cell office:value-type="float" office:value="20.292" calcext:value-type="float">
            <text:p>20.292</text:p>
          </table:table-cell>
          <table:table-cell office:value-type="float" office:value="32.547" calcext:value-type="float">
            <text:p>32.547</text:p>
          </table:table-cell>
          <table:table-cell office:value-type="float" office:value="18.277" calcext:value-type="float">
            <text:p>18.277</text:p>
          </table:table-cell>
          <table:table-cell office:value-type="float" office:value="0.000000278520249127824" calcext:value-type="float">
            <text:p>2.79E-07</text:p>
          </table:table-cell>
          <table:table-cell office:value-type="float" office:value="49802610" calcext:value-type="float">
            <text:p>49802610</text:p>
          </table:table-cell>
        </table:table-row>
        <table:table-row table:style-name="ro1">
          <table:table-cell office:value-type="string" calcext:value-type="string">
            <text:p>mel-276-25.0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9.512" calcext:value-type="float">
            <text:p>9.512</text:p>
          </table:table-cell>
          <table:table-cell office:value-type="float" office:value="14.07" calcext:value-type="float">
            <text:p>14.07</text:p>
          </table:table-cell>
          <table:table-cell office:value-type="float" office:value="14.514" calcext:value-type="float">
            <text:p>14.514</text:p>
          </table:table-cell>
          <table:table-cell office:value-type="float" office:value="8.785" calcext:value-type="float">
            <text:p>8.785</text:p>
          </table:table-cell>
          <table:table-cell office:value-type="float" office:value="10.977" calcext:value-type="float">
            <text:p>10.977</text:p>
          </table:table-cell>
          <table:table-cell office:value-type="float" office:value="17.032" calcext:value-type="float">
            <text:p>17.032</text:p>
          </table:table-cell>
          <table:table-cell office:value-type="float" office:value="14.21" calcext:value-type="float">
            <text:p>14.21</text:p>
          </table:table-cell>
          <table:table-cell office:value-type="float" office:value="12.02" calcext:value-type="float">
            <text:p>12.02</text:p>
          </table:table-cell>
          <table:table-cell office:value-type="float" office:value="7.721" calcext:value-type="float">
            <text:p>7.721</text:p>
          </table:table-cell>
          <table:table-cell office:value-type="float" office:value="11.193" calcext:value-type="float">
            <text:p>11.193</text:p>
          </table:table-cell>
          <table:table-cell office:value-type="float" office:value="13.752" calcext:value-type="float">
            <text:p>13.752</text:p>
          </table:table-cell>
          <table:table-cell office:value-type="float" office:value="8.357" calcext:value-type="float">
            <text:p>8.357</text:p>
          </table:table-cell>
          <table:table-cell office:value-type="float" office:value="7.8" calcext:value-type="float">
            <text:p>7.8</text:p>
          </table:table-cell>
          <table:table-cell office:value-type="float" office:value="19.966" calcext:value-type="float">
            <text:p>19.966</text:p>
          </table:table-cell>
          <table:table-cell office:value-type="float" office:value="12.758" calcext:value-type="float">
            <text:p>12.758</text:p>
          </table:table-cell>
          <table:table-cell office:value-type="float" office:value="8.589" calcext:value-type="float">
            <text:p>8.589</text:p>
          </table:table-cell>
          <table:table-cell office:value-type="float" office:value="15.769" calcext:value-type="float">
            <text:p>15.769</text:p>
          </table:table-cell>
          <table:table-cell office:value-type="float" office:value="20.296" calcext:value-type="float">
            <text:p>20.296</text:p>
          </table:table-cell>
          <table:table-cell office:value-type="float" office:value="32.607" calcext:value-type="float">
            <text:p>32.607</text:p>
          </table:table-cell>
          <table:table-cell office:value-type="float" office:value="18.21" calcext:value-type="float">
            <text:p>18.21</text:p>
          </table:table-cell>
          <table:table-cell office:value-type="float" office:value="0.000000276551563714647" calcext:value-type="float">
            <text:p>2.77E-07</text:p>
          </table:table-cell>
          <table:table-cell office:value-type="float" office:value="49892686" calcext:value-type="float">
            <text:p>49892686</text:p>
          </table:table-cell>
        </table:table-row>
        <table:table-row table:style-name="ro1">
          <table:table-cell office:value-type="string" calcext:value-type="string">
            <text:p>mel-294-25.0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9.48" calcext:value-type="float">
            <text:p>9.48</text:p>
          </table:table-cell>
          <table:table-cell office:value-type="float" office:value="13.827" calcext:value-type="float">
            <text:p>13.827</text:p>
          </table:table-cell>
          <table:table-cell office:value-type="float" office:value="14.579" calcext:value-type="float">
            <text:p>14.579</text:p>
          </table:table-cell>
          <table:table-cell office:value-type="float" office:value="8.89" calcext:value-type="float">
            <text:p>8.89</text:p>
          </table:table-cell>
          <table:table-cell office:value-type="float" office:value="10.648" calcext:value-type="float">
            <text:p>10.648</text:p>
          </table:table-cell>
          <table:table-cell office:value-type="float" office:value="17.161" calcext:value-type="float">
            <text:p>17.161</text:p>
          </table:table-cell>
          <table:table-cell office:value-type="float" office:value="14.191" calcext:value-type="float">
            <text:p>14.191</text:p>
          </table:table-cell>
          <table:table-cell office:value-type="float" office:value="11.867" calcext:value-type="float">
            <text:p>11.867</text:p>
          </table:table-cell>
          <table:table-cell office:value-type="float" office:value="7.723" calcext:value-type="float">
            <text:p>7.723</text:p>
          </table:table-cell>
          <table:table-cell office:value-type="float" office:value="11.088" calcext:value-type="float">
            <text:p>11.088</text:p>
          </table:table-cell>
          <table:table-cell office:value-type="float" office:value="13.752" calcext:value-type="float">
            <text:p>13.752</text:p>
          </table:table-cell>
          <table:table-cell office:value-type="float" office:value="8.401" calcext:value-type="float">
            <text:p>8.401</text:p>
          </table:table-cell>
          <table:table-cell office:value-type="float" office:value="7.798" calcext:value-type="float">
            <text:p>7.798</text:p>
          </table:table-cell>
          <table:table-cell office:value-type="float" office:value="20.013" calcext:value-type="float">
            <text:p>20.013</text:p>
          </table:table-cell>
          <table:table-cell office:value-type="float" office:value="12.761" calcext:value-type="float">
            <text:p>12.761</text:p>
          </table:table-cell>
          <table:table-cell office:value-type="float" office:value="8.585" calcext:value-type="float">
            <text:p>8.585</text:p>
          </table:table-cell>
          <table:table-cell office:value-type="float" office:value="15.838" calcext:value-type="float">
            <text:p>15.838</text:p>
          </table:table-cell>
          <table:table-cell office:value-type="float" office:value="20.306" calcext:value-type="float">
            <text:p>20.306</text:p>
          </table:table-cell>
          <table:table-cell office:value-type="float" office:value="32.601" calcext:value-type="float">
            <text:p>32.601</text:p>
          </table:table-cell>
          <table:table-cell office:value-type="float" office:value="18.268" calcext:value-type="float">
            <text:p>18.268</text:p>
          </table:table-cell>
          <table:table-cell office:value-type="float" office:value="0.000000279610874385238" calcext:value-type="float">
            <text:p>2.80E-07</text:p>
          </table:table-cell>
          <table:table-cell office:value-type="float" office:value="49889810" calcext:value-type="float">
            <text:p>49889810</text:p>
          </table:table-cell>
        </table:table-row>
        <table:table-row table:style-name="ro1">
          <table:table-cell office:value-type="string" calcext:value-type="string">
            <text:p>mel-282-22.5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9.464" calcext:value-type="float">
            <text:p>9.464</text:p>
          </table:table-cell>
          <table:table-cell office:value-type="float" office:value="13.951" calcext:value-type="float">
            <text:p>13.951</text:p>
          </table:table-cell>
          <table:table-cell office:value-type="float" office:value="14.327" calcext:value-type="float">
            <text:p>14.327</text:p>
          </table:table-cell>
          <table:table-cell office:value-type="float" office:value="8.884" calcext:value-type="float">
            <text:p>8.884</text:p>
          </table:table-cell>
          <table:table-cell office:value-type="float" office:value="10.611" calcext:value-type="float">
            <text:p>10.611</text:p>
          </table:table-cell>
          <table:table-cell office:value-type="float" office:value="17.05" calcext:value-type="float">
            <text:p>17.05</text:p>
          </table:table-cell>
          <table:table-cell office:value-type="float" office:value="14.144" calcext:value-type="float">
            <text:p>14.144</text:p>
          </table:table-cell>
          <table:table-cell office:value-type="float" office:value="11.917" calcext:value-type="float">
            <text:p>11.917</text:p>
          </table:table-cell>
          <table:table-cell office:value-type="float" office:value="7.709" calcext:value-type="float">
            <text:p>7.709</text:p>
          </table:table-cell>
          <table:table-cell office:value-type="float" office:value="11.12" calcext:value-type="float">
            <text:p>11.12</text:p>
          </table:table-cell>
          <table:table-cell office:value-type="float" office:value="13.627" calcext:value-type="float">
            <text:p>13.627</text:p>
          </table:table-cell>
          <table:table-cell office:value-type="float" office:value="8.406" calcext:value-type="float">
            <text:p>8.406</text:p>
          </table:table-cell>
          <table:table-cell office:value-type="float" office:value="7.795" calcext:value-type="float">
            <text:p>7.795</text:p>
          </table:table-cell>
          <table:table-cell office:value-type="float" office:value="19.972" calcext:value-type="float">
            <text:p>19.972</text:p>
          </table:table-cell>
          <table:table-cell office:value-type="float" office:value="12.72" calcext:value-type="float">
            <text:p>12.72</text:p>
          </table:table-cell>
          <table:table-cell office:value-type="float" office:value="8.605" calcext:value-type="float">
            <text:p>8.605</text:p>
          </table:table-cell>
          <table:table-cell office:value-type="float" office:value="15.775" calcext:value-type="float">
            <text:p>15.775</text:p>
          </table:table-cell>
          <table:table-cell office:value-type="float" office:value="20.281" calcext:value-type="float">
            <text:p>20.281</text:p>
          </table:table-cell>
          <table:table-cell office:value-type="float" office:value="32.455" calcext:value-type="float">
            <text:p>32.455</text:p>
          </table:table-cell>
          <table:table-cell office:value-type="float" office:value="18.209" calcext:value-type="float">
            <text:p>18.209</text:p>
          </table:table-cell>
          <table:table-cell office:value-type="float" office:value="0.000000276588648416011" calcext:value-type="float">
            <text:p>2.77E-07</text:p>
          </table:table-cell>
          <table:table-cell office:value-type="float" office:value="49941293" calcext:value-type="float">
            <text:p>49941293</text:p>
          </table:table-cell>
        </table:table-row>
        <table:table-row table:style-name="ro1">
          <table:table-cell office:value-type="string" calcext:value-type="string">
            <text:p>mel-222-32.5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9.614" calcext:value-type="float">
            <text:p>9.614</text:p>
          </table:table-cell>
          <table:table-cell office:value-type="float" office:value="14.6" calcext:value-type="float">
            <text:p>14.6</text:p>
          </table:table-cell>
          <table:table-cell office:value-type="float" office:value="14.059" calcext:value-type="float">
            <text:p>14.059</text:p>
          </table:table-cell>
          <table:table-cell office:value-type="float" office:value="9.029" calcext:value-type="float">
            <text:p>9.029</text:p>
          </table:table-cell>
          <table:table-cell office:value-type="float" office:value="10.838" calcext:value-type="float">
            <text:p>10.838</text:p>
          </table:table-cell>
          <table:table-cell office:value-type="float" office:value="16.629" calcext:value-type="float">
            <text:p>16.629</text:p>
          </table:table-cell>
          <table:table-cell office:value-type="float" office:value="14.165" calcext:value-type="float">
            <text:p>14.165</text:p>
          </table:table-cell>
          <table:table-cell office:value-type="float" office:value="11.77" calcext:value-type="float">
            <text:p>11.77</text:p>
          </table:table-cell>
          <table:table-cell office:value-type="float" office:value="7.796" calcext:value-type="float">
            <text:p>7.796</text:p>
          </table:table-cell>
          <table:table-cell office:value-type="float" office:value="11.346" calcext:value-type="float">
            <text:p>11.346</text:p>
          </table:table-cell>
          <table:table-cell office:value-type="float" office:value="13.628" calcext:value-type="float">
            <text:p>13.628</text:p>
          </table:table-cell>
          <table:table-cell office:value-type="float" office:value="8.398" calcext:value-type="float">
            <text:p>8.398</text:p>
          </table:table-cell>
          <table:table-cell office:value-type="float" office:value="7.794" calcext:value-type="float">
            <text:p>7.794</text:p>
          </table:table-cell>
          <table:table-cell office:value-type="float" office:value="19.856" calcext:value-type="float">
            <text:p>19.856</text:p>
          </table:table-cell>
          <table:table-cell office:value-type="float" office:value="12.702" calcext:value-type="float">
            <text:p>12.702</text:p>
          </table:table-cell>
          <table:table-cell office:value-type="float" office:value="8.525" calcext:value-type="float">
            <text:p>8.525</text:p>
          </table:table-cell>
          <table:table-cell office:value-type="float" office:value="15.835" calcext:value-type="float">
            <text:p>15.835</text:p>
          </table:table-cell>
          <table:table-cell office:value-type="float" office:value="20.289" calcext:value-type="float">
            <text:p>20.289</text:p>
          </table:table-cell>
          <table:table-cell office:value-type="float" office:value="32.587" calcext:value-type="float">
            <text:p>32.587</text:p>
          </table:table-cell>
          <table:table-cell office:value-type="float" office:value="18.317" calcext:value-type="float">
            <text:p>18.317</text:p>
          </table:table-cell>
          <table:table-cell office:value-type="float" office:value="0.000000274725077345501" calcext:value-type="float">
            <text:p>2.75E-07</text:p>
          </table:table-cell>
          <table:table-cell office:value-type="float" office:value="49756429" calcext:value-type="float">
            <text:p>49756429</text:p>
          </table:table-cell>
        </table:table-row>
        <table:table-row table:style-name="ro1">
          <table:table-cell office:value-type="string" calcext:value-type="string">
            <text:p>mel-246-15.0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9.662" calcext:value-type="float">
            <text:p>9.662</text:p>
          </table:table-cell>
          <table:table-cell office:value-type="float" office:value="14.358" calcext:value-type="float">
            <text:p>14.358</text:p>
          </table:table-cell>
          <table:table-cell office:value-type="float" office:value="14.342" calcext:value-type="float">
            <text:p>14.342</text:p>
          </table:table-cell>
          <table:table-cell office:value-type="float" office:value="8.701" calcext:value-type="float">
            <text:p>8.701</text:p>
          </table:table-cell>
          <table:table-cell office:value-type="float" office:value="10.859" calcext:value-type="float">
            <text:p>10.859</text:p>
          </table:table-cell>
          <table:table-cell office:value-type="float" office:value="16.803" calcext:value-type="float">
            <text:p>16.803</text:p>
          </table:table-cell>
          <table:table-cell office:value-type="float" office:value="14.325" calcext:value-type="float">
            <text:p>14.325</text:p>
          </table:table-cell>
          <table:table-cell office:value-type="float" office:value="11.984" calcext:value-type="float">
            <text:p>11.984</text:p>
          </table:table-cell>
          <table:table-cell office:value-type="float" office:value="7.812" calcext:value-type="float">
            <text:p>7.812</text:p>
          </table:table-cell>
          <table:table-cell office:value-type="float" office:value="11.237" calcext:value-type="float">
            <text:p>11.237</text:p>
          </table:table-cell>
          <table:table-cell office:value-type="float" office:value="13.674" calcext:value-type="float">
            <text:p>13.674</text:p>
          </table:table-cell>
          <table:table-cell office:value-type="float" office:value="8.336" calcext:value-type="float">
            <text:p>8.336</text:p>
          </table:table-cell>
          <table:table-cell office:value-type="float" office:value="7.792" calcext:value-type="float">
            <text:p>7.792</text:p>
          </table:table-cell>
          <table:table-cell office:value-type="float" office:value="19.918" calcext:value-type="float">
            <text:p>19.918</text:p>
          </table:table-cell>
          <table:table-cell office:value-type="float" office:value="12.661" calcext:value-type="float">
            <text:p>12.661</text:p>
          </table:table-cell>
          <table:table-cell office:value-type="float" office:value="8.524" calcext:value-type="float">
            <text:p>8.524</text:p>
          </table:table-cell>
          <table:table-cell office:value-type="float" office:value="15.875" calcext:value-type="float">
            <text:p>15.875</text:p>
          </table:table-cell>
          <table:table-cell office:value-type="float" office:value="20.224" calcext:value-type="float">
            <text:p>20.224</text:p>
          </table:table-cell>
          <table:table-cell office:value-type="float" office:value="32.627" calcext:value-type="float">
            <text:p>32.627</text:p>
          </table:table-cell>
          <table:table-cell office:value-type="float" office:value="18.328" calcext:value-type="float">
            <text:p>18.328</text:p>
          </table:table-cell>
          <table:table-cell office:value-type="float" office:value="0.00000027650740255125" calcext:value-type="float">
            <text:p>2.77E-07</text:p>
          </table:table-cell>
          <table:table-cell office:value-type="float" office:value="50098269" calcext:value-type="float">
            <text:p>50098269</text:p>
          </table:table-cell>
        </table:table-row>
        <table:table-row table:style-name="ro1">
          <table:table-cell office:value-type="string" calcext:value-type="string">
            <text:p>mel-264-17.5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9.308" calcext:value-type="float">
            <text:p>9.308</text:p>
          </table:table-cell>
          <table:table-cell office:value-type="float" office:value="14.162" calcext:value-type="float">
            <text:p>14.162</text:p>
          </table:table-cell>
          <table:table-cell office:value-type="float" office:value="14.392" calcext:value-type="float">
            <text:p>14.392</text:p>
          </table:table-cell>
          <table:table-cell office:value-type="float" office:value="8.349" calcext:value-type="float">
            <text:p>8.349</text:p>
          </table:table-cell>
          <table:table-cell office:value-type="float" office:value="10.901" calcext:value-type="float">
            <text:p>10.901</text:p>
          </table:table-cell>
          <table:table-cell office:value-type="float" office:value="16.98" calcext:value-type="float">
            <text:p>16.98</text:p>
          </table:table-cell>
          <table:table-cell office:value-type="float" office:value="14.328" calcext:value-type="float">
            <text:p>14.328</text:p>
          </table:table-cell>
          <table:table-cell office:value-type="float" office:value="12.074" calcext:value-type="float">
            <text:p>12.074</text:p>
          </table:table-cell>
          <table:table-cell office:value-type="float" office:value="7.733" calcext:value-type="float">
            <text:p>7.733</text:p>
          </table:table-cell>
          <table:table-cell office:value-type="float" office:value="11.163" calcext:value-type="float">
            <text:p>11.163</text:p>
          </table:table-cell>
          <table:table-cell office:value-type="float" office:value="13.748" calcext:value-type="float">
            <text:p>13.748</text:p>
          </table:table-cell>
          <table:table-cell office:value-type="float" office:value="8.36" calcext:value-type="float">
            <text:p>8.36</text:p>
          </table:table-cell>
          <table:table-cell office:value-type="float" office:value="7.791" calcext:value-type="float">
            <text:p>7.791</text:p>
          </table:table-cell>
          <table:table-cell office:value-type="float" office:value="19.968" calcext:value-type="float">
            <text:p>19.968</text:p>
          </table:table-cell>
          <table:table-cell office:value-type="float" office:value="12.685" calcext:value-type="float">
            <text:p>12.685</text:p>
          </table:table-cell>
          <table:table-cell office:value-type="float" office:value="8.491" calcext:value-type="float">
            <text:p>8.491</text:p>
          </table:table-cell>
          <table:table-cell office:value-type="float" office:value="15.844" calcext:value-type="float">
            <text:p>15.844</text:p>
          </table:table-cell>
          <table:table-cell office:value-type="float" office:value="20.249" calcext:value-type="float">
            <text:p>20.249</text:p>
          </table:table-cell>
          <table:table-cell office:value-type="float" office:value="32.69" calcext:value-type="float">
            <text:p>32.69</text:p>
          </table:table-cell>
          <table:table-cell office:value-type="float" office:value="18.263" calcext:value-type="float">
            <text:p>18.263</text:p>
          </table:table-cell>
          <table:table-cell office:value-type="float" office:value="0.000000278844919314406" calcext:value-type="float">
            <text:p>2.79E-07</text:p>
          </table:table-cell>
          <table:table-cell office:value-type="float" office:value="50044455" calcext:value-type="float">
            <text:p>50044455</text:p>
          </table:table-cell>
        </table:table-row>
        <table:table-row table:style-name="ro1">
          <table:table-cell office:value-type="string" calcext:value-type="string">
            <text:p>mel-270-27.5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9.525" calcext:value-type="float">
            <text:p>9.525</text:p>
          </table:table-cell>
          <table:table-cell office:value-type="float" office:value="14.137" calcext:value-type="float">
            <text:p>14.137</text:p>
          </table:table-cell>
          <table:table-cell office:value-type="float" office:value="14.31" calcext:value-type="float">
            <text:p>14.31</text:p>
          </table:table-cell>
          <table:table-cell office:value-type="float" office:value="8.316" calcext:value-type="float">
            <text:p>8.316</text:p>
          </table:table-cell>
          <table:table-cell office:value-type="float" office:value="10.93" calcext:value-type="float">
            <text:p>10.93</text:p>
          </table:table-cell>
          <table:table-cell office:value-type="float" office:value="17.021" calcext:value-type="float">
            <text:p>17.021</text:p>
          </table:table-cell>
          <table:table-cell office:value-type="float" office:value="14.3" calcext:value-type="float">
            <text:p>14.3</text:p>
          </table:table-cell>
          <table:table-cell office:value-type="float" office:value="12.095" calcext:value-type="float">
            <text:p>12.095</text:p>
          </table:table-cell>
          <table:table-cell office:value-type="float" office:value="7.673" calcext:value-type="float">
            <text:p>7.673</text:p>
          </table:table-cell>
          <table:table-cell office:value-type="float" office:value="11.141" calcext:value-type="float">
            <text:p>11.141</text:p>
          </table:table-cell>
          <table:table-cell office:value-type="float" office:value="13.67" calcext:value-type="float">
            <text:p>13.67</text:p>
          </table:table-cell>
          <table:table-cell office:value-type="float" office:value="8.412" calcext:value-type="float">
            <text:p>8.412</text:p>
          </table:table-cell>
          <table:table-cell office:value-type="float" office:value="7.79" calcext:value-type="float">
            <text:p>7.79</text:p>
          </table:table-cell>
          <table:table-cell office:value-type="float" office:value="19.995" calcext:value-type="float">
            <text:p>19.995</text:p>
          </table:table-cell>
          <table:table-cell office:value-type="float" office:value="12.72" calcext:value-type="float">
            <text:p>12.72</text:p>
          </table:table-cell>
          <table:table-cell office:value-type="float" office:value="8.6" calcext:value-type="float">
            <text:p>8.6</text:p>
          </table:table-cell>
          <table:table-cell office:value-type="float" office:value="15.865" calcext:value-type="float">
            <text:p>15.865</text:p>
          </table:table-cell>
          <table:table-cell office:value-type="float" office:value="20.279" calcext:value-type="float">
            <text:p>20.279</text:p>
          </table:table-cell>
          <table:table-cell office:value-type="float" office:value="32.412" calcext:value-type="float">
            <text:p>32.412</text:p>
          </table:table-cell>
          <table:table-cell office:value-type="float" office:value="18.298" calcext:value-type="float">
            <text:p>18.298</text:p>
          </table:table-cell>
          <table:table-cell office:value-type="float" office:value="0.000000276071952160555" calcext:value-type="float">
            <text:p>2.76E-07</text:p>
          </table:table-cell>
          <table:table-cell office:value-type="float" office:value="49844217" calcext:value-type="float">
            <text:p>49844217</text:p>
          </table:table-cell>
        </table:table-row>
        <table:table-row table:style-name="ro1">
          <table:table-cell office:value-type="string" calcext:value-type="string">
            <text:p>mel-264-27.5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9.382" calcext:value-type="float">
            <text:p>9.382</text:p>
          </table:table-cell>
          <table:table-cell office:value-type="float" office:value="14.238" calcext:value-type="float">
            <text:p>14.238</text:p>
          </table:table-cell>
          <table:table-cell office:value-type="float" office:value="14.398" calcext:value-type="float">
            <text:p>14.398</text:p>
          </table:table-cell>
          <table:table-cell office:value-type="float" office:value="8.588" calcext:value-type="float">
            <text:p>8.588</text:p>
          </table:table-cell>
          <table:table-cell office:value-type="float" office:value="10.874" calcext:value-type="float">
            <text:p>10.874</text:p>
          </table:table-cell>
          <table:table-cell office:value-type="float" office:value="16.983" calcext:value-type="float">
            <text:p>16.983</text:p>
          </table:table-cell>
          <table:table-cell office:value-type="float" office:value="14.305" calcext:value-type="float">
            <text:p>14.305</text:p>
          </table:table-cell>
          <table:table-cell office:value-type="float" office:value="12.066" calcext:value-type="float">
            <text:p>12.066</text:p>
          </table:table-cell>
          <table:table-cell office:value-type="float" office:value="7.768" calcext:value-type="float">
            <text:p>7.768</text:p>
          </table:table-cell>
          <table:table-cell office:value-type="float" office:value="11.201" calcext:value-type="float">
            <text:p>11.201</text:p>
          </table:table-cell>
          <table:table-cell office:value-type="float" office:value="13.741" calcext:value-type="float">
            <text:p>13.741</text:p>
          </table:table-cell>
          <table:table-cell office:value-type="float" office:value="8.343" calcext:value-type="float">
            <text:p>8.343</text:p>
          </table:table-cell>
          <table:table-cell office:value-type="float" office:value="7.789" calcext:value-type="float">
            <text:p>7.789</text:p>
          </table:table-cell>
          <table:table-cell office:value-type="float" office:value="19.955" calcext:value-type="float">
            <text:p>19.955</text:p>
          </table:table-cell>
          <table:table-cell office:value-type="float" office:value="12.762" calcext:value-type="float">
            <text:p>12.762</text:p>
          </table:table-cell>
          <table:table-cell office:value-type="float" office:value="8.508" calcext:value-type="float">
            <text:p>8.508</text:p>
          </table:table-cell>
          <table:table-cell office:value-type="float" office:value="15.806" calcext:value-type="float">
            <text:p>15.806</text:p>
          </table:table-cell>
          <table:table-cell office:value-type="float" office:value="20.304" calcext:value-type="float">
            <text:p>20.304</text:p>
          </table:table-cell>
          <table:table-cell office:value-type="float" office:value="32.76" calcext:value-type="float">
            <text:p>32.76</text:p>
          </table:table-cell>
          <table:table-cell office:value-type="float" office:value="18.219" calcext:value-type="float">
            <text:p>18.219</text:p>
          </table:table-cell>
          <table:table-cell office:value-type="float" office:value="0.000000279919974916096" calcext:value-type="float">
            <text:p>2.80E-07</text:p>
          </table:table-cell>
          <table:table-cell office:value-type="float" office:value="49845440" calcext:value-type="float">
            <text:p>49845440</text:p>
          </table:table-cell>
        </table:table-row>
        <table:table-row table:style-name="ro1">
          <table:table-cell office:value-type="string" calcext:value-type="string">
            <text:p>mel-258-27.5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9.59" calcext:value-type="float">
            <text:p>9.59</text:p>
          </table:table-cell>
          <table:table-cell office:value-type="float" office:value="14.299" calcext:value-type="float">
            <text:p>14.299</text:p>
          </table:table-cell>
          <table:table-cell office:value-type="float" office:value="14.164" calcext:value-type="float">
            <text:p>14.164</text:p>
          </table:table-cell>
          <table:table-cell office:value-type="float" office:value="8.669" calcext:value-type="float">
            <text:p>8.669</text:p>
          </table:table-cell>
          <table:table-cell office:value-type="float" office:value="10.837" calcext:value-type="float">
            <text:p>10.837</text:p>
          </table:table-cell>
          <table:table-cell office:value-type="float" office:value="16.917" calcext:value-type="float">
            <text:p>16.917</text:p>
          </table:table-cell>
          <table:table-cell office:value-type="float" office:value="14.245" calcext:value-type="float">
            <text:p>14.245</text:p>
          </table:table-cell>
          <table:table-cell office:value-type="float" office:value="11.971" calcext:value-type="float">
            <text:p>11.971</text:p>
          </table:table-cell>
          <table:table-cell office:value-type="float" office:value="7.8" calcext:value-type="float">
            <text:p>7.8</text:p>
          </table:table-cell>
          <table:table-cell office:value-type="float" office:value="11.256" calcext:value-type="float">
            <text:p>11.256</text:p>
          </table:table-cell>
          <table:table-cell office:value-type="float" office:value="13.641" calcext:value-type="float">
            <text:p>13.641</text:p>
          </table:table-cell>
          <table:table-cell office:value-type="float" office:value="8.39" calcext:value-type="float">
            <text:p>8.39</text:p>
          </table:table-cell>
          <table:table-cell office:value-type="float" office:value="7.788" calcext:value-type="float">
            <text:p>7.788</text:p>
          </table:table-cell>
          <table:table-cell office:value-type="float" office:value="20.03" calcext:value-type="float">
            <text:p>20.03</text:p>
          </table:table-cell>
          <table:table-cell office:value-type="float" office:value="12.747" calcext:value-type="float">
            <text:p>12.747</text:p>
          </table:table-cell>
          <table:table-cell office:value-type="float" office:value="8.566" calcext:value-type="float">
            <text:p>8.566</text:p>
          </table:table-cell>
          <table:table-cell office:value-type="float" office:value="15.79" calcext:value-type="float">
            <text:p>15.79</text:p>
          </table:table-cell>
          <table:table-cell office:value-type="float" office:value="20.281" calcext:value-type="float">
            <text:p>20.281</text:p>
          </table:table-cell>
          <table:table-cell office:value-type="float" office:value="32.489" calcext:value-type="float">
            <text:p>32.489</text:p>
          </table:table-cell>
          <table:table-cell office:value-type="float" office:value="18.267" calcext:value-type="float">
            <text:p>18.267</text:p>
          </table:table-cell>
          <table:table-cell office:value-type="float" office:value="0.000000279131655222459" calcext:value-type="float">
            <text:p>2.79E-07</text:p>
          </table:table-cell>
          <table:table-cell office:value-type="float" office:value="49846622" calcext:value-type="float">
            <text:p>49846622</text:p>
          </table:table-cell>
        </table:table-row>
        <table:table-row table:style-name="ro1">
          <table:table-cell office:value-type="string" calcext:value-type="string">
            <text:p>mel-270-25.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9.418" calcext:value-type="float">
            <text:p>9.418</text:p>
          </table:table-cell>
          <table:table-cell office:value-type="float" office:value="14.113" calcext:value-type="float">
            <text:p>14.113</text:p>
          </table:table-cell>
          <table:table-cell office:value-type="float" office:value="14.272" calcext:value-type="float">
            <text:p>14.272</text:p>
          </table:table-cell>
          <table:table-cell office:value-type="float" office:value="8.503" calcext:value-type="float">
            <text:p>8.503</text:p>
          </table:table-cell>
          <table:table-cell office:value-type="float" office:value="10.922" calcext:value-type="float">
            <text:p>10.922</text:p>
          </table:table-cell>
          <table:table-cell office:value-type="float" office:value="16.982" calcext:value-type="float">
            <text:p>16.982</text:p>
          </table:table-cell>
          <table:table-cell office:value-type="float" office:value="14.106" calcext:value-type="float">
            <text:p>14.106</text:p>
          </table:table-cell>
          <table:table-cell office:value-type="float" office:value="11.903" calcext:value-type="float">
            <text:p>11.903</text:p>
          </table:table-cell>
          <table:table-cell office:value-type="float" office:value="7.677" calcext:value-type="float">
            <text:p>7.677</text:p>
          </table:table-cell>
          <table:table-cell office:value-type="float" office:value="11.178" calcext:value-type="float">
            <text:p>11.178</text:p>
          </table:table-cell>
          <table:table-cell office:value-type="float" office:value="13.651" calcext:value-type="float">
            <text:p>13.651</text:p>
          </table:table-cell>
          <table:table-cell office:value-type="float" office:value="8.398" calcext:value-type="float">
            <text:p>8.398</text:p>
          </table:table-cell>
          <table:table-cell office:value-type="float" office:value="7.788" calcext:value-type="float">
            <text:p>7.788</text:p>
          </table:table-cell>
          <table:table-cell office:value-type="float" office:value="19.99" calcext:value-type="float">
            <text:p>19.99</text:p>
          </table:table-cell>
          <table:table-cell office:value-type="float" office:value="12.723" calcext:value-type="float">
            <text:p>12.723</text:p>
          </table:table-cell>
          <table:table-cell office:value-type="float" office:value="8.563" calcext:value-type="float">
            <text:p>8.563</text:p>
          </table:table-cell>
          <table:table-cell office:value-type="float" office:value="15.803" calcext:value-type="float">
            <text:p>15.803</text:p>
          </table:table-cell>
          <table:table-cell office:value-type="float" office:value="20.279" calcext:value-type="float">
            <text:p>20.279</text:p>
          </table:table-cell>
          <table:table-cell office:value-type="float" office:value="32.773" calcext:value-type="float">
            <text:p>32.773</text:p>
          </table:table-cell>
          <table:table-cell office:value-type="float" office:value="18.082" calcext:value-type="float">
            <text:p>18.082</text:p>
          </table:table-cell>
          <table:table-cell office:value-type="float" office:value="0.000000275448947007476" calcext:value-type="float">
            <text:p>2.75E-07</text:p>
          </table:table-cell>
          <table:table-cell office:value-type="float" office:value="49893810" calcext:value-type="float">
            <text:p>49893810</text:p>
          </table:table-cell>
        </table:table-row>
        <table:table-row table:style-name="ro1">
          <table:table-cell office:value-type="string" calcext:value-type="string">
            <text:p>mel-288-22.5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9.477" calcext:value-type="float">
            <text:p>9.477</text:p>
          </table:table-cell>
          <table:table-cell office:value-type="float" office:value="13.885" calcext:value-type="float">
            <text:p>13.885</text:p>
          </table:table-cell>
          <table:table-cell office:value-type="float" office:value="14.578" calcext:value-type="float">
            <text:p>14.578</text:p>
          </table:table-cell>
          <table:table-cell office:value-type="float" office:value="8.756" calcext:value-type="float">
            <text:p>8.756</text:p>
          </table:table-cell>
          <table:table-cell office:value-type="float" office:value="10.642" calcext:value-type="float">
            <text:p>10.642</text:p>
          </table:table-cell>
          <table:table-cell office:value-type="float" office:value="17.053" calcext:value-type="float">
            <text:p>17.053</text:p>
          </table:table-cell>
          <table:table-cell office:value-type="float" office:value="14.308" calcext:value-type="float">
            <text:p>14.308</text:p>
          </table:table-cell>
          <table:table-cell office:value-type="float" office:value="12.027" calcext:value-type="float">
            <text:p>12.027</text:p>
          </table:table-cell>
          <table:table-cell office:value-type="float" office:value="7.698" calcext:value-type="float">
            <text:p>7.698</text:p>
          </table:table-cell>
          <table:table-cell office:value-type="float" office:value="11.078" calcext:value-type="float">
            <text:p>11.078</text:p>
          </table:table-cell>
          <table:table-cell office:value-type="float" office:value="13.735" calcext:value-type="float">
            <text:p>13.735</text:p>
          </table:table-cell>
          <table:table-cell office:value-type="float" office:value="8.36" calcext:value-type="float">
            <text:p>8.36</text:p>
          </table:table-cell>
          <table:table-cell office:value-type="float" office:value="7.786" calcext:value-type="float">
            <text:p>7.786</text:p>
          </table:table-cell>
          <table:table-cell office:value-type="float" office:value="19.944" calcext:value-type="float">
            <text:p>19.944</text:p>
          </table:table-cell>
          <table:table-cell office:value-type="float" office:value="12.715" calcext:value-type="float">
            <text:p>12.715</text:p>
          </table:table-cell>
          <table:table-cell office:value-type="float" office:value="8.594" calcext:value-type="float">
            <text:p>8.594</text:p>
          </table:table-cell>
          <table:table-cell office:value-type="float" office:value="15.796" calcext:value-type="float">
            <text:p>15.796</text:p>
          </table:table-cell>
          <table:table-cell office:value-type="float" office:value="20.246" calcext:value-type="float">
            <text:p>20.246</text:p>
          </table:table-cell>
          <table:table-cell office:value-type="float" office:value="32.562" calcext:value-type="float">
            <text:p>32.562</text:p>
          </table:table-cell>
          <table:table-cell office:value-type="float" office:value="18.209" calcext:value-type="float">
            <text:p>18.209</text:p>
          </table:table-cell>
          <table:table-cell office:value-type="float" office:value="0.000000277839384820973" calcext:value-type="float">
            <text:p>2.78E-07</text:p>
          </table:table-cell>
          <table:table-cell office:value-type="float" office:value="49940356" calcext:value-type="float">
            <text:p>49940356</text:p>
          </table:table-cell>
        </table:table-row>
        <table:table-row table:style-name="ro1">
          <table:table-cell office:value-type="string" calcext:value-type="string">
            <text:p>mel-240-25.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9.616" calcext:value-type="float">
            <text:p>9.616</text:p>
          </table:table-cell>
          <table:table-cell office:value-type="float" office:value="14.39" calcext:value-type="float">
            <text:p>14.39</text:p>
          </table:table-cell>
          <table:table-cell office:value-type="float" office:value="14.084" calcext:value-type="float">
            <text:p>14.084</text:p>
          </table:table-cell>
          <table:table-cell office:value-type="float" office:value="8.667" calcext:value-type="float">
            <text:p>8.667</text:p>
          </table:table-cell>
          <table:table-cell office:value-type="float" office:value="10.838" calcext:value-type="float">
            <text:p>10.838</text:p>
          </table:table-cell>
          <table:table-cell office:value-type="float" office:value="16.697" calcext:value-type="float">
            <text:p>16.697</text:p>
          </table:table-cell>
          <table:table-cell office:value-type="float" office:value="14.172" calcext:value-type="float">
            <text:p>14.172</text:p>
          </table:table-cell>
          <table:table-cell office:value-type="float" office:value="12.005" calcext:value-type="float">
            <text:p>12.005</text:p>
          </table:table-cell>
          <table:table-cell office:value-type="float" office:value="7.799" calcext:value-type="float">
            <text:p>7.799</text:p>
          </table:table-cell>
          <table:table-cell office:value-type="float" office:value="11.223" calcext:value-type="float">
            <text:p>11.223</text:p>
          </table:table-cell>
          <table:table-cell office:value-type="float" office:value="13.651" calcext:value-type="float">
            <text:p>13.651</text:p>
          </table:table-cell>
          <table:table-cell office:value-type="float" office:value="8.42" calcext:value-type="float">
            <text:p>8.42</text:p>
          </table:table-cell>
          <table:table-cell office:value-type="float" office:value="7.785" calcext:value-type="float">
            <text:p>7.785</text:p>
          </table:table-cell>
          <table:table-cell office:value-type="float" office:value="19.924" calcext:value-type="float">
            <text:p>19.924</text:p>
          </table:table-cell>
          <table:table-cell office:value-type="float" office:value="12.706" calcext:value-type="float">
            <text:p>12.706</text:p>
          </table:table-cell>
          <table:table-cell office:value-type="float" office:value="8.576" calcext:value-type="float">
            <text:p>8.576</text:p>
          </table:table-cell>
          <table:table-cell office:value-type="float" office:value="15.844" calcext:value-type="float">
            <text:p>15.844</text:p>
          </table:table-cell>
          <table:table-cell office:value-type="float" office:value="20.287" calcext:value-type="float">
            <text:p>20.287</text:p>
          </table:table-cell>
          <table:table-cell office:value-type="float" office:value="32.402" calcext:value-type="float">
            <text:p>32.402</text:p>
          </table:table-cell>
          <table:table-cell office:value-type="float" office:value="18.258" calcext:value-type="float">
            <text:p>18.258</text:p>
          </table:table-cell>
          <table:table-cell office:value-type="float" office:value="0.0000002766927945471" calcext:value-type="float">
            <text:p>2.77E-07</text:p>
          </table:table-cell>
          <table:table-cell office:value-type="float" office:value="49900014" calcext:value-type="float">
            <text:p>49900014</text:p>
          </table:table-cell>
        </table:table-row>
        <table:table-row table:style-name="ro1">
          <table:table-cell office:value-type="string" calcext:value-type="string">
            <text:p>mel-252-32.5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9.412" calcext:value-type="float">
            <text:p>9.412</text:p>
          </table:table-cell>
          <table:table-cell office:value-type="float" office:value="14.441" calcext:value-type="float">
            <text:p>14.441</text:p>
          </table:table-cell>
          <table:table-cell office:value-type="float" office:value="14.225" calcext:value-type="float">
            <text:p>14.225</text:p>
          </table:table-cell>
          <table:table-cell office:value-type="float" office:value="8.565" calcext:value-type="float">
            <text:p>8.565</text:p>
          </table:table-cell>
          <table:table-cell office:value-type="float" office:value="10.951" calcext:value-type="float">
            <text:p>10.951</text:p>
          </table:table-cell>
          <table:table-cell office:value-type="float" office:value="16.932" calcext:value-type="float">
            <text:p>16.932</text:p>
          </table:table-cell>
          <table:table-cell office:value-type="float" office:value="14.247" calcext:value-type="float">
            <text:p>14.247</text:p>
          </table:table-cell>
          <table:table-cell office:value-type="float" office:value="11.972" calcext:value-type="float">
            <text:p>11.972</text:p>
          </table:table-cell>
          <table:table-cell office:value-type="float" office:value="7.761" calcext:value-type="float">
            <text:p>7.761</text:p>
          </table:table-cell>
          <table:table-cell office:value-type="float" office:value="11.322" calcext:value-type="float">
            <text:p>11.322</text:p>
          </table:table-cell>
          <table:table-cell office:value-type="float" office:value="13.655" calcext:value-type="float">
            <text:p>13.655</text:p>
          </table:table-cell>
          <table:table-cell office:value-type="float" office:value="8.407" calcext:value-type="float">
            <text:p>8.407</text:p>
          </table:table-cell>
          <table:table-cell office:value-type="float" office:value="7.785" calcext:value-type="float">
            <text:p>7.785</text:p>
          </table:table-cell>
          <table:table-cell office:value-type="float" office:value="19.986" calcext:value-type="float">
            <text:p>19.986</text:p>
          </table:table-cell>
          <table:table-cell office:value-type="float" office:value="12.732" calcext:value-type="float">
            <text:p>12.732</text:p>
          </table:table-cell>
          <table:table-cell office:value-type="float" office:value="8.578" calcext:value-type="float">
            <text:p>8.578</text:p>
          </table:table-cell>
          <table:table-cell office:value-type="float" office:value="15.849" calcext:value-type="float">
            <text:p>15.849</text:p>
          </table:table-cell>
          <table:table-cell office:value-type="float" office:value="20.299" calcext:value-type="float">
            <text:p>20.299</text:p>
          </table:table-cell>
          <table:table-cell office:value-type="float" office:value="32.614" calcext:value-type="float">
            <text:p>32.614</text:p>
          </table:table-cell>
          <table:table-cell office:value-type="float" office:value="18.279" calcext:value-type="float">
            <text:p>18.279</text:p>
          </table:table-cell>
          <table:table-cell office:value-type="float" office:value="0.000000278840591078992" calcext:value-type="float">
            <text:p>2.79E-07</text:p>
          </table:table-cell>
          <table:table-cell office:value-type="float" office:value="49749161" calcext:value-type="float">
            <text:p>49749161</text:p>
          </table:table-cell>
        </table:table-row>
        <table:table-row table:style-name="ro1">
          <table:table-cell office:value-type="string" calcext:value-type="string">
            <text:p>mel-252-22.5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9.394" calcext:value-type="float">
            <text:p>9.394</text:p>
          </table:table-cell>
          <table:table-cell office:value-type="float" office:value="14.318" calcext:value-type="float">
            <text:p>14.318</text:p>
          </table:table-cell>
          <table:table-cell office:value-type="float" office:value="14.155" calcext:value-type="float">
            <text:p>14.155</text:p>
          </table:table-cell>
          <table:table-cell office:value-type="float" office:value="8.492" calcext:value-type="float">
            <text:p>8.492</text:p>
          </table:table-cell>
          <table:table-cell office:value-type="float" office:value="10.929" calcext:value-type="float">
            <text:p>10.929</text:p>
          </table:table-cell>
          <table:table-cell office:value-type="float" office:value="16.949" calcext:value-type="float">
            <text:p>16.949</text:p>
          </table:table-cell>
          <table:table-cell office:value-type="float" office:value="14.21" calcext:value-type="float">
            <text:p>14.21</text:p>
          </table:table-cell>
          <table:table-cell office:value-type="float" office:value="11.919" calcext:value-type="float">
            <text:p>11.919</text:p>
          </table:table-cell>
          <table:table-cell office:value-type="float" office:value="7.722" calcext:value-type="float">
            <text:p>7.722</text:p>
          </table:table-cell>
          <table:table-cell office:value-type="float" office:value="11.22" calcext:value-type="float">
            <text:p>11.22</text:p>
          </table:table-cell>
          <table:table-cell office:value-type="float" office:value="13.66" calcext:value-type="float">
            <text:p>13.66</text:p>
          </table:table-cell>
          <table:table-cell office:value-type="float" office:value="8.387" calcext:value-type="float">
            <text:p>8.387</text:p>
          </table:table-cell>
          <table:table-cell office:value-type="float" office:value="7.785" calcext:value-type="float">
            <text:p>7.785</text:p>
          </table:table-cell>
          <table:table-cell office:value-type="float" office:value="19.943" calcext:value-type="float">
            <text:p>19.943</text:p>
          </table:table-cell>
          <table:table-cell office:value-type="float" office:value="12.743" calcext:value-type="float">
            <text:p>12.743</text:p>
          </table:table-cell>
          <table:table-cell office:value-type="float" office:value="8.616" calcext:value-type="float">
            <text:p>8.616</text:p>
          </table:table-cell>
          <table:table-cell office:value-type="float" office:value="15.845" calcext:value-type="float">
            <text:p>15.845</text:p>
          </table:table-cell>
          <table:table-cell office:value-type="float" office:value="20.264" calcext:value-type="float">
            <text:p>20.264</text:p>
          </table:table-cell>
          <table:table-cell office:value-type="float" office:value="32.594" calcext:value-type="float">
            <text:p>32.594</text:p>
          </table:table-cell>
          <table:table-cell office:value-type="float" office:value="18.262" calcext:value-type="float">
            <text:p>18.262</text:p>
          </table:table-cell>
          <table:table-cell office:value-type="float" office:value="0.000000276662233228918" calcext:value-type="float">
            <text:p>2.77E-07</text:p>
          </table:table-cell>
          <table:table-cell office:value-type="float" office:value="49947007" calcext:value-type="float">
            <text:p>49947007</text:p>
          </table:table-cell>
        </table:table-row>
        <table:table-row table:style-name="ro1">
          <table:table-cell office:value-type="string" calcext:value-type="string">
            <text:p>mel-246-25.0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9.646" calcext:value-type="float">
            <text:p>9.646</text:p>
          </table:table-cell>
          <table:table-cell office:value-type="float" office:value="14.428" calcext:value-type="float">
            <text:p>14.428</text:p>
          </table:table-cell>
          <table:table-cell office:value-type="float" office:value="14.327" calcext:value-type="float">
            <text:p>14.327</text:p>
          </table:table-cell>
          <table:table-cell office:value-type="float" office:value="8.714" calcext:value-type="float">
            <text:p>8.714</text:p>
          </table:table-cell>
          <table:table-cell office:value-type="float" office:value="10.902" calcext:value-type="float">
            <text:p>10.902</text:p>
          </table:table-cell>
          <table:table-cell office:value-type="float" office:value="16.845" calcext:value-type="float">
            <text:p>16.845</text:p>
          </table:table-cell>
          <table:table-cell office:value-type="float" office:value="14.362" calcext:value-type="float">
            <text:p>14.362</text:p>
          </table:table-cell>
          <table:table-cell office:value-type="float" office:value="11.99" calcext:value-type="float">
            <text:p>11.99</text:p>
          </table:table-cell>
          <table:table-cell office:value-type="float" office:value="7.813" calcext:value-type="float">
            <text:p>7.813</text:p>
          </table:table-cell>
          <table:table-cell office:value-type="float" office:value="11.272" calcext:value-type="float">
            <text:p>11.272</text:p>
          </table:table-cell>
          <table:table-cell office:value-type="float" office:value="13.721" calcext:value-type="float">
            <text:p>13.721</text:p>
          </table:table-cell>
          <table:table-cell office:value-type="float" office:value="8.372" calcext:value-type="float">
            <text:p>8.372</text:p>
          </table:table-cell>
          <table:table-cell office:value-type="float" office:value="7.784" calcext:value-type="float">
            <text:p>7.784</text:p>
          </table:table-cell>
          <table:table-cell office:value-type="float" office:value="19.928" calcext:value-type="float">
            <text:p>19.928</text:p>
          </table:table-cell>
          <table:table-cell office:value-type="float" office:value="12.745" calcext:value-type="float">
            <text:p>12.745</text:p>
          </table:table-cell>
          <table:table-cell office:value-type="float" office:value="8.573" calcext:value-type="float">
            <text:p>8.573</text:p>
          </table:table-cell>
          <table:table-cell office:value-type="float" office:value="15.833" calcext:value-type="float">
            <text:p>15.833</text:p>
          </table:table-cell>
          <table:table-cell office:value-type="float" office:value="20.312" calcext:value-type="float">
            <text:p>20.312</text:p>
          </table:table-cell>
          <table:table-cell office:value-type="float" office:value="32.723" calcext:value-type="float">
            <text:p>32.723</text:p>
          </table:table-cell>
          <table:table-cell office:value-type="float" office:value="18.287" calcext:value-type="float">
            <text:p>18.287</text:p>
          </table:table-cell>
          <table:table-cell office:value-type="float" office:value="0.000000277791580437523" calcext:value-type="float">
            <text:p>2.78E-07</text:p>
          </table:table-cell>
          <table:table-cell office:value-type="float" office:value="49898446" calcext:value-type="float">
            <text:p>49898446</text:p>
          </table:table-cell>
        </table:table-row>
        <table:table-row table:style-name="ro1">
          <table:table-cell office:value-type="string" calcext:value-type="string">
            <text:p>mel-288-32.5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9.543" calcext:value-type="float">
            <text:p>9.543</text:p>
          </table:table-cell>
          <table:table-cell office:value-type="float" office:value="14.011" calcext:value-type="float">
            <text:p>14.011</text:p>
          </table:table-cell>
          <table:table-cell office:value-type="float" office:value="14.582" calcext:value-type="float">
            <text:p>14.582</text:p>
          </table:table-cell>
          <table:table-cell office:value-type="float" office:value="8.966" calcext:value-type="float">
            <text:p>8.966</text:p>
          </table:table-cell>
          <table:table-cell office:value-type="float" office:value="10.587" calcext:value-type="float">
            <text:p>10.587</text:p>
          </table:table-cell>
          <table:table-cell office:value-type="float" office:value="17.088" calcext:value-type="float">
            <text:p>17.088</text:p>
          </table:table-cell>
          <table:table-cell office:value-type="float" office:value="14.157" calcext:value-type="float">
            <text:p>14.157</text:p>
          </table:table-cell>
          <table:table-cell office:value-type="float" office:value="11.918" calcext:value-type="float">
            <text:p>11.918</text:p>
          </table:table-cell>
          <table:table-cell office:value-type="float" office:value="7.722" calcext:value-type="float">
            <text:p>7.722</text:p>
          </table:table-cell>
          <table:table-cell office:value-type="float" office:value="11.164" calcext:value-type="float">
            <text:p>11.164</text:p>
          </table:table-cell>
          <table:table-cell office:value-type="float" office:value="13.703" calcext:value-type="float">
            <text:p>13.703</text:p>
          </table:table-cell>
          <table:table-cell office:value-type="float" office:value="8.368" calcext:value-type="float">
            <text:p>8.368</text:p>
          </table:table-cell>
          <table:table-cell office:value-type="float" office:value="7.782" calcext:value-type="float">
            <text:p>7.782</text:p>
          </table:table-cell>
          <table:table-cell office:value-type="float" office:value="19.909" calcext:value-type="float">
            <text:p>19.909</text:p>
          </table:table-cell>
          <table:table-cell office:value-type="float" office:value="12.76" calcext:value-type="float">
            <text:p>12.76</text:p>
          </table:table-cell>
          <table:table-cell office:value-type="float" office:value="8.541" calcext:value-type="float">
            <text:p>8.541</text:p>
          </table:table-cell>
          <table:table-cell office:value-type="float" office:value="15.805" calcext:value-type="float">
            <text:p>15.805</text:p>
          </table:table-cell>
          <table:table-cell office:value-type="float" office:value="20.263" calcext:value-type="float">
            <text:p>20.263</text:p>
          </table:table-cell>
          <table:table-cell office:value-type="float" office:value="32.598" calcext:value-type="float">
            <text:p>32.598</text:p>
          </table:table-cell>
          <table:table-cell office:value-type="float" office:value="18.234" calcext:value-type="float">
            <text:p>18.234</text:p>
          </table:table-cell>
          <table:table-cell office:value-type="float" office:value="0.000000281684507402496" calcext:value-type="float">
            <text:p>2.82E-07</text:p>
          </table:table-cell>
          <table:table-cell office:value-type="float" office:value="49742391" calcext:value-type="float">
            <text:p>49742391</text:p>
          </table:table-cell>
        </table:table-row>
        <table:table-row table:style-name="ro1">
          <table:table-cell office:value-type="string" calcext:value-type="string">
            <text:p>mel-270-30.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9.517" calcext:value-type="float">
            <text:p>9.517</text:p>
          </table:table-cell>
          <table:table-cell office:value-type="float" office:value="14.177" calcext:value-type="float">
            <text:p>14.177</text:p>
          </table:table-cell>
          <table:table-cell office:value-type="float" office:value="14.451" calcext:value-type="float">
            <text:p>14.451</text:p>
          </table:table-cell>
          <table:table-cell office:value-type="float" office:value="8.724" calcext:value-type="float">
            <text:p>8.724</text:p>
          </table:table-cell>
          <table:table-cell office:value-type="float" office:value="10.727" calcext:value-type="float">
            <text:p>10.727</text:p>
          </table:table-cell>
          <table:table-cell office:value-type="float" office:value="17.012" calcext:value-type="float">
            <text:p>17.012</text:p>
          </table:table-cell>
          <table:table-cell office:value-type="float" office:value="14.198" calcext:value-type="float">
            <text:p>14.198</text:p>
          </table:table-cell>
          <table:table-cell office:value-type="float" office:value="11.931" calcext:value-type="float">
            <text:p>11.931</text:p>
          </table:table-cell>
          <table:table-cell office:value-type="float" office:value="7.774" calcext:value-type="float">
            <text:p>7.774</text:p>
          </table:table-cell>
          <table:table-cell office:value-type="float" office:value="11.2" calcext:value-type="float">
            <text:p>11.2</text:p>
          </table:table-cell>
          <table:table-cell office:value-type="float" office:value="13.708" calcext:value-type="float">
            <text:p>13.708</text:p>
          </table:table-cell>
          <table:table-cell office:value-type="float" office:value="8.365" calcext:value-type="float">
            <text:p>8.365</text:p>
          </table:table-cell>
          <table:table-cell office:value-type="float" office:value="7.781" calcext:value-type="float">
            <text:p>7.781</text:p>
          </table:table-cell>
          <table:table-cell office:value-type="float" office:value="19.917" calcext:value-type="float">
            <text:p>19.917</text:p>
          </table:table-cell>
          <table:table-cell office:value-type="float" office:value="12.75" calcext:value-type="float">
            <text:p>12.75</text:p>
          </table:table-cell>
          <table:table-cell office:value-type="float" office:value="8.568" calcext:value-type="float">
            <text:p>8.568</text:p>
          </table:table-cell>
          <table:table-cell office:value-type="float" office:value="15.833" calcext:value-type="float">
            <text:p>15.833</text:p>
          </table:table-cell>
          <table:table-cell office:value-type="float" office:value="20.305" calcext:value-type="float">
            <text:p>20.305</text:p>
          </table:table-cell>
          <table:table-cell office:value-type="float" office:value="32.217" calcext:value-type="float">
            <text:p>32.217</text:p>
          </table:table-cell>
          <table:table-cell office:value-type="float" office:value="18.287" calcext:value-type="float">
            <text:p>18.287</text:p>
          </table:table-cell>
          <table:table-cell office:value-type="float" office:value="0.000000281875750575895" calcext:value-type="float">
            <text:p>2.82E-07</text:p>
          </table:table-cell>
          <table:table-cell office:value-type="float" office:value="49794895" calcext:value-type="float">
            <text:p>49794895</text:p>
          </table:table-cell>
        </table:table-row>
        <table:table-row table:style-name="ro1">
          <table:table-cell office:value-type="string" calcext:value-type="string">
            <text:p>mel-222-27.5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9.501" calcext:value-type="float">
            <text:p>9.501</text:p>
          </table:table-cell>
          <table:table-cell office:value-type="float" office:value="14.786" calcext:value-type="float">
            <text:p>14.786</text:p>
          </table:table-cell>
          <table:table-cell office:value-type="float" office:value="14.109" calcext:value-type="float">
            <text:p>14.109</text:p>
          </table:table-cell>
          <table:table-cell office:value-type="float" office:value="8.463" calcext:value-type="float">
            <text:p>8.463</text:p>
          </table:table-cell>
          <table:table-cell office:value-type="float" office:value="10.924" calcext:value-type="float">
            <text:p>10.924</text:p>
          </table:table-cell>
          <table:table-cell office:value-type="float" office:value="16.676" calcext:value-type="float">
            <text:p>16.676</text:p>
          </table:table-cell>
          <table:table-cell office:value-type="float" office:value="14.241" calcext:value-type="float">
            <text:p>14.241</text:p>
          </table:table-cell>
          <table:table-cell office:value-type="float" office:value="11.982" calcext:value-type="float">
            <text:p>11.982</text:p>
          </table:table-cell>
          <table:table-cell office:value-type="float" office:value="7.847" calcext:value-type="float">
            <text:p>7.847</text:p>
          </table:table-cell>
          <table:table-cell office:value-type="float" office:value="11.42" calcext:value-type="float">
            <text:p>11.42</text:p>
          </table:table-cell>
          <table:table-cell office:value-type="float" office:value="13.602" calcext:value-type="float">
            <text:p>13.602</text:p>
          </table:table-cell>
          <table:table-cell office:value-type="float" office:value="8.338" calcext:value-type="float">
            <text:p>8.338</text:p>
          </table:table-cell>
          <table:table-cell office:value-type="float" office:value="7.781" calcext:value-type="float">
            <text:p>7.781</text:p>
          </table:table-cell>
          <table:table-cell office:value-type="float" office:value="19.934" calcext:value-type="float">
            <text:p>19.934</text:p>
          </table:table-cell>
          <table:table-cell office:value-type="float" office:value="12.724" calcext:value-type="float">
            <text:p>12.724</text:p>
          </table:table-cell>
          <table:table-cell office:value-type="float" office:value="8.554" calcext:value-type="float">
            <text:p>8.554</text:p>
          </table:table-cell>
          <table:table-cell office:value-type="float" office:value="15.846" calcext:value-type="float">
            <text:p>15.846</text:p>
          </table:table-cell>
          <table:table-cell office:value-type="float" office:value="20.287" calcext:value-type="float">
            <text:p>20.287</text:p>
          </table:table-cell>
          <table:table-cell office:value-type="float" office:value="32.346" calcext:value-type="float">
            <text:p>32.346</text:p>
          </table:table-cell>
          <table:table-cell office:value-type="float" office:value="18.311" calcext:value-type="float">
            <text:p>18.311</text:p>
          </table:table-cell>
          <table:table-cell office:value-type="float" office:value="0.000000276822015828857" calcext:value-type="float">
            <text:p>2.77E-07</text:p>
          </table:table-cell>
          <table:table-cell office:value-type="float" office:value="49854995" calcext:value-type="float">
            <text:p>49854995</text:p>
          </table:table-cell>
        </table:table-row>
        <table:table-row table:style-name="ro1">
          <table:table-cell office:value-type="string" calcext:value-type="string">
            <text:p>mel-258-22.5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9.473" calcext:value-type="float">
            <text:p>9.473</text:p>
          </table:table-cell>
          <table:table-cell office:value-type="float" office:value="14.218" calcext:value-type="float">
            <text:p>14.218</text:p>
          </table:table-cell>
          <table:table-cell office:value-type="float" office:value="14.432" calcext:value-type="float">
            <text:p>14.432</text:p>
          </table:table-cell>
          <table:table-cell office:value-type="float" office:value="8.599" calcext:value-type="float">
            <text:p>8.599</text:p>
          </table:table-cell>
          <table:table-cell office:value-type="float" office:value="10.951" calcext:value-type="float">
            <text:p>10.951</text:p>
          </table:table-cell>
          <table:table-cell office:value-type="float" office:value="16.972" calcext:value-type="float">
            <text:p>16.972</text:p>
          </table:table-cell>
          <table:table-cell office:value-type="float" office:value="14.165" calcext:value-type="float">
            <text:p>14.165</text:p>
          </table:table-cell>
          <table:table-cell office:value-type="float" office:value="11.916" calcext:value-type="float">
            <text:p>11.916</text:p>
          </table:table-cell>
          <table:table-cell office:value-type="float" office:value="7.715" calcext:value-type="float">
            <text:p>7.715</text:p>
          </table:table-cell>
          <table:table-cell office:value-type="float" office:value="11.181" calcext:value-type="float">
            <text:p>11.181</text:p>
          </table:table-cell>
          <table:table-cell office:value-type="float" office:value="13.732" calcext:value-type="float">
            <text:p>13.732</text:p>
          </table:table-cell>
          <table:table-cell office:value-type="float" office:value="8.381" calcext:value-type="float">
            <text:p>8.381</text:p>
          </table:table-cell>
          <table:table-cell office:value-type="float" office:value="7.781" calcext:value-type="float">
            <text:p>7.781</text:p>
          </table:table-cell>
          <table:table-cell office:value-type="float" office:value="19.872" calcext:value-type="float">
            <text:p>19.872</text:p>
          </table:table-cell>
          <table:table-cell office:value-type="float" office:value="12.728" calcext:value-type="float">
            <text:p>12.728</text:p>
          </table:table-cell>
          <table:table-cell office:value-type="float" office:value="8.586" calcext:value-type="float">
            <text:p>8.586</text:p>
          </table:table-cell>
          <table:table-cell office:value-type="float" office:value="15.798" calcext:value-type="float">
            <text:p>15.798</text:p>
          </table:table-cell>
          <table:table-cell office:value-type="float" office:value="20.272" calcext:value-type="float">
            <text:p>20.272</text:p>
          </table:table-cell>
          <table:table-cell office:value-type="float" office:value="32.574" calcext:value-type="float">
            <text:p>32.574</text:p>
          </table:table-cell>
          <table:table-cell office:value-type="float" office:value="18.252" calcext:value-type="float">
            <text:p>18.252</text:p>
          </table:table-cell>
          <table:table-cell office:value-type="float" office:value="0.000000278201005598805" calcext:value-type="float">
            <text:p>2.78E-07</text:p>
          </table:table-cell>
          <table:table-cell office:value-type="float" office:value="49945819" calcext:value-type="float">
            <text:p>49945819</text:p>
          </table:table-cell>
        </table:table-row>
        <table:table-row table:style-name="ro1">
          <table:table-cell office:value-type="string" calcext:value-type="string">
            <text:p>mel-276-17.5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9.261" calcext:value-type="float">
            <text:p>9.261</text:p>
          </table:table-cell>
          <table:table-cell office:value-type="float" office:value="13.982" calcext:value-type="float">
            <text:p>13.982</text:p>
          </table:table-cell>
          <table:table-cell office:value-type="float" office:value="14.345" calcext:value-type="float">
            <text:p>14.345</text:p>
          </table:table-cell>
          <table:table-cell office:value-type="float" office:value="8.479" calcext:value-type="float">
            <text:p>8.479</text:p>
          </table:table-cell>
          <table:table-cell office:value-type="float" office:value="11.081" calcext:value-type="float">
            <text:p>11.081</text:p>
          </table:table-cell>
          <table:table-cell office:value-type="float" office:value="16.953" calcext:value-type="float">
            <text:p>16.953</text:p>
          </table:table-cell>
          <table:table-cell office:value-type="float" office:value="14.259" calcext:value-type="float">
            <text:p>14.259</text:p>
          </table:table-cell>
          <table:table-cell office:value-type="float" office:value="12.007" calcext:value-type="float">
            <text:p>12.007</text:p>
          </table:table-cell>
          <table:table-cell office:value-type="float" office:value="7.688" calcext:value-type="float">
            <text:p>7.688</text:p>
          </table:table-cell>
          <table:table-cell office:value-type="float" office:value="11.097" calcext:value-type="float">
            <text:p>11.097</text:p>
          </table:table-cell>
          <table:table-cell office:value-type="float" office:value="13.675" calcext:value-type="float">
            <text:p>13.675</text:p>
          </table:table-cell>
          <table:table-cell office:value-type="float" office:value="8.422" calcext:value-type="float">
            <text:p>8.422</text:p>
          </table:table-cell>
          <table:table-cell office:value-type="float" office:value="7.78" calcext:value-type="float">
            <text:p>7.78</text:p>
          </table:table-cell>
          <table:table-cell office:value-type="float" office:value="19.874" calcext:value-type="float">
            <text:p>19.874</text:p>
          </table:table-cell>
          <table:table-cell office:value-type="float" office:value="12.644" calcext:value-type="float">
            <text:p>12.644</text:p>
          </table:table-cell>
          <table:table-cell office:value-type="float" office:value="8.57" calcext:value-type="float">
            <text:p>8.57</text:p>
          </table:table-cell>
          <table:table-cell office:value-type="float" office:value="15.827" calcext:value-type="float">
            <text:p>15.827</text:p>
          </table:table-cell>
          <table:table-cell office:value-type="float" office:value="20.207" calcext:value-type="float">
            <text:p>20.207</text:p>
          </table:table-cell>
          <table:table-cell office:value-type="float" office:value="32.275" calcext:value-type="float">
            <text:p>32.275</text:p>
          </table:table-cell>
          <table:table-cell office:value-type="float" office:value="18.211" calcext:value-type="float">
            <text:p>18.211</text:p>
          </table:table-cell>
          <table:table-cell office:value-type="float" office:value="0.00000027805673456899" calcext:value-type="float">
            <text:p>2.78E-07</text:p>
          </table:table-cell>
          <table:table-cell office:value-type="float" office:value="50042266" calcext:value-type="float">
            <text:p>50042266</text:p>
          </table:table-cell>
        </table:table-row>
        <table:table-row table:style-name="ro1">
          <table:table-cell office:value-type="string" calcext:value-type="string">
            <text:p>mel-222-17.5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9.292" calcext:value-type="float">
            <text:p>9.292</text:p>
          </table:table-cell>
          <table:table-cell office:value-type="float" office:value="14.673" calcext:value-type="float">
            <text:p>14.673</text:p>
          </table:table-cell>
          <table:table-cell office:value-type="float" office:value="14.145" calcext:value-type="float">
            <text:p>14.145</text:p>
          </table:table-cell>
          <table:table-cell office:value-type="float" office:value="8.341" calcext:value-type="float">
            <text:p>8.341</text:p>
          </table:table-cell>
          <table:table-cell office:value-type="float" office:value="10.848" calcext:value-type="float">
            <text:p>10.848</text:p>
          </table:table-cell>
          <table:table-cell office:value-type="float" office:value="16.702" calcext:value-type="float">
            <text:p>16.702</text:p>
          </table:table-cell>
          <table:table-cell office:value-type="float" office:value="14.259" calcext:value-type="float">
            <text:p>14.259</text:p>
          </table:table-cell>
          <table:table-cell office:value-type="float" office:value="11.882" calcext:value-type="float">
            <text:p>11.882</text:p>
          </table:table-cell>
          <table:table-cell office:value-type="float" office:value="7.819" calcext:value-type="float">
            <text:p>7.819</text:p>
          </table:table-cell>
          <table:table-cell office:value-type="float" office:value="11.343" calcext:value-type="float">
            <text:p>11.343</text:p>
          </table:table-cell>
          <table:table-cell office:value-type="float" office:value="13.649" calcext:value-type="float">
            <text:p>13.649</text:p>
          </table:table-cell>
          <table:table-cell office:value-type="float" office:value="8.349" calcext:value-type="float">
            <text:p>8.349</text:p>
          </table:table-cell>
          <table:table-cell office:value-type="float" office:value="7.779" calcext:value-type="float">
            <text:p>7.779</text:p>
          </table:table-cell>
          <table:table-cell office:value-type="float" office:value="19.882" calcext:value-type="float">
            <text:p>19.882</text:p>
          </table:table-cell>
          <table:table-cell office:value-type="float" office:value="12.638" calcext:value-type="float">
            <text:p>12.638</text:p>
          </table:table-cell>
          <table:table-cell office:value-type="float" office:value="8.526" calcext:value-type="float">
            <text:p>8.526</text:p>
          </table:table-cell>
          <table:table-cell office:value-type="float" office:value="15.765" calcext:value-type="float">
            <text:p>15.765</text:p>
          </table:table-cell>
          <table:table-cell office:value-type="float" office:value="20.151" calcext:value-type="float">
            <text:p>20.151</text:p>
          </table:table-cell>
          <table:table-cell office:value-type="float" office:value="32.63" calcext:value-type="float">
            <text:p>32.63</text:p>
          </table:table-cell>
          <table:table-cell office:value-type="float" office:value="18.289" calcext:value-type="float">
            <text:p>18.289</text:p>
          </table:table-cell>
          <table:table-cell office:value-type="float" office:value="0.000000275714973161071" calcext:value-type="float">
            <text:p>2.76E-07</text:p>
          </table:table-cell>
          <table:table-cell office:value-type="float" office:value="50053911" calcext:value-type="float">
            <text:p>50053911</text:p>
          </table:table-cell>
        </table:table-row>
        <table:table-row table:style-name="ro1">
          <table:table-cell office:value-type="string" calcext:value-type="string">
            <text:p>mel-300-30.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9.223" calcext:value-type="float">
            <text:p>9.223</text:p>
          </table:table-cell>
          <table:table-cell office:value-type="float" office:value="13.95" calcext:value-type="float">
            <text:p>13.95</text:p>
          </table:table-cell>
          <table:table-cell office:value-type="float" office:value="14.599" calcext:value-type="float">
            <text:p>14.599</text:p>
          </table:table-cell>
          <table:table-cell office:value-type="float" office:value="8.485" calcext:value-type="float">
            <text:p>8.485</text:p>
          </table:table-cell>
          <table:table-cell office:value-type="float" office:value="11.087" calcext:value-type="float">
            <text:p>11.087</text:p>
          </table:table-cell>
          <table:table-cell office:value-type="float" office:value="17.061" calcext:value-type="float">
            <text:p>17.061</text:p>
          </table:table-cell>
          <table:table-cell office:value-type="float" office:value="14.212" calcext:value-type="float">
            <text:p>14.212</text:p>
          </table:table-cell>
          <table:table-cell office:value-type="float" office:value="12.057" calcext:value-type="float">
            <text:p>12.057</text:p>
          </table:table-cell>
          <table:table-cell office:value-type="float" office:value="7.727" calcext:value-type="float">
            <text:p>7.727</text:p>
          </table:table-cell>
          <table:table-cell office:value-type="float" office:value="11.126" calcext:value-type="float">
            <text:p>11.126</text:p>
          </table:table-cell>
          <table:table-cell office:value-type="float" office:value="13.716" calcext:value-type="float">
            <text:p>13.716</text:p>
          </table:table-cell>
          <table:table-cell office:value-type="float" office:value="8.359" calcext:value-type="float">
            <text:p>8.359</text:p>
          </table:table-cell>
          <table:table-cell office:value-type="float" office:value="7.778" calcext:value-type="float">
            <text:p>7.778</text:p>
          </table:table-cell>
          <table:table-cell office:value-type="float" office:value="19.956" calcext:value-type="float">
            <text:p>19.956</text:p>
          </table:table-cell>
          <table:table-cell office:value-type="float" office:value="12.741" calcext:value-type="float">
            <text:p>12.741</text:p>
          </table:table-cell>
          <table:table-cell office:value-type="float" office:value="8.576" calcext:value-type="float">
            <text:p>8.576</text:p>
          </table:table-cell>
          <table:table-cell office:value-type="float" office:value="15.807" calcext:value-type="float">
            <text:p>15.807</text:p>
          </table:table-cell>
          <table:table-cell office:value-type="float" office:value="20.276" calcext:value-type="float">
            <text:p>20.276</text:p>
          </table:table-cell>
          <table:table-cell office:value-type="float" office:value="32.847" calcext:value-type="float">
            <text:p>32.847</text:p>
          </table:table-cell>
          <table:table-cell office:value-type="float" office:value="18.216" calcext:value-type="float">
            <text:p>18.216</text:p>
          </table:table-cell>
          <table:table-cell office:value-type="float" office:value="0.000000278123256561235" calcext:value-type="float">
            <text:p>2.78E-07</text:p>
          </table:table-cell>
          <table:table-cell office:value-type="float" office:value="49789915" calcext:value-type="float">
            <text:p>49789915</text:p>
          </table:table-cell>
        </table:table-row>
        <table:table-row table:style-name="ro1">
          <table:table-cell office:value-type="string" calcext:value-type="string">
            <text:p>mel-264-30.0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9.641" calcext:value-type="float">
            <text:p>9.641</text:p>
          </table:table-cell>
          <table:table-cell office:value-type="float" office:value="14.257" calcext:value-type="float">
            <text:p>14.257</text:p>
          </table:table-cell>
          <table:table-cell office:value-type="float" office:value="14.309" calcext:value-type="float">
            <text:p>14.309</text:p>
          </table:table-cell>
          <table:table-cell office:value-type="float" office:value="8.865" calcext:value-type="float">
            <text:p>8.865</text:p>
          </table:table-cell>
          <table:table-cell office:value-type="float" office:value="10.776" calcext:value-type="float">
            <text:p>10.776</text:p>
          </table:table-cell>
          <table:table-cell office:value-type="float" office:value="16.928" calcext:value-type="float">
            <text:p>16.928</text:p>
          </table:table-cell>
          <table:table-cell office:value-type="float" office:value="14.133" calcext:value-type="float">
            <text:p>14.133</text:p>
          </table:table-cell>
          <table:table-cell office:value-type="float" office:value="11.944" calcext:value-type="float">
            <text:p>11.944</text:p>
          </table:table-cell>
          <table:table-cell office:value-type="float" office:value="7.782" calcext:value-type="float">
            <text:p>7.782</text:p>
          </table:table-cell>
          <table:table-cell office:value-type="float" office:value="11.274" calcext:value-type="float">
            <text:p>11.274</text:p>
          </table:table-cell>
          <table:table-cell office:value-type="float" office:value="13.66" calcext:value-type="float">
            <text:p>13.66</text:p>
          </table:table-cell>
          <table:table-cell office:value-type="float" office:value="8.394" calcext:value-type="float">
            <text:p>8.394</text:p>
          </table:table-cell>
          <table:table-cell office:value-type="float" office:value="7.774" calcext:value-type="float">
            <text:p>7.774</text:p>
          </table:table-cell>
          <table:table-cell office:value-type="float" office:value="19.999" calcext:value-type="float">
            <text:p>19.999</text:p>
          </table:table-cell>
          <table:table-cell office:value-type="float" office:value="12.758" calcext:value-type="float">
            <text:p>12.758</text:p>
          </table:table-cell>
          <table:table-cell office:value-type="float" office:value="8.544" calcext:value-type="float">
            <text:p>8.544</text:p>
          </table:table-cell>
          <table:table-cell office:value-type="float" office:value="15.872" calcext:value-type="float">
            <text:p>15.872</text:p>
          </table:table-cell>
          <table:table-cell office:value-type="float" office:value="20.323" calcext:value-type="float">
            <text:p>20.323</text:p>
          </table:table-cell>
          <table:table-cell office:value-type="float" office:value="32.534" calcext:value-type="float">
            <text:p>32.534</text:p>
          </table:table-cell>
          <table:table-cell office:value-type="float" office:value="18.257" calcext:value-type="float">
            <text:p>18.257</text:p>
          </table:table-cell>
          <table:table-cell office:value-type="float" office:value="0.000000278422465413006" calcext:value-type="float">
            <text:p>2.78E-07</text:p>
          </table:table-cell>
          <table:table-cell office:value-type="float" office:value="49795885" calcext:value-type="float">
            <text:p>49795885</text:p>
          </table:table-cell>
        </table:table-row>
        <table:table-row table:style-name="ro1">
          <table:table-cell office:value-type="string" calcext:value-type="string">
            <text:p>mel-258-25.0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9.524" calcext:value-type="float">
            <text:p>9.524</text:p>
          </table:table-cell>
          <table:table-cell office:value-type="float" office:value="14.292" calcext:value-type="float">
            <text:p>14.292</text:p>
          </table:table-cell>
          <table:table-cell office:value-type="float" office:value="14.348" calcext:value-type="float">
            <text:p>14.348</text:p>
          </table:table-cell>
          <table:table-cell office:value-type="float" office:value="8.435" calcext:value-type="float">
            <text:p>8.435</text:p>
          </table:table-cell>
          <table:table-cell office:value-type="float" office:value="11.036" calcext:value-type="float">
            <text:p>11.036</text:p>
          </table:table-cell>
          <table:table-cell office:value-type="float" office:value="16.953" calcext:value-type="float">
            <text:p>16.953</text:p>
          </table:table-cell>
          <table:table-cell office:value-type="float" office:value="14.299" calcext:value-type="float">
            <text:p>14.299</text:p>
          </table:table-cell>
          <table:table-cell office:value-type="float" office:value="12.033" calcext:value-type="float">
            <text:p>12.033</text:p>
          </table:table-cell>
          <table:table-cell office:value-type="float" office:value="7.658" calcext:value-type="float">
            <text:p>7.658</text:p>
          </table:table-cell>
          <table:table-cell office:value-type="float" office:value="11.205" calcext:value-type="float">
            <text:p>11.205</text:p>
          </table:table-cell>
          <table:table-cell office:value-type="float" office:value="13.719" calcext:value-type="float">
            <text:p>13.719</text:p>
          </table:table-cell>
          <table:table-cell office:value-type="float" office:value="8.357" calcext:value-type="float">
            <text:p>8.357</text:p>
          </table:table-cell>
          <table:table-cell office:value-type="float" office:value="7.774" calcext:value-type="float">
            <text:p>7.774</text:p>
          </table:table-cell>
          <table:table-cell office:value-type="float" office:value="19.946" calcext:value-type="float">
            <text:p>19.946</text:p>
          </table:table-cell>
          <table:table-cell office:value-type="float" office:value="12.746" calcext:value-type="float">
            <text:p>12.746</text:p>
          </table:table-cell>
          <table:table-cell office:value-type="float" office:value="8.598" calcext:value-type="float">
            <text:p>8.598</text:p>
          </table:table-cell>
          <table:table-cell office:value-type="float" office:value="15.762" calcext:value-type="float">
            <text:p>15.762</text:p>
          </table:table-cell>
          <table:table-cell office:value-type="float" office:value="20.319" calcext:value-type="float">
            <text:p>20.319</text:p>
          </table:table-cell>
          <table:table-cell office:value-type="float" office:value="32.5" calcext:value-type="float">
            <text:p>32.5</text:p>
          </table:table-cell>
          <table:table-cell office:value-type="float" office:value="18.262" calcext:value-type="float">
            <text:p>18.262</text:p>
          </table:table-cell>
          <table:table-cell office:value-type="float" office:value="0.000000278781489477099" calcext:value-type="float">
            <text:p>2.79E-07</text:p>
          </table:table-cell>
          <table:table-cell office:value-type="float" office:value="49896091" calcext:value-type="float">
            <text:p>49896091</text:p>
          </table:table-cell>
        </table:table-row>
        <table:table-row table:style-name="ro1">
          <table:table-cell office:value-type="string" calcext:value-type="string">
            <text:p>mel-258-32.5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9.394" calcext:value-type="float">
            <text:p>9.394</text:p>
          </table:table-cell>
          <table:table-cell office:value-type="float" office:value="14.328" calcext:value-type="float">
            <text:p>14.328</text:p>
          </table:table-cell>
          <table:table-cell office:value-type="float" office:value="14.409" calcext:value-type="float">
            <text:p>14.409</text:p>
          </table:table-cell>
          <table:table-cell office:value-type="float" office:value="8.496" calcext:value-type="float">
            <text:p>8.496</text:p>
          </table:table-cell>
          <table:table-cell office:value-type="float" office:value="10.973" calcext:value-type="float">
            <text:p>10.973</text:p>
          </table:table-cell>
          <table:table-cell office:value-type="float" office:value="16.961" calcext:value-type="float">
            <text:p>16.961</text:p>
          </table:table-cell>
          <table:table-cell office:value-type="float" office:value="14.175" calcext:value-type="float">
            <text:p>14.175</text:p>
          </table:table-cell>
          <table:table-cell office:value-type="float" office:value="11.953" calcext:value-type="float">
            <text:p>11.953</text:p>
          </table:table-cell>
          <table:table-cell office:value-type="float" office:value="7.766" calcext:value-type="float">
            <text:p>7.766</text:p>
          </table:table-cell>
          <table:table-cell office:value-type="float" office:value="11.287" calcext:value-type="float">
            <text:p>11.287</text:p>
          </table:table-cell>
          <table:table-cell office:value-type="float" office:value="13.691" calcext:value-type="float">
            <text:p>13.691</text:p>
          </table:table-cell>
          <table:table-cell office:value-type="float" office:value="8.372" calcext:value-type="float">
            <text:p>8.372</text:p>
          </table:table-cell>
          <table:table-cell office:value-type="float" office:value="7.774" calcext:value-type="float">
            <text:p>7.774</text:p>
          </table:table-cell>
          <table:table-cell office:value-type="float" office:value="19.935" calcext:value-type="float">
            <text:p>19.935</text:p>
          </table:table-cell>
          <table:table-cell office:value-type="float" office:value="12.748" calcext:value-type="float">
            <text:p>12.748</text:p>
          </table:table-cell>
          <table:table-cell office:value-type="float" office:value="8.593" calcext:value-type="float">
            <text:p>8.593</text:p>
          </table:table-cell>
          <table:table-cell office:value-type="float" office:value="15.857" calcext:value-type="float">
            <text:p>15.857</text:p>
          </table:table-cell>
          <table:table-cell office:value-type="float" office:value="20.319" calcext:value-type="float">
            <text:p>20.319</text:p>
          </table:table-cell>
          <table:table-cell office:value-type="float" office:value="32.577" calcext:value-type="float">
            <text:p>32.577</text:p>
          </table:table-cell>
          <table:table-cell office:value-type="float" office:value="18.316" calcext:value-type="float">
            <text:p>18.316</text:p>
          </table:table-cell>
          <table:table-cell office:value-type="float" office:value="0.000000279188216106741" calcext:value-type="float">
            <text:p>2.79E-07</text:p>
          </table:table-cell>
          <table:table-cell office:value-type="float" office:value="49747943" calcext:value-type="float">
            <text:p>49747943</text:p>
          </table:table-cell>
        </table:table-row>
        <table:table-row table:style-name="ro1">
          <table:table-cell office:value-type="string" calcext:value-type="string">
            <text:p>mel-264-22.5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9.528" calcext:value-type="float">
            <text:p>9.528</text:p>
          </table:table-cell>
          <table:table-cell office:value-type="float" office:value="14.119" calcext:value-type="float">
            <text:p>14.119</text:p>
          </table:table-cell>
          <table:table-cell office:value-type="float" office:value="14.255" calcext:value-type="float">
            <text:p>14.255</text:p>
          </table:table-cell>
          <table:table-cell office:value-type="float" office:value="8.84" calcext:value-type="float">
            <text:p>8.84</text:p>
          </table:table-cell>
          <table:table-cell office:value-type="float" office:value="10.886" calcext:value-type="float">
            <text:p>10.886</text:p>
          </table:table-cell>
          <table:table-cell office:value-type="float" office:value="16.976" calcext:value-type="float">
            <text:p>16.976</text:p>
          </table:table-cell>
          <table:table-cell office:value-type="float" office:value="14.021" calcext:value-type="float">
            <text:p>14.021</text:p>
          </table:table-cell>
          <table:table-cell office:value-type="float" office:value="11.824" calcext:value-type="float">
            <text:p>11.824</text:p>
          </table:table-cell>
          <table:table-cell office:value-type="float" office:value="7.725" calcext:value-type="float">
            <text:p>7.725</text:p>
          </table:table-cell>
          <table:table-cell office:value-type="float" office:value="11.187" calcext:value-type="float">
            <text:p>11.187</text:p>
          </table:table-cell>
          <table:table-cell office:value-type="float" office:value="13.636" calcext:value-type="float">
            <text:p>13.636</text:p>
          </table:table-cell>
          <table:table-cell office:value-type="float" office:value="8.398" calcext:value-type="float">
            <text:p>8.398</text:p>
          </table:table-cell>
          <table:table-cell office:value-type="float" office:value="7.768" calcext:value-type="float">
            <text:p>7.768</text:p>
          </table:table-cell>
          <table:table-cell office:value-type="float" office:value="19.886" calcext:value-type="float">
            <text:p>19.886</text:p>
          </table:table-cell>
          <table:table-cell office:value-type="float" office:value="12.712" calcext:value-type="float">
            <text:p>12.712</text:p>
          </table:table-cell>
          <table:table-cell office:value-type="float" office:value="8.572" calcext:value-type="float">
            <text:p>8.572</text:p>
          </table:table-cell>
          <table:table-cell office:value-type="float" office:value="15.77" calcext:value-type="float">
            <text:p>15.77</text:p>
          </table:table-cell>
          <table:table-cell office:value-type="float" office:value="20.24" calcext:value-type="float">
            <text:p>20.24</text:p>
          </table:table-cell>
          <table:table-cell office:value-type="float" office:value="32.275" calcext:value-type="float">
            <text:p>32.275</text:p>
          </table:table-cell>
          <table:table-cell office:value-type="float" office:value="18.224" calcext:value-type="float">
            <text:p>18.224</text:p>
          </table:table-cell>
          <table:table-cell office:value-type="float" office:value="0.000000276019473336056" calcext:value-type="float">
            <text:p>2.76E-07</text:p>
          </table:table-cell>
          <table:table-cell office:value-type="float" office:value="49944550" calcext:value-type="float">
            <text:p>49944550</text:p>
          </table:table-cell>
        </table:table-row>
        <table:table-row table:style-name="ro1">
          <table:table-cell office:value-type="string" calcext:value-type="string">
            <text:p>mel-246-17.5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9.532" calcext:value-type="float">
            <text:p>9.532</text:p>
          </table:table-cell>
          <table:table-cell office:value-type="float" office:value="14.245" calcext:value-type="float">
            <text:p>14.245</text:p>
          </table:table-cell>
          <table:table-cell office:value-type="float" office:value="14.221" calcext:value-type="float">
            <text:p>14.221</text:p>
          </table:table-cell>
          <table:table-cell office:value-type="float" office:value="8.831" calcext:value-type="float">
            <text:p>8.831</text:p>
          </table:table-cell>
          <table:table-cell office:value-type="float" office:value="10.754" calcext:value-type="float">
            <text:p>10.754</text:p>
          </table:table-cell>
          <table:table-cell office:value-type="float" office:value="16.764" calcext:value-type="float">
            <text:p>16.764</text:p>
          </table:table-cell>
          <table:table-cell office:value-type="float" office:value="14.095" calcext:value-type="float">
            <text:p>14.095</text:p>
          </table:table-cell>
          <table:table-cell office:value-type="float" office:value="11.938" calcext:value-type="float">
            <text:p>11.938</text:p>
          </table:table-cell>
          <table:table-cell office:value-type="float" office:value="7.761" calcext:value-type="float">
            <text:p>7.761</text:p>
          </table:table-cell>
          <table:table-cell office:value-type="float" office:value="11.194" calcext:value-type="float">
            <text:p>11.194</text:p>
          </table:table-cell>
          <table:table-cell office:value-type="float" office:value="13.635" calcext:value-type="float">
            <text:p>13.635</text:p>
          </table:table-cell>
          <table:table-cell office:value-type="float" office:value="8.396" calcext:value-type="float">
            <text:p>8.396</text:p>
          </table:table-cell>
          <table:table-cell office:value-type="float" office:value="7.767" calcext:value-type="float">
            <text:p>7.767</text:p>
          </table:table-cell>
          <table:table-cell office:value-type="float" office:value="19.919" calcext:value-type="float">
            <text:p>19.919</text:p>
          </table:table-cell>
          <table:table-cell office:value-type="float" office:value="12.655" calcext:value-type="float">
            <text:p>12.655</text:p>
          </table:table-cell>
          <table:table-cell office:value-type="float" office:value="8.553" calcext:value-type="float">
            <text:p>8.553</text:p>
          </table:table-cell>
          <table:table-cell office:value-type="float" office:value="15.843" calcext:value-type="float">
            <text:p>15.843</text:p>
          </table:table-cell>
          <table:table-cell office:value-type="float" office:value="20.177" calcext:value-type="float">
            <text:p>20.177</text:p>
          </table:table-cell>
          <table:table-cell office:value-type="float" office:value="32.456" calcext:value-type="float">
            <text:p>32.456</text:p>
          </table:table-cell>
          <table:table-cell office:value-type="float" office:value="18.282" calcext:value-type="float">
            <text:p>18.282</text:p>
          </table:table-cell>
          <table:table-cell office:value-type="float" office:value="0.000000274276234245696" calcext:value-type="float">
            <text:p>2.74E-07</text:p>
          </table:table-cell>
          <table:table-cell office:value-type="float" office:value="50048128" calcext:value-type="float">
            <text:p>50048128</text:p>
          </table:table-cell>
        </table:table-row>
        <table:table-row table:style-name="ro1">
          <table:table-cell office:value-type="string" calcext:value-type="string">
            <text:p>mel-216-25.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9.475" calcext:value-type="float">
            <text:p>9.475</text:p>
          </table:table-cell>
          <table:table-cell office:value-type="float" office:value="14.79" calcext:value-type="float">
            <text:p>14.79</text:p>
          </table:table-cell>
          <table:table-cell office:value-type="float" office:value="14.014" calcext:value-type="float">
            <text:p>14.014</text:p>
          </table:table-cell>
          <table:table-cell office:value-type="float" office:value="8.212" calcext:value-type="float">
            <text:p>8.212</text:p>
          </table:table-cell>
          <table:table-cell office:value-type="float" office:value="10.93" calcext:value-type="float">
            <text:p>10.93</text:p>
          </table:table-cell>
          <table:table-cell office:value-type="float" office:value="16.604" calcext:value-type="float">
            <text:p>16.604</text:p>
          </table:table-cell>
          <table:table-cell office:value-type="float" office:value="14.068" calcext:value-type="float">
            <text:p>14.068</text:p>
          </table:table-cell>
          <table:table-cell office:value-type="float" office:value="11.962" calcext:value-type="float">
            <text:p>11.962</text:p>
          </table:table-cell>
          <table:table-cell office:value-type="float" office:value="7.814" calcext:value-type="float">
            <text:p>7.814</text:p>
          </table:table-cell>
          <table:table-cell office:value-type="float" office:value="11.373" calcext:value-type="float">
            <text:p>11.373</text:p>
          </table:table-cell>
          <table:table-cell office:value-type="float" office:value="13.617" calcext:value-type="float">
            <text:p>13.617</text:p>
          </table:table-cell>
          <table:table-cell office:value-type="float" office:value="8.316" calcext:value-type="float">
            <text:p>8.316</text:p>
          </table:table-cell>
          <table:table-cell office:value-type="float" office:value="7.766" calcext:value-type="float">
            <text:p>7.766</text:p>
          </table:table-cell>
          <table:table-cell office:value-type="float" office:value="19.903" calcext:value-type="float">
            <text:p>19.903</text:p>
          </table:table-cell>
          <table:table-cell office:value-type="float" office:value="12.679" calcext:value-type="float">
            <text:p>12.679</text:p>
          </table:table-cell>
          <table:table-cell office:value-type="float" office:value="8.571" calcext:value-type="float">
            <text:p>8.571</text:p>
          </table:table-cell>
          <table:table-cell office:value-type="float" office:value="15.799" calcext:value-type="float">
            <text:p>15.799</text:p>
          </table:table-cell>
          <table:table-cell office:value-type="float" office:value="20.29" calcext:value-type="float">
            <text:p>20.29</text:p>
          </table:table-cell>
          <table:table-cell office:value-type="float" office:value="32.302" calcext:value-type="float">
            <text:p>32.302</text:p>
          </table:table-cell>
          <table:table-cell office:value-type="float" office:value="18.252" calcext:value-type="float">
            <text:p>18.252</text:p>
          </table:table-cell>
          <table:table-cell office:value-type="float" office:value="0.000000274772646762685" calcext:value-type="float">
            <text:p>2.75E-07</text:p>
          </table:table-cell>
          <table:table-cell office:value-type="float" office:value="49906094" calcext:value-type="float">
            <text:p>49906094</text:p>
          </table:table-cell>
        </table:table-row>
        <table:table-row table:style-name="ro1">
          <table:table-cell office:value-type="string" calcext:value-type="string">
            <text:p>mel-276-27.5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9.367" calcext:value-type="float">
            <text:p>9.367</text:p>
          </table:table-cell>
          <table:table-cell office:value-type="float" office:value="14.08" calcext:value-type="float">
            <text:p>14.08</text:p>
          </table:table-cell>
          <table:table-cell office:value-type="float" office:value="14.314" calcext:value-type="float">
            <text:p>14.314</text:p>
          </table:table-cell>
          <table:table-cell office:value-type="float" office:value="8.438" calcext:value-type="float">
            <text:p>8.438</text:p>
          </table:table-cell>
          <table:table-cell office:value-type="float" office:value="11.062" calcext:value-type="float">
            <text:p>11.062</text:p>
          </table:table-cell>
          <table:table-cell office:value-type="float" office:value="16.942" calcext:value-type="float">
            <text:p>16.942</text:p>
          </table:table-cell>
          <table:table-cell office:value-type="float" office:value="14.242" calcext:value-type="float">
            <text:p>14.242</text:p>
          </table:table-cell>
          <table:table-cell office:value-type="float" office:value="12.086" calcext:value-type="float">
            <text:p>12.086</text:p>
          </table:table-cell>
          <table:table-cell office:value-type="float" office:value="7.653" calcext:value-type="float">
            <text:p>7.653</text:p>
          </table:table-cell>
          <table:table-cell office:value-type="float" office:value="11.147" calcext:value-type="float">
            <text:p>11.147</text:p>
          </table:table-cell>
          <table:table-cell office:value-type="float" office:value="13.653" calcext:value-type="float">
            <text:p>13.653</text:p>
          </table:table-cell>
          <table:table-cell office:value-type="float" office:value="8.395" calcext:value-type="float">
            <text:p>8.395</text:p>
          </table:table-cell>
          <table:table-cell office:value-type="float" office:value="7.765" calcext:value-type="float">
            <text:p>7.765</text:p>
          </table:table-cell>
          <table:table-cell office:value-type="float" office:value="19.949" calcext:value-type="float">
            <text:p>19.949</text:p>
          </table:table-cell>
          <table:table-cell office:value-type="float" office:value="12.731" calcext:value-type="float">
            <text:p>12.731</text:p>
          </table:table-cell>
          <table:table-cell office:value-type="float" office:value="8.524" calcext:value-type="float">
            <text:p>8.524</text:p>
          </table:table-cell>
          <table:table-cell office:value-type="float" office:value="15.824" calcext:value-type="float">
            <text:p>15.824</text:p>
          </table:table-cell>
          <table:table-cell office:value-type="float" office:value="20.265" calcext:value-type="float">
            <text:p>20.265</text:p>
          </table:table-cell>
          <table:table-cell office:value-type="float" office:value="32.325" calcext:value-type="float">
            <text:p>32.325</text:p>
          </table:table-cell>
          <table:table-cell office:value-type="float" office:value="18.229" calcext:value-type="float">
            <text:p>18.229</text:p>
          </table:table-cell>
          <table:table-cell office:value-type="float" office:value="0.000000279139134683304" calcext:value-type="float">
            <text:p>2.79E-07</text:p>
          </table:table-cell>
          <table:table-cell office:value-type="float" office:value="49843103" calcext:value-type="float">
            <text:p>49843103</text:p>
          </table:table-cell>
        </table:table-row>
        <table:table-row table:style-name="ro1">
          <table:table-cell office:value-type="string" calcext:value-type="string">
            <text:p>mel-246-22.5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9.392" calcext:value-type="float">
            <text:p>9.392</text:p>
          </table:table-cell>
          <table:table-cell office:value-type="float" office:value="14.447" calcext:value-type="float">
            <text:p>14.447</text:p>
          </table:table-cell>
          <table:table-cell office:value-type="float" office:value="14.214" calcext:value-type="float">
            <text:p>14.214</text:p>
          </table:table-cell>
          <table:table-cell office:value-type="float" office:value="8.338" calcext:value-type="float">
            <text:p>8.338</text:p>
          </table:table-cell>
          <table:table-cell office:value-type="float" office:value="10.952" calcext:value-type="float">
            <text:p>10.952</text:p>
          </table:table-cell>
          <table:table-cell office:value-type="float" office:value="16.933" calcext:value-type="float">
            <text:p>16.933</text:p>
          </table:table-cell>
          <table:table-cell office:value-type="float" office:value="14.256" calcext:value-type="float">
            <text:p>14.256</text:p>
          </table:table-cell>
          <table:table-cell office:value-type="float" office:value="11.895" calcext:value-type="float">
            <text:p>11.895</text:p>
          </table:table-cell>
          <table:table-cell office:value-type="float" office:value="7.722" calcext:value-type="float">
            <text:p>7.722</text:p>
          </table:table-cell>
          <table:table-cell office:value-type="float" office:value="11.278" calcext:value-type="float">
            <text:p>11.278</text:p>
          </table:table-cell>
          <table:table-cell office:value-type="float" office:value="13.683" calcext:value-type="float">
            <text:p>13.683</text:p>
          </table:table-cell>
          <table:table-cell office:value-type="float" office:value="8.36" calcext:value-type="float">
            <text:p>8.36</text:p>
          </table:table-cell>
          <table:table-cell office:value-type="float" office:value="7.764" calcext:value-type="float">
            <text:p>7.764</text:p>
          </table:table-cell>
          <table:table-cell office:value-type="float" office:value="19.926" calcext:value-type="float">
            <text:p>19.926</text:p>
          </table:table-cell>
          <table:table-cell office:value-type="float" office:value="12.731" calcext:value-type="float">
            <text:p>12.731</text:p>
          </table:table-cell>
          <table:table-cell office:value-type="float" office:value="8.625" calcext:value-type="float">
            <text:p>8.625</text:p>
          </table:table-cell>
          <table:table-cell office:value-type="float" office:value="15.813" calcext:value-type="float">
            <text:p>15.813</text:p>
          </table:table-cell>
          <table:table-cell office:value-type="float" office:value="20.262" calcext:value-type="float">
            <text:p>20.262</text:p>
          </table:table-cell>
          <table:table-cell office:value-type="float" office:value="32.392" calcext:value-type="float">
            <text:p>32.392</text:p>
          </table:table-cell>
          <table:table-cell office:value-type="float" office:value="18.235" calcext:value-type="float">
            <text:p>18.235</text:p>
          </table:table-cell>
          <table:table-cell office:value-type="float" office:value="0.000000276883788099233" calcext:value-type="float">
            <text:p>2.77E-07</text:p>
          </table:table-cell>
          <table:table-cell office:value-type="float" office:value="49948340" calcext:value-type="float">
            <text:p>49948340</text:p>
          </table:table-cell>
        </table:table-row>
        <table:table-row table:style-name="ro1">
          <table:table-cell office:value-type="string" calcext:value-type="string">
            <text:p>mel-258-30.0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9.548" calcext:value-type="float">
            <text:p>9.548</text:p>
          </table:table-cell>
          <table:table-cell office:value-type="float" office:value="14.252" calcext:value-type="float">
            <text:p>14.252</text:p>
          </table:table-cell>
          <table:table-cell office:value-type="float" office:value="14.272" calcext:value-type="float">
            <text:p>14.272</text:p>
          </table:table-cell>
          <table:table-cell office:value-type="float" office:value="8.943" calcext:value-type="float">
            <text:p>8.943</text:p>
          </table:table-cell>
          <table:table-cell office:value-type="float" office:value="10.846" calcext:value-type="float">
            <text:p>10.846</text:p>
          </table:table-cell>
          <table:table-cell office:value-type="float" office:value="16.865" calcext:value-type="float">
            <text:p>16.865</text:p>
          </table:table-cell>
          <table:table-cell office:value-type="float" office:value="13.969" calcext:value-type="float">
            <text:p>13.969</text:p>
          </table:table-cell>
          <table:table-cell office:value-type="float" office:value="11.846" calcext:value-type="float">
            <text:p>11.846</text:p>
          </table:table-cell>
          <table:table-cell office:value-type="float" office:value="7.776" calcext:value-type="float">
            <text:p>7.776</text:p>
          </table:table-cell>
          <table:table-cell office:value-type="float" office:value="11.283" calcext:value-type="float">
            <text:p>11.283</text:p>
          </table:table-cell>
          <table:table-cell office:value-type="float" office:value="13.62" calcext:value-type="float">
            <text:p>13.62</text:p>
          </table:table-cell>
          <table:table-cell office:value-type="float" office:value="8.402" calcext:value-type="float">
            <text:p>8.402</text:p>
          </table:table-cell>
          <table:table-cell office:value-type="float" office:value="7.763" calcext:value-type="float">
            <text:p>7.763</text:p>
          </table:table-cell>
          <table:table-cell office:value-type="float" office:value="20.011" calcext:value-type="float">
            <text:p>20.011</text:p>
          </table:table-cell>
          <table:table-cell office:value-type="float" office:value="12.744" calcext:value-type="float">
            <text:p>12.744</text:p>
          </table:table-cell>
          <table:table-cell office:value-type="float" office:value="8.552" calcext:value-type="float">
            <text:p>8.552</text:p>
          </table:table-cell>
          <table:table-cell office:value-type="float" office:value="15.858" calcext:value-type="float">
            <text:p>15.858</text:p>
          </table:table-cell>
          <table:table-cell office:value-type="float" office:value="20.28" calcext:value-type="float">
            <text:p>20.28</text:p>
          </table:table-cell>
          <table:table-cell office:value-type="float" office:value="32.453" calcext:value-type="float">
            <text:p>32.453</text:p>
          </table:table-cell>
          <table:table-cell office:value-type="float" office:value="18.323" calcext:value-type="float">
            <text:p>18.323</text:p>
          </table:table-cell>
          <table:table-cell office:value-type="float" office:value="0.000000275992899789146" calcext:value-type="float">
            <text:p>2.76E-07</text:p>
          </table:table-cell>
          <table:table-cell office:value-type="float" office:value="49797153" calcext:value-type="float">
            <text:p>49797153</text:p>
          </table:table-cell>
        </table:table-row>
        <table:table-row table:style-name="ro1">
          <table:table-cell office:value-type="string" calcext:value-type="string">
            <text:p>mel-216-27.5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9.312" calcext:value-type="float">
            <text:p>9.312</text:p>
          </table:table-cell>
          <table:table-cell office:value-type="float" office:value="14.783" calcext:value-type="float">
            <text:p>14.783</text:p>
          </table:table-cell>
          <table:table-cell office:value-type="float" office:value="13.96" calcext:value-type="float">
            <text:p>13.96</text:p>
          </table:table-cell>
          <table:table-cell office:value-type="float" office:value="8.508" calcext:value-type="float">
            <text:p>8.508</text:p>
          </table:table-cell>
          <table:table-cell office:value-type="float" office:value="10.861" calcext:value-type="float">
            <text:p>10.861</text:p>
          </table:table-cell>
          <table:table-cell office:value-type="float" office:value="16.646" calcext:value-type="float">
            <text:p>16.646</text:p>
          </table:table-cell>
          <table:table-cell office:value-type="float" office:value="14.213" calcext:value-type="float">
            <text:p>14.213</text:p>
          </table:table-cell>
          <table:table-cell office:value-type="float" office:value="11.851" calcext:value-type="float">
            <text:p>11.851</text:p>
          </table:table-cell>
          <table:table-cell office:value-type="float" office:value="7.818" calcext:value-type="float">
            <text:p>7.818</text:p>
          </table:table-cell>
          <table:table-cell office:value-type="float" office:value="11.37" calcext:value-type="float">
            <text:p>11.37</text:p>
          </table:table-cell>
          <table:table-cell office:value-type="float" office:value="13.582" calcext:value-type="float">
            <text:p>13.582</text:p>
          </table:table-cell>
          <table:table-cell office:value-type="float" office:value="8.402" calcext:value-type="float">
            <text:p>8.402</text:p>
          </table:table-cell>
          <table:table-cell office:value-type="float" office:value="7.762" calcext:value-type="float">
            <text:p>7.762</text:p>
          </table:table-cell>
          <table:table-cell office:value-type="float" office:value="19.863" calcext:value-type="float">
            <text:p>19.863</text:p>
          </table:table-cell>
          <table:table-cell office:value-type="float" office:value="12.671" calcext:value-type="float">
            <text:p>12.671</text:p>
          </table:table-cell>
          <table:table-cell office:value-type="float" office:value="8.575" calcext:value-type="float">
            <text:p>8.575</text:p>
          </table:table-cell>
          <table:table-cell office:value-type="float" office:value="15.82" calcext:value-type="float">
            <text:p>15.82</text:p>
          </table:table-cell>
          <table:table-cell office:value-type="float" office:value="20.256" calcext:value-type="float">
            <text:p>20.256</text:p>
          </table:table-cell>
          <table:table-cell office:value-type="float" office:value="32.213" calcext:value-type="float">
            <text:p>32.213</text:p>
          </table:table-cell>
          <table:table-cell office:value-type="float" office:value="18.251" calcext:value-type="float">
            <text:p>18.251</text:p>
          </table:table-cell>
          <table:table-cell office:value-type="float" office:value="0.000000274900109976789" calcext:value-type="float">
            <text:p>2.75E-07</text:p>
          </table:table-cell>
          <table:table-cell office:value-type="float" office:value="49856618" calcext:value-type="float">
            <text:p>49856618</text:p>
          </table:table-cell>
        </table:table-row>
        <table:table-row table:style-name="ro1">
          <table:table-cell office:value-type="string" calcext:value-type="string">
            <text:p>mel-276-15.0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9.42" calcext:value-type="float">
            <text:p>9.42</text:p>
          </table:table-cell>
          <table:table-cell office:value-type="float" office:value="14.001" calcext:value-type="float">
            <text:p>14.001</text:p>
          </table:table-cell>
          <table:table-cell office:value-type="float" office:value="14.495" calcext:value-type="float">
            <text:p>14.495</text:p>
          </table:table-cell>
          <table:table-cell office:value-type="float" office:value="8.955" calcext:value-type="float">
            <text:p>8.955</text:p>
          </table:table-cell>
          <table:table-cell office:value-type="float" office:value="11.011" calcext:value-type="float">
            <text:p>11.011</text:p>
          </table:table-cell>
          <table:table-cell office:value-type="float" office:value="17.052" calcext:value-type="float">
            <text:p>17.052</text:p>
          </table:table-cell>
          <table:table-cell office:value-type="float" office:value="14.189" calcext:value-type="float">
            <text:p>14.189</text:p>
          </table:table-cell>
          <table:table-cell office:value-type="float" office:value="11.993" calcext:value-type="float">
            <text:p>11.993</text:p>
          </table:table-cell>
          <table:table-cell office:value-type="float" office:value="7.683" calcext:value-type="float">
            <text:p>7.683</text:p>
          </table:table-cell>
          <table:table-cell office:value-type="float" office:value="11.148" calcext:value-type="float">
            <text:p>11.148</text:p>
          </table:table-cell>
          <table:table-cell office:value-type="float" office:value="13.756" calcext:value-type="float">
            <text:p>13.756</text:p>
          </table:table-cell>
          <table:table-cell office:value-type="float" office:value="8.413" calcext:value-type="float">
            <text:p>8.413</text:p>
          </table:table-cell>
          <table:table-cell office:value-type="float" office:value="7.761" calcext:value-type="float">
            <text:p>7.761</text:p>
          </table:table-cell>
          <table:table-cell office:value-type="float" office:value="19.91" calcext:value-type="float">
            <text:p>19.91</text:p>
          </table:table-cell>
          <table:table-cell office:value-type="float" office:value="12.653" calcext:value-type="float">
            <text:p>12.653</text:p>
          </table:table-cell>
          <table:table-cell office:value-type="float" office:value="8.534" calcext:value-type="float">
            <text:p>8.534</text:p>
          </table:table-cell>
          <table:table-cell office:value-type="float" office:value="15.815" calcext:value-type="float">
            <text:p>15.815</text:p>
          </table:table-cell>
          <table:table-cell office:value-type="float" office:value="20.189" calcext:value-type="float">
            <text:p>20.189</text:p>
          </table:table-cell>
          <table:table-cell office:value-type="float" office:value="32.548" calcext:value-type="float">
            <text:p>32.548</text:p>
          </table:table-cell>
          <table:table-cell office:value-type="float" office:value="18.279" calcext:value-type="float">
            <text:p>18.279</text:p>
          </table:table-cell>
          <table:table-cell office:value-type="float" office:value="0.000000275617576402973" calcext:value-type="float">
            <text:p>2.76E-07</text:p>
          </table:table-cell>
          <table:table-cell office:value-type="float" office:value="50092403" calcext:value-type="float">
            <text:p>50092403</text:p>
          </table:table-cell>
        </table:table-row>
        <table:table-row table:style-name="ro1">
          <table:table-cell office:value-type="string" calcext:value-type="string">
            <text:p>mel-294-22.5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9.429" calcext:value-type="float">
            <text:p>9.429</text:p>
          </table:table-cell>
          <table:table-cell office:value-type="float" office:value="13.835" calcext:value-type="float">
            <text:p>13.835</text:p>
          </table:table-cell>
          <table:table-cell office:value-type="float" office:value="14.367" calcext:value-type="float">
            <text:p>14.367</text:p>
          </table:table-cell>
          <table:table-cell office:value-type="float" office:value="8.366" calcext:value-type="float">
            <text:p>8.366</text:p>
          </table:table-cell>
          <table:table-cell office:value-type="float" office:value="10.796" calcext:value-type="float">
            <text:p>10.796</text:p>
          </table:table-cell>
          <table:table-cell office:value-type="float" office:value="17.078" calcext:value-type="float">
            <text:p>17.078</text:p>
          </table:table-cell>
          <table:table-cell office:value-type="float" office:value="14.281" calcext:value-type="float">
            <text:p>14.281</text:p>
          </table:table-cell>
          <table:table-cell office:value-type="float" office:value="12.085" calcext:value-type="float">
            <text:p>12.085</text:p>
          </table:table-cell>
          <table:table-cell office:value-type="float" office:value="7.649" calcext:value-type="float">
            <text:p>7.649</text:p>
          </table:table-cell>
          <table:table-cell office:value-type="float" office:value="11.132" calcext:value-type="float">
            <text:p>11.132</text:p>
          </table:table-cell>
          <table:table-cell office:value-type="float" office:value="13.679" calcext:value-type="float">
            <text:p>13.679</text:p>
          </table:table-cell>
          <table:table-cell office:value-type="float" office:value="8.458" calcext:value-type="float">
            <text:p>8.458</text:p>
          </table:table-cell>
          <table:table-cell office:value-type="float" office:value="7.753" calcext:value-type="float">
            <text:p>7.753</text:p>
          </table:table-cell>
          <table:table-cell office:value-type="float" office:value="19.991" calcext:value-type="float">
            <text:p>19.991</text:p>
          </table:table-cell>
          <table:table-cell office:value-type="float" office:value="12.739" calcext:value-type="float">
            <text:p>12.739</text:p>
          </table:table-cell>
          <table:table-cell office:value-type="float" office:value="8.557" calcext:value-type="float">
            <text:p>8.557</text:p>
          </table:table-cell>
          <table:table-cell office:value-type="float" office:value="15.802" calcext:value-type="float">
            <text:p>15.802</text:p>
          </table:table-cell>
          <table:table-cell office:value-type="float" office:value="20.285" calcext:value-type="float">
            <text:p>20.285</text:p>
          </table:table-cell>
          <table:table-cell office:value-type="float" office:value="32.608" calcext:value-type="float">
            <text:p>32.608</text:p>
          </table:table-cell>
          <table:table-cell office:value-type="float" office:value="18.239" calcext:value-type="float">
            <text:p>18.239</text:p>
          </table:table-cell>
          <table:table-cell office:value-type="float" office:value="0.000000275543674495127" calcext:value-type="float">
            <text:p>2.76E-07</text:p>
          </table:table-cell>
          <table:table-cell office:value-type="float" office:value="49939370" calcext:value-type="float">
            <text:p>49939370</text:p>
          </table:table-cell>
        </table:table-row>
        <table:table-row table:style-name="ro1">
          <table:table-cell office:value-type="string" calcext:value-type="string">
            <text:p>mel-234-32.5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9.374" calcext:value-type="float">
            <text:p>9.374</text:p>
          </table:table-cell>
          <table:table-cell office:value-type="float" office:value="14.666" calcext:value-type="float">
            <text:p>14.666</text:p>
          </table:table-cell>
          <table:table-cell office:value-type="float" office:value="14.002" calcext:value-type="float">
            <text:p>14.002</text:p>
          </table:table-cell>
          <table:table-cell office:value-type="float" office:value="8.519" calcext:value-type="float">
            <text:p>8.519</text:p>
          </table:table-cell>
          <table:table-cell office:value-type="float" office:value="10.87" calcext:value-type="float">
            <text:p>10.87</text:p>
          </table:table-cell>
          <table:table-cell office:value-type="float" office:value="16.816" calcext:value-type="float">
            <text:p>16.816</text:p>
          </table:table-cell>
          <table:table-cell office:value-type="float" office:value="14.272" calcext:value-type="float">
            <text:p>14.272</text:p>
          </table:table-cell>
          <table:table-cell office:value-type="float" office:value="11.939" calcext:value-type="float">
            <text:p>11.939</text:p>
          </table:table-cell>
          <table:table-cell office:value-type="float" office:value="7.841" calcext:value-type="float">
            <text:p>7.841</text:p>
          </table:table-cell>
          <table:table-cell office:value-type="float" office:value="11.39" calcext:value-type="float">
            <text:p>11.39</text:p>
          </table:table-cell>
          <table:table-cell office:value-type="float" office:value="13.576" calcext:value-type="float">
            <text:p>13.576</text:p>
          </table:table-cell>
          <table:table-cell office:value-type="float" office:value="8.402" calcext:value-type="float">
            <text:p>8.402</text:p>
          </table:table-cell>
          <table:table-cell office:value-type="float" office:value="7.753" calcext:value-type="float">
            <text:p>7.753</text:p>
          </table:table-cell>
          <table:table-cell office:value-type="float" office:value="19.958" calcext:value-type="float">
            <text:p>19.958</text:p>
          </table:table-cell>
          <table:table-cell office:value-type="float" office:value="12.707" calcext:value-type="float">
            <text:p>12.707</text:p>
          </table:table-cell>
          <table:table-cell office:value-type="float" office:value="8.592" calcext:value-type="float">
            <text:p>8.592</text:p>
          </table:table-cell>
          <table:table-cell office:value-type="float" office:value="15.871" calcext:value-type="float">
            <text:p>15.871</text:p>
          </table:table-cell>
          <table:table-cell office:value-type="float" office:value="20.281" calcext:value-type="float">
            <text:p>20.281</text:p>
          </table:table-cell>
          <table:table-cell office:value-type="float" office:value="32.37" calcext:value-type="float">
            <text:p>32.37</text:p>
          </table:table-cell>
          <table:table-cell office:value-type="float" office:value="18.359" calcext:value-type="float">
            <text:p>18.359</text:p>
          </table:table-cell>
          <table:table-cell office:value-type="float" office:value="0.000000278362329879032" calcext:value-type="float">
            <text:p>2.78E-07</text:p>
          </table:table-cell>
          <table:table-cell office:value-type="float" office:value="49753495" calcext:value-type="float">
            <text:p>49753495</text:p>
          </table:table-cell>
        </table:table-row>
        <table:table-row table:style-name="ro1">
          <table:table-cell office:value-type="string" calcext:value-type="string">
            <text:p>mel-294-27.5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9.25" calcext:value-type="float">
            <text:p>9.25</text:p>
          </table:table-cell>
          <table:table-cell office:value-type="float" office:value="13.893" calcext:value-type="float">
            <text:p>13.893</text:p>
          </table:table-cell>
          <table:table-cell office:value-type="float" office:value="14.597" calcext:value-type="float">
            <text:p>14.597</text:p>
          </table:table-cell>
          <table:table-cell office:value-type="float" office:value="8.802" calcext:value-type="float">
            <text:p>8.802</text:p>
          </table:table-cell>
          <table:table-cell office:value-type="float" office:value="11.085" calcext:value-type="float">
            <text:p>11.085</text:p>
          </table:table-cell>
          <table:table-cell office:value-type="float" office:value="17.038" calcext:value-type="float">
            <text:p>17.038</text:p>
          </table:table-cell>
          <table:table-cell office:value-type="float" office:value="14.064" calcext:value-type="float">
            <text:p>14.064</text:p>
          </table:table-cell>
          <table:table-cell office:value-type="float" office:value="11.969" calcext:value-type="float">
            <text:p>11.969</text:p>
          </table:table-cell>
          <table:table-cell office:value-type="float" office:value="7.678" calcext:value-type="float">
            <text:p>7.678</text:p>
          </table:table-cell>
          <table:table-cell office:value-type="float" office:value="11.09" calcext:value-type="float">
            <text:p>11.09</text:p>
          </table:table-cell>
          <table:table-cell office:value-type="float" office:value="13.714" calcext:value-type="float">
            <text:p>13.714</text:p>
          </table:table-cell>
          <table:table-cell office:value-type="float" office:value="8.353" calcext:value-type="float">
            <text:p>8.353</text:p>
          </table:table-cell>
          <table:table-cell office:value-type="float" office:value="7.753" calcext:value-type="float">
            <text:p>7.753</text:p>
          </table:table-cell>
          <table:table-cell office:value-type="float" office:value="19.927" calcext:value-type="float">
            <text:p>19.927</text:p>
          </table:table-cell>
          <table:table-cell office:value-type="float" office:value="12.74" calcext:value-type="float">
            <text:p>12.74</text:p>
          </table:table-cell>
          <table:table-cell office:value-type="float" office:value="8.585" calcext:value-type="float">
            <text:p>8.585</text:p>
          </table:table-cell>
          <table:table-cell office:value-type="float" office:value="15.783" calcext:value-type="float">
            <text:p>15.783</text:p>
          </table:table-cell>
          <table:table-cell office:value-type="float" office:value="20.265" calcext:value-type="float">
            <text:p>20.265</text:p>
          </table:table-cell>
          <table:table-cell office:value-type="float" office:value="32.437" calcext:value-type="float">
            <text:p>32.437</text:p>
          </table:table-cell>
          <table:table-cell office:value-type="float" office:value="18.209" calcext:value-type="float">
            <text:p>18.209</text:p>
          </table:table-cell>
          <table:table-cell office:value-type="float" office:value="0.000000282020813532848" calcext:value-type="float">
            <text:p>2.82E-07</text:p>
          </table:table-cell>
          <table:table-cell office:value-type="float" office:value="49840250" calcext:value-type="float">
            <text:p>49840250</text:p>
          </table:table-cell>
        </table:table-row>
        <table:table-row table:style-name="ro1">
          <table:table-cell office:value-type="string" calcext:value-type="string">
            <text:p>mel-270-22.5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9.568" calcext:value-type="float">
            <text:p>9.568</text:p>
          </table:table-cell>
          <table:table-cell office:value-type="float" office:value="14.101" calcext:value-type="float">
            <text:p>14.101</text:p>
          </table:table-cell>
          <table:table-cell office:value-type="float" office:value="14.445" calcext:value-type="float">
            <text:p>14.445</text:p>
          </table:table-cell>
          <table:table-cell office:value-type="float" office:value="9.002" calcext:value-type="float">
            <text:p>9.002</text:p>
          </table:table-cell>
          <table:table-cell office:value-type="float" office:value="10.856" calcext:value-type="float">
            <text:p>10.856</text:p>
          </table:table-cell>
          <table:table-cell office:value-type="float" office:value="16.974" calcext:value-type="float">
            <text:p>16.974</text:p>
          </table:table-cell>
          <table:table-cell office:value-type="float" office:value="14.088" calcext:value-type="float">
            <text:p>14.088</text:p>
          </table:table-cell>
          <table:table-cell office:value-type="float" office:value="11.867" calcext:value-type="float">
            <text:p>11.867</text:p>
          </table:table-cell>
          <table:table-cell office:value-type="float" office:value="7.742" calcext:value-type="float">
            <text:p>7.742</text:p>
          </table:table-cell>
          <table:table-cell office:value-type="float" office:value="11.208" calcext:value-type="float">
            <text:p>11.208</text:p>
          </table:table-cell>
          <table:table-cell office:value-type="float" office:value="13.721" calcext:value-type="float">
            <text:p>13.721</text:p>
          </table:table-cell>
          <table:table-cell office:value-type="float" office:value="8.352" calcext:value-type="float">
            <text:p>8.352</text:p>
          </table:table-cell>
          <table:table-cell office:value-type="float" office:value="7.752" calcext:value-type="float">
            <text:p>7.752</text:p>
          </table:table-cell>
          <table:table-cell office:value-type="float" office:value="19.922" calcext:value-type="float">
            <text:p>19.922</text:p>
          </table:table-cell>
          <table:table-cell office:value-type="float" office:value="12.748" calcext:value-type="float">
            <text:p>12.748</text:p>
          </table:table-cell>
          <table:table-cell office:value-type="float" office:value="8.487" calcext:value-type="float">
            <text:p>8.487</text:p>
          </table:table-cell>
          <table:table-cell office:value-type="float" office:value="15.743" calcext:value-type="float">
            <text:p>15.743</text:p>
          </table:table-cell>
          <table:table-cell office:value-type="float" office:value="20.28" calcext:value-type="float">
            <text:p>20.28</text:p>
          </table:table-cell>
          <table:table-cell office:value-type="float" office:value="32.783" calcext:value-type="float">
            <text:p>32.783</text:p>
          </table:table-cell>
          <table:table-cell office:value-type="float" office:value="18.189" calcext:value-type="float">
            <text:p>18.189</text:p>
          </table:table-cell>
          <table:table-cell office:value-type="float" office:value="0.00000027796281663914" calcext:value-type="float">
            <text:p>2.78E-07</text:p>
          </table:table-cell>
          <table:table-cell office:value-type="float" office:value="49943403" calcext:value-type="float">
            <text:p>49943403</text:p>
          </table:table-cell>
        </table:table-row>
        <table:table-row table:style-name="ro1">
          <table:table-cell office:value-type="string" calcext:value-type="string">
            <text:p>mel-240-17.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9.448" calcext:value-type="float">
            <text:p>9.448</text:p>
          </table:table-cell>
          <table:table-cell office:value-type="float" office:value="14.294" calcext:value-type="float">
            <text:p>14.294</text:p>
          </table:table-cell>
          <table:table-cell office:value-type="float" office:value="14.157" calcext:value-type="float">
            <text:p>14.157</text:p>
          </table:table-cell>
          <table:table-cell office:value-type="float" office:value="8.373" calcext:value-type="float">
            <text:p>8.373</text:p>
          </table:table-cell>
          <table:table-cell office:value-type="float" office:value="10.766" calcext:value-type="float">
            <text:p>10.766</text:p>
          </table:table-cell>
          <table:table-cell office:value-type="float" office:value="16.769" calcext:value-type="float">
            <text:p>16.769</text:p>
          </table:table-cell>
          <table:table-cell office:value-type="float" office:value="14.058" calcext:value-type="float">
            <text:p>14.058</text:p>
          </table:table-cell>
          <table:table-cell office:value-type="float" office:value="11.83" calcext:value-type="float">
            <text:p>11.83</text:p>
          </table:table-cell>
          <table:table-cell office:value-type="float" office:value="7.755" calcext:value-type="float">
            <text:p>7.755</text:p>
          </table:table-cell>
          <table:table-cell office:value-type="float" office:value="11.236" calcext:value-type="float">
            <text:p>11.236</text:p>
          </table:table-cell>
          <table:table-cell office:value-type="float" office:value="13.633" calcext:value-type="float">
            <text:p>13.633</text:p>
          </table:table-cell>
          <table:table-cell office:value-type="float" office:value="8.283" calcext:value-type="float">
            <text:p>8.283</text:p>
          </table:table-cell>
          <table:table-cell office:value-type="float" office:value="7.752" calcext:value-type="float">
            <text:p>7.752</text:p>
          </table:table-cell>
          <table:table-cell office:value-type="float" office:value="19.916" calcext:value-type="float">
            <text:p>19.916</text:p>
          </table:table-cell>
          <table:table-cell office:value-type="float" office:value="12.649" calcext:value-type="float">
            <text:p>12.649</text:p>
          </table:table-cell>
          <table:table-cell office:value-type="float" office:value="8.54" calcext:value-type="float">
            <text:p>8.54</text:p>
          </table:table-cell>
          <table:table-cell office:value-type="float" office:value="15.851" calcext:value-type="float">
            <text:p>15.851</text:p>
          </table:table-cell>
          <table:table-cell office:value-type="float" office:value="20.215" calcext:value-type="float">
            <text:p>20.215</text:p>
          </table:table-cell>
          <table:table-cell office:value-type="float" office:value="32.353" calcext:value-type="float">
            <text:p>32.353</text:p>
          </table:table-cell>
          <table:table-cell office:value-type="float" office:value="18.269" calcext:value-type="float">
            <text:p>18.269</text:p>
          </table:table-cell>
          <table:table-cell office:value-type="float" office:value="0.00000027489420167663" calcext:value-type="float">
            <text:p>2.75E-07</text:p>
          </table:table-cell>
          <table:table-cell office:value-type="float" office:value="50049434" calcext:value-type="float">
            <text:p>50049434</text:p>
          </table:table-cell>
        </table:table-row>
        <table:table-row table:style-name="ro1">
          <table:table-cell office:value-type="string" calcext:value-type="string">
            <text:p>mel-222-30.0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9.334" calcext:value-type="float">
            <text:p>9.334</text:p>
          </table:table-cell>
          <table:table-cell office:value-type="float" office:value="14.724" calcext:value-type="float">
            <text:p>14.724</text:p>
          </table:table-cell>
          <table:table-cell office:value-type="float" office:value="14.153" calcext:value-type="float">
            <text:p>14.153</text:p>
          </table:table-cell>
          <table:table-cell office:value-type="float" office:value="8.293" calcext:value-type="float">
            <text:p>8.293</text:p>
          </table:table-cell>
          <table:table-cell office:value-type="float" office:value="10.822" calcext:value-type="float">
            <text:p>10.822</text:p>
          </table:table-cell>
          <table:table-cell office:value-type="float" office:value="16.722" calcext:value-type="float">
            <text:p>16.722</text:p>
          </table:table-cell>
          <table:table-cell office:value-type="float" office:value="14.317" calcext:value-type="float">
            <text:p>14.317</text:p>
          </table:table-cell>
          <table:table-cell office:value-type="float" office:value="11.844" calcext:value-type="float">
            <text:p>11.844</text:p>
          </table:table-cell>
          <table:table-cell office:value-type="float" office:value="7.809" calcext:value-type="float">
            <text:p>7.809</text:p>
          </table:table-cell>
          <table:table-cell office:value-type="float" office:value="11.38" calcext:value-type="float">
            <text:p>11.38</text:p>
          </table:table-cell>
          <table:table-cell office:value-type="float" office:value="13.62" calcext:value-type="float">
            <text:p>13.62</text:p>
          </table:table-cell>
          <table:table-cell office:value-type="float" office:value="8.408" calcext:value-type="float">
            <text:p>8.408</text:p>
          </table:table-cell>
          <table:table-cell office:value-type="float" office:value="7.752" calcext:value-type="float">
            <text:p>7.752</text:p>
          </table:table-cell>
          <table:table-cell office:value-type="float" office:value="19.885" calcext:value-type="float">
            <text:p>19.885</text:p>
          </table:table-cell>
          <table:table-cell office:value-type="float" office:value="12.708" calcext:value-type="float">
            <text:p>12.708</text:p>
          </table:table-cell>
          <table:table-cell office:value-type="float" office:value="8.532" calcext:value-type="float">
            <text:p>8.532</text:p>
          </table:table-cell>
          <table:table-cell office:value-type="float" office:value="15.834" calcext:value-type="float">
            <text:p>15.834</text:p>
          </table:table-cell>
          <table:table-cell office:value-type="float" office:value="20.305" calcext:value-type="float">
            <text:p>20.305</text:p>
          </table:table-cell>
          <table:table-cell office:value-type="float" office:value="32.582" calcext:value-type="float">
            <text:p>32.582</text:p>
          </table:table-cell>
          <table:table-cell office:value-type="float" office:value="18.303" calcext:value-type="float">
            <text:p>18.303</text:p>
          </table:table-cell>
          <table:table-cell office:value-type="float" office:value="0.000000278721025298347" calcext:value-type="float">
            <text:p>2.79E-07</text:p>
          </table:table-cell>
          <table:table-cell office:value-type="float" office:value="49805712" calcext:value-type="float">
            <text:p>49805712</text:p>
          </table:table-cell>
        </table:table-row>
        <table:table-row table:style-name="ro1">
          <table:table-cell office:value-type="string" calcext:value-type="string">
            <text:p>mel-282-20.0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9.401" calcext:value-type="float">
            <text:p>9.401</text:p>
          </table:table-cell>
          <table:table-cell office:value-type="float" office:value="13.939" calcext:value-type="float">
            <text:p>13.939</text:p>
          </table:table-cell>
          <table:table-cell office:value-type="float" office:value="14.506" calcext:value-type="float">
            <text:p>14.506</text:p>
          </table:table-cell>
          <table:table-cell office:value-type="float" office:value="8.442" calcext:value-type="float">
            <text:p>8.442</text:p>
          </table:table-cell>
          <table:table-cell office:value-type="float" office:value="10.979" calcext:value-type="float">
            <text:p>10.979</text:p>
          </table:table-cell>
          <table:table-cell office:value-type="float" office:value="16.975" calcext:value-type="float">
            <text:p>16.975</text:p>
          </table:table-cell>
          <table:table-cell office:value-type="float" office:value="14.29" calcext:value-type="float">
            <text:p>14.29</text:p>
          </table:table-cell>
          <table:table-cell office:value-type="float" office:value="12.122" calcext:value-type="float">
            <text:p>12.122</text:p>
          </table:table-cell>
          <table:table-cell office:value-type="float" office:value="7.717" calcext:value-type="float">
            <text:p>7.717</text:p>
          </table:table-cell>
          <table:table-cell office:value-type="float" office:value="11.087" calcext:value-type="float">
            <text:p>11.087</text:p>
          </table:table-cell>
          <table:table-cell office:value-type="float" office:value="13.702" calcext:value-type="float">
            <text:p>13.702</text:p>
          </table:table-cell>
          <table:table-cell office:value-type="float" office:value="8.367" calcext:value-type="float">
            <text:p>8.367</text:p>
          </table:table-cell>
          <table:table-cell office:value-type="float" office:value="7.75" calcext:value-type="float">
            <text:p>7.75</text:p>
          </table:table-cell>
          <table:table-cell office:value-type="float" office:value="19.934" calcext:value-type="float">
            <text:p>19.934</text:p>
          </table:table-cell>
          <table:table-cell office:value-type="float" office:value="12.67" calcext:value-type="float">
            <text:p>12.67</text:p>
          </table:table-cell>
          <table:table-cell office:value-type="float" office:value="8.532" calcext:value-type="float">
            <text:p>8.532</text:p>
          </table:table-cell>
          <table:table-cell office:value-type="float" office:value="15.777" calcext:value-type="float">
            <text:p>15.777</text:p>
          </table:table-cell>
          <table:table-cell office:value-type="float" office:value="20.242" calcext:value-type="float">
            <text:p>20.242</text:p>
          </table:table-cell>
          <table:table-cell office:value-type="float" office:value="32.768" calcext:value-type="float">
            <text:p>32.768</text:p>
          </table:table-cell>
          <table:table-cell office:value-type="float" office:value="18.257" calcext:value-type="float">
            <text:p>18.257</text:p>
          </table:table-cell>
          <table:table-cell office:value-type="float" office:value="0.000000276918280721757" calcext:value-type="float">
            <text:p>2.77E-07</text:p>
          </table:table-cell>
          <table:table-cell office:value-type="float" office:value="49991101" calcext:value-type="float">
            <text:p>49991101</text:p>
          </table:table-cell>
        </table:table-row>
        <table:table-row table:style-name="ro1">
          <table:table-cell office:value-type="string" calcext:value-type="string">
            <text:p>mel-240-30.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9.343" calcext:value-type="float">
            <text:p>9.343</text:p>
          </table:table-cell>
          <table:table-cell office:value-type="float" office:value="14.532" calcext:value-type="float">
            <text:p>14.532</text:p>
          </table:table-cell>
          <table:table-cell office:value-type="float" office:value="14.274" calcext:value-type="float">
            <text:p>14.274</text:p>
          </table:table-cell>
          <table:table-cell office:value-type="float" office:value="8.606" calcext:value-type="float">
            <text:p>8.606</text:p>
          </table:table-cell>
          <table:table-cell office:value-type="float" office:value="10.972" calcext:value-type="float">
            <text:p>10.972</text:p>
          </table:table-cell>
          <table:table-cell office:value-type="float" office:value="16.857" calcext:value-type="float">
            <text:p>16.857</text:p>
          </table:table-cell>
          <table:table-cell office:value-type="float" office:value="14.205" calcext:value-type="float">
            <text:p>14.205</text:p>
          </table:table-cell>
          <table:table-cell office:value-type="float" office:value="11.957" calcext:value-type="float">
            <text:p>11.957</text:p>
          </table:table-cell>
          <table:table-cell office:value-type="float" office:value="7.786" calcext:value-type="float">
            <text:p>7.786</text:p>
          </table:table-cell>
          <table:table-cell office:value-type="float" office:value="11.366" calcext:value-type="float">
            <text:p>11.366</text:p>
          </table:table-cell>
          <table:table-cell office:value-type="float" office:value="13.641" calcext:value-type="float">
            <text:p>13.641</text:p>
          </table:table-cell>
          <table:table-cell office:value-type="float" office:value="8.281" calcext:value-type="float">
            <text:p>8.281</text:p>
          </table:table-cell>
          <table:table-cell office:value-type="float" office:value="7.75" calcext:value-type="float">
            <text:p>7.75</text:p>
          </table:table-cell>
          <table:table-cell office:value-type="float" office:value="19.957" calcext:value-type="float">
            <text:p>19.957</text:p>
          </table:table-cell>
          <table:table-cell office:value-type="float" office:value="12.766" calcext:value-type="float">
            <text:p>12.766</text:p>
          </table:table-cell>
          <table:table-cell office:value-type="float" office:value="8.572" calcext:value-type="float">
            <text:p>8.572</text:p>
          </table:table-cell>
          <table:table-cell office:value-type="float" office:value="15.819" calcext:value-type="float">
            <text:p>15.819</text:p>
          </table:table-cell>
          <table:table-cell office:value-type="float" office:value="20.323" calcext:value-type="float">
            <text:p>20.323</text:p>
          </table:table-cell>
          <table:table-cell office:value-type="float" office:value="32.477" calcext:value-type="float">
            <text:p>32.477</text:p>
          </table:table-cell>
          <table:table-cell office:value-type="float" office:value="18.325" calcext:value-type="float">
            <text:p>18.325</text:p>
          </table:table-cell>
          <table:table-cell office:value-type="float" office:value="0.000000278243420278503" calcext:value-type="float">
            <text:p>2.78E-07</text:p>
          </table:table-cell>
          <table:table-cell office:value-type="float" office:value="49801204" calcext:value-type="float">
            <text:p>49801204</text:p>
          </table:table-cell>
        </table:table-row>
        <table:table-row table:style-name="ro1">
          <table:table-cell office:value-type="string" calcext:value-type="string">
            <text:p>mel-300-20.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9.201" calcext:value-type="float">
            <text:p>9.201</text:p>
          </table:table-cell>
          <table:table-cell office:value-type="float" office:value="13.759" calcext:value-type="float">
            <text:p>13.759</text:p>
          </table:table-cell>
          <table:table-cell office:value-type="float" office:value="14.609" calcext:value-type="float">
            <text:p>14.609</text:p>
          </table:table-cell>
          <table:table-cell office:value-type="float" office:value="8.754" calcext:value-type="float">
            <text:p>8.754</text:p>
          </table:table-cell>
          <table:table-cell office:value-type="float" office:value="11.099" calcext:value-type="float">
            <text:p>11.099</text:p>
          </table:table-cell>
          <table:table-cell office:value-type="float" office:value="17.053" calcext:value-type="float">
            <text:p>17.053</text:p>
          </table:table-cell>
          <table:table-cell office:value-type="float" office:value="14.212" calcext:value-type="float">
            <text:p>14.212</text:p>
          </table:table-cell>
          <table:table-cell office:value-type="float" office:value="12.061" calcext:value-type="float">
            <text:p>12.061</text:p>
          </table:table-cell>
          <table:table-cell office:value-type="float" office:value="7.678" calcext:value-type="float">
            <text:p>7.678</text:p>
          </table:table-cell>
          <table:table-cell office:value-type="float" office:value="11.116" calcext:value-type="float">
            <text:p>11.116</text:p>
          </table:table-cell>
          <table:table-cell office:value-type="float" office:value="13.753" calcext:value-type="float">
            <text:p>13.753</text:p>
          </table:table-cell>
          <table:table-cell office:value-type="float" office:value="8.367" calcext:value-type="float">
            <text:p>8.367</text:p>
          </table:table-cell>
          <table:table-cell office:value-type="float" office:value="7.749" calcext:value-type="float">
            <text:p>7.749</text:p>
          </table:table-cell>
          <table:table-cell office:value-type="float" office:value="19.936" calcext:value-type="float">
            <text:p>19.936</text:p>
          </table:table-cell>
          <table:table-cell office:value-type="float" office:value="12.674" calcext:value-type="float">
            <text:p>12.674</text:p>
          </table:table-cell>
          <table:table-cell office:value-type="float" office:value="8.51" calcext:value-type="float">
            <text:p>8.51</text:p>
          </table:table-cell>
          <table:table-cell office:value-type="float" office:value="15.789" calcext:value-type="float">
            <text:p>15.789</text:p>
          </table:table-cell>
          <table:table-cell office:value-type="float" office:value="20.224" calcext:value-type="float">
            <text:p>20.224</text:p>
          </table:table-cell>
          <table:table-cell office:value-type="float" office:value="32.853" calcext:value-type="float">
            <text:p>32.853</text:p>
          </table:table-cell>
          <table:table-cell office:value-type="float" office:value="18.229" calcext:value-type="float">
            <text:p>18.229</text:p>
          </table:table-cell>
          <table:table-cell office:value-type="float" office:value="0.00000028053604018135" calcext:value-type="float">
            <text:p>2.81E-07</text:p>
          </table:table-cell>
          <table:table-cell office:value-type="float" office:value="49988274" calcext:value-type="float">
            <text:p>49988274</text:p>
          </table:table-cell>
        </table:table-row>
        <table:table-row table:style-name="ro1">
          <table:table-cell office:value-type="string" calcext:value-type="string">
            <text:p>mel-258-17.5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9.581" calcext:value-type="float">
            <text:p>9.581</text:p>
          </table:table-cell>
          <table:table-cell office:value-type="float" office:value="14.217" calcext:value-type="float">
            <text:p>14.217</text:p>
          </table:table-cell>
          <table:table-cell office:value-type="float" office:value="14.121" calcext:value-type="float">
            <text:p>14.121</text:p>
          </table:table-cell>
          <table:table-cell office:value-type="float" office:value="8.718" calcext:value-type="float">
            <text:p>8.718</text:p>
          </table:table-cell>
          <table:table-cell office:value-type="float" office:value="10.836" calcext:value-type="float">
            <text:p>10.836</text:p>
          </table:table-cell>
          <table:table-cell office:value-type="float" office:value="16.912" calcext:value-type="float">
            <text:p>16.912</text:p>
          </table:table-cell>
          <table:table-cell office:value-type="float" office:value="14.237" calcext:value-type="float">
            <text:p>14.237</text:p>
          </table:table-cell>
          <table:table-cell office:value-type="float" office:value="11.976" calcext:value-type="float">
            <text:p>11.976</text:p>
          </table:table-cell>
          <table:table-cell office:value-type="float" office:value="7.761" calcext:value-type="float">
            <text:p>7.761</text:p>
          </table:table-cell>
          <table:table-cell office:value-type="float" office:value="11.186" calcext:value-type="float">
            <text:p>11.186</text:p>
          </table:table-cell>
          <table:table-cell office:value-type="float" office:value="13.612" calcext:value-type="float">
            <text:p>13.612</text:p>
          </table:table-cell>
          <table:table-cell office:value-type="float" office:value="8.413" calcext:value-type="float">
            <text:p>8.413</text:p>
          </table:table-cell>
          <table:table-cell office:value-type="float" office:value="7.748" calcext:value-type="float">
            <text:p>7.748</text:p>
          </table:table-cell>
          <table:table-cell office:value-type="float" office:value="19.925" calcext:value-type="float">
            <text:p>19.925</text:p>
          </table:table-cell>
          <table:table-cell office:value-type="float" office:value="12.661" calcext:value-type="float">
            <text:p>12.661</text:p>
          </table:table-cell>
          <table:table-cell office:value-type="float" office:value="8.468" calcext:value-type="float">
            <text:p>8.468</text:p>
          </table:table-cell>
          <table:table-cell office:value-type="float" office:value="15.826" calcext:value-type="float">
            <text:p>15.826</text:p>
          </table:table-cell>
          <table:table-cell office:value-type="float" office:value="20.188" calcext:value-type="float">
            <text:p>20.188</text:p>
          </table:table-cell>
          <table:table-cell office:value-type="float" office:value="32.47" calcext:value-type="float">
            <text:p>32.47</text:p>
          </table:table-cell>
          <table:table-cell office:value-type="float" office:value="18.252" calcext:value-type="float">
            <text:p>18.252</text:p>
          </table:table-cell>
          <table:table-cell office:value-type="float" office:value="0.000000277214352288799" calcext:value-type="float">
            <text:p>2.77E-07</text:p>
          </table:table-cell>
          <table:table-cell office:value-type="float" office:value="50045534" calcext:value-type="float">
            <text:p>50045534</text:p>
          </table:table-cell>
        </table:table-row>
        <table:table-row table:style-name="ro1">
          <table:table-cell office:value-type="string" calcext:value-type="string">
            <text:p>mel-222-15.0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9.522" calcext:value-type="float">
            <text:p>9.522</text:p>
          </table:table-cell>
          <table:table-cell office:value-type="float" office:value="14.699" calcext:value-type="float">
            <text:p>14.699</text:p>
          </table:table-cell>
          <table:table-cell office:value-type="float" office:value="14.085" calcext:value-type="float">
            <text:p>14.085</text:p>
          </table:table-cell>
          <table:table-cell office:value-type="float" office:value="8.268" calcext:value-type="float">
            <text:p>8.268</text:p>
          </table:table-cell>
          <table:table-cell office:value-type="float" office:value="10.82" calcext:value-type="float">
            <text:p>10.82</text:p>
          </table:table-cell>
          <table:table-cell office:value-type="float" office:value="16.647" calcext:value-type="float">
            <text:p>16.647</text:p>
          </table:table-cell>
          <table:table-cell office:value-type="float" office:value="14.163" calcext:value-type="float">
            <text:p>14.163</text:p>
          </table:table-cell>
          <table:table-cell office:value-type="float" office:value="11.983" calcext:value-type="float">
            <text:p>11.983</text:p>
          </table:table-cell>
          <table:table-cell office:value-type="float" office:value="7.878" calcext:value-type="float">
            <text:p>7.878</text:p>
          </table:table-cell>
          <table:table-cell office:value-type="float" office:value="11.369" calcext:value-type="float">
            <text:p>11.369</text:p>
          </table:table-cell>
          <table:table-cell office:value-type="float" office:value="13.602" calcext:value-type="float">
            <text:p>13.602</text:p>
          </table:table-cell>
          <table:table-cell office:value-type="float" office:value="8.344" calcext:value-type="float">
            <text:p>8.344</text:p>
          </table:table-cell>
          <table:table-cell office:value-type="float" office:value="7.746" calcext:value-type="float">
            <text:p>7.746</text:p>
          </table:table-cell>
          <table:table-cell office:value-type="float" office:value="19.864" calcext:value-type="float">
            <text:p>19.864</text:p>
          </table:table-cell>
          <table:table-cell office:value-type="float" office:value="12.627" calcext:value-type="float">
            <text:p>12.627</text:p>
          </table:table-cell>
          <table:table-cell office:value-type="float" office:value="8.437" calcext:value-type="float">
            <text:p>8.437</text:p>
          </table:table-cell>
          <table:table-cell office:value-type="float" office:value="15.789" calcext:value-type="float">
            <text:p>15.789</text:p>
          </table:table-cell>
          <table:table-cell office:value-type="float" office:value="20.208" calcext:value-type="float">
            <text:p>20.208</text:p>
          </table:table-cell>
          <table:table-cell office:value-type="float" office:value="32.382" calcext:value-type="float">
            <text:p>32.382</text:p>
          </table:table-cell>
          <table:table-cell office:value-type="float" office:value="18.27" calcext:value-type="float">
            <text:p>18.27</text:p>
          </table:table-cell>
          <table:table-cell office:value-type="float" office:value="0.000000274657337824345" calcext:value-type="float">
            <text:p>2.75E-07</text:p>
          </table:table-cell>
          <table:table-cell office:value-type="float" office:value="50103863" calcext:value-type="float">
            <text:p>50103863</text:p>
          </table:table-cell>
        </table:table-row>
        <table:table-row table:style-name="ro1">
          <table:table-cell office:value-type="string" calcext:value-type="string">
            <text:p>mel-264-25.0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9.483" calcext:value-type="float">
            <text:p>9.483</text:p>
          </table:table-cell>
          <table:table-cell office:value-type="float" office:value="14.177" calcext:value-type="float">
            <text:p>14.177</text:p>
          </table:table-cell>
          <table:table-cell office:value-type="float" office:value="14.387" calcext:value-type="float">
            <text:p>14.387</text:p>
          </table:table-cell>
          <table:table-cell office:value-type="float" office:value="8.441" calcext:value-type="float">
            <text:p>8.441</text:p>
          </table:table-cell>
          <table:table-cell office:value-type="float" office:value="11.039" calcext:value-type="float">
            <text:p>11.039</text:p>
          </table:table-cell>
          <table:table-cell office:value-type="float" office:value="16.958" calcext:value-type="float">
            <text:p>16.958</text:p>
          </table:table-cell>
          <table:table-cell office:value-type="float" office:value="14.235" calcext:value-type="float">
            <text:p>14.235</text:p>
          </table:table-cell>
          <table:table-cell office:value-type="float" office:value="11.982" calcext:value-type="float">
            <text:p>11.982</text:p>
          </table:table-cell>
          <table:table-cell office:value-type="float" office:value="7.653" calcext:value-type="float">
            <text:p>7.653</text:p>
          </table:table-cell>
          <table:table-cell office:value-type="float" office:value="11.143" calcext:value-type="float">
            <text:p>11.143</text:p>
          </table:table-cell>
          <table:table-cell office:value-type="float" office:value="13.676" calcext:value-type="float">
            <text:p>13.676</text:p>
          </table:table-cell>
          <table:table-cell office:value-type="float" office:value="8.389" calcext:value-type="float">
            <text:p>8.389</text:p>
          </table:table-cell>
          <table:table-cell office:value-type="float" office:value="7.746" calcext:value-type="float">
            <text:p>7.746</text:p>
          </table:table-cell>
          <table:table-cell office:value-type="float" office:value="19.897" calcext:value-type="float">
            <text:p>19.897</text:p>
          </table:table-cell>
          <table:table-cell office:value-type="float" office:value="12.731" calcext:value-type="float">
            <text:p>12.731</text:p>
          </table:table-cell>
          <table:table-cell office:value-type="float" office:value="8.543" calcext:value-type="float">
            <text:p>8.543</text:p>
          </table:table-cell>
          <table:table-cell office:value-type="float" office:value="15.804" calcext:value-type="float">
            <text:p>15.804</text:p>
          </table:table-cell>
          <table:table-cell office:value-type="float" office:value="20.27" calcext:value-type="float">
            <text:p>20.27</text:p>
          </table:table-cell>
          <table:table-cell office:value-type="float" office:value="32.563" calcext:value-type="float">
            <text:p>32.563</text:p>
          </table:table-cell>
          <table:table-cell office:value-type="float" office:value="18.268" calcext:value-type="float">
            <text:p>18.268</text:p>
          </table:table-cell>
          <table:table-cell office:value-type="float" office:value="0.000000277956508395697" calcext:value-type="float">
            <text:p>2.78E-07</text:p>
          </table:table-cell>
          <table:table-cell office:value-type="float" office:value="49894730" calcext:value-type="float">
            <text:p>49894730</text:p>
          </table:table-cell>
        </table:table-row>
        <table:table-row table:style-name="ro1">
          <table:table-cell office:value-type="string" calcext:value-type="string">
            <text:p>mel-240-15.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9.658" calcext:value-type="float">
            <text:p>9.658</text:p>
          </table:table-cell>
          <table:table-cell office:value-type="float" office:value="14.301" calcext:value-type="float">
            <text:p>14.301</text:p>
          </table:table-cell>
          <table:table-cell office:value-type="float" office:value="14.049" calcext:value-type="float">
            <text:p>14.049</text:p>
          </table:table-cell>
          <table:table-cell office:value-type="float" office:value="8.529" calcext:value-type="float">
            <text:p>8.529</text:p>
          </table:table-cell>
          <table:table-cell office:value-type="float" office:value="10.811" calcext:value-type="float">
            <text:p>10.811</text:p>
          </table:table-cell>
          <table:table-cell office:value-type="float" office:value="16.672" calcext:value-type="float">
            <text:p>16.672</text:p>
          </table:table-cell>
          <table:table-cell office:value-type="float" office:value="14.14" calcext:value-type="float">
            <text:p>14.14</text:p>
          </table:table-cell>
          <table:table-cell office:value-type="float" office:value="11.923" calcext:value-type="float">
            <text:p>11.923</text:p>
          </table:table-cell>
          <table:table-cell office:value-type="float" office:value="7.788" calcext:value-type="float">
            <text:p>7.788</text:p>
          </table:table-cell>
          <table:table-cell office:value-type="float" office:value="11.184" calcext:value-type="float">
            <text:p>11.184</text:p>
          </table:table-cell>
          <table:table-cell office:value-type="float" office:value="13.503" calcext:value-type="float">
            <text:p>13.503</text:p>
          </table:table-cell>
          <table:table-cell office:value-type="float" office:value="8.353" calcext:value-type="float">
            <text:p>8.353</text:p>
          </table:table-cell>
          <table:table-cell office:value-type="float" office:value="7.745" calcext:value-type="float">
            <text:p>7.745</text:p>
          </table:table-cell>
          <table:table-cell office:value-type="float" office:value="19.878" calcext:value-type="float">
            <text:p>19.878</text:p>
          </table:table-cell>
          <table:table-cell office:value-type="float" office:value="12.649" calcext:value-type="float">
            <text:p>12.649</text:p>
          </table:table-cell>
          <table:table-cell office:value-type="float" office:value="8.528" calcext:value-type="float">
            <text:p>8.528</text:p>
          </table:table-cell>
          <table:table-cell office:value-type="float" office:value="15.811" calcext:value-type="float">
            <text:p>15.811</text:p>
          </table:table-cell>
          <table:table-cell office:value-type="float" office:value="20.215" calcext:value-type="float">
            <text:p>20.215</text:p>
          </table:table-cell>
          <table:table-cell office:value-type="float" office:value="32.445" calcext:value-type="float">
            <text:p>32.445</text:p>
          </table:table-cell>
          <table:table-cell office:value-type="float" office:value="18.281" calcext:value-type="float">
            <text:p>18.281</text:p>
          </table:table-cell>
          <table:table-cell office:value-type="float" office:value="0.000000274014601876718" calcext:value-type="float">
            <text:p>2.74E-07</text:p>
          </table:table-cell>
          <table:table-cell office:value-type="float" office:value="50099562" calcext:value-type="float">
            <text:p>50099562</text:p>
          </table:table-cell>
        </table:table-row>
        <table:table-row table:style-name="ro1">
          <table:table-cell office:value-type="string" calcext:value-type="string">
            <text:p>mel-270-17.5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9.513" calcext:value-type="float">
            <text:p>9.513</text:p>
          </table:table-cell>
          <table:table-cell office:value-type="float" office:value="14.038" calcext:value-type="float">
            <text:p>14.038</text:p>
          </table:table-cell>
          <table:table-cell office:value-type="float" office:value="14.308" calcext:value-type="float">
            <text:p>14.308</text:p>
          </table:table-cell>
          <table:table-cell office:value-type="float" office:value="8.37" calcext:value-type="float">
            <text:p>8.37</text:p>
          </table:table-cell>
          <table:table-cell office:value-type="float" office:value="11.02" calcext:value-type="float">
            <text:p>11.02</text:p>
          </table:table-cell>
          <table:table-cell office:value-type="float" office:value="17.011" calcext:value-type="float">
            <text:p>17.011</text:p>
          </table:table-cell>
          <table:table-cell office:value-type="float" office:value="14.3" calcext:value-type="float">
            <text:p>14.3</text:p>
          </table:table-cell>
          <table:table-cell office:value-type="float" office:value="12.078" calcext:value-type="float">
            <text:p>12.078</text:p>
          </table:table-cell>
          <table:table-cell office:value-type="float" office:value="7.64" calcext:value-type="float">
            <text:p>7.64</text:p>
          </table:table-cell>
          <table:table-cell office:value-type="float" office:value="11.096" calcext:value-type="float">
            <text:p>11.096</text:p>
          </table:table-cell>
          <table:table-cell office:value-type="float" office:value="13.662" calcext:value-type="float">
            <text:p>13.662</text:p>
          </table:table-cell>
          <table:table-cell office:value-type="float" office:value="8.423" calcext:value-type="float">
            <text:p>8.423</text:p>
          </table:table-cell>
          <table:table-cell office:value-type="float" office:value="7.743" calcext:value-type="float">
            <text:p>7.743</text:p>
          </table:table-cell>
          <table:table-cell office:value-type="float" office:value="19.901" calcext:value-type="float">
            <text:p>19.901</text:p>
          </table:table-cell>
          <table:table-cell office:value-type="float" office:value="12.682" calcext:value-type="float">
            <text:p>12.682</text:p>
          </table:table-cell>
          <table:table-cell office:value-type="float" office:value="8.587" calcext:value-type="float">
            <text:p>8.587</text:p>
          </table:table-cell>
          <table:table-cell office:value-type="float" office:value="15.848" calcext:value-type="float">
            <text:p>15.848</text:p>
          </table:table-cell>
          <table:table-cell office:value-type="float" office:value="20.2" calcext:value-type="float">
            <text:p>20.2</text:p>
          </table:table-cell>
          <table:table-cell office:value-type="float" office:value="32.315" calcext:value-type="float">
            <text:p>32.315</text:p>
          </table:table-cell>
          <table:table-cell office:value-type="float" office:value="18.279" calcext:value-type="float">
            <text:p>18.279</text:p>
          </table:table-cell>
          <table:table-cell office:value-type="float" office:value="0.000000275418119702881" calcext:value-type="float">
            <text:p>2.75E-07</text:p>
          </table:table-cell>
          <table:table-cell office:value-type="float" office:value="50043402" calcext:value-type="float">
            <text:p>50043402</text:p>
          </table:table-cell>
        </table:table-row>
        <table:table-row table:style-name="ro1">
          <table:table-cell office:value-type="string" calcext:value-type="string">
            <text:p>mel-234-20.0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9.373" calcext:value-type="float">
            <text:p>9.373</text:p>
          </table:table-cell>
          <table:table-cell office:value-type="float" office:value="14.6" calcext:value-type="float">
            <text:p>14.6</text:p>
          </table:table-cell>
          <table:table-cell office:value-type="float" office:value="14.009" calcext:value-type="float">
            <text:p>14.009</text:p>
          </table:table-cell>
          <table:table-cell office:value-type="float" office:value="8.451" calcext:value-type="float">
            <text:p>8.451</text:p>
          </table:table-cell>
          <table:table-cell office:value-type="float" office:value="10.834" calcext:value-type="float">
            <text:p>10.834</text:p>
          </table:table-cell>
          <table:table-cell office:value-type="float" office:value="16.835" calcext:value-type="float">
            <text:p>16.835</text:p>
          </table:table-cell>
          <table:table-cell office:value-type="float" office:value="14.275" calcext:value-type="float">
            <text:p>14.275</text:p>
          </table:table-cell>
          <table:table-cell office:value-type="float" office:value="11.901" calcext:value-type="float">
            <text:p>11.901</text:p>
          </table:table-cell>
          <table:table-cell office:value-type="float" office:value="7.747" calcext:value-type="float">
            <text:p>7.747</text:p>
          </table:table-cell>
          <table:table-cell office:value-type="float" office:value="11.332" calcext:value-type="float">
            <text:p>11.332</text:p>
          </table:table-cell>
          <table:table-cell office:value-type="float" office:value="13.612" calcext:value-type="float">
            <text:p>13.612</text:p>
          </table:table-cell>
          <table:table-cell office:value-type="float" office:value="8.399" calcext:value-type="float">
            <text:p>8.399</text:p>
          </table:table-cell>
          <table:table-cell office:value-type="float" office:value="7.743" calcext:value-type="float">
            <text:p>7.743</text:p>
          </table:table-cell>
          <table:table-cell office:value-type="float" office:value="19.9" calcext:value-type="float">
            <text:p>19.9</text:p>
          </table:table-cell>
          <table:table-cell office:value-type="float" office:value="12.658" calcext:value-type="float">
            <text:p>12.658</text:p>
          </table:table-cell>
          <table:table-cell office:value-type="float" office:value="8.535" calcext:value-type="float">
            <text:p>8.535</text:p>
          </table:table-cell>
          <table:table-cell office:value-type="float" office:value="15.848" calcext:value-type="float">
            <text:p>15.848</text:p>
          </table:table-cell>
          <table:table-cell office:value-type="float" office:value="20.228" calcext:value-type="float">
            <text:p>20.228</text:p>
          </table:table-cell>
          <table:table-cell office:value-type="float" office:value="32.457" calcext:value-type="float">
            <text:p>32.457</text:p>
          </table:table-cell>
          <table:table-cell office:value-type="float" office:value="18.253" calcext:value-type="float">
            <text:p>18.253</text:p>
          </table:table-cell>
          <table:table-cell office:value-type="float" office:value="0.000000276129910873778" calcext:value-type="float">
            <text:p>2.76E-07</text:p>
          </table:table-cell>
          <table:table-cell office:value-type="float" office:value="50000715" calcext:value-type="float">
            <text:p>50000715</text:p>
          </table:table-cell>
        </table:table-row>
        <table:table-row table:style-name="ro1">
          <table:table-cell office:value-type="string" calcext:value-type="string">
            <text:p>mel-246-32.5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9.335" calcext:value-type="float">
            <text:p>9.335</text:p>
          </table:table-cell>
          <table:table-cell office:value-type="float" office:value="14.524" calcext:value-type="float">
            <text:p>14.524</text:p>
          </table:table-cell>
          <table:table-cell office:value-type="float" office:value="14.175" calcext:value-type="float">
            <text:p>14.175</text:p>
          </table:table-cell>
          <table:table-cell office:value-type="float" office:value="8.425" calcext:value-type="float">
            <text:p>8.425</text:p>
          </table:table-cell>
          <table:table-cell office:value-type="float" office:value="10.989" calcext:value-type="float">
            <text:p>10.989</text:p>
          </table:table-cell>
          <table:table-cell office:value-type="float" office:value="16.925" calcext:value-type="float">
            <text:p>16.925</text:p>
          </table:table-cell>
          <table:table-cell office:value-type="float" office:value="14.144" calcext:value-type="float">
            <text:p>14.144</text:p>
          </table:table-cell>
          <table:table-cell office:value-type="float" office:value="11.86" calcext:value-type="float">
            <text:p>11.86</text:p>
          </table:table-cell>
          <table:table-cell office:value-type="float" office:value="7.773" calcext:value-type="float">
            <text:p>7.773</text:p>
          </table:table-cell>
          <table:table-cell office:value-type="float" office:value="11.354" calcext:value-type="float">
            <text:p>11.354</text:p>
          </table:table-cell>
          <table:table-cell office:value-type="float" office:value="13.626" calcext:value-type="float">
            <text:p>13.626</text:p>
          </table:table-cell>
          <table:table-cell office:value-type="float" office:value="8.342" calcext:value-type="float">
            <text:p>8.342</text:p>
          </table:table-cell>
          <table:table-cell office:value-type="float" office:value="7.743" calcext:value-type="float">
            <text:p>7.743</text:p>
          </table:table-cell>
          <table:table-cell office:value-type="float" office:value="19.917" calcext:value-type="float">
            <text:p>19.917</text:p>
          </table:table-cell>
          <table:table-cell office:value-type="float" office:value="12.71" calcext:value-type="float">
            <text:p>12.71</text:p>
          </table:table-cell>
          <table:table-cell office:value-type="float" office:value="8.561" calcext:value-type="float">
            <text:p>8.561</text:p>
          </table:table-cell>
          <table:table-cell office:value-type="float" office:value="15.879" calcext:value-type="float">
            <text:p>15.879</text:p>
          </table:table-cell>
          <table:table-cell office:value-type="float" office:value="20.278" calcext:value-type="float">
            <text:p>20.278</text:p>
          </table:table-cell>
          <table:table-cell office:value-type="float" office:value="32.252" calcext:value-type="float">
            <text:p>32.252</text:p>
          </table:table-cell>
          <table:table-cell office:value-type="float" office:value="18.296" calcext:value-type="float">
            <text:p>18.296</text:p>
          </table:table-cell>
          <table:table-cell office:value-type="float" office:value="0.000000277046638729019" calcext:value-type="float">
            <text:p>2.77E-07</text:p>
          </table:table-cell>
          <table:table-cell office:value-type="float" office:value="49750493" calcext:value-type="float">
            <text:p>49750493</text:p>
          </table:table-cell>
        </table:table-row>
        <table:table-row table:style-name="ro1">
          <table:table-cell office:value-type="string" calcext:value-type="string">
            <text:p>mel-264-15.0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9.373" calcext:value-type="float">
            <text:p>9.373</text:p>
          </table:table-cell>
          <table:table-cell office:value-type="float" office:value="14.12" calcext:value-type="float">
            <text:p>14.12</text:p>
          </table:table-cell>
          <table:table-cell office:value-type="float" office:value="14.401" calcext:value-type="float">
            <text:p>14.401</text:p>
          </table:table-cell>
          <table:table-cell office:value-type="float" office:value="8.509" calcext:value-type="float">
            <text:p>8.509</text:p>
          </table:table-cell>
          <table:table-cell office:value-type="float" office:value="11.008" calcext:value-type="float">
            <text:p>11.008</text:p>
          </table:table-cell>
          <table:table-cell office:value-type="float" office:value="16.966" calcext:value-type="float">
            <text:p>16.966</text:p>
          </table:table-cell>
          <table:table-cell office:value-type="float" office:value="14.162" calcext:value-type="float">
            <text:p>14.162</text:p>
          </table:table-cell>
          <table:table-cell office:value-type="float" office:value="11.919" calcext:value-type="float">
            <text:p>11.919</text:p>
          </table:table-cell>
          <table:table-cell office:value-type="float" office:value="7.661" calcext:value-type="float">
            <text:p>7.661</text:p>
          </table:table-cell>
          <table:table-cell office:value-type="float" office:value="11.132" calcext:value-type="float">
            <text:p>11.132</text:p>
          </table:table-cell>
          <table:table-cell office:value-type="float" office:value="13.706" calcext:value-type="float">
            <text:p>13.706</text:p>
          </table:table-cell>
          <table:table-cell office:value-type="float" office:value="8.402" calcext:value-type="float">
            <text:p>8.402</text:p>
          </table:table-cell>
          <table:table-cell office:value-type="float" office:value="7.742" calcext:value-type="float">
            <text:p>7.742</text:p>
          </table:table-cell>
          <table:table-cell office:value-type="float" office:value="19.921" calcext:value-type="float">
            <text:p>19.921</text:p>
          </table:table-cell>
          <table:table-cell office:value-type="float" office:value="12.656" calcext:value-type="float">
            <text:p>12.656</text:p>
          </table:table-cell>
          <table:table-cell office:value-type="float" office:value="8.447" calcext:value-type="float">
            <text:p>8.447</text:p>
          </table:table-cell>
          <table:table-cell office:value-type="float" office:value="15.836" calcext:value-type="float">
            <text:p>15.836</text:p>
          </table:table-cell>
          <table:table-cell office:value-type="float" office:value="20.215" calcext:value-type="float">
            <text:p>20.215</text:p>
          </table:table-cell>
          <table:table-cell office:value-type="float" office:value="32.635" calcext:value-type="float">
            <text:p>32.635</text:p>
          </table:table-cell>
          <table:table-cell office:value-type="float" office:value="18.298" calcext:value-type="float">
            <text:p>18.298</text:p>
          </table:table-cell>
          <table:table-cell office:value-type="float" office:value="0.000000276834138165004" calcext:value-type="float">
            <text:p>2.77E-07</text:p>
          </table:table-cell>
          <table:table-cell office:value-type="float" office:value="50094540" calcext:value-type="float">
            <text:p>50094540</text:p>
          </table:table-cell>
        </table:table-row>
        <table:table-row table:style-name="ro1">
          <table:table-cell office:value-type="string" calcext:value-type="string">
            <text:p>mel-240-27.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9.532" calcext:value-type="float">
            <text:p>9.532</text:p>
          </table:table-cell>
          <table:table-cell office:value-type="float" office:value="14.332" calcext:value-type="float">
            <text:p>14.332</text:p>
          </table:table-cell>
          <table:table-cell office:value-type="float" office:value="14.112" calcext:value-type="float">
            <text:p>14.112</text:p>
          </table:table-cell>
          <table:table-cell office:value-type="float" office:value="8.684" calcext:value-type="float">
            <text:p>8.684</text:p>
          </table:table-cell>
          <table:table-cell office:value-type="float" office:value="10.761" calcext:value-type="float">
            <text:p>10.761</text:p>
          </table:table-cell>
          <table:table-cell office:value-type="float" office:value="16.751" calcext:value-type="float">
            <text:p>16.751</text:p>
          </table:table-cell>
          <table:table-cell office:value-type="float" office:value="13.979" calcext:value-type="float">
            <text:p>13.979</text:p>
          </table:table-cell>
          <table:table-cell office:value-type="float" office:value="11.825" calcext:value-type="float">
            <text:p>11.825</text:p>
          </table:table-cell>
          <table:table-cell office:value-type="float" office:value="7.772" calcext:value-type="float">
            <text:p>7.772</text:p>
          </table:table-cell>
          <table:table-cell office:value-type="float" office:value="11.247" calcext:value-type="float">
            <text:p>11.247</text:p>
          </table:table-cell>
          <table:table-cell office:value-type="float" office:value="13.533" calcext:value-type="float">
            <text:p>13.533</text:p>
          </table:table-cell>
          <table:table-cell office:value-type="float" office:value="8.327" calcext:value-type="float">
            <text:p>8.327</text:p>
          </table:table-cell>
          <table:table-cell office:value-type="float" office:value="7.741" calcext:value-type="float">
            <text:p>7.741</text:p>
          </table:table-cell>
          <table:table-cell office:value-type="float" office:value="19.916" calcext:value-type="float">
            <text:p>19.916</text:p>
          </table:table-cell>
          <table:table-cell office:value-type="float" office:value="12.735" calcext:value-type="float">
            <text:p>12.735</text:p>
          </table:table-cell>
          <table:table-cell office:value-type="float" office:value="8.574" calcext:value-type="float">
            <text:p>8.574</text:p>
          </table:table-cell>
          <table:table-cell office:value-type="float" office:value="15.865" calcext:value-type="float">
            <text:p>15.865</text:p>
          </table:table-cell>
          <table:table-cell office:value-type="float" office:value="20.3" calcext:value-type="float">
            <text:p>20.3</text:p>
          </table:table-cell>
          <table:table-cell office:value-type="float" office:value="32.425" calcext:value-type="float">
            <text:p>32.425</text:p>
          </table:table-cell>
          <table:table-cell office:value-type="float" office:value="18.284" calcext:value-type="float">
            <text:p>18.284</text:p>
          </table:table-cell>
          <table:table-cell office:value-type="float" office:value="0.000000275107091165574" calcext:value-type="float">
            <text:p>2.75E-07</text:p>
          </table:table-cell>
          <table:table-cell office:value-type="float" office:value="49850368" calcext:value-type="float">
            <text:p>49850368</text:p>
          </table:table-cell>
        </table:table-row>
        <table:table-row table:style-name="ro1">
          <table:table-cell office:value-type="string" calcext:value-type="string">
            <text:p>mel-234-22.5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9.633" calcext:value-type="float">
            <text:p>9.633</text:p>
          </table:table-cell>
          <table:table-cell office:value-type="float" office:value="14.495" calcext:value-type="float">
            <text:p>14.495</text:p>
          </table:table-cell>
          <table:table-cell office:value-type="float" office:value="13.985" calcext:value-type="float">
            <text:p>13.985</text:p>
          </table:table-cell>
          <table:table-cell office:value-type="float" office:value="8.506" calcext:value-type="float">
            <text:p>8.506</text:p>
          </table:table-cell>
          <table:table-cell office:value-type="float" office:value="10.818" calcext:value-type="float">
            <text:p>10.818</text:p>
          </table:table-cell>
          <table:table-cell office:value-type="float" office:value="16.762" calcext:value-type="float">
            <text:p>16.762</text:p>
          </table:table-cell>
          <table:table-cell office:value-type="float" office:value="14.211" calcext:value-type="float">
            <text:p>14.211</text:p>
          </table:table-cell>
          <table:table-cell office:value-type="float" office:value="11.933" calcext:value-type="float">
            <text:p>11.933</text:p>
          </table:table-cell>
          <table:table-cell office:value-type="float" office:value="7.736" calcext:value-type="float">
            <text:p>7.736</text:p>
          </table:table-cell>
          <table:table-cell office:value-type="float" office:value="11.259" calcext:value-type="float">
            <text:p>11.259</text:p>
          </table:table-cell>
          <table:table-cell office:value-type="float" office:value="13.613" calcext:value-type="float">
            <text:p>13.613</text:p>
          </table:table-cell>
          <table:table-cell office:value-type="float" office:value="8.39" calcext:value-type="float">
            <text:p>8.39</text:p>
          </table:table-cell>
          <table:table-cell office:value-type="float" office:value="7.739" calcext:value-type="float">
            <text:p>7.739</text:p>
          </table:table-cell>
          <table:table-cell office:value-type="float" office:value="19.879" calcext:value-type="float">
            <text:p>19.879</text:p>
          </table:table-cell>
          <table:table-cell office:value-type="float" office:value="12.713" calcext:value-type="float">
            <text:p>12.713</text:p>
          </table:table-cell>
          <table:table-cell office:value-type="float" office:value="8.562" calcext:value-type="float">
            <text:p>8.562</text:p>
          </table:table-cell>
          <table:table-cell office:value-type="float" office:value="15.825" calcext:value-type="float">
            <text:p>15.825</text:p>
          </table:table-cell>
          <table:table-cell office:value-type="float" office:value="20.253" calcext:value-type="float">
            <text:p>20.253</text:p>
          </table:table-cell>
          <table:table-cell office:value-type="float" office:value="32.362" calcext:value-type="float">
            <text:p>32.362</text:p>
          </table:table-cell>
          <table:table-cell office:value-type="float" office:value="18.231" calcext:value-type="float">
            <text:p>18.231</text:p>
          </table:table-cell>
          <table:table-cell office:value-type="float" office:value="0.00000027618444286173" calcext:value-type="float">
            <text:p>2.76E-07</text:p>
          </table:table-cell>
          <table:table-cell office:value-type="float" office:value="49950895" calcext:value-type="float">
            <text:p>49950895</text:p>
          </table:table-cell>
        </table:table-row>
        <table:table-row table:style-name="ro1">
          <table:table-cell office:value-type="string" calcext:value-type="string">
            <text:p>mel-276-22.5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9.515" calcext:value-type="float">
            <text:p>9.515</text:p>
          </table:table-cell>
          <table:table-cell office:value-type="float" office:value="14.016" calcext:value-type="float">
            <text:p>14.016</text:p>
          </table:table-cell>
          <table:table-cell office:value-type="float" office:value="14.503" calcext:value-type="float">
            <text:p>14.503</text:p>
          </table:table-cell>
          <table:table-cell office:value-type="float" office:value="8.801" calcext:value-type="float">
            <text:p>8.801</text:p>
          </table:table-cell>
          <table:table-cell office:value-type="float" office:value="10.693" calcext:value-type="float">
            <text:p>10.693</text:p>
          </table:table-cell>
          <table:table-cell office:value-type="float" office:value="17.045" calcext:value-type="float">
            <text:p>17.045</text:p>
          </table:table-cell>
          <table:table-cell office:value-type="float" office:value="14.145" calcext:value-type="float">
            <text:p>14.145</text:p>
          </table:table-cell>
          <table:table-cell office:value-type="float" office:value="11.951" calcext:value-type="float">
            <text:p>11.951</text:p>
          </table:table-cell>
          <table:table-cell office:value-type="float" office:value="7.777" calcext:value-type="float">
            <text:p>7.777</text:p>
          </table:table-cell>
          <table:table-cell office:value-type="float" office:value="11.146" calcext:value-type="float">
            <text:p>11.146</text:p>
          </table:table-cell>
          <table:table-cell office:value-type="float" office:value="13.73" calcext:value-type="float">
            <text:p>13.73</text:p>
          </table:table-cell>
          <table:table-cell office:value-type="float" office:value="8.364" calcext:value-type="float">
            <text:p>8.364</text:p>
          </table:table-cell>
          <table:table-cell office:value-type="float" office:value="7.735" calcext:value-type="float">
            <text:p>7.735</text:p>
          </table:table-cell>
          <table:table-cell office:value-type="float" office:value="19.959" calcext:value-type="float">
            <text:p>19.959</text:p>
          </table:table-cell>
          <table:table-cell office:value-type="float" office:value="12.75" calcext:value-type="float">
            <text:p>12.75</text:p>
          </table:table-cell>
          <table:table-cell office:value-type="float" office:value="8.618" calcext:value-type="float">
            <text:p>8.618</text:p>
          </table:table-cell>
          <table:table-cell office:value-type="float" office:value="15.792" calcext:value-type="float">
            <text:p>15.792</text:p>
          </table:table-cell>
          <table:table-cell office:value-type="float" office:value="20.293" calcext:value-type="float">
            <text:p>20.293</text:p>
          </table:table-cell>
          <table:table-cell office:value-type="float" office:value="32.77" calcext:value-type="float">
            <text:p>32.77</text:p>
          </table:table-cell>
          <table:table-cell office:value-type="float" office:value="18.239" calcext:value-type="float">
            <text:p>18.239</text:p>
          </table:table-cell>
          <table:table-cell office:value-type="float" office:value="0.000000278445036590866" calcext:value-type="float">
            <text:p>2.78E-07</text:p>
          </table:table-cell>
          <table:table-cell office:value-type="float" office:value="49942269" calcext:value-type="float">
            <text:p>49942269</text:p>
          </table:table-cell>
        </table:table-row>
        <table:table-row table:style-name="ro1">
          <table:table-cell office:value-type="string" calcext:value-type="string">
            <text:p>mel-246-20.0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9.366" calcext:value-type="float">
            <text:p>9.366</text:p>
          </table:table-cell>
          <table:table-cell office:value-type="float" office:value="14.304" calcext:value-type="float">
            <text:p>14.304</text:p>
          </table:table-cell>
          <table:table-cell office:value-type="float" office:value="14.1" calcext:value-type="float">
            <text:p>14.1</text:p>
          </table:table-cell>
          <table:table-cell office:value-type="float" office:value="8.594" calcext:value-type="float">
            <text:p>8.594</text:p>
          </table:table-cell>
          <table:table-cell office:value-type="float" office:value="10.862" calcext:value-type="float">
            <text:p>10.862</text:p>
          </table:table-cell>
          <table:table-cell office:value-type="float" office:value="16.891" calcext:value-type="float">
            <text:p>16.891</text:p>
          </table:table-cell>
          <table:table-cell office:value-type="float" office:value="14.07" calcext:value-type="float">
            <text:p>14.07</text:p>
          </table:table-cell>
          <table:table-cell office:value-type="float" office:value="11.911" calcext:value-type="float">
            <text:p>11.911</text:p>
          </table:table-cell>
          <table:table-cell office:value-type="float" office:value="7.769" calcext:value-type="float">
            <text:p>7.769</text:p>
          </table:table-cell>
          <table:table-cell office:value-type="float" office:value="11.225" calcext:value-type="float">
            <text:p>11.225</text:p>
          </table:table-cell>
          <table:table-cell office:value-type="float" office:value="13.64" calcext:value-type="float">
            <text:p>13.64</text:p>
          </table:table-cell>
          <table:table-cell office:value-type="float" office:value="8.368" calcext:value-type="float">
            <text:p>8.368</text:p>
          </table:table-cell>
          <table:table-cell office:value-type="float" office:value="7.734" calcext:value-type="float">
            <text:p>7.734</text:p>
          </table:table-cell>
          <table:table-cell office:value-type="float" office:value="19.914" calcext:value-type="float">
            <text:p>19.914</text:p>
          </table:table-cell>
          <table:table-cell office:value-type="float" office:value="12.675" calcext:value-type="float">
            <text:p>12.675</text:p>
          </table:table-cell>
          <table:table-cell office:value-type="float" office:value="8.596" calcext:value-type="float">
            <text:p>8.596</text:p>
          </table:table-cell>
          <table:table-cell office:value-type="float" office:value="15.826" calcext:value-type="float">
            <text:p>15.826</text:p>
          </table:table-cell>
          <table:table-cell office:value-type="float" office:value="20.231" calcext:value-type="float">
            <text:p>20.231</text:p>
          </table:table-cell>
          <table:table-cell office:value-type="float" office:value="32.225" calcext:value-type="float">
            <text:p>32.225</text:p>
          </table:table-cell>
          <table:table-cell office:value-type="float" office:value="18.205" calcext:value-type="float">
            <text:p>18.205</text:p>
          </table:table-cell>
          <table:table-cell office:value-type="float" office:value="0.000000275977429812422" calcext:value-type="float">
            <text:p>2.76E-07</text:p>
          </table:table-cell>
          <table:table-cell office:value-type="float" office:value="49997987" calcext:value-type="float">
            <text:p>49997987</text:p>
          </table:table-cell>
        </table:table-row>
        <table:table-row table:style-name="ro1">
          <table:table-cell office:value-type="string" calcext:value-type="string">
            <text:p>mel-300-32.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9.475" calcext:value-type="float">
            <text:p>9.475</text:p>
          </table:table-cell>
          <table:table-cell office:value-type="float" office:value="13.916" calcext:value-type="float">
            <text:p>13.916</text:p>
          </table:table-cell>
          <table:table-cell office:value-type="float" office:value="14.421" calcext:value-type="float">
            <text:p>14.421</text:p>
          </table:table-cell>
          <table:table-cell office:value-type="float" office:value="8.486" calcext:value-type="float">
            <text:p>8.486</text:p>
          </table:table-cell>
          <table:table-cell office:value-type="float" office:value="10.654" calcext:value-type="float">
            <text:p>10.654</text:p>
          </table:table-cell>
          <table:table-cell office:value-type="float" office:value="17.124" calcext:value-type="float">
            <text:p>17.124</text:p>
          </table:table-cell>
          <table:table-cell office:value-type="float" office:value="14.223" calcext:value-type="float">
            <text:p>14.223</text:p>
          </table:table-cell>
          <table:table-cell office:value-type="float" office:value="11.998" calcext:value-type="float">
            <text:p>11.998</text:p>
          </table:table-cell>
          <table:table-cell office:value-type="float" office:value="7.698" calcext:value-type="float">
            <text:p>7.698</text:p>
          </table:table-cell>
          <table:table-cell office:value-type="float" office:value="11.149" calcext:value-type="float">
            <text:p>11.149</text:p>
          </table:table-cell>
          <table:table-cell office:value-type="float" office:value="13.659" calcext:value-type="float">
            <text:p>13.659</text:p>
          </table:table-cell>
          <table:table-cell office:value-type="float" office:value="8.437" calcext:value-type="float">
            <text:p>8.437</text:p>
          </table:table-cell>
          <table:table-cell office:value-type="float" office:value="7.733" calcext:value-type="float">
            <text:p>7.733</text:p>
          </table:table-cell>
          <table:table-cell office:value-type="float" office:value="19.926" calcext:value-type="float">
            <text:p>19.926</text:p>
          </table:table-cell>
          <table:table-cell office:value-type="float" office:value="12.751" calcext:value-type="float">
            <text:p>12.751</text:p>
          </table:table-cell>
          <table:table-cell office:value-type="float" office:value="8.55" calcext:value-type="float">
            <text:p>8.55</text:p>
          </table:table-cell>
          <table:table-cell office:value-type="float" office:value="15.783" calcext:value-type="float">
            <text:p>15.783</text:p>
          </table:table-cell>
          <table:table-cell office:value-type="float" office:value="20.27" calcext:value-type="float">
            <text:p>20.27</text:p>
          </table:table-cell>
          <table:table-cell office:value-type="float" office:value="32.413" calcext:value-type="float">
            <text:p>32.413</text:p>
          </table:table-cell>
          <table:table-cell office:value-type="float" office:value="18.162" calcext:value-type="float">
            <text:p>18.162</text:p>
          </table:table-cell>
          <table:table-cell office:value-type="float" office:value="0.000000278058742789754" calcext:value-type="float">
            <text:p>2.78E-07</text:p>
          </table:table-cell>
          <table:table-cell office:value-type="float" office:value="49740551" calcext:value-type="float">
            <text:p>49740551</text:p>
          </table:table-cell>
        </table:table-row>
        <table:table-row table:style-name="ro1">
          <table:table-cell office:value-type="string" calcext:value-type="string">
            <text:p>mel-246-30.0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9.387" calcext:value-type="float">
            <text:p>9.387</text:p>
          </table:table-cell>
          <table:table-cell office:value-type="float" office:value="14.37" calcext:value-type="float">
            <text:p>14.37</text:p>
          </table:table-cell>
          <table:table-cell office:value-type="float" office:value="14.098" calcext:value-type="float">
            <text:p>14.098</text:p>
          </table:table-cell>
          <table:table-cell office:value-type="float" office:value="8.602" calcext:value-type="float">
            <text:p>8.602</text:p>
          </table:table-cell>
          <table:table-cell office:value-type="float" office:value="10.775" calcext:value-type="float">
            <text:p>10.775</text:p>
          </table:table-cell>
          <table:table-cell office:value-type="float" office:value="16.864" calcext:value-type="float">
            <text:p>16.864</text:p>
          </table:table-cell>
          <table:table-cell office:value-type="float" office:value="13.998" calcext:value-type="float">
            <text:p>13.998</text:p>
          </table:table-cell>
          <table:table-cell office:value-type="float" office:value="11.83" calcext:value-type="float">
            <text:p>11.83</text:p>
          </table:table-cell>
          <table:table-cell office:value-type="float" office:value="7.757" calcext:value-type="float">
            <text:p>7.757</text:p>
          </table:table-cell>
          <table:table-cell office:value-type="float" office:value="11.274" calcext:value-type="float">
            <text:p>11.274</text:p>
          </table:table-cell>
          <table:table-cell office:value-type="float" office:value="13.614" calcext:value-type="float">
            <text:p>13.614</text:p>
          </table:table-cell>
          <table:table-cell office:value-type="float" office:value="8.356" calcext:value-type="float">
            <text:p>8.356</text:p>
          </table:table-cell>
          <table:table-cell office:value-type="float" office:value="7.733" calcext:value-type="float">
            <text:p>7.733</text:p>
          </table:table-cell>
          <table:table-cell office:value-type="float" office:value="19.955" calcext:value-type="float">
            <text:p>19.955</text:p>
          </table:table-cell>
          <table:table-cell office:value-type="float" office:value="12.719" calcext:value-type="float">
            <text:p>12.719</text:p>
          </table:table-cell>
          <table:table-cell office:value-type="float" office:value="8.543" calcext:value-type="float">
            <text:p>8.543</text:p>
          </table:table-cell>
          <table:table-cell office:value-type="float" office:value="15.826" calcext:value-type="float">
            <text:p>15.826</text:p>
          </table:table-cell>
          <table:table-cell office:value-type="float" office:value="20.289" calcext:value-type="float">
            <text:p>20.289</text:p>
          </table:table-cell>
          <table:table-cell office:value-type="float" office:value="32.344" calcext:value-type="float">
            <text:p>32.344</text:p>
          </table:table-cell>
          <table:table-cell office:value-type="float" office:value="18.272" calcext:value-type="float">
            <text:p>18.272</text:p>
          </table:table-cell>
          <table:table-cell office:value-type="float" office:value="0.000000277453706948164" calcext:value-type="float">
            <text:p>2.77E-07</text:p>
          </table:table-cell>
          <table:table-cell office:value-type="float" office:value="49799646" calcext:value-type="float">
            <text:p>49799646</text:p>
          </table:table-cell>
        </table:table-row>
        <table:table-row table:style-name="ro1">
          <table:table-cell office:value-type="string" calcext:value-type="string">
            <text:p>mel-288-20.0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9.21" calcext:value-type="float">
            <text:p>9.21</text:p>
          </table:table-cell>
          <table:table-cell office:value-type="float" office:value="13.886" calcext:value-type="float">
            <text:p>13.886</text:p>
          </table:table-cell>
          <table:table-cell office:value-type="float" office:value="14.431" calcext:value-type="float">
            <text:p>14.431</text:p>
          </table:table-cell>
          <table:table-cell office:value-type="float" office:value="8.357" calcext:value-type="float">
            <text:p>8.357</text:p>
          </table:table-cell>
          <table:table-cell office:value-type="float" office:value="11.073" calcext:value-type="float">
            <text:p>11.073</text:p>
          </table:table-cell>
          <table:table-cell office:value-type="float" office:value="17.069" calcext:value-type="float">
            <text:p>17.069</text:p>
          </table:table-cell>
          <table:table-cell office:value-type="float" office:value="14.264" calcext:value-type="float">
            <text:p>14.264</text:p>
          </table:table-cell>
          <table:table-cell office:value-type="float" office:value="12.143" calcext:value-type="float">
            <text:p>12.143</text:p>
          </table:table-cell>
          <table:table-cell office:value-type="float" office:value="7.687" calcext:value-type="float">
            <text:p>7.687</text:p>
          </table:table-cell>
          <table:table-cell office:value-type="float" office:value="11.113" calcext:value-type="float">
            <text:p>11.113</text:p>
          </table:table-cell>
          <table:table-cell office:value-type="float" office:value="13.697" calcext:value-type="float">
            <text:p>13.697</text:p>
          </table:table-cell>
          <table:table-cell office:value-type="float" office:value="8.347" calcext:value-type="float">
            <text:p>8.347</text:p>
          </table:table-cell>
          <table:table-cell office:value-type="float" office:value="7.727" calcext:value-type="float">
            <text:p>7.727</text:p>
          </table:table-cell>
          <table:table-cell office:value-type="float" office:value="19.946" calcext:value-type="float">
            <text:p>19.946</text:p>
          </table:table-cell>
          <table:table-cell office:value-type="float" office:value="12.73" calcext:value-type="float">
            <text:p>12.73</text:p>
          </table:table-cell>
          <table:table-cell office:value-type="float" office:value="8.577" calcext:value-type="float">
            <text:p>8.577</text:p>
          </table:table-cell>
          <table:table-cell office:value-type="float" office:value="15.777" calcext:value-type="float">
            <text:p>15.777</text:p>
          </table:table-cell>
          <table:table-cell office:value-type="float" office:value="20.27" calcext:value-type="float">
            <text:p>20.27</text:p>
          </table:table-cell>
          <table:table-cell office:value-type="float" office:value="32.362" calcext:value-type="float">
            <text:p>32.362</text:p>
          </table:table-cell>
          <table:table-cell office:value-type="float" office:value="18.231" calcext:value-type="float">
            <text:p>18.231</text:p>
          </table:table-cell>
          <table:table-cell office:value-type="float" office:value="0.00000027511163163225" calcext:value-type="float">
            <text:p>2.75E-07</text:p>
          </table:table-cell>
          <table:table-cell office:value-type="float" office:value="49990353" calcext:value-type="float">
            <text:p>49990353</text:p>
          </table:table-cell>
        </table:table-row>
        <table:table-row table:style-name="ro1">
          <table:table-cell office:value-type="string" calcext:value-type="string">
            <text:p>mel-252-15.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9.306" calcext:value-type="float">
            <text:p>9.306</text:p>
          </table:table-cell>
          <table:table-cell office:value-type="float" office:value="14.306" calcext:value-type="float">
            <text:p>14.306</text:p>
          </table:table-cell>
          <table:table-cell office:value-type="float" office:value="14.135" calcext:value-type="float">
            <text:p>14.135</text:p>
          </table:table-cell>
          <table:table-cell office:value-type="float" office:value="8.736" calcext:value-type="float">
            <text:p>8.736</text:p>
          </table:table-cell>
          <table:table-cell office:value-type="float" office:value="10.931" calcext:value-type="float">
            <text:p>10.931</text:p>
          </table:table-cell>
          <table:table-cell office:value-type="float" office:value="16.921" calcext:value-type="float">
            <text:p>16.921</text:p>
          </table:table-cell>
          <table:table-cell office:value-type="float" office:value="14.158" calcext:value-type="float">
            <text:p>14.158</text:p>
          </table:table-cell>
          <table:table-cell office:value-type="float" office:value="11.942" calcext:value-type="float">
            <text:p>11.942</text:p>
          </table:table-cell>
          <table:table-cell office:value-type="float" office:value="7.707" calcext:value-type="float">
            <text:p>7.707</text:p>
          </table:table-cell>
          <table:table-cell office:value-type="float" office:value="11.202" calcext:value-type="float">
            <text:p>11.202</text:p>
          </table:table-cell>
          <table:table-cell office:value-type="float" office:value="13.628" calcext:value-type="float">
            <text:p>13.628</text:p>
          </table:table-cell>
          <table:table-cell office:value-type="float" office:value="8.354" calcext:value-type="float">
            <text:p>8.354</text:p>
          </table:table-cell>
          <table:table-cell office:value-type="float" office:value="7.725" calcext:value-type="float">
            <text:p>7.725</text:p>
          </table:table-cell>
          <table:table-cell office:value-type="float" office:value="19.901" calcext:value-type="float">
            <text:p>19.901</text:p>
          </table:table-cell>
          <table:table-cell office:value-type="float" office:value="12.613" calcext:value-type="float">
            <text:p>12.613</text:p>
          </table:table-cell>
          <table:table-cell office:value-type="float" office:value="8.542" calcext:value-type="float">
            <text:p>8.542</text:p>
          </table:table-cell>
          <table:table-cell office:value-type="float" office:value="15.838" calcext:value-type="float">
            <text:p>15.838</text:p>
          </table:table-cell>
          <table:table-cell office:value-type="float" office:value="20.192" calcext:value-type="float">
            <text:p>20.192</text:p>
          </table:table-cell>
          <table:table-cell office:value-type="float" office:value="32.382" calcext:value-type="float">
            <text:p>32.382</text:p>
          </table:table-cell>
          <table:table-cell office:value-type="float" office:value="18.3" calcext:value-type="float">
            <text:p>18.3</text:p>
          </table:table-cell>
          <table:table-cell office:value-type="float" office:value="0.000000277119396806357" calcext:value-type="float">
            <text:p>2.77E-07</text:p>
          </table:table-cell>
          <table:table-cell office:value-type="float" office:value="50097036" calcext:value-type="float">
            <text:p>50097036</text:p>
          </table:table-cell>
        </table:table-row>
        <table:table-row table:style-name="ro1">
          <table:table-cell office:value-type="string" calcext:value-type="string">
            <text:p>mel-270-20.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9.477" calcext:value-type="float">
            <text:p>9.477</text:p>
          </table:table-cell>
          <table:table-cell office:value-type="float" office:value="14.065" calcext:value-type="float">
            <text:p>14.065</text:p>
          </table:table-cell>
          <table:table-cell office:value-type="float" office:value="14.437" calcext:value-type="float">
            <text:p>14.437</text:p>
          </table:table-cell>
          <table:table-cell office:value-type="float" office:value="8.598" calcext:value-type="float">
            <text:p>8.598</text:p>
          </table:table-cell>
          <table:table-cell office:value-type="float" office:value="10.752" calcext:value-type="float">
            <text:p>10.752</text:p>
          </table:table-cell>
          <table:table-cell office:value-type="float" office:value="17.016" calcext:value-type="float">
            <text:p>17.016</text:p>
          </table:table-cell>
          <table:table-cell office:value-type="float" office:value="14.302" calcext:value-type="float">
            <text:p>14.302</text:p>
          </table:table-cell>
          <table:table-cell office:value-type="float" office:value="11.97" calcext:value-type="float">
            <text:p>11.97</text:p>
          </table:table-cell>
          <table:table-cell office:value-type="float" office:value="7.741" calcext:value-type="float">
            <text:p>7.741</text:p>
          </table:table-cell>
          <table:table-cell office:value-type="float" office:value="11.134" calcext:value-type="float">
            <text:p>11.134</text:p>
          </table:table-cell>
          <table:table-cell office:value-type="float" office:value="13.706" calcext:value-type="float">
            <text:p>13.706</text:p>
          </table:table-cell>
          <table:table-cell office:value-type="float" office:value="8.351" calcext:value-type="float">
            <text:p>8.351</text:p>
          </table:table-cell>
          <table:table-cell office:value-type="float" office:value="7.724" calcext:value-type="float">
            <text:p>7.724</text:p>
          </table:table-cell>
          <table:table-cell office:value-type="float" office:value="19.896" calcext:value-type="float">
            <text:p>19.896</text:p>
          </table:table-cell>
          <table:table-cell office:value-type="float" office:value="12.727" calcext:value-type="float">
            <text:p>12.727</text:p>
          </table:table-cell>
          <table:table-cell office:value-type="float" office:value="8.556" calcext:value-type="float">
            <text:p>8.556</text:p>
          </table:table-cell>
          <table:table-cell office:value-type="float" office:value="15.816" calcext:value-type="float">
            <text:p>15.816</text:p>
          </table:table-cell>
          <table:table-cell office:value-type="float" office:value="20.263" calcext:value-type="float">
            <text:p>20.263</text:p>
          </table:table-cell>
          <table:table-cell office:value-type="float" office:value="32.314" calcext:value-type="float">
            <text:p>32.314</text:p>
          </table:table-cell>
          <table:table-cell office:value-type="float" office:value="18.255" calcext:value-type="float">
            <text:p>18.255</text:p>
          </table:table-cell>
          <table:table-cell office:value-type="float" office:value="0.000000280624016613757" calcext:value-type="float">
            <text:p>2.81E-07</text:p>
          </table:table-cell>
          <table:table-cell office:value-type="float" office:value="49993267" calcext:value-type="float">
            <text:p>49993267</text:p>
          </table:table-cell>
        </table:table-row>
        <table:table-row table:style-name="ro1">
          <table:table-cell office:value-type="string" calcext:value-type="string">
            <text:p>mel-276-30.0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9.532" calcext:value-type="float">
            <text:p>9.532</text:p>
          </table:table-cell>
          <table:table-cell office:value-type="float" office:value="14.091" calcext:value-type="float">
            <text:p>14.091</text:p>
          </table:table-cell>
          <table:table-cell office:value-type="float" office:value="14.273" calcext:value-type="float">
            <text:p>14.273</text:p>
          </table:table-cell>
          <table:table-cell office:value-type="float" office:value="8.686" calcext:value-type="float">
            <text:p>8.686</text:p>
          </table:table-cell>
          <table:table-cell office:value-type="float" office:value="10.751" calcext:value-type="float">
            <text:p>10.751</text:p>
          </table:table-cell>
          <table:table-cell office:value-type="float" office:value="17.035" calcext:value-type="float">
            <text:p>17.035</text:p>
          </table:table-cell>
          <table:table-cell office:value-type="float" office:value="14.161" calcext:value-type="float">
            <text:p>14.161</text:p>
          </table:table-cell>
          <table:table-cell office:value-type="float" office:value="11.929" calcext:value-type="float">
            <text:p>11.929</text:p>
          </table:table-cell>
          <table:table-cell office:value-type="float" office:value="7.715" calcext:value-type="float">
            <text:p>7.715</text:p>
          </table:table-cell>
          <table:table-cell office:value-type="float" office:value="11.159" calcext:value-type="float">
            <text:p>11.159</text:p>
          </table:table-cell>
          <table:table-cell office:value-type="float" office:value="13.626" calcext:value-type="float">
            <text:p>13.626</text:p>
          </table:table-cell>
          <table:table-cell office:value-type="float" office:value="8.461" calcext:value-type="float">
            <text:p>8.461</text:p>
          </table:table-cell>
          <table:table-cell office:value-type="float" office:value="7.722" calcext:value-type="float">
            <text:p>7.722</text:p>
          </table:table-cell>
          <table:table-cell office:value-type="float" office:value="19.92" calcext:value-type="float">
            <text:p>19.92</text:p>
          </table:table-cell>
          <table:table-cell office:value-type="float" office:value="12.747" calcext:value-type="float">
            <text:p>12.747</text:p>
          </table:table-cell>
          <table:table-cell office:value-type="float" office:value="8.503" calcext:value-type="float">
            <text:p>8.503</text:p>
          </table:table-cell>
          <table:table-cell office:value-type="float" office:value="15.832" calcext:value-type="float">
            <text:p>15.832</text:p>
          </table:table-cell>
          <table:table-cell office:value-type="float" office:value="20.289" calcext:value-type="float">
            <text:p>20.289</text:p>
          </table:table-cell>
          <table:table-cell office:value-type="float" office:value="32.405" calcext:value-type="float">
            <text:p>32.405</text:p>
          </table:table-cell>
          <table:table-cell office:value-type="float" office:value="18.205" calcext:value-type="float">
            <text:p>18.205</text:p>
          </table:table-cell>
          <table:table-cell office:value-type="float" office:value="0.000000276878603196466" calcext:value-type="float">
            <text:p>2.77E-07</text:p>
          </table:table-cell>
          <table:table-cell office:value-type="float" office:value="49793797" calcext:value-type="float">
            <text:p>49793797</text:p>
          </table:table-cell>
        </table:table-row>
        <table:table-row table:style-name="ro1">
          <table:table-cell office:value-type="string" calcext:value-type="string">
            <text:p>mel-288-30.0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9.358" calcext:value-type="float">
            <text:p>9.358</text:p>
          </table:table-cell>
          <table:table-cell office:value-type="float" office:value="13.991" calcext:value-type="float">
            <text:p>13.991</text:p>
          </table:table-cell>
          <table:table-cell office:value-type="float" office:value="14.454" calcext:value-type="float">
            <text:p>14.454</text:p>
          </table:table-cell>
          <table:table-cell office:value-type="float" office:value="8.312" calcext:value-type="float">
            <text:p>8.312</text:p>
          </table:table-cell>
          <table:table-cell office:value-type="float" office:value="10.961" calcext:value-type="float">
            <text:p>10.961</text:p>
          </table:table-cell>
          <table:table-cell office:value-type="float" office:value="17.082" calcext:value-type="float">
            <text:p>17.082</text:p>
          </table:table-cell>
          <table:table-cell office:value-type="float" office:value="14.309" calcext:value-type="float">
            <text:p>14.309</text:p>
          </table:table-cell>
          <table:table-cell office:value-type="float" office:value="12.188" calcext:value-type="float">
            <text:p>12.188</text:p>
          </table:table-cell>
          <table:table-cell office:value-type="float" office:value="7.691" calcext:value-type="float">
            <text:p>7.691</text:p>
          </table:table-cell>
          <table:table-cell office:value-type="float" office:value="11.173" calcext:value-type="float">
            <text:p>11.173</text:p>
          </table:table-cell>
          <table:table-cell office:value-type="float" office:value="13.716" calcext:value-type="float">
            <text:p>13.716</text:p>
          </table:table-cell>
          <table:table-cell office:value-type="float" office:value="8.339" calcext:value-type="float">
            <text:p>8.339</text:p>
          </table:table-cell>
          <table:table-cell office:value-type="float" office:value="7.722" calcext:value-type="float">
            <text:p>7.722</text:p>
          </table:table-cell>
          <table:table-cell office:value-type="float" office:value="19.938" calcext:value-type="float">
            <text:p>19.938</text:p>
          </table:table-cell>
          <table:table-cell office:value-type="float" office:value="12.766" calcext:value-type="float">
            <text:p>12.766</text:p>
          </table:table-cell>
          <table:table-cell office:value-type="float" office:value="8.632" calcext:value-type="float">
            <text:p>8.632</text:p>
          </table:table-cell>
          <table:table-cell office:value-type="float" office:value="15.829" calcext:value-type="float">
            <text:p>15.829</text:p>
          </table:table-cell>
          <table:table-cell office:value-type="float" office:value="20.323" calcext:value-type="float">
            <text:p>20.323</text:p>
          </table:table-cell>
          <table:table-cell office:value-type="float" office:value="32.406" calcext:value-type="float">
            <text:p>32.406</text:p>
          </table:table-cell>
          <table:table-cell office:value-type="float" office:value="18.257" calcext:value-type="float">
            <text:p>18.257</text:p>
          </table:table-cell>
          <table:table-cell office:value-type="float" office:value="0.000000277109855819608" calcext:value-type="float">
            <text:p>2.77E-07</text:p>
          </table:table-cell>
          <table:table-cell office:value-type="float" office:value="49791810" calcext:value-type="float">
            <text:p>49791810</text:p>
          </table:table-cell>
        </table:table-row>
        <table:table-row table:style-name="ro1">
          <table:table-cell office:value-type="string" calcext:value-type="string">
            <text:p>mel-300-27.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9.444" calcext:value-type="float">
            <text:p>9.444</text:p>
          </table:table-cell>
          <table:table-cell office:value-type="float" office:value="13.77" calcext:value-type="float">
            <text:p>13.77</text:p>
          </table:table-cell>
          <table:table-cell office:value-type="float" office:value="14.558" calcext:value-type="float">
            <text:p>14.558</text:p>
          </table:table-cell>
          <table:table-cell office:value-type="float" office:value="8.861" calcext:value-type="float">
            <text:p>8.861</text:p>
          </table:table-cell>
          <table:table-cell office:value-type="float" office:value="11.054" calcext:value-type="float">
            <text:p>11.054</text:p>
          </table:table-cell>
          <table:table-cell office:value-type="float" office:value="17.055" calcext:value-type="float">
            <text:p>17.055</text:p>
          </table:table-cell>
          <table:table-cell office:value-type="float" office:value="14.075" calcext:value-type="float">
            <text:p>14.075</text:p>
          </table:table-cell>
          <table:table-cell office:value-type="float" office:value="11.94" calcext:value-type="float">
            <text:p>11.94</text:p>
          </table:table-cell>
          <table:table-cell office:value-type="float" office:value="7.657" calcext:value-type="float">
            <text:p>7.657</text:p>
          </table:table-cell>
          <table:table-cell office:value-type="float" office:value="11.064" calcext:value-type="float">
            <text:p>11.064</text:p>
          </table:table-cell>
          <table:table-cell office:value-type="float" office:value="13.713" calcext:value-type="float">
            <text:p>13.713</text:p>
          </table:table-cell>
          <table:table-cell office:value-type="float" office:value="8.368" calcext:value-type="float">
            <text:p>8.368</text:p>
          </table:table-cell>
          <table:table-cell office:value-type="float" office:value="7.721" calcext:value-type="float">
            <text:p>7.721</text:p>
          </table:table-cell>
          <table:table-cell office:value-type="float" office:value="19.928" calcext:value-type="float">
            <text:p>19.928</text:p>
          </table:table-cell>
          <table:table-cell office:value-type="float" office:value="12.745" calcext:value-type="float">
            <text:p>12.745</text:p>
          </table:table-cell>
          <table:table-cell office:value-type="float" office:value="8.561" calcext:value-type="float">
            <text:p>8.561</text:p>
          </table:table-cell>
          <table:table-cell office:value-type="float" office:value="15.781" calcext:value-type="float">
            <text:p>15.781</text:p>
          </table:table-cell>
          <table:table-cell office:value-type="float" office:value="20.268" calcext:value-type="float">
            <text:p>20.268</text:p>
          </table:table-cell>
          <table:table-cell office:value-type="float" office:value="32.68" calcext:value-type="float">
            <text:p>32.68</text:p>
          </table:table-cell>
          <table:table-cell office:value-type="float" office:value="18.228" calcext:value-type="float">
            <text:p>18.228</text:p>
          </table:table-cell>
          <table:table-cell office:value-type="float" office:value="0.000000279956286774172" calcext:value-type="float">
            <text:p>2.80E-07</text:p>
          </table:table-cell>
          <table:table-cell office:value-type="float" office:value="49839279" calcext:value-type="float">
            <text:p>49839279</text:p>
          </table:table-cell>
        </table:table-row>
        <table:table-row table:style-name="ro1">
          <table:table-cell office:value-type="string" calcext:value-type="string">
            <text:p>mel-282-30.0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9.381" calcext:value-type="float">
            <text:p>9.381</text:p>
          </table:table-cell>
          <table:table-cell office:value-type="float" office:value="14.033" calcext:value-type="float">
            <text:p>14.033</text:p>
          </table:table-cell>
          <table:table-cell office:value-type="float" office:value="14.469" calcext:value-type="float">
            <text:p>14.469</text:p>
          </table:table-cell>
          <table:table-cell office:value-type="float" office:value="8.495" calcext:value-type="float">
            <text:p>8.495</text:p>
          </table:table-cell>
          <table:table-cell office:value-type="float" office:value="10.801" calcext:value-type="float">
            <text:p>10.801</text:p>
          </table:table-cell>
          <table:table-cell office:value-type="float" office:value="16.971" calcext:value-type="float">
            <text:p>16.971</text:p>
          </table:table-cell>
          <table:table-cell office:value-type="float" office:value="14.289" calcext:value-type="float">
            <text:p>14.289</text:p>
          </table:table-cell>
          <table:table-cell office:value-type="float" office:value="12.053" calcext:value-type="float">
            <text:p>12.053</text:p>
          </table:table-cell>
          <table:table-cell office:value-type="float" office:value="7.718" calcext:value-type="float">
            <text:p>7.718</text:p>
          </table:table-cell>
          <table:table-cell office:value-type="float" office:value="11.14" calcext:value-type="float">
            <text:p>11.14</text:p>
          </table:table-cell>
          <table:table-cell office:value-type="float" office:value="13.685" calcext:value-type="float">
            <text:p>13.685</text:p>
          </table:table-cell>
          <table:table-cell office:value-type="float" office:value="8.375" calcext:value-type="float">
            <text:p>8.375</text:p>
          </table:table-cell>
          <table:table-cell office:value-type="float" office:value="7.716" calcext:value-type="float">
            <text:p>7.716</text:p>
          </table:table-cell>
          <table:table-cell office:value-type="float" office:value="19.916" calcext:value-type="float">
            <text:p>19.916</text:p>
          </table:table-cell>
          <table:table-cell office:value-type="float" office:value="12.757" calcext:value-type="float">
            <text:p>12.757</text:p>
          </table:table-cell>
          <table:table-cell office:value-type="float" office:value="8.547" calcext:value-type="float">
            <text:p>8.547</text:p>
          </table:table-cell>
          <table:table-cell office:value-type="float" office:value="15.782" calcext:value-type="float">
            <text:p>15.782</text:p>
          </table:table-cell>
          <table:table-cell office:value-type="float" office:value="20.281" calcext:value-type="float">
            <text:p>20.281</text:p>
          </table:table-cell>
          <table:table-cell office:value-type="float" office:value="32.734" calcext:value-type="float">
            <text:p>32.734</text:p>
          </table:table-cell>
          <table:table-cell office:value-type="float" office:value="18.267" calcext:value-type="float">
            <text:p>18.267</text:p>
          </table:table-cell>
          <table:table-cell office:value-type="float" office:value="0.000000277943961400673" calcext:value-type="float">
            <text:p>2.78E-07</text:p>
          </table:table-cell>
          <table:table-cell office:value-type="float" office:value="49792718" calcext:value-type="float">
            <text:p>49792718</text:p>
          </table:table-cell>
        </table:table-row>
        <table:table-row table:style-name="ro1">
          <table:table-cell office:value-type="string" calcext:value-type="string">
            <text:p>mel-300-22.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9.314" calcext:value-type="float">
            <text:p>9.314</text:p>
          </table:table-cell>
          <table:table-cell office:value-type="float" office:value="13.828" calcext:value-type="float">
            <text:p>13.828</text:p>
          </table:table-cell>
          <table:table-cell office:value-type="float" office:value="14.505" calcext:value-type="float">
            <text:p>14.505</text:p>
          </table:table-cell>
          <table:table-cell office:value-type="float" office:value="8.409" calcext:value-type="float">
            <text:p>8.409</text:p>
          </table:table-cell>
          <table:table-cell office:value-type="float" office:value="10.989" calcext:value-type="float">
            <text:p>10.989</text:p>
          </table:table-cell>
          <table:table-cell office:value-type="float" office:value="17.111" calcext:value-type="float">
            <text:p>17.111</text:p>
          </table:table-cell>
          <table:table-cell office:value-type="float" office:value="14.186" calcext:value-type="float">
            <text:p>14.186</text:p>
          </table:table-cell>
          <table:table-cell office:value-type="float" office:value="12.087" calcext:value-type="float">
            <text:p>12.087</text:p>
          </table:table-cell>
          <table:table-cell office:value-type="float" office:value="7.681" calcext:value-type="float">
            <text:p>7.681</text:p>
          </table:table-cell>
          <table:table-cell office:value-type="float" office:value="11.134" calcext:value-type="float">
            <text:p>11.134</text:p>
          </table:table-cell>
          <table:table-cell office:value-type="float" office:value="13.693" calcext:value-type="float">
            <text:p>13.693</text:p>
          </table:table-cell>
          <table:table-cell office:value-type="float" office:value="8.383" calcext:value-type="float">
            <text:p>8.383</text:p>
          </table:table-cell>
          <table:table-cell office:value-type="float" office:value="7.716" calcext:value-type="float">
            <text:p>7.716</text:p>
          </table:table-cell>
          <table:table-cell office:value-type="float" office:value="19.923" calcext:value-type="float">
            <text:p>19.923</text:p>
          </table:table-cell>
          <table:table-cell office:value-type="float" office:value="12.736" calcext:value-type="float">
            <text:p>12.736</text:p>
          </table:table-cell>
          <table:table-cell office:value-type="float" office:value="8.511" calcext:value-type="float">
            <text:p>8.511</text:p>
          </table:table-cell>
          <table:table-cell office:value-type="float" office:value="15.783" calcext:value-type="float">
            <text:p>15.783</text:p>
          </table:table-cell>
          <table:table-cell office:value-type="float" office:value="20.252" calcext:value-type="float">
            <text:p>20.252</text:p>
          </table:table-cell>
          <table:table-cell office:value-type="float" office:value="32.599" calcext:value-type="float">
            <text:p>32.599</text:p>
          </table:table-cell>
          <table:table-cell office:value-type="float" office:value="18.173" calcext:value-type="float">
            <text:p>18.173</text:p>
          </table:table-cell>
          <table:table-cell office:value-type="float" office:value="0.000000277520124280493" calcext:value-type="float">
            <text:p>2.78E-07</text:p>
          </table:table-cell>
          <table:table-cell office:value-type="float" office:value="49938609" calcext:value-type="float">
            <text:p>49938609</text:p>
          </table:table-cell>
        </table:table-row>
        <table:table-row table:style-name="ro1">
          <table:table-cell office:value-type="string" calcext:value-type="string">
            <text:p>mel-300-17.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9.391" calcext:value-type="float">
            <text:p>9.391</text:p>
          </table:table-cell>
          <table:table-cell office:value-type="float" office:value="13.631" calcext:value-type="float">
            <text:p>13.631</text:p>
          </table:table-cell>
          <table:table-cell office:value-type="float" office:value="14.533" calcext:value-type="float">
            <text:p>14.533</text:p>
          </table:table-cell>
          <table:table-cell office:value-type="float" office:value="8.908" calcext:value-type="float">
            <text:p>8.908</text:p>
          </table:table-cell>
          <table:table-cell office:value-type="float" office:value="10.669" calcext:value-type="float">
            <text:p>10.669</text:p>
          </table:table-cell>
          <table:table-cell office:value-type="float" office:value="17.125" calcext:value-type="float">
            <text:p>17.125</text:p>
          </table:table-cell>
          <table:table-cell office:value-type="float" office:value="14.107" calcext:value-type="float">
            <text:p>14.107</text:p>
          </table:table-cell>
          <table:table-cell office:value-type="float" office:value="11.81" calcext:value-type="float">
            <text:p>11.81</text:p>
          </table:table-cell>
          <table:table-cell office:value-type="float" office:value="7.658" calcext:value-type="float">
            <text:p>7.658</text:p>
          </table:table-cell>
          <table:table-cell office:value-type="float" office:value="11.047" calcext:value-type="float">
            <text:p>11.047</text:p>
          </table:table-cell>
          <table:table-cell office:value-type="float" office:value="13.703" calcext:value-type="float">
            <text:p>13.703</text:p>
          </table:table-cell>
          <table:table-cell office:value-type="float" office:value="8.419" calcext:value-type="float">
            <text:p>8.419</text:p>
          </table:table-cell>
          <table:table-cell office:value-type="float" office:value="7.715" calcext:value-type="float">
            <text:p>7.715</text:p>
          </table:table-cell>
          <table:table-cell office:value-type="float" office:value="19.902" calcext:value-type="float">
            <text:p>19.902</text:p>
          </table:table-cell>
          <table:table-cell office:value-type="float" office:value="12.651" calcext:value-type="float">
            <text:p>12.651</text:p>
          </table:table-cell>
          <table:table-cell office:value-type="float" office:value="8.498" calcext:value-type="float">
            <text:p>8.498</text:p>
          </table:table-cell>
          <table:table-cell office:value-type="float" office:value="15.766" calcext:value-type="float">
            <text:p>15.766</text:p>
          </table:table-cell>
          <table:table-cell office:value-type="float" office:value="20.218" calcext:value-type="float">
            <text:p>20.218</text:p>
          </table:table-cell>
          <table:table-cell office:value-type="float" office:value="32.543" calcext:value-type="float">
            <text:p>32.543</text:p>
          </table:table-cell>
          <table:table-cell office:value-type="float" office:value="18.26" calcext:value-type="float">
            <text:p>18.26</text:p>
          </table:table-cell>
          <table:table-cell office:value-type="float" office:value="0.000000276425767738834" calcext:value-type="float">
            <text:p>2.76E-07</text:p>
          </table:table-cell>
          <table:table-cell office:value-type="float" office:value="50038541" calcext:value-type="float">
            <text:p>50038541</text:p>
          </table:table-cell>
        </table:table-row>
        <table:table-row table:style-name="ro1">
          <table:table-cell office:value-type="string" calcext:value-type="string">
            <text:p>mel-288-15.0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9.424" calcext:value-type="float">
            <text:p>9.424</text:p>
          </table:table-cell>
          <table:table-cell office:value-type="float" office:value="13.828" calcext:value-type="float">
            <text:p>13.828</text:p>
          </table:table-cell>
          <table:table-cell office:value-type="float" office:value="14.565" calcext:value-type="float">
            <text:p>14.565</text:p>
          </table:table-cell>
          <table:table-cell office:value-type="float" office:value="8.898" calcext:value-type="float">
            <text:p>8.898</text:p>
          </table:table-cell>
          <table:table-cell office:value-type="float" office:value="10.617" calcext:value-type="float">
            <text:p>10.617</text:p>
          </table:table-cell>
          <table:table-cell office:value-type="float" office:value="17.082" calcext:value-type="float">
            <text:p>17.082</text:p>
          </table:table-cell>
          <table:table-cell office:value-type="float" office:value="14.25" calcext:value-type="float">
            <text:p>14.25</text:p>
          </table:table-cell>
          <table:table-cell office:value-type="float" office:value="11.969" calcext:value-type="float">
            <text:p>11.969</text:p>
          </table:table-cell>
          <table:table-cell office:value-type="float" office:value="7.684" calcext:value-type="float">
            <text:p>7.684</text:p>
          </table:table-cell>
          <table:table-cell office:value-type="float" office:value="11.075" calcext:value-type="float">
            <text:p>11.075</text:p>
          </table:table-cell>
          <table:table-cell office:value-type="float" office:value="13.719" calcext:value-type="float">
            <text:p>13.719</text:p>
          </table:table-cell>
          <table:table-cell office:value-type="float" office:value="8.424" calcext:value-type="float">
            <text:p>8.424</text:p>
          </table:table-cell>
          <table:table-cell office:value-type="float" office:value="7.713" calcext:value-type="float">
            <text:p>7.713</text:p>
          </table:table-cell>
          <table:table-cell office:value-type="float" office:value="19.888" calcext:value-type="float">
            <text:p>19.888</text:p>
          </table:table-cell>
          <table:table-cell office:value-type="float" office:value="12.643" calcext:value-type="float">
            <text:p>12.643</text:p>
          </table:table-cell>
          <table:table-cell office:value-type="float" office:value="8.504" calcext:value-type="float">
            <text:p>8.504</text:p>
          </table:table-cell>
          <table:table-cell office:value-type="float" office:value="15.797" calcext:value-type="float">
            <text:p>15.797</text:p>
          </table:table-cell>
          <table:table-cell office:value-type="float" office:value="20.194" calcext:value-type="float">
            <text:p>20.194</text:p>
          </table:table-cell>
          <table:table-cell office:value-type="float" office:value="32.671" calcext:value-type="float">
            <text:p>32.671</text:p>
          </table:table-cell>
          <table:table-cell office:value-type="float" office:value="18.233" calcext:value-type="float">
            <text:p>18.233</text:p>
          </table:table-cell>
          <table:table-cell office:value-type="float" office:value="0.000000279910260859218" calcext:value-type="float">
            <text:p>2.80E-07</text:p>
          </table:table-cell>
          <table:table-cell office:value-type="float" office:value="50090636" calcext:value-type="float">
            <text:p>50090636</text:p>
          </table:table-cell>
        </table:table-row>
        <table:table-row table:style-name="ro1">
          <table:table-cell office:value-type="string" calcext:value-type="string">
            <text:p>mel-276-20.0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9.425" calcext:value-type="float">
            <text:p>9.425</text:p>
          </table:table-cell>
          <table:table-cell office:value-type="float" office:value="13.979" calcext:value-type="float">
            <text:p>13.979</text:p>
          </table:table-cell>
          <table:table-cell office:value-type="float" office:value="14.258" calcext:value-type="float">
            <text:p>14.258</text:p>
          </table:table-cell>
          <table:table-cell office:value-type="float" office:value="8.5" calcext:value-type="float">
            <text:p>8.5</text:p>
          </table:table-cell>
          <table:table-cell office:value-type="float" office:value="10.852" calcext:value-type="float">
            <text:p>10.852</text:p>
          </table:table-cell>
          <table:table-cell office:value-type="float" office:value="16.997" calcext:value-type="float">
            <text:p>16.997</text:p>
          </table:table-cell>
          <table:table-cell office:value-type="float" office:value="14.144" calcext:value-type="float">
            <text:p>14.144</text:p>
          </table:table-cell>
          <table:table-cell office:value-type="float" office:value="11.968" calcext:value-type="float">
            <text:p>11.968</text:p>
          </table:table-cell>
          <table:table-cell office:value-type="float" office:value="7.677" calcext:value-type="float">
            <text:p>7.677</text:p>
          </table:table-cell>
          <table:table-cell office:value-type="float" office:value="11.076" calcext:value-type="float">
            <text:p>11.076</text:p>
          </table:table-cell>
          <table:table-cell office:value-type="float" office:value="13.613" calcext:value-type="float">
            <text:p>13.613</text:p>
          </table:table-cell>
          <table:table-cell office:value-type="float" office:value="8.43" calcext:value-type="float">
            <text:p>8.43</text:p>
          </table:table-cell>
          <table:table-cell office:value-type="float" office:value="7.712" calcext:value-type="float">
            <text:p>7.712</text:p>
          </table:table-cell>
          <table:table-cell office:value-type="float" office:value="19.904" calcext:value-type="float">
            <text:p>19.904</text:p>
          </table:table-cell>
          <table:table-cell office:value-type="float" office:value="12.679" calcext:value-type="float">
            <text:p>12.679</text:p>
          </table:table-cell>
          <table:table-cell office:value-type="float" office:value="8.574" calcext:value-type="float">
            <text:p>8.574</text:p>
          </table:table-cell>
          <table:table-cell office:value-type="float" office:value="15.759" calcext:value-type="float">
            <text:p>15.759</text:p>
          </table:table-cell>
          <table:table-cell office:value-type="float" office:value="20.262" calcext:value-type="float">
            <text:p>20.262</text:p>
          </table:table-cell>
          <table:table-cell office:value-type="float" office:value="32.466" calcext:value-type="float">
            <text:p>32.466</text:p>
          </table:table-cell>
          <table:table-cell office:value-type="float" office:value="18.146" calcext:value-type="float">
            <text:p>18.146</text:p>
          </table:table-cell>
          <table:table-cell office:value-type="float" office:value="0.000000276261167002764" calcext:value-type="float">
            <text:p>2.76E-07</text:p>
          </table:table-cell>
          <table:table-cell office:value-type="float" office:value="49992129" calcext:value-type="float">
            <text:p>49992129</text:p>
          </table:table-cell>
        </table:table-row>
        <table:table-row table:style-name="ro1">
          <table:table-cell office:value-type="string" calcext:value-type="string">
            <text:p>mel-276-32.5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9.639" calcext:value-type="float">
            <text:p>9.639</text:p>
          </table:table-cell>
          <table:table-cell office:value-type="float" office:value="14.147" calcext:value-type="float">
            <text:p>14.147</text:p>
          </table:table-cell>
          <table:table-cell office:value-type="float" office:value="14.509" calcext:value-type="float">
            <text:p>14.509</text:p>
          </table:table-cell>
          <table:table-cell office:value-type="float" office:value="8.94" calcext:value-type="float">
            <text:p>8.94</text:p>
          </table:table-cell>
          <table:table-cell office:value-type="float" office:value="10.894" calcext:value-type="float">
            <text:p>10.894</text:p>
          </table:table-cell>
          <table:table-cell office:value-type="float" office:value="17.051" calcext:value-type="float">
            <text:p>17.051</text:p>
          </table:table-cell>
          <table:table-cell office:value-type="float" office:value="14.091" calcext:value-type="float">
            <text:p>14.091</text:p>
          </table:table-cell>
          <table:table-cell office:value-type="float" office:value="11.958" calcext:value-type="float">
            <text:p>11.958</text:p>
          </table:table-cell>
          <table:table-cell office:value-type="float" office:value="7.774" calcext:value-type="float">
            <text:p>7.774</text:p>
          </table:table-cell>
          <table:table-cell office:value-type="float" office:value="11.247" calcext:value-type="float">
            <text:p>11.247</text:p>
          </table:table-cell>
          <table:table-cell office:value-type="float" office:value="13.705" calcext:value-type="float">
            <text:p>13.705</text:p>
          </table:table-cell>
          <table:table-cell office:value-type="float" office:value="8.343" calcext:value-type="float">
            <text:p>8.343</text:p>
          </table:table-cell>
          <table:table-cell office:value-type="float" office:value="7.711" calcext:value-type="float">
            <text:p>7.711</text:p>
          </table:table-cell>
          <table:table-cell office:value-type="float" office:value="19.887" calcext:value-type="float">
            <text:p>19.887</text:p>
          </table:table-cell>
          <table:table-cell office:value-type="float" office:value="12.748" calcext:value-type="float">
            <text:p>12.748</text:p>
          </table:table-cell>
          <table:table-cell office:value-type="float" office:value="8.6" calcext:value-type="float">
            <text:p>8.6</text:p>
          </table:table-cell>
          <table:table-cell office:value-type="float" office:value="15.797" calcext:value-type="float">
            <text:p>15.797</text:p>
          </table:table-cell>
          <table:table-cell office:value-type="float" office:value="20.297" calcext:value-type="float">
            <text:p>20.297</text:p>
          </table:table-cell>
          <table:table-cell office:value-type="float" office:value="32.745" calcext:value-type="float">
            <text:p>32.745</text:p>
          </table:table-cell>
          <table:table-cell office:value-type="float" office:value="18.293" calcext:value-type="float">
            <text:p>18.293</text:p>
          </table:table-cell>
          <table:table-cell office:value-type="float" office:value="0.000000279507616227671" calcext:value-type="float">
            <text:p>2.80E-07</text:p>
          </table:table-cell>
          <table:table-cell office:value-type="float" office:value="49744491" calcext:value-type="float">
            <text:p>49744491</text:p>
          </table:table-cell>
        </table:table-row>
        <table:table-row table:style-name="ro1">
          <table:table-cell office:value-type="string" calcext:value-type="string">
            <text:p>mel-258-20.0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9.549" calcext:value-type="float">
            <text:p>9.549</text:p>
          </table:table-cell>
          <table:table-cell office:value-type="float" office:value="14.15" calcext:value-type="float">
            <text:p>14.15</text:p>
          </table:table-cell>
          <table:table-cell office:value-type="float" office:value="14.284" calcext:value-type="float">
            <text:p>14.284</text:p>
          </table:table-cell>
          <table:table-cell office:value-type="float" office:value="8.93" calcext:value-type="float">
            <text:p>8.93</text:p>
          </table:table-cell>
          <table:table-cell office:value-type="float" office:value="10.851" calcext:value-type="float">
            <text:p>10.851</text:p>
          </table:table-cell>
          <table:table-cell office:value-type="float" office:value="16.862" calcext:value-type="float">
            <text:p>16.862</text:p>
          </table:table-cell>
          <table:table-cell office:value-type="float" office:value="14.003" calcext:value-type="float">
            <text:p>14.003</text:p>
          </table:table-cell>
          <table:table-cell office:value-type="float" office:value="11.864" calcext:value-type="float">
            <text:p>11.864</text:p>
          </table:table-cell>
          <table:table-cell office:value-type="float" office:value="7.747" calcext:value-type="float">
            <text:p>7.747</text:p>
          </table:table-cell>
          <table:table-cell office:value-type="float" office:value="11.186" calcext:value-type="float">
            <text:p>11.186</text:p>
          </table:table-cell>
          <table:table-cell office:value-type="float" office:value="13.647" calcext:value-type="float">
            <text:p>13.647</text:p>
          </table:table-cell>
          <table:table-cell office:value-type="float" office:value="8.404" calcext:value-type="float">
            <text:p>8.404</text:p>
          </table:table-cell>
          <table:table-cell office:value-type="float" office:value="7.711" calcext:value-type="float">
            <text:p>7.711</text:p>
          </table:table-cell>
          <table:table-cell office:value-type="float" office:value="19.845" calcext:value-type="float">
            <text:p>19.845</text:p>
          </table:table-cell>
          <table:table-cell office:value-type="float" office:value="12.667" calcext:value-type="float">
            <text:p>12.667</text:p>
          </table:table-cell>
          <table:table-cell office:value-type="float" office:value="8.578" calcext:value-type="float">
            <text:p>8.578</text:p>
          </table:table-cell>
          <table:table-cell office:value-type="float" office:value="15.865" calcext:value-type="float">
            <text:p>15.865</text:p>
          </table:table-cell>
          <table:table-cell office:value-type="float" office:value="20.225" calcext:value-type="float">
            <text:p>20.225</text:p>
          </table:table-cell>
          <table:table-cell office:value-type="float" office:value="32.44" calcext:value-type="float">
            <text:p>32.44</text:p>
          </table:table-cell>
          <table:table-cell office:value-type="float" office:value="18.31" calcext:value-type="float">
            <text:p>18.31</text:p>
          </table:table-cell>
          <table:table-cell office:value-type="float" office:value="0.000000274567252004257" calcext:value-type="float">
            <text:p>2.75E-07</text:p>
          </table:table-cell>
          <table:table-cell office:value-type="float" office:value="49995547" calcext:value-type="float">
            <text:p>49995547</text:p>
          </table:table-cell>
        </table:table-row>
        <table:table-row table:style-name="ro1">
          <table:table-cell office:value-type="string" calcext:value-type="string">
            <text:p>mel-252-25.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9.309" calcext:value-type="float">
            <text:p>9.309</text:p>
          </table:table-cell>
          <table:table-cell office:value-type="float" office:value="14.345" calcext:value-type="float">
            <text:p>14.345</text:p>
          </table:table-cell>
          <table:table-cell office:value-type="float" office:value="14.096" calcext:value-type="float">
            <text:p>14.096</text:p>
          </table:table-cell>
          <table:table-cell office:value-type="float" office:value="8.71" calcext:value-type="float">
            <text:p>8.71</text:p>
          </table:table-cell>
          <table:table-cell office:value-type="float" office:value="10.91" calcext:value-type="float">
            <text:p>10.91</text:p>
          </table:table-cell>
          <table:table-cell office:value-type="float" office:value="16.929" calcext:value-type="float">
            <text:p>16.929</text:p>
          </table:table-cell>
          <table:table-cell office:value-type="float" office:value="14.132" calcext:value-type="float">
            <text:p>14.132</text:p>
          </table:table-cell>
          <table:table-cell office:value-type="float" office:value="11.935" calcext:value-type="float">
            <text:p>11.935</text:p>
          </table:table-cell>
          <table:table-cell office:value-type="float" office:value="7.715" calcext:value-type="float">
            <text:p>7.715</text:p>
          </table:table-cell>
          <table:table-cell office:value-type="float" office:value="11.237" calcext:value-type="float">
            <text:p>11.237</text:p>
          </table:table-cell>
          <table:table-cell office:value-type="float" office:value="13.638" calcext:value-type="float">
            <text:p>13.638</text:p>
          </table:table-cell>
          <table:table-cell office:value-type="float" office:value="8.366" calcext:value-type="float">
            <text:p>8.366</text:p>
          </table:table-cell>
          <table:table-cell office:value-type="float" office:value="7.708" calcext:value-type="float">
            <text:p>7.708</text:p>
          </table:table-cell>
          <table:table-cell office:value-type="float" office:value="19.927" calcext:value-type="float">
            <text:p>19.927</text:p>
          </table:table-cell>
          <table:table-cell office:value-type="float" office:value="12.74" calcext:value-type="float">
            <text:p>12.74</text:p>
          </table:table-cell>
          <table:table-cell office:value-type="float" office:value="8.586" calcext:value-type="float">
            <text:p>8.586</text:p>
          </table:table-cell>
          <table:table-cell office:value-type="float" office:value="15.798" calcext:value-type="float">
            <text:p>15.798</text:p>
          </table:table-cell>
          <table:table-cell office:value-type="float" office:value="20.278" calcext:value-type="float">
            <text:p>20.278</text:p>
          </table:table-cell>
          <table:table-cell office:value-type="float" office:value="32.434" calcext:value-type="float">
            <text:p>32.434</text:p>
          </table:table-cell>
          <table:table-cell office:value-type="float" office:value="18.24" calcext:value-type="float">
            <text:p>18.24</text:p>
          </table:table-cell>
          <table:table-cell office:value-type="float" office:value="0.000000277850094857241" calcext:value-type="float">
            <text:p>2.78E-07</text:p>
          </table:table-cell>
          <table:table-cell office:value-type="float" office:value="49897166" calcext:value-type="float">
            <text:p>49897166</text:p>
          </table:table-cell>
        </table:table-row>
        <table:table-row table:style-name="ro1">
          <table:table-cell office:value-type="string" calcext:value-type="string">
            <text:p>mel-282-32.5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9.555" calcext:value-type="float">
            <text:p>9.555</text:p>
          </table:table-cell>
          <table:table-cell office:value-type="float" office:value="14.08" calcext:value-type="float">
            <text:p>14.08</text:p>
          </table:table-cell>
          <table:table-cell office:value-type="float" office:value="14.339" calcext:value-type="float">
            <text:p>14.339</text:p>
          </table:table-cell>
          <table:table-cell office:value-type="float" office:value="8.803" calcext:value-type="float">
            <text:p>8.803</text:p>
          </table:table-cell>
          <table:table-cell office:value-type="float" office:value="10.671" calcext:value-type="float">
            <text:p>10.671</text:p>
          </table:table-cell>
          <table:table-cell office:value-type="float" office:value="17.056" calcext:value-type="float">
            <text:p>17.056</text:p>
          </table:table-cell>
          <table:table-cell office:value-type="float" office:value="14.062" calcext:value-type="float">
            <text:p>14.062</text:p>
          </table:table-cell>
          <table:table-cell office:value-type="float" office:value="11.88" calcext:value-type="float">
            <text:p>11.88</text:p>
          </table:table-cell>
          <table:table-cell office:value-type="float" office:value="7.773" calcext:value-type="float">
            <text:p>7.773</text:p>
          </table:table-cell>
          <table:table-cell office:value-type="float" office:value="11.188" calcext:value-type="float">
            <text:p>11.188</text:p>
          </table:table-cell>
          <table:table-cell office:value-type="float" office:value="13.599" calcext:value-type="float">
            <text:p>13.599</text:p>
          </table:table-cell>
          <table:table-cell office:value-type="float" office:value="8.45" calcext:value-type="float">
            <text:p>8.45</text:p>
          </table:table-cell>
          <table:table-cell office:value-type="float" office:value="7.707" calcext:value-type="float">
            <text:p>7.707</text:p>
          </table:table-cell>
          <table:table-cell office:value-type="float" office:value="19.935" calcext:value-type="float">
            <text:p>19.935</text:p>
          </table:table-cell>
          <table:table-cell office:value-type="float" office:value="12.753" calcext:value-type="float">
            <text:p>12.753</text:p>
          </table:table-cell>
          <table:table-cell office:value-type="float" office:value="8.554" calcext:value-type="float">
            <text:p>8.554</text:p>
          </table:table-cell>
          <table:table-cell office:value-type="float" office:value="15.807" calcext:value-type="float">
            <text:p>15.807</text:p>
          </table:table-cell>
          <table:table-cell office:value-type="float" office:value="20.277" calcext:value-type="float">
            <text:p>20.277</text:p>
          </table:table-cell>
          <table:table-cell office:value-type="float" office:value="32.422" calcext:value-type="float">
            <text:p>32.422</text:p>
          </table:table-cell>
          <table:table-cell office:value-type="float" office:value="18.247" calcext:value-type="float">
            <text:p>18.247</text:p>
          </table:table-cell>
          <table:table-cell office:value-type="float" office:value="0.000000277312993288075" calcext:value-type="float">
            <text:p>2.77E-07</text:p>
          </table:table-cell>
          <table:table-cell office:value-type="float" office:value="49743476" calcext:value-type="float">
            <text:p>49743476</text:p>
          </table:table-cell>
        </table:table-row>
        <table:table-row table:style-name="ro1">
          <table:table-cell office:value-type="string" calcext:value-type="string">
            <text:p>mel-294-15.0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9.423" calcext:value-type="float">
            <text:p>9.423</text:p>
          </table:table-cell>
          <table:table-cell office:value-type="float" office:value="13.752" calcext:value-type="float">
            <text:p>13.752</text:p>
          </table:table-cell>
          <table:table-cell office:value-type="float" office:value="14.474" calcext:value-type="float">
            <text:p>14.474</text:p>
          </table:table-cell>
          <table:table-cell office:value-type="float" office:value="8.874" calcext:value-type="float">
            <text:p>8.874</text:p>
          </table:table-cell>
          <table:table-cell office:value-type="float" office:value="10.597" calcext:value-type="float">
            <text:p>10.597</text:p>
          </table:table-cell>
          <table:table-cell office:value-type="float" office:value="17.083" calcext:value-type="float">
            <text:p>17.083</text:p>
          </table:table-cell>
          <table:table-cell office:value-type="float" office:value="14.287" calcext:value-type="float">
            <text:p>14.287</text:p>
          </table:table-cell>
          <table:table-cell office:value-type="float" office:value="11.945" calcext:value-type="float">
            <text:p>11.945</text:p>
          </table:table-cell>
          <table:table-cell office:value-type="float" office:value="7.646" calcext:value-type="float">
            <text:p>7.646</text:p>
          </table:table-cell>
          <table:table-cell office:value-type="float" office:value="11.097" calcext:value-type="float">
            <text:p>11.097</text:p>
          </table:table-cell>
          <table:table-cell office:value-type="float" office:value="13.753" calcext:value-type="float">
            <text:p>13.753</text:p>
          </table:table-cell>
          <table:table-cell office:value-type="float" office:value="8.427" calcext:value-type="float">
            <text:p>8.427</text:p>
          </table:table-cell>
          <table:table-cell office:value-type="float" office:value="7.707" calcext:value-type="float">
            <text:p>7.707</text:p>
          </table:table-cell>
          <table:table-cell office:value-type="float" office:value="19.914" calcext:value-type="float">
            <text:p>19.914</text:p>
          </table:table-cell>
          <table:table-cell office:value-type="float" office:value="12.65" calcext:value-type="float">
            <text:p>12.65</text:p>
          </table:table-cell>
          <table:table-cell office:value-type="float" office:value="8.5" calcext:value-type="float">
            <text:p>8.5</text:p>
          </table:table-cell>
          <table:table-cell office:value-type="float" office:value="15.817" calcext:value-type="float">
            <text:p>15.817</text:p>
          </table:table-cell>
          <table:table-cell office:value-type="float" office:value="20.199" calcext:value-type="float">
            <text:p>20.199</text:p>
          </table:table-cell>
          <table:table-cell office:value-type="float" office:value="32.583" calcext:value-type="float">
            <text:p>32.583</text:p>
          </table:table-cell>
          <table:table-cell office:value-type="float" office:value="18.187" calcext:value-type="float">
            <text:p>18.187</text:p>
          </table:table-cell>
          <table:table-cell office:value-type="float" office:value="0.00000027825328476231" calcext:value-type="float">
            <text:p>2.78E-07</text:p>
          </table:table-cell>
          <table:table-cell office:value-type="float" office:value="50089525" calcext:value-type="float">
            <text:p>50089525</text:p>
          </table:table-cell>
        </table:table-row>
        <table:table-row table:style-name="ro1">
          <table:table-cell office:value-type="string" calcext:value-type="string">
            <text:p>mel-264-32.5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9.483" calcext:value-type="float">
            <text:p>9.483</text:p>
          </table:table-cell>
          <table:table-cell office:value-type="float" office:value="14.252" calcext:value-type="float">
            <text:p>14.252</text:p>
          </table:table-cell>
          <table:table-cell office:value-type="float" office:value="14.251" calcext:value-type="float">
            <text:p>14.251</text:p>
          </table:table-cell>
          <table:table-cell office:value-type="float" office:value="8.597" calcext:value-type="float">
            <text:p>8.597</text:p>
          </table:table-cell>
          <table:table-cell office:value-type="float" office:value="10.912" calcext:value-type="float">
            <text:p>10.912</text:p>
          </table:table-cell>
          <table:table-cell office:value-type="float" office:value="16.975" calcext:value-type="float">
            <text:p>16.975</text:p>
          </table:table-cell>
          <table:table-cell office:value-type="float" office:value="14.012" calcext:value-type="float">
            <text:p>14.012</text:p>
          </table:table-cell>
          <table:table-cell office:value-type="float" office:value="11.838" calcext:value-type="float">
            <text:p>11.838</text:p>
          </table:table-cell>
          <table:table-cell office:value-type="float" office:value="7.759" calcext:value-type="float">
            <text:p>7.759</text:p>
          </table:table-cell>
          <table:table-cell office:value-type="float" office:value="11.302" calcext:value-type="float">
            <text:p>11.302</text:p>
          </table:table-cell>
          <table:table-cell office:value-type="float" office:value="13.596" calcext:value-type="float">
            <text:p>13.596</text:p>
          </table:table-cell>
          <table:table-cell office:value-type="float" office:value="8.376" calcext:value-type="float">
            <text:p>8.376</text:p>
          </table:table-cell>
          <table:table-cell office:value-type="float" office:value="7.701" calcext:value-type="float">
            <text:p>7.701</text:p>
          </table:table-cell>
          <table:table-cell office:value-type="float" office:value="19.948" calcext:value-type="float">
            <text:p>19.948</text:p>
          </table:table-cell>
          <table:table-cell office:value-type="float" office:value="12.763" calcext:value-type="float">
            <text:p>12.763</text:p>
          </table:table-cell>
          <table:table-cell office:value-type="float" office:value="8.546" calcext:value-type="float">
            <text:p>8.546</text:p>
          </table:table-cell>
          <table:table-cell office:value-type="float" office:value="15.833" calcext:value-type="float">
            <text:p>15.833</text:p>
          </table:table-cell>
          <table:table-cell office:value-type="float" office:value="20.312" calcext:value-type="float">
            <text:p>20.312</text:p>
          </table:table-cell>
          <table:table-cell office:value-type="float" office:value="32.305" calcext:value-type="float">
            <text:p>32.305</text:p>
          </table:table-cell>
          <table:table-cell office:value-type="float" office:value="18.298" calcext:value-type="float">
            <text:p>18.298</text:p>
          </table:table-cell>
          <table:table-cell office:value-type="float" office:value="0.000000278193045868314" calcext:value-type="float">
            <text:p>2.78E-07</text:p>
          </table:table-cell>
          <table:table-cell office:value-type="float" office:value="49746860" calcext:value-type="float">
            <text:p>49746860</text:p>
          </table:table-cell>
        </table:table-row>
        <table:table-row table:style-name="ro1">
          <table:table-cell office:value-type="string" calcext:value-type="string">
            <text:p>mel-288-27.5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9.351" calcext:value-type="float">
            <text:p>9.351</text:p>
          </table:table-cell>
          <table:table-cell office:value-type="float" office:value="13.963" calcext:value-type="float">
            <text:p>13.963</text:p>
          </table:table-cell>
          <table:table-cell office:value-type="float" office:value="14.262" calcext:value-type="float">
            <text:p>14.262</text:p>
          </table:table-cell>
          <table:table-cell office:value-type="float" office:value="8.47" calcext:value-type="float">
            <text:p>8.47</text:p>
          </table:table-cell>
          <table:table-cell office:value-type="float" office:value="11.159" calcext:value-type="float">
            <text:p>11.159</text:p>
          </table:table-cell>
          <table:table-cell office:value-type="float" office:value="17.035" calcext:value-type="float">
            <text:p>17.035</text:p>
          </table:table-cell>
          <table:table-cell office:value-type="float" office:value="14.132" calcext:value-type="float">
            <text:p>14.132</text:p>
          </table:table-cell>
          <table:table-cell office:value-type="float" office:value="11.999" calcext:value-type="float">
            <text:p>11.999</text:p>
          </table:table-cell>
          <table:table-cell office:value-type="float" office:value="7.684" calcext:value-type="float">
            <text:p>7.684</text:p>
          </table:table-cell>
          <table:table-cell office:value-type="float" office:value="11.147" calcext:value-type="float">
            <text:p>11.147</text:p>
          </table:table-cell>
          <table:table-cell office:value-type="float" office:value="13.6" calcext:value-type="float">
            <text:p>13.6</text:p>
          </table:table-cell>
          <table:table-cell office:value-type="float" office:value="8.479" calcext:value-type="float">
            <text:p>8.479</text:p>
          </table:table-cell>
          <table:table-cell office:value-type="float" office:value="7.701" calcext:value-type="float">
            <text:p>7.701</text:p>
          </table:table-cell>
          <table:table-cell office:value-type="float" office:value="19.933" calcext:value-type="float">
            <text:p>19.933</text:p>
          </table:table-cell>
          <table:table-cell office:value-type="float" office:value="12.744" calcext:value-type="float">
            <text:p>12.744</text:p>
          </table:table-cell>
          <table:table-cell office:value-type="float" office:value="8.573" calcext:value-type="float">
            <text:p>8.573</text:p>
          </table:table-cell>
          <table:table-cell office:value-type="float" office:value="15.815" calcext:value-type="float">
            <text:p>15.815</text:p>
          </table:table-cell>
          <table:table-cell office:value-type="float" office:value="20.3" calcext:value-type="float">
            <text:p>20.3</text:p>
          </table:table-cell>
          <table:table-cell office:value-type="float" office:value="32.432" calcext:value-type="float">
            <text:p>32.432</text:p>
          </table:table-cell>
          <table:table-cell office:value-type="float" office:value="18.246" calcext:value-type="float">
            <text:p>18.246</text:p>
          </table:table-cell>
          <table:table-cell office:value-type="float" office:value="0.000000276175579762453" calcext:value-type="float">
            <text:p>2.76E-07</text:p>
          </table:table-cell>
          <table:table-cell office:value-type="float" office:value="49841229" calcext:value-type="float">
            <text:p>49841229</text:p>
          </table:table-cell>
        </table:table-row>
        <table:table-row table:style-name="ro1">
          <table:table-cell office:value-type="string" calcext:value-type="string">
            <text:p>mel-282-27.5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9.297" calcext:value-type="float">
            <text:p>9.297</text:p>
          </table:table-cell>
          <table:table-cell office:value-type="float" office:value="14.023" calcext:value-type="float">
            <text:p>14.023</text:p>
          </table:table-cell>
          <table:table-cell office:value-type="float" office:value="14.506" calcext:value-type="float">
            <text:p>14.506</text:p>
          </table:table-cell>
          <table:table-cell office:value-type="float" office:value="8.429" calcext:value-type="float">
            <text:p>8.429</text:p>
          </table:table-cell>
          <table:table-cell office:value-type="float" office:value="11.092" calcext:value-type="float">
            <text:p>11.092</text:p>
          </table:table-cell>
          <table:table-cell office:value-type="float" office:value="17.046" calcext:value-type="float">
            <text:p>17.046</text:p>
          </table:table-cell>
          <table:table-cell office:value-type="float" office:value="14.272" calcext:value-type="float">
            <text:p>14.272</text:p>
          </table:table-cell>
          <table:table-cell office:value-type="float" office:value="12.135" calcext:value-type="float">
            <text:p>12.135</text:p>
          </table:table-cell>
          <table:table-cell office:value-type="float" office:value="7.701" calcext:value-type="float">
            <text:p>7.701</text:p>
          </table:table-cell>
          <table:table-cell office:value-type="float" office:value="11.161" calcext:value-type="float">
            <text:p>11.161</text:p>
          </table:table-cell>
          <table:table-cell office:value-type="float" office:value="13.753" calcext:value-type="float">
            <text:p>13.753</text:p>
          </table:table-cell>
          <table:table-cell office:value-type="float" office:value="8.368" calcext:value-type="float">
            <text:p>8.368</text:p>
          </table:table-cell>
          <table:table-cell office:value-type="float" office:value="7.701" calcext:value-type="float">
            <text:p>7.701</text:p>
          </table:table-cell>
          <table:table-cell office:value-type="float" office:value="19.916" calcext:value-type="float">
            <text:p>19.916</text:p>
          </table:table-cell>
          <table:table-cell office:value-type="float" office:value="12.752" calcext:value-type="float">
            <text:p>12.752</text:p>
          </table:table-cell>
          <table:table-cell office:value-type="float" office:value="8.523" calcext:value-type="float">
            <text:p>8.523</text:p>
          </table:table-cell>
          <table:table-cell office:value-type="float" office:value="15.872" calcext:value-type="float">
            <text:p>15.872</text:p>
          </table:table-cell>
          <table:table-cell office:value-type="float" office:value="20.287" calcext:value-type="float">
            <text:p>20.287</text:p>
          </table:table-cell>
          <table:table-cell office:value-type="float" office:value="32.656" calcext:value-type="float">
            <text:p>32.656</text:p>
          </table:table-cell>
          <table:table-cell office:value-type="float" office:value="18.241" calcext:value-type="float">
            <text:p>18.241</text:p>
          </table:table-cell>
          <table:table-cell office:value-type="float" office:value="0.000000277444892971322" calcext:value-type="float">
            <text:p>2.77E-07</text:p>
          </table:table-cell>
          <table:table-cell office:value-type="float" office:value="49841960" calcext:value-type="float">
            <text:p>49841960</text:p>
          </table:table-cell>
        </table:table-row>
        <table:table-row table:style-name="ro1">
          <table:table-cell office:value-type="string" calcext:value-type="string">
            <text:p>mel-300-15.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9.356" calcext:value-type="float">
            <text:p>9.356</text:p>
          </table:table-cell>
          <table:table-cell office:value-type="float" office:value="13.719" calcext:value-type="float">
            <text:p>13.719</text:p>
          </table:table-cell>
          <table:table-cell office:value-type="float" office:value="14.393" calcext:value-type="float">
            <text:p>14.393</text:p>
          </table:table-cell>
          <table:table-cell office:value-type="float" office:value="8.424" calcext:value-type="float">
            <text:p>8.424</text:p>
          </table:table-cell>
          <table:table-cell office:value-type="float" office:value="10.772" calcext:value-type="float">
            <text:p>10.772</text:p>
          </table:table-cell>
          <table:table-cell office:value-type="float" office:value="17.118" calcext:value-type="float">
            <text:p>17.118</text:p>
          </table:table-cell>
          <table:table-cell office:value-type="float" office:value="14.177" calcext:value-type="float">
            <text:p>14.177</text:p>
          </table:table-cell>
          <table:table-cell office:value-type="float" office:value="12.025" calcext:value-type="float">
            <text:p>12.025</text:p>
          </table:table-cell>
          <table:table-cell office:value-type="float" office:value="7.613" calcext:value-type="float">
            <text:p>7.613</text:p>
          </table:table-cell>
          <table:table-cell office:value-type="float" office:value="11.106" calcext:value-type="float">
            <text:p>11.106</text:p>
          </table:table-cell>
          <table:table-cell office:value-type="float" office:value="13.642" calcext:value-type="float">
            <text:p>13.642</text:p>
          </table:table-cell>
          <table:table-cell office:value-type="float" office:value="8.397" calcext:value-type="float">
            <text:p>8.397</text:p>
          </table:table-cell>
          <table:table-cell office:value-type="float" office:value="7.689" calcext:value-type="float">
            <text:p>7.689</text:p>
          </table:table-cell>
          <table:table-cell office:value-type="float" office:value="19.867" calcext:value-type="float">
            <text:p>19.867</text:p>
          </table:table-cell>
          <table:table-cell office:value-type="float" office:value="12.686" calcext:value-type="float">
            <text:p>12.686</text:p>
          </table:table-cell>
          <table:table-cell office:value-type="float" office:value="8.527" calcext:value-type="float">
            <text:p>8.527</text:p>
          </table:table-cell>
          <table:table-cell office:value-type="float" office:value="15.742" calcext:value-type="float">
            <text:p>15.742</text:p>
          </table:table-cell>
          <table:table-cell office:value-type="float" office:value="20.196" calcext:value-type="float">
            <text:p>20.196</text:p>
          </table:table-cell>
          <table:table-cell office:value-type="float" office:value="32.333" calcext:value-type="float">
            <text:p>32.333</text:p>
          </table:table-cell>
          <table:table-cell office:value-type="float" office:value="18.189" calcext:value-type="float">
            <text:p>18.189</text:p>
          </table:table-cell>
          <table:table-cell office:value-type="float" office:value="0.000000275520029123358" calcext:value-type="float">
            <text:p>2.76E-07</text:p>
          </table:table-cell>
          <table:table-cell office:value-type="float" office:value="50088808" calcext:value-type="float">
            <text:p>50088808</text:p>
          </table:table-cell>
        </table:table-row>
        <table:table-row table:style-name="ro1">
          <table:table-cell office:value-type="string" calcext:value-type="string">
            <text:p>mel-282-15.0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9.471" calcext:value-type="float">
            <text:p>9.471</text:p>
          </table:table-cell>
          <table:table-cell office:value-type="float" office:value="13.889" calcext:value-type="float">
            <text:p>13.889</text:p>
          </table:table-cell>
          <table:table-cell office:value-type="float" office:value="14.368" calcext:value-type="float">
            <text:p>14.368</text:p>
          </table:table-cell>
          <table:table-cell office:value-type="float" office:value="8.862" calcext:value-type="float">
            <text:p>8.862</text:p>
          </table:table-cell>
          <table:table-cell office:value-type="float" office:value="10.841" calcext:value-type="float">
            <text:p>10.841</text:p>
          </table:table-cell>
          <table:table-cell office:value-type="float" office:value="17.095" calcext:value-type="float">
            <text:p>17.095</text:p>
          </table:table-cell>
          <table:table-cell office:value-type="float" office:value="14.032" calcext:value-type="float">
            <text:p>14.032</text:p>
          </table:table-cell>
          <table:table-cell office:value-type="float" office:value="11.884" calcext:value-type="float">
            <text:p>11.884</text:p>
          </table:table-cell>
          <table:table-cell office:value-type="float" office:value="7.69" calcext:value-type="float">
            <text:p>7.69</text:p>
          </table:table-cell>
          <table:table-cell office:value-type="float" office:value="11.146" calcext:value-type="float">
            <text:p>11.146</text:p>
          </table:table-cell>
          <table:table-cell office:value-type="float" office:value="13.69" calcext:value-type="float">
            <text:p>13.69</text:p>
          </table:table-cell>
          <table:table-cell office:value-type="float" office:value="8.385" calcext:value-type="float">
            <text:p>8.385</text:p>
          </table:table-cell>
          <table:table-cell office:value-type="float" office:value="7.688" calcext:value-type="float">
            <text:p>7.688</text:p>
          </table:table-cell>
          <table:table-cell office:value-type="float" office:value="19.897" calcext:value-type="float">
            <text:p>19.897</text:p>
          </table:table-cell>
          <table:table-cell office:value-type="float" office:value="12.688" calcext:value-type="float">
            <text:p>12.688</text:p>
          </table:table-cell>
          <table:table-cell office:value-type="float" office:value="8.498" calcext:value-type="float">
            <text:p>8.498</text:p>
          </table:table-cell>
          <table:table-cell office:value-type="float" office:value="15.809" calcext:value-type="float">
            <text:p>15.809</text:p>
          </table:table-cell>
          <table:table-cell office:value-type="float" office:value="20.208" calcext:value-type="float">
            <text:p>20.208</text:p>
          </table:table-cell>
          <table:table-cell office:value-type="float" office:value="32.295" calcext:value-type="float">
            <text:p>32.295</text:p>
          </table:table-cell>
          <table:table-cell office:value-type="float" office:value="18.114" calcext:value-type="float">
            <text:p>18.114</text:p>
          </table:table-cell>
          <table:table-cell office:value-type="float" office:value="0.000000277215274018131" calcext:value-type="float">
            <text:p>2.77E-07</text:p>
          </table:table-cell>
          <table:table-cell office:value-type="float" office:value="50091566" calcext:value-type="float">
            <text:p>50091566</text:p>
          </table:table-cell>
        </table:table-row>
        <table:table-row table:style-name="ro1">
          <table:table-cell office:value-type="string" calcext:value-type="string">
            <text:p>mel-300-25.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9.412" calcext:value-type="float">
            <text:p>9.412</text:p>
          </table:table-cell>
          <table:table-cell office:value-type="float" office:value="13.718" calcext:value-type="float">
            <text:p>13.718</text:p>
          </table:table-cell>
          <table:table-cell office:value-type="float" office:value="14.376" calcext:value-type="float">
            <text:p>14.376</text:p>
          </table:table-cell>
          <table:table-cell office:value-type="float" office:value="8.931" calcext:value-type="float">
            <text:p>8.931</text:p>
          </table:table-cell>
          <table:table-cell office:value-type="float" office:value="10.611" calcext:value-type="float">
            <text:p>10.611</text:p>
          </table:table-cell>
          <table:table-cell office:value-type="float" office:value="17.098" calcext:value-type="float">
            <text:p>17.098</text:p>
          </table:table-cell>
          <table:table-cell office:value-type="float" office:value="14.129" calcext:value-type="float">
            <text:p>14.129</text:p>
          </table:table-cell>
          <table:table-cell office:value-type="float" office:value="11.948" calcext:value-type="float">
            <text:p>11.948</text:p>
          </table:table-cell>
          <table:table-cell office:value-type="float" office:value="7.638" calcext:value-type="float">
            <text:p>7.638</text:p>
          </table:table-cell>
          <table:table-cell office:value-type="float" office:value="11.081" calcext:value-type="float">
            <text:p>11.081</text:p>
          </table:table-cell>
          <table:table-cell office:value-type="float" office:value="13.64" calcext:value-type="float">
            <text:p>13.64</text:p>
          </table:table-cell>
          <table:table-cell office:value-type="float" office:value="8.416" calcext:value-type="float">
            <text:p>8.416</text:p>
          </table:table-cell>
          <table:table-cell office:value-type="float" office:value="7.688" calcext:value-type="float">
            <text:p>7.688</text:p>
          </table:table-cell>
          <table:table-cell office:value-type="float" office:value="19.89" calcext:value-type="float">
            <text:p>19.89</text:p>
          </table:table-cell>
          <table:table-cell office:value-type="float" office:value="12.758" calcext:value-type="float">
            <text:p>12.758</text:p>
          </table:table-cell>
          <table:table-cell office:value-type="float" office:value="8.556" calcext:value-type="float">
            <text:p>8.556</text:p>
          </table:table-cell>
          <table:table-cell office:value-type="float" office:value="15.743" calcext:value-type="float">
            <text:p>15.743</text:p>
          </table:table-cell>
          <table:table-cell office:value-type="float" office:value="20.258" calcext:value-type="float">
            <text:p>20.258</text:p>
          </table:table-cell>
          <table:table-cell office:value-type="float" office:value="32.284" calcext:value-type="float">
            <text:p>32.284</text:p>
          </table:table-cell>
          <table:table-cell office:value-type="float" office:value="18.199" calcext:value-type="float">
            <text:p>18.199</text:p>
          </table:table-cell>
          <table:table-cell office:value-type="float" office:value="0.000000277427571962175" calcext:value-type="float">
            <text:p>2.77E-07</text:p>
          </table:table-cell>
          <table:table-cell office:value-type="float" office:value="49888643" calcext:value-type="float">
            <text:p>49888643</text:p>
          </table:table-cell>
        </table:table-row>
        <table:table-row table:style-name="ro1">
          <table:table-cell office:value-type="string" calcext:value-type="string">
            <text:p>mel-294-30.0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9.211" calcext:value-type="float">
            <text:p>9.211</text:p>
          </table:table-cell>
          <table:table-cell office:value-type="float" office:value="13.94" calcext:value-type="float">
            <text:p>13.94</text:p>
          </table:table-cell>
          <table:table-cell office:value-type="float" office:value="14.327" calcext:value-type="float">
            <text:p>14.327</text:p>
          </table:table-cell>
          <table:table-cell office:value-type="float" office:value="8.476" calcext:value-type="float">
            <text:p>8.476</text:p>
          </table:table-cell>
          <table:table-cell office:value-type="float" office:value="11.021" calcext:value-type="float">
            <text:p>11.021</text:p>
          </table:table-cell>
          <table:table-cell office:value-type="float" office:value="17.021" calcext:value-type="float">
            <text:p>17.021</text:p>
          </table:table-cell>
          <table:table-cell office:value-type="float" office:value="14.185" calcext:value-type="float">
            <text:p>14.185</text:p>
          </table:table-cell>
          <table:table-cell office:value-type="float" office:value="12.105" calcext:value-type="float">
            <text:p>12.105</text:p>
          </table:table-cell>
          <table:table-cell office:value-type="float" office:value="7.663" calcext:value-type="float">
            <text:p>7.663</text:p>
          </table:table-cell>
          <table:table-cell office:value-type="float" office:value="11.13" calcext:value-type="float">
            <text:p>11.13</text:p>
          </table:table-cell>
          <table:table-cell office:value-type="float" office:value="13.605" calcext:value-type="float">
            <text:p>13.605</text:p>
          </table:table-cell>
          <table:table-cell office:value-type="float" office:value="8.343" calcext:value-type="float">
            <text:p>8.343</text:p>
          </table:table-cell>
          <table:table-cell office:value-type="float" office:value="7.687" calcext:value-type="float">
            <text:p>7.687</text:p>
          </table:table-cell>
          <table:table-cell office:value-type="float" office:value="19.849" calcext:value-type="float">
            <text:p>19.849</text:p>
          </table:table-cell>
          <table:table-cell office:value-type="float" office:value="12.734" calcext:value-type="float">
            <text:p>12.734</text:p>
          </table:table-cell>
          <table:table-cell office:value-type="float" office:value="8.552" calcext:value-type="float">
            <text:p>8.552</text:p>
          </table:table-cell>
          <table:table-cell office:value-type="float" office:value="15.743" calcext:value-type="float">
            <text:p>15.743</text:p>
          </table:table-cell>
          <table:table-cell office:value-type="float" office:value="20.231" calcext:value-type="float">
            <text:p>20.231</text:p>
          </table:table-cell>
          <table:table-cell office:value-type="float" office:value="32.566" calcext:value-type="float">
            <text:p>32.566</text:p>
          </table:table-cell>
          <table:table-cell office:value-type="float" office:value="18.209" calcext:value-type="float">
            <text:p>18.209</text:p>
          </table:table-cell>
          <table:table-cell office:value-type="float" office:value="0.000000275635200845377" calcext:value-type="float">
            <text:p>2.76E-07</text:p>
          </table:table-cell>
          <table:table-cell office:value-type="float" office:value="49790690" calcext:value-type="float">
            <text:p>49790690</text:p>
          </table:table-cell>
        </table:table-row>
        <table:table-row table:style-name="ro1">
          <table:table-cell office:value-type="string" calcext:value-type="string">
            <text:p>mel-288-17.5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9.434" calcext:value-type="float">
            <text:p>9.434</text:p>
          </table:table-cell>
          <table:table-cell office:value-type="float" office:value="13.83" calcext:value-type="float">
            <text:p>13.83</text:p>
          </table:table-cell>
          <table:table-cell office:value-type="float" office:value="14.27" calcext:value-type="float">
            <text:p>14.27</text:p>
          </table:table-cell>
          <table:table-cell office:value-type="float" office:value="8.913" calcext:value-type="float">
            <text:p>8.913</text:p>
          </table:table-cell>
          <table:table-cell office:value-type="float" office:value="11.014" calcext:value-type="float">
            <text:p>11.014</text:p>
          </table:table-cell>
          <table:table-cell office:value-type="float" office:value="17.043" calcext:value-type="float">
            <text:p>17.043</text:p>
          </table:table-cell>
          <table:table-cell office:value-type="float" office:value="14.015" calcext:value-type="float">
            <text:p>14.015</text:p>
          </table:table-cell>
          <table:table-cell office:value-type="float" office:value="11.98" calcext:value-type="float">
            <text:p>11.98</text:p>
          </table:table-cell>
          <table:table-cell office:value-type="float" office:value="7.661" calcext:value-type="float">
            <text:p>7.661</text:p>
          </table:table-cell>
          <table:table-cell office:value-type="float" office:value="11.127" calcext:value-type="float">
            <text:p>11.127</text:p>
          </table:table-cell>
          <table:table-cell office:value-type="float" office:value="13.596" calcext:value-type="float">
            <text:p>13.596</text:p>
          </table:table-cell>
          <table:table-cell office:value-type="float" office:value="8.504" calcext:value-type="float">
            <text:p>8.504</text:p>
          </table:table-cell>
          <table:table-cell office:value-type="float" office:value="7.686" calcext:value-type="float">
            <text:p>7.686</text:p>
          </table:table-cell>
          <table:table-cell office:value-type="float" office:value="19.907" calcext:value-type="float">
            <text:p>19.907</text:p>
          </table:table-cell>
          <table:table-cell office:value-type="float" office:value="12.706" calcext:value-type="float">
            <text:p>12.706</text:p>
          </table:table-cell>
          <table:table-cell office:value-type="float" office:value="8.548" calcext:value-type="float">
            <text:p>8.548</text:p>
          </table:table-cell>
          <table:table-cell office:value-type="float" office:value="15.797" calcext:value-type="float">
            <text:p>15.797</text:p>
          </table:table-cell>
          <table:table-cell office:value-type="float" office:value="20.239" calcext:value-type="float">
            <text:p>20.239</text:p>
          </table:table-cell>
          <table:table-cell office:value-type="float" office:value="32.459" calcext:value-type="float">
            <text:p>32.459</text:p>
          </table:table-cell>
          <table:table-cell office:value-type="float" office:value="18.191" calcext:value-type="float">
            <text:p>18.191</text:p>
          </table:table-cell>
          <table:table-cell office:value-type="float" office:value="0.000000276002701114525" calcext:value-type="float">
            <text:p>2.76E-07</text:p>
          </table:table-cell>
          <table:table-cell office:value-type="float" office:value="50040350" calcext:value-type="float">
            <text:p>50040350</text:p>
          </table:table-cell>
        </table:table-row>
        <table:table-row table:style-name="ro1">
          <table:table-cell office:value-type="string" calcext:value-type="string">
            <text:p>mel-294-17.5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9.432" calcext:value-type="float">
            <text:p>9.432</text:p>
          </table:table-cell>
          <table:table-cell office:value-type="float" office:value="13.754" calcext:value-type="float">
            <text:p>13.754</text:p>
          </table:table-cell>
          <table:table-cell office:value-type="float" office:value="14.601" calcext:value-type="float">
            <text:p>14.601</text:p>
          </table:table-cell>
          <table:table-cell office:value-type="float" office:value="8.86" calcext:value-type="float">
            <text:p>8.86</text:p>
          </table:table-cell>
          <table:table-cell office:value-type="float" office:value="10.946" calcext:value-type="float">
            <text:p>10.946</text:p>
          </table:table-cell>
          <table:table-cell office:value-type="float" office:value="17.121" calcext:value-type="float">
            <text:p>17.121</text:p>
          </table:table-cell>
          <table:table-cell office:value-type="float" office:value="14.114" calcext:value-type="float">
            <text:p>14.114</text:p>
          </table:table-cell>
          <table:table-cell office:value-type="float" office:value="12.021" calcext:value-type="float">
            <text:p>12.021</text:p>
          </table:table-cell>
          <table:table-cell office:value-type="float" office:value="7.652" calcext:value-type="float">
            <text:p>7.652</text:p>
          </table:table-cell>
          <table:table-cell office:value-type="float" office:value="11.066" calcext:value-type="float">
            <text:p>11.066</text:p>
          </table:table-cell>
          <table:table-cell office:value-type="float" office:value="13.754" calcext:value-type="float">
            <text:p>13.754</text:p>
          </table:table-cell>
          <table:table-cell office:value-type="float" office:value="8.387" calcext:value-type="float">
            <text:p>8.387</text:p>
          </table:table-cell>
          <table:table-cell office:value-type="float" office:value="7.685" calcext:value-type="float">
            <text:p>7.685</text:p>
          </table:table-cell>
          <table:table-cell office:value-type="float" office:value="19.844" calcext:value-type="float">
            <text:p>19.844</text:p>
          </table:table-cell>
          <table:table-cell office:value-type="float" office:value="12.665" calcext:value-type="float">
            <text:p>12.665</text:p>
          </table:table-cell>
          <table:table-cell office:value-type="float" office:value="8.527" calcext:value-type="float">
            <text:p>8.527</text:p>
          </table:table-cell>
          <table:table-cell office:value-type="float" office:value="15.735" calcext:value-type="float">
            <text:p>15.735</text:p>
          </table:table-cell>
          <table:table-cell office:value-type="float" office:value="20.191" calcext:value-type="float">
            <text:p>20.191</text:p>
          </table:table-cell>
          <table:table-cell office:value-type="float" office:value="32.465" calcext:value-type="float">
            <text:p>32.465</text:p>
          </table:table-cell>
          <table:table-cell office:value-type="float" office:value="18.196" calcext:value-type="float">
            <text:p>18.196</text:p>
          </table:table-cell>
          <table:table-cell office:value-type="float" office:value="0.000000279970216438168" calcext:value-type="float">
            <text:p>2.80E-07</text:p>
          </table:table-cell>
          <table:table-cell office:value-type="float" office:value="50039375" calcext:value-type="float">
            <text:p>50039375</text:p>
          </table:table-cell>
        </table:table-row>
        <table:table-row table:style-name="ro1">
          <table:table-cell office:value-type="string" calcext:value-type="string">
            <text:p>mel-294-20.0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9.248" calcext:value-type="float">
            <text:p>9.248</text:p>
          </table:table-cell>
          <table:table-cell office:value-type="float" office:value="13.826" calcext:value-type="float">
            <text:p>13.826</text:p>
          </table:table-cell>
          <table:table-cell office:value-type="float" office:value="14.445" calcext:value-type="float">
            <text:p>14.445</text:p>
          </table:table-cell>
          <table:table-cell office:value-type="float" office:value="8.52" calcext:value-type="float">
            <text:p>8.52</text:p>
          </table:table-cell>
          <table:table-cell office:value-type="float" office:value="11.124" calcext:value-type="float">
            <text:p>11.124</text:p>
          </table:table-cell>
          <table:table-cell office:value-type="float" office:value="17.006" calcext:value-type="float">
            <text:p>17.006</text:p>
          </table:table-cell>
          <table:table-cell office:value-type="float" office:value="14.157" calcext:value-type="float">
            <text:p>14.157</text:p>
          </table:table-cell>
          <table:table-cell office:value-type="float" office:value="12.064" calcext:value-type="float">
            <text:p>12.064</text:p>
          </table:table-cell>
          <table:table-cell office:value-type="float" office:value="7.644" calcext:value-type="float">
            <text:p>7.644</text:p>
          </table:table-cell>
          <table:table-cell office:value-type="float" office:value="11.126" calcext:value-type="float">
            <text:p>11.126</text:p>
          </table:table-cell>
          <table:table-cell office:value-type="float" office:value="13.62" calcext:value-type="float">
            <text:p>13.62</text:p>
          </table:table-cell>
          <table:table-cell office:value-type="float" office:value="8.378" calcext:value-type="float">
            <text:p>8.378</text:p>
          </table:table-cell>
          <table:table-cell office:value-type="float" office:value="7.682" calcext:value-type="float">
            <text:p>7.682</text:p>
          </table:table-cell>
          <table:table-cell office:value-type="float" office:value="19.867" calcext:value-type="float">
            <text:p>19.867</text:p>
          </table:table-cell>
          <table:table-cell office:value-type="float" office:value="12.699" calcext:value-type="float">
            <text:p>12.699</text:p>
          </table:table-cell>
          <table:table-cell office:value-type="float" office:value="8.561" calcext:value-type="float">
            <text:p>8.561</text:p>
          </table:table-cell>
          <table:table-cell office:value-type="float" office:value="15.765" calcext:value-type="float">
            <text:p>15.765</text:p>
          </table:table-cell>
          <table:table-cell office:value-type="float" office:value="20.216" calcext:value-type="float">
            <text:p>20.216</text:p>
          </table:table-cell>
          <table:table-cell office:value-type="float" office:value="32.536" calcext:value-type="float">
            <text:p>32.536</text:p>
          </table:table-cell>
          <table:table-cell office:value-type="float" office:value="18.189" calcext:value-type="float">
            <text:p>18.189</text:p>
          </table:table-cell>
          <table:table-cell office:value-type="float" office:value="0.000000276361948973282" calcext:value-type="float">
            <text:p>2.76E-07</text:p>
          </table:table-cell>
          <table:table-cell office:value-type="float" office:value="49989225" calcext:value-type="float">
            <text:p>49989225</text:p>
          </table:table-cell>
        </table:table-row>
        <table:table-row table:style-name="ro1">
          <table:table-cell office:value-type="string" calcext:value-type="string">
            <text:p>mel-282-17.5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9.296" calcext:value-type="float">
            <text:p>9.296</text:p>
          </table:table-cell>
          <table:table-cell office:value-type="float" office:value="13.924" calcext:value-type="float">
            <text:p>13.924</text:p>
          </table:table-cell>
          <table:table-cell office:value-type="float" office:value="14.503" calcext:value-type="float">
            <text:p>14.503</text:p>
          </table:table-cell>
          <table:table-cell office:value-type="float" office:value="8.533" calcext:value-type="float">
            <text:p>8.533</text:p>
          </table:table-cell>
          <table:table-cell office:value-type="float" office:value="11.026" calcext:value-type="float">
            <text:p>11.026</text:p>
          </table:table-cell>
          <table:table-cell office:value-type="float" office:value="17.043" calcext:value-type="float">
            <text:p>17.043</text:p>
          </table:table-cell>
          <table:table-cell office:value-type="float" office:value="14.179" calcext:value-type="float">
            <text:p>14.179</text:p>
          </table:table-cell>
          <table:table-cell office:value-type="float" office:value="12.044" calcext:value-type="float">
            <text:p>12.044</text:p>
          </table:table-cell>
          <table:table-cell office:value-type="float" office:value="7.693" calcext:value-type="float">
            <text:p>7.693</text:p>
          </table:table-cell>
          <table:table-cell office:value-type="float" office:value="11.111" calcext:value-type="float">
            <text:p>11.111</text:p>
          </table:table-cell>
          <table:table-cell office:value-type="float" office:value="13.758" calcext:value-type="float">
            <text:p>13.758</text:p>
          </table:table-cell>
          <table:table-cell office:value-type="float" office:value="8.372" calcext:value-type="float">
            <text:p>8.372</text:p>
          </table:table-cell>
          <table:table-cell office:value-type="float" office:value="7.681" calcext:value-type="float">
            <text:p>7.681</text:p>
          </table:table-cell>
          <table:table-cell office:value-type="float" office:value="19.878" calcext:value-type="float">
            <text:p>19.878</text:p>
          </table:table-cell>
          <table:table-cell office:value-type="float" office:value="12.667" calcext:value-type="float">
            <text:p>12.667</text:p>
          </table:table-cell>
          <table:table-cell office:value-type="float" office:value="8.522" calcext:value-type="float">
            <text:p>8.522</text:p>
          </table:table-cell>
          <table:table-cell office:value-type="float" office:value="15.841" calcext:value-type="float">
            <text:p>15.841</text:p>
          </table:table-cell>
          <table:table-cell office:value-type="float" office:value="20.198" calcext:value-type="float">
            <text:p>20.198</text:p>
          </table:table-cell>
          <table:table-cell office:value-type="float" office:value="32.662" calcext:value-type="float">
            <text:p>32.662</text:p>
          </table:table-cell>
          <table:table-cell office:value-type="float" office:value="18.253" calcext:value-type="float">
            <text:p>18.253</text:p>
          </table:table-cell>
          <table:table-cell office:value-type="float" office:value="0.000000276610572154408" calcext:value-type="float">
            <text:p>2.77E-07</text:p>
          </table:table-cell>
          <table:table-cell office:value-type="float" office:value="50041192" calcext:value-type="float">
            <text:p>50041192</text:p>
          </table:table-cell>
        </table:table-row>
        <table:table-row table:style-name="ro1">
          <table:table-cell office:value-type="string" calcext:value-type="string">
            <text:p>mel-294-32.5</text:p>
          </table:table-cell>
          <table:table-cell office:value-type="float" office:value="294" calcext:value-type="float">
            <text:p>294</text:p>
          </table:table-cell>
          <table:table-cell/>
          <table:table-cell table:style-name="ce337" office:value-type="float" office:value="-34.292" calcext:value-type="float">
            <text:p>-34.292</text:p>
          </table:table-cell>
          <table:table-cell table:style-name="ce348" office:value-type="float" office:value="-8.596" calcext:value-type="float">
            <text:p>-8.596</text:p>
          </table:table-cell>
          <table:table-cell table:style-name="ce359" office:value-type="float" office:value="3.044" calcext:value-type="float">
            <text:p>3.044</text:p>
          </table:table-cell>
          <table:table-cell table:style-name="ce370" office:value-type="float" office:value="-17.123" calcext:value-type="float">
            <text:p>-17.123</text:p>
          </table:table-cell>
          <table:table-cell table:style-name="ce381" office:value-type="float" office:value="-16.18" calcext:value-type="float">
            <text:p>-16.18</text:p>
          </table:table-cell>
          <table:table-cell table:style-name="ce392" office:value-type="float" office:value="9.424" calcext:value-type="float">
            <text:p>9.424</text:p>
          </table:table-cell>
          <table:table-cell table:style-name="ce403" office:value-type="float" office:value="5.276" calcext:value-type="float">
            <text:p>5.276</text:p>
          </table:table-cell>
          <table:table-cell table:style-name="ce414" office:value-type="float" office:value="-16.896" calcext:value-type="float">
            <text:p>-16.896</text:p>
          </table:table-cell>
          <table:table-cell table:style-name="ce425" office:value-type="float" office:value="-10.806" calcext:value-type="float">
            <text:p>-10.806</text:p>
          </table:table-cell>
          <table:table-cell table:style-name="ce436" office:value-type="float" office:value="8.905" calcext:value-type="float">
            <text:p>8.905</text:p>
          </table:table-cell>
          <table:table-cell table:style-name="ce447" office:value-type="float" office:value="10.031" calcext:value-type="float">
            <text:p>10.031</text:p>
          </table:table-cell>
          <table:table-cell table:style-name="ce458" office:value-type="float" office:value="-12.44" calcext:value-type="float">
            <text:p>-12.44</text:p>
          </table:table-cell>
          <table:table-cell table:style-name="ce469" office:value-type="float" office:value="-23.76" calcext:value-type="float">
            <text:p>-23.76</text:p>
          </table:table-cell>
          <table:table-cell table:style-name="ce480" office:value-type="float" office:value="15.064" calcext:value-type="float">
            <text:p>15.064</text:p>
          </table:table-cell>
          <table:table-cell table:style-name="ce491" office:value-type="float" office:value="9.854" calcext:value-type="float">
            <text:p>9.854</text:p>
          </table:table-cell>
          <table:table-cell table:style-name="ce502" office:value-type="float" office:value="-24.472" calcext:value-type="float">
            <text:p>-24.472</text:p>
          </table:table-cell>
          <table:table-cell table:style-name="ce513" office:value-type="float" office:value="-16.662" calcext:value-type="float">
            <text:p>-16.662</text:p>
          </table:table-cell>
          <table:table-cell table:style-name="ce524" office:value-type="float" office:value="17.218" calcext:value-type="float">
            <text:p>17.218</text:p>
          </table:table-cell>
          <table:table-cell table:style-name="ce535" office:value-type="float" office:value="26.906" calcext:value-type="float">
            <text:p>26.906</text:p>
          </table:table-cell>
          <table:table-cell table:style-name="ce546" office:value-type="float" office:value="-16.668" calcext:value-type="float">
            <text:p>-16.668</text:p>
          </table:table-cell>
          <table:table-cell office:value-type="float" office:value="-0.000000190475491756467" calcext:value-type="float">
            <text:p>-1.90E-07</text:p>
          </table:table-cell>
          <table:table-cell office:value-type="float" office:value="49619368" calcext:value-type="float">
            <text:p>49619368</text:p>
          </table:table-cell>
        </table:table-row>
        <table:table-row table:style-name="ro1">
          <table:table-cell office:value-type="string" calcext:value-type="string">
            <text:p>mel-288-25.0</text:p>
          </table:table-cell>
          <table:table-cell office:value-type="float" office:value="288" calcext:value-type="float">
            <text:p>288</text:p>
          </table:table-cell>
          <table:table-cell/>
          <table:table-cell table:style-name="ce337" office:value-type="float" office:value="-35.35" calcext:value-type="float">
            <text:p>-35.35</text:p>
          </table:table-cell>
          <table:table-cell table:style-name="ce348" office:value-type="float" office:value="-6.788" calcext:value-type="float">
            <text:p>-6.788</text:p>
          </table:table-cell>
          <table:table-cell table:style-name="ce359" office:value-type="float" office:value="5.869" calcext:value-type="float">
            <text:p>5.869</text:p>
          </table:table-cell>
          <table:table-cell table:style-name="ce370" office:value-type="float" office:value="-15.302" calcext:value-type="float">
            <text:p>-15.302</text:p>
          </table:table-cell>
          <table:table-cell table:style-name="ce381" office:value-type="float" office:value="-16.68" calcext:value-type="float">
            <text:p>-16.68</text:p>
          </table:table-cell>
          <table:table-cell table:style-name="ce392" office:value-type="float" office:value="9.487" calcext:value-type="float">
            <text:p>9.487</text:p>
          </table:table-cell>
          <table:table-cell table:style-name="ce403" office:value-type="float" office:value="5.251" calcext:value-type="float">
            <text:p>5.251</text:p>
          </table:table-cell>
          <table:table-cell table:style-name="ce414" office:value-type="float" office:value="-17.625" calcext:value-type="float">
            <text:p>-17.625</text:p>
          </table:table-cell>
          <table:table-cell table:style-name="ce425" office:value-type="float" office:value="-10.784" calcext:value-type="float">
            <text:p>-10.784</text:p>
          </table:table-cell>
          <table:table-cell table:style-name="ce436" office:value-type="float" office:value="11.3" calcext:value-type="float">
            <text:p>11.3</text:p>
          </table:table-cell>
          <table:table-cell table:style-name="ce447" office:value-type="float" office:value="10.746" calcext:value-type="float">
            <text:p>10.746</text:p>
          </table:table-cell>
          <table:table-cell table:style-name="ce458" office:value-type="float" office:value="-10.293" calcext:value-type="float">
            <text:p>-10.293</text:p>
          </table:table-cell>
          <table:table-cell table:style-name="ce469" office:value-type="float" office:value="-24.502" calcext:value-type="float">
            <text:p>-24.502</text:p>
          </table:table-cell>
          <table:table-cell table:style-name="ce480" office:value-type="float" office:value="14.645" calcext:value-type="float">
            <text:p>14.645</text:p>
          </table:table-cell>
          <table:table-cell table:style-name="ce491" office:value-type="float" office:value="9.744" calcext:value-type="float">
            <text:p>9.744</text:p>
          </table:table-cell>
          <table:table-cell table:style-name="ce502" office:value-type="float" office:value="-25.024" calcext:value-type="float">
            <text:p>-25.024</text:p>
          </table:table-cell>
          <table:table-cell table:style-name="ce513" office:value-type="float" office:value="-15.902" calcext:value-type="float">
            <text:p>-15.902</text:p>
          </table:table-cell>
          <table:table-cell table:style-name="ce524" office:value-type="float" office:value="16.608" calcext:value-type="float">
            <text:p>16.608</text:p>
          </table:table-cell>
          <table:table-cell table:style-name="ce535" office:value-type="float" office:value="26.22" calcext:value-type="float">
            <text:p>26.22</text:p>
          </table:table-cell>
          <table:table-cell table:style-name="ce546" office:value-type="float" office:value="-15.799" calcext:value-type="float">
            <text:p>-15.799</text:p>
          </table:table-cell>
          <table:table-cell office:value-type="float" office:value="-0.000000136996300532065" calcext:value-type="float">
            <text:p>-1.37E-07</text:p>
          </table:table-cell>
          <table:table-cell office:value-type="float" office:value="49764580" calcext:value-type="float">
            <text:p>49764580</text:p>
          </table:table-cell>
        </table:table-row>
        <table:table-row table:style-name="ro1">
          <table:table-cell office:value-type="string" calcext:value-type="string">
            <text:p>mel-270-32.5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337" office:value-type="float" office:value="-35.122" calcext:value-type="float">
            <text:p>-35.122</text:p>
          </table:table-cell>
          <table:table-cell table:style-name="ce348" office:value-type="float" office:value="-6.466" calcext:value-type="float">
            <text:p>-6.466</text:p>
          </table:table-cell>
          <table:table-cell table:style-name="ce359" office:value-type="float" office:value="-0.744" calcext:value-type="float">
            <text:p>-0.744</text:p>
          </table:table-cell>
          <table:table-cell table:style-name="ce370" office:value-type="float" office:value="-17.166" calcext:value-type="float">
            <text:p>-17.166</text:p>
          </table:table-cell>
          <table:table-cell table:style-name="ce381" office:value-type="float" office:value="-18.265" calcext:value-type="float">
            <text:p>-18.265</text:p>
          </table:table-cell>
          <table:table-cell table:style-name="ce392" office:value-type="float" office:value="6.274" calcext:value-type="float">
            <text:p>6.274</text:p>
          </table:table-cell>
          <table:table-cell table:style-name="ce403" office:value-type="float" office:value="5.59" calcext:value-type="float">
            <text:p>5.59</text:p>
          </table:table-cell>
          <table:table-cell table:style-name="ce414" office:value-type="float" office:value="-19.354" calcext:value-type="float">
            <text:p>-19.354</text:p>
          </table:table-cell>
          <table:table-cell table:style-name="ce425" office:value-type="float" office:value="-15.944" calcext:value-type="float">
            <text:p>-15.944</text:p>
          </table:table-cell>
          <table:table-cell table:style-name="ce436" office:value-type="float" office:value="-3.666" calcext:value-type="float">
            <text:p>-3.666</text:p>
          </table:table-cell>
          <table:table-cell table:style-name="ce447" office:value-type="float" office:value="5.449" calcext:value-type="float">
            <text:p>5.449</text:p>
          </table:table-cell>
          <table:table-cell table:style-name="ce458" office:value-type="float" office:value="-11.735" calcext:value-type="float">
            <text:p>-11.735</text:p>
          </table:table-cell>
          <table:table-cell table:style-name="ce469" office:value-type="float" office:value="-25.583" calcext:value-type="float">
            <text:p>-25.583</text:p>
          </table:table-cell>
          <table:table-cell table:style-name="ce480" office:value-type="float" office:value="16.936" calcext:value-type="float">
            <text:p>16.936</text:p>
          </table:table-cell>
          <table:table-cell table:style-name="ce491" office:value-type="float" office:value="8.395" calcext:value-type="float">
            <text:p>8.395</text:p>
          </table:table-cell>
          <table:table-cell table:style-name="ce502" office:value-type="float" office:value="-25.818" calcext:value-type="float">
            <text:p>-25.818</text:p>
          </table:table-cell>
          <table:table-cell table:style-name="ce513" office:value-type="float" office:value="-17.934" calcext:value-type="float">
            <text:p>-17.934</text:p>
          </table:table-cell>
          <table:table-cell table:style-name="ce524" office:value-type="float" office:value="15.308" calcext:value-type="float">
            <text:p>15.308</text:p>
          </table:table-cell>
          <table:table-cell table:style-name="ce535" office:value-type="float" office:value="25.345" calcext:value-type="float">
            <text:p>25.345</text:p>
          </table:table-cell>
          <table:table-cell table:style-name="ce546" office:value-type="float" office:value="-16.081" calcext:value-type="float">
            <text:p>-16.081</text:p>
          </table:table-cell>
          <table:table-cell office:value-type="float" office:value="-0.000000178854821019552" calcext:value-type="float">
            <text:p>-1.79E-07</text:p>
          </table:table-cell>
          <table:table-cell office:value-type="float" office:value="49612528" calcext:value-type="float">
            <text:p>49612528</text:p>
          </table:table-cell>
        </table:table-row>
        <table:table-row table:style-name="ro1">
          <table:table-cell office:value-type="string" calcext:value-type="string">
            <text:p>mel-228-32.5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337" office:value-type="float" office:value="-36.449" calcext:value-type="float">
            <text:p>-36.449</text:p>
          </table:table-cell>
          <table:table-cell table:style-name="ce348" office:value-type="float" office:value="-7.049" calcext:value-type="float">
            <text:p>-7.049</text:p>
          </table:table-cell>
          <table:table-cell table:style-name="ce359" office:value-type="float" office:value="-1.538" calcext:value-type="float">
            <text:p>-1.538</text:p>
          </table:table-cell>
          <table:table-cell table:style-name="ce370" office:value-type="float" office:value="-17.712" calcext:value-type="float">
            <text:p>-17.712</text:p>
          </table:table-cell>
          <table:table-cell table:style-name="ce381" office:value-type="float" office:value="-10.04" calcext:value-type="float">
            <text:p>-10.04</text:p>
          </table:table-cell>
          <table:table-cell table:style-name="ce392" office:value-type="float" office:value="1.989" calcext:value-type="float">
            <text:p>1.989</text:p>
          </table:table-cell>
          <table:table-cell table:style-name="ce403" office:value-type="float" office:value="7.641" calcext:value-type="float">
            <text:p>7.641</text:p>
          </table:table-cell>
          <table:table-cell table:style-name="ce414" office:value-type="float" office:value="-14.184" calcext:value-type="float">
            <text:p>-14.184</text:p>
          </table:table-cell>
          <table:table-cell table:style-name="ce425" office:value-type="float" office:value="-18.233" calcext:value-type="float">
            <text:p>-18.233</text:p>
          </table:table-cell>
          <table:table-cell table:style-name="ce436" office:value-type="float" office:value="-8.94" calcext:value-type="float">
            <text:p>-8.94</text:p>
          </table:table-cell>
          <table:table-cell table:style-name="ce447" office:value-type="float" office:value="0.595" calcext:value-type="float">
            <text:p>0.595</text:p>
          </table:table-cell>
          <table:table-cell table:style-name="ce458" office:value-type="float" office:value="-8.888" calcext:value-type="float">
            <text:p>-8.888</text:p>
          </table:table-cell>
          <table:table-cell table:style-name="ce469" office:value-type="float" office:value="-26.408" calcext:value-type="float">
            <text:p>-26.408</text:p>
          </table:table-cell>
          <table:table-cell table:style-name="ce480" office:value-type="float" office:value="18.766" calcext:value-type="float">
            <text:p>18.766</text:p>
          </table:table-cell>
          <table:table-cell table:style-name="ce491" office:value-type="float" office:value="6.054" calcext:value-type="float">
            <text:p>6.054</text:p>
          </table:table-cell>
          <table:table-cell table:style-name="ce502" office:value-type="float" office:value="-24.246" calcext:value-type="float">
            <text:p>-24.246</text:p>
          </table:table-cell>
          <table:table-cell table:style-name="ce513" office:value-type="float" office:value="-18.112" calcext:value-type="float">
            <text:p>-18.112</text:p>
          </table:table-cell>
          <table:table-cell table:style-name="ce524" office:value-type="float" office:value="15.151" calcext:value-type="float">
            <text:p>15.151</text:p>
          </table:table-cell>
          <table:table-cell table:style-name="ce535" office:value-type="float" office:value="26.289" calcext:value-type="float">
            <text:p>26.289</text:p>
          </table:table-cell>
          <table:table-cell table:style-name="ce546" office:value-type="float" office:value="-17.631" calcext:value-type="float">
            <text:p>-17.631</text:p>
          </table:table-cell>
          <table:table-cell office:value-type="float" office:value="-0.000000175693873659507" calcext:value-type="float">
            <text:p>-1.76E-07</text:p>
          </table:table-cell>
          <table:table-cell office:value-type="float" office:value="49596740" calcext:value-type="float">
            <text:p>49596740</text:p>
          </table:table-cell>
        </table:table-row>
        <table:table-row table:style-name="ro1">
          <table:table-cell office:value-type="string" calcext:value-type="string">
            <text:p>mel-228-22.5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337" office:value-type="float" office:value="-37.746" calcext:value-type="float">
            <text:p>-37.746</text:p>
          </table:table-cell>
          <table:table-cell table:style-name="ce348" office:value-type="float" office:value="-11.316" calcext:value-type="float">
            <text:p>-11.316</text:p>
          </table:table-cell>
          <table:table-cell table:style-name="ce359" office:value-type="float" office:value="5.101" calcext:value-type="float">
            <text:p>5.101</text:p>
          </table:table-cell>
          <table:table-cell table:style-name="ce370" office:value-type="float" office:value="-22.094" calcext:value-type="float">
            <text:p>-22.094</text:p>
          </table:table-cell>
          <table:table-cell table:style-name="ce381" office:value-type="float" office:value="-11.148" calcext:value-type="float">
            <text:p>-11.148</text:p>
          </table:table-cell>
          <table:table-cell table:style-name="ce392" office:value-type="float" office:value="2.902" calcext:value-type="float">
            <text:p>2.902</text:p>
          </table:table-cell>
          <table:table-cell table:style-name="ce403" office:value-type="float" office:value="5.312" calcext:value-type="float">
            <text:p>5.312</text:p>
          </table:table-cell>
          <table:table-cell table:style-name="ce414" office:value-type="float" office:value="-14.766" calcext:value-type="float">
            <text:p>-14.766</text:p>
          </table:table-cell>
          <table:table-cell table:style-name="ce425" office:value-type="float" office:value="-11.314" calcext:value-type="float">
            <text:p>-11.314</text:p>
          </table:table-cell>
          <table:table-cell table:style-name="ce436" office:value-type="float" office:value="-6.806" calcext:value-type="float">
            <text:p>-6.806</text:p>
          </table:table-cell>
          <table:table-cell table:style-name="ce447" office:value-type="float" office:value="6.019" calcext:value-type="float">
            <text:p>6.019</text:p>
          </table:table-cell>
          <table:table-cell table:style-name="ce458" office:value-type="float" office:value="-9.301" calcext:value-type="float">
            <text:p>-9.301</text:p>
          </table:table-cell>
          <table:table-cell table:style-name="ce469" office:value-type="float" office:value="-26.881" calcext:value-type="float">
            <text:p>-26.881</text:p>
          </table:table-cell>
          <table:table-cell table:style-name="ce480" office:value-type="float" office:value="19.842" calcext:value-type="float">
            <text:p>19.842</text:p>
          </table:table-cell>
          <table:table-cell table:style-name="ce491" office:value-type="float" office:value="8.277" calcext:value-type="float">
            <text:p>8.277</text:p>
          </table:table-cell>
          <table:table-cell table:style-name="ce502" office:value-type="float" office:value="-24.994" calcext:value-type="float">
            <text:p>-24.994</text:p>
          </table:table-cell>
          <table:table-cell table:style-name="ce513" office:value-type="float" office:value="-19.051" calcext:value-type="float">
            <text:p>-19.051</text:p>
          </table:table-cell>
          <table:table-cell table:style-name="ce524" office:value-type="float" office:value="15.329" calcext:value-type="float">
            <text:p>15.329</text:p>
          </table:table-cell>
          <table:table-cell table:style-name="ce535" office:value-type="float" office:value="28.296" calcext:value-type="float">
            <text:p>28.296</text:p>
          </table:table-cell>
          <table:table-cell table:style-name="ce546" office:value-type="float" office:value="-17.326" calcext:value-type="float">
            <text:p>-17.326</text:p>
          </table:table-cell>
          <table:table-cell office:value-type="float" office:value="-0.000000170069957309872" calcext:value-type="float">
            <text:p>-1.70E-07</text:p>
          </table:table-cell>
          <table:table-cell office:value-type="float" office:value="49792240" calcext:value-type="float">
            <text:p>49792240</text:p>
          </table:table-cell>
        </table:table-row>
        <table:table-row table:style-name="ro1">
          <table:table-cell office:value-type="string" calcext:value-type="string">
            <text:p>mel-228-25.0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337" office:value-type="float" office:value="-40.692" calcext:value-type="float">
            <text:p>-40.692</text:p>
          </table:table-cell>
          <table:table-cell table:style-name="ce348" office:value-type="float" office:value="-7.375" calcext:value-type="float">
            <text:p>-7.375</text:p>
          </table:table-cell>
          <table:table-cell table:style-name="ce359" office:value-type="float" office:value="-3.619" calcext:value-type="float">
            <text:p>-3.619</text:p>
          </table:table-cell>
          <table:table-cell table:style-name="ce370" office:value-type="float" office:value="-18.981" calcext:value-type="float">
            <text:p>-18.981</text:p>
          </table:table-cell>
          <table:table-cell table:style-name="ce381" office:value-type="float" office:value="-14.018" calcext:value-type="float">
            <text:p>-14.018</text:p>
          </table:table-cell>
          <table:table-cell table:style-name="ce392" office:value-type="float" office:value="0.94" calcext:value-type="float">
            <text:p>0.94</text:p>
          </table:table-cell>
          <table:table-cell table:style-name="ce403" office:value-type="float" office:value="5.372" calcext:value-type="float">
            <text:p>5.372</text:p>
          </table:table-cell>
          <table:table-cell table:style-name="ce414" office:value-type="float" office:value="-15.429" calcext:value-type="float">
            <text:p>-15.429</text:p>
          </table:table-cell>
          <table:table-cell table:style-name="ce425" office:value-type="float" office:value="-15.387" calcext:value-type="float">
            <text:p>-15.387</text:p>
          </table:table-cell>
          <table:table-cell table:style-name="ce436" office:value-type="float" office:value="-8.814" calcext:value-type="float">
            <text:p>-8.814</text:p>
          </table:table-cell>
          <table:table-cell table:style-name="ce447" office:value-type="float" office:value="2.426" calcext:value-type="float">
            <text:p>2.426</text:p>
          </table:table-cell>
          <table:table-cell table:style-name="ce458" office:value-type="float" office:value="-12.135" calcext:value-type="float">
            <text:p>-12.135</text:p>
          </table:table-cell>
          <table:table-cell table:style-name="ce469" office:value-type="float" office:value="-27.394" calcext:value-type="float">
            <text:p>-27.394</text:p>
          </table:table-cell>
          <table:table-cell table:style-name="ce480" office:value-type="float" office:value="18.854" calcext:value-type="float">
            <text:p>18.854</text:p>
          </table:table-cell>
          <table:table-cell table:style-name="ce491" office:value-type="float" office:value="6.202" calcext:value-type="float">
            <text:p>6.202</text:p>
          </table:table-cell>
          <table:table-cell table:style-name="ce502" office:value-type="float" office:value="-27.32" calcext:value-type="float">
            <text:p>-27.32</text:p>
          </table:table-cell>
          <table:table-cell table:style-name="ce513" office:value-type="float" office:value="-21.323" calcext:value-type="float">
            <text:p>-21.323</text:p>
          </table:table-cell>
          <table:table-cell table:style-name="ce524" office:value-type="float" office:value="13.119" calcext:value-type="float">
            <text:p>13.119</text:p>
          </table:table-cell>
          <table:table-cell table:style-name="ce535" office:value-type="float" office:value="25.686" calcext:value-type="float">
            <text:p>25.686</text:p>
          </table:table-cell>
          <table:table-cell table:style-name="ce546" office:value-type="float" office:value="-20.227" calcext:value-type="float">
            <text:p>-20.227</text:p>
          </table:table-cell>
          <table:table-cell office:value-type="float" office:value="-0.000000212070925111026" calcext:value-type="float">
            <text:p>-2.12E-07</text:p>
          </table:table-cell>
          <table:table-cell office:value-type="float" office:value="49743250" calcext:value-type="float">
            <text:p>49743250</text:p>
          </table:table-cell>
        </table:table-row>
        <table:table-row table:style-name="ro1">
          <table:table-cell office:value-type="string" calcext:value-type="string">
            <text:p>mel-234-17.5</text:p>
          </table:table-cell>
          <table:table-cell office:value-type="float" office:value="234" calcext:value-type="float">
            <text:p>234</text:p>
          </table:table-cell>
          <table:table-cell/>
          <table:table-cell table:style-name="ce337" office:value-type="float" office:value="-33.401" calcext:value-type="float">
            <text:p>-33.401</text:p>
          </table:table-cell>
          <table:table-cell table:style-name="ce348" office:value-type="float" office:value="-5.002" calcext:value-type="float">
            <text:p>-5.002</text:p>
          </table:table-cell>
          <table:table-cell table:style-name="ce359" office:value-type="float" office:value="-1.785" calcext:value-type="float">
            <text:p>-1.785</text:p>
          </table:table-cell>
          <table:table-cell table:style-name="ce370" office:value-type="float" office:value="-19.337" calcext:value-type="float">
            <text:p>-19.337</text:p>
          </table:table-cell>
          <table:table-cell table:style-name="ce381" office:value-type="float" office:value="-11.718" calcext:value-type="float">
            <text:p>-11.718</text:p>
          </table:table-cell>
          <table:table-cell table:style-name="ce392" office:value-type="float" office:value="1.901" calcext:value-type="float">
            <text:p>1.901</text:p>
          </table:table-cell>
          <table:table-cell table:style-name="ce403" office:value-type="float" office:value="8.783" calcext:value-type="float">
            <text:p>8.783</text:p>
          </table:table-cell>
          <table:table-cell table:style-name="ce414" office:value-type="float" office:value="-15.693" calcext:value-type="float">
            <text:p>-15.693</text:p>
          </table:table-cell>
          <table:table-cell table:style-name="ce425" office:value-type="float" office:value="-15.023" calcext:value-type="float">
            <text:p>-15.023</text:p>
          </table:table-cell>
          <table:table-cell table:style-name="ce436" office:value-type="float" office:value="-8.03" calcext:value-type="float">
            <text:p>-8.03</text:p>
          </table:table-cell>
          <table:table-cell table:style-name="ce447" office:value-type="float" office:value="3.015" calcext:value-type="float">
            <text:p>3.015</text:p>
          </table:table-cell>
          <table:table-cell table:style-name="ce458" office:value-type="float" office:value="-10.043" calcext:value-type="float">
            <text:p>-10.043</text:p>
          </table:table-cell>
          <table:table-cell table:style-name="ce469" office:value-type="float" office:value="-29.47" calcext:value-type="float">
            <text:p>-29.47</text:p>
          </table:table-cell>
          <table:table-cell table:style-name="ce480" office:value-type="float" office:value="17.47" calcext:value-type="float">
            <text:p>17.47</text:p>
          </table:table-cell>
          <table:table-cell table:style-name="ce491" office:value-type="float" office:value="7.935" calcext:value-type="float">
            <text:p>7.935</text:p>
          </table:table-cell>
          <table:table-cell table:style-name="ce502" office:value-type="float" office:value="-24.368" calcext:value-type="float">
            <text:p>-24.368</text:p>
          </table:table-cell>
          <table:table-cell table:style-name="ce513" office:value-type="float" office:value="-22.006" calcext:value-type="float">
            <text:p>-22.006</text:p>
          </table:table-cell>
          <table:table-cell table:style-name="ce524" office:value-type="float" office:value="14.839" calcext:value-type="float">
            <text:p>14.839</text:p>
          </table:table-cell>
          <table:table-cell table:style-name="ce535" office:value-type="float" office:value="23.936" calcext:value-type="float">
            <text:p>23.936</text:p>
          </table:table-cell>
          <table:table-cell table:style-name="ce546" office:value-type="float" office:value="-16.41" calcext:value-type="float">
            <text:p>-16.41</text:p>
          </table:table-cell>
          <table:table-cell office:value-type="float" office:value="-0.000000185587986729031" calcext:value-type="float">
            <text:p>-1.86E-07</text:p>
          </table:table-cell>
          <table:table-cell office:value-type="float" office:value="49893704" calcext:value-type="float">
            <text:p>49893704</text:p>
          </table:table-cell>
        </table:table-row>
        <table:table-row table:style-name="ro1">
          <table:table-cell office:value-type="string" calcext:value-type="string">
            <text:p>mel-240-20.0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ce337" office:value-type="float" office:value="-36.855" calcext:value-type="float">
            <text:p>-36.855</text:p>
          </table:table-cell>
          <table:table-cell table:style-name="ce348" office:value-type="float" office:value="-6.483" calcext:value-type="float">
            <text:p>-6.483</text:p>
          </table:table-cell>
          <table:table-cell table:style-name="ce359" office:value-type="float" office:value="-6.945" calcext:value-type="float">
            <text:p>-6.945</text:p>
          </table:table-cell>
          <table:table-cell table:style-name="ce370" office:value-type="float" office:value="-16.242" calcext:value-type="float">
            <text:p>-16.242</text:p>
          </table:table-cell>
          <table:table-cell table:style-name="ce381" office:value-type="float" office:value="-11.806" calcext:value-type="float">
            <text:p>-11.806</text:p>
          </table:table-cell>
          <table:table-cell table:style-name="ce392" office:value-type="float" office:value="2.669" calcext:value-type="float">
            <text:p>2.669</text:p>
          </table:table-cell>
          <table:table-cell table:style-name="ce403" office:value-type="float" office:value="5.675" calcext:value-type="float">
            <text:p>5.675</text:p>
          </table:table-cell>
          <table:table-cell table:style-name="ce414" office:value-type="float" office:value="-15.396" calcext:value-type="float">
            <text:p>-15.396</text:p>
          </table:table-cell>
          <table:table-cell table:style-name="ce425" office:value-type="float" office:value="-16.904" calcext:value-type="float">
            <text:p>-16.904</text:p>
          </table:table-cell>
          <table:table-cell table:style-name="ce436" office:value-type="float" office:value="-7.526" calcext:value-type="float">
            <text:p>-7.526</text:p>
          </table:table-cell>
          <table:table-cell table:style-name="ce447" office:value-type="float" office:value="2.253" calcext:value-type="float">
            <text:p>2.253</text:p>
          </table:table-cell>
          <table:table-cell table:style-name="ce458" office:value-type="float" office:value="-10.788" calcext:value-type="float">
            <text:p>-10.788</text:p>
          </table:table-cell>
          <table:table-cell table:style-name="ce469" office:value-type="float" office:value="-29.918" calcext:value-type="float">
            <text:p>-29.918</text:p>
          </table:table-cell>
          <table:table-cell table:style-name="ce480" office:value-type="float" office:value="17.471" calcext:value-type="float">
            <text:p>17.471</text:p>
          </table:table-cell>
          <table:table-cell table:style-name="ce491" office:value-type="float" office:value="6.135" calcext:value-type="float">
            <text:p>6.135</text:p>
          </table:table-cell>
          <table:table-cell table:style-name="ce502" office:value-type="float" office:value="-25.114" calcext:value-type="float">
            <text:p>-25.114</text:p>
          </table:table-cell>
          <table:table-cell table:style-name="ce513" office:value-type="float" office:value="-22.113" calcext:value-type="float">
            <text:p>-22.113</text:p>
          </table:table-cell>
          <table:table-cell table:style-name="ce524" office:value-type="float" office:value="14.739" calcext:value-type="float">
            <text:p>14.739</text:p>
          </table:table-cell>
          <table:table-cell table:style-name="ce535" office:value-type="float" office:value="23.699" calcext:value-type="float">
            <text:p>23.699</text:p>
          </table:table-cell>
          <table:table-cell table:style-name="ce546" office:value-type="float" office:value="-17.418" calcext:value-type="float">
            <text:p>-17.418</text:p>
          </table:table-cell>
          <table:table-cell office:value-type="float" office:value="-0.000000213670724178147" calcext:value-type="float">
            <text:p>-2.14E-07</text:p>
          </table:table-cell>
          <table:table-cell office:value-type="float" office:value="49846676" calcext:value-type="float">
            <text:p>49846676</text:p>
          </table:table-cell>
        </table:table-row>
        <table:table-row table:style-name="ro1">
          <table:table-cell office:value-type="string" calcext:value-type="string">
            <text:p>mel-216-17.5</text:p>
          </table:table-cell>
          <table:table-cell office:value-type="float" office:value="216" calcext:value-type="float">
            <text:p>216</text:p>
          </table:table-cell>
          <table:table-cell/>
          <table:table-cell table:style-name="ce337" office:value-type="float" office:value="-38.513" calcext:value-type="float">
            <text:p>-38.513</text:p>
          </table:table-cell>
          <table:table-cell table:style-name="ce348" office:value-type="float" office:value="-9.658" calcext:value-type="float">
            <text:p>-9.658</text:p>
          </table:table-cell>
          <table:table-cell table:style-name="ce359" office:value-type="float" office:value="-6.492" calcext:value-type="float">
            <text:p>-6.492</text:p>
          </table:table-cell>
          <table:table-cell table:style-name="ce370" office:value-type="float" office:value="-13.717" calcext:value-type="float">
            <text:p>-13.717</text:p>
          </table:table-cell>
          <table:table-cell table:style-name="ce381" office:value-type="float" office:value="-14.678" calcext:value-type="float">
            <text:p>-14.678</text:p>
          </table:table-cell>
          <table:table-cell table:style-name="ce392" office:value-type="float" office:value="-0.06" calcext:value-type="float">
            <text:p>-0.06</text:p>
          </table:table-cell>
          <table:table-cell table:style-name="ce403" office:value-type="float" office:value="5.356" calcext:value-type="float">
            <text:p>5.356</text:p>
          </table:table-cell>
          <table:table-cell table:style-name="ce414" office:value-type="float" office:value="-11.169" calcext:value-type="float">
            <text:p>-11.169</text:p>
          </table:table-cell>
          <table:table-cell table:style-name="ce425" office:value-type="float" office:value="-22.268" calcext:value-type="float">
            <text:p>-22.268</text:p>
          </table:table-cell>
          <table:table-cell table:style-name="ce436" office:value-type="float" office:value="-10.957" calcext:value-type="float">
            <text:p>-10.957</text:p>
          </table:table-cell>
          <table:table-cell table:style-name="ce447" office:value-type="float" office:value="-2.392" calcext:value-type="float">
            <text:p>-2.392</text:p>
          </table:table-cell>
          <table:table-cell table:style-name="ce458" office:value-type="float" office:value="-12.065" calcext:value-type="float">
            <text:p>-12.065</text:p>
          </table:table-cell>
          <table:table-cell table:style-name="ce469" office:value-type="float" office:value="-30.304" calcext:value-type="float">
            <text:p>-30.304</text:p>
          </table:table-cell>
          <table:table-cell table:style-name="ce480" office:value-type="float" office:value="19.876" calcext:value-type="float">
            <text:p>19.876</text:p>
          </table:table-cell>
          <table:table-cell table:style-name="ce491" office:value-type="float" office:value="8.241" calcext:value-type="float">
            <text:p>8.241</text:p>
          </table:table-cell>
          <table:table-cell table:style-name="ce502" office:value-type="float" office:value="-24.995" calcext:value-type="float">
            <text:p>-24.995</text:p>
          </table:table-cell>
          <table:table-cell table:style-name="ce513" office:value-type="float" office:value="-21.358" calcext:value-type="float">
            <text:p>-21.358</text:p>
          </table:table-cell>
          <table:table-cell table:style-name="ce524" office:value-type="float" office:value="15.311" calcext:value-type="float">
            <text:p>15.311</text:p>
          </table:table-cell>
          <table:table-cell table:style-name="ce535" office:value-type="float" office:value="24.038" calcext:value-type="float">
            <text:p>24.038</text:p>
          </table:table-cell>
          <table:table-cell table:style-name="ce546" office:value-type="float" office:value="-18.557" calcext:value-type="float">
            <text:p>-18.557</text:p>
          </table:table-cell>
          <table:table-cell office:value-type="float" office:value="-0.000000224425472806293" calcext:value-type="float">
            <text:p>-2.24E-07</text:p>
          </table:table-cell>
          <table:table-cell office:value-type="float" office:value="49885158" calcext:value-type="float">
            <text:p>49885158</text:p>
          </table:table-cell>
        </table:table-row>
        <calcext:conditional-formats>
          <calcext:conditional-format calcext:target-range-address="Sheet2.D2:Sheet2.D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E2:Sheet2.E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F2:Sheet2.F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G2:Sheet2.G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H2:Sheet2.H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I2:Sheet2.I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J2:Sheet2.J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K2:Sheet2.K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L2:Sheet2.L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M2:Sheet2.M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N2:Sheet2.N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O2:Sheet2.O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P2:Sheet2.P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Q2:Sheet2.Q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R2:Sheet2.R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S2:Sheet2.S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T2:Sheet2.T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U2:Sheet2.U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V2:Sheet2.V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W2:Sheet2.W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D30:Sheet2.D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E30:Sheet2.E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F30:Sheet2.F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G30:Sheet2.G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H30:Sheet2.H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I30:Sheet2.I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J30:Sheet2.J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K30:Sheet2.K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L30:Sheet2.L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M30:Sheet2.M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N30:Sheet2.N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O30:Sheet2.O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P30:Sheet2.P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Q30:Sheet2.Q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R30:Sheet2.R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S30:Sheet2.S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T30:Sheet2.T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U30:Sheet2.U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V30:Sheet2.V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W30:Sheet2.W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D25:Sheet2.D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E25:Sheet2.E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F25:Sheet2.F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G25:Sheet2.G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H25:Sheet2.H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I25:Sheet2.I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J25:Sheet2.J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K25:Sheet2.K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L25:Sheet2.L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M25:Sheet2.M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N25:Sheet2.N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O25:Sheet2.O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P25:Sheet2.P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Q25:Sheet2.Q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R25:Sheet2.R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S25:Sheet2.S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T25:Sheet2.T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U25:Sheet2.U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V25:Sheet2.V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W25:Sheet2.W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D27:Sheet2.D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E27:Sheet2.E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F27:Sheet2.F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G27:Sheet2.G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H27:Sheet2.H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I27:Sheet2.I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J27:Sheet2.J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K27:Sheet2.K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L27:Sheet2.L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M27:Sheet2.M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N27:Sheet2.N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O27:Sheet2.O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P27:Sheet2.P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Q27:Sheet2.Q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R27:Sheet2.R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S27:Sheet2.S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T27:Sheet2.T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U27:Sheet2.U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V27:Sheet2.V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W27:Sheet2.W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D28:Sheet2.D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E28:Sheet2.E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F28:Sheet2.F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G28:Sheet2.G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H28:Sheet2.H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I28:Sheet2.I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J28:Sheet2.J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K28:Sheet2.K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L28:Sheet2.L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M28:Sheet2.M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N28:Sheet2.N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O28:Sheet2.O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P28:Sheet2.P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Q28:Sheet2.Q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R28:Sheet2.R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S28:Sheet2.S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T28:Sheet2.T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U28:Sheet2.U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V28:Sheet2.V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W28:Sheet2.W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D29:Sheet2.D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E29:Sheet2.E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F29:Sheet2.F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G29:Sheet2.G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H29:Sheet2.H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I29:Sheet2.I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J29:Sheet2.J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K29:Sheet2.K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L29:Sheet2.L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M29:Sheet2.M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N29:Sheet2.N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O29:Sheet2.O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P29:Sheet2.P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Q29:Sheet2.Q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R29:Sheet2.R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S29:Sheet2.S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T29:Sheet2.T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U29:Sheet2.U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V29:Sheet2.V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W29:Sheet2.W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D39:Sheet2.D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E39:Sheet2.E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F39:Sheet2.F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G39:Sheet2.G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H39:Sheet2.H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I39:Sheet2.I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J39:Sheet2.J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K39:Sheet2.K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L39:Sheet2.L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M39:Sheet2.M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N39:Sheet2.N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O39:Sheet2.O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P39:Sheet2.P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Q39:Sheet2.Q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R39:Sheet2.R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S39:Sheet2.S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T39:Sheet2.T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U39:Sheet2.U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V39:Sheet2.V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W39:Sheet2.W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D31:Sheet2.D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E31:Sheet2.E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F31:Sheet2.F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G31:Sheet2.G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H31:Sheet2.H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I31:Sheet2.I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J31:Sheet2.J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K31:Sheet2.K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L31:Sheet2.L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M31:Sheet2.M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N31:Sheet2.N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O31:Sheet2.O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P31:Sheet2.P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Q31:Sheet2.Q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R31:Sheet2.R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S31:Sheet2.S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T31:Sheet2.T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U31:Sheet2.U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V31:Sheet2.V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W31:Sheet2.W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D38:Sheet2.D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E38:Sheet2.E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F38:Sheet2.F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G38:Sheet2.G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H38:Sheet2.H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I38:Sheet2.I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J38:Sheet2.J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K38:Sheet2.K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L38:Sheet2.L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M38:Sheet2.M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N38:Sheet2.N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O38:Sheet2.O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P38:Sheet2.P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Q38:Sheet2.Q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R38:Sheet2.R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S38:Sheet2.S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T38:Sheet2.T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U38:Sheet2.U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V38:Sheet2.V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W38:Sheet2.W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D40:Sheet2.D1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E40:Sheet2.E1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F40:Sheet2.F1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G40:Sheet2.G1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H40:Sheet2.H1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I40:Sheet2.I1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J40:Sheet2.J1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K40:Sheet2.K1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L40:Sheet2.L1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M40:Sheet2.M1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N40:Sheet2.N1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O40:Sheet2.O1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P40:Sheet2.P1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Q40:Sheet2.Q1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R40:Sheet2.R1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S40:Sheet2.S1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T40:Sheet2.T1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U40:Sheet2.U1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V40:Sheet2.V1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W40:Sheet2.W1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D151:Sheet2.D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E151:Sheet2.E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F151:Sheet2.F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G151:Sheet2.G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H151:Sheet2.H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I151:Sheet2.I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J151:Sheet2.J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K151:Sheet2.K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L151:Sheet2.L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M151:Sheet2.M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N151:Sheet2.N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O151:Sheet2.O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P151:Sheet2.P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Q151:Sheet2.Q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R151:Sheet2.R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S151:Sheet2.S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T151:Sheet2.T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U151:Sheet2.U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V151:Sheet2.V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W151:Sheet2.W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59:Sheet1.Y180">
          <table:sort>
            <table:sort-by table:field-number="13" table:order="descending" table:data-type="automatic"/>
            <table:sort-by table:field-number="1" table:order="descending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 style:data-style-name="N2" text:time-value="10:53:04.110202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14:23:46.714211411</meta:creation-date>
    <dc:date>2021-05-01T11:26:39.541307888</dc:date>
    <meta:editing-duration>PT6H21M58S</meta:editing-duration>
    <meta:editing-cycles>22</meta:editing-cycles>
    <meta:generator>LibreOffice/6.4.7.2$Linux_X86_64 LibreOffice_project/40$Build-2</meta:generator>
    <meta:document-statistic meta:table-count="2" meta:cell-count="781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693cm" svg:height="15.275cm" xlink:href=".." xlink:type="simple" chart:class="chart:scatter" chart:style-name="ch1">
        <chart:title svg:x="13.289cm" svg:y="0.441cm" chart:style-name="ch2">
          <text:p>Mel NSGT, SDR vs. bins</text:p>
        </chart:title>
        <chart:legend chart:legend-position="end" svg:x="29.112cm" svg:y="6.591cm" style:legend-expansion="high" chart:style-name="ch3"/>
        <chart:plot-area chart:style-name="ch4" table:cell-range-address="Sheet2.A24:Sheet2.A159 Sheet2.B25:Sheet2.B159 Sheet2.D24:Sheet2.D159 Sheet2.H24:Sheet2.H159 Sheet2.L24:Sheet2.L159 Sheet2.P24:Sheet2.P159" chart:data-source-has-labels="both" svg:x="1.644cm" svg:y="1.525cm" svg:width="26.835cm" svg:height="12.464cm">
          <chartooo:coordinate-region svg:x="2.371cm" svg:y="1.724cm" svg:width="25.828cm" svg:height="12.066cm"/>
          <chart:axis chart:dimension="x" chart:name="primary-x" chart:style-name="ch5" chartooo:axis-type="auto">
            <chart:title svg:x="14.699cm" svg:y="14.294cm" chart:style-name="ch6">
              <text:p>bins</text:p>
            </chart:title>
            <chart:categories table:cell-range-address="Sheet2.A25:Sheet2.A159"/>
            <chart:grid chart:style-name="ch7" chart:class="major"/>
          </chart:axis>
          <chart:axis chart:dimension="y" chart:name="primary-y" chart:style-name="ch5">
            <chart:title svg:x="0.451cm" svg:y="8.158cm" chart:style-name="ch8">
              <text:p>SDR</text:p>
            </chart:title>
            <chart:grid chart:style-name="ch7" chart:class="major"/>
          </chart:axis>
          <chart:series chart:style-name="ch9" chart:values-cell-range-address="Sheet2.D25:Sheet2.D159" chart:label-cell-address="Sheet2.D24:Sheet2.D24" chart:class="chart:scatter">
            <chart:domain table:cell-range-address="Sheet2.B25:Sheet2.B159"/>
            <chart:data-point chart:repeated="135"/>
          </chart:series>
          <chart:series chart:style-name="ch10" chart:values-cell-range-address="Sheet2.H25:Sheet2.H159" chart:label-cell-address="Sheet2.H24:Sheet2.H24" chart:class="chart:scatter">
            <chart:data-point chart:repeated="135"/>
          </chart:series>
          <chart:series chart:style-name="ch11" chart:values-cell-range-address="Sheet2.L25:Sheet2.L159" chart:label-cell-address="Sheet2.L24:Sheet2.L24" chart:class="chart:scatter">
            <chart:data-point chart:repeated="135"/>
          </chart:series>
          <chart:series chart:style-name="ch12" chart:values-cell-range-address="Sheet2.P25:Sheet2.P159" chart:label-cell-address="Sheet2.P24:Sheet2.P24" chart:class="chart:scatter">
            <chart:data-point chart:repeated="13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rums.SDR</text:p>
                <draw:g>
                  <svg:desc>Sheet2.D24:Sheet2.D24</svg:desc>
                </draw:g>
              </table:table-cell>
              <table:table-cell office:value-type="string">
                <text:p>bass.SDR</text:p>
                <draw:g>
                  <svg:desc>Sheet2.H24:Sheet2.H24</svg:desc>
                </draw:g>
              </table:table-cell>
              <table:table-cell office:value-type="string">
                <text:p>other.SDR</text:p>
                <draw:g>
                  <svg:desc>Sheet2.L24:Sheet2.L24</svg:desc>
                </draw:g>
              </table:table-cell>
              <table:table-cell office:value-type="string">
                <text:p>vocals.SDR</text:p>
                <draw:g>
                  <svg:desc>Sheet2.P24:Sheet2.P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l-268-20.0</text:p>
                <draw:g>
                  <svg:desc>Sheet2.A25:Sheet2.A159</svg:desc>
                </draw:g>
              </table:table-cell>
              <table:table-cell office:value-type="float" office:value="268">
                <text:p>268</text:p>
                <draw:g>
                  <svg:desc>Sheet2.B25:Sheet2.B159</svg:desc>
                </draw:g>
              </table:table-cell>
              <table:table-cell office:value-type="float" office:value="9.347">
                <text:p>9.347</text:p>
                <draw:g>
                  <svg:desc>Sheet2.D25:Sheet2.D159</svg:desc>
                </draw:g>
              </table:table-cell>
              <table:table-cell office:value-type="float" office:value="6.536">
                <text:p>6.536</text:p>
                <draw:g>
                  <svg:desc>Sheet2.H25:Sheet2.H159</svg:desc>
                </draw:g>
              </table:table-cell>
              <table:table-cell office:value-type="float" office:value="7.264">
                <text:p>7.264</text:p>
                <draw:g>
                  <svg:desc>Sheet2.L25:Sheet2.L159</svg:desc>
                </draw:g>
              </table:table-cell>
              <table:table-cell office:value-type="float" office:value="9.471">
                <text:p>9.471</text:p>
                <draw:g>
                  <svg:desc>Sheet2.P25:Sheet2.P159</svg:desc>
                </draw:g>
              </table:table-cell>
            </table:table-row>
            <table:table-row>
              <table:table-cell office:value-type="string">
                <text:p>mel-332-20.0</text:p>
              </table:table-cell>
              <table:table-cell office:value-type="float" office:value="332">
                <text:p>332</text:p>
              </table:table-cell>
              <table:table-cell office:value-type="float" office:value="9.357">
                <text:p>9.357</text:p>
              </table:table-cell>
              <table:table-cell office:value-type="float" office:value="6.384">
                <text:p>6.384</text:p>
              </table:table-cell>
              <table:table-cell office:value-type="float" office:value="7.22">
                <text:p>7.22</text:p>
              </table:table-cell>
              <table:table-cell office:value-type="float" office:value="9.436">
                <text:p>9.436</text:p>
              </table:table-cell>
            </table:table-row>
            <table:table-row>
              <table:table-cell office:value-type="string">
                <text:p>mel-140-20.0</text:p>
              </table:table-cell>
              <table:table-cell office:value-type="float" office:value="140">
                <text:p>140</text:p>
              </table:table-cell>
              <table:table-cell office:value-type="float" office:value="8.886">
                <text:p>8.886</text:p>
              </table:table-cell>
              <table:table-cell office:value-type="float" office:value="6.844">
                <text:p>6.844</text:p>
              </table:table-cell>
              <table:table-cell office:value-type="float" office:value="7.006">
                <text:p>7.006</text:p>
              </table:table-cell>
              <table:table-cell office:value-type="float" office:value="8.992">
                <text:p>8.992</text:p>
              </table:table-cell>
            </table:table-row>
            <table:table-row>
              <table:table-cell office:value-type="string">
                <text:p>mel-76-20.0</text:p>
              </table:table-cell>
              <table:table-cell office:value-type="float" office:value="76">
                <text:p>76</text:p>
              </table:table-cell>
              <table:table-cell office:value-type="float" office:value="8.534">
                <text:p>8.534</text:p>
              </table:table-cell>
              <table:table-cell office:value-type="float" office:value="6.628">
                <text:p>6.628</text:p>
              </table:table-cell>
              <table:table-cell office:value-type="float" office:value="6.465">
                <text:p>6.465</text:p>
              </table:table-cell>
              <table:table-cell office:value-type="float" office:value="8.173">
                <text:p>8.173</text:p>
              </table:table-cell>
            </table:table-row>
            <table:table-row>
              <table:table-cell office:value-type="string">
                <text:p>mel-12-20.0</text:p>
              </table:table-cell>
              <table:table-cell office:value-type="float" office:value="12">
                <text:p>12</text:p>
              </table:table-cell>
              <table:table-cell office:value-type="float" office:value="7.211">
                <text:p>7.211</text:p>
              </table:table-cell>
              <table:table-cell office:value-type="float" office:value="4.993">
                <text:p>4.993</text:p>
              </table:table-cell>
              <table:table-cell office:value-type="float" office:value="4.758">
                <text:p>4.758</text:p>
              </table:table-cell>
              <table:table-cell office:value-type="float" office:value="5.218">
                <text:p>5.218</text:p>
              </table:table-cell>
            </table:table-row>
            <table:table-row>
              <table:table-cell office:value-type="string">
                <text:p>mel-204-20.0</text:p>
              </table:table-cell>
              <table:table-cell office:value-type="float" office:value="204">
                <text:p>204</text:p>
              </table:table-cell>
              <table:table-cell office:value-type="float" office:value="-27.367">
                <text:p>-27.367</text:p>
              </table:table-cell>
              <table:table-cell office:value-type="float" office:value="-14.525">
                <text:p>-14.525</text:p>
              </table:table-cell>
              <table:table-cell office:value-type="float" office:value="-17.042">
                <text:p>-17.042</text:p>
              </table:table-cell>
              <table:table-cell office:value-type="float" office:value="-25.373">
                <text:p>-25.373</text:p>
              </table:table-cell>
            </table:table-row>
            <table:table-row>
              <table:table-cell office:value-type="string">
                <text:p>mel-216-20.0</text:p>
              </table:table-cell>
              <table:table-cell office:value-type="float" office:value="216">
                <text:p>216</text:p>
              </table:table-cell>
              <table:table-cell office:value-type="float" office:value="10.749">
                <text:p>10.749</text:p>
              </table:table-cell>
              <table:table-cell office:value-type="float" office:value="7.271">
                <text:p>7.271</text:p>
              </table:table-cell>
              <table:table-cell office:value-type="float" office:value="5.928">
                <text:p>5.928</text:p>
              </table:table-cell>
              <table:table-cell office:value-type="float" office:value="9.648">
                <text:p>9.648</text:p>
              </table:table-cell>
            </table:table-row>
            <table:table-row>
              <table:table-cell office:value-type="string">
                <text:p>mel-300-20.0</text:p>
              </table:table-cell>
              <table:table-cell office:value-type="float" office:value="300">
                <text:p>300</text:p>
              </table:table-cell>
              <table:table-cell office:value-type="float" office:value="10.426">
                <text:p>10.426</text:p>
              </table:table-cell>
              <table:table-cell office:value-type="float" office:value="7.365">
                <text:p>7.365</text:p>
              </table:table-cell>
              <table:table-cell office:value-type="float" office:value="6.001">
                <text:p>6.001</text:p>
              </table:table-cell>
              <table:table-cell office:value-type="float" office:value="9.673">
                <text:p>9.673</text:p>
              </table:table-cell>
            </table:table-row>
            <table:table-row>
              <table:table-cell office:value-type="string">
                <text:p>mel-264-20.0</text:p>
              </table:table-cell>
              <table:table-cell office:value-type="float" office:value="264">
                <text:p>264</text:p>
              </table:table-cell>
              <table:table-cell office:value-type="float" office:value="10.447">
                <text:p>10.447</text:p>
              </table:table-cell>
              <table:table-cell office:value-type="float" office:value="7.324">
                <text:p>7.324</text:p>
              </table:table-cell>
              <table:table-cell office:value-type="float" office:value="6.014">
                <text:p>6.014</text:p>
              </table:table-cell>
              <table:table-cell office:value-type="float" office:value="9.715">
                <text:p>9.715</text:p>
              </table:table-cell>
            </table:table-row>
            <table:table-row>
              <table:table-cell office:value-type="string">
                <text:p>mel-252-20.0</text:p>
              </table:table-cell>
              <table:table-cell office:value-type="float" office:value="252">
                <text:p>252</text:p>
              </table:table-cell>
              <table:table-cell office:value-type="float" office:value="10.446">
                <text:p>10.446</text:p>
              </table:table-cell>
              <table:table-cell office:value-type="float" office:value="7.325">
                <text:p>7.325</text:p>
              </table:table-cell>
              <table:table-cell office:value-type="float" office:value="5.902">
                <text:p>5.902</text:p>
              </table:table-cell>
              <table:table-cell office:value-type="float" office:value="9.673">
                <text:p>9.673</text:p>
              </table:table-cell>
            </table:table-row>
            <table:table-row>
              <table:table-cell office:value-type="string">
                <text:p>mel-288-20.0</text:p>
              </table:table-cell>
              <table:table-cell office:value-type="float" office:value="288">
                <text:p>288</text:p>
              </table:table-cell>
              <table:table-cell office:value-type="float" office:value="10.394">
                <text:p>10.394</text:p>
              </table:table-cell>
              <table:table-cell office:value-type="float" office:value="7.331">
                <text:p>7.331</text:p>
              </table:table-cell>
              <table:table-cell office:value-type="float" office:value="5.899">
                <text:p>5.899</text:p>
              </table:table-cell>
              <table:table-cell office:value-type="float" office:value="9.623">
                <text:p>9.623</text:p>
              </table:table-cell>
            </table:table-row>
            <table:table-row>
              <table:table-cell office:value-type="string">
                <text:p>mel-276-20.0</text:p>
              </table:table-cell>
              <table:table-cell office:value-type="float" office:value="276">
                <text:p>276</text:p>
              </table:table-cell>
              <table:table-cell office:value-type="float" office:value="10.443">
                <text:p>10.443</text:p>
              </table:table-cell>
              <table:table-cell office:value-type="float" office:value="7.336">
                <text:p>7.336</text:p>
              </table:table-cell>
              <table:table-cell office:value-type="float" office:value="5.924">
                <text:p>5.924</text:p>
              </table:table-cell>
              <table:table-cell office:value-type="float" office:value="9.586">
                <text:p>9.586</text:p>
              </table:table-cell>
            </table:table-row>
            <table:table-row>
              <table:table-cell office:value-type="string">
                <text:p>mel-228-20.0</text:p>
              </table:table-cell>
              <table:table-cell office:value-type="float" office:value="228">
                <text:p>228</text:p>
              </table:table-cell>
              <table:table-cell office:value-type="float" office:value="10.725">
                <text:p>10.725</text:p>
              </table:table-cell>
              <table:table-cell office:value-type="float" office:value="7.374">
                <text:p>7.374</text:p>
              </table:table-cell>
              <table:table-cell office:value-type="float" office:value="5.99">
                <text:p>5.99</text:p>
              </table:table-cell>
              <table:table-cell office:value-type="float" office:value="9.612">
                <text:p>9.612</text:p>
              </table:table-cell>
            </table:table-row>
            <table:table-row>
              <table:table-cell office:value-type="string">
                <text:p>mel-240-20.0</text:p>
              </table:table-cell>
              <table:table-cell office:value-type="float" office:value="240">
                <text:p>240</text:p>
              </table:table-cell>
              <table:table-cell office:value-type="float" office:value="-8.913">
                <text:p>-8.913</text:p>
              </table:table-cell>
              <table:table-cell office:value-type="float" office:value="0.153">
                <text:p>0.153</text:p>
              </table:table-cell>
              <table:table-cell office:value-type="float" office:value="-11.963">
                <text:p>-11.963</text:p>
              </table:table-cell>
              <table:table-cell office:value-type="float" office:value="-10.553">
                <text:p>-10.553</text:p>
              </table:table-cell>
            </table:table-row>
            <table:table-row>
              <table:table-cell office:value-type="string">
                <text:p>mel-204-20.0</text:p>
              </table:table-cell>
              <table:table-cell office:value-type="float" office:value="204">
                <text:p>204</text:p>
              </table:table-cell>
              <table:table-cell office:value-type="float" office:value="-6.311">
                <text:p>-6.311</text:p>
              </table:table-cell>
              <table:table-cell office:value-type="float" office:value="-11.324">
                <text:p>-11.324</text:p>
              </table:table-cell>
              <table:table-cell office:value-type="float" office:value="-15.736">
                <text:p>-15.736</text:p>
              </table:table-cell>
              <table:table-cell office:value-type="float" office:value="-16.647">
                <text:p>-16.647</text:p>
              </table:table-cell>
            </table:table-row>
            <table:table-row>
              <table:table-cell office:value-type="string">
                <text:p>mel-234-27.5</text:p>
              </table:table-cell>
              <table:table-cell office:value-type="float" office:value="234">
                <text:p>234</text:p>
              </table:table-cell>
              <table:table-cell office:value-type="float" office:value="9.553">
                <text:p>9.553</text:p>
              </table:table-cell>
              <table:table-cell office:value-type="float" office:value="10.856">
                <text:p>10.856</text:p>
              </table:table-cell>
              <table:table-cell office:value-type="float" office:value="7.829">
                <text:p>7.829</text:p>
              </table:table-cell>
              <table:table-cell office:value-type="float" office:value="7.871">
                <text:p>7.871</text:p>
              </table:table-cell>
            </table:table-row>
            <table:table-row>
              <table:table-cell office:value-type="string">
                <text:p>mel-222-20.0</text:p>
              </table:table-cell>
              <table:table-cell office:value-type="float" office:value="222">
                <text:p>222</text:p>
              </table:table-cell>
              <table:table-cell office:value-type="float" office:value="9.604">
                <text:p>9.604</text:p>
              </table:table-cell>
              <table:table-cell office:value-type="float" office:value="10.792">
                <text:p>10.792</text:p>
              </table:table-cell>
              <table:table-cell office:value-type="float" office:value="7.77">
                <text:p>7.77</text:p>
              </table:table-cell>
              <table:table-cell office:value-type="float" office:value="7.864">
                <text:p>7.864</text:p>
              </table:table-cell>
            </table:table-row>
            <table:table-row>
              <table:table-cell office:value-type="string">
                <text:p>mel-222-22.5</text:p>
              </table:table-cell>
              <table:table-cell office:value-type="float" office:value="222">
                <text:p>222</text:p>
              </table:table-cell>
              <table:table-cell office:value-type="float" office:value="9.657">
                <text:p>9.657</text:p>
              </table:table-cell>
              <table:table-cell office:value-type="float" office:value="10.838">
                <text:p>10.838</text:p>
              </table:table-cell>
              <table:table-cell office:value-type="float" office:value="7.842">
                <text:p>7.842</text:p>
              </table:table-cell>
              <table:table-cell office:value-type="float" office:value="7.848">
                <text:p>7.848</text:p>
              </table:table-cell>
            </table:table-row>
            <table:table-row>
              <table:table-cell office:value-type="string">
                <text:p>mel-252-30.0</text:p>
              </table:table-cell>
              <table:table-cell office:value-type="float" office:value="252">
                <text:p>252</text:p>
              </table:table-cell>
              <table:table-cell office:value-type="float" office:value="9.595">
                <text:p>9.595</text:p>
              </table:table-cell>
              <table:table-cell office:value-type="float" office:value="10.821">
                <text:p>10.821</text:p>
              </table:table-cell>
              <table:table-cell office:value-type="float" office:value="7.742">
                <text:p>7.742</text:p>
              </table:table-cell>
              <table:table-cell office:value-type="float" office:value="7.847">
                <text:p>7.847</text:p>
              </table:table-cell>
            </table:table-row>
            <table:table-row>
              <table:table-cell office:value-type="string">
                <text:p>mel-222-25.0</text:p>
              </table:table-cell>
              <table:table-cell office:value-type="float" office:value="222">
                <text:p>222</text:p>
              </table:table-cell>
              <table:table-cell office:value-type="float" office:value="9.567">
                <text:p>9.567</text:p>
              </table:table-cell>
              <table:table-cell office:value-type="float" office:value="10.89">
                <text:p>10.89</text:p>
              </table:table-cell>
              <table:table-cell office:value-type="float" office:value="7.868">
                <text:p>7.868</text:p>
              </table:table-cell>
              <table:table-cell office:value-type="float" office:value="7.844">
                <text:p>7.844</text:p>
              </table:table-cell>
            </table:table-row>
            <table:table-row>
              <table:table-cell office:value-type="string">
                <text:p>mel-252-20.0</text:p>
              </table:table-cell>
              <table:table-cell office:value-type="float" office:value="252">
                <text:p>252</text:p>
              </table:table-cell>
              <table:table-cell office:value-type="float" office:value="9.417">
                <text:p>9.417</text:p>
              </table:table-cell>
              <table:table-cell office:value-type="float" office:value="10.811">
                <text:p>10.811</text:p>
              </table:table-cell>
              <table:table-cell office:value-type="float" office:value="7.758">
                <text:p>7.758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mel-216-30.0</text:p>
              </table:table-cell>
              <table:table-cell office:value-type="float" office:value="216">
                <text:p>216</text:p>
              </table:table-cell>
              <table:table-cell office:value-type="float" office:value="9.606">
                <text:p>9.606</text:p>
              </table:table-cell>
              <table:table-cell office:value-type="float" office:value="10.708">
                <text:p>10.708</text:p>
              </table:table-cell>
              <table:table-cell office:value-type="float" office:value="7.791">
                <text:p>7.791</text:p>
              </table:table-cell>
              <table:table-cell office:value-type="float" office:value="7.837">
                <text:p>7.837</text:p>
              </table:table-cell>
            </table:table-row>
            <table:table-row>
              <table:table-cell office:value-type="string">
                <text:p>mel-240-32.5</text:p>
              </table:table-cell>
              <table:table-cell office:value-type="float" office:value="240">
                <text:p>240</text:p>
              </table:table-cell>
              <table:table-cell office:value-type="float" office:value="9.338">
                <text:p>9.338</text:p>
              </table:table-cell>
              <table:table-cell office:value-type="float" office:value="10.904">
                <text:p>10.904</text:p>
              </table:table-cell>
              <table:table-cell office:value-type="float" office:value="7.844">
                <text:p>7.844</text:p>
              </table:table-cell>
              <table:table-cell office:value-type="float" office:value="7.837">
                <text:p>7.837</text:p>
              </table:table-cell>
            </table:table-row>
            <table:table-row>
              <table:table-cell office:value-type="string">
                <text:p>mel-258-15.0</text:p>
              </table:table-cell>
              <table:table-cell office:value-type="float" office:value="258">
                <text:p>258</text:p>
              </table:table-cell>
              <table:table-cell office:value-type="float" office:value="9.461">
                <text:p>9.461</text:p>
              </table:table-cell>
              <table:table-cell office:value-type="float" office:value="11.037">
                <text:p>11.037</text:p>
              </table:table-cell>
              <table:table-cell office:value-type="float" office:value="7.691">
                <text:p>7.691</text:p>
              </table:table-cell>
              <table:table-cell office:value-type="float" office:value="7.836">
                <text:p>7.836</text:p>
              </table:table-cell>
            </table:table-row>
            <table:table-row>
              <table:table-cell office:value-type="string">
                <text:p>mel-216-20.0</text:p>
              </table:table-cell>
              <table:table-cell office:value-type="float" office:value="216">
                <text:p>216</text:p>
              </table:table-cell>
              <table:table-cell office:value-type="float" office:value="9.726">
                <text:p>9.726</text:p>
              </table:table-cell>
              <table:table-cell office:value-type="float" office:value="10.788">
                <text:p>10.788</text:p>
              </table:table-cell>
              <table:table-cell office:value-type="float" office:value="7.819">
                <text:p>7.819</text:p>
              </table:table-cell>
              <table:table-cell office:value-type="float" office:value="7.834">
                <text:p>7.834</text:p>
              </table:table-cell>
            </table:table-row>
            <table:table-row>
              <table:table-cell office:value-type="string">
                <text:p>mel-234-15.0</text:p>
              </table:table-cell>
              <table:table-cell office:value-type="float" office:value="234">
                <text:p>234</text:p>
              </table:table-cell>
              <table:table-cell office:value-type="float" office:value="9.581">
                <text:p>9.581</text:p>
              </table:table-cell>
              <table:table-cell office:value-type="float" office:value="10.889">
                <text:p>10.889</text:p>
              </table:table-cell>
              <table:table-cell office:value-type="float" office:value="7.813">
                <text:p>7.813</text:p>
              </table:table-cell>
              <table:table-cell office:value-type="float" office:value="7.832">
                <text:p>7.832</text:p>
              </table:table-cell>
            </table:table-row>
            <table:table-row>
              <table:table-cell office:value-type="string">
                <text:p>mel-228-20.0</text:p>
              </table:table-cell>
              <table:table-cell office:value-type="float" office:value="228">
                <text:p>228</text:p>
              </table:table-cell>
              <table:table-cell office:value-type="float" office:value="9.33">
                <text:p>9.33</text:p>
              </table:table-cell>
              <table:table-cell office:value-type="float" office:value="10.845">
                <text:p>10.845</text:p>
              </table:table-cell>
              <table:table-cell office:value-type="float" office:value="7.771">
                <text:p>7.771</text:p>
              </table:table-cell>
              <table:table-cell office:value-type="float" office:value="7.832">
                <text:p>7.832</text:p>
              </table:table-cell>
            </table:table-row>
            <table:table-row>
              <table:table-cell office:value-type="string">
                <text:p>mel-240-22.5</text:p>
              </table:table-cell>
              <table:table-cell office:value-type="float" office:value="240">
                <text:p>240</text:p>
              </table:table-cell>
              <table:table-cell office:value-type="float" office:value="9.359">
                <text:p>9.359</text:p>
              </table:table-cell>
              <table:table-cell office:value-type="float" office:value="10.913">
                <text:p>10.913</text:p>
              </table:table-cell>
              <table:table-cell office:value-type="float" office:value="7.749">
                <text:p>7.749</text:p>
              </table:table-cell>
              <table:table-cell office:value-type="float" office:value="7.828">
                <text:p>7.828</text:p>
              </table:table-cell>
            </table:table-row>
            <table:table-row>
              <table:table-cell office:value-type="string">
                <text:p>mel-228-17.5</text:p>
              </table:table-cell>
              <table:table-cell office:value-type="float" office:value="228">
                <text:p>228</text:p>
              </table:table-cell>
              <table:table-cell office:value-type="float" office:value="9.436">
                <text:p>9.436</text:p>
              </table:table-cell>
              <table:table-cell office:value-type="float" office:value="10.96">
                <text:p>10.96</text:p>
              </table:table-cell>
              <table:table-cell office:value-type="float" office:value="7.845">
                <text:p>7.845</text:p>
              </table:table-cell>
              <table:table-cell office:value-type="float" office:value="7.825">
                <text:p>7.825</text:p>
              </table:table-cell>
            </table:table-row>
            <table:table-row>
              <table:table-cell office:value-type="string">
                <text:p>mel-216-32.5</text:p>
              </table:table-cell>
              <table:table-cell office:value-type="float" office:value="216">
                <text:p>216</text:p>
              </table:table-cell>
              <table:table-cell office:value-type="float" office:value="9.711">
                <text:p>9.711</text:p>
              </table:table-cell>
              <table:table-cell office:value-type="float" office:value="10.859">
                <text:p>10.859</text:p>
              </table:table-cell>
              <table:table-cell office:value-type="float" office:value="7.736">
                <text:p>7.736</text:p>
              </table:table-cell>
              <table:table-cell office:value-type="float" office:value="7.822">
                <text:p>7.822</text:p>
              </table:table-cell>
            </table:table-row>
            <table:table-row>
              <table:table-cell office:value-type="string">
                <text:p>mel-246-27.5</text:p>
              </table:table-cell>
              <table:table-cell office:value-type="float" office:value="246">
                <text:p>246</text:p>
              </table:table-cell>
              <table:table-cell office:value-type="float" office:value="9.622">
                <text:p>9.622</text:p>
              </table:table-cell>
              <table:table-cell office:value-type="float" office:value="10.8">
                <text:p>10.8</text:p>
              </table:table-cell>
              <table:table-cell office:value-type="float" office:value="7.784">
                <text:p>7.784</text:p>
              </table:table-cell>
              <table:table-cell office:value-type="float" office:value="7.819">
                <text:p>7.819</text:p>
              </table:table-cell>
            </table:table-row>
            <table:table-row>
              <table:table-cell office:value-type="string">
                <text:p>mel-234-25.0</text:p>
              </table:table-cell>
              <table:table-cell office:value-type="float" office:value="234">
                <text:p>234</text:p>
              </table:table-cell>
              <table:table-cell office:value-type="float" office:value="9.606">
                <text:p>9.606</text:p>
              </table:table-cell>
              <table:table-cell office:value-type="float" office:value="10.879">
                <text:p>10.879</text:p>
              </table:table-cell>
              <table:table-cell office:value-type="float" office:value="7.823">
                <text:p>7.823</text:p>
              </table:table-cell>
              <table:table-cell office:value-type="float" office:value="7.819">
                <text:p>7.819</text:p>
              </table:table-cell>
            </table:table-row>
            <table:table-row>
              <table:table-cell office:value-type="string">
                <text:p>mel-264-20.0</text:p>
              </table:table-cell>
              <table:table-cell office:value-type="float" office:value="264">
                <text:p>264</text:p>
              </table:table-cell>
              <table:table-cell office:value-type="float" office:value="9.584">
                <text:p>9.584</text:p>
              </table:table-cell>
              <table:table-cell office:value-type="float" office:value="10.758">
                <text:p>10.758</text:p>
              </table:table-cell>
              <table:table-cell office:value-type="float" office:value="7.771">
                <text:p>7.771</text:p>
              </table:table-cell>
              <table:table-cell office:value-type="float" office:value="7.818">
                <text:p>7.818</text:p>
              </table:table-cell>
            </table:table-row>
            <table:table-row>
              <table:table-cell office:value-type="string">
                <text:p>mel-228-27.5</text:p>
              </table:table-cell>
              <table:table-cell office:value-type="float" office:value="228">
                <text:p>228</text:p>
              </table:table-cell>
              <table:table-cell office:value-type="float" office:value="9.48">
                <text:p>9.48</text:p>
              </table:table-cell>
              <table:table-cell office:value-type="float" office:value="10.829">
                <text:p>10.829</text:p>
              </table:table-cell>
              <table:table-cell office:value-type="float" office:value="7.879">
                <text:p>7.879</text:p>
              </table:table-cell>
              <table:table-cell office:value-type="float" office:value="7.818">
                <text:p>7.818</text:p>
              </table:table-cell>
            </table:table-row>
            <table:table-row>
              <table:table-cell office:value-type="string">
                <text:p>mel-228-30.0</text:p>
              </table:table-cell>
              <table:table-cell office:value-type="float" office:value="228">
                <text:p>228</text:p>
              </table:table-cell>
              <table:table-cell office:value-type="float" office:value="9.336">
                <text:p>9.336</text:p>
              </table:table-cell>
              <table:table-cell office:value-type="float" office:value="10.856">
                <text:p>10.856</text:p>
              </table:table-cell>
              <table:table-cell office:value-type="float" office:value="7.819">
                <text:p>7.819</text:p>
              </table:table-cell>
              <table:table-cell office:value-type="float" office:value="7.818">
                <text:p>7.818</text:p>
              </table:table-cell>
            </table:table-row>
            <table:table-row>
              <table:table-cell office:value-type="string">
                <text:p>mel-216-15.0</text:p>
              </table:table-cell>
              <table:table-cell office:value-type="float" office:value="216">
                <text:p>216</text:p>
              </table:table-cell>
              <table:table-cell office:value-type="float" office:value="9.324">
                <text:p>9.324</text:p>
              </table:table-cell>
              <table:table-cell office:value-type="float" office:value="10.831">
                <text:p>10.831</text:p>
              </table:table-cell>
              <table:table-cell office:value-type="float" office:value="7.814">
                <text:p>7.81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mel-216-22.5</text:p>
              </table:table-cell>
              <table:table-cell office:value-type="float" office:value="216">
                <text:p>216</text:p>
              </table:table-cell>
              <table:table-cell office:value-type="float" office:value="9.598">
                <text:p>9.598</text:p>
              </table:table-cell>
              <table:table-cell office:value-type="float" office:value="10.894">
                <text:p>10.894</text:p>
              </table:table-cell>
              <table:table-cell office:value-type="float" office:value="7.789">
                <text:p>7.789</text:p>
              </table:table-cell>
              <table:table-cell office:value-type="float" office:value="7.814">
                <text:p>7.814</text:p>
              </table:table-cell>
            </table:table-row>
            <table:table-row>
              <table:table-cell office:value-type="string">
                <text:p>mel-282-25.0</text:p>
              </table:table-cell>
              <table:table-cell office:value-type="float" office:value="282">
                <text:p>282</text:p>
              </table:table-cell>
              <table:table-cell office:value-type="float" office:value="9.51">
                <text:p>9.51</text:p>
              </table:table-cell>
              <table:table-cell office:value-type="float" office:value="11.041">
                <text:p>11.041</text:p>
              </table:table-cell>
              <table:table-cell office:value-type="float" office:value="7.708">
                <text:p>7.708</text:p>
              </table:table-cell>
              <table:table-cell office:value-type="float" office:value="7.814">
                <text:p>7.814</text:p>
              </table:table-cell>
            </table:table-row>
            <table:table-row>
              <table:table-cell office:value-type="string">
                <text:p>mel-252-17.5</text:p>
              </table:table-cell>
              <table:table-cell office:value-type="float" office:value="252">
                <text:p>252</text:p>
              </table:table-cell>
              <table:table-cell office:value-type="float" office:value="9.547">
                <text:p>9.547</text:p>
              </table:table-cell>
              <table:table-cell office:value-type="float" office:value="10.827">
                <text:p>10.827</text:p>
              </table:table-cell>
              <table:table-cell office:value-type="float" office:value="7.799">
                <text:p>7.799</text:p>
              </table:table-cell>
              <table:table-cell office:value-type="float" office:value="7.812">
                <text:p>7.812</text:p>
              </table:table-cell>
            </table:table-row>
            <table:table-row>
              <table:table-cell office:value-type="string">
                <text:p>mel-270-15.0</text:p>
              </table:table-cell>
              <table:table-cell office:value-type="float" office:value="270">
                <text:p>270</text:p>
              </table:table-cell>
              <table:table-cell office:value-type="float" office:value="9.503">
                <text:p>9.503</text:p>
              </table:table-cell>
              <table:table-cell office:value-type="float" office:value="10.921">
                <text:p>10.921</text:p>
              </table:table-cell>
              <table:table-cell office:value-type="float" office:value="7.669">
                <text:p>7.669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string">
                <text:p>mel-252-27.5</text:p>
              </table:table-cell>
              <table:table-cell office:value-type="float" office:value="252">
                <text:p>252</text:p>
              </table:table-cell>
              <table:table-cell office:value-type="float" office:value="9.634">
                <text:p>9.634</text:p>
              </table:table-cell>
              <table:table-cell office:value-type="float" office:value="10.816">
                <text:p>10.816</text:p>
              </table:table-cell>
              <table:table-cell office:value-type="float" office:value="7.821">
                <text:p>7.821</text:p>
              </table:table-cell>
              <table:table-cell office:value-type="float" office:value="7.807">
                <text:p>7.807</text:p>
              </table:table-cell>
            </table:table-row>
            <table:table-row>
              <table:table-cell office:value-type="string">
                <text:p>mel-228-15.0</text:p>
              </table:table-cell>
              <table:table-cell office:value-type="float" office:value="228">
                <text:p>228</text:p>
              </table:table-cell>
              <table:table-cell office:value-type="float" office:value="9.509">
                <text:p>9.509</text:p>
              </table:table-cell>
              <table:table-cell office:value-type="float" office:value="10.846">
                <text:p>10.846</text:p>
              </table:table-cell>
              <table:table-cell office:value-type="float" office:value="7.826">
                <text:p>7.826</text:p>
              </table:table-cell>
              <table:table-cell office:value-type="float" office:value="7.807">
                <text:p>7.807</text:p>
              </table:table-cell>
            </table:table-row>
            <table:table-row>
              <table:table-cell office:value-type="string">
                <text:p>mel-234-30.0</text:p>
              </table:table-cell>
              <table:table-cell office:value-type="float" office:value="234">
                <text:p>234</text:p>
              </table:table-cell>
              <table:table-cell office:value-type="float" office:value="9.534">
                <text:p>9.534</text:p>
              </table:table-cell>
              <table:table-cell office:value-type="float" office:value="10.953">
                <text:p>10.953</text:p>
              </table:table-cell>
              <table:table-cell office:value-type="float" office:value="7.836">
                <text:p>7.836</text:p>
              </table:table-cell>
              <table:table-cell office:value-type="float" office:value="7.801">
                <text:p>7.801</text:p>
              </table:table-cell>
            </table:table-row>
            <table:table-row>
              <table:table-cell office:value-type="string">
                <text:p>mel-276-25.0</text:p>
              </table:table-cell>
              <table:table-cell office:value-type="float" office:value="276">
                <text:p>276</text:p>
              </table:table-cell>
              <table:table-cell office:value-type="float" office:value="9.512">
                <text:p>9.512</text:p>
              </table:table-cell>
              <table:table-cell office:value-type="float" office:value="10.977">
                <text:p>10.977</text:p>
              </table:table-cell>
              <table:table-cell office:value-type="float" office:value="7.721">
                <text:p>7.72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mel-294-25.0</text:p>
              </table:table-cell>
              <table:table-cell office:value-type="float" office:value="294">
                <text:p>294</text:p>
              </table:table-cell>
              <table:table-cell office:value-type="float" office:value="9.48">
                <text:p>9.48</text:p>
              </table:table-cell>
              <table:table-cell office:value-type="float" office:value="10.648">
                <text:p>10.648</text:p>
              </table:table-cell>
              <table:table-cell office:value-type="float" office:value="7.723">
                <text:p>7.723</text:p>
              </table:table-cell>
              <table:table-cell office:value-type="float" office:value="7.798">
                <text:p>7.798</text:p>
              </table:table-cell>
            </table:table-row>
            <table:table-row>
              <table:table-cell office:value-type="string">
                <text:p>mel-282-22.5</text:p>
              </table:table-cell>
              <table:table-cell office:value-type="float" office:value="282">
                <text:p>282</text:p>
              </table:table-cell>
              <table:table-cell office:value-type="float" office:value="9.464">
                <text:p>9.464</text:p>
              </table:table-cell>
              <table:table-cell office:value-type="float" office:value="10.611">
                <text:p>10.611</text:p>
              </table:table-cell>
              <table:table-cell office:value-type="float" office:value="7.709">
                <text:p>7.709</text:p>
              </table:table-cell>
              <table:table-cell office:value-type="float" office:value="7.795">
                <text:p>7.795</text:p>
              </table:table-cell>
            </table:table-row>
            <table:table-row>
              <table:table-cell office:value-type="string">
                <text:p>mel-222-32.5</text:p>
              </table:table-cell>
              <table:table-cell office:value-type="float" office:value="222">
                <text:p>222</text:p>
              </table:table-cell>
              <table:table-cell office:value-type="float" office:value="9.614">
                <text:p>9.614</text:p>
              </table:table-cell>
              <table:table-cell office:value-type="float" office:value="10.838">
                <text:p>10.838</text:p>
              </table:table-cell>
              <table:table-cell office:value-type="float" office:value="7.796">
                <text:p>7.796</text:p>
              </table:table-cell>
              <table:table-cell office:value-type="float" office:value="7.794">
                <text:p>7.794</text:p>
              </table:table-cell>
            </table:table-row>
            <table:table-row>
              <table:table-cell office:value-type="string">
                <text:p>mel-246-15.0</text:p>
              </table:table-cell>
              <table:table-cell office:value-type="float" office:value="246">
                <text:p>246</text:p>
              </table:table-cell>
              <table:table-cell office:value-type="float" office:value="9.662">
                <text:p>9.662</text:p>
              </table:table-cell>
              <table:table-cell office:value-type="float" office:value="10.859">
                <text:p>10.859</text:p>
              </table:table-cell>
              <table:table-cell office:value-type="float" office:value="7.812">
                <text:p>7.812</text:p>
              </table:table-cell>
              <table:table-cell office:value-type="float" office:value="7.792">
                <text:p>7.792</text:p>
              </table:table-cell>
            </table:table-row>
            <table:table-row>
              <table:table-cell office:value-type="string">
                <text:p>mel-264-17.5</text:p>
              </table:table-cell>
              <table:table-cell office:value-type="float" office:value="264">
                <text:p>264</text:p>
              </table:table-cell>
              <table:table-cell office:value-type="float" office:value="9.308">
                <text:p>9.308</text:p>
              </table:table-cell>
              <table:table-cell office:value-type="float" office:value="10.901">
                <text:p>10.901</text:p>
              </table:table-cell>
              <table:table-cell office:value-type="float" office:value="7.733">
                <text:p>7.733</text:p>
              </table:table-cell>
              <table:table-cell office:value-type="float" office:value="7.791">
                <text:p>7.791</text:p>
              </table:table-cell>
            </table:table-row>
            <table:table-row>
              <table:table-cell office:value-type="string">
                <text:p>mel-270-27.5</text:p>
              </table:table-cell>
              <table:table-cell office:value-type="float" office:value="270">
                <text:p>270</text:p>
              </table:table-cell>
              <table:table-cell office:value-type="float" office:value="9.525">
                <text:p>9.525</text:p>
              </table:table-cell>
              <table:table-cell office:value-type="float" office:value="10.93">
                <text:p>10.93</text:p>
              </table:table-cell>
              <table:table-cell office:value-type="float" office:value="7.673">
                <text:p>7.673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mel-264-27.5</text:p>
              </table:table-cell>
              <table:table-cell office:value-type="float" office:value="264">
                <text:p>264</text:p>
              </table:table-cell>
              <table:table-cell office:value-type="float" office:value="9.382">
                <text:p>9.382</text:p>
              </table:table-cell>
              <table:table-cell office:value-type="float" office:value="10.874">
                <text:p>10.874</text:p>
              </table:table-cell>
              <table:table-cell office:value-type="float" office:value="7.768">
                <text:p>7.768</text:p>
              </table:table-cell>
              <table:table-cell office:value-type="float" office:value="7.789">
                <text:p>7.789</text:p>
              </table:table-cell>
            </table:table-row>
            <table:table-row>
              <table:table-cell office:value-type="string">
                <text:p>mel-258-27.5</text:p>
              </table:table-cell>
              <table:table-cell office:value-type="float" office:value="258">
                <text:p>258</text:p>
              </table:table-cell>
              <table:table-cell office:value-type="float" office:value="9.59">
                <text:p>9.59</text:p>
              </table:table-cell>
              <table:table-cell office:value-type="float" office:value="10.837">
                <text:p>10.837</text:p>
              </table:table-cell>
              <table:table-cell office:value-type="float" office:value="7.8">
                <text:p>7.8</text:p>
              </table:table-cell>
              <table:table-cell office:value-type="float" office:value="7.788">
                <text:p>7.788</text:p>
              </table:table-cell>
            </table:table-row>
            <table:table-row>
              <table:table-cell office:value-type="string">
                <text:p>mel-270-25.0</text:p>
              </table:table-cell>
              <table:table-cell office:value-type="float" office:value="270">
                <text:p>270</text:p>
              </table:table-cell>
              <table:table-cell office:value-type="float" office:value="9.418">
                <text:p>9.418</text:p>
              </table:table-cell>
              <table:table-cell office:value-type="float" office:value="10.922">
                <text:p>10.922</text:p>
              </table:table-cell>
              <table:table-cell office:value-type="float" office:value="7.677">
                <text:p>7.677</text:p>
              </table:table-cell>
              <table:table-cell office:value-type="float" office:value="7.788">
                <text:p>7.788</text:p>
              </table:table-cell>
            </table:table-row>
            <table:table-row>
              <table:table-cell office:value-type="string">
                <text:p>mel-288-22.5</text:p>
              </table:table-cell>
              <table:table-cell office:value-type="float" office:value="288">
                <text:p>288</text:p>
              </table:table-cell>
              <table:table-cell office:value-type="float" office:value="9.477">
                <text:p>9.477</text:p>
              </table:table-cell>
              <table:table-cell office:value-type="float" office:value="10.642">
                <text:p>10.642</text:p>
              </table:table-cell>
              <table:table-cell office:value-type="float" office:value="7.698">
                <text:p>7.698</text:p>
              </table:table-cell>
              <table:table-cell office:value-type="float" office:value="7.786">
                <text:p>7.786</text:p>
              </table:table-cell>
            </table:table-row>
            <table:table-row>
              <table:table-cell office:value-type="string">
                <text:p>mel-240-25.0</text:p>
              </table:table-cell>
              <table:table-cell office:value-type="float" office:value="240">
                <text:p>240</text:p>
              </table:table-cell>
              <table:table-cell office:value-type="float" office:value="9.616">
                <text:p>9.616</text:p>
              </table:table-cell>
              <table:table-cell office:value-type="float" office:value="10.838">
                <text:p>10.838</text:p>
              </table:table-cell>
              <table:table-cell office:value-type="float" office:value="7.799">
                <text:p>7.799</text:p>
              </table:table-cell>
              <table:table-cell office:value-type="float" office:value="7.785">
                <text:p>7.785</text:p>
              </table:table-cell>
            </table:table-row>
            <table:table-row>
              <table:table-cell office:value-type="string">
                <text:p>mel-252-32.5</text:p>
              </table:table-cell>
              <table:table-cell office:value-type="float" office:value="252">
                <text:p>252</text:p>
              </table:table-cell>
              <table:table-cell office:value-type="float" office:value="9.412">
                <text:p>9.412</text:p>
              </table:table-cell>
              <table:table-cell office:value-type="float" office:value="10.951">
                <text:p>10.951</text:p>
              </table:table-cell>
              <table:table-cell office:value-type="float" office:value="7.761">
                <text:p>7.761</text:p>
              </table:table-cell>
              <table:table-cell office:value-type="float" office:value="7.785">
                <text:p>7.785</text:p>
              </table:table-cell>
            </table:table-row>
            <table:table-row>
              <table:table-cell office:value-type="string">
                <text:p>mel-252-22.5</text:p>
              </table:table-cell>
              <table:table-cell office:value-type="float" office:value="252">
                <text:p>252</text:p>
              </table:table-cell>
              <table:table-cell office:value-type="float" office:value="9.394">
                <text:p>9.394</text:p>
              </table:table-cell>
              <table:table-cell office:value-type="float" office:value="10.929">
                <text:p>10.929</text:p>
              </table:table-cell>
              <table:table-cell office:value-type="float" office:value="7.722">
                <text:p>7.722</text:p>
              </table:table-cell>
              <table:table-cell office:value-type="float" office:value="7.785">
                <text:p>7.785</text:p>
              </table:table-cell>
            </table:table-row>
            <table:table-row>
              <table:table-cell office:value-type="string">
                <text:p>mel-246-25.0</text:p>
              </table:table-cell>
              <table:table-cell office:value-type="float" office:value="246">
                <text:p>246</text:p>
              </table:table-cell>
              <table:table-cell office:value-type="float" office:value="9.646">
                <text:p>9.646</text:p>
              </table:table-cell>
              <table:table-cell office:value-type="float" office:value="10.902">
                <text:p>10.902</text:p>
              </table:table-cell>
              <table:table-cell office:value-type="float" office:value="7.813">
                <text:p>7.813</text:p>
              </table:table-cell>
              <table:table-cell office:value-type="float" office:value="7.784">
                <text:p>7.784</text:p>
              </table:table-cell>
            </table:table-row>
            <table:table-row>
              <table:table-cell office:value-type="string">
                <text:p>mel-288-32.5</text:p>
              </table:table-cell>
              <table:table-cell office:value-type="float" office:value="288">
                <text:p>288</text:p>
              </table:table-cell>
              <table:table-cell office:value-type="float" office:value="9.543">
                <text:p>9.543</text:p>
              </table:table-cell>
              <table:table-cell office:value-type="float" office:value="10.587">
                <text:p>10.587</text:p>
              </table:table-cell>
              <table:table-cell office:value-type="float" office:value="7.722">
                <text:p>7.722</text:p>
              </table:table-cell>
              <table:table-cell office:value-type="float" office:value="7.782">
                <text:p>7.782</text:p>
              </table:table-cell>
            </table:table-row>
            <table:table-row>
              <table:table-cell office:value-type="string">
                <text:p>mel-270-30.0</text:p>
              </table:table-cell>
              <table:table-cell office:value-type="float" office:value="270">
                <text:p>270</text:p>
              </table:table-cell>
              <table:table-cell office:value-type="float" office:value="9.517">
                <text:p>9.517</text:p>
              </table:table-cell>
              <table:table-cell office:value-type="float" office:value="10.727">
                <text:p>10.727</text:p>
              </table:table-cell>
              <table:table-cell office:value-type="float" office:value="7.774">
                <text:p>7.774</text:p>
              </table:table-cell>
              <table:table-cell office:value-type="float" office:value="7.781">
                <text:p>7.781</text:p>
              </table:table-cell>
            </table:table-row>
            <table:table-row>
              <table:table-cell office:value-type="string">
                <text:p>mel-222-27.5</text:p>
              </table:table-cell>
              <table:table-cell office:value-type="float" office:value="222">
                <text:p>222</text:p>
              </table:table-cell>
              <table:table-cell office:value-type="float" office:value="9.501">
                <text:p>9.501</text:p>
              </table:table-cell>
              <table:table-cell office:value-type="float" office:value="10.924">
                <text:p>10.924</text:p>
              </table:table-cell>
              <table:table-cell office:value-type="float" office:value="7.847">
                <text:p>7.847</text:p>
              </table:table-cell>
              <table:table-cell office:value-type="float" office:value="7.781">
                <text:p>7.781</text:p>
              </table:table-cell>
            </table:table-row>
            <table:table-row>
              <table:table-cell office:value-type="string">
                <text:p>mel-258-22.5</text:p>
              </table:table-cell>
              <table:table-cell office:value-type="float" office:value="258">
                <text:p>258</text:p>
              </table:table-cell>
              <table:table-cell office:value-type="float" office:value="9.473">
                <text:p>9.473</text:p>
              </table:table-cell>
              <table:table-cell office:value-type="float" office:value="10.951">
                <text:p>10.951</text:p>
              </table:table-cell>
              <table:table-cell office:value-type="float" office:value="7.715">
                <text:p>7.715</text:p>
              </table:table-cell>
              <table:table-cell office:value-type="float" office:value="7.781">
                <text:p>7.781</text:p>
              </table:table-cell>
            </table:table-row>
            <table:table-row>
              <table:table-cell office:value-type="string">
                <text:p>mel-276-17.5</text:p>
              </table:table-cell>
              <table:table-cell office:value-type="float" office:value="276">
                <text:p>276</text:p>
              </table:table-cell>
              <table:table-cell office:value-type="float" office:value="9.261">
                <text:p>9.261</text:p>
              </table:table-cell>
              <table:table-cell office:value-type="float" office:value="11.081">
                <text:p>11.081</text:p>
              </table:table-cell>
              <table:table-cell office:value-type="float" office:value="7.688">
                <text:p>7.688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mel-222-17.5</text:p>
              </table:table-cell>
              <table:table-cell office:value-type="float" office:value="222">
                <text:p>222</text:p>
              </table:table-cell>
              <table:table-cell office:value-type="float" office:value="9.292">
                <text:p>9.292</text:p>
              </table:table-cell>
              <table:table-cell office:value-type="float" office:value="10.848">
                <text:p>10.848</text:p>
              </table:table-cell>
              <table:table-cell office:value-type="float" office:value="7.819">
                <text:p>7.819</text:p>
              </table:table-cell>
              <table:table-cell office:value-type="float" office:value="7.779">
                <text:p>7.779</text:p>
              </table:table-cell>
            </table:table-row>
            <table:table-row>
              <table:table-cell office:value-type="string">
                <text:p>mel-300-30.0</text:p>
              </table:table-cell>
              <table:table-cell office:value-type="float" office:value="300">
                <text:p>300</text:p>
              </table:table-cell>
              <table:table-cell office:value-type="float" office:value="9.223">
                <text:p>9.223</text:p>
              </table:table-cell>
              <table:table-cell office:value-type="float" office:value="11.087">
                <text:p>11.087</text:p>
              </table:table-cell>
              <table:table-cell office:value-type="float" office:value="7.727">
                <text:p>7.727</text:p>
              </table:table-cell>
              <table:table-cell office:value-type="float" office:value="7.778">
                <text:p>7.778</text:p>
              </table:table-cell>
            </table:table-row>
            <table:table-row>
              <table:table-cell office:value-type="string">
                <text:p>mel-264-30.0</text:p>
              </table:table-cell>
              <table:table-cell office:value-type="float" office:value="264">
                <text:p>264</text:p>
              </table:table-cell>
              <table:table-cell office:value-type="float" office:value="9.641">
                <text:p>9.641</text:p>
              </table:table-cell>
              <table:table-cell office:value-type="float" office:value="10.776">
                <text:p>10.776</text:p>
              </table:table-cell>
              <table:table-cell office:value-type="float" office:value="7.782">
                <text:p>7.782</text:p>
              </table:table-cell>
              <table:table-cell office:value-type="float" office:value="7.774">
                <text:p>7.774</text:p>
              </table:table-cell>
            </table:table-row>
            <table:table-row>
              <table:table-cell office:value-type="string">
                <text:p>mel-258-25.0</text:p>
              </table:table-cell>
              <table:table-cell office:value-type="float" office:value="258">
                <text:p>258</text:p>
              </table:table-cell>
              <table:table-cell office:value-type="float" office:value="9.524">
                <text:p>9.524</text:p>
              </table:table-cell>
              <table:table-cell office:value-type="float" office:value="11.036">
                <text:p>11.036</text:p>
              </table:table-cell>
              <table:table-cell office:value-type="float" office:value="7.658">
                <text:p>7.658</text:p>
              </table:table-cell>
              <table:table-cell office:value-type="float" office:value="7.774">
                <text:p>7.774</text:p>
              </table:table-cell>
            </table:table-row>
            <table:table-row>
              <table:table-cell office:value-type="string">
                <text:p>mel-258-32.5</text:p>
              </table:table-cell>
              <table:table-cell office:value-type="float" office:value="258">
                <text:p>258</text:p>
              </table:table-cell>
              <table:table-cell office:value-type="float" office:value="9.394">
                <text:p>9.394</text:p>
              </table:table-cell>
              <table:table-cell office:value-type="float" office:value="10.973">
                <text:p>10.973</text:p>
              </table:table-cell>
              <table:table-cell office:value-type="float" office:value="7.766">
                <text:p>7.766</text:p>
              </table:table-cell>
              <table:table-cell office:value-type="float" office:value="7.774">
                <text:p>7.774</text:p>
              </table:table-cell>
            </table:table-row>
            <table:table-row>
              <table:table-cell office:value-type="string">
                <text:p>mel-264-22.5</text:p>
              </table:table-cell>
              <table:table-cell office:value-type="float" office:value="264">
                <text:p>264</text:p>
              </table:table-cell>
              <table:table-cell office:value-type="float" office:value="9.528">
                <text:p>9.528</text:p>
              </table:table-cell>
              <table:table-cell office:value-type="float" office:value="10.886">
                <text:p>10.886</text:p>
              </table:table-cell>
              <table:table-cell office:value-type="float" office:value="7.725">
                <text:p>7.725</text:p>
              </table:table-cell>
              <table:table-cell office:value-type="float" office:value="7.768">
                <text:p>7.768</text:p>
              </table:table-cell>
            </table:table-row>
            <table:table-row>
              <table:table-cell office:value-type="string">
                <text:p>mel-246-17.5</text:p>
              </table:table-cell>
              <table:table-cell office:value-type="float" office:value="246">
                <text:p>246</text:p>
              </table:table-cell>
              <table:table-cell office:value-type="float" office:value="9.532">
                <text:p>9.532</text:p>
              </table:table-cell>
              <table:table-cell office:value-type="float" office:value="10.754">
                <text:p>10.754</text:p>
              </table:table-cell>
              <table:table-cell office:value-type="float" office:value="7.761">
                <text:p>7.761</text:p>
              </table:table-cell>
              <table:table-cell office:value-type="float" office:value="7.767">
                <text:p>7.767</text:p>
              </table:table-cell>
            </table:table-row>
            <table:table-row>
              <table:table-cell office:value-type="string">
                <text:p>mel-216-25.0</text:p>
              </table:table-cell>
              <table:table-cell office:value-type="float" office:value="216">
                <text:p>216</text:p>
              </table:table-cell>
              <table:table-cell office:value-type="float" office:value="9.475">
                <text:p>9.475</text:p>
              </table:table-cell>
              <table:table-cell office:value-type="float" office:value="10.93">
                <text:p>10.93</text:p>
              </table:table-cell>
              <table:table-cell office:value-type="float" office:value="7.814">
                <text:p>7.814</text:p>
              </table:table-cell>
              <table:table-cell office:value-type="float" office:value="7.766">
                <text:p>7.766</text:p>
              </table:table-cell>
            </table:table-row>
            <table:table-row>
              <table:table-cell office:value-type="string">
                <text:p>mel-276-27.5</text:p>
              </table:table-cell>
              <table:table-cell office:value-type="float" office:value="276">
                <text:p>276</text:p>
              </table:table-cell>
              <table:table-cell office:value-type="float" office:value="9.367">
                <text:p>9.367</text:p>
              </table:table-cell>
              <table:table-cell office:value-type="float" office:value="11.062">
                <text:p>11.062</text:p>
              </table:table-cell>
              <table:table-cell office:value-type="float" office:value="7.653">
                <text:p>7.653</text:p>
              </table:table-cell>
              <table:table-cell office:value-type="float" office:value="7.765">
                <text:p>7.765</text:p>
              </table:table-cell>
            </table:table-row>
            <table:table-row>
              <table:table-cell office:value-type="string">
                <text:p>mel-246-22.5</text:p>
              </table:table-cell>
              <table:table-cell office:value-type="float" office:value="246">
                <text:p>246</text:p>
              </table:table-cell>
              <table:table-cell office:value-type="float" office:value="9.392">
                <text:p>9.392</text:p>
              </table:table-cell>
              <table:table-cell office:value-type="float" office:value="10.952">
                <text:p>10.952</text:p>
              </table:table-cell>
              <table:table-cell office:value-type="float" office:value="7.722">
                <text:p>7.722</text:p>
              </table:table-cell>
              <table:table-cell office:value-type="float" office:value="7.764">
                <text:p>7.764</text:p>
              </table:table-cell>
            </table:table-row>
            <table:table-row>
              <table:table-cell office:value-type="string">
                <text:p>mel-258-30.0</text:p>
              </table:table-cell>
              <table:table-cell office:value-type="float" office:value="258">
                <text:p>258</text:p>
              </table:table-cell>
              <table:table-cell office:value-type="float" office:value="9.548">
                <text:p>9.548</text:p>
              </table:table-cell>
              <table:table-cell office:value-type="float" office:value="10.846">
                <text:p>10.846</text:p>
              </table:table-cell>
              <table:table-cell office:value-type="float" office:value="7.776">
                <text:p>7.776</text:p>
              </table:table-cell>
              <table:table-cell office:value-type="float" office:value="7.763">
                <text:p>7.763</text:p>
              </table:table-cell>
            </table:table-row>
            <table:table-row>
              <table:table-cell office:value-type="string">
                <text:p>mel-216-27.5</text:p>
              </table:table-cell>
              <table:table-cell office:value-type="float" office:value="216">
                <text:p>216</text:p>
              </table:table-cell>
              <table:table-cell office:value-type="float" office:value="9.312">
                <text:p>9.312</text:p>
              </table:table-cell>
              <table:table-cell office:value-type="float" office:value="10.861">
                <text:p>10.861</text:p>
              </table:table-cell>
              <table:table-cell office:value-type="float" office:value="7.818">
                <text:p>7.818</text:p>
              </table:table-cell>
              <table:table-cell office:value-type="float" office:value="7.762">
                <text:p>7.762</text:p>
              </table:table-cell>
            </table:table-row>
            <table:table-row>
              <table:table-cell office:value-type="string">
                <text:p>mel-276-15.0</text:p>
              </table:table-cell>
              <table:table-cell office:value-type="float" office:value="276">
                <text:p>276</text:p>
              </table:table-cell>
              <table:table-cell office:value-type="float" office:value="9.42">
                <text:p>9.42</text:p>
              </table:table-cell>
              <table:table-cell office:value-type="float" office:value="11.011">
                <text:p>11.011</text:p>
              </table:table-cell>
              <table:table-cell office:value-type="float" office:value="7.683">
                <text:p>7.683</text:p>
              </table:table-cell>
              <table:table-cell office:value-type="float" office:value="7.761">
                <text:p>7.761</text:p>
              </table:table-cell>
            </table:table-row>
            <table:table-row>
              <table:table-cell office:value-type="string">
                <text:p>mel-294-22.5</text:p>
              </table:table-cell>
              <table:table-cell office:value-type="float" office:value="294">
                <text:p>294</text:p>
              </table:table-cell>
              <table:table-cell office:value-type="float" office:value="9.429">
                <text:p>9.429</text:p>
              </table:table-cell>
              <table:table-cell office:value-type="float" office:value="10.796">
                <text:p>10.796</text:p>
              </table:table-cell>
              <table:table-cell office:value-type="float" office:value="7.649">
                <text:p>7.649</text:p>
              </table:table-cell>
              <table:table-cell office:value-type="float" office:value="7.753">
                <text:p>7.753</text:p>
              </table:table-cell>
            </table:table-row>
            <table:table-row>
              <table:table-cell office:value-type="string">
                <text:p>mel-234-32.5</text:p>
              </table:table-cell>
              <table:table-cell office:value-type="float" office:value="234">
                <text:p>234</text:p>
              </table:table-cell>
              <table:table-cell office:value-type="float" office:value="9.374">
                <text:p>9.374</text:p>
              </table:table-cell>
              <table:table-cell office:value-type="float" office:value="10.87">
                <text:p>10.87</text:p>
              </table:table-cell>
              <table:table-cell office:value-type="float" office:value="7.841">
                <text:p>7.841</text:p>
              </table:table-cell>
              <table:table-cell office:value-type="float" office:value="7.753">
                <text:p>7.753</text:p>
              </table:table-cell>
            </table:table-row>
            <table:table-row>
              <table:table-cell office:value-type="string">
                <text:p>mel-294-27.5</text:p>
              </table:table-cell>
              <table:table-cell office:value-type="float" office:value="294">
                <text:p>294</text:p>
              </table:table-cell>
              <table:table-cell office:value-type="float" office:value="9.25">
                <text:p>9.25</text:p>
              </table:table-cell>
              <table:table-cell office:value-type="float" office:value="11.085">
                <text:p>11.085</text:p>
              </table:table-cell>
              <table:table-cell office:value-type="float" office:value="7.678">
                <text:p>7.678</text:p>
              </table:table-cell>
              <table:table-cell office:value-type="float" office:value="7.753">
                <text:p>7.753</text:p>
              </table:table-cell>
            </table:table-row>
            <table:table-row>
              <table:table-cell office:value-type="string">
                <text:p>mel-270-22.5</text:p>
              </table:table-cell>
              <table:table-cell office:value-type="float" office:value="270">
                <text:p>270</text:p>
              </table:table-cell>
              <table:table-cell office:value-type="float" office:value="9.568">
                <text:p>9.568</text:p>
              </table:table-cell>
              <table:table-cell office:value-type="float" office:value="10.856">
                <text:p>10.856</text:p>
              </table:table-cell>
              <table:table-cell office:value-type="float" office:value="7.742">
                <text:p>7.742</text:p>
              </table:table-cell>
              <table:table-cell office:value-type="float" office:value="7.752">
                <text:p>7.752</text:p>
              </table:table-cell>
            </table:table-row>
            <table:table-row>
              <table:table-cell office:value-type="string">
                <text:p>mel-240-17.5</text:p>
              </table:table-cell>
              <table:table-cell office:value-type="float" office:value="240">
                <text:p>240</text:p>
              </table:table-cell>
              <table:table-cell office:value-type="float" office:value="9.448">
                <text:p>9.448</text:p>
              </table:table-cell>
              <table:table-cell office:value-type="float" office:value="10.766">
                <text:p>10.766</text:p>
              </table:table-cell>
              <table:table-cell office:value-type="float" office:value="7.755">
                <text:p>7.755</text:p>
              </table:table-cell>
              <table:table-cell office:value-type="float" office:value="7.752">
                <text:p>7.752</text:p>
              </table:table-cell>
            </table:table-row>
            <table:table-row>
              <table:table-cell office:value-type="string">
                <text:p>mel-222-30.0</text:p>
              </table:table-cell>
              <table:table-cell office:value-type="float" office:value="222">
                <text:p>222</text:p>
              </table:table-cell>
              <table:table-cell office:value-type="float" office:value="9.334">
                <text:p>9.334</text:p>
              </table:table-cell>
              <table:table-cell office:value-type="float" office:value="10.822">
                <text:p>10.822</text:p>
              </table:table-cell>
              <table:table-cell office:value-type="float" office:value="7.809">
                <text:p>7.809</text:p>
              </table:table-cell>
              <table:table-cell office:value-type="float" office:value="7.752">
                <text:p>7.752</text:p>
              </table:table-cell>
            </table:table-row>
            <table:table-row>
              <table:table-cell office:value-type="string">
                <text:p>mel-282-20.0</text:p>
              </table:table-cell>
              <table:table-cell office:value-type="float" office:value="282">
                <text:p>282</text:p>
              </table:table-cell>
              <table:table-cell office:value-type="float" office:value="9.401">
                <text:p>9.401</text:p>
              </table:table-cell>
              <table:table-cell office:value-type="float" office:value="10.979">
                <text:p>10.979</text:p>
              </table:table-cell>
              <table:table-cell office:value-type="float" office:value="7.717">
                <text:p>7.717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mel-240-30.0</text:p>
              </table:table-cell>
              <table:table-cell office:value-type="float" office:value="240">
                <text:p>240</text:p>
              </table:table-cell>
              <table:table-cell office:value-type="float" office:value="9.343">
                <text:p>9.343</text:p>
              </table:table-cell>
              <table:table-cell office:value-type="float" office:value="10.972">
                <text:p>10.972</text:p>
              </table:table-cell>
              <table:table-cell office:value-type="float" office:value="7.786">
                <text:p>7.786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mel-300-20.0</text:p>
              </table:table-cell>
              <table:table-cell office:value-type="float" office:value="300">
                <text:p>300</text:p>
              </table:table-cell>
              <table:table-cell office:value-type="float" office:value="9.201">
                <text:p>9.201</text:p>
              </table:table-cell>
              <table:table-cell office:value-type="float" office:value="11.099">
                <text:p>11.099</text:p>
              </table:table-cell>
              <table:table-cell office:value-type="float" office:value="7.678">
                <text:p>7.678</text:p>
              </table:table-cell>
              <table:table-cell office:value-type="float" office:value="7.749">
                <text:p>7.749</text:p>
              </table:table-cell>
            </table:table-row>
            <table:table-row>
              <table:table-cell office:value-type="string">
                <text:p>mel-258-17.5</text:p>
              </table:table-cell>
              <table:table-cell office:value-type="float" office:value="258">
                <text:p>258</text:p>
              </table:table-cell>
              <table:table-cell office:value-type="float" office:value="9.581">
                <text:p>9.581</text:p>
              </table:table-cell>
              <table:table-cell office:value-type="float" office:value="10.836">
                <text:p>10.836</text:p>
              </table:table-cell>
              <table:table-cell office:value-type="float" office:value="7.761">
                <text:p>7.761</text:p>
              </table:table-cell>
              <table:table-cell office:value-type="float" office:value="7.748">
                <text:p>7.748</text:p>
              </table:table-cell>
            </table:table-row>
            <table:table-row>
              <table:table-cell office:value-type="string">
                <text:p>mel-222-15.0</text:p>
              </table:table-cell>
              <table:table-cell office:value-type="float" office:value="222">
                <text:p>222</text:p>
              </table:table-cell>
              <table:table-cell office:value-type="float" office:value="9.522">
                <text:p>9.522</text:p>
              </table:table-cell>
              <table:table-cell office:value-type="float" office:value="10.82">
                <text:p>10.82</text:p>
              </table:table-cell>
              <table:table-cell office:value-type="float" office:value="7.878">
                <text:p>7.878</text:p>
              </table:table-cell>
              <table:table-cell office:value-type="float" office:value="7.746">
                <text:p>7.746</text:p>
              </table:table-cell>
            </table:table-row>
            <table:table-row>
              <table:table-cell office:value-type="string">
                <text:p>mel-264-25.0</text:p>
              </table:table-cell>
              <table:table-cell office:value-type="float" office:value="264">
                <text:p>264</text:p>
              </table:table-cell>
              <table:table-cell office:value-type="float" office:value="9.483">
                <text:p>9.483</text:p>
              </table:table-cell>
              <table:table-cell office:value-type="float" office:value="11.039">
                <text:p>11.039</text:p>
              </table:table-cell>
              <table:table-cell office:value-type="float" office:value="7.653">
                <text:p>7.653</text:p>
              </table:table-cell>
              <table:table-cell office:value-type="float" office:value="7.746">
                <text:p>7.746</text:p>
              </table:table-cell>
            </table:table-row>
            <table:table-row>
              <table:table-cell office:value-type="string">
                <text:p>mel-240-15.0</text:p>
              </table:table-cell>
              <table:table-cell office:value-type="float" office:value="240">
                <text:p>240</text:p>
              </table:table-cell>
              <table:table-cell office:value-type="float" office:value="9.658">
                <text:p>9.658</text:p>
              </table:table-cell>
              <table:table-cell office:value-type="float" office:value="10.811">
                <text:p>10.811</text:p>
              </table:table-cell>
              <table:table-cell office:value-type="float" office:value="7.788">
                <text:p>7.788</text:p>
              </table:table-cell>
              <table:table-cell office:value-type="float" office:value="7.745">
                <text:p>7.745</text:p>
              </table:table-cell>
            </table:table-row>
            <table:table-row>
              <table:table-cell office:value-type="string">
                <text:p>mel-270-17.5</text:p>
              </table:table-cell>
              <table:table-cell office:value-type="float" office:value="270">
                <text:p>270</text:p>
              </table:table-cell>
              <table:table-cell office:value-type="float" office:value="9.513">
                <text:p>9.513</text:p>
              </table:table-cell>
              <table:table-cell office:value-type="float" office:value="11.02">
                <text:p>11.02</text:p>
              </table:table-cell>
              <table:table-cell office:value-type="float" office:value="7.64">
                <text:p>7.64</text:p>
              </table:table-cell>
              <table:table-cell office:value-type="float" office:value="7.743">
                <text:p>7.743</text:p>
              </table:table-cell>
            </table:table-row>
            <table:table-row>
              <table:table-cell office:value-type="string">
                <text:p>mel-234-20.0</text:p>
              </table:table-cell>
              <table:table-cell office:value-type="float" office:value="234">
                <text:p>234</text:p>
              </table:table-cell>
              <table:table-cell office:value-type="float" office:value="9.373">
                <text:p>9.373</text:p>
              </table:table-cell>
              <table:table-cell office:value-type="float" office:value="10.834">
                <text:p>10.834</text:p>
              </table:table-cell>
              <table:table-cell office:value-type="float" office:value="7.747">
                <text:p>7.747</text:p>
              </table:table-cell>
              <table:table-cell office:value-type="float" office:value="7.743">
                <text:p>7.743</text:p>
              </table:table-cell>
            </table:table-row>
            <table:table-row>
              <table:table-cell office:value-type="string">
                <text:p>mel-246-32.5</text:p>
              </table:table-cell>
              <table:table-cell office:value-type="float" office:value="246">
                <text:p>246</text:p>
              </table:table-cell>
              <table:table-cell office:value-type="float" office:value="9.335">
                <text:p>9.335</text:p>
              </table:table-cell>
              <table:table-cell office:value-type="float" office:value="10.989">
                <text:p>10.989</text:p>
              </table:table-cell>
              <table:table-cell office:value-type="float" office:value="7.773">
                <text:p>7.773</text:p>
              </table:table-cell>
              <table:table-cell office:value-type="float" office:value="7.743">
                <text:p>7.743</text:p>
              </table:table-cell>
            </table:table-row>
            <table:table-row>
              <table:table-cell office:value-type="string">
                <text:p>mel-264-15.0</text:p>
              </table:table-cell>
              <table:table-cell office:value-type="float" office:value="264">
                <text:p>264</text:p>
              </table:table-cell>
              <table:table-cell office:value-type="float" office:value="9.373">
                <text:p>9.373</text:p>
              </table:table-cell>
              <table:table-cell office:value-type="float" office:value="11.008">
                <text:p>11.008</text:p>
              </table:table-cell>
              <table:table-cell office:value-type="float" office:value="7.661">
                <text:p>7.661</text:p>
              </table:table-cell>
              <table:table-cell office:value-type="float" office:value="7.742">
                <text:p>7.742</text:p>
              </table:table-cell>
            </table:table-row>
            <table:table-row>
              <table:table-cell office:value-type="string">
                <text:p>mel-240-27.5</text:p>
              </table:table-cell>
              <table:table-cell office:value-type="float" office:value="240">
                <text:p>240</text:p>
              </table:table-cell>
              <table:table-cell office:value-type="float" office:value="9.532">
                <text:p>9.532</text:p>
              </table:table-cell>
              <table:table-cell office:value-type="float" office:value="10.761">
                <text:p>10.761</text:p>
              </table:table-cell>
              <table:table-cell office:value-type="float" office:value="7.772">
                <text:p>7.772</text:p>
              </table:table-cell>
              <table:table-cell office:value-type="float" office:value="7.741">
                <text:p>7.741</text:p>
              </table:table-cell>
            </table:table-row>
            <table:table-row>
              <table:table-cell office:value-type="string">
                <text:p>mel-234-22.5</text:p>
              </table:table-cell>
              <table:table-cell office:value-type="float" office:value="234">
                <text:p>234</text:p>
              </table:table-cell>
              <table:table-cell office:value-type="float" office:value="9.633">
                <text:p>9.633</text:p>
              </table:table-cell>
              <table:table-cell office:value-type="float" office:value="10.818">
                <text:p>10.818</text:p>
              </table:table-cell>
              <table:table-cell office:value-type="float" office:value="7.736">
                <text:p>7.736</text:p>
              </table:table-cell>
              <table:table-cell office:value-type="float" office:value="7.739">
                <text:p>7.739</text:p>
              </table:table-cell>
            </table:table-row>
            <table:table-row>
              <table:table-cell office:value-type="string">
                <text:p>mel-276-22.5</text:p>
              </table:table-cell>
              <table:table-cell office:value-type="float" office:value="276">
                <text:p>276</text:p>
              </table:table-cell>
              <table:table-cell office:value-type="float" office:value="9.515">
                <text:p>9.515</text:p>
              </table:table-cell>
              <table:table-cell office:value-type="float" office:value="10.693">
                <text:p>10.693</text:p>
              </table:table-cell>
              <table:table-cell office:value-type="float" office:value="7.777">
                <text:p>7.777</text:p>
              </table:table-cell>
              <table:table-cell office:value-type="float" office:value="7.735">
                <text:p>7.735</text:p>
              </table:table-cell>
            </table:table-row>
            <table:table-row>
              <table:table-cell office:value-type="string">
                <text:p>mel-246-20.0</text:p>
              </table:table-cell>
              <table:table-cell office:value-type="float" office:value="246">
                <text:p>246</text:p>
              </table:table-cell>
              <table:table-cell office:value-type="float" office:value="9.366">
                <text:p>9.366</text:p>
              </table:table-cell>
              <table:table-cell office:value-type="float" office:value="10.862">
                <text:p>10.862</text:p>
              </table:table-cell>
              <table:table-cell office:value-type="float" office:value="7.769">
                <text:p>7.769</text:p>
              </table:table-cell>
              <table:table-cell office:value-type="float" office:value="7.734">
                <text:p>7.734</text:p>
              </table:table-cell>
            </table:table-row>
            <table:table-row>
              <table:table-cell office:value-type="string">
                <text:p>mel-300-32.5</text:p>
              </table:table-cell>
              <table:table-cell office:value-type="float" office:value="300">
                <text:p>300</text:p>
              </table:table-cell>
              <table:table-cell office:value-type="float" office:value="9.475">
                <text:p>9.475</text:p>
              </table:table-cell>
              <table:table-cell office:value-type="float" office:value="10.654">
                <text:p>10.654</text:p>
              </table:table-cell>
              <table:table-cell office:value-type="float" office:value="7.698">
                <text:p>7.698</text:p>
              </table:table-cell>
              <table:table-cell office:value-type="float" office:value="7.733">
                <text:p>7.733</text:p>
              </table:table-cell>
            </table:table-row>
            <table:table-row>
              <table:table-cell office:value-type="string">
                <text:p>mel-246-30.0</text:p>
              </table:table-cell>
              <table:table-cell office:value-type="float" office:value="246">
                <text:p>246</text:p>
              </table:table-cell>
              <table:table-cell office:value-type="float" office:value="9.387">
                <text:p>9.387</text:p>
              </table:table-cell>
              <table:table-cell office:value-type="float" office:value="10.775">
                <text:p>10.775</text:p>
              </table:table-cell>
              <table:table-cell office:value-type="float" office:value="7.757">
                <text:p>7.757</text:p>
              </table:table-cell>
              <table:table-cell office:value-type="float" office:value="7.733">
                <text:p>7.733</text:p>
              </table:table-cell>
            </table:table-row>
            <table:table-row>
              <table:table-cell office:value-type="string">
                <text:p>mel-288-20.0</text:p>
              </table:table-cell>
              <table:table-cell office:value-type="float" office:value="288">
                <text:p>288</text:p>
              </table:table-cell>
              <table:table-cell office:value-type="float" office:value="9.21">
                <text:p>9.21</text:p>
              </table:table-cell>
              <table:table-cell office:value-type="float" office:value="11.073">
                <text:p>11.073</text:p>
              </table:table-cell>
              <table:table-cell office:value-type="float" office:value="7.687">
                <text:p>7.687</text:p>
              </table:table-cell>
              <table:table-cell office:value-type="float" office:value="7.727">
                <text:p>7.727</text:p>
              </table:table-cell>
            </table:table-row>
            <table:table-row>
              <table:table-cell office:value-type="string">
                <text:p>mel-252-15.0</text:p>
              </table:table-cell>
              <table:table-cell office:value-type="float" office:value="252">
                <text:p>252</text:p>
              </table:table-cell>
              <table:table-cell office:value-type="float" office:value="9.306">
                <text:p>9.306</text:p>
              </table:table-cell>
              <table:table-cell office:value-type="float" office:value="10.931">
                <text:p>10.931</text:p>
              </table:table-cell>
              <table:table-cell office:value-type="float" office:value="7.707">
                <text:p>7.707</text:p>
              </table:table-cell>
              <table:table-cell office:value-type="float" office:value="7.725">
                <text:p>7.725</text:p>
              </table:table-cell>
            </table:table-row>
            <table:table-row>
              <table:table-cell office:value-type="string">
                <text:p>mel-270-20.0</text:p>
              </table:table-cell>
              <table:table-cell office:value-type="float" office:value="270">
                <text:p>270</text:p>
              </table:table-cell>
              <table:table-cell office:value-type="float" office:value="9.477">
                <text:p>9.477</text:p>
              </table:table-cell>
              <table:table-cell office:value-type="float" office:value="10.752">
                <text:p>10.752</text:p>
              </table:table-cell>
              <table:table-cell office:value-type="float" office:value="7.741">
                <text:p>7.741</text:p>
              </table:table-cell>
              <table:table-cell office:value-type="float" office:value="7.724">
                <text:p>7.724</text:p>
              </table:table-cell>
            </table:table-row>
            <table:table-row>
              <table:table-cell office:value-type="string">
                <text:p>mel-276-30.0</text:p>
              </table:table-cell>
              <table:table-cell office:value-type="float" office:value="276">
                <text:p>276</text:p>
              </table:table-cell>
              <table:table-cell office:value-type="float" office:value="9.532">
                <text:p>9.532</text:p>
              </table:table-cell>
              <table:table-cell office:value-type="float" office:value="10.751">
                <text:p>10.751</text:p>
              </table:table-cell>
              <table:table-cell office:value-type="float" office:value="7.715">
                <text:p>7.715</text:p>
              </table:table-cell>
              <table:table-cell office:value-type="float" office:value="7.722">
                <text:p>7.722</text:p>
              </table:table-cell>
            </table:table-row>
            <table:table-row>
              <table:table-cell office:value-type="string">
                <text:p>mel-288-30.0</text:p>
              </table:table-cell>
              <table:table-cell office:value-type="float" office:value="288">
                <text:p>288</text:p>
              </table:table-cell>
              <table:table-cell office:value-type="float" office:value="9.358">
                <text:p>9.358</text:p>
              </table:table-cell>
              <table:table-cell office:value-type="float" office:value="10.961">
                <text:p>10.961</text:p>
              </table:table-cell>
              <table:table-cell office:value-type="float" office:value="7.691">
                <text:p>7.691</text:p>
              </table:table-cell>
              <table:table-cell office:value-type="float" office:value="7.722">
                <text:p>7.722</text:p>
              </table:table-cell>
            </table:table-row>
            <table:table-row>
              <table:table-cell office:value-type="string">
                <text:p>mel-300-27.5</text:p>
              </table:table-cell>
              <table:table-cell office:value-type="float" office:value="300">
                <text:p>300</text:p>
              </table:table-cell>
              <table:table-cell office:value-type="float" office:value="9.444">
                <text:p>9.444</text:p>
              </table:table-cell>
              <table:table-cell office:value-type="float" office:value="11.054">
                <text:p>11.054</text:p>
              </table:table-cell>
              <table:table-cell office:value-type="float" office:value="7.657">
                <text:p>7.657</text:p>
              </table:table-cell>
              <table:table-cell office:value-type="float" office:value="7.721">
                <text:p>7.721</text:p>
              </table:table-cell>
            </table:table-row>
            <table:table-row>
              <table:table-cell office:value-type="string">
                <text:p>mel-282-30.0</text:p>
              </table:table-cell>
              <table:table-cell office:value-type="float" office:value="282">
                <text:p>282</text:p>
              </table:table-cell>
              <table:table-cell office:value-type="float" office:value="9.381">
                <text:p>9.381</text:p>
              </table:table-cell>
              <table:table-cell office:value-type="float" office:value="10.801">
                <text:p>10.801</text:p>
              </table:table-cell>
              <table:table-cell office:value-type="float" office:value="7.718">
                <text:p>7.718</text:p>
              </table:table-cell>
              <table:table-cell office:value-type="float" office:value="7.716">
                <text:p>7.716</text:p>
              </table:table-cell>
            </table:table-row>
            <table:table-row>
              <table:table-cell office:value-type="string">
                <text:p>mel-300-22.5</text:p>
              </table:table-cell>
              <table:table-cell office:value-type="float" office:value="300">
                <text:p>300</text:p>
              </table:table-cell>
              <table:table-cell office:value-type="float" office:value="9.314">
                <text:p>9.314</text:p>
              </table:table-cell>
              <table:table-cell office:value-type="float" office:value="10.989">
                <text:p>10.989</text:p>
              </table:table-cell>
              <table:table-cell office:value-type="float" office:value="7.681">
                <text:p>7.681</text:p>
              </table:table-cell>
              <table:table-cell office:value-type="float" office:value="7.716">
                <text:p>7.716</text:p>
              </table:table-cell>
            </table:table-row>
            <table:table-row>
              <table:table-cell office:value-type="string">
                <text:p>mel-300-17.5</text:p>
              </table:table-cell>
              <table:table-cell office:value-type="float" office:value="300">
                <text:p>300</text:p>
              </table:table-cell>
              <table:table-cell office:value-type="float" office:value="9.391">
                <text:p>9.391</text:p>
              </table:table-cell>
              <table:table-cell office:value-type="float" office:value="10.669">
                <text:p>10.669</text:p>
              </table:table-cell>
              <table:table-cell office:value-type="float" office:value="7.658">
                <text:p>7.658</text:p>
              </table:table-cell>
              <table:table-cell office:value-type="float" office:value="7.715">
                <text:p>7.715</text:p>
              </table:table-cell>
            </table:table-row>
            <table:table-row>
              <table:table-cell office:value-type="string">
                <text:p>mel-288-15.0</text:p>
              </table:table-cell>
              <table:table-cell office:value-type="float" office:value="288">
                <text:p>288</text:p>
              </table:table-cell>
              <table:table-cell office:value-type="float" office:value="9.424">
                <text:p>9.424</text:p>
              </table:table-cell>
              <table:table-cell office:value-type="float" office:value="10.617">
                <text:p>10.617</text:p>
              </table:table-cell>
              <table:table-cell office:value-type="float" office:value="7.684">
                <text:p>7.684</text:p>
              </table:table-cell>
              <table:table-cell office:value-type="float" office:value="7.713">
                <text:p>7.713</text:p>
              </table:table-cell>
            </table:table-row>
            <table:table-row>
              <table:table-cell office:value-type="string">
                <text:p>mel-276-20.0</text:p>
              </table:table-cell>
              <table:table-cell office:value-type="float" office:value="276">
                <text:p>276</text:p>
              </table:table-cell>
              <table:table-cell office:value-type="float" office:value="9.425">
                <text:p>9.425</text:p>
              </table:table-cell>
              <table:table-cell office:value-type="float" office:value="10.852">
                <text:p>10.852</text:p>
              </table:table-cell>
              <table:table-cell office:value-type="float" office:value="7.677">
                <text:p>7.677</text:p>
              </table:table-cell>
              <table:table-cell office:value-type="float" office:value="7.712">
                <text:p>7.712</text:p>
              </table:table-cell>
            </table:table-row>
            <table:table-row>
              <table:table-cell office:value-type="string">
                <text:p>mel-276-32.5</text:p>
              </table:table-cell>
              <table:table-cell office:value-type="float" office:value="276">
                <text:p>276</text:p>
              </table:table-cell>
              <table:table-cell office:value-type="float" office:value="9.639">
                <text:p>9.639</text:p>
              </table:table-cell>
              <table:table-cell office:value-type="float" office:value="10.894">
                <text:p>10.894</text:p>
              </table:table-cell>
              <table:table-cell office:value-type="float" office:value="7.774">
                <text:p>7.774</text:p>
              </table:table-cell>
              <table:table-cell office:value-type="float" office:value="7.711">
                <text:p>7.711</text:p>
              </table:table-cell>
            </table:table-row>
            <table:table-row>
              <table:table-cell office:value-type="string">
                <text:p>mel-258-20.0</text:p>
              </table:table-cell>
              <table:table-cell office:value-type="float" office:value="258">
                <text:p>258</text:p>
              </table:table-cell>
              <table:table-cell office:value-type="float" office:value="9.549">
                <text:p>9.549</text:p>
              </table:table-cell>
              <table:table-cell office:value-type="float" office:value="10.851">
                <text:p>10.851</text:p>
              </table:table-cell>
              <table:table-cell office:value-type="float" office:value="7.747">
                <text:p>7.747</text:p>
              </table:table-cell>
              <table:table-cell office:value-type="float" office:value="7.711">
                <text:p>7.711</text:p>
              </table:table-cell>
            </table:table-row>
            <table:table-row>
              <table:table-cell office:value-type="string">
                <text:p>mel-252-25.0</text:p>
              </table:table-cell>
              <table:table-cell office:value-type="float" office:value="252">
                <text:p>252</text:p>
              </table:table-cell>
              <table:table-cell office:value-type="float" office:value="9.309">
                <text:p>9.309</text:p>
              </table:table-cell>
              <table:table-cell office:value-type="float" office:value="10.91">
                <text:p>10.91</text:p>
              </table:table-cell>
              <table:table-cell office:value-type="float" office:value="7.715">
                <text:p>7.715</text:p>
              </table:table-cell>
              <table:table-cell office:value-type="float" office:value="7.708">
                <text:p>7.708</text:p>
              </table:table-cell>
            </table:table-row>
            <table:table-row>
              <table:table-cell office:value-type="string">
                <text:p>mel-282-32.5</text:p>
              </table:table-cell>
              <table:table-cell office:value-type="float" office:value="282">
                <text:p>282</text:p>
              </table:table-cell>
              <table:table-cell office:value-type="float" office:value="9.555">
                <text:p>9.555</text:p>
              </table:table-cell>
              <table:table-cell office:value-type="float" office:value="10.671">
                <text:p>10.671</text:p>
              </table:table-cell>
              <table:table-cell office:value-type="float" office:value="7.773">
                <text:p>7.773</text:p>
              </table:table-cell>
              <table:table-cell office:value-type="float" office:value="7.707">
                <text:p>7.707</text:p>
              </table:table-cell>
            </table:table-row>
            <table:table-row>
              <table:table-cell office:value-type="string">
                <text:p>mel-294-15.0</text:p>
              </table:table-cell>
              <table:table-cell office:value-type="float" office:value="294">
                <text:p>294</text:p>
              </table:table-cell>
              <table:table-cell office:value-type="float" office:value="9.423">
                <text:p>9.423</text:p>
              </table:table-cell>
              <table:table-cell office:value-type="float" office:value="10.597">
                <text:p>10.597</text:p>
              </table:table-cell>
              <table:table-cell office:value-type="float" office:value="7.646">
                <text:p>7.646</text:p>
              </table:table-cell>
              <table:table-cell office:value-type="float" office:value="7.707">
                <text:p>7.707</text:p>
              </table:table-cell>
            </table:table-row>
            <table:table-row>
              <table:table-cell office:value-type="string">
                <text:p>mel-264-32.5</text:p>
              </table:table-cell>
              <table:table-cell office:value-type="float" office:value="264">
                <text:p>264</text:p>
              </table:table-cell>
              <table:table-cell office:value-type="float" office:value="9.483">
                <text:p>9.483</text:p>
              </table:table-cell>
              <table:table-cell office:value-type="float" office:value="10.912">
                <text:p>10.912</text:p>
              </table:table-cell>
              <table:table-cell office:value-type="float" office:value="7.759">
                <text:p>7.759</text:p>
              </table:table-cell>
              <table:table-cell office:value-type="float" office:value="7.701">
                <text:p>7.701</text:p>
              </table:table-cell>
            </table:table-row>
            <table:table-row>
              <table:table-cell office:value-type="string">
                <text:p>mel-288-27.5</text:p>
              </table:table-cell>
              <table:table-cell office:value-type="float" office:value="288">
                <text:p>288</text:p>
              </table:table-cell>
              <table:table-cell office:value-type="float" office:value="9.351">
                <text:p>9.351</text:p>
              </table:table-cell>
              <table:table-cell office:value-type="float" office:value="11.159">
                <text:p>11.159</text:p>
              </table:table-cell>
              <table:table-cell office:value-type="float" office:value="7.684">
                <text:p>7.684</text:p>
              </table:table-cell>
              <table:table-cell office:value-type="float" office:value="7.701">
                <text:p>7.701</text:p>
              </table:table-cell>
            </table:table-row>
            <table:table-row>
              <table:table-cell office:value-type="string">
                <text:p>mel-282-27.5</text:p>
              </table:table-cell>
              <table:table-cell office:value-type="float" office:value="282">
                <text:p>282</text:p>
              </table:table-cell>
              <table:table-cell office:value-type="float" office:value="9.297">
                <text:p>9.297</text:p>
              </table:table-cell>
              <table:table-cell office:value-type="float" office:value="11.092">
                <text:p>11.092</text:p>
              </table:table-cell>
              <table:table-cell office:value-type="float" office:value="7.701">
                <text:p>7.701</text:p>
              </table:table-cell>
              <table:table-cell office:value-type="float" office:value="7.701">
                <text:p>7.701</text:p>
              </table:table-cell>
            </table:table-row>
            <table:table-row>
              <table:table-cell office:value-type="string">
                <text:p>mel-300-15.0</text:p>
              </table:table-cell>
              <table:table-cell office:value-type="float" office:value="300">
                <text:p>300</text:p>
              </table:table-cell>
              <table:table-cell office:value-type="float" office:value="9.356">
                <text:p>9.356</text:p>
              </table:table-cell>
              <table:table-cell office:value-type="float" office:value="10.772">
                <text:p>10.772</text:p>
              </table:table-cell>
              <table:table-cell office:value-type="float" office:value="7.613">
                <text:p>7.613</text:p>
              </table:table-cell>
              <table:table-cell office:value-type="float" office:value="7.689">
                <text:p>7.689</text:p>
              </table:table-cell>
            </table:table-row>
            <table:table-row>
              <table:table-cell office:value-type="string">
                <text:p>mel-282-15.0</text:p>
              </table:table-cell>
              <table:table-cell office:value-type="float" office:value="282">
                <text:p>282</text:p>
              </table:table-cell>
              <table:table-cell office:value-type="float" office:value="9.471">
                <text:p>9.471</text:p>
              </table:table-cell>
              <table:table-cell office:value-type="float" office:value="10.841">
                <text:p>10.841</text:p>
              </table:table-cell>
              <table:table-cell office:value-type="float" office:value="7.69">
                <text:p>7.69</text:p>
              </table:table-cell>
              <table:table-cell office:value-type="float" office:value="7.688">
                <text:p>7.688</text:p>
              </table:table-cell>
            </table:table-row>
            <table:table-row>
              <table:table-cell office:value-type="string">
                <text:p>mel-300-25.0</text:p>
              </table:table-cell>
              <table:table-cell office:value-type="float" office:value="300">
                <text:p>300</text:p>
              </table:table-cell>
              <table:table-cell office:value-type="float" office:value="9.412">
                <text:p>9.412</text:p>
              </table:table-cell>
              <table:table-cell office:value-type="float" office:value="10.611">
                <text:p>10.611</text:p>
              </table:table-cell>
              <table:table-cell office:value-type="float" office:value="7.638">
                <text:p>7.638</text:p>
              </table:table-cell>
              <table:table-cell office:value-type="float" office:value="7.688">
                <text:p>7.688</text:p>
              </table:table-cell>
            </table:table-row>
            <table:table-row>
              <table:table-cell office:value-type="string">
                <text:p>mel-294-30.0</text:p>
              </table:table-cell>
              <table:table-cell office:value-type="float" office:value="294">
                <text:p>294</text:p>
              </table:table-cell>
              <table:table-cell office:value-type="float" office:value="9.211">
                <text:p>9.211</text:p>
              </table:table-cell>
              <table:table-cell office:value-type="float" office:value="11.021">
                <text:p>11.021</text:p>
              </table:table-cell>
              <table:table-cell office:value-type="float" office:value="7.663">
                <text:p>7.663</text:p>
              </table:table-cell>
              <table:table-cell office:value-type="float" office:value="7.687">
                <text:p>7.687</text:p>
              </table:table-cell>
            </table:table-row>
            <table:table-row>
              <table:table-cell office:value-type="string">
                <text:p>mel-288-17.5</text:p>
              </table:table-cell>
              <table:table-cell office:value-type="float" office:value="288">
                <text:p>288</text:p>
              </table:table-cell>
              <table:table-cell office:value-type="float" office:value="9.434">
                <text:p>9.434</text:p>
              </table:table-cell>
              <table:table-cell office:value-type="float" office:value="11.014">
                <text:p>11.014</text:p>
              </table:table-cell>
              <table:table-cell office:value-type="float" office:value="7.661">
                <text:p>7.661</text:p>
              </table:table-cell>
              <table:table-cell office:value-type="float" office:value="7.686">
                <text:p>7.686</text:p>
              </table:table-cell>
            </table:table-row>
            <table:table-row>
              <table:table-cell office:value-type="string">
                <text:p>mel-294-17.5</text:p>
              </table:table-cell>
              <table:table-cell office:value-type="float" office:value="294">
                <text:p>294</text:p>
              </table:table-cell>
              <table:table-cell office:value-type="float" office:value="9.432">
                <text:p>9.432</text:p>
              </table:table-cell>
              <table:table-cell office:value-type="float" office:value="10.946">
                <text:p>10.946</text:p>
              </table:table-cell>
              <table:table-cell office:value-type="float" office:value="7.652">
                <text:p>7.652</text:p>
              </table:table-cell>
              <table:table-cell office:value-type="float" office:value="7.685">
                <text:p>7.685</text:p>
              </table:table-cell>
            </table:table-row>
            <table:table-row>
              <table:table-cell office:value-type="string">
                <text:p>mel-294-20.0</text:p>
              </table:table-cell>
              <table:table-cell office:value-type="float" office:value="294">
                <text:p>294</text:p>
              </table:table-cell>
              <table:table-cell office:value-type="float" office:value="9.248">
                <text:p>9.248</text:p>
              </table:table-cell>
              <table:table-cell office:value-type="float" office:value="11.124">
                <text:p>11.124</text:p>
              </table:table-cell>
              <table:table-cell office:value-type="float" office:value="7.644">
                <text:p>7.644</text:p>
              </table:table-cell>
              <table:table-cell office:value-type="float" office:value="7.682">
                <text:p>7.682</text:p>
              </table:table-cell>
            </table:table-row>
            <table:table-row>
              <table:table-cell office:value-type="string">
                <text:p>mel-282-17.5</text:p>
              </table:table-cell>
              <table:table-cell office:value-type="float" office:value="282">
                <text:p>282</text:p>
              </table:table-cell>
              <table:table-cell office:value-type="float" office:value="9.296">
                <text:p>9.296</text:p>
              </table:table-cell>
              <table:table-cell office:value-type="float" office:value="11.026">
                <text:p>11.026</text:p>
              </table:table-cell>
              <table:table-cell office:value-type="float" office:value="7.693">
                <text:p>7.693</text:p>
              </table:table-cell>
              <table:table-cell office:value-type="float" office:value="7.681">
                <text:p>7.681</text:p>
              </table:table-cell>
            </table:table-row>
            <table:table-row>
              <table:table-cell office:value-type="string">
                <text:p>mel-294-32.5</text:p>
              </table:table-cell>
              <table:table-cell office:value-type="float" office:value="294">
                <text:p>294</text:p>
              </table:table-cell>
              <table:table-cell office:value-type="float" office:value="-34.292">
                <text:p>-34.292</text:p>
              </table:table-cell>
              <table:table-cell office:value-type="float" office:value="-16.18">
                <text:p>-16.18</text:p>
              </table:table-cell>
              <table:table-cell office:value-type="float" office:value="-10.806">
                <text:p>-10.806</text:p>
              </table:table-cell>
              <table:table-cell office:value-type="float" office:value="-23.76">
                <text:p>-23.76</text:p>
              </table:table-cell>
            </table:table-row>
            <table:table-row>
              <table:table-cell office:value-type="string">
                <text:p>mel-288-25.0</text:p>
              </table:table-cell>
              <table:table-cell office:value-type="float" office:value="288">
                <text:p>288</text:p>
              </table:table-cell>
              <table:table-cell office:value-type="float" office:value="-35.35">
                <text:p>-35.35</text:p>
              </table:table-cell>
              <table:table-cell office:value-type="float" office:value="-16.68">
                <text:p>-16.68</text:p>
              </table:table-cell>
              <table:table-cell office:value-type="float" office:value="-10.784">
                <text:p>-10.784</text:p>
              </table:table-cell>
              <table:table-cell office:value-type="float" office:value="-24.502">
                <text:p>-24.502</text:p>
              </table:table-cell>
            </table:table-row>
            <table:table-row>
              <table:table-cell office:value-type="string">
                <text:p>mel-270-32.5</text:p>
              </table:table-cell>
              <table:table-cell office:value-type="float" office:value="270">
                <text:p>270</text:p>
              </table:table-cell>
              <table:table-cell office:value-type="float" office:value="-35.122">
                <text:p>-35.122</text:p>
              </table:table-cell>
              <table:table-cell office:value-type="float" office:value="-18.265">
                <text:p>-18.265</text:p>
              </table:table-cell>
              <table:table-cell office:value-type="float" office:value="-15.944">
                <text:p>-15.944</text:p>
              </table:table-cell>
              <table:table-cell office:value-type="float" office:value="-25.583">
                <text:p>-25.583</text:p>
              </table:table-cell>
            </table:table-row>
            <table:table-row>
              <table:table-cell office:value-type="string">
                <text:p>mel-228-32.5</text:p>
              </table:table-cell>
              <table:table-cell office:value-type="float" office:value="228">
                <text:p>228</text:p>
              </table:table-cell>
              <table:table-cell office:value-type="float" office:value="-36.449">
                <text:p>-36.449</text:p>
              </table:table-cell>
              <table:table-cell office:value-type="float" office:value="-10.04">
                <text:p>-10.04</text:p>
              </table:table-cell>
              <table:table-cell office:value-type="float" office:value="-18.233">
                <text:p>-18.233</text:p>
              </table:table-cell>
              <table:table-cell office:value-type="float" office:value="-26.408">
                <text:p>-26.408</text:p>
              </table:table-cell>
            </table:table-row>
            <table:table-row>
              <table:table-cell office:value-type="string">
                <text:p>mel-228-22.5</text:p>
              </table:table-cell>
              <table:table-cell office:value-type="float" office:value="228">
                <text:p>228</text:p>
              </table:table-cell>
              <table:table-cell office:value-type="float" office:value="-37.746">
                <text:p>-37.746</text:p>
              </table:table-cell>
              <table:table-cell office:value-type="float" office:value="-11.148">
                <text:p>-11.148</text:p>
              </table:table-cell>
              <table:table-cell office:value-type="float" office:value="-11.314">
                <text:p>-11.314</text:p>
              </table:table-cell>
              <table:table-cell office:value-type="float" office:value="-26.881">
                <text:p>-26.881</text:p>
              </table:table-cell>
            </table:table-row>
            <table:table-row>
              <table:table-cell office:value-type="string">
                <text:p>mel-228-25.0</text:p>
              </table:table-cell>
              <table:table-cell office:value-type="float" office:value="228">
                <text:p>228</text:p>
              </table:table-cell>
              <table:table-cell office:value-type="float" office:value="-40.692">
                <text:p>-40.692</text:p>
              </table:table-cell>
              <table:table-cell office:value-type="float" office:value="-14.018">
                <text:p>-14.018</text:p>
              </table:table-cell>
              <table:table-cell office:value-type="float" office:value="-15.387">
                <text:p>-15.387</text:p>
              </table:table-cell>
              <table:table-cell office:value-type="float" office:value="-27.394">
                <text:p>-27.394</text:p>
              </table:table-cell>
            </table:table-row>
            <table:table-row>
              <table:table-cell office:value-type="string">
                <text:p>mel-234-17.5</text:p>
              </table:table-cell>
              <table:table-cell office:value-type="float" office:value="234">
                <text:p>234</text:p>
              </table:table-cell>
              <table:table-cell office:value-type="float" office:value="-33.401">
                <text:p>-33.401</text:p>
              </table:table-cell>
              <table:table-cell office:value-type="float" office:value="-11.718">
                <text:p>-11.718</text:p>
              </table:table-cell>
              <table:table-cell office:value-type="float" office:value="-15.023">
                <text:p>-15.023</text:p>
              </table:table-cell>
              <table:table-cell office:value-type="float" office:value="-29.47">
                <text:p>-29.47</text:p>
              </table:table-cell>
            </table:table-row>
            <table:table-row>
              <table:table-cell office:value-type="string">
                <text:p>mel-240-20.0</text:p>
              </table:table-cell>
              <table:table-cell office:value-type="float" office:value="240">
                <text:p>240</text:p>
              </table:table-cell>
              <table:table-cell office:value-type="float" office:value="-36.855">
                <text:p>-36.855</text:p>
              </table:table-cell>
              <table:table-cell office:value-type="float" office:value="-11.806">
                <text:p>-11.806</text:p>
              </table:table-cell>
              <table:table-cell office:value-type="float" office:value="-16.904">
                <text:p>-16.904</text:p>
              </table:table-cell>
              <table:table-cell office:value-type="float" office:value="-29.918">
                <text:p>-29.918</text:p>
              </table:table-cell>
            </table:table-row>
            <table:table-row>
              <table:table-cell office:value-type="string">
                <text:p>mel-216-17.5</text:p>
              </table:table-cell>
              <table:table-cell office:value-type="float" office:value="216">
                <text:p>216</text:p>
              </table:table-cell>
              <table:table-cell office:value-type="float" office:value="-38.513">
                <text:p>-38.513</text:p>
              </table:table-cell>
              <table:table-cell office:value-type="float" office:value="-14.678">
                <text:p>-14.678</text:p>
              </table:table-cell>
              <table:table-cell office:value-type="float" office:value="-22.268">
                <text:p>-22.268</text:p>
              </table:table-cell>
              <table:table-cell office:value-type="float" office:value="-30.304">
                <text:p>-30.3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